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38.49pt"/>
    </style:style>
    <style:style style:name="co4" style:family="table-column">
      <style:table-column-properties fo:break-before="auto" style:column-width="61.8pt"/>
    </style:style>
    <style:style style:name="co5" style:family="table-column">
      <style:table-column-properties fo:break-before="auto" style:column-width="32.09pt"/>
    </style:style>
    <style:style style:name="co6" style:family="table-column">
      <style:table-column-properties fo:break-before="auto" style:column-width="50.54pt"/>
    </style:style>
    <style:style style:name="co7" style:family="table-column">
      <style:table-column-properties fo:break-before="auto" style:column-width="97.09pt"/>
    </style:style>
    <style:style style:name="co8" style:family="table-column">
      <style:table-column-properties fo:break-before="auto" style:column-width="128.35pt"/>
    </style:style>
    <style:style style:name="co9" style:family="table-column">
      <style:table-column-properties fo:break-before="auto" style:column-width="96.29pt"/>
    </style:style>
    <style:style style:name="co10" style:family="table-column">
      <style:table-column-properties fo:break-before="auto" style:column-width="82.66pt"/>
    </style:style>
    <style:style style:name="co11" style:family="table-column">
      <style:table-column-properties fo:break-before="auto" style:column-width="86.66pt"/>
    </style:style>
    <style:style style:name="co12" style:family="table-column">
      <style:table-column-properties fo:break-before="auto" style:column-width="79.46pt"/>
    </style:style>
    <style:style style:name="co13" style:family="table-column">
      <style:table-column-properties fo:break-before="auto" style:column-width="92.24pt"/>
    </style:style>
    <style:style style:name="co14" style:family="table-column">
      <style:table-column-properties fo:break-before="auto" style:column-width="69pt"/>
    </style:style>
    <style:style style:name="co15" style:family="table-column">
      <style:table-column-properties fo:break-before="auto" style:column-width="83.45pt"/>
    </style:style>
    <style:style style:name="co16" style:family="table-column">
      <style:table-column-properties fo:break-before="auto" style:column-width="72.99pt"/>
    </style:style>
    <style:style style:name="co17" style:family="table-column">
      <style:table-column-properties fo:break-before="auto" style:column-width="21.66pt"/>
    </style:style>
    <style:style style:name="co18" style:family="table-column">
      <style:table-column-properties fo:break-before="auto" style:column-width="74.61pt"/>
    </style:style>
    <style:style style:name="co19" style:family="table-column">
      <style:table-column-properties fo:break-before="auto" style:column-width="60.21pt"/>
    </style:style>
    <style:style style:name="co20" style:family="table-column">
      <style:table-column-properties fo:break-before="auto" style:column-width="80.25pt"/>
    </style:style>
    <style:style style:name="co21" style:family="table-column">
      <style:table-column-properties fo:break-before="auto" style:column-width="130.76pt"/>
    </style:style>
    <style:style style:name="co22" style:family="table-column">
      <style:table-column-properties fo:break-before="auto" style:column-width="78.66pt"/>
    </style:style>
    <style:style style:name="co23" style:family="table-column">
      <style:table-column-properties fo:break-before="auto" style:column-width="71.4pt"/>
    </style:style>
    <style:style style:name="co24" style:family="table-column">
      <style:table-column-properties fo:break-before="auto" style:column-width="72.2pt"/>
    </style:style>
    <style:style style:name="co25" style:family="table-column">
      <style:table-column-properties fo:break-before="auto" style:column-width="54.54pt"/>
    </style:style>
    <style:style style:name="co26" style:family="table-column">
      <style:table-column-properties fo:break-before="auto" style:column-width="63.41pt"/>
    </style:style>
    <style:style style:name="co27" style:family="table-column">
      <style:table-column-properties fo:break-before="auto" style:column-width="56.95pt"/>
    </style:style>
    <style:style style:name="co28" style:family="table-column">
      <style:table-column-properties fo:break-before="auto" style:column-width="89.86pt"/>
    </style:style>
    <style:style style:name="co29" style:family="table-column">
      <style:table-column-properties fo:break-before="auto" style:column-width="85.86pt"/>
    </style:style>
    <style:style style:name="co30" style:family="table-column">
      <style:table-column-properties fo:break-before="auto" style:column-width="65.79pt"/>
    </style:style>
    <style:style style:name="co31" style:family="table-column">
      <style:table-column-properties fo:break-before="auto" style:column-width="88.24pt"/>
    </style:style>
    <style:style style:name="co32" style:family="table-column">
      <style:table-column-properties fo:break-before="auto" style:column-width="68.2pt"/>
    </style:style>
    <style:style style:name="co33" style:family="table-column">
      <style:table-column-properties fo:break-before="auto" style:column-width="55.36pt"/>
    </style:style>
    <style:style style:name="co34" style:family="table-column">
      <style:table-column-properties fo:break-before="auto" style:column-width="57.74pt"/>
    </style:style>
    <style:style style:name="co35" style:family="table-column">
      <style:table-column-properties fo:break-before="auto" style:column-width="66.61pt"/>
    </style:style>
    <style:style style:name="co36" style:family="table-column">
      <style:table-column-properties fo:break-before="auto" style:column-width="91.45pt"/>
    </style:style>
    <style:style style:name="co37" style:family="table-column">
      <style:table-column-properties fo:break-before="auto" style:column-width="104.29pt"/>
    </style:style>
    <style:style style:name="co38" style:family="table-column">
      <style:table-column-properties fo:break-before="auto" style:column-width="84.25pt"/>
    </style:style>
    <style:style style:name="co39" style:family="table-column">
      <style:table-column-properties fo:break-before="auto" style:column-width="113.16pt"/>
    </style:style>
    <style:style style:name="co40" style:family="table-column">
      <style:table-column-properties fo:break-before="auto" style:column-width="101.91pt"/>
    </style:style>
    <style:style style:name="co41" style:family="table-column">
      <style:table-column-properties fo:break-before="auto" style:column-width="100.29pt"/>
    </style:style>
    <style:style style:name="co42" style:family="table-column">
      <style:table-column-properties fo:break-before="auto" style:column-width="103.49pt"/>
    </style:style>
    <style:style style:name="co43" style:family="table-column">
      <style:table-column-properties fo:break-before="auto" style:column-width="99.5pt"/>
    </style:style>
    <style:style style:name="co44" style:family="table-column">
      <style:table-column-properties fo:break-before="auto" style:column-width="110.69pt"/>
    </style:style>
    <style:style style:name="co45" style:family="table-column">
      <style:table-column-properties fo:break-before="auto" style:column-width="109.11pt"/>
    </style:style>
    <style:style style:name="co46" style:family="table-column">
      <style:table-column-properties fo:break-before="auto" style:column-width="75.4pt"/>
    </style:style>
    <style:style style:name="co47" style:family="table-column">
      <style:table-column-properties fo:break-before="auto" style:column-width="81.84pt"/>
    </style:style>
    <style:style style:name="co48" style:family="table-column">
      <style:table-column-properties fo:break-before="auto" style:column-width="97.91pt"/>
    </style:style>
    <style:style style:name="co49" style:family="table-column">
      <style:table-column-properties fo:break-before="auto" style:column-width="87.45pt"/>
    </style:style>
    <style:style style:name="co50" style:family="table-column">
      <style:table-column-properties fo:break-before="auto" style:column-width="108.31pt"/>
    </style:style>
    <style:style style:name="co51" style:family="table-column">
      <style:table-column-properties fo:break-before="auto" style:column-width="102.7pt"/>
    </style:style>
    <style:style style:name="co52" style:family="table-column">
      <style:table-column-properties fo:break-before="auto" style:column-width="81.04pt"/>
    </style:style>
    <style:style style:name="co53" style:family="table-column">
      <style:table-column-properties fo:break-before="auto" style:column-width="95.5pt"/>
    </style:style>
    <style:style style:name="co54" style:family="table-column">
      <style:table-column-properties fo:break-before="auto" style:column-width="89.04pt"/>
    </style:style>
    <style:style style:name="co55" style:family="table-column">
      <style:table-column-properties fo:break-before="auto" style:column-width="125.94pt"/>
    </style:style>
    <style:style style:name="co56" style:family="table-column">
      <style:table-column-properties fo:break-before="auto" style:column-width="98.7pt"/>
    </style:style>
    <style:style style:name="co57" style:family="table-column">
      <style:table-column-properties fo:break-before="auto" style:column-width="70.61pt"/>
    </style:style>
    <style:style style:name="co58" style:family="table-column">
      <style:table-column-properties fo:break-before="auto" style:column-width="93.06pt"/>
    </style:style>
    <style:style style:name="co59" style:family="table-column">
      <style:table-column-properties fo:break-before="auto" style:column-width="101.11pt"/>
    </style:style>
    <style:style style:name="co60" style:family="table-column">
      <style:table-column-properties fo:break-before="auto" style:column-width="107.49pt"/>
    </style:style>
    <style:style style:name="co61" style:family="table-column">
      <style:table-column-properties fo:break-before="auto" style:column-width="90.65pt"/>
    </style:style>
    <style:style style:name="co62" style:family="table-column">
      <style:table-column-properties fo:break-before="auto" style:column-width="121.95pt"/>
    </style:style>
    <style:style style:name="co63" style:family="table-column">
      <style:table-column-properties fo:break-before="auto" style:column-width="111.49pt"/>
    </style:style>
    <style:style style:name="co64" style:family="table-column">
      <style:table-column-properties fo:break-before="auto" style:column-width="105.9pt"/>
    </style:style>
    <style:style style:name="co65" style:family="table-column">
      <style:table-column-properties fo:break-before="auto" style:column-width="64.01pt"/>
    </style:style>
    <style:style style:name="co66" style:family="table-column">
      <style:table-column-properties fo:break-before="auto" style:column-width="56.15pt"/>
    </style:style>
    <style:style style:name="co67" style:family="table-column">
      <style:table-column-properties fo:break-before="auto" style:column-width="59.41pt"/>
    </style:style>
    <style:style style:name="co68" style:family="table-column">
      <style:table-column-properties fo:break-before="auto" style:column-width="48.95pt"/>
    </style:style>
    <style:style style:name="co69" style:family="table-column">
      <style:table-column-properties fo:break-before="auto" style:column-width="52.95pt"/>
    </style:style>
    <style:style style:name="co70" style:family="table-column">
      <style:table-column-properties fo:break-before="auto" style:column-width="62.59pt"/>
    </style:style>
    <style:style style:name="co71" style:family="table-column">
      <style:table-column-properties fo:break-before="auto" style:column-width="58.56pt"/>
    </style:style>
    <style:style style:name="co72" style:family="table-column">
      <style:table-column-properties fo:break-before="auto" style:column-width="41.75pt"/>
    </style:style>
    <style:style style:name="co73" style:family="table-column">
      <style:table-column-properties fo:break-before="auto" style:column-width="34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5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 style:data-style-name="N121"/>
    <style:style style:name="ce3" style:family="table-cell" style:parent-style-name="Default" style:data-style-name="N2"/>
    <style:style style:name="ce7" style:family="table-cell" style:parent-style-name="Default" style:data-style-name="N3">
      <style:text-properties fo:font-weight="bold" style:font-weight-asian="bold" style:font-weight-complex="bold"/>
    </style:style>
    <style:style style:name="ce8" style:family="table-cell" style:parent-style-name="Default">
      <style:text-properties style:font-weight-asian="bold" style:font-weight-complex="bold"/>
    </style:style>
    <style:style style:name="ce6" style:family="table-cell" style:parent-style-name="Default" style:data-style-name="N3"/>
    <style:style style:name="ce16" style:family="table-cell" style:parent-style-name="Default" style:data-style-name="N4"/>
    <style:style style:name="ce4" style:family="table-cell" style:parent-style-name="Default">
      <style:table-cell-properties style:text-align-source="value-type" style:repeat-content="false"/>
      <style:paragraph-properties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26"/>
    <style:style style:name="ce21" style:family="table-cell" style:parent-style-name="Default" style:data-style-name="N121">
      <style:text-properties fo:font-weight="bold" style:font-weight-asian="bold" style:font-weight-complex="bold"/>
    </style:style>
    <style:style style:name="ce9" style:family="table-cell" style:parent-style-name="Default" style:data-style-name="N100">
      <style:text-properties fo:font-weight="bold" style:font-weight-asian="bold" style:font-weight-complex="bold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 style:data-style-name="N4">
      <style:text-properties fo:font-weight="bold" style:font-weight-asian="bold" style:font-weight-complex="bold"/>
    </style:style>
    <style:style style:name="ce22" style:family="table-cell" style:parent-style-name="Default" style:data-style-name="N123"/>
  </office:automatic-styles>
  <office:body>
    <office:spreadsheet>
      <table:calculation-settings table:automatic-find-labels="false" table:use-regular-expressions="false" table:use-wildcards="true"/>
      <table:table table:name="Bask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19" table:default-cell-style-name="ce6"/>
        <table:table-column table:style-name="co22" table:default-cell-style-name="ce6"/>
        <table:table-column table:style-name="co23" table:default-cell-style-name="ce6"/>
        <table:table-column table:style-name="co19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0" table:default-cell-style-name="ce6"/>
        <table:table-column table:style-name="co29" table:default-cell-style-name="ce6"/>
        <table:table-column table:style-name="co30" table:default-cell-style-name="ce6"/>
        <table:table-column table:style-name="co29" table:default-cell-style-name="ce6"/>
        <table:table-column table:style-name="co31" table:default-cell-style-name="ce6"/>
        <table:table-column table:style-name="co32" table:default-cell-style-name="ce6"/>
        <table:table-column table:style-name="co20" table:default-cell-style-name="ce6"/>
        <table:table-column table:style-name="co33" table:default-cell-style-name="ce6"/>
        <table:table-column table:style-name="co19" table:default-cell-style-name="ce6"/>
        <table:table-column table:style-name="co34" table:default-cell-style-name="ce6"/>
        <table:table-column table:style-name="co19" table:default-cell-style-name="Default"/>
        <table:table-column table:style-name="co30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9" table:default-cell-style-name="Default"/>
        <table:table-column table:style-name="co11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1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7" table:default-cell-style-name="Default"/>
        <table:table-column table:style-name="co40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52" table:default-cell-style-name="Default"/>
        <table:table-column table:style-name="co46" table:default-cell-style-name="Default"/>
        <table:table-column table:style-name="co24" table:default-cell-style-name="Default"/>
        <table:table-column table:style-name="co45" table:number-columns-repeated="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0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35" table:default-cell-style-name="Default"/>
        <table:table-column table:style-name="co16" table:default-cell-style-name="Default"/>
        <table:table-column table:style-name="co35" table:number-columns-repeated="3" table:default-cell-style-name="Default"/>
        <table:table-column table:style-name="co58" table:number-columns-repeated="3" table:default-cell-style-name="Default"/>
        <table:table-column table:style-name="co46" table:default-cell-style-name="Default"/>
        <table:table-column table:style-name="co22" table:default-cell-style-name="Default"/>
        <table:table-column table:style-name="co42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40" table:default-cell-style-name="Default"/>
        <table:table-column table:style-name="co50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42" table:default-cell-style-name="Default"/>
        <table:table-column table:style-name="co47" table:default-cell-style-name="Default"/>
        <table:table-column table:style-name="co31" table:default-cell-style-name="Default"/>
        <table:table-column table:style-name="co64" table:default-cell-style-name="Default"/>
        <table:table-column table:style-name="co58" table:default-cell-style-name="Default"/>
        <table:table-column table:style-name="co65" table:number-columns-repeated="915" table:default-cell-style-name="Default"/>
        <table:table-row table:style-name="ro1"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G</text:p>
          </table:table-cell>
          <table:table-cell table:style-name="ce15" office:value-type="string" calcext:value-type="string">
            <text:p>H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L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P</text:p>
          </table:table-cell>
          <table:table-cell table:style-name="ce15" office:value-type="string" calcext:value-type="string">
            <text:p>Q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string" calcext:value-type="string">
            <text:p>N/A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string" calcext:value-type="string">
            <text:p>N/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37" calcext:value-type="float">
            <text:p>37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39" calcext:value-type="float">
            <text:p>39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41" calcext:value-type="float">
            <text:p>41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47" calcext:value-type="float">
            <text:p>47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49" calcext:value-type="float">
            <text:p>49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54" calcext:value-type="float">
            <text:p>54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float" office:value="56" calcext:value-type="float">
            <text:p>56</text:p>
          </table:table-cell>
          <table:table-cell table:style-name="ce15" office:value-type="float" office:value="57" calcext:value-type="float">
            <text:p>57</text:p>
          </table:table-cell>
          <table:table-cell table:style-name="ce15" office:value-type="float" office:value="58" calcext:value-type="float">
            <text:p>58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61" calcext:value-type="float">
            <text:p>61</text:p>
          </table:table-cell>
          <table:table-cell table:style-name="ce15" office:value-type="float" office:value="62" calcext:value-type="float">
            <text:p>62</text:p>
          </table:table-cell>
          <table:table-cell table:style-name="ce15" office:value-type="float" office:value="63" calcext:value-type="float">
            <text:p>63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66" calcext:value-type="float">
            <text:p>66</text:p>
          </table:table-cell>
          <table:table-cell table:style-name="ce15" office:value-type="float" office:value="67" calcext:value-type="float">
            <text:p>67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float" office:value="69" calcext:value-type="float">
            <text:p>69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71" calcext:value-type="float">
            <text:p>71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79" calcext:value-type="float">
            <text:p>79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81" calcext:value-type="float">
            <text:p>81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83" calcext:value-type="float">
            <text:p>83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87" calcext:value-type="float">
            <text:p>87</text:p>
          </table:table-cell>
          <table:table-cell table:style-name="ce15" table:number-columns-repeated="915"/>
        </table:table-row>
        <table:table-row table:style-name="ro1"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Climate</text:p>
          </table:table-cell>
          <table:table-cell table:style-name="ce15" office:value-type="string" calcext:value-type="string">
            <text:p>Hexes</text:p>
          </table:table-cell>
          <table:table-cell table:style-name="ce15" office:value-type="string" calcext:value-type="string">
            <text:p>Work Days</text:p>
          </table:table-cell>
          <table:table-cell table:style-name="ce15" office:value-type="string" calcext:value-type="string">
            <text:p>Tech</text:p>
          </table:table-cell>
          <table:table-cell table:style-name="ce15" office:value-type="string" calcext:value-type="string">
            <text:p>Arability</text:p>
          </table:table-cell>
          <table:table-cell table:style-name="ce15" office:value-type="string" calcext:value-type="string">
            <text:p>L. Used</text:p>
          </table:table-cell>
          <table:table-cell table:style-name="ce15" office:value-type="string" calcext:value-type="string">
            <text:p>Nye (lb/acre)</text:p>
          </table:table-cell>
          <table:table-cell table:style-name="ce15" office:value-type="string" calcext:value-type="string">
            <text:p>Sweet Potatoes (lb/acre)</text:p>
          </table:table-cell>
          <table:table-cell table:style-name="ce15" office:value-type="string" calcext:value-type="string">
            <text:p>Jeet (lb/acre)</text:p>
          </table:table-cell>
          <table:table-cell table:style-name="ce15" office:value-type="string" calcext:value-type="string">
            <text:p>Jingla (lb/acre)</text:p>
          </table:table-cell>
          <table:table-cell table:style-name="ce15" office:value-type="string" calcext:value-type="string">
            <text:p>Chipak (lb/acre)</text:p>
          </table:table-cell>
          <table:table-cell table:style-name="ce15" office:value-type="string" calcext:value-type="string">
            <text:p>Veam (lb/acre)</text:p>
          </table:table-cell>
          <table:table-cell table:style-name="ce15" office:value-type="string" calcext:value-type="string">
            <text:p>Nunives (lb/acre)</text:p>
          </table:table-cell>
          <table:table-cell table:style-name="ce15" office:value-type="string" calcext:value-type="string">
            <text:p>Jax (lb/acre)</text:p>
          </table:table-cell>
          <table:table-cell table:style-name="ce15" office:value-type="string" calcext:value-type="string">
            <text:p>Honey (lb/acre)</text:p>
          </table:table-cell>
          <table:table-cell table:style-name="ce15" office:value-type="string" calcext:value-type="string">
            <text:p>Wax (lb/acre)</text:p>
          </table:table-cell>
          <table:table-cell table:style-name="ce15" office:value-type="string" calcext:value-type="string">
            <text:p>|--|</text:p>
          </table:table-cell>
          <table:table-cell table:style-name="ce15" office:value-type="string" calcext:value-type="string">
            <text:p>Sugar (KT)</text:p>
          </table:table-cell>
          <table:table-cell table:style-name="ce15" office:value-type="string" calcext:value-type="string">
            <text:p>Jeet (KT)</text:p>
          </table:table-cell>
          <table:table-cell table:style-name="ce15" office:value-type="string" calcext:value-type="string">
            <text:p>Jeet Seed (KT)</text:p>
          </table:table-cell>
          <table:table-cell table:style-name="ce15" office:value-type="string" calcext:value-type="string">
            <text:p>Jeet Out (KT)</text:p>
          </table:table-cell>
          <table:table-cell table:style-name="ce15" office:value-type="string" calcext:value-type="string">
            <text:p>Nye (KT)</text:p>
          </table:table-cell>
          <table:table-cell table:style-name="ce15" office:value-type="string" calcext:value-type="string">
            <text:p>Nye Seed (KT)</text:p>
          </table:table-cell>
          <table:table-cell table:style-name="ce15" office:value-type="string" calcext:value-type="string">
            <text:p>Nye Out (KT)</text:p>
          </table:table-cell>
          <table:table-cell table:style-name="ce15" office:value-type="string" calcext:value-type="string">
            <text:p>Veam (KT)</text:p>
          </table:table-cell>
          <table:table-cell table:style-name="ce15" office:value-type="string" calcext:value-type="string">
            <text:p>Nunives (KT)</text:p>
          </table:table-cell>
          <table:table-cell table:style-name="ce15" office:value-type="string" calcext:value-type="string">
            <text:p>Jax (KT)</text:p>
          </table:table-cell>
          <table:table-cell table:style-name="ce15" office:value-type="string" calcext:value-type="string">
            <text:p>Honey (KT)</text:p>
          </table:table-cell>
          <table:table-cell table:style-name="ce15" office:value-type="string" calcext:value-type="string">
            <text:p>Wax (KT)</text:p>
          </table:table-cell>
          <table:table-cell table:style-name="ce15" office:value-type="string" calcext:value-type="string">
            <text:p>Dairy Jound (ea)</text:p>
          </table:table-cell>
          <table:table-cell table:style-name="ce4" office:value-type="string" calcext:value-type="string">
            <text:p>Zhou (ea)</text:p>
          </table:table-cell>
          <table:table-cell table:style-name="ce15" office:value-type="string" calcext:value-type="string">
            <text:p>Flou (ea)</text:p>
          </table:table-cell>
          <table:table-cell table:style-name="ce15" office:value-type="string" calcext:value-type="string">
            <text:p>Jingla (KT)</text:p>
          </table:table-cell>
          <table:table-cell table:style-name="ce15" office:value-type="string" calcext:value-type="string">
            <text:p>Flour (KT/(cap))</text:p>
          </table:table-cell>
          <table:table-cell table:style-name="ce15" office:value-type="string" calcext:value-type="string">
            <text:p>Bread (KT/(cap))</text:p>
          </table:table-cell>
          <table:table-cell table:style-name="ce15" office:value-type="string" calcext:value-type="string">
            <text:p>Veg Oil (KT)</text:p>
          </table:table-cell>
          <table:table-cell table:style-name="ce15" office:value-type="string" calcext:value-type="string">
            <text:p>Cheese (KT)</text:p>
          </table:table-cell>
          <table:table-cell table:number-columns-repeated="2" table:style-name="ce15" office:value-type="string" calcext:value-type="string">
            <text:p>Meat (KT)</text:p>
          </table:table-cell>
          <table:table-cell table:style-name="ce15" office:value-type="string" calcext:value-type="string">
            <text:p>Eggs (KT)</text:p>
          </table:table-cell>
          <table:table-cell table:style-name="ce15" office:value-type="string" calcext:value-type="string">
            <text:p>Cider (KT)</text:p>
          </table:table-cell>
          <table:table-cell table:style-name="ce15" office:value-type="string" calcext:value-type="string">
            <text:p>Sauce (KT)</text:p>
          </table:table-cell>
          <table:table-cell table:style-name="ce15" office:value-type="string" calcext:value-type="string">
            <text:p>Chipak (KT)</text:p>
          </table:table-cell>
          <table:table-cell table:style-name="ce15" office:value-type="string" calcext:value-type="string">
            <text:p>Wool (KT)</text:p>
          </table:table-cell>
          <table:table-cell table:style-name="ce15" office:value-type="string" calcext:value-type="string">
            <text:p>Lumber (KT/cap)</text:p>
          </table:table-cell>
          <table:table-cell table:style-name="ce15" office:value-type="string" calcext:value-type="string">
            <text:p>Timber (KT/cap)</text:p>
          </table:table-cell>
          <table:table-cell table:style-name="ce15" office:value-type="string" calcext:value-type="string">
            <text:p>Carpentry (Kbf/cap)</text:p>
          </table:table-cell>
          <table:table-cell table:style-name="ce15" office:value-type="string" calcext:value-type="string">
            <text:p>Bricks (KT/cap)</text:p>
          </table:table-cell>
          <table:table-cell table:style-name="ce15" office:value-type="string" calcext:value-type="string">
            <text:p>Mason (KT/cap)</text:p>
          </table:table-cell>
          <table:table-cell table:style-name="ce15" office:value-type="string" calcext:value-type="string">
            <text:p>Furrier (KT/cap)</text:p>
          </table:table-cell>
          <table:table-cell table:style-name="ce15" office:value-type="string" calcext:value-type="string">
            <text:p>Zhou Shoes (KT/cap)</text:p>
          </table:table-cell>
          <table:table-cell table:style-name="ce15" office:value-type="string" calcext:value-type="string">
            <text:p>Hoe (KT/cap)</text:p>
          </table:table-cell>
          <table:table-cell table:style-name="ce15" office:value-type="string" calcext:value-type="string">
            <text:p>Hatchet (KT/cap)</text:p>
          </table:table-cell>
          <table:table-cell table:style-name="ce15" office:value-type="string" calcext:value-type="string">
            <text:p>Auger (KT/cap)</text:p>
          </table:table-cell>
          <table:table-cell table:style-name="ce15" office:value-type="string" calcext:value-type="string">
            <text:p>Scissors (KT/cap)</text:p>
          </table:table-cell>
          <table:table-cell table:style-name="ce15" office:value-type="string" calcext:value-type="string">
            <text:p>Chisels (KT/cap)</text:p>
          </table:table-cell>
          <table:table-cell table:style-name="ce15" office:value-type="string" calcext:value-type="string">
            <text:p>Hammers (KT/cap)</text:p>
          </table:table-cell>
          <table:table-cell table:style-name="ce15" office:value-type="string" calcext:value-type="string">
            <text:p>Sickle (KT/cap)</text:p>
          </table:table-cell>
          <table:table-cell table:style-name="ce15" office:value-type="string" calcext:value-type="string">
            <text:p>Axe (KT/cap)</text:p>
          </table:table-cell>
          <table:table-cell table:style-name="ce15" office:value-type="string" calcext:value-type="string">
            <text:p>Chainmail (KT/cap)</text:p>
          </table:table-cell>
          <table:table-cell table:style-name="ce15" office:value-type="string" calcext:value-type="string">
            <text:p>Platemail (KT/cap)</text:p>
          </table:table-cell>
          <table:table-cell table:style-name="ce15" office:value-type="string" calcext:value-type="string">
            <text:p>Shortsword (KT/cap)</text:p>
          </table:table-cell>
          <table:table-cell table:style-name="ce15" office:value-type="string" calcext:value-type="string">
            <text:p>Longsword (KT/cap)</text:p>
          </table:table-cell>
          <table:table-cell table:style-name="ce15" office:value-type="string" calcext:value-type="string">
            <text:p>Dagger (KT/cap)</text:p>
          </table:table-cell>
          <table:table-cell table:style-name="ce15" office:value-type="string" calcext:value-type="string">
            <text:p>Staff (KT/cap)</text:p>
          </table:table-cell>
          <table:table-cell table:style-name="ce15" office:value-type="string" calcext:value-type="string">
            <text:p>Spear (KT/cap)</text:p>
          </table:table-cell>
          <table:table-cell table:style-name="ce15" office:value-type="string" calcext:value-type="string">
            <text:p>Battleaxe (KT/cap)</text:p>
          </table:table-cell>
          <table:table-cell table:style-name="ce15" office:value-type="string" calcext:value-type="string">
            <text:p>Thread (KT/cap)</text:p>
          </table:table-cell>
          <table:table-cell table:style-name="ce15" office:value-type="string" calcext:value-type="string">
            <text:p>Sweater (KT/cap)</text:p>
          </table:table-cell>
          <table:table-cell table:style-name="ce15" office:value-type="string" calcext:value-type="string">
            <text:p>Silk Cloth (KT/cap)</text:p>
          </table:table-cell>
          <table:table-cell table:style-name="ce15" office:value-type="string" calcext:value-type="string">
            <text:p>Wool Cloth (KT/cap)</text:p>
          </table:table-cell>
          <table:table-cell table:style-name="ce15" office:value-type="string" calcext:value-type="string">
            <text:p>Leather (KT/hx)</text:p>
          </table:table-cell>
          <table:table-cell table:style-name="ce15" office:value-type="string" calcext:value-type="string">
            <text:p>Shirts (KT/cap)</text:p>
          </table:table-cell>
          <table:table-cell table:style-name="ce15" office:value-type="string" calcext:value-type="string">
            <text:p>Vests (KT/cap)</text:p>
          </table:table-cell>
          <table:table-cell table:style-name="ce15" office:value-type="string" calcext:value-type="string">
            <text:p>Pants (KT/cap)</text:p>
          </table:table-cell>
          <table:table-cell table:style-name="ce15" office:value-type="string" calcext:value-type="string">
            <text:p>Coat (KT/cap)</text:p>
          </table:table-cell>
          <table:table-cell table:style-name="ce15" office:value-type="string" calcext:value-type="string">
            <text:p>Salt (KT/cap)</text:p>
          </table:table-cell>
          <table:table-cell table:style-name="ce15" office:value-type="string" calcext:value-type="string">
            <text:p>Cured Meat (KT/cap)</text:p>
          </table:table-cell>
          <table:table-cell table:style-name="ce15" office:value-type="string" calcext:value-type="string">
            <text:p>Salted Fish (KT/cap)</text:p>
          </table:table-cell>
          <table:table-cell table:style-name="ce15" office:value-type="string" calcext:value-type="string">
            <text:p>Sausage (KT/cap)</text:p>
          </table:table-cell>
          <table:table-cell table:style-name="ce15" office:value-type="string" calcext:value-type="string">
            <text:p>Pickles (KT/cap)</text:p>
          </table:table-cell>
          <table:table-cell table:style-name="ce15" office:value-type="string" calcext:value-type="string">
            <text:p>Smoked Meats (KT/cap)</text:p>
          </table:table-cell>
          <table:table-cell table:style-name="ce9" office:value-type="string" calcext:value-type="string">
            <text:p>Barrel (Ktspace/cap)</text:p>
          </table:table-cell>
          <table:table-cell table:style-name="ce15" office:value-type="string" calcext:value-type="string">
            <text:p>Pottery (KT/cap)</text:p>
          </table:table-cell>
          <table:table-cell table:style-name="ce15" office:value-type="string" calcext:value-type="string">
            <text:p>Ore (KT/cap)</text:p>
          </table:table-cell>
          <table:table-cell table:style-name="ce15" office:value-type="string" calcext:value-type="string">
            <text:p>Cu (KT/cap)</text:p>
          </table:table-cell>
          <table:table-cell table:style-name="ce15" office:value-type="string" calcext:value-type="string">
            <text:p>Iron (KT/cap)</text:p>
          </table:table-cell>
          <table:table-cell table:style-name="ce15" office:value-type="string" calcext:value-type="string">
            <text:p>Pb (KT/cap)</text:p>
          </table:table-cell>
          <table:table-cell table:style-name="ce15" office:value-type="string" calcext:value-type="string">
            <text:p>Ag (KT/cap)</text:p>
          </table:table-cell>
          <table:table-cell table:style-name="ce15" office:value-type="string" calcext:value-type="string">
            <text:p>Au (KT/cap)</text:p>
          </table:table-cell>
          <table:table-cell table:style-name="ce15" office:value-type="string" calcext:value-type="string">
            <text:p>Cu Coin (KT/cap)</text:p>
          </table:table-cell>
          <table:table-cell table:style-name="ce15" office:value-type="string" calcext:value-type="string">
            <text:p>Ag Coin (KT/cap)</text:p>
          </table:table-cell>
          <table:table-cell table:style-name="ce15" office:value-type="string" calcext:value-type="string">
            <text:p>Au Coin (KT/cap)</text:p>
          </table:table-cell>
          <table:table-cell table:style-name="ce15" office:value-type="string" calcext:value-type="string">
            <text:p>Beer (KT/cap)</text:p>
          </table:table-cell>
          <table:table-cell table:style-name="ce15" office:value-type="string" calcext:value-type="string">
            <text:p>Rope (KT/cap)</text:p>
          </table:table-cell>
          <table:table-cell table:style-name="ce15" office:value-type="string" calcext:value-type="string">
            <text:p>Bowstring (KT/cap)</text:p>
          </table:table-cell>
          <table:table-cell table:style-name="ce15" office:value-type="string" calcext:value-type="string">
            <text:p>Whale Oil (KT/cap)</text:p>
          </table:table-cell>
          <table:table-cell table:style-name="ce15" office:value-type="string" calcext:value-type="string">
            <text:p>Whale Wax (KT/cap)</text:p>
          </table:table-cell>
          <table:table-cell table:style-name="ce15" office:value-type="string" calcext:value-type="string">
            <text:p>Vinegar (KT/cap)</text:p>
          </table:table-cell>
          <table:table-cell table:style-name="ce15" office:value-type="string" calcext:value-type="string">
            <text:p>Furs (KT/cap)</text:p>
          </table:table-cell>
          <table:table-cell table:style-name="ce15" office:value-type="string" calcext:value-type="string">
            <text:p>Game Meat (KT/cap)</text:p>
          </table:table-cell>
          <table:table-cell table:style-name="ce15" office:value-type="string" calcext:value-type="string">
            <text:p>Game Leather (KT/cap)</text:p>
          </table:table-cell>
          <table:table-cell table:style-name="ce15" office:value-type="string" calcext:value-type="string">
            <text:p>Basket (Ktspace/cap)</text:p>
          </table:table-cell>
          <table:table-cell table:style-name="ce15" office:value-type="string" calcext:value-type="string">
            <text:p>Diamonds (KT/cap)</text:p>
          </table:table-cell>
          <table:table-cell table:style-name="ce15" office:value-type="string" calcext:value-type="string">
            <text:p>Gems (KT/cap)</text:p>
          </table:table-cell>
          <table:table-cell table:style-name="ce15" office:value-type="string" calcext:value-type="string">
            <text:p>Arrows (KT/cap)</text:p>
          </table:table-cell>
          <table:table-cell table:style-name="ce15" office:value-type="string" calcext:value-type="string">
            <text:p>Backpacks (KT/cap)</text:p>
          </table:table-cell>
          <table:table-cell table:style-name="ce15" office:value-type="string" calcext:value-type="string">
            <text:p>Saddles (KT/cap)</text:p>
          </table:table-cell>
          <table:table-cell table:style-name="ce15" table:number-columns-repeated="915"/>
        </table:table-row>
        <table:table-row table:style-name="ro1">
          <table:table-cell office:value-type="string" calcext:value-type="string">
            <text:p>Eskinoko</text:p>
          </table:table-cell>
          <table:table-cell office:value-type="string" calcext:value-type="string">
            <text:p>Taiga</text:p>
          </table:table-cell>
          <table:table-cell office:value-type="float" office:value="131" calcext:value-type="float">
            <text:p>131</text:p>
          </table:table-cell>
          <table:table-cell table:formula="of:=IF([.B3]=&quot;Taiga&quot;;265;IF([.B3]=&quot;Mts&quot;;265;IF([.B3]=&quot;Temp&quot;;230;IF([.B3]=&quot;Steppe&quot;;265;IF([.B3]=&quot;Jungle&quot;;180;IF([.B3]=&quot;Sav&quot;;240;IF([.B3]=&quot;Medi&quot;;230;0)))))))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style-name="ce19" table:formula="of:=IF([.B3]=&quot;Taiga&quot;;0.43;IF([.B3]=&quot;Mts&quot;;0.21;IF([.B3]=&quot;Temp&quot;;0.64;IF([.B3]=&quot;Steppe&quot;;0.57;IF([.B3]=&quot;Jungle&quot;;0.43;IF([.B3]=&quot;Sav&quot;;0.57;IF([.B3]=&quot;Medi&quot;;0.43;0)))))))" office:value-type="float" office:value="0.43" calcext:value-type="float">
            <text:p>0.430</text:p>
          </table:table-cell>
          <table:table-cell table:style-name="ce19" table:formula="of:=IF([.B3]=&quot;Taiga&quot;;0.43;IF([.B3]=&quot;Mts&quot;;0.8;IF([.B3]=&quot;Temp&quot;;0.64;IF([.B3]=&quot;Steppe&quot;;0.8;IF([.B3]=&quot;Jungle&quot;;0.43;IF([.B3]=&quot;Sav&quot;;0.8;IF([.B3]=&quot;Medi&quot;;0.6;0)))))))" office:value-type="float" office:value="0.43" calcext:value-type="float">
            <text:p>0.430</text:p>
          </table:table-cell>
          <table:table-cell table:style-name="ce19" table:formula="of:=IF([.B3]=&quot;Taiga&quot;;528;IF([.B3]=&quot;Mts&quot;;855.27;IF([.B3]=&quot;Temp&quot;;565.94;IF([.B3]=&quot;Steppe&quot;;551.72;IF([.B3]=&quot;Jungle&quot;;575.43;IF([.B3]=&quot;Sav&quot;;599.15;IF([.B3]=&quot;Medi&quot;;564.36;0)))))))" office:value-type="float" office:value="528" calcext:value-type="float">
            <text:p>528.000</text:p>
          </table:table-cell>
          <table:table-cell table:style-name="ce19" table:formula="of:=IF([.B3]=&quot;Taiga&quot;;2608.19;IF([.B3]=&quot;Mts&quot;;2100;IF([.B3]=&quot;Temp&quot;;2976.19;IF([.B3]=&quot;Steppe&quot;;2450.48;IF([.B3]=&quot;Jungle&quot;;2135.05;IF([.B3]=&quot;Sav&quot;;2310.29;IF([.B3]=&quot;Medi&quot;;2485.52;0)))))))" office:value-type="float" office:value="2608.19" calcext:value-type="float">
            <text:p>2,608.190</text:p>
          </table:table-cell>
          <table:table-cell table:style-name="ce19" table:formula="of:=IF([.B3]=&quot;Taiga&quot;;500.54;IF([.B3]=&quot;Mts&quot;;360;IF([.B3]=&quot;Temp&quot;;570.81;IF([.B3]=&quot;Steppe&quot;;441.95;IF([.B3]=&quot;Jungle&quot;;486.49;IF([.B3]=&quot;Sav&quot;;518.92;IF([.B3]=&quot;Medi&quot;;640;0)))))))" office:value-type="float" office:value="500.54" calcext:value-type="float">
            <text:p>500.540</text:p>
          </table:table-cell>
          <table:table-cell table:style-name="ce19" table:formula="of:=IF([.B3]=&quot;Taiga&quot;;2003.09;IF([.B3]=&quot;Mts&quot;;1612.8;IF([.B3]=&quot;Temp&quot;;2285.71;IF([.B3]=&quot;Steppe&quot;;1881.97;IF([.B3]=&quot;Jungle&quot;;1639.72;IF([.B3]=&quot;Sav&quot;;1774.3;IF([.B3]=&quot;Medi&quot;;1908.88;0)))))))" office:value-type="float" office:value="2003.09" calcext:value-type="float">
            <text:p>2,003.090</text:p>
          </table:table-cell>
          <table:table-cell table:style-name="ce19" table:formula="of:=IF([.B3]=&quot;Taiga&quot;;260.82;IF([.B3]=&quot;Mts&quot;;210;IF([.B3]=&quot;Temp&quot;;297.62;IF([.B3]=&quot;Steppe&quot;;245.05;IF([.B3]=&quot;Jungle&quot;;213.5;IF([.B3]=&quot;Sav&quot;;231.03;IF([.B3]=&quot;Medi&quot;;248.55;0)))))))" office:value-type="float" office:value="260.82" calcext:value-type="float">
            <text:p>260.820</text:p>
          </table:table-cell>
          <table:table-cell table:style-name="ce19" table:formula="of:=IF([.B3]=&quot;Taiga&quot;;250;IF([.B3]=&quot;Mts&quot;;640;IF([.B3]=&quot;Temp&quot;;295.2174;IF([.B3]=&quot;Steppe&quot;;278.2609;IF([.B3]=&quot;Jungle&quot;;306.5217;IF([.B3]=&quot;Sav&quot;;334.7826;IF([.B3]=&quot;Medi&quot;;293.3333;0)))))))" office:value-type="float" office:value="250" calcext:value-type="float">
            <text:p>250.000</text:p>
          </table:table-cell>
          <table:table-cell table:style-name="ce19" table:formula="of:=IF([.B3]=&quot;Taiga&quot;;1491.9691;IF([.B3]=&quot;Mts&quot;;980;IF([.B3]=&quot;Temp&quot;;1747.9537;IF([.B3]=&quot;Steppe&quot;;1278.5174;IF([.B3]=&quot;Jungle&quot;;1440.7722;IF([.B3]=&quot;Sav&quot;;1558.9189;IF([.B3]=&quot;Medi&quot;;2000;0)))))))" office:value-type="float" office:value="1491.9691" calcext:value-type="float">
            <text:p>1,491.969</text:p>
          </table:table-cell>
          <table:table-cell table:style-name="ce19" table:formula="of:=IF([.B3]=&quot;Taiga&quot;;68.5;IF([.B3]=&quot;Mts&quot;;25;IF([.B3]=&quot;Temp&quot;;100;IF([.B3]=&quot;Steppe&quot;;55;IF([.B3]=&quot;Jungle&quot;;28;IF([.B3]=&quot;Sav&quot;;43;IF([.B3]=&quot;Medi&quot;;58;0)))))))" office:value-type="float" office:value="68.5" calcext:value-type="float">
            <text:p>68.500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5" office:value-type="string" calcext:value-type="string">
            <text:p>|--|</text:p>
          </table:table-cell>
          <table:table-cell table:style-name="ce19" table:formula="of:=[.C3]*[.F3]*[.G3]*360*640*1393.66125/(2000*1000)" office:value-type="float" office:value="3888.8206192944" calcext:value-type="float">
            <text:p>3,888.821</text:p>
          </table:table-cell>
          <table:table-cell table:style-name="ce19" table:formula="of:=[.C3]*[.F3]*[.G3]*[.J3]*640*1393.66125/(2000*1000)" office:value-type="float" office:value="5406.97297994894" calcext:value-type="float">
            <text:p>5,406.973</text:p>
          </table:table-cell>
          <table:table-cell table:style-name="ce19" table:formula="of:=[.T3]*[.J$28]" office:value-type="float" office:value="1802.32432664965" calcext:value-type="float">
            <text:p>1,802.324</text:p>
          </table:table-cell>
          <table:table-cell table:style-name="ce19" table:formula="of:=[.T3]-[.U3]" office:value-type="float" office:value="3604.64865329929" calcext:value-type="float">
            <text:p>3,604.649</text:p>
          </table:table-cell>
          <table:table-cell table:style-name="ce19" table:formula="of:=[.C3]*[.F3]*[.G3]*[.H3]*640*1393.66125/(2000*1000)" office:value-type="float" office:value="5703.60357496512" calcext:value-type="float">
            <text:p>5,703.604</text:p>
          </table:table-cell>
          <table:table-cell table:style-name="ce19" table:formula="of:=[.W3]*[.H$28]" office:value-type="float" office:value="1555.52824771776" calcext:value-type="float">
            <text:p>1,555.528</text:p>
          </table:table-cell>
          <table:table-cell table:style-name="ce19" table:formula="of:=[.W3]-[.X3]" office:value-type="float" office:value="4148.07532724736" calcext:value-type="float">
            <text:p>4,148.075</text:p>
          </table:table-cell>
          <table:table-cell table:style-name="ce19" table:formula="of:=[.C3]*[.F3]*[.G3]*[.M3]*640*1393.66125/(2000*1000)" office:value-type="float" office:value="2700.56987451" calcext:value-type="float">
            <text:p>2,700.570</text:p>
          </table:table-cell>
          <table:table-cell table:style-name="ce19" table:formula="of:=[.C3]*[.F3]*[.G3]*[.N3]*640*1393.66125/(2000*1000)" office:value-type="float" office:value="16116.6672206392" calcext:value-type="float">
            <text:p>16,116.667</text:p>
          </table:table-cell>
          <table:table-cell table:style-name="ce19" table:formula="of:=[.C3]*[.F3]*[.G3]*[.O3]*640*1393.66125/(2000*1000)" office:value-type="float" office:value="739.95614561574" calcext:value-type="float">
            <text:p>739.956</text:p>
          </table:table-cell>
          <table:table-cell table:style-name="ce19" table:formula="of:=[.C3]*[.P3]*640*1393.66125/(2000*1000)" office:value-type="float" office:value="2.190835485" calcext:value-type="float">
            <text:p>2.191</text:p>
          </table:table-cell>
          <table:table-cell table:style-name="ce19" table:formula="of:=[.C3]*[.Q3]*640*1393.66125/(2000*1000)" office:value-type="float" office:value="2.190835485" calcext:value-type="float">
            <text:p>2.191</text:p>
          </table:table-cell>
          <table:table-cell table:style-name="ce19" table:formula="of:=[.C3]*[.F3]*[.G3]*6*[.J3]*640*1393.66125/(18*365)" office:value-type="float" office:value="9875749.73506656" calcext:value-type="float">
            <text:p>9,875,749.735</text:p>
          </table:table-cell>
          <table:table-cell table:style-name="ce19" table:formula="of:=[.C3]*[.F3]*[.G3]*[.J3]*640*1393.66125/(18*100)" office:value-type="float" office:value="6007747.75549882" calcext:value-type="float">
            <text:p>6,007,747.755</text:p>
          </table:table-cell>
          <table:table-cell table:style-name="ce19" table:formula="of:=[.C3]*[.F3]*[.G3]*[.J3]*640*1393.66125/520" office:value-type="float" office:value="20796049.9228805" calcext:value-type="float">
            <text:p>20,796,049.923</text:p>
          </table:table-cell>
          <table:table-cell table:style-name="ce19" table:formula="of:=[.C3]*[.F3]*[.G3]*[.K3]*640*1393.66125/(2000*1000)" office:value-type="float" office:value="21637.9380397289" calcext:value-type="float">
            <text:p>21,637.938</text:p>
          </table:table-cell>
          <table:table-cell table:style-name="ce19" table:formula="of:=3*12*[.D3]/5" office:value-type="float" office:value="1908" calcext:value-type="float">
            <text:p>1,908.000</text:p>
          </table:table-cell>
          <table:table-cell table:style-name="ce19" table:formula="of:=1.5*[.D3]*750/(2000*15)" office:value-type="float" office:value="9.9375" calcext:value-type="float">
            <text:p>9.938</text:p>
          </table:table-cell>
          <table:table-cell table:style-name="ce19" table:formula="of:=66*10*[.D3]/(2000*6)" office:value-type="float" office:value="14.575" calcext:value-type="float">
            <text:p>14.575</text:p>
          </table:table-cell>
          <table:table-cell table:style-name="ce19" table:formula="of:=[.AE3]*365/1000" office:value-type="float" office:value="3604648.65329929" calcext:value-type="float">
            <text:p>3,604,648.653</text:p>
          </table:table-cell>
          <table:table-cell table:style-name="ce19" table:formula="of:=[.AF3]*24*238/(3*25*2000*1000)" office:value-type="float" office:value="228.775034529395" calcext:value-type="float">
            <text:p>228.775</text:p>
          </table:table-cell>
          <table:table-cell table:style-name="ce19" table:formula="of:=[.AG3]*40*0.7*52/(6*1000*2000)" office:value-type="float" office:value="2523.25405730951" calcext:value-type="float">
            <text:p>2,523.254</text:p>
          </table:table-cell>
          <table:table-cell table:style-name="ce19" table:formula="of:=[.AG3]*120*2/(16*1000*2000)" office:value-type="float" office:value="155.970374421604" calcext:value-type="float">
            <text:p>155.970</text:p>
          </table:table-cell>
          <table:table-cell table:style-name="ce19" table:formula="of:=[.AH3]*3.25*8.34/(48)" office:value-type="float" office:value="12218.6731368094" calcext:value-type="float">
            <text:p>12,218.673</text:p>
          </table:table-cell>
          <table:table-cell table:style-name="ce19" table:formula="of:=[.AH3]*25*8.34/(4*48)" office:value-type="float" office:value="23497.4483400181" calcext:value-type="float">
            <text:p>23,497.448</text:p>
          </table:table-cell>
          <table:table-cell table:style-name="ce19" table:formula="of:=[.C3]*[.F3]*[.G3]*[.L3]*640*1393.66125/(2000*1000)" office:value-type="float" office:value="2817.45053867879" calcext:value-type="float">
            <text:p>2,817.451</text:p>
          </table:table-cell>
          <table:table-cell table:style-name="ce19" table:formula="of:=[.AF3]*600*6/(90*1000*2000)" office:value-type="float" office:value="120.154955109977" calcext:value-type="float">
            <text:p>120.155</text:p>
          </table:table-cell>
          <table:table-cell table:style-name="ce19" table:formula="of:=IF([.B3]=&quot;Taiga&quot;;236.2;IF([.B3]=&quot;Mts&quot;;10;IF([.B3]=&quot;Temp&quot;;400;IF([.B3]=&quot;Steppe&quot;;25;IF([.B3]=&quot;Jungle&quot;;400;IF([.B3]=&quot;Sav&quot;;103.6;IF([.B3]=&quot;Medi&quot;;181.6;0)))))))*[.D3]*[.AT$36]" office:value-type="float" office:value="117.361875" calcext:value-type="float">
            <text:p>117.362</text:p>
          </table:table-cell>
          <table:table-cell table:style-name="ce19" table:formula="of:=INDEX([$Tech.$F$3:$Tech.$F$13];MATCH([.E3];[$Tech.$E$3:$Tech.$E$13];1))*[.D3]*[.AT$36]/365" office:value-type="float" office:value="49.6875" calcext:value-type="float">
            <text:p>49.688</text:p>
          </table:table-cell>
          <table:table-cell table:style-name="ce19" table:formula="of:=[.D3]*12.5*[.AT$36]/(30)" office:value-type="float" office:value="0.20703125" calcext:value-type="float">
            <text:p>0.207</text:p>
          </table:table-cell>
          <table:table-cell table:style-name="ce19" table:formula="of:=125*[.D3]*[.AW$30]" office:value-type="float" office:value="128.1005859375" calcext:value-type="float">
            <text:p>128.101</text:p>
          </table:table-cell>
          <table:table-cell table:style-name="ce19" table:formula="of:=1000*[.D3]*[.AW$30]/(3)" office:value-type="float" office:value="341.6015625" calcext:value-type="float">
            <text:p>341.602</text:p>
          </table:table-cell>
          <table:table-cell table:style-name="ce19" table:formula="of:=[.D3]/(2*[.AY$30])" office:value-type="float" office:value="238.5" calcext:value-type="float">
            <text:p>238.500</text:p>
          </table:table-cell>
          <table:table-cell table:style-name="ce19" table:formula="of:=[.D3]*[.AZ$30]/2" office:value-type="float" office:value="0.165625" calcext:value-type="float">
            <text:p>0.166</text:p>
          </table:table-cell>
          <table:table-cell table:style-name="ce19" table:formula="of:=[.D3]*2*[.BA$30]" office:value-type="float" office:value="0.795" calcext:value-type="float">
            <text:p>0.795</text:p>
          </table:table-cell>
          <table:table-cell table:style-name="ce19" table:formula="of:=[.D3]*3*[.BB$30]" office:value-type="float" office:value="0.59625" calcext:value-type="float">
            <text:p>0.596</text:p>
          </table:table-cell>
          <table:table-cell table:style-name="ce19" table:formula="of:=[.D3]*11*[.BC$30]/15" office:value-type="float" office:value="0.1166" calcext:value-type="float">
            <text:p>0.117</text:p>
          </table:table-cell>
          <table:table-cell table:style-name="ce19" table:formula="of:=[.D3]*11*[.BD$30]/8" office:value-type="float" office:value="0.27328125" calcext:value-type="float">
            <text:p>0.273</text:p>
          </table:table-cell>
          <table:table-cell table:style-name="ce19" table:formula="of:=[.D3]*11*[.BE$30]/3" office:value-type="float" office:value="0.176982142857143" calcext:value-type="float">
            <text:p>0.177</text:p>
          </table:table-cell>
          <table:table-cell table:style-name="ce19" table:formula="of:=[.D3]*11*[.BF$30]/5" office:value-type="float" office:value="0.12753125" calcext:value-type="float">
            <text:p>0.128</text:p>
          </table:table-cell>
          <table:table-cell table:style-name="ce19" table:formula="of:=[.D3]*11*[.BG$30]/9" office:value-type="float" office:value="0.323888888888889" calcext:value-type="float">
            <text:p>0.324</text:p>
          </table:table-cell>
          <table:table-cell table:style-name="ce19" table:formula="of:=[.D3]*11*[.BH$30]/12" office:value-type="float" office:value="0.1821875" calcext:value-type="float">
            <text:p>0.182</text:p>
          </table:table-cell>
          <table:table-cell table:style-name="ce19" table:formula="of:=[.D3]*[.BI$30]/(125/12)" office:value-type="float" office:value="0.5088" calcext:value-type="float">
            <text:p>0.509</text:p>
          </table:table-cell>
          <table:table-cell table:style-name="ce19" table:formula="of:=[.D3]*[.BJ$30]/30" office:value-type="float" office:value="0.231256666666667" calcext:value-type="float">
            <text:p>0.231</text:p>
          </table:table-cell>
          <table:table-cell table:style-name="ce19" table:formula="of:=[.D3]*[.BK$30]/7" office:value-type="float" office:value="0.0319419642857143" calcext:value-type="float">
            <text:p>0.032</text:p>
          </table:table-cell>
          <table:table-cell table:style-name="ce19" table:formula="of:=[.D3]*[.BL$30]/8.5" office:value-type="float" office:value="0.0526102941176471" calcext:value-type="float">
            <text:p>0.053</text:p>
          </table:table-cell>
          <table:table-cell table:style-name="ce19" table:formula="of:=[.D3]*[.BM$30]" office:value-type="float" office:value="0.111796875" calcext:value-type="float">
            <text:p>0.112</text:p>
          </table:table-cell>
          <table:table-cell table:style-name="ce19" table:formula="of:=[.D3]*[.BN$30]/1.5" office:value-type="float" office:value="0.265" calcext:value-type="float">
            <text:p>0.265</text:p>
          </table:table-cell>
          <table:table-cell table:style-name="ce19" table:formula="of:=[.D3]*[.BO$30]/2" office:value-type="float" office:value="0.2153125" calcext:value-type="float">
            <text:p>0.215</text:p>
          </table:table-cell>
          <table:table-cell table:style-name="ce19" table:formula="of:=[.D3]*[.BP$30]/4" office:value-type="float" office:value="0.0496875" calcext:value-type="float">
            <text:p>0.050</text:p>
          </table:table-cell>
          <table:table-cell table:style-name="ce19" table:formula="of:=[.D3]/((16+24)/12)" office:value-type="float" office:value="79.5" calcext:value-type="float">
            <text:p>79.500</text:p>
          </table:table-cell>
          <table:table-cell table:style-name="ce19" table:formula="of:=[.D3]*2/(30*2000)" office:value-type="float" office:value="0.00883333333333333" calcext:value-type="float">
            <text:p>0.009</text:p>
          </table:table-cell>
          <table:table-cell table:style-name="ce19" table:formula="of:=[.D3]/((37.5/12)*2000)" office:value-type="float" office:value="0.0424" calcext:value-type="float">
            <text:p>0.042</text:p>
          </table:table-cell>
          <table:table-cell table:style-name="ce19" table:formula="of:=[.D3]*2/((20/9)*2000)" office:value-type="float" office:value="0.11925" calcext:value-type="float">
            <text:p>0.119</text:p>
          </table:table-cell>
          <table:table-cell table:style-name="ce19" table:formula="of:=[.AF3]*24*8/(3*25*2000*1000)" office:value-type="float" office:value="7.6899171270385" calcext:value-type="float">
            <text:p>7.690</text:p>
          </table:table-cell>
          <table:table-cell table:style-name="ce19" table:formula="of:=[.D3]*3.5/((3/12)*(20/9)*2000)" office:value-type="float" office:value="0.83475" calcext:value-type="float">
            <text:p>0.835</text:p>
          </table:table-cell>
          <table:table-cell table:style-name="ce19" table:formula="of:=[.D3]*2/((2/12)*(20/9)*2000)" office:value-type="float" office:value="0.7155" calcext:value-type="float">
            <text:p>0.716</text:p>
          </table:table-cell>
          <table:table-cell table:style-name="ce19" table:formula="of:=[.D3]*2.5/((5/12)*(20/9)*2000)" office:value-type="float" office:value="0.35775" calcext:value-type="float">
            <text:p>0.358</text:p>
          </table:table-cell>
          <table:table-cell table:style-name="ce19" table:formula="of:=[.D3]*7/((14/12)*(20/9)*2000)" office:value-type="float" office:value="0.35775" calcext:value-type="float">
            <text:p>0.358</text:p>
          </table:table-cell>
          <table:table-cell table:style-name="ce19" table:formula="of:=[.D3]/(4*2)" office:value-type="float" office:value="33.125" calcext:value-type="float">
            <text:p>33.125</text:p>
          </table:table-cell>
          <table:table-cell table:style-name="ce19" table:formula="of:=[.D3]/(4*5)" office:value-type="float" office:value="13.25" calcext:value-type="float">
            <text:p>13.250</text:p>
          </table:table-cell>
          <table:table-cell table:style-name="ce19" table:formula="of:=[.D3]/40" office:value-type="float" office:value="6.625" calcext:value-type="float">
            <text:p>6.625</text:p>
          </table:table-cell>
          <table:table-cell table:style-name="ce19" table:formula="of:=[.D3]/40" office:value-type="float" office:value="6.625" calcext:value-type="float">
            <text:p>6.625</text:p>
          </table:table-cell>
          <table:table-cell table:style-name="ce19" table:formula="of:=[.D3]/40" office:value-type="float" office:value="6.625" calcext:value-type="float">
            <text:p>6.625</text:p>
          </table:table-cell>
          <table:table-cell table:style-name="ce19" table:formula="of:=[.D3]/20" office:value-type="float" office:value="13.25" calcext:value-type="float">
            <text:p>13.250</text:p>
          </table:table-cell>
          <table:table-cell table:style-name="ce19" table:formula="of:=[.D3]*8.3454*32/2000" office:value-type="float" office:value="35.384496" calcext:value-type="float">
            <text:p>35.384</text:p>
          </table:table-cell>
          <table:table-cell table:style-name="ce19" table:formula="of:=[.D3]*50*2/(3*2000)" office:value-type="float" office:value="4.41666666666667" calcext:value-type="float">
            <text:p>4.417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19" table:formula="of:=IF(NOT([.CH3]=0.001);0.006*[.D3]/3;0.001)" office:value-type="float" office:value="0.001" calcext:value-type="float">
            <text:p>0.001</text:p>
          </table:table-cell>
          <table:table-cell table:style-name="ce19" table:formula="of:=IF(NOT([.CH3]=0.001);0.7*[.D3]/3;0.001)" office:value-type="float" office:value="0.001" calcext:value-type="float">
            <text:p>0.001</text:p>
          </table:table-cell>
          <table:table-cell table:style-name="ce19" table:formula="of:=IF(NOT([.CH3]=0.001);0.65*[.D3]/3;0.001)" office:value-type="float" office:value="0.001" calcext:value-type="float">
            <text:p>0.001</text:p>
          </table:table-cell>
          <table:table-cell table:style-name="ce19" table:formula="of:=IF(NOT([.CH3]=0.001);0.002*[.D3]/3;0.001)" office:value-type="float" office:value="0.001" calcext:value-type="float">
            <text:p>0.001</text:p>
          </table:table-cell>
          <table:table-cell table:style-name="ce19" table:formula="of:=IF(NOT([.CH3]=0.001);0.001*[.D3]/3;0.001)" office:value-type="float" office:value="0.001" calcext:value-type="float">
            <text:p>0.001</text:p>
          </table:table-cell>
          <table:table-cell table:style-name="ce19" table:formula="of:=[.D3]*3*110/(24*2000)" office:value-type="float" office:value="1.821875" calcext:value-type="float">
            <text:p>1.822</text:p>
          </table:table-cell>
          <table:table-cell table:style-name="ce19" table:formula="of:=[.D3]*3*12/(24*2000)" office:value-type="float" office:value="0.19875" calcext:value-type="float">
            <text:p>0.199</text:p>
          </table:table-cell>
          <table:table-cell table:style-name="ce19" table:formula="of:=[.D3]*3*1.4/(24*2000)" office:value-type="float" office:value="0.0231875" calcext:value-type="float">
            <text:p>0.023</text:p>
          </table:table-cell>
          <table:table-cell table:style-name="ce19" table:formula="of:=[.D3]*1600*8.3454/(10*2000)" office:value-type="float" office:value="176.92248" calcext:value-type="float">
            <text:p>176.922</text:p>
          </table:table-cell>
          <table:table-cell table:style-name="ce19" table:formula="of:=[.D3]*2/2000" office:value-type="float" office:value="0.265" calcext:value-type="float">
            <text:p>0.265</text:p>
          </table:table-cell>
          <table:table-cell table:style-name="ce19" table:formula="of:=[.D3]*2*30/2000" office:value-type="float" office:value="7.95" calcext:value-type="float">
            <text:p>7.950</text:p>
          </table:table-cell>
          <table:table-cell table:style-name="ce19" table:formula="of:=27/4" office:value-type="float" office:value="6.75" calcext:value-type="float">
            <text:p>6.750</text:p>
          </table:table-cell>
          <table:table-cell table:style-name="ce19" table:formula="of:=27/16" office:value-type="float" office:value="1.6875" calcext:value-type="float">
            <text:p>1.688</text:p>
          </table:table-cell>
          <table:table-cell table:style-name="ce19" table:formula="of:=[.CQ3]*0.9" office:value-type="float" office:value="159.230232" calcext:value-type="float">
            <text:p>159.230</text:p>
          </table:table-cell>
          <table:table-cell table:style-name="ce19" table:formula="of:=2.5*[.D3]/(60*2000)" office:value-type="float" office:value="0.00552083333333333" calcext:value-type="float">
            <text:p>0.006</text:p>
          </table:table-cell>
          <table:table-cell table:style-name="ce19" table:formula="of:=[.D3]*2.5*55/2000" office:value-type="float" office:value="18.21875" calcext:value-type="float">
            <text:p>18.219</text:p>
          </table:table-cell>
          <table:table-cell table:style-name="ce19" table:formula="of:=[.D3]*2.5*1.25*0.5/2000" office:value-type="float" office:value="0.20703125" calcext:value-type="float">
            <text:p>0.207</text:p>
          </table:table-cell>
          <table:table-cell table:style-name="ce19" table:formula="of:=[.D3]*2*20/2000" office:value-type="float" office:value="5.3" calcext:value-type="float">
            <text:p>5.300</text:p>
          </table:table-cell>
          <table:table-cell table:style-name="ce19" table:formula="of:=IF([.B3]=&quot;Mts&quot;;[.D3]*0.005;0.001)" office:value-type="float" office:value="0.001" calcext:value-type="float">
            <text:p>0.001</text:p>
          </table:table-cell>
          <table:table-cell table:style-name="ce19" table:formula="of:=IF([.B3]=&quot;Mts&quot;;[.D3]*0.01;0.001)" office:value-type="float" office:value="0.001" calcext:value-type="float">
            <text:p>0.001</text:p>
          </table:table-cell>
          <table:table-cell table:style-name="ce19" table:formula="of:=[.D3]*0.02*12/(3*2000)" office:value-type="float" office:value="0.0106" calcext:value-type="float">
            <text:p>0.011</text:p>
          </table:table-cell>
          <table:table-cell table:style-name="ce19" table:formula="of:=[.D3]*0.5*12/(5*2000)" office:value-type="float" office:value="0.159" calcext:value-type="float">
            <text:p>0.159</text:p>
          </table:table-cell>
          <table:table-cell table:style-name="ce19" table:formula="of:=[.D3]*6*25/2000" office:value-type="float" office:value="19.875" calcext:value-type="float">
            <text:p>19.875</text:p>
          </table:table-cell>
          <table:table-cell table:style-name="ce19" table:number-columns-repeated="915"/>
        </table:table-row>
        <table:table-row table:style-name="ro1">
          <table:table-cell office:value-type="string" calcext:value-type="string">
            <text:p>Oko</text:p>
          </table:table-cell>
          <table:table-cell office:value-type="string" calcext:value-type="string">
            <text:p>Mts</text:p>
          </table:table-cell>
          <table:table-cell office:value-type="float" office:value="211" calcext:value-type="float">
            <text:p>211</text:p>
          </table:table-cell>
          <table:table-cell table:formula="of:=IF([.B4]=&quot;Taiga&quot;;265;IF([.B4]=&quot;Mts&quot;;265;IF([.B4]=&quot;Temp&quot;;230;IF([.B4]=&quot;Steppe&quot;;265;IF([.B4]=&quot;Jungle&quot;;180;IF([.B4]=&quot;Sav&quot;;240;IF([.B4]=&quot;Medi&quot;;230;0)))))))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style-name="ce19" table:formula="of:=IF([.B4]=&quot;Taiga&quot;;0.43;IF([.B4]=&quot;Mts&quot;;0.21;IF([.B4]=&quot;Temp&quot;;0.64;IF([.B4]=&quot;Steppe&quot;;0.57;IF([.B4]=&quot;Jungle&quot;;0.43;IF([.B4]=&quot;Sav&quot;;0.57;IF([.B4]=&quot;Medi&quot;;0.43;0)))))))*1.5" office:value-type="float" office:value="0.315" calcext:value-type="float">
            <text:p>0.315</text:p>
          </table:table-cell>
          <table:table-cell table:style-name="ce19" table:formula="of:=IF([.B4]=&quot;Taiga&quot;;0.43;IF([.B4]=&quot;Mts&quot;;0.8;IF([.B4]=&quot;Temp&quot;;0.64;IF([.B4]=&quot;Steppe&quot;;0.8;IF([.B4]=&quot;Jungle&quot;;0.43;IF([.B4]=&quot;Sav&quot;;0.8;IF([.B4]=&quot;Medi&quot;;0.6;0)))))))" office:value-type="float" office:value="0.8" calcext:value-type="float">
            <text:p>0.800</text:p>
          </table:table-cell>
          <table:table-cell table:style-name="ce19" table:formula="of:=IF([.B4]=&quot;Taiga&quot;;528;IF([.B4]=&quot;Mts&quot;;855.27;IF([.B4]=&quot;Temp&quot;;565.94;IF([.B4]=&quot;Steppe&quot;;551.72;IF([.B4]=&quot;Jungle&quot;;575.43;IF([.B4]=&quot;Sav&quot;;599.15;IF([.B4]=&quot;Medi&quot;;564.36;0)))))))" office:value-type="float" office:value="855.27" calcext:value-type="float">
            <text:p>855.270</text:p>
          </table:table-cell>
          <table:table-cell table:style-name="ce19" table:formula="of:=IF([.B4]=&quot;Taiga&quot;;2608.19;IF([.B4]=&quot;Mts&quot;;2100;IF([.B4]=&quot;Temp&quot;;2976.19;IF([.B4]=&quot;Steppe&quot;;2450.48;IF([.B4]=&quot;Jungle&quot;;2135.05;IF([.B4]=&quot;Sav&quot;;2310.29;IF([.B4]=&quot;Medi&quot;;2485.52;0)))))))" office:value-type="float" office:value="2100" calcext:value-type="float">
            <text:p>2,100.000</text:p>
          </table:table-cell>
          <table:table-cell table:style-name="ce19" table:formula="of:=IF([.B4]=&quot;Taiga&quot;;500.54;IF([.B4]=&quot;Mts&quot;;360;IF([.B4]=&quot;Temp&quot;;570.81;IF([.B4]=&quot;Steppe&quot;;441.95;IF([.B4]=&quot;Jungle&quot;;486.49;IF([.B4]=&quot;Sav&quot;;518.92;IF([.B4]=&quot;Medi&quot;;640;0)))))))" office:value-type="float" office:value="360" calcext:value-type="float">
            <text:p>360.000</text:p>
          </table:table-cell>
          <table:table-cell table:style-name="ce19" table:formula="of:=IF([.B4]=&quot;Taiga&quot;;2003.09;IF([.B4]=&quot;Mts&quot;;1612.8;IF([.B4]=&quot;Temp&quot;;2285.71;IF([.B4]=&quot;Steppe&quot;;1881.97;IF([.B4]=&quot;Jungle&quot;;1639.72;IF([.B4]=&quot;Sav&quot;;1774.3;IF([.B4]=&quot;Medi&quot;;1908.88;0)))))))" office:value-type="float" office:value="1612.8" calcext:value-type="float">
            <text:p>1,612.800</text:p>
          </table:table-cell>
          <table:table-cell table:style-name="ce19" table:formula="of:=IF([.B4]=&quot;Taiga&quot;;260.82;IF([.B4]=&quot;Mts&quot;;210;IF([.B4]=&quot;Temp&quot;;297.62;IF([.B4]=&quot;Steppe&quot;;245.05;IF([.B4]=&quot;Jungle&quot;;213.5;IF([.B4]=&quot;Sav&quot;;231.03;IF([.B4]=&quot;Medi&quot;;248.55;0)))))))" office:value-type="float" office:value="210" calcext:value-type="float">
            <text:p>210.000</text:p>
          </table:table-cell>
          <table:table-cell table:style-name="ce19" table:formula="of:=IF([.B4]=&quot;Taiga&quot;;250;IF([.B4]=&quot;Mts&quot;;640;IF([.B4]=&quot;Temp&quot;;295.2174;IF([.B4]=&quot;Steppe&quot;;278.2609;IF([.B4]=&quot;Jungle&quot;;306.5217;IF([.B4]=&quot;Sav&quot;;334.7826;IF([.B4]=&quot;Medi&quot;;293.3333;0)))))))" office:value-type="float" office:value="640" calcext:value-type="float">
            <text:p>640.000</text:p>
          </table:table-cell>
          <table:table-cell table:style-name="ce19" table:formula="of:=IF([.B4]=&quot;Taiga&quot;;1491.9691;IF([.B4]=&quot;Mts&quot;;980;IF([.B4]=&quot;Temp&quot;;1747.9537;IF([.B4]=&quot;Steppe&quot;;1278.5174;IF([.B4]=&quot;Jungle&quot;;1440.7722;IF([.B4]=&quot;Sav&quot;;1558.9189;IF([.B4]=&quot;Medi&quot;;2000;0)))))))" office:value-type="float" office:value="980" calcext:value-type="float">
            <text:p>980.000</text:p>
          </table:table-cell>
          <table:table-cell table:style-name="ce19" table:formula="of:=IF([.B4]=&quot;Taiga&quot;;68.5;IF([.B4]=&quot;Mts&quot;;25;IF([.B4]=&quot;Temp&quot;;100;IF([.B4]=&quot;Steppe&quot;;55;IF([.B4]=&quot;Jungle&quot;;28;IF([.B4]=&quot;Sav&quot;;43;IF([.B4]=&quot;Medi&quot;;58;0)))))))" office:value-type="float" office:value="25" calcext:value-type="float">
            <text:p>25.000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5" office:value-type="string" calcext:value-type="string">
            <text:p>|--|</text:p>
          </table:table-cell>
          <table:table-cell table:style-name="ce19" table:formula="of:=[.C4]*[.F4]*[.G4]*360*640*1393.66125/(2000*1000)" office:value-type="float" office:value="8536.752689472" calcext:value-type="float">
            <text:p>8,536.753</text:p>
          </table:table-cell>
          <table:table-cell table:style-name="ce19" table:formula="of:=[.C4]*[.F4]*[.G4]*[.J4]*640*1393.66125/(2000*1000)" office:value-type="float" office:value="8536.752689472" calcext:value-type="float">
            <text:p>8,536.753</text:p>
          </table:table-cell>
          <table:table-cell table:style-name="ce19" table:formula="of:=[.T4]*[.J$28]" office:value-type="float" office:value="2845.584229824" calcext:value-type="float">
            <text:p>2,845.584</text:p>
          </table:table-cell>
          <table:table-cell table:style-name="ce19" table:formula="of:=[.T4]-[.U4]" office:value-type="float" office:value="5691.168459648" calcext:value-type="float">
            <text:p>5,691.168</text:p>
          </table:table-cell>
          <table:table-cell table:style-name="ce19" table:formula="of:=[.C4]*[.F4]*[.G4]*[.H4]*640*1393.66125/(2000*1000)" office:value-type="float" office:value="20281.1902020131" calcext:value-type="float">
            <text:p>20,281.190</text:p>
          </table:table-cell>
          <table:table-cell table:style-name="ce19" table:formula="of:=[.W4]*[.H$28]" office:value-type="float" office:value="5531.23369145812" calcext:value-type="float">
            <text:p>5,531.234</text:p>
          </table:table-cell>
          <table:table-cell table:style-name="ce19" table:formula="of:=[.W4]-[.X4]" office:value-type="float" office:value="14749.956510555" calcext:value-type="float">
            <text:p>14,749.957</text:p>
          </table:table-cell>
          <table:table-cell table:style-name="ce19" table:formula="of:=[.C4]*[.F4]*[.G4]*[.M4]*640*1393.66125/(2000*1000)" office:value-type="float" office:value="15176.449225728" calcext:value-type="float">
            <text:p>15,176.449</text:p>
          </table:table-cell>
          <table:table-cell table:style-name="ce19" table:formula="of:=[.C4]*[.F4]*[.G4]*[.N4]*640*1393.66125/(2000*1000)" office:value-type="float" office:value="23238.937876896" calcext:value-type="float">
            <text:p>23,238.938</text:p>
          </table:table-cell>
          <table:table-cell table:style-name="ce19" table:formula="of:=[.C4]*[.F4]*[.G4]*[.O4]*640*1393.66125/(2000*1000)" office:value-type="float" office:value="592.83004788" calcext:value-type="float">
            <text:p>592.830</text:p>
          </table:table-cell>
          <table:table-cell table:style-name="ce19" table:formula="of:=[.C4]*[.P4]*640*1393.66125/(2000*1000)" office:value-type="float" office:value="3.528750285" calcext:value-type="float">
            <text:p>3.529</text:p>
          </table:table-cell>
          <table:table-cell table:style-name="ce19" table:formula="of:=[.C4]*[.Q4]*640*1393.66125/(2000*1000)" office:value-type="float" office:value="3.528750285" calcext:value-type="float">
            <text:p>3.529</text:p>
          </table:table-cell>
          <table:table-cell table:style-name="ce19" table:formula="of:=[.C4]*[.F4]*[.G4]*6*[.J4]*640*1393.66125/(18*365)" office:value-type="float" office:value="15592242.3552" calcext:value-type="float">
            <text:p>15,592,242.355</text:p>
          </table:table-cell>
          <table:table-cell table:style-name="ce19" table:formula="of:=[.C4]*[.F4]*[.G4]*[.J4]*640*1393.66125/(18*100)" office:value-type="float" office:value="9485280.76608" calcext:value-type="float">
            <text:p>9,485,280.766</text:p>
          </table:table-cell>
          <table:table-cell table:style-name="ce19" table:formula="of:=[.C4]*[.F4]*[.G4]*[.J4]*640*1393.66125/520" office:value-type="float" office:value="32833664.1902769" calcext:value-type="float">
            <text:p>32,833,664.190</text:p>
          </table:table-cell>
          <table:table-cell table:style-name="ce19" table:formula="of:=[.C4]*[.F4]*[.G4]*[.K4]*640*1393.66125/(2000*1000)" office:value-type="float" office:value="38244.6520488346" calcext:value-type="float">
            <text:p>38,244.652</text:p>
          </table:table-cell>
          <table:table-cell table:style-name="ce19" table:formula="of:=3*12*[.D4]/5" office:value-type="float" office:value="1908" calcext:value-type="float">
            <text:p>1,908.000</text:p>
          </table:table-cell>
          <table:table-cell table:style-name="ce19" table:formula="of:=1.5*[.D4]*750/(2000*15)" office:value-type="float" office:value="9.9375" calcext:value-type="float">
            <text:p>9.938</text:p>
          </table:table-cell>
          <table:table-cell table:style-name="ce19" table:formula="of:=66*10*[.D4]/(2000*6)" office:value-type="float" office:value="14.575" calcext:value-type="float">
            <text:p>14.575</text:p>
          </table:table-cell>
          <table:table-cell table:style-name="ce19" table:formula="of:=[.AE4]*365/1000" office:value-type="float" office:value="5691168.459648" calcext:value-type="float">
            <text:p>5,691,168.460</text:p>
          </table:table-cell>
          <table:table-cell table:style-name="ce19" table:formula="of:=[.AF4]*24*238/(3*25*2000*1000)" office:value-type="float" office:value="361.199491572326" calcext:value-type="float">
            <text:p>361.199</text:p>
          </table:table-cell>
          <table:table-cell table:style-name="ce19" table:formula="of:=[.AG4]*40*0.7*52/(6*1000*2000)" office:value-type="float" office:value="3983.8179217536" calcext:value-type="float">
            <text:p>3,983.818</text:p>
          </table:table-cell>
          <table:table-cell table:style-name="ce19" table:formula="of:=[.AG4]*120*2/(16*1000*2000)" office:value-type="float" office:value="246.252481427077" calcext:value-type="float">
            <text:p>246.252</text:p>
          </table:table-cell>
          <table:table-cell table:style-name="ce19" table:formula="of:=[.AH4]*3.25*8.34/(48)" office:value-type="float" office:value="21596.2769538263" calcext:value-type="float">
            <text:p>21,596.277</text:p>
          </table:table-cell>
          <table:table-cell table:style-name="ce19" table:formula="of:=[.AH4]*25*8.34/(4*48)" office:value-type="float" office:value="41531.3018342813" calcext:value-type="float">
            <text:p>41,531.302</text:p>
          </table:table-cell>
          <table:table-cell table:style-name="ce19" table:formula="of:=[.C4]*[.F4]*[.G4]*[.L4]*640*1393.66125/(2000*1000)" office:value-type="float" office:value="4979.772402192" calcext:value-type="float">
            <text:p>4,979.772</text:p>
          </table:table-cell>
          <table:table-cell table:style-name="ce19" table:formula="of:=[.AF4]*600*6/(90*1000*2000)" office:value-type="float" office:value="189.7056153216" calcext:value-type="float">
            <text:p>189.706</text:p>
          </table:table-cell>
          <table:table-cell table:style-name="ce19" table:formula="of:=IF([.B4]=&quot;Taiga&quot;;236.2;IF([.B4]=&quot;Mts&quot;;10;IF([.B4]=&quot;Temp&quot;;400;IF([.B4]=&quot;Steppe&quot;;25;IF([.B4]=&quot;Jungle&quot;;400;IF([.B4]=&quot;Sav&quot;;103.6;IF([.B4]=&quot;Medi&quot;;181.6;0)))))))*[.D4]*[.AT$36]" office:value-type="float" office:value="4.96875" calcext:value-type="float">
            <text:p>4.969</text:p>
          </table:table-cell>
          <table:table-cell table:style-name="ce19" table:formula="of:=INDEX([$Tech.$F$3:$Tech.$F$13];MATCH([.E4];[$Tech.$E$3:$Tech.$E$13];1))*[.D4]*[.AT$36]/365" office:value-type="float" office:value="49.6875" calcext:value-type="float">
            <text:p>49.688</text:p>
          </table:table-cell>
          <table:table-cell table:style-name="ce19" table:formula="of:=[.D4]*12.5*[.AT$36]/(30)" office:value-type="float" office:value="0.20703125" calcext:value-type="float">
            <text:p>0.207</text:p>
          </table:table-cell>
          <table:table-cell table:style-name="ce19" table:formula="of:=125*[.D4]*[.AW$30]" office:value-type="float" office:value="128.1005859375" calcext:value-type="float">
            <text:p>128.101</text:p>
          </table:table-cell>
          <table:table-cell table:style-name="ce19" table:formula="of:=1000*[.D4]*[.AW$30]/(3)" office:value-type="float" office:value="341.6015625" calcext:value-type="float">
            <text:p>341.602</text:p>
          </table:table-cell>
          <table:table-cell table:style-name="ce19" table:formula="of:=[.D4]/(2*[.AY$30])" office:value-type="float" office:value="238.5" calcext:value-type="float">
            <text:p>238.500</text:p>
          </table:table-cell>
          <table:table-cell table:style-name="ce19" table:formula="of:=[.D4]*[.AZ$30]/2" office:value-type="float" office:value="0.165625" calcext:value-type="float">
            <text:p>0.166</text:p>
          </table:table-cell>
          <table:table-cell table:style-name="ce19" table:formula="of:=[.D4]*2*[.BA$30]" office:value-type="float" office:value="0.795" calcext:value-type="float">
            <text:p>0.795</text:p>
          </table:table-cell>
          <table:table-cell table:style-name="ce19" table:formula="of:=[.D4]*3*[.BB$30]" office:value-type="float" office:value="0.59625" calcext:value-type="float">
            <text:p>0.596</text:p>
          </table:table-cell>
          <table:table-cell table:style-name="ce19" table:formula="of:=[.D4]*11*[.BC$30]/15" office:value-type="float" office:value="0.1166" calcext:value-type="float">
            <text:p>0.117</text:p>
          </table:table-cell>
          <table:table-cell table:style-name="ce19" table:formula="of:=[.D4]*11*[.BD$30]/8" office:value-type="float" office:value="0.27328125" calcext:value-type="float">
            <text:p>0.273</text:p>
          </table:table-cell>
          <table:table-cell table:style-name="ce19" table:formula="of:=[.D4]*11*[.BE$30]/3" office:value-type="float" office:value="0.176982142857143" calcext:value-type="float">
            <text:p>0.177</text:p>
          </table:table-cell>
          <table:table-cell table:style-name="ce19" table:formula="of:=[.D4]*11*[.BF$30]/5" office:value-type="float" office:value="0.12753125" calcext:value-type="float">
            <text:p>0.128</text:p>
          </table:table-cell>
          <table:table-cell table:style-name="ce19" table:formula="of:=[.D4]*11*[.BG$30]/9" office:value-type="float" office:value="0.323888888888889" calcext:value-type="float">
            <text:p>0.324</text:p>
          </table:table-cell>
          <table:table-cell table:style-name="ce19" table:formula="of:=[.D4]*11*[.BH$30]/12" office:value-type="float" office:value="0.1821875" calcext:value-type="float">
            <text:p>0.182</text:p>
          </table:table-cell>
          <table:table-cell table:style-name="ce19" table:formula="of:=[.D4]*[.BI$30]/(125/12)" office:value-type="float" office:value="0.5088" calcext:value-type="float">
            <text:p>0.509</text:p>
          </table:table-cell>
          <table:table-cell table:style-name="ce19" table:formula="of:=[.D4]*[.BJ$30]/30" office:value-type="float" office:value="0.231256666666667" calcext:value-type="float">
            <text:p>0.231</text:p>
          </table:table-cell>
          <table:table-cell table:style-name="ce19" table:formula="of:=[.D4]*[.BK$30]/7" office:value-type="float" office:value="0.0319419642857143" calcext:value-type="float">
            <text:p>0.032</text:p>
          </table:table-cell>
          <table:table-cell table:style-name="ce19" table:formula="of:=[.D4]*[.BL$30]/8.5" office:value-type="float" office:value="0.0526102941176471" calcext:value-type="float">
            <text:p>0.053</text:p>
          </table:table-cell>
          <table:table-cell table:style-name="ce19" table:formula="of:=[.D4]*[.BM$30]" office:value-type="float" office:value="0.111796875" calcext:value-type="float">
            <text:p>0.112</text:p>
          </table:table-cell>
          <table:table-cell table:style-name="ce19" table:formula="of:=[.D4]*[.BN$30]/1.5" office:value-type="float" office:value="0.265" calcext:value-type="float">
            <text:p>0.265</text:p>
          </table:table-cell>
          <table:table-cell table:style-name="ce19" table:formula="of:=[.D4]*[.BO$30]/2" office:value-type="float" office:value="0.2153125" calcext:value-type="float">
            <text:p>0.215</text:p>
          </table:table-cell>
          <table:table-cell table:style-name="ce19" table:formula="of:=[.D4]*[.BP$30]/4" office:value-type="float" office:value="0.0496875" calcext:value-type="float">
            <text:p>0.050</text:p>
          </table:table-cell>
          <table:table-cell table:style-name="ce19" table:formula="of:=[.D4]/((16+24)/12)" office:value-type="float" office:value="79.5" calcext:value-type="float">
            <text:p>79.500</text:p>
          </table:table-cell>
          <table:table-cell table:style-name="ce19" table:formula="of:=[.D4]*2/(30*2000)" office:value-type="float" office:value="0.00883333333333333" calcext:value-type="float">
            <text:p>0.009</text:p>
          </table:table-cell>
          <table:table-cell table:style-name="ce19" table:formula="of:=[.D4]/((37.5/12)*2000)" office:value-type="float" office:value="0.0424" calcext:value-type="float">
            <text:p>0.042</text:p>
          </table:table-cell>
          <table:table-cell table:style-name="ce19" table:formula="of:=[.D4]*2/((20/9)*2000)" office:value-type="float" office:value="0.11925" calcext:value-type="float">
            <text:p>0.119</text:p>
          </table:table-cell>
          <table:table-cell table:style-name="ce19" table:formula="of:=[.AF4]*24*8/(3*25*2000*1000)" office:value-type="float" office:value="12.1411593805824" calcext:value-type="float">
            <text:p>12.141</text:p>
          </table:table-cell>
          <table:table-cell table:style-name="ce19" table:formula="of:=[.D4]*3.5/((3/12)*(20/9)*2000)" office:value-type="float" office:value="0.83475" calcext:value-type="float">
            <text:p>0.835</text:p>
          </table:table-cell>
          <table:table-cell table:style-name="ce19" table:formula="of:=[.D4]*2/((2/12)*(20/9)*2000)" office:value-type="float" office:value="0.7155" calcext:value-type="float">
            <text:p>0.716</text:p>
          </table:table-cell>
          <table:table-cell table:style-name="ce19" table:formula="of:=[.D4]*2.5/((5/12)*(20/9)*2000)" office:value-type="float" office:value="0.35775" calcext:value-type="float">
            <text:p>0.358</text:p>
          </table:table-cell>
          <table:table-cell table:style-name="ce19" table:formula="of:=[.D4]*7/((14/12)*(20/9)*2000)" office:value-type="float" office:value="0.35775" calcext:value-type="float">
            <text:p>0.358</text:p>
          </table:table-cell>
          <table:table-cell table:style-name="ce19" table:formula="of:=[.D4]/(4*2)" office:value-type="float" office:value="33.125" calcext:value-type="float">
            <text:p>33.125</text:p>
          </table:table-cell>
          <table:table-cell table:style-name="ce19" table:formula="of:=[.D4]/(4*5)" office:value-type="float" office:value="13.25" calcext:value-type="float">
            <text:p>13.250</text:p>
          </table:table-cell>
          <table:table-cell table:style-name="ce19" table:formula="of:=[.D4]/40" office:value-type="float" office:value="6.625" calcext:value-type="float">
            <text:p>6.625</text:p>
          </table:table-cell>
          <table:table-cell table:style-name="ce19" table:formula="of:=[.D4]/40" office:value-type="float" office:value="6.625" calcext:value-type="float">
            <text:p>6.625</text:p>
          </table:table-cell>
          <table:table-cell table:style-name="ce19" table:formula="of:=[.D4]/40" office:value-type="float" office:value="6.625" calcext:value-type="float">
            <text:p>6.625</text:p>
          </table:table-cell>
          <table:table-cell table:style-name="ce19" table:formula="of:=[.D4]/20" office:value-type="float" office:value="13.25" calcext:value-type="float">
            <text:p>13.250</text:p>
          </table:table-cell>
          <table:table-cell table:style-name="ce19" table:formula="of:=[.D4]*8.3454*32/2000" office:value-type="float" office:value="35.384496" calcext:value-type="float">
            <text:p>35.384</text:p>
          </table:table-cell>
          <table:table-cell table:style-name="ce19" table:formula="of:=[.D4]*50*2/(3*2000)" office:value-type="float" office:value="4.41666666666667" calcext:value-type="float">
            <text:p>4.417</text:p>
          </table:table-cell>
          <table:table-cell table:style-name="ce19" table:formula="of:=[.D3]*50/2000" office:value-type="float" office:value="6.625" calcext:value-type="float">
            <text:p>6.625</text:p>
          </table:table-cell>
          <table:table-cell table:style-name="ce19" table:formula="of:=IF(NOT([.CH4]=0.001);0.006*[.D4]/3;0.001)" office:value-type="float" office:value="0.53" calcext:value-type="float">
            <text:p>0.530</text:p>
          </table:table-cell>
          <table:table-cell table:style-name="ce19" table:formula="of:=IF(NOT([.CH4]=0.001);0.7*[.D4]/3;0.001)" office:value-type="float" office:value="61.8333333333333" calcext:value-type="float">
            <text:p>61.833</text:p>
          </table:table-cell>
          <table:table-cell table:style-name="ce19" table:formula="of:=IF(NOT([.CH4]=0.001);0.65*[.D4]/3;0.001)" office:value-type="float" office:value="57.4166666666667" calcext:value-type="float">
            <text:p>57.417</text:p>
          </table:table-cell>
          <table:table-cell table:style-name="ce19" table:formula="of:=IF(NOT([.CH4]=0.001);0.002*[.D4]/3;0.001)" office:value-type="float" office:value="0.176666666666667" calcext:value-type="float">
            <text:p>0.177</text:p>
          </table:table-cell>
          <table:table-cell table:style-name="ce19" table:formula="of:=IF(NOT([.CH4]=0.001);0.001*[.D4]/3;0.001)" office:value-type="float" office:value="0.0883333333333333" calcext:value-type="float">
            <text:p>0.088</text:p>
          </table:table-cell>
          <table:table-cell table:style-name="ce19" table:formula="of:=[.D4]*3*110/(24*2000)" office:value-type="float" office:value="1.821875" calcext:value-type="float">
            <text:p>1.822</text:p>
          </table:table-cell>
          <table:table-cell table:style-name="ce19" table:formula="of:=[.D4]*3*12/(24*2000)" office:value-type="float" office:value="0.19875" calcext:value-type="float">
            <text:p>0.199</text:p>
          </table:table-cell>
          <table:table-cell table:style-name="ce19" table:formula="of:=[.D4]*3*1.4/(24*2000)" office:value-type="float" office:value="0.0231875" calcext:value-type="float">
            <text:p>0.023</text:p>
          </table:table-cell>
          <table:table-cell table:style-name="ce19" table:formula="of:=[.D4]*1600*8.3454/(10*2000)" office:value-type="float" office:value="176.92248" calcext:value-type="float">
            <text:p>176.922</text:p>
          </table:table-cell>
          <table:table-cell table:style-name="ce19" table:formula="of:=[.D4]*2/2000" office:value-type="float" office:value="0.265" calcext:value-type="float">
            <text:p>0.265</text:p>
          </table:table-cell>
          <table:table-cell table:style-name="ce19" table:formula="of:=[.D4]*2*30/2000" office:value-type="float" office:value="7.95" calcext:value-type="float">
            <text:p>7.950</text:p>
          </table:table-cell>
          <table:table-cell table:style-name="ce19" table:formula="of:=27/4" office:value-type="float" office:value="6.75" calcext:value-type="float">
            <text:p>6.750</text:p>
          </table:table-cell>
          <table:table-cell table:style-name="ce19" table:formula="of:=27/16" office:value-type="float" office:value="1.6875" calcext:value-type="float">
            <text:p>1.688</text:p>
          </table:table-cell>
          <table:table-cell table:style-name="ce19" table:formula="of:=[.CQ4]*0.9" office:value-type="float" office:value="159.230232" calcext:value-type="float">
            <text:p>159.230</text:p>
          </table:table-cell>
          <table:table-cell table:style-name="ce19" table:formula="of:=2.5*[.D4]/(60*2000)" office:value-type="float" office:value="0.00552083333333333" calcext:value-type="float">
            <text:p>0.006</text:p>
          </table:table-cell>
          <table:table-cell table:style-name="ce19" table:formula="of:=[.D4]*2.5*55/2000" office:value-type="float" office:value="18.21875" calcext:value-type="float">
            <text:p>18.219</text:p>
          </table:table-cell>
          <table:table-cell table:style-name="ce19" table:formula="of:=[.D4]*2.5*1.25*0.5/2000" office:value-type="float" office:value="0.20703125" calcext:value-type="float">
            <text:p>0.207</text:p>
          </table:table-cell>
          <table:table-cell table:style-name="ce19" table:formula="of:=[.D4]*2*20/2000" office:value-type="float" office:value="5.3" calcext:value-type="float">
            <text:p>5.300</text:p>
          </table:table-cell>
          <table:table-cell table:style-name="ce19" table:formula="of:=IF([.B4]=&quot;Mts&quot;;[.D4]*0.005;0.001)" office:value-type="float" office:value="1.325" calcext:value-type="float">
            <text:p>1.325</text:p>
          </table:table-cell>
          <table:table-cell table:style-name="ce19" table:formula="of:=IF([.B4]=&quot;Mts&quot;;[.D4]*0.01;0.001)" office:value-type="float" office:value="2.65" calcext:value-type="float">
            <text:p>2.650</text:p>
          </table:table-cell>
          <table:table-cell table:style-name="ce19" table:formula="of:=[.D4]*0.02*12/(3*2000)" office:value-type="float" office:value="0.0106" calcext:value-type="float">
            <text:p>0.011</text:p>
          </table:table-cell>
          <table:table-cell table:style-name="ce19" table:formula="of:=[.D4]*0.5*12/(5*2000)" office:value-type="float" office:value="0.159" calcext:value-type="float">
            <text:p>0.159</text:p>
          </table:table-cell>
          <table:table-cell table:style-name="ce19" table:formula="of:=[.D4]*6*25/2000" office:value-type="float" office:value="19.875" calcext:value-type="float">
            <text:p>19.875</text:p>
          </table:table-cell>
          <table:table-cell table:style-name="ce19" table:number-columns-repeated="915"/>
        </table:table-row>
        <table:table-row table:style-name="ro1">
          <table:table-cell office:value-type="string" calcext:value-type="string">
            <text:p>Bono</text:p>
          </table:table-cell>
          <table:table-cell office:value-type="string" calcext:value-type="string">
            <text:p>Temp</text:p>
          </table:table-cell>
          <table:table-cell office:value-type="float" office:value="109" calcext:value-type="float">
            <text:p>109</text:p>
          </table:table-cell>
          <table:table-cell table:formula="of:=IF([.B5]=&quot;Taiga&quot;;265;IF([.B5]=&quot;Mts&quot;;265;IF([.B5]=&quot;Temp&quot;;230;IF([.B5]=&quot;Steppe&quot;;265;IF([.B5]=&quot;Jungle&quot;;180;IF([.B5]=&quot;Sav&quot;;240;IF([.B5]=&quot;Medi&quot;;230;0)))))))"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style-name="ce19" table:formula="of:=IF([.B5]=&quot;Taiga&quot;;0.43;IF([.B5]=&quot;Mts&quot;;0.21;IF([.B5]=&quot;Temp&quot;;0.64;IF([.B5]=&quot;Steppe&quot;;0.57;IF([.B5]=&quot;Jungle&quot;;0.43;IF([.B5]=&quot;Sav&quot;;0.57;IF([.B5]=&quot;Medi&quot;;0.43;0)))))))" office:value-type="float" office:value="0.64" calcext:value-type="float">
            <text:p>0.640</text:p>
          </table:table-cell>
          <table:table-cell table:style-name="ce19" table:formula="of:=IF([.B5]=&quot;Taiga&quot;;0.43;IF([.B5]=&quot;Mts&quot;;0.8;IF([.B5]=&quot;Temp&quot;;0.64;IF([.B5]=&quot;Steppe&quot;;0.8;IF([.B5]=&quot;Jungle&quot;;0.43;IF([.B5]=&quot;Sav&quot;;0.8;IF([.B5]=&quot;Medi&quot;;0.6;0)))))))" office:value-type="float" office:value="0.64" calcext:value-type="float">
            <text:p>0.640</text:p>
          </table:table-cell>
          <table:table-cell table:style-name="ce19" table:formula="of:=IF([.B5]=&quot;Taiga&quot;;528;IF([.B5]=&quot;Mts&quot;;855.27;IF([.B5]=&quot;Temp&quot;;565.94;IF([.B5]=&quot;Steppe&quot;;551.72;IF([.B5]=&quot;Jungle&quot;;575.43;IF([.B5]=&quot;Sav&quot;;599.15;IF([.B5]=&quot;Medi&quot;;564.36;0)))))))" office:value-type="float" office:value="565.94" calcext:value-type="float">
            <text:p>565.940</text:p>
          </table:table-cell>
          <table:table-cell table:style-name="ce19" table:formula="of:=IF([.B5]=&quot;Taiga&quot;;2608.19;IF([.B5]=&quot;Mts&quot;;2100;IF([.B5]=&quot;Temp&quot;;2976.19;IF([.B5]=&quot;Steppe&quot;;2450.48;IF([.B5]=&quot;Jungle&quot;;2135.05;IF([.B5]=&quot;Sav&quot;;2310.29;IF([.B5]=&quot;Medi&quot;;2485.52;0)))))))" office:value-type="float" office:value="2976.19" calcext:value-type="float">
            <text:p>2,976.190</text:p>
          </table:table-cell>
          <table:table-cell table:style-name="ce19" table:formula="of:=IF([.B5]=&quot;Taiga&quot;;500.54;IF([.B5]=&quot;Mts&quot;;360;IF([.B5]=&quot;Temp&quot;;570.81;IF([.B5]=&quot;Steppe&quot;;441.95;IF([.B5]=&quot;Jungle&quot;;486.49;IF([.B5]=&quot;Sav&quot;;518.92;IF([.B5]=&quot;Medi&quot;;640;0)))))))" office:value-type="float" office:value="570.81" calcext:value-type="float">
            <text:p>570.810</text:p>
          </table:table-cell>
          <table:table-cell table:style-name="ce19" table:formula="of:=IF([.B5]=&quot;Taiga&quot;;2003.09;IF([.B5]=&quot;Mts&quot;;1612.8;IF([.B5]=&quot;Temp&quot;;2285.71;IF([.B5]=&quot;Steppe&quot;;1881.97;IF([.B5]=&quot;Jungle&quot;;1639.72;IF([.B5]=&quot;Sav&quot;;1774.3;IF([.B5]=&quot;Medi&quot;;1908.88;0)))))))" office:value-type="float" office:value="2285.71" calcext:value-type="float">
            <text:p>2,285.710</text:p>
          </table:table-cell>
          <table:table-cell table:style-name="ce19" table:formula="of:=IF([.B5]=&quot;Taiga&quot;;260.82;IF([.B5]=&quot;Mts&quot;;210;IF([.B5]=&quot;Temp&quot;;297.62;IF([.B5]=&quot;Steppe&quot;;245.05;IF([.B5]=&quot;Jungle&quot;;213.5;IF([.B5]=&quot;Sav&quot;;231.03;IF([.B5]=&quot;Medi&quot;;248.55;0)))))))" office:value-type="float" office:value="297.62" calcext:value-type="float">
            <text:p>297.620</text:p>
          </table:table-cell>
          <table:table-cell table:style-name="ce19" table:formula="of:=IF([.B5]=&quot;Taiga&quot;;250;IF([.B5]=&quot;Mts&quot;;640;IF([.B5]=&quot;Temp&quot;;295.2174;IF([.B5]=&quot;Steppe&quot;;278.2609;IF([.B5]=&quot;Jungle&quot;;306.5217;IF([.B5]=&quot;Sav&quot;;334.7826;IF([.B5]=&quot;Medi&quot;;293.3333;0)))))))" office:value-type="float" office:value="295.2174" calcext:value-type="float">
            <text:p>295.217</text:p>
          </table:table-cell>
          <table:table-cell table:style-name="ce19" table:formula="of:=IF([.B5]=&quot;Taiga&quot;;1491.9691;IF([.B5]=&quot;Mts&quot;;980;IF([.B5]=&quot;Temp&quot;;1747.9537;IF([.B5]=&quot;Steppe&quot;;1278.5174;IF([.B5]=&quot;Jungle&quot;;1440.7722;IF([.B5]=&quot;Sav&quot;;1558.9189;IF([.B5]=&quot;Medi&quot;;2000;0)))))))" office:value-type="float" office:value="1747.9537" calcext:value-type="float">
            <text:p>1,747.954</text:p>
          </table:table-cell>
          <table:table-cell table:style-name="ce19" table:formula="of:=IF([.B5]=&quot;Taiga&quot;;68.5;IF([.B5]=&quot;Mts&quot;;25;IF([.B5]=&quot;Temp&quot;;100;IF([.B5]=&quot;Steppe&quot;;55;IF([.B5]=&quot;Jungle&quot;;28;IF([.B5]=&quot;Sav&quot;;43;IF([.B5]=&quot;Medi&quot;;58;0)))))))" office:value-type="float" office:value="100" calcext:value-type="float">
            <text:p>100.000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5" office:value-type="string" calcext:value-type="string">
            <text:p>|--|</text:p>
          </table:table-cell>
          <table:table-cell table:style-name="ce19" table:formula="of:=[.C5]*[.F5]*[.G5]*360*640*1393.66125/(2000*1000)" office:value-type="float" office:value="7167.9695192064" calcext:value-type="float">
            <text:p>7,167.970</text:p>
          </table:table-cell>
          <table:table-cell table:style-name="ce19" table:formula="of:=[.C5]*[.F5]*[.G5]*[.J5]*640*1393.66125/(2000*1000)" office:value-type="float" office:value="11365.413003495" calcext:value-type="float">
            <text:p>11,365.413</text:p>
          </table:table-cell>
          <table:table-cell table:style-name="ce19" table:formula="of:=[.T5]*[.J$28]" office:value-type="float" office:value="3788.471001165" calcext:value-type="float">
            <text:p>3,788.471</text:p>
          </table:table-cell>
          <table:table-cell table:style-name="ce19" table:formula="of:=[.T5]-[.U5]" office:value-type="float" office:value="7576.94200233001" calcext:value-type="float">
            <text:p>7,576.942</text:p>
          </table:table-cell>
          <table:table-cell table:style-name="ce19" table:formula="of:=[.C5]*[.F5]*[.G5]*[.H5]*640*1393.66125/(2000*1000)" office:value-type="float" office:value="11268.4463047213" calcext:value-type="float">
            <text:p>11,268.446</text:p>
          </table:table-cell>
          <table:table-cell table:style-name="ce19" table:formula="of:=[.W5]*[.H$28]" office:value-type="float" office:value="3073.21262856036" calcext:value-type="float">
            <text:p>3,073.213</text:p>
          </table:table-cell>
          <table:table-cell table:style-name="ce19" table:formula="of:=[.W5]-[.X5]" office:value-type="float" office:value="8195.23367616095" calcext:value-type="float">
            <text:p>8,195.234</text:p>
          </table:table-cell>
          <table:table-cell table:style-name="ce19" table:formula="of:=[.C5]*[.F5]*[.G5]*[.M5]*640*1393.66125/(2000*1000)" office:value-type="float" office:value="5878.08145760934" calcext:value-type="float">
            <text:p>5,878.081</text:p>
          </table:table-cell>
          <table:table-cell table:style-name="ce19" table:formula="of:=[.C5]*[.F5]*[.G5]*[.N5]*640*1393.66125/(2000*1000)" office:value-type="float" office:value="34803.5523405113" calcext:value-type="float">
            <text:p>34,803.552</text:p>
          </table:table-cell>
          <table:table-cell table:style-name="ce19" table:formula="of:=[.C5]*[.F5]*[.G5]*[.O5]*640*1393.66125/(2000*1000)" office:value-type="float" office:value="1991.102644224" calcext:value-type="float">
            <text:p>1,991.103</text:p>
          </table:table-cell>
          <table:table-cell table:style-name="ce19" table:formula="of:=[.C5]*[.P5]*640*1393.66125/(2000*1000)" office:value-type="float" office:value="1.822908915" calcext:value-type="float">
            <text:p>1.823</text:p>
          </table:table-cell>
          <table:table-cell table:style-name="ce19" table:formula="of:=[.C5]*[.Q5]*640*1393.66125/(2000*1000)" office:value-type="float" office:value="1.822908915" calcext:value-type="float">
            <text:p>1.823</text:p>
          </table:table-cell>
          <table:table-cell table:style-name="ce19" table:formula="of:=[.C5]*[.F5]*[.G5]*6*[.J5]*640*1393.66125/(18*365)" office:value-type="float" office:value="20758745.211863" calcext:value-type="float">
            <text:p>20,758,745.212</text:p>
          </table:table-cell>
          <table:table-cell table:style-name="ce19" table:formula="of:=[.C5]*[.F5]*[.G5]*[.J5]*640*1393.66125/(18*100)" office:value-type="float" office:value="12628236.67055" calcext:value-type="float">
            <text:p>12,628,236.671</text:p>
          </table:table-cell>
          <table:table-cell table:style-name="ce19" table:formula="of:=[.C5]*[.F5]*[.G5]*[.J5]*640*1393.66125/520" office:value-type="float" office:value="43713126.9365193" calcext:value-type="float">
            <text:p>43,713,126.937</text:p>
          </table:table-cell>
          <table:table-cell table:style-name="ce19" table:formula="of:=[.C5]*[.F5]*[.G5]*[.K5]*640*1393.66125/(2000*1000)" office:value-type="float" office:value="45510.8322492924" calcext:value-type="float">
            <text:p>45,510.832</text:p>
          </table:table-cell>
          <table:table-cell table:style-name="ce19" table:formula="of:=3*12*[.D5]/5" office:value-type="float" office:value="1656" calcext:value-type="float">
            <text:p>1,656.000</text:p>
          </table:table-cell>
          <table:table-cell table:style-name="ce19" table:formula="of:=1.5*[.D5]*750/(2000*15)" office:value-type="float" office:value="8.625" calcext:value-type="float">
            <text:p>8.625</text:p>
          </table:table-cell>
          <table:table-cell table:style-name="ce19" table:formula="of:=66*10*[.D5]/(2000*6)" office:value-type="float" office:value="12.65" calcext:value-type="float">
            <text:p>12.650</text:p>
          </table:table-cell>
          <table:table-cell table:style-name="ce19" table:formula="of:=[.AE5]*365/1000" office:value-type="float" office:value="7576942.00233001" calcext:value-type="float">
            <text:p>7,576,942.002</text:p>
          </table:table-cell>
          <table:table-cell table:style-name="ce19" table:formula="of:=[.AF5]*24*238/(3*25*2000*1000)" office:value-type="float" office:value="480.883252414545" calcext:value-type="float">
            <text:p>480.883</text:p>
          </table:table-cell>
          <table:table-cell table:style-name="ce19" table:formula="of:=[.AG5]*40*0.7*52/(6*1000*2000)" office:value-type="float" office:value="5303.85940163101" calcext:value-type="float">
            <text:p>5,303.859</text:p>
          </table:table-cell>
          <table:table-cell table:style-name="ce19" table:formula="of:=[.AG5]*120*2/(16*1000*2000)" office:value-type="float" office:value="327.848452023895" calcext:value-type="float">
            <text:p>327.848</text:p>
          </table:table-cell>
          <table:table-cell table:style-name="ce19" table:formula="of:=[.AH5]*3.25*8.34/(48)" office:value-type="float" office:value="25699.3980857723" calcext:value-type="float">
            <text:p>25,699.398</text:p>
          </table:table-cell>
          <table:table-cell table:style-name="ce19" table:formula="of:=[.AH5]*25*8.34/(4*48)" office:value-type="float" office:value="49421.919395716" calcext:value-type="float">
            <text:p>49,421.919</text:p>
          </table:table-cell>
          <table:table-cell table:style-name="ce19" table:formula="of:=[.C5]*[.F5]*[.G5]*[.L5]*640*1393.66125/(2000*1000)" office:value-type="float" office:value="5925.91968973947" calcext:value-type="float">
            <text:p>5,925.920</text:p>
          </table:table-cell>
          <table:table-cell table:style-name="ce19" table:formula="of:=[.AF5]*600*6/(90*1000*2000)" office:value-type="float" office:value="252.564733411" calcext:value-type="float">
            <text:p>252.565</text:p>
          </table:table-cell>
          <table:table-cell table:style-name="ce19" table:formula="of:=IF([.B5]=&quot;Taiga&quot;;236.2;IF([.B5]=&quot;Mts&quot;;10;IF([.B5]=&quot;Temp&quot;;400;IF([.B5]=&quot;Steppe&quot;;25;IF([.B5]=&quot;Jungle&quot;;400;IF([.B5]=&quot;Sav&quot;;103.6;IF([.B5]=&quot;Medi&quot;;181.6;0)))))))*[.D5]*[.AT$36]" office:value-type="float" office:value="172.5" calcext:value-type="float">
            <text:p>172.500</text:p>
          </table:table-cell>
          <table:table-cell table:style-name="ce19" table:formula="of:=INDEX([$Tech.$F$3:$Tech.$F$13];MATCH([.E5];[$Tech.$E$3:$Tech.$E$13];1))*[.D5]*[.AT$36]/365" office:value-type="float" office:value="43.125" calcext:value-type="float">
            <text:p>43.125</text:p>
          </table:table-cell>
          <table:table-cell table:style-name="ce19" table:formula="of:=[.D5]*12.5*[.AT$36]/(30)" office:value-type="float" office:value="0.1796875" calcext:value-type="float">
            <text:p>0.180</text:p>
          </table:table-cell>
          <table:table-cell table:style-name="ce19" table:formula="of:=125*[.D5]*[.AW$30]" office:value-type="float" office:value="111.181640625" calcext:value-type="float">
            <text:p>111.182</text:p>
          </table:table-cell>
          <table:table-cell table:style-name="ce19" table:formula="of:=1000*[.D5]*[.AW$30]/(3)" office:value-type="float" office:value="296.484375" calcext:value-type="float">
            <text:p>296.484</text:p>
          </table:table-cell>
          <table:table-cell table:style-name="ce19" table:formula="of:=[.D5]/(2*[.AY$30])" office:value-type="float" office:value="207" calcext:value-type="float">
            <text:p>207.000</text:p>
          </table:table-cell>
          <table:table-cell table:style-name="ce19" table:formula="of:=[.D5]*[.AZ$30]/2" office:value-type="float" office:value="0.14375" calcext:value-type="float">
            <text:p>0.144</text:p>
          </table:table-cell>
          <table:table-cell table:style-name="ce19" table:formula="of:=[.D5]*2*[.BA$30]" office:value-type="float" office:value="0.69" calcext:value-type="float">
            <text:p>0.690</text:p>
          </table:table-cell>
          <table:table-cell table:style-name="ce19" table:formula="of:=[.D5]*3*[.BB$30]" office:value-type="float" office:value="0.5175" calcext:value-type="float">
            <text:p>0.518</text:p>
          </table:table-cell>
          <table:table-cell table:style-name="ce19" table:formula="of:=[.D5]*11*[.BC$30]/15" office:value-type="float" office:value="0.1012" calcext:value-type="float">
            <text:p>0.101</text:p>
          </table:table-cell>
          <table:table-cell table:style-name="ce19" table:formula="of:=[.D5]*11*[.BD$30]/8" office:value-type="float" office:value="0.2371875" calcext:value-type="float">
            <text:p>0.237</text:p>
          </table:table-cell>
          <table:table-cell table:style-name="ce19" table:formula="of:=[.D5]*11*[.BE$30]/3" office:value-type="float" office:value="0.153607142857143" calcext:value-type="float">
            <text:p>0.154</text:p>
          </table:table-cell>
          <table:table-cell table:style-name="ce19" table:formula="of:=[.D5]*11*[.BF$30]/5" office:value-type="float" office:value="0.1106875" calcext:value-type="float">
            <text:p>0.111</text:p>
          </table:table-cell>
          <table:table-cell table:style-name="ce19" table:formula="of:=[.D5]*11*[.BG$30]/9" office:value-type="float" office:value="0.281111111111111" calcext:value-type="float">
            <text:p>0.281</text:p>
          </table:table-cell>
          <table:table-cell table:style-name="ce19" table:formula="of:=[.D5]*11*[.BH$30]/12" office:value-type="float" office:value="0.158125" calcext:value-type="float">
            <text:p>0.158</text:p>
          </table:table-cell>
          <table:table-cell table:style-name="ce19" table:formula="of:=[.D5]*[.BI$30]/(125/12)" office:value-type="float" office:value="0.4416" calcext:value-type="float">
            <text:p>0.442</text:p>
          </table:table-cell>
          <table:table-cell table:style-name="ce19" table:formula="of:=[.D5]*[.BJ$30]/30" office:value-type="float" office:value="0.200713333333333" calcext:value-type="float">
            <text:p>0.201</text:p>
          </table:table-cell>
          <table:table-cell table:style-name="ce19" table:formula="of:=[.D5]*[.BK$30]/7" office:value-type="float" office:value="0.0277232142857143" calcext:value-type="float">
            <text:p>0.028</text:p>
          </table:table-cell>
          <table:table-cell table:style-name="ce19" table:formula="of:=[.D5]*[.BL$30]/8.5" office:value-type="float" office:value="0.0456617647058824" calcext:value-type="float">
            <text:p>0.046</text:p>
          </table:table-cell>
          <table:table-cell table:style-name="ce19" table:formula="of:=[.D5]*[.BM$30]" office:value-type="float" office:value="0.09703125" calcext:value-type="float">
            <text:p>0.097</text:p>
          </table:table-cell>
          <table:table-cell table:style-name="ce19" table:formula="of:=[.D5]*[.BN$30]/1.5" office:value-type="float" office:value="0.23" calcext:value-type="float">
            <text:p>0.230</text:p>
          </table:table-cell>
          <table:table-cell table:style-name="ce19" table:formula="of:=[.D5]*[.BO$30]/2" office:value-type="float" office:value="0.186875" calcext:value-type="float">
            <text:p>0.187</text:p>
          </table:table-cell>
          <table:table-cell table:style-name="ce19" table:formula="of:=[.D5]*[.BP$30]/4" office:value-type="float" office:value="0.043125" calcext:value-type="float">
            <text:p>0.043</text:p>
          </table:table-cell>
          <table:table-cell table:style-name="ce19" table:formula="of:=[.D5]/((16+24)/12)" office:value-type="float" office:value="69" calcext:value-type="float">
            <text:p>69.000</text:p>
          </table:table-cell>
          <table:table-cell table:style-name="ce19" table:formula="of:=[.D5]*2/(30*2000)" office:value-type="float" office:value="0.00766666666666667" calcext:value-type="float">
            <text:p>0.008</text:p>
          </table:table-cell>
          <table:table-cell table:style-name="ce19" table:formula="of:=[.D5]/((37.5/12)*2000)" office:value-type="float" office:value="0.0368" calcext:value-type="float">
            <text:p>0.037</text:p>
          </table:table-cell>
          <table:table-cell table:style-name="ce19" table:formula="of:=[.D5]*2/((20/9)*2000)" office:value-type="float" office:value="0.1035" calcext:value-type="float">
            <text:p>0.104</text:p>
          </table:table-cell>
          <table:table-cell table:style-name="ce19" table:formula="of:=[.AF5]*24*8/(3*25*2000*1000)" office:value-type="float" office:value="16.164142938304" calcext:value-type="float">
            <text:p>16.164</text:p>
          </table:table-cell>
          <table:table-cell table:style-name="ce19" table:formula="of:=[.D5]*3.5/((3/12)*(20/9)*2000)" office:value-type="float" office:value="0.7245" calcext:value-type="float">
            <text:p>0.725</text:p>
          </table:table-cell>
          <table:table-cell table:style-name="ce19" table:formula="of:=[.D5]*2/((2/12)*(20/9)*2000)" office:value-type="float" office:value="0.621" calcext:value-type="float">
            <text:p>0.621</text:p>
          </table:table-cell>
          <table:table-cell table:style-name="ce19" table:formula="of:=[.D5]*2.5/((5/12)*(20/9)*2000)" office:value-type="float" office:value="0.3105" calcext:value-type="float">
            <text:p>0.311</text:p>
          </table:table-cell>
          <table:table-cell table:style-name="ce19" table:formula="of:=[.D5]*7/((14/12)*(20/9)*2000)" office:value-type="float" office:value="0.3105" calcext:value-type="float">
            <text:p>0.311</text:p>
          </table:table-cell>
          <table:table-cell table:style-name="ce19" table:formula="of:=[.D5]/(4*2)" office:value-type="float" office:value="28.75" calcext:value-type="float">
            <text:p>28.750</text:p>
          </table:table-cell>
          <table:table-cell table:style-name="ce19" table:formula="of:=[.D5]/(4*5)" office:value-type="float" office:value="11.5" calcext:value-type="float">
            <text:p>11.500</text:p>
          </table:table-cell>
          <table:table-cell table:style-name="ce19" table:formula="of:=[.D5]/40" office:value-type="float" office:value="5.75" calcext:value-type="float">
            <text:p>5.750</text:p>
          </table:table-cell>
          <table:table-cell table:style-name="ce19" table:formula="of:=[.D5]/40" office:value-type="float" office:value="5.75" calcext:value-type="float">
            <text:p>5.750</text:p>
          </table:table-cell>
          <table:table-cell table:style-name="ce19" table:formula="of:=[.D5]/40" office:value-type="float" office:value="5.75" calcext:value-type="float">
            <text:p>5.750</text:p>
          </table:table-cell>
          <table:table-cell table:style-name="ce19" table:formula="of:=[.D5]/20" office:value-type="float" office:value="11.5" calcext:value-type="float">
            <text:p>11.500</text:p>
          </table:table-cell>
          <table:table-cell table:style-name="ce19" table:formula="of:=[.D5]*8.3454*32/2000" office:value-type="float" office:value="30.711072" calcext:value-type="float">
            <text:p>30.711</text:p>
          </table:table-cell>
          <table:table-cell table:style-name="ce19" table:formula="of:=[.D5]*50*2/(3*2000)" office:value-type="float" office:value="3.83333333333333" calcext:value-type="float">
            <text:p>3.833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19" table:formula="of:=IF(NOT([.CH5]=0.001);0.006*[.D5]/3;0.001)" office:value-type="float" office:value="0.001" calcext:value-type="float">
            <text:p>0.001</text:p>
          </table:table-cell>
          <table:table-cell table:style-name="ce19" table:formula="of:=IF(NOT([.CH5]=0.001);0.7*[.D5]/3;0.001)" office:value-type="float" office:value="0.001" calcext:value-type="float">
            <text:p>0.001</text:p>
          </table:table-cell>
          <table:table-cell table:style-name="ce19" table:formula="of:=IF(NOT([.CH5]=0.001);0.65*[.D5]/3;0.001)" office:value-type="float" office:value="0.001" calcext:value-type="float">
            <text:p>0.001</text:p>
          </table:table-cell>
          <table:table-cell table:style-name="ce19" table:formula="of:=IF(NOT([.CH5]=0.001);0.002*[.D5]/3;0.001)" office:value-type="float" office:value="0.001" calcext:value-type="float">
            <text:p>0.001</text:p>
          </table:table-cell>
          <table:table-cell table:style-name="ce19" table:formula="of:=IF(NOT([.CH5]=0.001);0.001*[.D5]/3;0.001)" office:value-type="float" office:value="0.001" calcext:value-type="float">
            <text:p>0.001</text:p>
          </table:table-cell>
          <table:table-cell table:style-name="ce19" table:formula="of:=[.D5]*3*110/(24*2000)" office:value-type="float" office:value="1.58125" calcext:value-type="float">
            <text:p>1.581</text:p>
          </table:table-cell>
          <table:table-cell table:style-name="ce19" table:formula="of:=[.D5]*3*12/(24*2000)" office:value-type="float" office:value="0.1725" calcext:value-type="float">
            <text:p>0.173</text:p>
          </table:table-cell>
          <table:table-cell table:style-name="ce19" table:formula="of:=[.D5]*3*1.4/(24*2000)" office:value-type="float" office:value="0.020125" calcext:value-type="float">
            <text:p>0.020</text:p>
          </table:table-cell>
          <table:table-cell table:style-name="ce19" table:formula="of:=[.D5]*1600*8.3454/(10*2000)" office:value-type="float" office:value="153.55536" calcext:value-type="float">
            <text:p>153.555</text:p>
          </table:table-cell>
          <table:table-cell table:style-name="ce19" table:formula="of:=[.D5]*2/2000" office:value-type="float" office:value="0.23" calcext:value-type="float">
            <text:p>0.230</text:p>
          </table:table-cell>
          <table:table-cell table:style-name="ce19" table:formula="of:=[.D5]*2*30/2000" office:value-type="float" office:value="6.9" calcext:value-type="float">
            <text:p>6.900</text:p>
          </table:table-cell>
          <table:table-cell table:style-name="ce19" table:formula="of:=27/4" office:value-type="float" office:value="6.75" calcext:value-type="float">
            <text:p>6.750</text:p>
          </table:table-cell>
          <table:table-cell table:style-name="ce19" table:formula="of:=27/16" office:value-type="float" office:value="1.6875" calcext:value-type="float">
            <text:p>1.688</text:p>
          </table:table-cell>
          <table:table-cell table:style-name="ce19" table:formula="of:=[.CQ5]*0.9" office:value-type="float" office:value="138.199824" calcext:value-type="float">
            <text:p>138.200</text:p>
          </table:table-cell>
          <table:table-cell table:style-name="ce19" table:formula="of:=2.5*[.D5]/(60*2000)" office:value-type="float" office:value="0.00479166666666667" calcext:value-type="float">
            <text:p>0.005</text:p>
          </table:table-cell>
          <table:table-cell table:style-name="ce19" table:formula="of:=[.D5]*2.5*55/2000" office:value-type="float" office:value="15.8125" calcext:value-type="float">
            <text:p>15.813</text:p>
          </table:table-cell>
          <table:table-cell table:style-name="ce19" table:formula="of:=[.D5]*2.5*1.25*0.5/2000" office:value-type="float" office:value="0.1796875" calcext:value-type="float">
            <text:p>0.180</text:p>
          </table:table-cell>
          <table:table-cell table:style-name="ce19" table:formula="of:=[.D5]*2*20/2000" office:value-type="float" office:value="4.6" calcext:value-type="float">
            <text:p>4.600</text:p>
          </table:table-cell>
          <table:table-cell table:style-name="ce19" table:formula="of:=IF([.B5]=&quot;Mts&quot;;[.D5]*0.005;0.001)" office:value-type="float" office:value="0.001" calcext:value-type="float">
            <text:p>0.001</text:p>
          </table:table-cell>
          <table:table-cell table:style-name="ce19" table:formula="of:=IF([.B5]=&quot;Mts&quot;;[.D5]*0.01;0.001)" office:value-type="float" office:value="0.001" calcext:value-type="float">
            <text:p>0.001</text:p>
          </table:table-cell>
          <table:table-cell table:style-name="ce19" table:formula="of:=[.D5]*0.02*12/(3*2000)" office:value-type="float" office:value="0.0092" calcext:value-type="float">
            <text:p>0.009</text:p>
          </table:table-cell>
          <table:table-cell table:style-name="ce19" table:formula="of:=[.D5]*0.5*12/(5*2000)" office:value-type="float" office:value="0.138" calcext:value-type="float">
            <text:p>0.138</text:p>
          </table:table-cell>
          <table:table-cell table:style-name="ce19" table:formula="of:=[.D5]*6*25/2000" office:value-type="float" office:value="17.25" calcext:value-type="float">
            <text:p>17.250</text:p>
          </table:table-cell>
          <table:table-cell table:style-name="ce19" table:number-columns-repeated="915"/>
        </table:table-row>
        <table:table-row table:style-name="ro1">
          <table:table-cell office:value-type="string" calcext:value-type="string">
            <text:p>Khanak</text:p>
          </table:table-cell>
          <table:table-cell office:value-type="string" calcext:value-type="string">
            <text:p>Steppe</text:p>
          </table:table-cell>
          <table:table-cell table:formula="of:=6*15+14+13+12+128+95+66+36" office:value-type="float" office:value="454" calcext:value-type="float">
            <text:p>454</text:p>
          </table:table-cell>
          <table:table-cell table:formula="of:=IF([.B6]=&quot;Taiga&quot;;265;IF([.B6]=&quot;Mts&quot;;265;IF([.B6]=&quot;Temp&quot;;230;IF([.B6]=&quot;Steppe&quot;;265;IF([.B6]=&quot;Jungle&quot;;180;IF([.B6]=&quot;Sav&quot;;240;IF([.B6]=&quot;Medi&quot;;230;0)))))))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style-name="ce19" table:formula="of:=IF([.B6]=&quot;Taiga&quot;;0.43;IF([.B6]=&quot;Mts&quot;;0.21;IF([.B6]=&quot;Temp&quot;;0.64;IF([.B6]=&quot;Steppe&quot;;0.57;IF([.B6]=&quot;Jungle&quot;;0.43;IF([.B6]=&quot;Sav&quot;;0.57;IF([.B6]=&quot;Medi&quot;;0.43;0)))))))" office:value-type="float" office:value="0.57" calcext:value-type="float">
            <text:p>0.570</text:p>
          </table:table-cell>
          <table:table-cell table:style-name="ce19" table:formula="of:=IF([.B6]=&quot;Taiga&quot;;0.43;IF([.B6]=&quot;Mts&quot;;0.8;IF([.B6]=&quot;Temp&quot;;0.64;IF([.B6]=&quot;Steppe&quot;;0.8;IF([.B6]=&quot;Jungle&quot;;0.43;IF([.B6]=&quot;Sav&quot;;0.8;IF([.B6]=&quot;Medi&quot;;0.6;0)))))))" office:value-type="float" office:value="0.8" calcext:value-type="float">
            <text:p>0.800</text:p>
          </table:table-cell>
          <table:table-cell table:style-name="ce19" table:formula="of:=IF([.B6]=&quot;Taiga&quot;;528;IF([.B6]=&quot;Mts&quot;;855.27;IF([.B6]=&quot;Temp&quot;;565.94;IF([.B6]=&quot;Steppe&quot;;551.72;IF([.B6]=&quot;Jungle&quot;;575.43;IF([.B6]=&quot;Sav&quot;;599.15;IF([.B6]=&quot;Medi&quot;;564.36;0)))))))" office:value-type="float" office:value="551.72" calcext:value-type="float">
            <text:p>551.720</text:p>
          </table:table-cell>
          <table:table-cell table:style-name="ce19" table:formula="of:=IF([.B6]=&quot;Taiga&quot;;2608.19;IF([.B6]=&quot;Mts&quot;;2100;IF([.B6]=&quot;Temp&quot;;2976.19;IF([.B6]=&quot;Steppe&quot;;2450.48;IF([.B6]=&quot;Jungle&quot;;2135.05;IF([.B6]=&quot;Sav&quot;;2310.29;IF([.B6]=&quot;Medi&quot;;2485.52;0)))))))" office:value-type="float" office:value="2450.48" calcext:value-type="float">
            <text:p>2,450.480</text:p>
          </table:table-cell>
          <table:table-cell table:style-name="ce19" table:formula="of:=IF([.B6]=&quot;Taiga&quot;;500.54;IF([.B6]=&quot;Mts&quot;;360;IF([.B6]=&quot;Temp&quot;;570.81;IF([.B6]=&quot;Steppe&quot;;441.95;IF([.B6]=&quot;Jungle&quot;;486.49;IF([.B6]=&quot;Sav&quot;;518.92;IF([.B6]=&quot;Medi&quot;;640;0)))))))" office:value-type="float" office:value="441.95" calcext:value-type="float">
            <text:p>441.950</text:p>
          </table:table-cell>
          <table:table-cell table:style-name="ce19" table:formula="of:=IF([.B6]=&quot;Taiga&quot;;2003.09;IF([.B6]=&quot;Mts&quot;;1612.8;IF([.B6]=&quot;Temp&quot;;2285.71;IF([.B6]=&quot;Steppe&quot;;1881.97;IF([.B6]=&quot;Jungle&quot;;1639.72;IF([.B6]=&quot;Sav&quot;;1774.3;IF([.B6]=&quot;Medi&quot;;1908.88;0)))))))" office:value-type="float" office:value="1881.97" calcext:value-type="float">
            <text:p>1,881.970</text:p>
          </table:table-cell>
          <table:table-cell table:style-name="ce19" table:formula="of:=IF([.B6]=&quot;Taiga&quot;;260.82;IF([.B6]=&quot;Mts&quot;;210;IF([.B6]=&quot;Temp&quot;;297.62;IF([.B6]=&quot;Steppe&quot;;245.05;IF([.B6]=&quot;Jungle&quot;;213.5;IF([.B6]=&quot;Sav&quot;;231.03;IF([.B6]=&quot;Medi&quot;;248.55;0)))))))" office:value-type="float" office:value="245.05" calcext:value-type="float">
            <text:p>245.050</text:p>
          </table:table-cell>
          <table:table-cell table:style-name="ce19" table:formula="of:=IF([.B6]=&quot;Taiga&quot;;250;IF([.B6]=&quot;Mts&quot;;640;IF([.B6]=&quot;Temp&quot;;295.2174;IF([.B6]=&quot;Steppe&quot;;278.2609;IF([.B6]=&quot;Jungle&quot;;306.5217;IF([.B6]=&quot;Sav&quot;;334.7826;IF([.B6]=&quot;Medi&quot;;293.3333;0)))))))" office:value-type="float" office:value="278.2609" calcext:value-type="float">
            <text:p>278.261</text:p>
          </table:table-cell>
          <table:table-cell table:style-name="ce19" table:formula="of:=IF([.B6]=&quot;Taiga&quot;;1491.9691;IF([.B6]=&quot;Mts&quot;;980;IF([.B6]=&quot;Temp&quot;;1747.9537;IF([.B6]=&quot;Steppe&quot;;1278.5174;IF([.B6]=&quot;Jungle&quot;;1440.7722;IF([.B6]=&quot;Sav&quot;;1558.9189;IF([.B6]=&quot;Medi&quot;;2000;0)))))))" office:value-type="float" office:value="1278.5174" calcext:value-type="float">
            <text:p>1,278.517</text:p>
          </table:table-cell>
          <table:table-cell table:style-name="ce19" table:formula="of:=IF([.B6]=&quot;Taiga&quot;;68.5;IF([.B6]=&quot;Mts&quot;;25;IF([.B6]=&quot;Temp&quot;;100;IF([.B6]=&quot;Steppe&quot;;55;IF([.B6]=&quot;Jungle&quot;;28;IF([.B6]=&quot;Sav&quot;;43;IF([.B6]=&quot;Medi&quot;;58;0)))))))" office:value-type="float" office:value="55" calcext:value-type="float">
            <text:p>55.000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5" office:value-type="string" calcext:value-type="string">
            <text:p>|--|</text:p>
          </table:table-cell>
          <table:table-cell table:style-name="ce19" table:formula="of:=[.C6]*[.F6]*[.G6]*360*640*1393.66125/(2000*1000)" office:value-type="float" office:value="33237.656826624" calcext:value-type="float">
            <text:p>33,237.657</text:p>
          </table:table-cell>
          <table:table-cell table:style-name="ce19" table:formula="of:=[.C6]*[.F6]*[.G6]*[.J6]*640*1393.66125/(2000*1000)" office:value-type="float" office:value="40803.8400959069" calcext:value-type="float">
            <text:p>40,803.840</text:p>
          </table:table-cell>
          <table:table-cell table:style-name="ce19" table:formula="of:=[.T6]*[.J$28]" office:value-type="float" office:value="13601.280031969" calcext:value-type="float">
            <text:p>13,601.280</text:p>
          </table:table-cell>
          <table:table-cell table:style-name="ce19" table:formula="of:=[.T6]-[.U6]" office:value-type="float" office:value="27202.5600639379" calcext:value-type="float">
            <text:p>27,202.560</text:p>
          </table:table-cell>
          <table:table-cell table:style-name="ce19" table:formula="of:=[.C6]*[.F6]*[.G6]*[.H6]*640*1393.66125/(2000*1000)" office:value-type="float" office:value="50938.5556232917" calcext:value-type="float">
            <text:p>50,938.556</text:p>
          </table:table-cell>
          <table:table-cell table:style-name="ce19" table:formula="of:=[.W6]*[.H$28]" office:value-type="float" office:value="13892.3333518068" calcext:value-type="float">
            <text:p>13,892.333</text:p>
          </table:table-cell>
          <table:table-cell table:style-name="ce19" table:formula="of:=[.W6]-[.X6]" office:value-type="float" office:value="37046.2222714848" calcext:value-type="float">
            <text:p>37,046.222</text:p>
          </table:table-cell>
          <table:table-cell table:style-name="ce19" table:formula="of:=[.C6]*[.F6]*[.G6]*[.M6]*640*1393.66125/(2000*1000)" office:value-type="float" office:value="25690.9452846321" calcext:value-type="float">
            <text:p>25,690.945</text:p>
          </table:table-cell>
          <table:table-cell table:style-name="ce19" table:formula="of:=[.C6]*[.F6]*[.G6]*[.N6]*640*1393.66125/(2000*1000)" office:value-type="float" office:value="118041.451633521" calcext:value-type="float">
            <text:p>118,041.452</text:p>
          </table:table-cell>
          <table:table-cell table:style-name="ce19" table:formula="of:=[.C6]*[.F6]*[.G6]*[.O6]*640*1393.66125/(2000*1000)" office:value-type="float" office:value="5077.975348512" calcext:value-type="float">
            <text:p>5,077.975</text:p>
          </table:table-cell>
          <table:table-cell table:style-name="ce19" table:formula="of:=[.C6]*[.P6]*640*1393.66125/(2000*1000)" office:value-type="float" office:value="7.59266649" calcext:value-type="float">
            <text:p>7.593</text:p>
          </table:table-cell>
          <table:table-cell table:style-name="ce19" table:formula="of:=[.C6]*[.Q6]*640*1393.66125/(2000*1000)" office:value-type="float" office:value="7.59266649" calcext:value-type="float">
            <text:p>7.593</text:p>
          </table:table-cell>
          <table:table-cell table:style-name="ce19" table:formula="of:=[.C6]*[.F6]*[.G6]*6*[.J6]*640*1393.66125/(18*365)" office:value-type="float" office:value="74527561.819008" calcext:value-type="float">
            <text:p>74,527,561.819</text:p>
          </table:table-cell>
          <table:table-cell table:style-name="ce19" table:formula="of:=[.C6]*[.F6]*[.G6]*[.J6]*640*1393.66125/(18*100)" office:value-type="float" office:value="45337600.1065632" calcext:value-type="float">
            <text:p>45,337,600.107</text:p>
          </table:table-cell>
          <table:table-cell table:style-name="ce19" table:formula="of:=[.C6]*[.F6]*[.G6]*[.J6]*640*1393.66125/520" office:value-type="float" office:value="156937846.522719" calcext:value-type="float">
            <text:p>156,937,846.523</text:p>
          </table:table-cell>
          <table:table-cell table:style-name="ce19" table:formula="of:=[.C6]*[.F6]*[.G6]*[.K6]*640*1393.66125/(2000*1000)" office:value-type="float" office:value="173756.313938893" calcext:value-type="float">
            <text:p>173,756.314</text:p>
          </table:table-cell>
          <table:table-cell table:style-name="ce19" table:formula="of:=3*12*[.D6]/5" office:value-type="float" office:value="1908" calcext:value-type="float">
            <text:p>1,908.000</text:p>
          </table:table-cell>
          <table:table-cell table:style-name="ce19" table:formula="of:=1.5*[.D6]*750/(2000*15)" office:value-type="float" office:value="9.9375" calcext:value-type="float">
            <text:p>9.938</text:p>
          </table:table-cell>
          <table:table-cell table:style-name="ce19" table:formula="of:=66*10*[.D6]/(2000*6)" office:value-type="float" office:value="14.575" calcext:value-type="float">
            <text:p>14.575</text:p>
          </table:table-cell>
          <table:table-cell table:style-name="ce19" table:formula="of:=[.AE6]*365/1000" office:value-type="float" office:value="27202560.0639379" calcext:value-type="float">
            <text:p>27,202,560.064</text:p>
          </table:table-cell>
          <table:table-cell table:style-name="ce19" table:formula="of:=[.AF6]*24*238/(3*25*2000*1000)" office:value-type="float" office:value="1726.45581205793" calcext:value-type="float">
            <text:p>1,726.456</text:p>
          </table:table-cell>
          <table:table-cell table:style-name="ce19" table:formula="of:=[.AG6]*40*0.7*52/(6*1000*2000)" office:value-type="float" office:value="19041.7920447566" calcext:value-type="float">
            <text:p>19,041.792</text:p>
          </table:table-cell>
          <table:table-cell table:style-name="ce19" table:formula="of:=[.AG6]*120*2/(16*1000*2000)" office:value-type="float" office:value="1177.03384892039" calcext:value-type="float">
            <text:p>1,177.034</text:p>
          </table:table-cell>
          <table:table-cell table:style-name="ce19" table:formula="of:=[.AH6]*3.25*8.34/(48)" office:value-type="float" office:value="98118.0185273688" calcext:value-type="float">
            <text:p>98,118.019</text:p>
          </table:table-cell>
          <table:table-cell table:style-name="ce19" table:formula="of:=[.AH6]*25*8.34/(4*48)" office:value-type="float" office:value="188688.497168017" calcext:value-type="float">
            <text:p>188,688.497</text:p>
          </table:table-cell>
          <table:table-cell table:style-name="ce19" table:formula="of:=[.C6]*[.F6]*[.G6]*[.L6]*640*1393.66125/(2000*1000)" office:value-type="float" office:value="22624.6883482339" calcext:value-type="float">
            <text:p>22,624.688</text:p>
          </table:table-cell>
          <table:table-cell table:style-name="ce19" table:formula="of:=[.AF6]*600*6/(90*1000*2000)" office:value-type="float" office:value="906.752002131264" calcext:value-type="float">
            <text:p>906.752</text:p>
          </table:table-cell>
          <table:table-cell table:style-name="ce19" table:formula="of:=IF([.B6]=&quot;Taiga&quot;;236.2;IF([.B6]=&quot;Mts&quot;;10;IF([.B6]=&quot;Temp&quot;;400;IF([.B6]=&quot;Steppe&quot;;25;IF([.B6]=&quot;Jungle&quot;;400;IF([.B6]=&quot;Sav&quot;;103.6;IF([.B6]=&quot;Medi&quot;;181.6;0)))))))*[.D6]*[.AT$36]" office:value-type="float" office:value="12.421875" calcext:value-type="float">
            <text:p>12.422</text:p>
          </table:table-cell>
          <table:table-cell table:style-name="ce19" table:formula="of:=INDEX([$Tech.$F$3:$Tech.$F$13];MATCH([.E6];[$Tech.$E$3:$Tech.$E$13];1))*[.D6]*[.AT$36]/365" office:value-type="float" office:value="49.6875" calcext:value-type="float">
            <text:p>49.688</text:p>
          </table:table-cell>
          <table:table-cell table:style-name="ce19" table:formula="of:=[.D6]*12.5*[.AT$36]/(30)" office:value-type="float" office:value="0.20703125" calcext:value-type="float">
            <text:p>0.207</text:p>
          </table:table-cell>
          <table:table-cell table:style-name="ce19" table:formula="of:=125*[.D6]*[.AW$30]" office:value-type="float" office:value="128.1005859375" calcext:value-type="float">
            <text:p>128.101</text:p>
          </table:table-cell>
          <table:table-cell table:style-name="ce19" table:formula="of:=1000*[.D6]*[.AW$30]/(3)" office:value-type="float" office:value="341.6015625" calcext:value-type="float">
            <text:p>341.602</text:p>
          </table:table-cell>
          <table:table-cell table:style-name="ce19" table:formula="of:=[.D6]/(2*[.AY$30])" office:value-type="float" office:value="238.5" calcext:value-type="float">
            <text:p>238.500</text:p>
          </table:table-cell>
          <table:table-cell table:style-name="ce19" table:formula="of:=[.D6]*[.AZ$30]/2" office:value-type="float" office:value="0.165625" calcext:value-type="float">
            <text:p>0.166</text:p>
          </table:table-cell>
          <table:table-cell table:style-name="ce19" table:formula="of:=[.D6]*2*[.BA$30]" office:value-type="float" office:value="0.795" calcext:value-type="float">
            <text:p>0.795</text:p>
          </table:table-cell>
          <table:table-cell table:style-name="ce19" table:formula="of:=[.D6]*3*[.BB$30]" office:value-type="float" office:value="0.59625" calcext:value-type="float">
            <text:p>0.596</text:p>
          </table:table-cell>
          <table:table-cell table:style-name="ce19" table:formula="of:=[.D6]*11*[.BC$30]/15" office:value-type="float" office:value="0.1166" calcext:value-type="float">
            <text:p>0.117</text:p>
          </table:table-cell>
          <table:table-cell table:style-name="ce19" table:formula="of:=[.D6]*11*[.BD$30]/8" office:value-type="float" office:value="0.27328125" calcext:value-type="float">
            <text:p>0.273</text:p>
          </table:table-cell>
          <table:table-cell table:style-name="ce19" table:formula="of:=[.D6]*11*[.BE$30]/3" office:value-type="float" office:value="0.176982142857143" calcext:value-type="float">
            <text:p>0.177</text:p>
          </table:table-cell>
          <table:table-cell table:style-name="ce19" table:formula="of:=[.D6]*11*[.BF$30]/5" office:value-type="float" office:value="0.12753125" calcext:value-type="float">
            <text:p>0.128</text:p>
          </table:table-cell>
          <table:table-cell table:style-name="ce19" table:formula="of:=[.D6]*11*[.BG$30]/9" office:value-type="float" office:value="0.323888888888889" calcext:value-type="float">
            <text:p>0.324</text:p>
          </table:table-cell>
          <table:table-cell table:style-name="ce19" table:formula="of:=[.D6]*11*[.BH$30]/12" office:value-type="float" office:value="0.1821875" calcext:value-type="float">
            <text:p>0.182</text:p>
          </table:table-cell>
          <table:table-cell table:style-name="ce19" table:formula="of:=[.D6]*[.BI$30]/(125/12)" office:value-type="float" office:value="0.5088" calcext:value-type="float">
            <text:p>0.509</text:p>
          </table:table-cell>
          <table:table-cell table:style-name="ce19" table:formula="of:=[.D6]*[.BJ$30]/30" office:value-type="float" office:value="0.231256666666667" calcext:value-type="float">
            <text:p>0.231</text:p>
          </table:table-cell>
          <table:table-cell table:style-name="ce19" table:formula="of:=[.D6]*[.BK$30]/7" office:value-type="float" office:value="0.0319419642857143" calcext:value-type="float">
            <text:p>0.032</text:p>
          </table:table-cell>
          <table:table-cell table:style-name="ce19" table:formula="of:=[.D6]*[.BL$30]/8.5" office:value-type="float" office:value="0.0526102941176471" calcext:value-type="float">
            <text:p>0.053</text:p>
          </table:table-cell>
          <table:table-cell table:style-name="ce19" table:formula="of:=[.D6]*[.BM$30]" office:value-type="float" office:value="0.111796875" calcext:value-type="float">
            <text:p>0.112</text:p>
          </table:table-cell>
          <table:table-cell table:style-name="ce19" table:formula="of:=[.D6]*[.BN$30]/1.5" office:value-type="float" office:value="0.265" calcext:value-type="float">
            <text:p>0.265</text:p>
          </table:table-cell>
          <table:table-cell table:style-name="ce19" table:formula="of:=[.D6]*[.BO$30]/2" office:value-type="float" office:value="0.2153125" calcext:value-type="float">
            <text:p>0.215</text:p>
          </table:table-cell>
          <table:table-cell table:style-name="ce19" table:formula="of:=[.D6]*[.BP$30]/4" office:value-type="float" office:value="0.0496875" calcext:value-type="float">
            <text:p>0.050</text:p>
          </table:table-cell>
          <table:table-cell table:style-name="ce19" table:formula="of:=[.D6]/((16+24)/12)" office:value-type="float" office:value="79.5" calcext:value-type="float">
            <text:p>79.500</text:p>
          </table:table-cell>
          <table:table-cell table:style-name="ce19" table:formula="of:=[.D6]*2/(30*2000)" office:value-type="float" office:value="0.00883333333333333" calcext:value-type="float">
            <text:p>0.009</text:p>
          </table:table-cell>
          <table:table-cell table:style-name="ce19" table:formula="of:=[.D6]/((37.5/12)*2000)" office:value-type="float" office:value="0.0424" calcext:value-type="float">
            <text:p>0.042</text:p>
          </table:table-cell>
          <table:table-cell table:style-name="ce19" table:formula="of:=[.D6]*2/((20/9)*2000)" office:value-type="float" office:value="0.11925" calcext:value-type="float">
            <text:p>0.119</text:p>
          </table:table-cell>
          <table:table-cell table:style-name="ce19" table:formula="of:=[.AF6]*24*8/(3*25*2000*1000)" office:value-type="float" office:value="58.0321281364009" calcext:value-type="float">
            <text:p>58.032</text:p>
          </table:table-cell>
          <table:table-cell table:style-name="ce19" table:formula="of:=[.D6]*3.5/((3/12)*(20/9)*2000)" office:value-type="float" office:value="0.83475" calcext:value-type="float">
            <text:p>0.835</text:p>
          </table:table-cell>
          <table:table-cell table:style-name="ce19" table:formula="of:=[.D6]*2/((2/12)*(20/9)*2000)" office:value-type="float" office:value="0.7155" calcext:value-type="float">
            <text:p>0.716</text:p>
          </table:table-cell>
          <table:table-cell table:style-name="ce19" table:formula="of:=[.D6]*2.5/((5/12)*(20/9)*2000)" office:value-type="float" office:value="0.35775" calcext:value-type="float">
            <text:p>0.358</text:p>
          </table:table-cell>
          <table:table-cell table:style-name="ce19" table:formula="of:=[.D6]*7/((14/12)*(20/9)*2000)" office:value-type="float" office:value="0.35775" calcext:value-type="float">
            <text:p>0.358</text:p>
          </table:table-cell>
          <table:table-cell table:style-name="ce19" table:formula="of:=[.D6]/(4*2)" office:value-type="float" office:value="33.125" calcext:value-type="float">
            <text:p>33.125</text:p>
          </table:table-cell>
          <table:table-cell table:style-name="ce19" table:formula="of:=[.D6]/(4*5)" office:value-type="float" office:value="13.25" calcext:value-type="float">
            <text:p>13.250</text:p>
          </table:table-cell>
          <table:table-cell table:style-name="ce19" table:formula="of:=[.D6]/40" office:value-type="float" office:value="6.625" calcext:value-type="float">
            <text:p>6.625</text:p>
          </table:table-cell>
          <table:table-cell table:style-name="ce19" table:formula="of:=[.D6]/40" office:value-type="float" office:value="6.625" calcext:value-type="float">
            <text:p>6.625</text:p>
          </table:table-cell>
          <table:table-cell table:style-name="ce19" table:formula="of:=[.D6]/40" office:value-type="float" office:value="6.625" calcext:value-type="float">
            <text:p>6.625</text:p>
          </table:table-cell>
          <table:table-cell table:style-name="ce19" table:formula="of:=[.D6]/20" office:value-type="float" office:value="13.25" calcext:value-type="float">
            <text:p>13.250</text:p>
          </table:table-cell>
          <table:table-cell table:style-name="ce19" table:formula="of:=[.D6]*8.3454*32/2000" office:value-type="float" office:value="35.384496" calcext:value-type="float">
            <text:p>35.384</text:p>
          </table:table-cell>
          <table:table-cell table:style-name="ce19" table:formula="of:=[.D6]*50*2/(3*2000)" office:value-type="float" office:value="4.41666666666667" calcext:value-type="float">
            <text:p>4.417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19" table:formula="of:=IF(NOT([.CH6]=0.001);0.006*[.D6]/3;0.001)" office:value-type="float" office:value="0.001" calcext:value-type="float">
            <text:p>0.001</text:p>
          </table:table-cell>
          <table:table-cell table:style-name="ce19" table:formula="of:=IF(NOT([.CH6]=0.001);0.7*[.D6]/3;0.001)" office:value-type="float" office:value="0.001" calcext:value-type="float">
            <text:p>0.001</text:p>
          </table:table-cell>
          <table:table-cell table:style-name="ce19" table:formula="of:=IF(NOT([.CH6]=0.001);0.65*[.D6]/3;0.001)" office:value-type="float" office:value="0.001" calcext:value-type="float">
            <text:p>0.001</text:p>
          </table:table-cell>
          <table:table-cell table:style-name="ce19" table:formula="of:=IF(NOT([.CH6]=0.001);0.002*[.D6]/3;0.001)" office:value-type="float" office:value="0.001" calcext:value-type="float">
            <text:p>0.001</text:p>
          </table:table-cell>
          <table:table-cell table:style-name="ce19" table:formula="of:=IF(NOT([.CH6]=0.001);0.001*[.D6]/3;0.001)" office:value-type="float" office:value="0.001" calcext:value-type="float">
            <text:p>0.001</text:p>
          </table:table-cell>
          <table:table-cell table:style-name="ce19" table:formula="of:=[.D6]*3*110/(24*2000)" office:value-type="float" office:value="1.821875" calcext:value-type="float">
            <text:p>1.822</text:p>
          </table:table-cell>
          <table:table-cell table:style-name="ce19" table:formula="of:=[.D6]*3*12/(24*2000)" office:value-type="float" office:value="0.19875" calcext:value-type="float">
            <text:p>0.199</text:p>
          </table:table-cell>
          <table:table-cell table:style-name="ce19" table:formula="of:=[.D6]*3*1.4/(24*2000)" office:value-type="float" office:value="0.0231875" calcext:value-type="float">
            <text:p>0.023</text:p>
          </table:table-cell>
          <table:table-cell table:style-name="ce19" table:formula="of:=[.D6]*1600*8.3454/(10*2000)" office:value-type="float" office:value="176.92248" calcext:value-type="float">
            <text:p>176.922</text:p>
          </table:table-cell>
          <table:table-cell table:style-name="ce19" table:formula="of:=[.D6]*2/2000" office:value-type="float" office:value="0.265" calcext:value-type="float">
            <text:p>0.265</text:p>
          </table:table-cell>
          <table:table-cell table:style-name="ce19" table:formula="of:=[.D6]*2*30/2000" office:value-type="float" office:value="7.95" calcext:value-type="float">
            <text:p>7.950</text:p>
          </table:table-cell>
          <table:table-cell table:number-columns-repeated="2" table:style-name="ce19" office:value-type="float" office:value="0.001" calcext:value-type="float">
            <text:p>0.001</text:p>
          </table:table-cell>
          <table:table-cell table:style-name="ce19" table:formula="of:=[.CQ6]*0.9" office:value-type="float" office:value="159.230232" calcext:value-type="float">
            <text:p>159.230</text:p>
          </table:table-cell>
          <table:table-cell table:style-name="ce19" table:formula="of:=2.5*[.D6]/(60*2000)" office:value-type="float" office:value="0.00552083333333333" calcext:value-type="float">
            <text:p>0.006</text:p>
          </table:table-cell>
          <table:table-cell table:style-name="ce19" table:formula="of:=[.D6]*2.5*55/2000" office:value-type="float" office:value="18.21875" calcext:value-type="float">
            <text:p>18.219</text:p>
          </table:table-cell>
          <table:table-cell table:style-name="ce19" table:formula="of:=[.D6]*2.5*1.25*0.5/2000" office:value-type="float" office:value="0.20703125" calcext:value-type="float">
            <text:p>0.207</text:p>
          </table:table-cell>
          <table:table-cell table:style-name="ce19" table:formula="of:=[.D6]*2*20/2000" office:value-type="float" office:value="5.3" calcext:value-type="float">
            <text:p>5.300</text:p>
          </table:table-cell>
          <table:table-cell table:style-name="ce19" table:formula="of:=IF([.B6]=&quot;Mts&quot;;[.D6]*0.005;0.001)" office:value-type="float" office:value="0.001" calcext:value-type="float">
            <text:p>0.001</text:p>
          </table:table-cell>
          <table:table-cell table:style-name="ce19" table:formula="of:=IF([.B6]=&quot;Mts&quot;;[.D6]*0.01;0.001)" office:value-type="float" office:value="0.001" calcext:value-type="float">
            <text:p>0.001</text:p>
          </table:table-cell>
          <table:table-cell table:style-name="ce19" table:formula="of:=[.D6]*0.02*12/(3*2000)" office:value-type="float" office:value="0.0106" calcext:value-type="float">
            <text:p>0.011</text:p>
          </table:table-cell>
          <table:table-cell table:style-name="ce19" table:formula="of:=[.D6]*0.5*12/(5*2000)" office:value-type="float" office:value="0.159" calcext:value-type="float">
            <text:p>0.159</text:p>
          </table:table-cell>
          <table:table-cell table:style-name="ce19" table:formula="of:=[.D6]*6*25/2000" office:value-type="float" office:value="19.875" calcext:value-type="float">
            <text:p>19.875</text:p>
          </table:table-cell>
          <table:table-cell table:style-name="ce19" table:number-columns-repeated="915"/>
        </table:table-row>
        <table:table-row table:style-name="ro1">
          <table:table-cell office:value-type="string" calcext:value-type="string">
            <text:p>Anoko</text:p>
          </table:table-cell>
          <table:table-cell office:value-type="string" calcext:value-type="string">
            <text:p>Mts</text:p>
          </table:table-cell>
          <table:table-cell office:value-type="float" office:value="103" calcext:value-type="float">
            <text:p>103</text:p>
          </table:table-cell>
          <table:table-cell table:formula="of:=IF([.B7]=&quot;Taiga&quot;;265;IF([.B7]=&quot;Mts&quot;;265;IF([.B7]=&quot;Temp&quot;;230;IF([.B7]=&quot;Steppe&quot;;265;IF([.B7]=&quot;Jungle&quot;;180;IF([.B7]=&quot;Sav&quot;;240;IF([.B7]=&quot;Medi&quot;;230;0)))))))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style-name="ce19" table:formula="of:=IF([.B7]=&quot;Taiga&quot;;0.43;IF([.B7]=&quot;Mts&quot;;0.21;IF([.B7]=&quot;Temp&quot;;0.64;IF([.B7]=&quot;Steppe&quot;;0.57;IF([.B7]=&quot;Jungle&quot;;0.43;IF([.B7]=&quot;Sav&quot;;0.57;IF([.B7]=&quot;Medi&quot;;0.43;0)))))))" office:value-type="float" office:value="0.21" calcext:value-type="float">
            <text:p>0.210</text:p>
          </table:table-cell>
          <table:table-cell table:style-name="ce19" table:formula="of:=IF([.B7]=&quot;Taiga&quot;;0.43;IF([.B7]=&quot;Mts&quot;;0.8;IF([.B7]=&quot;Temp&quot;;0.64;IF([.B7]=&quot;Steppe&quot;;0.8;IF([.B7]=&quot;Jungle&quot;;0.43;IF([.B7]=&quot;Sav&quot;;0.8;IF([.B7]=&quot;Medi&quot;;0.6;0)))))))" office:value-type="float" office:value="0.8" calcext:value-type="float">
            <text:p>0.800</text:p>
          </table:table-cell>
          <table:table-cell table:style-name="ce19" table:formula="of:=IF([.B7]=&quot;Taiga&quot;;528;IF([.B7]=&quot;Mts&quot;;855.27;IF([.B7]=&quot;Temp&quot;;565.94;IF([.B7]=&quot;Steppe&quot;;551.72;IF([.B7]=&quot;Jungle&quot;;575.43;IF([.B7]=&quot;Sav&quot;;599.15;IF([.B7]=&quot;Medi&quot;;564.36;0)))))))" office:value-type="float" office:value="855.27" calcext:value-type="float">
            <text:p>855.270</text:p>
          </table:table-cell>
          <table:table-cell table:style-name="ce19" table:formula="of:=IF([.B7]=&quot;Taiga&quot;;2608.19;IF([.B7]=&quot;Mts&quot;;2100;IF([.B7]=&quot;Temp&quot;;2976.19;IF([.B7]=&quot;Steppe&quot;;2450.48;IF([.B7]=&quot;Jungle&quot;;2135.05;IF([.B7]=&quot;Sav&quot;;2310.29;IF([.B7]=&quot;Medi&quot;;2485.52;0)))))))" office:value-type="float" office:value="2100" calcext:value-type="float">
            <text:p>2,100.000</text:p>
          </table:table-cell>
          <table:table-cell table:style-name="ce19" table:formula="of:=IF([.B7]=&quot;Taiga&quot;;500.54;IF([.B7]=&quot;Mts&quot;;360;IF([.B7]=&quot;Temp&quot;;570.81;IF([.B7]=&quot;Steppe&quot;;441.95;IF([.B7]=&quot;Jungle&quot;;486.49;IF([.B7]=&quot;Sav&quot;;518.92;IF([.B7]=&quot;Medi&quot;;640;0)))))))" office:value-type="float" office:value="360" calcext:value-type="float">
            <text:p>360.000</text:p>
          </table:table-cell>
          <table:table-cell table:style-name="ce19" table:formula="of:=IF([.B7]=&quot;Taiga&quot;;2003.09;IF([.B7]=&quot;Mts&quot;;1612.8;IF([.B7]=&quot;Temp&quot;;2285.71;IF([.B7]=&quot;Steppe&quot;;1881.97;IF([.B7]=&quot;Jungle&quot;;1639.72;IF([.B7]=&quot;Sav&quot;;1774.3;IF([.B7]=&quot;Medi&quot;;1908.88;0)))))))" office:value-type="float" office:value="1612.8" calcext:value-type="float">
            <text:p>1,612.800</text:p>
          </table:table-cell>
          <table:table-cell table:style-name="ce19" table:formula="of:=IF([.B7]=&quot;Taiga&quot;;260.82;IF([.B7]=&quot;Mts&quot;;210;IF([.B7]=&quot;Temp&quot;;297.62;IF([.B7]=&quot;Steppe&quot;;245.05;IF([.B7]=&quot;Jungle&quot;;213.5;IF([.B7]=&quot;Sav&quot;;231.03;IF([.B7]=&quot;Medi&quot;;248.55;0)))))))" office:value-type="float" office:value="210" calcext:value-type="float">
            <text:p>210.000</text:p>
          </table:table-cell>
          <table:table-cell table:style-name="ce19" table:formula="of:=IF([.B7]=&quot;Taiga&quot;;250;IF([.B7]=&quot;Mts&quot;;640;IF([.B7]=&quot;Temp&quot;;295.2174;IF([.B7]=&quot;Steppe&quot;;278.2609;IF([.B7]=&quot;Jungle&quot;;306.5217;IF([.B7]=&quot;Sav&quot;;334.7826;IF([.B7]=&quot;Medi&quot;;293.3333;0)))))))" office:value-type="float" office:value="640" calcext:value-type="float">
            <text:p>640.000</text:p>
          </table:table-cell>
          <table:table-cell table:style-name="ce19" table:formula="of:=IF([.B7]=&quot;Taiga&quot;;1491.9691;IF([.B7]=&quot;Mts&quot;;980;IF([.B7]=&quot;Temp&quot;;1747.9537;IF([.B7]=&quot;Steppe&quot;;1278.5174;IF([.B7]=&quot;Jungle&quot;;1440.7722;IF([.B7]=&quot;Sav&quot;;1558.9189;IF([.B7]=&quot;Medi&quot;;2000;0)))))))" office:value-type="float" office:value="980" calcext:value-type="float">
            <text:p>980.000</text:p>
          </table:table-cell>
          <table:table-cell table:style-name="ce19" table:formula="of:=IF([.B7]=&quot;Taiga&quot;;68.5;IF([.B7]=&quot;Mts&quot;;25;IF([.B7]=&quot;Temp&quot;;100;IF([.B7]=&quot;Steppe&quot;;55;IF([.B7]=&quot;Jungle&quot;;28;IF([.B7]=&quot;Sav&quot;;43;IF([.B7]=&quot;Medi&quot;;58;0)))))))" office:value-type="float" office:value="25" calcext:value-type="float">
            <text:p>25.000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5" office:value-type="string" calcext:value-type="string">
            <text:p>|--|</text:p>
          </table:table-cell>
          <table:table-cell table:style-name="ce19" table:formula="of:=[.C7]*[.F7]*[.G7]*360*640*1393.66125/(2000*1000)" office:value-type="float" office:value="2778.153323904" calcext:value-type="float">
            <text:p>2,778.153</text:p>
          </table:table-cell>
          <table:table-cell table:style-name="ce19" table:formula="of:=[.C7]*[.F7]*[.G7]*[.J7]*640*1393.66125/(2000*1000)" office:value-type="float" office:value="2778.153323904" calcext:value-type="float">
            <text:p>2,778.153</text:p>
          </table:table-cell>
          <table:table-cell table:style-name="ce19" table:formula="of:=[.T7]*[.J$28]" office:value-type="float" office:value="926.051107968" calcext:value-type="float">
            <text:p>926.051</text:p>
          </table:table-cell>
          <table:table-cell table:style-name="ce19" table:formula="of:=[.T7]-[.U7]" office:value-type="float" office:value="1852.102215936" calcext:value-type="float">
            <text:p>1,852.102</text:p>
          </table:table-cell>
          <table:table-cell table:style-name="ce19" table:formula="of:=[.C7]*[.F7]*[.G7]*[.H7]*640*1393.66125/(2000*1000)" office:value-type="float" office:value="6600.19775926493" calcext:value-type="float">
            <text:p>6,600.198</text:p>
          </table:table-cell>
          <table:table-cell table:style-name="ce19" table:formula="of:=[.W7]*[.H$28]" office:value-type="float" office:value="1800.05393434498" calcext:value-type="float">
            <text:p>1,800.054</text:p>
          </table:table-cell>
          <table:table-cell table:style-name="ce19" table:formula="of:=[.W7]-[.X7]" office:value-type="float" office:value="4800.14382491995" calcext:value-type="float">
            <text:p>4,800.144</text:p>
          </table:table-cell>
          <table:table-cell table:style-name="ce19" table:formula="of:=[.C7]*[.F7]*[.G7]*[.M7]*640*1393.66125/(2000*1000)" office:value-type="float" office:value="4938.939242496" calcext:value-type="float">
            <text:p>4,938.939</text:p>
          </table:table-cell>
          <table:table-cell table:style-name="ce19" table:formula="of:=[.C7]*[.F7]*[.G7]*[.N7]*640*1393.66125/(2000*1000)" office:value-type="float" office:value="7562.750715072" calcext:value-type="float">
            <text:p>7,562.751</text:p>
          </table:table-cell>
          <table:table-cell table:style-name="ce19" table:formula="of:=[.C7]*[.F7]*[.G7]*[.O7]*640*1393.66125/(2000*1000)" office:value-type="float" office:value="192.92731416" calcext:value-type="float">
            <text:p>192.927</text:p>
          </table:table-cell>
          <table:table-cell table:style-name="ce19" table:formula="of:=[.C7]*[.P7]*640*1393.66125/(2000*1000)" office:value-type="float" office:value="1.722565305" calcext:value-type="float">
            <text:p>1.723</text:p>
          </table:table-cell>
          <table:table-cell table:style-name="ce19" table:formula="of:=[.C7]*[.Q7]*640*1393.66125/(2000*1000)" office:value-type="float" office:value="1.722565305" calcext:value-type="float">
            <text:p>1.723</text:p>
          </table:table-cell>
          <table:table-cell table:style-name="ce19" table:formula="of:=[.C7]*[.F7]*[.G7]*6*[.J7]*640*1393.66125/(18*365)" office:value-type="float" office:value="5074252.6464" calcext:value-type="float">
            <text:p>5,074,252.646</text:p>
          </table:table-cell>
          <table:table-cell table:style-name="ce19" table:formula="of:=[.C7]*[.F7]*[.G7]*[.J7]*640*1393.66125/(18*100)" office:value-type="float" office:value="3086837.02656" calcext:value-type="float">
            <text:p>3,086,837.027</text:p>
          </table:table-cell>
          <table:table-cell table:style-name="ce19" table:formula="of:=[.C7]*[.F7]*[.G7]*[.J7]*640*1393.66125/520" office:value-type="float" office:value="10685205.0919385" calcext:value-type="float">
            <text:p>10,685,205.092</text:p>
          </table:table-cell>
          <table:table-cell table:style-name="ce19" table:formula="of:=[.C7]*[.F7]*[.G7]*[.K7]*640*1393.66125/(2000*1000)" office:value-type="float" office:value="12446.1268910899" calcext:value-type="float">
            <text:p>12,446.127</text:p>
          </table:table-cell>
          <table:table-cell table:style-name="ce19" table:formula="of:=3*12*[.D7]/5" office:value-type="float" office:value="1908" calcext:value-type="float">
            <text:p>1,908.000</text:p>
          </table:table-cell>
          <table:table-cell table:style-name="ce19" table:formula="of:=1.5*[.D7]*750/(2000*15)" office:value-type="float" office:value="9.9375" calcext:value-type="float">
            <text:p>9.938</text:p>
          </table:table-cell>
          <table:table-cell table:style-name="ce19" table:formula="of:=66*10*[.D7]/(2000*6)" office:value-type="float" office:value="14.575" calcext:value-type="float">
            <text:p>14.575</text:p>
          </table:table-cell>
          <table:table-cell table:style-name="ce19" table:formula="of:=[.AE7]*365/1000" office:value-type="float" office:value="1852102.215936" calcext:value-type="float">
            <text:p>1,852,102.216</text:p>
          </table:table-cell>
          <table:table-cell table:style-name="ce19" table:formula="of:=[.AF7]*24*238/(3*25*2000*1000)" office:value-type="float" office:value="117.546753971405" calcext:value-type="float">
            <text:p>117.547</text:p>
          </table:table-cell>
          <table:table-cell table:style-name="ce19" table:formula="of:=[.AG7]*40*0.7*52/(6*1000*2000)" office:value-type="float" office:value="1296.4715511552" calcext:value-type="float">
            <text:p>1,296.472</text:p>
          </table:table-cell>
          <table:table-cell table:style-name="ce19" table:formula="of:=[.AG7]*120*2/(16*1000*2000)" office:value-type="float" office:value="80.1390381895385" calcext:value-type="float">
            <text:p>80.139</text:p>
          </table:table-cell>
          <table:table-cell table:style-name="ce19" table:formula="of:=[.AH7]*3.25*8.34/(48)" office:value-type="float" office:value="7028.17227881234" calcext:value-type="float">
            <text:p>7,028.172</text:p>
          </table:table-cell>
          <table:table-cell table:style-name="ce19" table:formula="of:=[.AH7]*25*8.34/(4*48)" office:value-type="float" office:value="13515.715920793" calcext:value-type="float">
            <text:p>13,515.716</text:p>
          </table:table-cell>
          <table:table-cell table:style-name="ce19" table:formula="of:=[.C7]*[.F7]*[.G7]*[.L7]*640*1393.66125/(2000*1000)" office:value-type="float" office:value="1620.589438944" calcext:value-type="float">
            <text:p>1,620.589</text:p>
          </table:table-cell>
          <table:table-cell table:style-name="ce19" table:formula="of:=[.AF7]*600*6/(90*1000*2000)" office:value-type="float" office:value="61.7367405312" calcext:value-type="float">
            <text:p>61.737</text:p>
          </table:table-cell>
          <table:table-cell table:style-name="ce19" table:formula="of:=IF([.B7]=&quot;Taiga&quot;;236.2;IF([.B7]=&quot;Mts&quot;;10;IF([.B7]=&quot;Temp&quot;;400;IF([.B7]=&quot;Steppe&quot;;25;IF([.B7]=&quot;Jungle&quot;;400;IF([.B7]=&quot;Sav&quot;;103.6;IF([.B7]=&quot;Medi&quot;;181.6;0)))))))*[.D7]*[.AT$36]" office:value-type="float" office:value="4.96875" calcext:value-type="float">
            <text:p>4.969</text:p>
          </table:table-cell>
          <table:table-cell table:style-name="ce19" table:formula="of:=INDEX([$Tech.$F$3:$Tech.$F$13];MATCH([.E7];[$Tech.$E$3:$Tech.$E$13];1))*[.D7]*[.AT$36]/365" office:value-type="float" office:value="49.6875" calcext:value-type="float">
            <text:p>49.688</text:p>
          </table:table-cell>
          <table:table-cell table:style-name="ce19" table:formula="of:=[.D7]*12.5*[.AT$36]/(30)" office:value-type="float" office:value="0.20703125" calcext:value-type="float">
            <text:p>0.207</text:p>
          </table:table-cell>
          <table:table-cell table:style-name="ce19" table:formula="of:=125*[.D7]*[.AW$30]" office:value-type="float" office:value="128.1005859375" calcext:value-type="float">
            <text:p>128.101</text:p>
          </table:table-cell>
          <table:table-cell table:style-name="ce19" table:formula="of:=1000*[.D7]*[.AW$30]/(3)" office:value-type="float" office:value="341.6015625" calcext:value-type="float">
            <text:p>341.602</text:p>
          </table:table-cell>
          <table:table-cell table:style-name="ce19" table:formula="of:=[.D7]/(2*[.AY$30])" office:value-type="float" office:value="238.5" calcext:value-type="float">
            <text:p>238.500</text:p>
          </table:table-cell>
          <table:table-cell table:style-name="ce19" table:formula="of:=[.D7]*[.AZ$30]/2" office:value-type="float" office:value="0.165625" calcext:value-type="float">
            <text:p>0.166</text:p>
          </table:table-cell>
          <table:table-cell table:style-name="ce19" table:formula="of:=[.D7]*2*[.BA$30]" office:value-type="float" office:value="0.795" calcext:value-type="float">
            <text:p>0.795</text:p>
          </table:table-cell>
          <table:table-cell table:style-name="ce19" table:formula="of:=[.D7]*3*[.BB$30]" office:value-type="float" office:value="0.59625" calcext:value-type="float">
            <text:p>0.596</text:p>
          </table:table-cell>
          <table:table-cell table:style-name="ce19" table:formula="of:=[.D7]*11*[.BC$30]/15" office:value-type="float" office:value="0.1166" calcext:value-type="float">
            <text:p>0.117</text:p>
          </table:table-cell>
          <table:table-cell table:style-name="ce19" table:formula="of:=[.D7]*11*[.BD$30]/8" office:value-type="float" office:value="0.27328125" calcext:value-type="float">
            <text:p>0.273</text:p>
          </table:table-cell>
          <table:table-cell table:style-name="ce19" table:formula="of:=[.D7]*11*[.BE$30]/3" office:value-type="float" office:value="0.176982142857143" calcext:value-type="float">
            <text:p>0.177</text:p>
          </table:table-cell>
          <table:table-cell table:style-name="ce19" table:formula="of:=[.D7]*11*[.BF$30]/5" office:value-type="float" office:value="0.12753125" calcext:value-type="float">
            <text:p>0.128</text:p>
          </table:table-cell>
          <table:table-cell table:style-name="ce19" table:formula="of:=[.D7]*11*[.BG$30]/9" office:value-type="float" office:value="0.323888888888889" calcext:value-type="float">
            <text:p>0.324</text:p>
          </table:table-cell>
          <table:table-cell table:style-name="ce19" table:formula="of:=[.D7]*11*[.BH$30]/12" office:value-type="float" office:value="0.1821875" calcext:value-type="float">
            <text:p>0.182</text:p>
          </table:table-cell>
          <table:table-cell table:style-name="ce19" table:formula="of:=[.D7]*[.BI$30]/(125/12)" office:value-type="float" office:value="0.5088" calcext:value-type="float">
            <text:p>0.509</text:p>
          </table:table-cell>
          <table:table-cell table:style-name="ce19" table:formula="of:=[.D7]*[.BJ$30]/30" office:value-type="float" office:value="0.231256666666667" calcext:value-type="float">
            <text:p>0.231</text:p>
          </table:table-cell>
          <table:table-cell table:style-name="ce19" table:formula="of:=[.D7]*[.BK$30]/7" office:value-type="float" office:value="0.0319419642857143" calcext:value-type="float">
            <text:p>0.032</text:p>
          </table:table-cell>
          <table:table-cell table:style-name="ce19" table:formula="of:=[.D7]*[.BL$30]/8.5" office:value-type="float" office:value="0.0526102941176471" calcext:value-type="float">
            <text:p>0.053</text:p>
          </table:table-cell>
          <table:table-cell table:style-name="ce19" table:formula="of:=[.D7]*[.BM$30]" office:value-type="float" office:value="0.111796875" calcext:value-type="float">
            <text:p>0.112</text:p>
          </table:table-cell>
          <table:table-cell table:style-name="ce19" table:formula="of:=[.D7]*[.BN$30]/1.5" office:value-type="float" office:value="0.265" calcext:value-type="float">
            <text:p>0.265</text:p>
          </table:table-cell>
          <table:table-cell table:style-name="ce19" table:formula="of:=[.D7]*[.BO$30]/2" office:value-type="float" office:value="0.2153125" calcext:value-type="float">
            <text:p>0.215</text:p>
          </table:table-cell>
          <table:table-cell table:style-name="ce19" table:formula="of:=[.D7]*[.BP$30]/4" office:value-type="float" office:value="0.0496875" calcext:value-type="float">
            <text:p>0.050</text:p>
          </table:table-cell>
          <table:table-cell table:style-name="ce19" table:formula="of:=[.D7]/((16+24)/12)" office:value-type="float" office:value="79.5" calcext:value-type="float">
            <text:p>79.500</text:p>
          </table:table-cell>
          <table:table-cell table:style-name="ce19" table:formula="of:=[.D7]*2/(30*2000)" office:value-type="float" office:value="0.00883333333333333" calcext:value-type="float">
            <text:p>0.009</text:p>
          </table:table-cell>
          <table:table-cell table:style-name="ce19" table:formula="of:=[.D7]/((37.5/12)*2000)" office:value-type="float" office:value="0.0424" calcext:value-type="float">
            <text:p>0.042</text:p>
          </table:table-cell>
          <table:table-cell table:style-name="ce19" table:formula="of:=[.D7]*2/((20/9)*2000)" office:value-type="float" office:value="0.11925" calcext:value-type="float">
            <text:p>0.119</text:p>
          </table:table-cell>
          <table:table-cell table:style-name="ce19" table:formula="of:=[.AF7]*24*8/(3*25*2000*1000)" office:value-type="float" office:value="3.9511513939968" calcext:value-type="float">
            <text:p>3.951</text:p>
          </table:table-cell>
          <table:table-cell table:style-name="ce19" table:formula="of:=[.D7]*3.5/((3/12)*(20/9)*2000)" office:value-type="float" office:value="0.83475" calcext:value-type="float">
            <text:p>0.835</text:p>
          </table:table-cell>
          <table:table-cell table:style-name="ce19" table:formula="of:=[.D7]*2/((2/12)*(20/9)*2000)" office:value-type="float" office:value="0.7155" calcext:value-type="float">
            <text:p>0.716</text:p>
          </table:table-cell>
          <table:table-cell table:style-name="ce19" table:formula="of:=[.D7]*2.5/((5/12)*(20/9)*2000)" office:value-type="float" office:value="0.35775" calcext:value-type="float">
            <text:p>0.358</text:p>
          </table:table-cell>
          <table:table-cell table:style-name="ce19" table:formula="of:=[.D7]*7/((14/12)*(20/9)*2000)" office:value-type="float" office:value="0.35775" calcext:value-type="float">
            <text:p>0.358</text:p>
          </table:table-cell>
          <table:table-cell table:style-name="ce19" table:formula="of:=[.D7]/(4*2)" office:value-type="float" office:value="33.125" calcext:value-type="float">
            <text:p>33.125</text:p>
          </table:table-cell>
          <table:table-cell table:style-name="ce19" table:formula="of:=[.D7]/(4*5)" office:value-type="float" office:value="13.25" calcext:value-type="float">
            <text:p>13.250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19" table:formula="of:=[.D7]/40" office:value-type="float" office:value="6.625" calcext:value-type="float">
            <text:p>6.625</text:p>
          </table:table-cell>
          <table:table-cell table:style-name="ce19" table:formula="of:=[.D7]/40" office:value-type="float" office:value="6.625" calcext:value-type="float">
            <text:p>6.625</text:p>
          </table:table-cell>
          <table:table-cell table:style-name="ce19" table:formula="of:=[.D7]/20" office:value-type="float" office:value="13.25" calcext:value-type="float">
            <text:p>13.250</text:p>
          </table:table-cell>
          <table:table-cell table:style-name="ce19" table:formula="of:=[.D7]*8.3454*32/2000" office:value-type="float" office:value="35.384496" calcext:value-type="float">
            <text:p>35.384</text:p>
          </table:table-cell>
          <table:table-cell table:style-name="ce19" table:formula="of:=[.D7]*50*2/(3*2000)" office:value-type="float" office:value="4.41666666666667" calcext:value-type="float">
            <text:p>4.417</text:p>
          </table:table-cell>
          <table:table-cell table:style-name="ce19" table:formula="of:=[.D7]*50/2000" office:value-type="float" office:value="6.625" calcext:value-type="float">
            <text:p>6.625</text:p>
          </table:table-cell>
          <table:table-cell table:style-name="ce19" table:formula="of:=IF(NOT([.CH7]=0.001);0.006*[.D7]/3;0.001)" office:value-type="float" office:value="0.53" calcext:value-type="float">
            <text:p>0.530</text:p>
          </table:table-cell>
          <table:table-cell table:style-name="ce19" table:formula="of:=IF(NOT([.CH7]=0.001);0.7*[.D7]/3;0.001)" office:value-type="float" office:value="61.8333333333333" calcext:value-type="float">
            <text:p>61.833</text:p>
          </table:table-cell>
          <table:table-cell table:style-name="ce19" table:formula="of:=IF(NOT([.CH7]=0.001);0.65*[.D7]/3;0.001)" office:value-type="float" office:value="57.4166666666667" calcext:value-type="float">
            <text:p>57.417</text:p>
          </table:table-cell>
          <table:table-cell table:style-name="ce19" table:formula="of:=IF(NOT([.CH7]=0.001);0.002*[.D7]/3;0.001)" office:value-type="float" office:value="0.176666666666667" calcext:value-type="float">
            <text:p>0.177</text:p>
          </table:table-cell>
          <table:table-cell table:style-name="ce19" table:formula="of:=IF(NOT([.CH7]=0.001);0.001*[.D7]/3;0.001)" office:value-type="float" office:value="0.0883333333333333" calcext:value-type="float">
            <text:p>0.088</text:p>
          </table:table-cell>
          <table:table-cell table:style-name="ce19" table:formula="of:=[.D7]*3*110/(24*2000)" office:value-type="float" office:value="1.821875" calcext:value-type="float">
            <text:p>1.822</text:p>
          </table:table-cell>
          <table:table-cell table:style-name="ce19" table:formula="of:=[.D7]*3*12/(24*2000)" office:value-type="float" office:value="0.19875" calcext:value-type="float">
            <text:p>0.199</text:p>
          </table:table-cell>
          <table:table-cell table:style-name="ce19" table:formula="of:=[.D7]*3*1.4/(24*2000)" office:value-type="float" office:value="0.0231875" calcext:value-type="float">
            <text:p>0.023</text:p>
          </table:table-cell>
          <table:table-cell table:style-name="ce19" table:formula="of:=[.D7]*1600*8.3454/(10*2000)" office:value-type="float" office:value="176.92248" calcext:value-type="float">
            <text:p>176.922</text:p>
          </table:table-cell>
          <table:table-cell table:style-name="ce19" table:formula="of:=[.D7]*2/2000" office:value-type="float" office:value="0.265" calcext:value-type="float">
            <text:p>0.265</text:p>
          </table:table-cell>
          <table:table-cell table:style-name="ce19" table:formula="of:=[.D7]*2*30/2000" office:value-type="float" office:value="7.95" calcext:value-type="float">
            <text:p>7.950</text:p>
          </table:table-cell>
          <table:table-cell table:number-columns-repeated="2" table:style-name="ce19" office:value-type="float" office:value="0.001" calcext:value-type="float">
            <text:p>0.001</text:p>
          </table:table-cell>
          <table:table-cell table:style-name="ce19" table:formula="of:=[.CQ7]*0.9" office:value-type="float" office:value="159.230232" calcext:value-type="float">
            <text:p>159.230</text:p>
          </table:table-cell>
          <table:table-cell table:style-name="ce19" table:formula="of:=2.5*[.D7]/(60*2000)" office:value-type="float" office:value="0.00552083333333333" calcext:value-type="float">
            <text:p>0.006</text:p>
          </table:table-cell>
          <table:table-cell table:style-name="ce19" table:formula="of:=[.D7]*2.5*55/2000" office:value-type="float" office:value="18.21875" calcext:value-type="float">
            <text:p>18.219</text:p>
          </table:table-cell>
          <table:table-cell table:style-name="ce19" table:formula="of:=[.D7]*2.5*1.25*0.5/2000" office:value-type="float" office:value="0.20703125" calcext:value-type="float">
            <text:p>0.207</text:p>
          </table:table-cell>
          <table:table-cell table:style-name="ce19" table:formula="of:=[.D7]*2*20/2000" office:value-type="float" office:value="5.3" calcext:value-type="float">
            <text:p>5.300</text:p>
          </table:table-cell>
          <table:table-cell table:style-name="ce19" table:formula="of:=IF([.B7]=&quot;Mts&quot;;[.D7]*0.005;0.001)" office:value-type="float" office:value="1.325" calcext:value-type="float">
            <text:p>1.325</text:p>
          </table:table-cell>
          <table:table-cell table:style-name="ce19" table:formula="of:=IF([.B7]=&quot;Mts&quot;;[.D7]*0.01;0.001)" office:value-type="float" office:value="2.65" calcext:value-type="float">
            <text:p>2.650</text:p>
          </table:table-cell>
          <table:table-cell table:style-name="ce19" table:formula="of:=[.D7]*0.02*12/(3*2000)" office:value-type="float" office:value="0.0106" calcext:value-type="float">
            <text:p>0.011</text:p>
          </table:table-cell>
          <table:table-cell table:style-name="ce19" table:formula="of:=[.D7]*0.5*12/(5*2000)" office:value-type="float" office:value="0.159" calcext:value-type="float">
            <text:p>0.159</text:p>
          </table:table-cell>
          <table:table-cell table:style-name="ce19" table:formula="of:=[.D7]*6*25/2000" office:value-type="float" office:value="19.875" calcext:value-type="float">
            <text:p>19.875</text:p>
          </table:table-cell>
          <table:table-cell table:style-name="ce19" table:number-columns-repeated="915"/>
        </table:table-row>
        <table:table-row table:style-name="ro1">
          <table:table-cell office:value-type="string" calcext:value-type="string">
            <text:p>Floresta</text:p>
          </table:table-cell>
          <table:table-cell office:value-type="string" calcext:value-type="string">
            <text:p>Temp</text:p>
          </table:table-cell>
          <table:table-cell office:value-type="float" office:value="67" calcext:value-type="float">
            <text:p>67</text:p>
          </table:table-cell>
          <table:table-cell table:formula="of:=IF([.B8]=&quot;Taiga&quot;;265;IF([.B8]=&quot;Mts&quot;;265;IF([.B8]=&quot;Temp&quot;;230;IF([.B8]=&quot;Steppe&quot;;265;IF([.B8]=&quot;Jungle&quot;;180;IF([.B8]=&quot;Sav&quot;;240;IF([.B8]=&quot;Medi&quot;;230;0)))))))"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style-name="ce19" table:formula="of:=IF([.B8]=&quot;Taiga&quot;;0.43;IF([.B8]=&quot;Mts&quot;;0.21;IF([.B8]=&quot;Temp&quot;;0.64;IF([.B8]=&quot;Steppe&quot;;0.57;IF([.B8]=&quot;Jungle&quot;;0.43;IF([.B8]=&quot;Sav&quot;;0.57;IF([.B8]=&quot;Medi&quot;;0.43;0)))))))" office:value-type="float" office:value="0.64" calcext:value-type="float">
            <text:p>0.640</text:p>
          </table:table-cell>
          <table:table-cell table:style-name="ce19" table:formula="of:=IF([.B8]=&quot;Taiga&quot;;0.43;IF([.B8]=&quot;Mts&quot;;0.8;IF([.B8]=&quot;Temp&quot;;0.64;IF([.B8]=&quot;Steppe&quot;;0.8;IF([.B8]=&quot;Jungle&quot;;0.43;IF([.B8]=&quot;Sav&quot;;0.8;IF([.B8]=&quot;Medi&quot;;0.6;0)))))))" office:value-type="float" office:value="0.64" calcext:value-type="float">
            <text:p>0.640</text:p>
          </table:table-cell>
          <table:table-cell table:style-name="ce19" table:formula="of:=IF([.B8]=&quot;Taiga&quot;;528;IF([.B8]=&quot;Mts&quot;;855.27;IF([.B8]=&quot;Temp&quot;;565.94;IF([.B8]=&quot;Steppe&quot;;551.72;IF([.B8]=&quot;Jungle&quot;;575.43;IF([.B8]=&quot;Sav&quot;;599.15;IF([.B8]=&quot;Medi&quot;;564.36;0)))))))" office:value-type="float" office:value="565.94" calcext:value-type="float">
            <text:p>565.940</text:p>
          </table:table-cell>
          <table:table-cell table:style-name="ce19" table:formula="of:=IF([.B8]=&quot;Taiga&quot;;2608.19;IF([.B8]=&quot;Mts&quot;;2100;IF([.B8]=&quot;Temp&quot;;2976.19;IF([.B8]=&quot;Steppe&quot;;2450.48;IF([.B8]=&quot;Jungle&quot;;2135.05;IF([.B8]=&quot;Sav&quot;;2310.29;IF([.B8]=&quot;Medi&quot;;2485.52;0)))))))" office:value-type="float" office:value="2976.19" calcext:value-type="float">
            <text:p>2,976.190</text:p>
          </table:table-cell>
          <table:table-cell table:style-name="ce19" table:formula="of:=IF([.B8]=&quot;Taiga&quot;;500.54;IF([.B8]=&quot;Mts&quot;;360;IF([.B8]=&quot;Temp&quot;;570.81;IF([.B8]=&quot;Steppe&quot;;441.95;IF([.B8]=&quot;Jungle&quot;;486.49;IF([.B8]=&quot;Sav&quot;;518.92;IF([.B8]=&quot;Medi&quot;;640;0)))))))" office:value-type="float" office:value="570.81" calcext:value-type="float">
            <text:p>570.810</text:p>
          </table:table-cell>
          <table:table-cell table:style-name="ce19" table:formula="of:=IF([.B8]=&quot;Taiga&quot;;2003.09;IF([.B8]=&quot;Mts&quot;;1612.8;IF([.B8]=&quot;Temp&quot;;2285.71;IF([.B8]=&quot;Steppe&quot;;1881.97;IF([.B8]=&quot;Jungle&quot;;1639.72;IF([.B8]=&quot;Sav&quot;;1774.3;IF([.B8]=&quot;Medi&quot;;1908.88;0)))))))" office:value-type="float" office:value="2285.71" calcext:value-type="float">
            <text:p>2,285.710</text:p>
          </table:table-cell>
          <table:table-cell table:style-name="ce19" table:formula="of:=IF([.B8]=&quot;Taiga&quot;;260.82;IF([.B8]=&quot;Mts&quot;;210;IF([.B8]=&quot;Temp&quot;;297.62;IF([.B8]=&quot;Steppe&quot;;245.05;IF([.B8]=&quot;Jungle&quot;;213.5;IF([.B8]=&quot;Sav&quot;;231.03;IF([.B8]=&quot;Medi&quot;;248.55;0)))))))" office:value-type="float" office:value="297.62" calcext:value-type="float">
            <text:p>297.620</text:p>
          </table:table-cell>
          <table:table-cell table:style-name="ce19" table:formula="of:=IF([.B8]=&quot;Taiga&quot;;250;IF([.B8]=&quot;Mts&quot;;640;IF([.B8]=&quot;Temp&quot;;295.2174;IF([.B8]=&quot;Steppe&quot;;278.2609;IF([.B8]=&quot;Jungle&quot;;306.5217;IF([.B8]=&quot;Sav&quot;;334.7826;IF([.B8]=&quot;Medi&quot;;293.3333;0)))))))" office:value-type="float" office:value="295.2174" calcext:value-type="float">
            <text:p>295.217</text:p>
          </table:table-cell>
          <table:table-cell table:style-name="ce19" table:formula="of:=IF([.B8]=&quot;Taiga&quot;;1491.9691;IF([.B8]=&quot;Mts&quot;;980;IF([.B8]=&quot;Temp&quot;;1747.9537;IF([.B8]=&quot;Steppe&quot;;1278.5174;IF([.B8]=&quot;Jungle&quot;;1440.7722;IF([.B8]=&quot;Sav&quot;;1558.9189;IF([.B8]=&quot;Medi&quot;;2000;0)))))))" office:value-type="float" office:value="1747.9537" calcext:value-type="float">
            <text:p>1,747.954</text:p>
          </table:table-cell>
          <table:table-cell table:style-name="ce19" table:formula="of:=IF([.B8]=&quot;Taiga&quot;;68.5;IF([.B8]=&quot;Mts&quot;;25;IF([.B8]=&quot;Temp&quot;;100;IF([.B8]=&quot;Steppe&quot;;55;IF([.B8]=&quot;Jungle&quot;;28;IF([.B8]=&quot;Sav&quot;;43;IF([.B8]=&quot;Medi&quot;;58;0)))))))" office:value-type="float" office:value="100" calcext:value-type="float">
            <text:p>100.000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5" office:value-type="string" calcext:value-type="string">
            <text:p>|--|</text:p>
          </table:table-cell>
          <table:table-cell table:style-name="ce19" table:formula="of:=[.C8]*[.F8]*[.G8]*360*640*1393.66125/(2000*1000)" office:value-type="float" office:value="4405.9996127232" calcext:value-type="float">
            <text:p>4,406.000</text:p>
          </table:table-cell>
          <table:table-cell table:style-name="ce19" table:formula="of:=[.C8]*[.F8]*[.G8]*[.J8]*640*1393.66125/(2000*1000)" office:value-type="float" office:value="6986.07955260703" calcext:value-type="float">
            <text:p>6,986.080</text:p>
          </table:table-cell>
          <table:table-cell table:style-name="ce19" table:formula="of:=[.T8]*[.J$28]" office:value-type="float" office:value="2328.69318420234" calcext:value-type="float">
            <text:p>2,328.693</text:p>
          </table:table-cell>
          <table:table-cell table:style-name="ce19" table:formula="of:=[.T8]-[.U8]" office:value-type="float" office:value="4657.38636840468" calcext:value-type="float">
            <text:p>4,657.386</text:p>
          </table:table-cell>
          <table:table-cell table:style-name="ce19" table:formula="of:=[.C8]*[.F8]*[.G8]*[.H8]*640*1393.66125/(2000*1000)" office:value-type="float" office:value="6926.47616895713" calcext:value-type="float">
            <text:p>6,926.476</text:p>
          </table:table-cell>
          <table:table-cell table:style-name="ce19" table:formula="of:=[.W8]*[.H$28]" office:value-type="float" office:value="1889.03895517013" calcext:value-type="float">
            <text:p>1,889.039</text:p>
          </table:table-cell>
          <table:table-cell table:style-name="ce19" table:formula="of:=[.W8]-[.X8]" office:value-type="float" office:value="5037.43721378701" calcext:value-type="float">
            <text:p>5,037.437</text:p>
          </table:table-cell>
          <table:table-cell table:style-name="ce19" table:formula="of:=[.C8]*[.F8]*[.G8]*[.M8]*640*1393.66125/(2000*1000)" office:value-type="float" office:value="3613.13263908097" calcext:value-type="float">
            <text:p>3,613.133</text:p>
          </table:table-cell>
          <table:table-cell table:style-name="ce19" table:formula="of:=[.C8]*[.F8]*[.G8]*[.N8]*640*1393.66125/(2000*1000)" office:value-type="float" office:value="21393.009236828" calcext:value-type="float">
            <text:p>21,393.009</text:p>
          </table:table-cell>
          <table:table-cell table:style-name="ce19" table:formula="of:=[.C8]*[.F8]*[.G8]*[.O8]*640*1393.66125/(2000*1000)" office:value-type="float" office:value="1223.888781312" calcext:value-type="float">
            <text:p>1,223.889</text:p>
          </table:table-cell>
          <table:table-cell table:style-name="ce19" table:formula="of:=[.C8]*[.P8]*640*1393.66125/(2000*1000)" office:value-type="float" office:value="1.120503645" calcext:value-type="float">
            <text:p>1.121</text:p>
          </table:table-cell>
          <table:table-cell table:style-name="ce19" table:formula="of:=[.C8]*[.Q8]*640*1393.66125/(2000*1000)" office:value-type="float" office:value="1.120503645" calcext:value-type="float">
            <text:p>1.121</text:p>
          </table:table-cell>
          <table:table-cell table:style-name="ce19" table:formula="of:=[.C8]*[.F8]*[.G8]*6*[.J8]*640*1393.66125/(18*365)" office:value-type="float" office:value="12759962.6531635" calcext:value-type="float">
            <text:p>12,759,962.653</text:p>
          </table:table-cell>
          <table:table-cell table:style-name="ce19" table:formula="of:=[.C8]*[.F8]*[.G8]*[.J8]*640*1393.66125/(18*100)" office:value-type="float" office:value="7762310.61400781" calcext:value-type="float">
            <text:p>7,762,310.614</text:p>
          </table:table-cell>
          <table:table-cell table:style-name="ce19" table:formula="of:=[.C8]*[.F8]*[.G8]*[.J8]*640*1393.66125/520" office:value-type="float" office:value="26869536.7407963" calcext:value-type="float">
            <text:p>26,869,536.741</text:p>
          </table:table-cell>
          <table:table-cell table:style-name="ce19" table:formula="of:=[.C8]*[.F8]*[.G8]*[.K8]*640*1393.66125/(2000*1000)" office:value-type="float" office:value="27974.5482633265" calcext:value-type="float">
            <text:p>27,974.548</text:p>
          </table:table-cell>
          <table:table-cell table:style-name="ce19" table:formula="of:=3*12*[.D8]/5" office:value-type="float" office:value="1656" calcext:value-type="float">
            <text:p>1,656.000</text:p>
          </table:table-cell>
          <table:table-cell table:style-name="ce19" table:formula="of:=1.5*[.D8]*750/(2000*15)" office:value-type="float" office:value="8.625" calcext:value-type="float">
            <text:p>8.625</text:p>
          </table:table-cell>
          <table:table-cell table:style-name="ce19" table:formula="of:=66*10*[.D8]/(2000*6)" office:value-type="float" office:value="12.65" calcext:value-type="float">
            <text:p>12.650</text:p>
          </table:table-cell>
          <table:table-cell table:style-name="ce19" table:formula="of:=[.AE8]*365/1000" office:value-type="float" office:value="4657386.36840468" calcext:value-type="float">
            <text:p>4,657,386.368</text:p>
          </table:table-cell>
          <table:table-cell table:style-name="ce19" table:formula="of:=[.AF8]*24*238/(3*25*2000*1000)" office:value-type="float" office:value="295.588788181417" calcext:value-type="float">
            <text:p>295.589</text:p>
          </table:table-cell>
          <table:table-cell table:style-name="ce19" table:formula="of:=[.AG8]*40*0.7*52/(6*1000*2000)" office:value-type="float" office:value="3260.17045788328" calcext:value-type="float">
            <text:p>3,260.170</text:p>
          </table:table-cell>
          <table:table-cell table:style-name="ce19" table:formula="of:=[.AG8]*120*2/(16*1000*2000)" office:value-type="float" office:value="201.521525555972" calcext:value-type="float">
            <text:p>201.522</text:p>
          </table:table-cell>
          <table:table-cell table:style-name="ce19" table:formula="of:=[.AH8]*3.25*8.34/(48)" office:value-type="float" office:value="15796.8777224472" calcext:value-type="float">
            <text:p>15,796.878</text:p>
          </table:table-cell>
          <table:table-cell table:style-name="ce19" table:formula="of:=[.AH8]*25*8.34/(4*48)" office:value-type="float" office:value="30378.6110047061" calcext:value-type="float">
            <text:p>30,378.611</text:p>
          </table:table-cell>
          <table:table-cell table:style-name="ce19" table:formula="of:=[.C8]*[.F8]*[.G8]*[.L8]*640*1393.66125/(2000*1000)" office:value-type="float" office:value="3642.53779094077" calcext:value-type="float">
            <text:p>3,642.538</text:p>
          </table:table-cell>
          <table:table-cell table:style-name="ce19" table:formula="of:=[.AF8]*600*6/(90*1000*2000)" office:value-type="float" office:value="155.246212280156" calcext:value-type="float">
            <text:p>155.246</text:p>
          </table:table-cell>
          <table:table-cell table:style-name="ce19" table:formula="of:=IF([.B8]=&quot;Taiga&quot;;236.2;IF([.B8]=&quot;Mts&quot;;10;IF([.B8]=&quot;Temp&quot;;400;IF([.B8]=&quot;Steppe&quot;;25;IF([.B8]=&quot;Jungle&quot;;400;IF([.B8]=&quot;Sav&quot;;103.6;IF([.B8]=&quot;Medi&quot;;181.6;0)))))))*[.D8]*[.AT$36]" office:value-type="float" office:value="172.5" calcext:value-type="float">
            <text:p>172.500</text:p>
          </table:table-cell>
          <table:table-cell table:style-name="ce19" table:formula="of:=INDEX([$Tech.$F$3:$Tech.$F$13];MATCH([.E8];[$Tech.$E$3:$Tech.$E$13];1))*[.D8]*[.AT$36]/365" office:value-type="float" office:value="43.125" calcext:value-type="float">
            <text:p>43.125</text:p>
          </table:table-cell>
          <table:table-cell table:style-name="ce19" table:formula="of:=[.D8]*12.5*[.AT$36]/(30)" office:value-type="float" office:value="0.1796875" calcext:value-type="float">
            <text:p>0.180</text:p>
          </table:table-cell>
          <table:table-cell table:style-name="ce19" table:formula="of:=125*[.D8]*[.AW$30]" office:value-type="float" office:value="111.181640625" calcext:value-type="float">
            <text:p>111.182</text:p>
          </table:table-cell>
          <table:table-cell table:style-name="ce19" table:formula="of:=1000*[.D8]*[.AW$30]/(3)" office:value-type="float" office:value="296.484375" calcext:value-type="float">
            <text:p>296.484</text:p>
          </table:table-cell>
          <table:table-cell table:style-name="ce19" table:formula="of:=[.D8]/(2*[.AY$30])" office:value-type="float" office:value="207" calcext:value-type="float">
            <text:p>207.000</text:p>
          </table:table-cell>
          <table:table-cell table:style-name="ce19" table:formula="of:=[.D8]*[.AZ$30]/2" office:value-type="float" office:value="0.14375" calcext:value-type="float">
            <text:p>0.144</text:p>
          </table:table-cell>
          <table:table-cell table:style-name="ce19" table:formula="of:=[.D8]*2*[.BA$30]" office:value-type="float" office:value="0.69" calcext:value-type="float">
            <text:p>0.690</text:p>
          </table:table-cell>
          <table:table-cell table:style-name="ce19" table:formula="of:=[.D8]*3*[.BB$30]" office:value-type="float" office:value="0.5175" calcext:value-type="float">
            <text:p>0.518</text:p>
          </table:table-cell>
          <table:table-cell table:style-name="ce19" table:formula="of:=[.D8]*11*[.BC$30]/15" office:value-type="float" office:value="0.1012" calcext:value-type="float">
            <text:p>0.101</text:p>
          </table:table-cell>
          <table:table-cell table:style-name="ce19" table:formula="of:=[.D8]*11*[.BD$30]/8" office:value-type="float" office:value="0.2371875" calcext:value-type="float">
            <text:p>0.237</text:p>
          </table:table-cell>
          <table:table-cell table:style-name="ce19" table:formula="of:=[.D8]*11*[.BE$30]/3" office:value-type="float" office:value="0.153607142857143" calcext:value-type="float">
            <text:p>0.154</text:p>
          </table:table-cell>
          <table:table-cell table:style-name="ce19" table:formula="of:=[.D8]*11*[.BF$30]/5" office:value-type="float" office:value="0.1106875" calcext:value-type="float">
            <text:p>0.111</text:p>
          </table:table-cell>
          <table:table-cell table:style-name="ce19" table:formula="of:=[.D8]*11*[.BG$30]/9" office:value-type="float" office:value="0.281111111111111" calcext:value-type="float">
            <text:p>0.281</text:p>
          </table:table-cell>
          <table:table-cell table:style-name="ce19" table:formula="of:=[.D8]*11*[.BH$30]/12" office:value-type="float" office:value="0.158125" calcext:value-type="float">
            <text:p>0.158</text:p>
          </table:table-cell>
          <table:table-cell table:style-name="ce19" table:formula="of:=[.D8]*[.BI$30]/(125/12)" office:value-type="float" office:value="0.4416" calcext:value-type="float">
            <text:p>0.442</text:p>
          </table:table-cell>
          <table:table-cell table:style-name="ce19" table:formula="of:=[.D8]*[.BJ$30]/30" office:value-type="float" office:value="0.200713333333333" calcext:value-type="float">
            <text:p>0.201</text:p>
          </table:table-cell>
          <table:table-cell table:style-name="ce19" table:formula="of:=[.D8]*[.BK$30]/7" office:value-type="float" office:value="0.0277232142857143" calcext:value-type="float">
            <text:p>0.028</text:p>
          </table:table-cell>
          <table:table-cell table:style-name="ce19" table:formula="of:=[.D8]*[.BL$30]/8.5" office:value-type="float" office:value="0.0456617647058824" calcext:value-type="float">
            <text:p>0.046</text:p>
          </table:table-cell>
          <table:table-cell table:style-name="ce19" table:formula="of:=[.D8]*[.BM$30]" office:value-type="float" office:value="0.09703125" calcext:value-type="float">
            <text:p>0.097</text:p>
          </table:table-cell>
          <table:table-cell table:style-name="ce19" table:formula="of:=[.D8]*[.BN$30]/1.5" office:value-type="float" office:value="0.23" calcext:value-type="float">
            <text:p>0.230</text:p>
          </table:table-cell>
          <table:table-cell table:style-name="ce19" table:formula="of:=[.D8]*[.BO$30]/2" office:value-type="float" office:value="0.186875" calcext:value-type="float">
            <text:p>0.187</text:p>
          </table:table-cell>
          <table:table-cell table:style-name="ce19" table:formula="of:=[.D8]*[.BP$30]/4" office:value-type="float" office:value="0.043125" calcext:value-type="float">
            <text:p>0.043</text:p>
          </table:table-cell>
          <table:table-cell table:style-name="ce19" table:formula="of:=[.D8]/((16+24)/12)" office:value-type="float" office:value="69" calcext:value-type="float">
            <text:p>69.000</text:p>
          </table:table-cell>
          <table:table-cell table:style-name="ce19" table:formula="of:=[.D8]*2/(30*2000)" office:value-type="float" office:value="0.00766666666666667" calcext:value-type="float">
            <text:p>0.008</text:p>
          </table:table-cell>
          <table:table-cell table:style-name="ce19" table:formula="of:=[.D8]/((37.5/12)*2000)" office:value-type="float" office:value="0.0368" calcext:value-type="float">
            <text:p>0.037</text:p>
          </table:table-cell>
          <table:table-cell table:style-name="ce19" table:formula="of:=[.D8]*2/((20/9)*2000)" office:value-type="float" office:value="0.1035" calcext:value-type="float">
            <text:p>0.104</text:p>
          </table:table-cell>
          <table:table-cell table:style-name="ce19" table:formula="of:=[.AF8]*24*8/(3*25*2000*1000)" office:value-type="float" office:value="9.93575758592999" calcext:value-type="float">
            <text:p>9.936</text:p>
          </table:table-cell>
          <table:table-cell table:style-name="ce19" table:formula="of:=[.D8]*3.5/((3/12)*(20/9)*2000)" office:value-type="float" office:value="0.7245" calcext:value-type="float">
            <text:p>0.725</text:p>
          </table:table-cell>
          <table:table-cell table:style-name="ce19" table:formula="of:=[.D8]*2/((2/12)*(20/9)*2000)" office:value-type="float" office:value="0.621" calcext:value-type="float">
            <text:p>0.621</text:p>
          </table:table-cell>
          <table:table-cell table:style-name="ce19" table:formula="of:=[.D8]*2.5/((5/12)*(20/9)*2000)" office:value-type="float" office:value="0.3105" calcext:value-type="float">
            <text:p>0.311</text:p>
          </table:table-cell>
          <table:table-cell table:style-name="ce19" table:formula="of:=[.D8]*7/((14/12)*(20/9)*2000)" office:value-type="float" office:value="0.3105" calcext:value-type="float">
            <text:p>0.311</text:p>
          </table:table-cell>
          <table:table-cell table:style-name="ce19" table:formula="of:=[.D8]/(4*2)" office:value-type="float" office:value="28.75" calcext:value-type="float">
            <text:p>28.750</text:p>
          </table:table-cell>
          <table:table-cell table:style-name="ce19" table:formula="of:=[.D8]/(4*5)" office:value-type="float" office:value="11.5" calcext:value-type="float">
            <text:p>11.500</text:p>
          </table:table-cell>
          <table:table-cell table:style-name="ce19" table:formula="of:=[.D8]/40" office:value-type="float" office:value="5.75" calcext:value-type="float">
            <text:p>5.750</text:p>
          </table:table-cell>
          <table:table-cell table:style-name="ce19" table:formula="of:=[.D8]/40" office:value-type="float" office:value="5.75" calcext:value-type="float">
            <text:p>5.750</text:p>
          </table:table-cell>
          <table:table-cell table:style-name="ce19" table:formula="of:=[.D8]/40" office:value-type="float" office:value="5.75" calcext:value-type="float">
            <text:p>5.750</text:p>
          </table:table-cell>
          <table:table-cell table:style-name="ce19" table:formula="of:=[.D8]/20" office:value-type="float" office:value="11.5" calcext:value-type="float">
            <text:p>11.500</text:p>
          </table:table-cell>
          <table:table-cell table:style-name="ce19" table:formula="of:=[.D8]*8.3454*32/2000" office:value-type="float" office:value="30.711072" calcext:value-type="float">
            <text:p>30.711</text:p>
          </table:table-cell>
          <table:table-cell table:style-name="ce19" table:formula="of:=[.D8]*50*2/(3*2000)" office:value-type="float" office:value="3.83333333333333" calcext:value-type="float">
            <text:p>3.833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19" table:formula="of:=IF(NOT([.CH8]=0.001);0.006*[.D8]/3;0.001)" office:value-type="float" office:value="0.001" calcext:value-type="float">
            <text:p>0.001</text:p>
          </table:table-cell>
          <table:table-cell table:style-name="ce19" table:formula="of:=IF(NOT([.CH8]=0.001);0.7*[.D8]/3;0.001)" office:value-type="float" office:value="0.001" calcext:value-type="float">
            <text:p>0.001</text:p>
          </table:table-cell>
          <table:table-cell table:style-name="ce19" table:formula="of:=IF(NOT([.CH8]=0.001);0.65*[.D8]/3;0.001)" office:value-type="float" office:value="0.001" calcext:value-type="float">
            <text:p>0.001</text:p>
          </table:table-cell>
          <table:table-cell table:style-name="ce19" table:formula="of:=IF(NOT([.CH8]=0.001);0.002*[.D8]/3;0.001)" office:value-type="float" office:value="0.001" calcext:value-type="float">
            <text:p>0.001</text:p>
          </table:table-cell>
          <table:table-cell table:style-name="ce19" table:formula="of:=IF(NOT([.CH8]=0.001);0.001*[.D8]/3;0.001)" office:value-type="float" office:value="0.001" calcext:value-type="float">
            <text:p>0.001</text:p>
          </table:table-cell>
          <table:table-cell table:style-name="ce19" table:formula="of:=[.D8]*3*110/(24*2000)" office:value-type="float" office:value="1.58125" calcext:value-type="float">
            <text:p>1.581</text:p>
          </table:table-cell>
          <table:table-cell table:style-name="ce19" table:formula="of:=[.D8]*3*12/(24*2000)" office:value-type="float" office:value="0.1725" calcext:value-type="float">
            <text:p>0.173</text:p>
          </table:table-cell>
          <table:table-cell table:style-name="ce19" table:formula="of:=[.D8]*3*1.4/(24*2000)" office:value-type="float" office:value="0.020125" calcext:value-type="float">
            <text:p>0.020</text:p>
          </table:table-cell>
          <table:table-cell table:style-name="ce19" table:formula="of:=[.D8]*1600*8.3454/(10*2000)" office:value-type="float" office:value="153.55536" calcext:value-type="float">
            <text:p>153.555</text:p>
          </table:table-cell>
          <table:table-cell table:style-name="ce19" table:formula="of:=[.D8]*2/2000" office:value-type="float" office:value="0.23" calcext:value-type="float">
            <text:p>0.230</text:p>
          </table:table-cell>
          <table:table-cell table:style-name="ce19" table:formula="of:=[.D8]*2*30/2000" office:value-type="float" office:value="6.9" calcext:value-type="float">
            <text:p>6.900</text:p>
          </table:table-cell>
          <table:table-cell table:style-name="ce19" table:formula="of:=27/4" office:value-type="float" office:value="6.75" calcext:value-type="float">
            <text:p>6.750</text:p>
          </table:table-cell>
          <table:table-cell table:style-name="ce19" table:formula="of:=27/16" office:value-type="float" office:value="1.6875" calcext:value-type="float">
            <text:p>1.688</text:p>
          </table:table-cell>
          <table:table-cell table:style-name="ce19" table:formula="of:=[.CQ8]*0.9" office:value-type="float" office:value="138.199824" calcext:value-type="float">
            <text:p>138.200</text:p>
          </table:table-cell>
          <table:table-cell table:style-name="ce19" table:formula="of:=2.5*[.D8]/(60*2000)" office:value-type="float" office:value="0.00479166666666667" calcext:value-type="float">
            <text:p>0.005</text:p>
          </table:table-cell>
          <table:table-cell table:style-name="ce19" table:formula="of:=[.D8]*2.5*55/2000" office:value-type="float" office:value="15.8125" calcext:value-type="float">
            <text:p>15.813</text:p>
          </table:table-cell>
          <table:table-cell table:style-name="ce19" table:formula="of:=[.D8]*2.5*1.25*0.5/2000" office:value-type="float" office:value="0.1796875" calcext:value-type="float">
            <text:p>0.180</text:p>
          </table:table-cell>
          <table:table-cell table:style-name="ce19" table:formula="of:=[.D8]*2*20/2000" office:value-type="float" office:value="4.6" calcext:value-type="float">
            <text:p>4.600</text:p>
          </table:table-cell>
          <table:table-cell table:style-name="ce19" table:formula="of:=IF([.B8]=&quot;Mts&quot;;[.D8]*0.005;0.001)" office:value-type="float" office:value="0.001" calcext:value-type="float">
            <text:p>0.001</text:p>
          </table:table-cell>
          <table:table-cell table:style-name="ce19" table:formula="of:=IF([.B8]=&quot;Mts&quot;;[.D8]*0.01;0.001)" office:value-type="float" office:value="0.001" calcext:value-type="float">
            <text:p>0.001</text:p>
          </table:table-cell>
          <table:table-cell table:style-name="ce19" table:formula="of:=[.D8]*0.02*12/(3*2000)" office:value-type="float" office:value="0.0092" calcext:value-type="float">
            <text:p>0.009</text:p>
          </table:table-cell>
          <table:table-cell table:style-name="ce19" table:formula="of:=[.D8]*0.5*12/(5*2000)" office:value-type="float" office:value="0.138" calcext:value-type="float">
            <text:p>0.138</text:p>
          </table:table-cell>
          <table:table-cell table:style-name="ce19" table:formula="of:=[.D8]*6*25/2000" office:value-type="float" office:value="17.25" calcext:value-type="float">
            <text:p>17.250</text:p>
          </table:table-cell>
          <table:table-cell table:style-name="ce19" table:number-columns-repeated="915"/>
        </table:table-row>
        <table:table-row table:style-name="ro1">
          <table:table-cell office:value-type="string" calcext:value-type="string">
            <text:p>Branio</text:p>
          </table:table-cell>
          <table:table-cell office:value-type="string" calcext:value-type="string">
            <text:p>Temp</text:p>
          </table:table-cell>
          <table:table-cell office:value-type="float" office:value="81" calcext:value-type="float">
            <text:p>81</text:p>
          </table:table-cell>
          <table:table-cell table:formula="of:=IF([.B9]=&quot;Taiga&quot;;265;IF([.B9]=&quot;Mts&quot;;265;IF([.B9]=&quot;Temp&quot;;230;IF([.B9]=&quot;Steppe&quot;;265;IF([.B9]=&quot;Jungle&quot;;180;IF([.B9]=&quot;Sav&quot;;240;IF([.B9]=&quot;Medi&quot;;230;0)))))))"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style-name="ce19" table:formula="of:=IF([.B9]=&quot;Taiga&quot;;0.43;IF([.B9]=&quot;Mts&quot;;0.21;IF([.B9]=&quot;Temp&quot;;0.64;IF([.B9]=&quot;Steppe&quot;;0.57;IF([.B9]=&quot;Jungle&quot;;0.43;IF([.B9]=&quot;Sav&quot;;0.57;IF([.B9]=&quot;Medi&quot;;0.43;0)))))))" office:value-type="float" office:value="0.64" calcext:value-type="float">
            <text:p>0.640</text:p>
          </table:table-cell>
          <table:table-cell table:style-name="ce19" table:formula="of:=IF([.B9]=&quot;Taiga&quot;;0.43;IF([.B9]=&quot;Mts&quot;;0.8;IF([.B9]=&quot;Temp&quot;;0.64;IF([.B9]=&quot;Steppe&quot;;0.8;IF([.B9]=&quot;Jungle&quot;;0.43;IF([.B9]=&quot;Sav&quot;;0.8;IF([.B9]=&quot;Medi&quot;;0.6;0)))))))" office:value-type="float" office:value="0.64" calcext:value-type="float">
            <text:p>0.640</text:p>
          </table:table-cell>
          <table:table-cell table:style-name="ce19" table:formula="of:=IF([.B9]=&quot;Taiga&quot;;528;IF([.B9]=&quot;Mts&quot;;855.27;IF([.B9]=&quot;Temp&quot;;565.94;IF([.B9]=&quot;Steppe&quot;;551.72;IF([.B9]=&quot;Jungle&quot;;575.43;IF([.B9]=&quot;Sav&quot;;599.15;IF([.B9]=&quot;Medi&quot;;564.36;0)))))))" office:value-type="float" office:value="565.94" calcext:value-type="float">
            <text:p>565.940</text:p>
          </table:table-cell>
          <table:table-cell table:style-name="ce19" table:formula="of:=IF([.B9]=&quot;Taiga&quot;;2608.19;IF([.B9]=&quot;Mts&quot;;2100;IF([.B9]=&quot;Temp&quot;;2976.19;IF([.B9]=&quot;Steppe&quot;;2450.48;IF([.B9]=&quot;Jungle&quot;;2135.05;IF([.B9]=&quot;Sav&quot;;2310.29;IF([.B9]=&quot;Medi&quot;;2485.52;0)))))))" office:value-type="float" office:value="2976.19" calcext:value-type="float">
            <text:p>2,976.190</text:p>
          </table:table-cell>
          <table:table-cell table:style-name="ce19" table:formula="of:=IF([.B9]=&quot;Taiga&quot;;500.54;IF([.B9]=&quot;Mts&quot;;360;IF([.B9]=&quot;Temp&quot;;570.81;IF([.B9]=&quot;Steppe&quot;;441.95;IF([.B9]=&quot;Jungle&quot;;486.49;IF([.B9]=&quot;Sav&quot;;518.92;IF([.B9]=&quot;Medi&quot;;640;0)))))))" office:value-type="float" office:value="570.81" calcext:value-type="float">
            <text:p>570.810</text:p>
          </table:table-cell>
          <table:table-cell table:style-name="ce19" table:formula="of:=IF([.B9]=&quot;Taiga&quot;;2003.09;IF([.B9]=&quot;Mts&quot;;1612.8;IF([.B9]=&quot;Temp&quot;;2285.71;IF([.B9]=&quot;Steppe&quot;;1881.97;IF([.B9]=&quot;Jungle&quot;;1639.72;IF([.B9]=&quot;Sav&quot;;1774.3;IF([.B9]=&quot;Medi&quot;;1908.88;0)))))))" office:value-type="float" office:value="2285.71" calcext:value-type="float">
            <text:p>2,285.710</text:p>
          </table:table-cell>
          <table:table-cell table:style-name="ce19" table:formula="of:=IF([.B9]=&quot;Taiga&quot;;260.82;IF([.B9]=&quot;Mts&quot;;210;IF([.B9]=&quot;Temp&quot;;297.62;IF([.B9]=&quot;Steppe&quot;;245.05;IF([.B9]=&quot;Jungle&quot;;213.5;IF([.B9]=&quot;Sav&quot;;231.03;IF([.B9]=&quot;Medi&quot;;248.55;0)))))))" office:value-type="float" office:value="297.62" calcext:value-type="float">
            <text:p>297.620</text:p>
          </table:table-cell>
          <table:table-cell table:style-name="ce19" table:formula="of:=IF([.B9]=&quot;Taiga&quot;;250;IF([.B9]=&quot;Mts&quot;;640;IF([.B9]=&quot;Temp&quot;;295.2174;IF([.B9]=&quot;Steppe&quot;;278.2609;IF([.B9]=&quot;Jungle&quot;;306.5217;IF([.B9]=&quot;Sav&quot;;334.7826;IF([.B9]=&quot;Medi&quot;;293.3333;0)))))))" office:value-type="float" office:value="295.2174" calcext:value-type="float">
            <text:p>295.217</text:p>
          </table:table-cell>
          <table:table-cell table:style-name="ce19" table:formula="of:=IF([.B9]=&quot;Taiga&quot;;1491.9691;IF([.B9]=&quot;Mts&quot;;980;IF([.B9]=&quot;Temp&quot;;1747.9537;IF([.B9]=&quot;Steppe&quot;;1278.5174;IF([.B9]=&quot;Jungle&quot;;1440.7722;IF([.B9]=&quot;Sav&quot;;1558.9189;IF([.B9]=&quot;Medi&quot;;2000;0)))))))" office:value-type="float" office:value="1747.9537" calcext:value-type="float">
            <text:p>1,747.954</text:p>
          </table:table-cell>
          <table:table-cell table:style-name="ce19" table:formula="of:=IF([.B9]=&quot;Taiga&quot;;68.5;IF([.B9]=&quot;Mts&quot;;25;IF([.B9]=&quot;Temp&quot;;100;IF([.B9]=&quot;Steppe&quot;;55;IF([.B9]=&quot;Jungle&quot;;28;IF([.B9]=&quot;Sav&quot;;43;IF([.B9]=&quot;Medi&quot;;58;0)))))))" office:value-type="float" office:value="100" calcext:value-type="float">
            <text:p>100.000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5" office:value-type="string" calcext:value-type="string">
            <text:p>|--|</text:p>
          </table:table-cell>
          <table:table-cell table:style-name="ce19" table:formula="of:=[.C9]*[.F9]*[.G9]*360*640*1393.66125/(2000*1000)" office:value-type="float" office:value="5326.6562482176" calcext:value-type="float">
            <text:p>5,326.656</text:p>
          </table:table-cell>
          <table:table-cell table:style-name="ce19" table:formula="of:=[.C9]*[.F9]*[.G9]*[.J9]*640*1393.66125/(2000*1000)" office:value-type="float" office:value="8445.85736956969" calcext:value-type="float">
            <text:p>8,445.857</text:p>
          </table:table-cell>
          <table:table-cell table:style-name="ce19" table:formula="of:=[.T9]*[.J$28]" office:value-type="float" office:value="2815.28578985656" calcext:value-type="float">
            <text:p>2,815.286</text:p>
          </table:table-cell>
          <table:table-cell table:style-name="ce19" table:formula="of:=[.T9]-[.U9]" office:value-type="float" office:value="5630.57157971313" calcext:value-type="float">
            <text:p>5,630.572</text:p>
          </table:table-cell>
          <table:table-cell table:style-name="ce19" table:formula="of:=[.C9]*[.F9]*[.G9]*[.H9]*640*1393.66125/(2000*1000)" office:value-type="float" office:value="8373.79954754519" calcext:value-type="float">
            <text:p>8,373.800</text:p>
          </table:table-cell>
          <table:table-cell table:style-name="ce19" table:formula="of:=[.W9]*[.H$28]" office:value-type="float" office:value="2283.76351296687" calcext:value-type="float">
            <text:p>2,283.764</text:p>
          </table:table-cell>
          <table:table-cell table:style-name="ce19" table:formula="of:=[.W9]-[.X9]" office:value-type="float" office:value="6090.03603457832" calcext:value-type="float">
            <text:p>6,090.036</text:p>
          </table:table-cell>
          <table:table-cell table:style-name="ce19" table:formula="of:=[.C9]*[.F9]*[.G9]*[.M9]*640*1393.66125/(2000*1000)" office:value-type="float" office:value="4368.11557859043" calcext:value-type="float">
            <text:p>4,368.116</text:p>
          </table:table-cell>
          <table:table-cell table:style-name="ce19" table:formula="of:=[.C9]*[.F9]*[.G9]*[.N9]*640*1393.66125/(2000*1000)" office:value-type="float" office:value="25863.1902713891" calcext:value-type="float">
            <text:p>25,863.190</text:p>
          </table:table-cell>
          <table:table-cell table:style-name="ce19" table:formula="of:=[.C9]*[.F9]*[.G9]*[.O9]*640*1393.66125/(2000*1000)" office:value-type="float" office:value="1479.626735616" calcext:value-type="float">
            <text:p>1,479.627</text:p>
          </table:table-cell>
          <table:table-cell table:style-name="ce19" table:formula="of:=[.C9]*[.P9]*640*1393.66125/(2000*1000)" office:value-type="float" office:value="1.354638735" calcext:value-type="float">
            <text:p>1.355</text:p>
          </table:table-cell>
          <table:table-cell table:style-name="ce19" table:formula="of:=[.C9]*[.Q9]*640*1393.66125/(2000*1000)" office:value-type="float" office:value="1.354638735" calcext:value-type="float">
            <text:p>1.355</text:p>
          </table:table-cell>
          <table:table-cell table:style-name="ce19" table:formula="of:=[.C9]*[.F9]*[.G9]*6*[.J9]*640*1393.66125/(18*365)" office:value-type="float" office:value="15426223.5060634" calcext:value-type="float">
            <text:p>15,426,223.506</text:p>
          </table:table-cell>
          <table:table-cell table:style-name="ce19" table:formula="of:=[.C9]*[.F9]*[.G9]*[.J9]*640*1393.66125/(18*100)" office:value-type="float" office:value="9384285.96618855" calcext:value-type="float">
            <text:p>9,384,285.966</text:p>
          </table:table-cell>
          <table:table-cell table:style-name="ce19" table:formula="of:=[.C9]*[.F9]*[.G9]*[.J9]*640*1393.66125/520" office:value-type="float" office:value="32484066.8060373" calcext:value-type="float">
            <text:p>32,484,066.806</text:p>
          </table:table-cell>
          <table:table-cell table:style-name="ce19" table:formula="of:=[.C9]*[.F9]*[.G9]*[.K9]*640*1393.66125/(2000*1000)" office:value-type="float" office:value="33819.9762586485" calcext:value-type="float">
            <text:p>33,819.976</text:p>
          </table:table-cell>
          <table:table-cell table:style-name="ce19" table:formula="of:=3*12*[.D9]/5" office:value-type="float" office:value="1656" calcext:value-type="float">
            <text:p>1,656.000</text:p>
          </table:table-cell>
          <table:table-cell table:style-name="ce19" table:formula="of:=1.5*[.D9]*750/(2000*15)" office:value-type="float" office:value="8.625" calcext:value-type="float">
            <text:p>8.625</text:p>
          </table:table-cell>
          <table:table-cell table:style-name="ce19" table:formula="of:=66*10*[.D9]/(2000*6)" office:value-type="float" office:value="12.65" calcext:value-type="float">
            <text:p>12.650</text:p>
          </table:table-cell>
          <table:table-cell table:style-name="ce19" table:formula="of:=[.AE9]*365/1000" office:value-type="float" office:value="5630571.57971313" calcext:value-type="float">
            <text:p>5,630,571.580</text:p>
          </table:table-cell>
          <table:table-cell table:style-name="ce19" table:formula="of:=[.AF9]*24*238/(3*25*2000*1000)" office:value-type="float" office:value="357.35360959246" calcext:value-type="float">
            <text:p>357.354</text:p>
          </table:table-cell>
          <table:table-cell table:style-name="ce19" table:formula="of:=[.AG9]*40*0.7*52/(6*1000*2000)" office:value-type="float" office:value="3941.40010579919" calcext:value-type="float">
            <text:p>3,941.400</text:p>
          </table:table-cell>
          <table:table-cell table:style-name="ce19" table:formula="of:=[.AG9]*120*2/(16*1000*2000)" office:value-type="float" office:value="243.63050104528" calcext:value-type="float">
            <text:p>243.631</text:p>
          </table:table-cell>
          <table:table-cell table:style-name="ce19" table:formula="of:=[.AH9]*3.25*8.34/(48)" office:value-type="float" office:value="19097.7178435556" calcext:value-type="float">
            <text:p>19,097.718</text:p>
          </table:table-cell>
          <table:table-cell table:style-name="ce19" table:formula="of:=[.AH9]*25*8.34/(4*48)" office:value-type="float" office:value="36726.3804683761" calcext:value-type="float">
            <text:p>36,726.380</text:p>
          </table:table-cell>
          <table:table-cell table:style-name="ce19" table:formula="of:=[.C9]*[.F9]*[.G9]*[.L9]*640*1393.66125/(2000*1000)" office:value-type="float" office:value="4403.66509054034" calcext:value-type="float">
            <text:p>4,403.665</text:p>
          </table:table-cell>
          <table:table-cell table:style-name="ce19" table:formula="of:=[.AF9]*600*6/(90*1000*2000)" office:value-type="float" office:value="187.685719323771" calcext:value-type="float">
            <text:p>187.686</text:p>
          </table:table-cell>
          <table:table-cell table:style-name="ce19" table:formula="of:=IF([.B9]=&quot;Taiga&quot;;236.2;IF([.B9]=&quot;Mts&quot;;10;IF([.B9]=&quot;Temp&quot;;400;IF([.B9]=&quot;Steppe&quot;;25;IF([.B9]=&quot;Jungle&quot;;400;IF([.B9]=&quot;Sav&quot;;103.6;IF([.B9]=&quot;Medi&quot;;181.6;0)))))))*[.D9]*[.AT$36]" office:value-type="float" office:value="172.5" calcext:value-type="float">
            <text:p>172.500</text:p>
          </table:table-cell>
          <table:table-cell table:style-name="ce19" table:formula="of:=INDEX([$Tech.$F$3:$Tech.$F$13];MATCH([.E9];[$Tech.$E$3:$Tech.$E$13];1))*[.D9]*[.AT$36]/365" office:value-type="float" office:value="43.125" calcext:value-type="float">
            <text:p>43.125</text:p>
          </table:table-cell>
          <table:table-cell table:style-name="ce19" table:formula="of:=[.D9]*12.5*[.AT$36]/(30)" office:value-type="float" office:value="0.1796875" calcext:value-type="float">
            <text:p>0.180</text:p>
          </table:table-cell>
          <table:table-cell table:style-name="ce19" table:formula="of:=125*[.D9]*[.AW$30]" office:value-type="float" office:value="111.181640625" calcext:value-type="float">
            <text:p>111.182</text:p>
          </table:table-cell>
          <table:table-cell table:style-name="ce19" table:formula="of:=1000*[.D9]*[.AW$30]/(3)" office:value-type="float" office:value="296.484375" calcext:value-type="float">
            <text:p>296.484</text:p>
          </table:table-cell>
          <table:table-cell table:style-name="ce19" table:formula="of:=[.D9]/(2*[.AY$30])" office:value-type="float" office:value="207" calcext:value-type="float">
            <text:p>207.000</text:p>
          </table:table-cell>
          <table:table-cell table:style-name="ce19" table:formula="of:=[.D9]*[.AZ$30]/2" office:value-type="float" office:value="0.14375" calcext:value-type="float">
            <text:p>0.144</text:p>
          </table:table-cell>
          <table:table-cell table:style-name="ce19" table:formula="of:=[.D9]*2*[.BA$30]" office:value-type="float" office:value="0.69" calcext:value-type="float">
            <text:p>0.690</text:p>
          </table:table-cell>
          <table:table-cell table:style-name="ce19" table:formula="of:=[.D9]*3*[.BB$30]" office:value-type="float" office:value="0.5175" calcext:value-type="float">
            <text:p>0.518</text:p>
          </table:table-cell>
          <table:table-cell table:style-name="ce19" table:formula="of:=[.D9]*11*[.BC$30]/15" office:value-type="float" office:value="0.1012" calcext:value-type="float">
            <text:p>0.101</text:p>
          </table:table-cell>
          <table:table-cell table:style-name="ce19" table:formula="of:=[.D9]*11*[.BD$30]/8" office:value-type="float" office:value="0.2371875" calcext:value-type="float">
            <text:p>0.237</text:p>
          </table:table-cell>
          <table:table-cell table:style-name="ce19" table:formula="of:=[.D9]*11*[.BE$30]/3" office:value-type="float" office:value="0.153607142857143" calcext:value-type="float">
            <text:p>0.154</text:p>
          </table:table-cell>
          <table:table-cell table:style-name="ce19" table:formula="of:=[.D9]*11*[.BF$30]/5" office:value-type="float" office:value="0.1106875" calcext:value-type="float">
            <text:p>0.111</text:p>
          </table:table-cell>
          <table:table-cell table:style-name="ce19" table:formula="of:=[.D9]*11*[.BG$30]/9" office:value-type="float" office:value="0.281111111111111" calcext:value-type="float">
            <text:p>0.281</text:p>
          </table:table-cell>
          <table:table-cell table:style-name="ce19" table:formula="of:=[.D9]*11*[.BH$30]/12" office:value-type="float" office:value="0.158125" calcext:value-type="float">
            <text:p>0.158</text:p>
          </table:table-cell>
          <table:table-cell table:style-name="ce19" table:formula="of:=[.D9]*[.BI$30]/(125/12)" office:value-type="float" office:value="0.4416" calcext:value-type="float">
            <text:p>0.442</text:p>
          </table:table-cell>
          <table:table-cell table:style-name="ce19" table:formula="of:=[.D9]*[.BJ$30]/30" office:value-type="float" office:value="0.200713333333333" calcext:value-type="float">
            <text:p>0.201</text:p>
          </table:table-cell>
          <table:table-cell table:style-name="ce19" table:formula="of:=[.D9]*[.BK$30]/7" office:value-type="float" office:value="0.0277232142857143" calcext:value-type="float">
            <text:p>0.028</text:p>
          </table:table-cell>
          <table:table-cell table:style-name="ce19" table:formula="of:=[.D9]*[.BL$30]/8.5" office:value-type="float" office:value="0.0456617647058824" calcext:value-type="float">
            <text:p>0.046</text:p>
          </table:table-cell>
          <table:table-cell table:style-name="ce19" table:formula="of:=[.D9]*[.BM$30]" office:value-type="float" office:value="0.09703125" calcext:value-type="float">
            <text:p>0.097</text:p>
          </table:table-cell>
          <table:table-cell table:style-name="ce19" table:formula="of:=[.D9]*[.BN$30]/1.5" office:value-type="float" office:value="0.23" calcext:value-type="float">
            <text:p>0.230</text:p>
          </table:table-cell>
          <table:table-cell table:style-name="ce19" table:formula="of:=[.D9]*[.BO$30]/2" office:value-type="float" office:value="0.186875" calcext:value-type="float">
            <text:p>0.187</text:p>
          </table:table-cell>
          <table:table-cell table:style-name="ce19" table:formula="of:=[.D9]*[.BP$30]/4" office:value-type="float" office:value="0.043125" calcext:value-type="float">
            <text:p>0.043</text:p>
          </table:table-cell>
          <table:table-cell table:style-name="ce19" table:formula="of:=[.D9]/((16+24)/12)" office:value-type="float" office:value="69" calcext:value-type="float">
            <text:p>69.000</text:p>
          </table:table-cell>
          <table:table-cell table:style-name="ce19" table:formula="of:=[.D9]*2/(30*2000)" office:value-type="float" office:value="0.00766666666666667" calcext:value-type="float">
            <text:p>0.008</text:p>
          </table:table-cell>
          <table:table-cell table:style-name="ce19" table:formula="of:=[.D9]/((37.5/12)*2000)" office:value-type="float" office:value="0.0368" calcext:value-type="float">
            <text:p>0.037</text:p>
          </table:table-cell>
          <table:table-cell table:style-name="ce19" table:formula="of:=[.D9]*2/((20/9)*2000)" office:value-type="float" office:value="0.1035" calcext:value-type="float">
            <text:p>0.104</text:p>
          </table:table-cell>
          <table:table-cell table:style-name="ce19" table:formula="of:=[.AF9]*24*8/(3*25*2000*1000)" office:value-type="float" office:value="12.0118860367213" calcext:value-type="float">
            <text:p>12.012</text:p>
          </table:table-cell>
          <table:table-cell table:style-name="ce19" table:formula="of:=[.D9]*3.5/((3/12)*(20/9)*2000)" office:value-type="float" office:value="0.7245" calcext:value-type="float">
            <text:p>0.725</text:p>
          </table:table-cell>
          <table:table-cell table:style-name="ce19" table:formula="of:=[.D9]*2/((2/12)*(20/9)*2000)" office:value-type="float" office:value="0.621" calcext:value-type="float">
            <text:p>0.621</text:p>
          </table:table-cell>
          <table:table-cell table:style-name="ce19" table:formula="of:=[.D9]*2.5/((5/12)*(20/9)*2000)" office:value-type="float" office:value="0.3105" calcext:value-type="float">
            <text:p>0.311</text:p>
          </table:table-cell>
          <table:table-cell table:style-name="ce19" table:formula="of:=[.D9]*7/((14/12)*(20/9)*2000)" office:value-type="float" office:value="0.3105" calcext:value-type="float">
            <text:p>0.311</text:p>
          </table:table-cell>
          <table:table-cell table:style-name="ce19" table:formula="of:=[.D9]/(4*2)" office:value-type="float" office:value="28.75" calcext:value-type="float">
            <text:p>28.750</text:p>
          </table:table-cell>
          <table:table-cell table:style-name="ce19" table:formula="of:=[.D9]/(4*5)" office:value-type="float" office:value="11.5" calcext:value-type="float">
            <text:p>11.500</text:p>
          </table:table-cell>
          <table:table-cell table:style-name="ce19" table:formula="of:=[.D9]/40" office:value-type="float" office:value="5.75" calcext:value-type="float">
            <text:p>5.750</text:p>
          </table:table-cell>
          <table:table-cell table:style-name="ce19" table:formula="of:=[.D9]/40" office:value-type="float" office:value="5.75" calcext:value-type="float">
            <text:p>5.750</text:p>
          </table:table-cell>
          <table:table-cell table:style-name="ce19" table:formula="of:=[.D9]/40" office:value-type="float" office:value="5.75" calcext:value-type="float">
            <text:p>5.750</text:p>
          </table:table-cell>
          <table:table-cell table:style-name="ce19" table:formula="of:=[.D9]/20" office:value-type="float" office:value="11.5" calcext:value-type="float">
            <text:p>11.500</text:p>
          </table:table-cell>
          <table:table-cell table:style-name="ce19" table:formula="of:=[.D9]*8.3454*32/2000" office:value-type="float" office:value="30.711072" calcext:value-type="float">
            <text:p>30.711</text:p>
          </table:table-cell>
          <table:table-cell table:style-name="ce19" table:formula="of:=[.D9]*50*2/(3*2000)" office:value-type="float" office:value="3.83333333333333" calcext:value-type="float">
            <text:p>3.833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19" table:formula="of:=IF(NOT([.CH9]=0.001);0.006*[.D9]/3;0.001)" office:value-type="float" office:value="0.001" calcext:value-type="float">
            <text:p>0.001</text:p>
          </table:table-cell>
          <table:table-cell table:style-name="ce19" table:formula="of:=IF(NOT([.CH9]=0.001);0.7*[.D9]/3;0.001)" office:value-type="float" office:value="0.001" calcext:value-type="float">
            <text:p>0.001</text:p>
          </table:table-cell>
          <table:table-cell table:style-name="ce19" table:formula="of:=IF(NOT([.CH9]=0.001);0.65*[.D9]/3;0.001)" office:value-type="float" office:value="0.001" calcext:value-type="float">
            <text:p>0.001</text:p>
          </table:table-cell>
          <table:table-cell table:style-name="ce19" table:formula="of:=IF(NOT([.CH9]=0.001);0.002*[.D9]/3;0.001)" office:value-type="float" office:value="0.001" calcext:value-type="float">
            <text:p>0.001</text:p>
          </table:table-cell>
          <table:table-cell table:style-name="ce19" table:formula="of:=IF(NOT([.CH9]=0.001);0.001*[.D9]/3;0.001)" office:value-type="float" office:value="0.001" calcext:value-type="float">
            <text:p>0.001</text:p>
          </table:table-cell>
          <table:table-cell table:style-name="ce19" table:formula="of:=[.D9]*3*110/(24*2000)" office:value-type="float" office:value="1.58125" calcext:value-type="float">
            <text:p>1.581</text:p>
          </table:table-cell>
          <table:table-cell table:style-name="ce19" table:formula="of:=[.D9]*3*12/(24*2000)" office:value-type="float" office:value="0.1725" calcext:value-type="float">
            <text:p>0.173</text:p>
          </table:table-cell>
          <table:table-cell table:style-name="ce19" table:formula="of:=[.D9]*3*1.4/(24*2000)" office:value-type="float" office:value="0.020125" calcext:value-type="float">
            <text:p>0.020</text:p>
          </table:table-cell>
          <table:table-cell table:style-name="ce19" table:formula="of:=[.D9]*1600*8.3454/(10*2000)" office:value-type="float" office:value="153.55536" calcext:value-type="float">
            <text:p>153.555</text:p>
          </table:table-cell>
          <table:table-cell table:style-name="ce19" table:formula="of:=[.D9]*2/2000" office:value-type="float" office:value="0.23" calcext:value-type="float">
            <text:p>0.230</text:p>
          </table:table-cell>
          <table:table-cell table:style-name="ce19" table:formula="of:=[.D9]*2*30/2000" office:value-type="float" office:value="6.9" calcext:value-type="float">
            <text:p>6.900</text:p>
          </table:table-cell>
          <table:table-cell table:style-name="ce19" table:formula="of:=27/4" office:value-type="float" office:value="6.75" calcext:value-type="float">
            <text:p>6.750</text:p>
          </table:table-cell>
          <table:table-cell table:style-name="ce19" table:formula="of:=27/16" office:value-type="float" office:value="1.6875" calcext:value-type="float">
            <text:p>1.688</text:p>
          </table:table-cell>
          <table:table-cell table:style-name="ce19" table:formula="of:=[.CQ9]*0.9" office:value-type="float" office:value="138.199824" calcext:value-type="float">
            <text:p>138.200</text:p>
          </table:table-cell>
          <table:table-cell table:style-name="ce19" table:formula="of:=2.5*[.D9]/(60*2000)" office:value-type="float" office:value="0.00479166666666667" calcext:value-type="float">
            <text:p>0.005</text:p>
          </table:table-cell>
          <table:table-cell table:style-name="ce19" table:formula="of:=[.D9]*2.5*55/2000" office:value-type="float" office:value="15.8125" calcext:value-type="float">
            <text:p>15.813</text:p>
          </table:table-cell>
          <table:table-cell table:style-name="ce19" table:formula="of:=[.D9]*2.5*1.25*0.5/2000" office:value-type="float" office:value="0.1796875" calcext:value-type="float">
            <text:p>0.180</text:p>
          </table:table-cell>
          <table:table-cell table:style-name="ce19" table:formula="of:=[.D9]*2*20/2000" office:value-type="float" office:value="4.6" calcext:value-type="float">
            <text:p>4.600</text:p>
          </table:table-cell>
          <table:table-cell table:style-name="ce19" table:formula="of:=IF([.B9]=&quot;Mts&quot;;[.D9]*0.005;0.001)" office:value-type="float" office:value="0.001" calcext:value-type="float">
            <text:p>0.001</text:p>
          </table:table-cell>
          <table:table-cell table:style-name="ce19" table:formula="of:=IF([.B9]=&quot;Mts&quot;;[.D9]*0.01;0.001)" office:value-type="float" office:value="0.001" calcext:value-type="float">
            <text:p>0.001</text:p>
          </table:table-cell>
          <table:table-cell table:style-name="ce19" table:formula="of:=[.D9]*0.02*12/(3*2000)" office:value-type="float" office:value="0.0092" calcext:value-type="float">
            <text:p>0.009</text:p>
          </table:table-cell>
          <table:table-cell table:style-name="ce19" table:formula="of:=[.D9]*0.5*12/(5*2000)" office:value-type="float" office:value="0.138" calcext:value-type="float">
            <text:p>0.138</text:p>
          </table:table-cell>
          <table:table-cell table:style-name="ce19" table:formula="of:=[.D9]*6*25/2000" office:value-type="float" office:value="17.25" calcext:value-type="float">
            <text:p>17.250</text:p>
          </table:table-cell>
          <table:table-cell table:style-name="ce19" table:number-columns-repeated="915"/>
        </table:table-row>
        <table:table-row table:style-name="ro1">
          <table:table-cell office:value-type="string" calcext:value-type="string">
            <text:p>Ukal</text:p>
          </table:table-cell>
          <table:table-cell office:value-type="string" calcext:value-type="string">
            <text:p>Mts</text:p>
          </table:table-cell>
          <table:table-cell office:value-type="float" office:value="144" calcext:value-type="float">
            <text:p>144</text:p>
          </table:table-cell>
          <table:table-cell table:formula="of:=IF([.B10]=&quot;Taiga&quot;;265;IF([.B10]=&quot;Mts&quot;;265;IF([.B10]=&quot;Temp&quot;;230;IF([.B10]=&quot;Steppe&quot;;265;IF([.B10]=&quot;Jungle&quot;;180;IF([.B10]=&quot;Sav&quot;;240;IF([.B10]=&quot;Medi&quot;;230;0)))))))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style-name="ce19" table:formula="of:=IF([.B10]=&quot;Taiga&quot;;0.43;IF([.B10]=&quot;Mts&quot;;0.21;IF([.B10]=&quot;Temp&quot;;0.64;IF([.B10]=&quot;Steppe&quot;;0.57;IF([.B10]=&quot;Jungle&quot;;0.43;IF([.B10]=&quot;Sav&quot;;0.57;IF([.B10]=&quot;Medi&quot;;0.43;0)))))))" office:value-type="float" office:value="0.21" calcext:value-type="float">
            <text:p>0.210</text:p>
          </table:table-cell>
          <table:table-cell table:style-name="ce19" table:formula="of:=IF([.B10]=&quot;Taiga&quot;;0.43;IF([.B10]=&quot;Mts&quot;;0.8;IF([.B10]=&quot;Temp&quot;;0.64;IF([.B10]=&quot;Steppe&quot;;0.8;IF([.B10]=&quot;Jungle&quot;;0.43;IF([.B10]=&quot;Sav&quot;;0.8;IF([.B10]=&quot;Medi&quot;;0.6;0)))))))" office:value-type="float" office:value="0.8" calcext:value-type="float">
            <text:p>0.800</text:p>
          </table:table-cell>
          <table:table-cell table:style-name="ce19" table:formula="of:=IF([.B10]=&quot;Taiga&quot;;528;IF([.B10]=&quot;Mts&quot;;855.27;IF([.B10]=&quot;Temp&quot;;565.94;IF([.B10]=&quot;Steppe&quot;;551.72;IF([.B10]=&quot;Jungle&quot;;575.43;IF([.B10]=&quot;Sav&quot;;599.15;IF([.B10]=&quot;Medi&quot;;564.36;0)))))))" office:value-type="float" office:value="855.27" calcext:value-type="float">
            <text:p>855.270</text:p>
          </table:table-cell>
          <table:table-cell table:style-name="ce19" table:formula="of:=IF([.B10]=&quot;Taiga&quot;;2608.19;IF([.B10]=&quot;Mts&quot;;2100;IF([.B10]=&quot;Temp&quot;;2976.19;IF([.B10]=&quot;Steppe&quot;;2450.48;IF([.B10]=&quot;Jungle&quot;;2135.05;IF([.B10]=&quot;Sav&quot;;2310.29;IF([.B10]=&quot;Medi&quot;;2485.52;0)))))))" office:value-type="float" office:value="2100" calcext:value-type="float">
            <text:p>2,100.000</text:p>
          </table:table-cell>
          <table:table-cell table:style-name="ce19" table:formula="of:=IF([.B10]=&quot;Taiga&quot;;500.54;IF([.B10]=&quot;Mts&quot;;360;IF([.B10]=&quot;Temp&quot;;570.81;IF([.B10]=&quot;Steppe&quot;;441.95;IF([.B10]=&quot;Jungle&quot;;486.49;IF([.B10]=&quot;Sav&quot;;518.92;IF([.B10]=&quot;Medi&quot;;640;0)))))))" office:value-type="float" office:value="360" calcext:value-type="float">
            <text:p>360.000</text:p>
          </table:table-cell>
          <table:table-cell table:style-name="ce19" table:formula="of:=IF([.B10]=&quot;Taiga&quot;;2003.09;IF([.B10]=&quot;Mts&quot;;1612.8;IF([.B10]=&quot;Temp&quot;;2285.71;IF([.B10]=&quot;Steppe&quot;;1881.97;IF([.B10]=&quot;Jungle&quot;;1639.72;IF([.B10]=&quot;Sav&quot;;1774.3;IF([.B10]=&quot;Medi&quot;;1908.88;0)))))))" office:value-type="float" office:value="1612.8" calcext:value-type="float">
            <text:p>1,612.800</text:p>
          </table:table-cell>
          <table:table-cell table:style-name="ce19" table:formula="of:=IF([.B10]=&quot;Taiga&quot;;260.82;IF([.B10]=&quot;Mts&quot;;210;IF([.B10]=&quot;Temp&quot;;297.62;IF([.B10]=&quot;Steppe&quot;;245.05;IF([.B10]=&quot;Jungle&quot;;213.5;IF([.B10]=&quot;Sav&quot;;231.03;IF([.B10]=&quot;Medi&quot;;248.55;0)))))))" office:value-type="float" office:value="210" calcext:value-type="float">
            <text:p>210.000</text:p>
          </table:table-cell>
          <table:table-cell table:style-name="ce19" table:formula="of:=IF([.B10]=&quot;Taiga&quot;;250;IF([.B10]=&quot;Mts&quot;;640;IF([.B10]=&quot;Temp&quot;;295.2174;IF([.B10]=&quot;Steppe&quot;;278.2609;IF([.B10]=&quot;Jungle&quot;;306.5217;IF([.B10]=&quot;Sav&quot;;334.7826;IF([.B10]=&quot;Medi&quot;;293.3333;0)))))))" office:value-type="float" office:value="640" calcext:value-type="float">
            <text:p>640.000</text:p>
          </table:table-cell>
          <table:table-cell table:style-name="ce19" table:formula="of:=IF([.B10]=&quot;Taiga&quot;;1491.9691;IF([.B10]=&quot;Mts&quot;;980;IF([.B10]=&quot;Temp&quot;;1747.9537;IF([.B10]=&quot;Steppe&quot;;1278.5174;IF([.B10]=&quot;Jungle&quot;;1440.7722;IF([.B10]=&quot;Sav&quot;;1558.9189;IF([.B10]=&quot;Medi&quot;;2000;0)))))))" office:value-type="float" office:value="980" calcext:value-type="float">
            <text:p>980.000</text:p>
          </table:table-cell>
          <table:table-cell table:style-name="ce19" table:formula="of:=IF([.B10]=&quot;Taiga&quot;;68.5;IF([.B10]=&quot;Mts&quot;;25;IF([.B10]=&quot;Temp&quot;;100;IF([.B10]=&quot;Steppe&quot;;55;IF([.B10]=&quot;Jungle&quot;;28;IF([.B10]=&quot;Sav&quot;;43;IF([.B10]=&quot;Medi&quot;;58;0)))))))" office:value-type="float" office:value="25" calcext:value-type="float">
            <text:p>25.000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5" office:value-type="string" calcext:value-type="string">
            <text:p>|--|</text:p>
          </table:table-cell>
          <table:table-cell table:style-name="ce19" table:formula="of:=[.C10]*[.F10]*[.G10]*360*640*1393.66125/(2000*1000)" office:value-type="float" office:value="3884.020180992" calcext:value-type="float">
            <text:p>3,884.020</text:p>
          </table:table-cell>
          <table:table-cell table:style-name="ce19" table:formula="of:=[.C10]*[.F10]*[.G10]*[.J10]*640*1393.66125/(2000*1000)" office:value-type="float" office:value="3884.020180992" calcext:value-type="float">
            <text:p>3,884.020</text:p>
          </table:table-cell>
          <table:table-cell table:style-name="ce19" table:formula="of:=[.T10]*[.J$28]" office:value-type="float" office:value="1294.673393664" calcext:value-type="float">
            <text:p>1,294.673</text:p>
          </table:table-cell>
          <table:table-cell table:style-name="ce19" table:formula="of:=[.T10]-[.U10]" office:value-type="float" office:value="2589.346787328" calcext:value-type="float">
            <text:p>2,589.347</text:p>
          </table:table-cell>
          <table:table-cell table:style-name="ce19" table:formula="of:=[.C10]*[.F10]*[.G10]*[.H10]*640*1393.66125/(2000*1000)" office:value-type="float" office:value="9227.46094499174" calcext:value-type="float">
            <text:p>9,227.461</text:p>
          </table:table-cell>
          <table:table-cell table:style-name="ce19" table:formula="of:=[.W10]*[.H$28]" office:value-type="float" office:value="2516.58025772502" calcext:value-type="float">
            <text:p>2,516.580</text:p>
          </table:table-cell>
          <table:table-cell table:style-name="ce19" table:formula="of:=[.W10]-[.X10]" office:value-type="float" office:value="6710.88068726672" calcext:value-type="float">
            <text:p>6,710.881</text:p>
          </table:table-cell>
          <table:table-cell table:style-name="ce19" table:formula="of:=[.C10]*[.F10]*[.G10]*[.M10]*640*1393.66125/(2000*1000)" office:value-type="float" office:value="6904.924766208" calcext:value-type="float">
            <text:p>6,904.925</text:p>
          </table:table-cell>
          <table:table-cell table:style-name="ce19" table:formula="of:=[.C10]*[.F10]*[.G10]*[.N10]*640*1393.66125/(2000*1000)" office:value-type="float" office:value="10573.166048256" calcext:value-type="float">
            <text:p>10,573.166</text:p>
          </table:table-cell>
          <table:table-cell table:style-name="ce19" table:formula="of:=[.C10]*[.F10]*[.G10]*[.O10]*640*1393.66125/(2000*1000)" office:value-type="float" office:value="269.72362368" calcext:value-type="float">
            <text:p>269.724</text:p>
          </table:table-cell>
          <table:table-cell table:style-name="ce19" table:formula="of:=[.C10]*[.P10]*640*1393.66125/(2000*1000)" office:value-type="float" office:value="2.40824664" calcext:value-type="float">
            <text:p>2.408</text:p>
          </table:table-cell>
          <table:table-cell table:style-name="ce19" table:formula="of:=[.C10]*[.Q10]*640*1393.66125/(2000*1000)" office:value-type="float" office:value="2.40824664" calcext:value-type="float">
            <text:p>2.408</text:p>
          </table:table-cell>
          <table:table-cell table:style-name="ce19" table:formula="of:=[.C10]*[.F10]*[.G10]*6*[.J10]*640*1393.66125/(18*365)" office:value-type="float" office:value="7094100.7872" calcext:value-type="float">
            <text:p>7,094,100.787</text:p>
          </table:table-cell>
          <table:table-cell table:style-name="ce19" table:formula="of:=[.C10]*[.F10]*[.G10]*[.J10]*640*1393.66125/(18*100)" office:value-type="float" office:value="4315577.97888" calcext:value-type="float">
            <text:p>4,315,577.979</text:p>
          </table:table-cell>
          <table:table-cell table:style-name="ce19" table:formula="of:=[.C10]*[.F10]*[.G10]*[.J10]*640*1393.66125/520" office:value-type="float" office:value="14938539.1576615" calcext:value-type="float">
            <text:p>14,938,539.158</text:p>
          </table:table-cell>
          <table:table-cell table:style-name="ce19" table:formula="of:=[.C10]*[.F10]*[.G10]*[.K10]*640*1393.66125/(2000*1000)" office:value-type="float" office:value="17400.4104108442" calcext:value-type="float">
            <text:p>17,400.410</text:p>
          </table:table-cell>
          <table:table-cell table:style-name="ce19" table:formula="of:=3*12*[.D10]/5" office:value-type="float" office:value="1908" calcext:value-type="float">
            <text:p>1,908.000</text:p>
          </table:table-cell>
          <table:table-cell table:style-name="ce19" table:formula="of:=1.5*[.D10]*750/(2000*15)" office:value-type="float" office:value="9.9375" calcext:value-type="float">
            <text:p>9.938</text:p>
          </table:table-cell>
          <table:table-cell table:style-name="ce19" table:formula="of:=66*10*[.D10]/(2000*6)" office:value-type="float" office:value="14.575" calcext:value-type="float">
            <text:p>14.575</text:p>
          </table:table-cell>
          <table:table-cell table:style-name="ce19" table:formula="of:=[.AE10]*365/1000" office:value-type="float" office:value="2589346.787328" calcext:value-type="float">
            <text:p>2,589,346.787</text:p>
          </table:table-cell>
          <table:table-cell table:style-name="ce19" table:formula="of:=[.AF10]*24*238/(3*25*2000*1000)" office:value-type="float" office:value="164.33720943575" calcext:value-type="float">
            <text:p>164.337</text:p>
          </table:table-cell>
          <table:table-cell table:style-name="ce19" table:formula="of:=[.AG10]*40*0.7*52/(6*1000*2000)" office:value-type="float" office:value="1812.5427511296" calcext:value-type="float">
            <text:p>1,812.543</text:p>
          </table:table-cell>
          <table:table-cell table:style-name="ce19" table:formula="of:=[.AG10]*120*2/(16*1000*2000)" office:value-type="float" office:value="112.039043682462" calcext:value-type="float">
            <text:p>112.039</text:p>
          </table:table-cell>
          <table:table-cell table:style-name="ce19" table:formula="of:=[.AH10]*3.25*8.34/(48)" office:value-type="float" office:value="9825.79425387356" calcext:value-type="float">
            <text:p>9,825.794</text:p>
          </table:table-cell>
          <table:table-cell table:style-name="ce19" table:formula="of:=[.AH10]*25*8.34/(4*48)" office:value-type="float" office:value="18895.7581805261" calcext:value-type="float">
            <text:p>18,895.758</text:p>
          </table:table-cell>
          <table:table-cell table:style-name="ce19" table:formula="of:=[.C10]*[.F10]*[.G10]*[.L10]*640*1393.66125/(2000*1000)" office:value-type="float" office:value="2265.678438912" calcext:value-type="float">
            <text:p>2,265.678</text:p>
          </table:table-cell>
          <table:table-cell table:style-name="ce19" table:formula="of:=[.AF10]*600*6/(90*1000*2000)" office:value-type="float" office:value="86.3115595776" calcext:value-type="float">
            <text:p>86.312</text:p>
          </table:table-cell>
          <table:table-cell table:style-name="ce19" table:formula="of:=IF([.B10]=&quot;Taiga&quot;;236.2;IF([.B10]=&quot;Mts&quot;;10;IF([.B10]=&quot;Temp&quot;;400;IF([.B10]=&quot;Steppe&quot;;25;IF([.B10]=&quot;Jungle&quot;;400;IF([.B10]=&quot;Sav&quot;;103.6;IF([.B10]=&quot;Medi&quot;;181.6;0)))))))*[.D10]*[.AT$36]" office:value-type="float" office:value="4.96875" calcext:value-type="float">
            <text:p>4.969</text:p>
          </table:table-cell>
          <table:table-cell table:style-name="ce19" table:formula="of:=INDEX([$Tech.$F$3:$Tech.$F$13];MATCH([.E10];[$Tech.$E$3:$Tech.$E$13];1))*[.D10]*[.AT$36]/365" office:value-type="float" office:value="49.6875" calcext:value-type="float">
            <text:p>49.688</text:p>
          </table:table-cell>
          <table:table-cell table:style-name="ce19" table:formula="of:=[.D10]*12.5*[.AT$36]/(30)" office:value-type="float" office:value="0.20703125" calcext:value-type="float">
            <text:p>0.207</text:p>
          </table:table-cell>
          <table:table-cell table:style-name="ce19" table:formula="of:=125*[.D10]*[.AW$30]" office:value-type="float" office:value="128.1005859375" calcext:value-type="float">
            <text:p>128.101</text:p>
          </table:table-cell>
          <table:table-cell table:style-name="ce19" table:formula="of:=1000*[.D10]*[.AW$30]/(3)" office:value-type="float" office:value="341.6015625" calcext:value-type="float">
            <text:p>341.602</text:p>
          </table:table-cell>
          <table:table-cell table:style-name="ce19" table:formula="of:=[.D10]/(2*[.AY$30])" office:value-type="float" office:value="238.5" calcext:value-type="float">
            <text:p>238.500</text:p>
          </table:table-cell>
          <table:table-cell table:style-name="ce19" table:formula="of:=[.D10]*[.AZ$30]/2" office:value-type="float" office:value="0.165625" calcext:value-type="float">
            <text:p>0.166</text:p>
          </table:table-cell>
          <table:table-cell table:style-name="ce19" table:formula="of:=[.D10]*2*[.BA$30]" office:value-type="float" office:value="0.795" calcext:value-type="float">
            <text:p>0.795</text:p>
          </table:table-cell>
          <table:table-cell table:style-name="ce19" table:formula="of:=[.D10]*3*[.BB$30]" office:value-type="float" office:value="0.59625" calcext:value-type="float">
            <text:p>0.596</text:p>
          </table:table-cell>
          <table:table-cell table:style-name="ce19" table:formula="of:=[.D10]*11*[.BC$30]/15" office:value-type="float" office:value="0.1166" calcext:value-type="float">
            <text:p>0.117</text:p>
          </table:table-cell>
          <table:table-cell table:style-name="ce19" table:formula="of:=[.D10]*11*[.BD$30]/8" office:value-type="float" office:value="0.27328125" calcext:value-type="float">
            <text:p>0.273</text:p>
          </table:table-cell>
          <table:table-cell table:style-name="ce19" table:formula="of:=[.D10]*11*[.BE$30]/3" office:value-type="float" office:value="0.176982142857143" calcext:value-type="float">
            <text:p>0.177</text:p>
          </table:table-cell>
          <table:table-cell table:style-name="ce19" table:formula="of:=[.D10]*11*[.BF$30]/5" office:value-type="float" office:value="0.12753125" calcext:value-type="float">
            <text:p>0.128</text:p>
          </table:table-cell>
          <table:table-cell table:style-name="ce19" table:formula="of:=[.D10]*11*[.BG$30]/9" office:value-type="float" office:value="0.323888888888889" calcext:value-type="float">
            <text:p>0.324</text:p>
          </table:table-cell>
          <table:table-cell table:style-name="ce19" table:formula="of:=[.D10]*11*[.BH$30]/12" office:value-type="float" office:value="0.1821875" calcext:value-type="float">
            <text:p>0.182</text:p>
          </table:table-cell>
          <table:table-cell table:style-name="ce19" table:formula="of:=[.D10]*[.BI$30]/(125/12)" office:value-type="float" office:value="0.5088" calcext:value-type="float">
            <text:p>0.509</text:p>
          </table:table-cell>
          <table:table-cell table:style-name="ce19" table:formula="of:=[.D10]*[.BJ$30]/30" office:value-type="float" office:value="0.231256666666667" calcext:value-type="float">
            <text:p>0.231</text:p>
          </table:table-cell>
          <table:table-cell table:style-name="ce19" table:formula="of:=[.D10]*[.BK$30]/7" office:value-type="float" office:value="0.0319419642857143" calcext:value-type="float">
            <text:p>0.032</text:p>
          </table:table-cell>
          <table:table-cell table:style-name="ce19" table:formula="of:=[.D10]*[.BL$30]/8.5" office:value-type="float" office:value="0.0526102941176471" calcext:value-type="float">
            <text:p>0.053</text:p>
          </table:table-cell>
          <table:table-cell table:style-name="ce19" table:formula="of:=[.D10]*[.BM$30]" office:value-type="float" office:value="0.111796875" calcext:value-type="float">
            <text:p>0.112</text:p>
          </table:table-cell>
          <table:table-cell table:style-name="ce19" table:formula="of:=[.D10]*[.BN$30]/1.5" office:value-type="float" office:value="0.265" calcext:value-type="float">
            <text:p>0.265</text:p>
          </table:table-cell>
          <table:table-cell table:style-name="ce19" table:formula="of:=[.D10]*[.BO$30]/2" office:value-type="float" office:value="0.2153125" calcext:value-type="float">
            <text:p>0.215</text:p>
          </table:table-cell>
          <table:table-cell table:style-name="ce19" table:formula="of:=[.D10]*[.BP$30]/4" office:value-type="float" office:value="0.0496875" calcext:value-type="float">
            <text:p>0.050</text:p>
          </table:table-cell>
          <table:table-cell table:style-name="ce19" table:formula="of:=[.D10]/((16+24)/12)" office:value-type="float" office:value="79.5" calcext:value-type="float">
            <text:p>79.500</text:p>
          </table:table-cell>
          <table:table-cell table:style-name="ce19" table:formula="of:=[.D10]*2/(30*2000)" office:value-type="float" office:value="0.00883333333333333" calcext:value-type="float">
            <text:p>0.009</text:p>
          </table:table-cell>
          <table:table-cell table:style-name="ce19" table:formula="of:=[.D10]/((37.5/12)*2000)" office:value-type="float" office:value="0.0424" calcext:value-type="float">
            <text:p>0.042</text:p>
          </table:table-cell>
          <table:table-cell table:style-name="ce19" table:formula="of:=[.D10]*2/((20/9)*2000)" office:value-type="float" office:value="0.11925" calcext:value-type="float">
            <text:p>0.119</text:p>
          </table:table-cell>
          <table:table-cell table:style-name="ce19" table:formula="of:=[.AF10]*24*8/(3*25*2000*1000)" office:value-type="float" office:value="5.5239398129664" calcext:value-type="float">
            <text:p>5.524</text:p>
          </table:table-cell>
          <table:table-cell table:style-name="ce19" table:formula="of:=[.D10]*3.5/((3/12)*(20/9)*2000)" office:value-type="float" office:value="0.83475" calcext:value-type="float">
            <text:p>0.835</text:p>
          </table:table-cell>
          <table:table-cell table:style-name="ce19" table:formula="of:=[.D10]*2/((2/12)*(20/9)*2000)" office:value-type="float" office:value="0.7155" calcext:value-type="float">
            <text:p>0.716</text:p>
          </table:table-cell>
          <table:table-cell table:style-name="ce19" table:formula="of:=[.D10]*2.5/((5/12)*(20/9)*2000)" office:value-type="float" office:value="0.35775" calcext:value-type="float">
            <text:p>0.358</text:p>
          </table:table-cell>
          <table:table-cell table:style-name="ce19" table:formula="of:=[.D10]*7/((14/12)*(20/9)*2000)" office:value-type="float" office:value="0.35775" calcext:value-type="float">
            <text:p>0.358</text:p>
          </table:table-cell>
          <table:table-cell table:style-name="ce19" table:formula="of:=[.D10]/(4*2)" office:value-type="float" office:value="33.125" calcext:value-type="float">
            <text:p>33.125</text:p>
          </table:table-cell>
          <table:table-cell table:style-name="ce19" table:formula="of:=[.D10]/(4*5)" office:value-type="float" office:value="13.25" calcext:value-type="float">
            <text:p>13.250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19" table:formula="of:=[.D10]/40" office:value-type="float" office:value="6.625" calcext:value-type="float">
            <text:p>6.625</text:p>
          </table:table-cell>
          <table:table-cell table:style-name="ce19" table:formula="of:=[.D10]/40" office:value-type="float" office:value="6.625" calcext:value-type="float">
            <text:p>6.625</text:p>
          </table:table-cell>
          <table:table-cell table:style-name="ce19" table:formula="of:=[.D10]/20" office:value-type="float" office:value="13.25" calcext:value-type="float">
            <text:p>13.250</text:p>
          </table:table-cell>
          <table:table-cell table:style-name="ce19" table:formula="of:=[.D10]*8.3454*32/2000" office:value-type="float" office:value="35.384496" calcext:value-type="float">
            <text:p>35.384</text:p>
          </table:table-cell>
          <table:table-cell table:style-name="ce19" table:formula="of:=[.D10]*50*2/(3*2000)" office:value-type="float" office:value="4.41666666666667" calcext:value-type="float">
            <text:p>4.417</text:p>
          </table:table-cell>
          <table:table-cell table:style-name="ce19" table:formula="of:=[.D10]*50/2000" office:value-type="float" office:value="6.625" calcext:value-type="float">
            <text:p>6.625</text:p>
          </table:table-cell>
          <table:table-cell table:style-name="ce19" table:formula="of:=IF(NOT([.CH10]=0.001);0.006*[.D10]/3;0.001)" office:value-type="float" office:value="0.53" calcext:value-type="float">
            <text:p>0.530</text:p>
          </table:table-cell>
          <table:table-cell table:style-name="ce19" table:formula="of:=IF(NOT([.CH10]=0.001);0.7*[.D10]/3;0.001)" office:value-type="float" office:value="61.8333333333333" calcext:value-type="float">
            <text:p>61.833</text:p>
          </table:table-cell>
          <table:table-cell table:style-name="ce19" table:formula="of:=IF(NOT([.CH10]=0.001);0.65*[.D10]/3;0.001)" office:value-type="float" office:value="57.4166666666667" calcext:value-type="float">
            <text:p>57.417</text:p>
          </table:table-cell>
          <table:table-cell table:style-name="ce19" table:formula="of:=IF(NOT([.CH10]=0.001);0.002*[.D10]/3;0.001)" office:value-type="float" office:value="0.176666666666667" calcext:value-type="float">
            <text:p>0.177</text:p>
          </table:table-cell>
          <table:table-cell table:style-name="ce19" table:formula="of:=IF(NOT([.CH10]=0.001);0.001*[.D10]/3;0.001)" office:value-type="float" office:value="0.0883333333333333" calcext:value-type="float">
            <text:p>0.088</text:p>
          </table:table-cell>
          <table:table-cell table:style-name="ce19" table:formula="of:=[.D10]*3*110/(24*2000)" office:value-type="float" office:value="1.821875" calcext:value-type="float">
            <text:p>1.822</text:p>
          </table:table-cell>
          <table:table-cell table:style-name="ce19" table:formula="of:=[.D10]*3*12/(24*2000)" office:value-type="float" office:value="0.19875" calcext:value-type="float">
            <text:p>0.199</text:p>
          </table:table-cell>
          <table:table-cell table:style-name="ce19" table:formula="of:=[.D10]*3*1.4/(24*2000)" office:value-type="float" office:value="0.0231875" calcext:value-type="float">
            <text:p>0.023</text:p>
          </table:table-cell>
          <table:table-cell table:style-name="ce19" table:formula="of:=[.D10]*1600*8.3454/(10*2000)" office:value-type="float" office:value="176.92248" calcext:value-type="float">
            <text:p>176.922</text:p>
          </table:table-cell>
          <table:table-cell table:style-name="ce19" table:formula="of:=[.D10]*2/2000" office:value-type="float" office:value="0.265" calcext:value-type="float">
            <text:p>0.265</text:p>
          </table:table-cell>
          <table:table-cell table:style-name="ce19" table:formula="of:=[.D10]*2*30/2000" office:value-type="float" office:value="7.95" calcext:value-type="float">
            <text:p>7.950</text:p>
          </table:table-cell>
          <table:table-cell table:number-columns-repeated="2" table:style-name="ce19" office:value-type="float" office:value="0.001" calcext:value-type="float">
            <text:p>0.001</text:p>
          </table:table-cell>
          <table:table-cell table:style-name="ce19" table:formula="of:=[.CQ10]*0.9" office:value-type="float" office:value="159.230232" calcext:value-type="float">
            <text:p>159.230</text:p>
          </table:table-cell>
          <table:table-cell table:style-name="ce19" table:formula="of:=2.5*[.D10]/(60*2000)" office:value-type="float" office:value="0.00552083333333333" calcext:value-type="float">
            <text:p>0.006</text:p>
          </table:table-cell>
          <table:table-cell table:style-name="ce19" table:formula="of:=[.D10]*2.5*55/2000" office:value-type="float" office:value="18.21875" calcext:value-type="float">
            <text:p>18.219</text:p>
          </table:table-cell>
          <table:table-cell table:style-name="ce19" table:formula="of:=[.D10]*2.5*1.25*0.5/2000" office:value-type="float" office:value="0.20703125" calcext:value-type="float">
            <text:p>0.207</text:p>
          </table:table-cell>
          <table:table-cell table:style-name="ce19" table:formula="of:=[.D10]*2*20/2000" office:value-type="float" office:value="5.3" calcext:value-type="float">
            <text:p>5.300</text:p>
          </table:table-cell>
          <table:table-cell table:style-name="ce19" table:formula="of:=IF([.B10]=&quot;Mts&quot;;[.D10]*0.005;0.001)" office:value-type="float" office:value="1.325" calcext:value-type="float">
            <text:p>1.325</text:p>
          </table:table-cell>
          <table:table-cell table:style-name="ce19" table:formula="of:=IF([.B10]=&quot;Mts&quot;;[.D10]*0.01;0.001)" office:value-type="float" office:value="2.65" calcext:value-type="float">
            <text:p>2.650</text:p>
          </table:table-cell>
          <table:table-cell table:style-name="ce19" table:formula="of:=[.D10]*0.02*12/(3*2000)" office:value-type="float" office:value="0.0106" calcext:value-type="float">
            <text:p>0.011</text:p>
          </table:table-cell>
          <table:table-cell table:style-name="ce19" table:formula="of:=[.D10]*0.5*12/(5*2000)" office:value-type="float" office:value="0.159" calcext:value-type="float">
            <text:p>0.159</text:p>
          </table:table-cell>
          <table:table-cell table:style-name="ce19" table:formula="of:=[.D10]*6*25/2000" office:value-type="float" office:value="19.875" calcext:value-type="float">
            <text:p>19.875</text:p>
          </table:table-cell>
          <table:table-cell table:style-name="ce19" table:number-columns-repeated="915"/>
        </table:table-row>
        <table:table-row table:style-name="ro1">
          <table:table-cell office:value-type="string" calcext:value-type="string">
            <text:p>Chinki</text:p>
          </table:table-cell>
          <table:table-cell office:value-type="string" calcext:value-type="string">
            <text:p>Temp</text:p>
          </table:table-cell>
          <table:table-cell office:value-type="float" office:value="143" calcext:value-type="float">
            <text:p>143</text:p>
          </table:table-cell>
          <table:table-cell table:formula="of:=IF([.B11]=&quot;Taiga&quot;;265;IF([.B11]=&quot;Mts&quot;;265;IF([.B11]=&quot;Temp&quot;;230;IF([.B11]=&quot;Steppe&quot;;265;IF([.B11]=&quot;Jungle&quot;;180;IF([.B11]=&quot;Sav&quot;;240;IF([.B11]=&quot;Medi&quot;;230;0)))))))"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style-name="ce19" table:formula="of:=IF([.B11]=&quot;Taiga&quot;;0.43;IF([.B11]=&quot;Mts&quot;;0.21;IF([.B11]=&quot;Temp&quot;;0.64;IF([.B11]=&quot;Steppe&quot;;0.57;IF([.B11]=&quot;Jungle&quot;;0.43;IF([.B11]=&quot;Sav&quot;;0.57;IF([.B11]=&quot;Medi&quot;;0.43;0)))))))" office:value-type="float" office:value="0.64" calcext:value-type="float">
            <text:p>0.640</text:p>
          </table:table-cell>
          <table:table-cell table:style-name="ce19" table:formula="of:=IF([.B11]=&quot;Taiga&quot;;0.43;IF([.B11]=&quot;Mts&quot;;0.8;IF([.B11]=&quot;Temp&quot;;0.64;IF([.B11]=&quot;Steppe&quot;;0.8;IF([.B11]=&quot;Jungle&quot;;0.43;IF([.B11]=&quot;Sav&quot;;0.8;IF([.B11]=&quot;Medi&quot;;0.6;0)))))))" office:value-type="float" office:value="0.64" calcext:value-type="float">
            <text:p>0.640</text:p>
          </table:table-cell>
          <table:table-cell table:style-name="ce19" table:formula="of:=IF([.B11]=&quot;Taiga&quot;;528;IF([.B11]=&quot;Mts&quot;;855.27;IF([.B11]=&quot;Temp&quot;;565.94;IF([.B11]=&quot;Steppe&quot;;551.72;IF([.B11]=&quot;Jungle&quot;;575.43;IF([.B11]=&quot;Sav&quot;;599.15;IF([.B11]=&quot;Medi&quot;;564.36;0)))))))" office:value-type="float" office:value="565.94" calcext:value-type="float">
            <text:p>565.940</text:p>
          </table:table-cell>
          <table:table-cell table:style-name="ce19" table:formula="of:=IF([.B11]=&quot;Taiga&quot;;2608.19;IF([.B11]=&quot;Mts&quot;;2100;IF([.B11]=&quot;Temp&quot;;2976.19;IF([.B11]=&quot;Steppe&quot;;2450.48;IF([.B11]=&quot;Jungle&quot;;2135.05;IF([.B11]=&quot;Sav&quot;;2310.29;IF([.B11]=&quot;Medi&quot;;2485.52;0)))))))" office:value-type="float" office:value="2976.19" calcext:value-type="float">
            <text:p>2,976.190</text:p>
          </table:table-cell>
          <table:table-cell table:style-name="ce19" table:formula="of:=IF([.B11]=&quot;Taiga&quot;;500.54;IF([.B11]=&quot;Mts&quot;;360;IF([.B11]=&quot;Temp&quot;;570.81;IF([.B11]=&quot;Steppe&quot;;441.95;IF([.B11]=&quot;Jungle&quot;;486.49;IF([.B11]=&quot;Sav&quot;;518.92;IF([.B11]=&quot;Medi&quot;;640;0)))))))" office:value-type="float" office:value="570.81" calcext:value-type="float">
            <text:p>570.810</text:p>
          </table:table-cell>
          <table:table-cell table:style-name="ce19" table:formula="of:=IF([.B11]=&quot;Taiga&quot;;2003.09;IF([.B11]=&quot;Mts&quot;;1612.8;IF([.B11]=&quot;Temp&quot;;2285.71;IF([.B11]=&quot;Steppe&quot;;1881.97;IF([.B11]=&quot;Jungle&quot;;1639.72;IF([.B11]=&quot;Sav&quot;;1774.3;IF([.B11]=&quot;Medi&quot;;1908.88;0)))))))" office:value-type="float" office:value="2285.71" calcext:value-type="float">
            <text:p>2,285.710</text:p>
          </table:table-cell>
          <table:table-cell table:style-name="ce19" table:formula="of:=IF([.B11]=&quot;Taiga&quot;;260.82;IF([.B11]=&quot;Mts&quot;;210;IF([.B11]=&quot;Temp&quot;;297.62;IF([.B11]=&quot;Steppe&quot;;245.05;IF([.B11]=&quot;Jungle&quot;;213.5;IF([.B11]=&quot;Sav&quot;;231.03;IF([.B11]=&quot;Medi&quot;;248.55;0)))))))" office:value-type="float" office:value="297.62" calcext:value-type="float">
            <text:p>297.620</text:p>
          </table:table-cell>
          <table:table-cell table:style-name="ce19" table:formula="of:=IF([.B11]=&quot;Taiga&quot;;250;IF([.B11]=&quot;Mts&quot;;640;IF([.B11]=&quot;Temp&quot;;295.2174;IF([.B11]=&quot;Steppe&quot;;278.2609;IF([.B11]=&quot;Jungle&quot;;306.5217;IF([.B11]=&quot;Sav&quot;;334.7826;IF([.B11]=&quot;Medi&quot;;293.3333;0)))))))" office:value-type="float" office:value="295.2174" calcext:value-type="float">
            <text:p>295.217</text:p>
          </table:table-cell>
          <table:table-cell table:style-name="ce19" table:formula="of:=IF([.B11]=&quot;Taiga&quot;;1491.9691;IF([.B11]=&quot;Mts&quot;;980;IF([.B11]=&quot;Temp&quot;;1747.9537;IF([.B11]=&quot;Steppe&quot;;1278.5174;IF([.B11]=&quot;Jungle&quot;;1440.7722;IF([.B11]=&quot;Sav&quot;;1558.9189;IF([.B11]=&quot;Medi&quot;;2000;0)))))))" office:value-type="float" office:value="1747.9537" calcext:value-type="float">
            <text:p>1,747.954</text:p>
          </table:table-cell>
          <table:table-cell table:style-name="ce19" table:formula="of:=IF([.B11]=&quot;Taiga&quot;;68.5;IF([.B11]=&quot;Mts&quot;;25;IF([.B11]=&quot;Temp&quot;;100;IF([.B11]=&quot;Steppe&quot;;55;IF([.B11]=&quot;Jungle&quot;;28;IF([.B11]=&quot;Sav&quot;;43;IF([.B11]=&quot;Medi&quot;;58;0)))))))" office:value-type="float" office:value="100" calcext:value-type="float">
            <text:p>100.000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5" office:value-type="string" calcext:value-type="string">
            <text:p>|--|</text:p>
          </table:table-cell>
          <table:table-cell table:style-name="ce19" table:formula="of:=[.C11]*[.F11]*[.G11]*360*640*1393.66125/(2000*1000)" office:value-type="float" office:value="9403.8499196928" calcext:value-type="float">
            <text:p>9,403.850</text:p>
          </table:table-cell>
          <table:table-cell table:style-name="ce19" table:formula="of:=[.C11]*[.F11]*[.G11]*[.J11]*640*1393.66125/(2000*1000)" office:value-type="float" office:value="14910.5877018329" calcext:value-type="float">
            <text:p>14,910.588</text:p>
          </table:table-cell>
          <table:table-cell table:style-name="ce19" table:formula="of:=[.T11]*[.J$28]" office:value-type="float" office:value="4970.19590061097" calcext:value-type="float">
            <text:p>4,970.196</text:p>
          </table:table-cell>
          <table:table-cell table:style-name="ce19" table:formula="of:=[.T11]-[.U11]" office:value-type="float" office:value="9940.39180122194" calcext:value-type="float">
            <text:p>9,940.392</text:p>
          </table:table-cell>
          <table:table-cell table:style-name="ce19" table:formula="of:=[.C11]*[.F11]*[.G11]*[.H11]*640*1393.66125/(2000*1000)" office:value-type="float" office:value="14783.3745098637" calcext:value-type="float">
            <text:p>14,783.375</text:p>
          </table:table-cell>
          <table:table-cell table:style-name="ce19" table:formula="of:=[.W11]*[.H$28]" office:value-type="float" office:value="4031.82941178102" calcext:value-type="float">
            <text:p>4,031.829</text:p>
          </table:table-cell>
          <table:table-cell table:style-name="ce19" table:formula="of:=[.W11]-[.X11]" office:value-type="float" office:value="10751.5450980827" calcext:value-type="float">
            <text:p>10,751.545</text:p>
          </table:table-cell>
          <table:table-cell table:style-name="ce19" table:formula="of:=[.C11]*[.F11]*[.G11]*[.M11]*640*1393.66125/(2000*1000)" office:value-type="float" office:value="7711.61145356088" calcext:value-type="float">
            <text:p>7,711.611</text:p>
          </table:table-cell>
          <table:table-cell table:style-name="ce19" table:formula="of:=[.C11]*[.F11]*[.G11]*[.N11]*640*1393.66125/(2000*1000)" office:value-type="float" office:value="45659.7062815882" calcext:value-type="float">
            <text:p>45,659.706</text:p>
          </table:table-cell>
          <table:table-cell table:style-name="ce19" table:formula="of:=[.C11]*[.F11]*[.G11]*[.O11]*640*1393.66125/(2000*1000)" office:value-type="float" office:value="2612.180533248" calcext:value-type="float">
            <text:p>2,612.181</text:p>
          </table:table-cell>
          <table:table-cell table:style-name="ce19" table:formula="of:=[.C11]*[.P11]*640*1393.66125/(2000*1000)" office:value-type="float" office:value="2.391522705" calcext:value-type="float">
            <text:p>2.392</text:p>
          </table:table-cell>
          <table:table-cell table:style-name="ce19" table:formula="of:=[.C11]*[.Q11]*640*1393.66125/(2000*1000)" office:value-type="float" office:value="2.391522705" calcext:value-type="float">
            <text:p>2.392</text:p>
          </table:table-cell>
          <table:table-cell table:style-name="ce19" table:formula="of:=[.C11]*[.F11]*[.G11]*6*[.J11]*640*1393.66125/(18*365)" office:value-type="float" office:value="27233950.1403341" calcext:value-type="float">
            <text:p>27,233,950.140</text:p>
          </table:table-cell>
          <table:table-cell table:style-name="ce19" table:formula="of:=[.C11]*[.F11]*[.G11]*[.J11]*640*1393.66125/(18*100)" office:value-type="float" office:value="16567319.6687032" calcext:value-type="float">
            <text:p>16,567,319.669</text:p>
          </table:table-cell>
          <table:table-cell table:style-name="ce19" table:formula="of:=[.C11]*[.F11]*[.G11]*[.J11]*640*1393.66125/520" office:value-type="float" office:value="57348414.2378189" calcext:value-type="float">
            <text:p>57,348,414.238</text:p>
          </table:table-cell>
          <table:table-cell table:style-name="ce19" table:formula="of:=[.C11]*[.F11]*[.G11]*[.K11]*640*1393.66125/(2000*1000)" office:value-type="float" office:value="59706.8716665029" calcext:value-type="float">
            <text:p>59,706.872</text:p>
          </table:table-cell>
          <table:table-cell table:style-name="ce19" table:formula="of:=3*12*[.D11]/5" office:value-type="float" office:value="1656" calcext:value-type="float">
            <text:p>1,656.000</text:p>
          </table:table-cell>
          <table:table-cell table:style-name="ce19" table:formula="of:=1.5*[.D11]*750/(2000*15)" office:value-type="float" office:value="8.625" calcext:value-type="float">
            <text:p>8.625</text:p>
          </table:table-cell>
          <table:table-cell table:style-name="ce19" table:formula="of:=66*10*[.D11]/(2000*6)" office:value-type="float" office:value="12.65" calcext:value-type="float">
            <text:p>12.650</text:p>
          </table:table-cell>
          <table:table-cell table:style-name="ce19" table:formula="of:=[.AE11]*365/1000" office:value-type="float" office:value="9940391.80122194" calcext:value-type="float">
            <text:p>9,940,391.801</text:p>
          </table:table-cell>
          <table:table-cell table:style-name="ce19" table:formula="of:=[.AF11]*24*238/(3*25*2000*1000)" office:value-type="float" office:value="630.883532984219" calcext:value-type="float">
            <text:p>630.884</text:p>
          </table:table-cell>
          <table:table-cell table:style-name="ce19" table:formula="of:=[.AG11]*40*0.7*52/(6*1000*2000)" office:value-type="float" office:value="6958.27426085536" calcext:value-type="float">
            <text:p>6,958.274</text:p>
          </table:table-cell>
          <table:table-cell table:style-name="ce19" table:formula="of:=[.AG11]*120*2/(16*1000*2000)" office:value-type="float" office:value="430.113106783642" calcext:value-type="float">
            <text:p>430.113</text:p>
          </table:table-cell>
          <table:table-cell table:style-name="ce19" table:formula="of:=[.AH11]*3.25*8.34/(48)" office:value-type="float" office:value="33715.7240941783" calcext:value-type="float">
            <text:p>33,715.724</text:p>
          </table:table-cell>
          <table:table-cell table:style-name="ce19" table:formula="of:=[.AH11]*25*8.34/(4*48)" office:value-type="float" office:value="64837.930950343" calcext:value-type="float">
            <text:p>64,837.931</text:p>
          </table:table-cell>
          <table:table-cell table:style-name="ce19" table:formula="of:=[.C11]*[.F11]*[.G11]*[.L11]*640*1393.66125/(2000*1000)" office:value-type="float" office:value="7774.3717030527" calcext:value-type="float">
            <text:p>7,774.372</text:p>
          </table:table-cell>
          <table:table-cell table:style-name="ce19" table:formula="of:=[.AF11]*600*6/(90*1000*2000)" office:value-type="float" office:value="331.346393374065" calcext:value-type="float">
            <text:p>331.346</text:p>
          </table:table-cell>
          <table:table-cell table:style-name="ce19" table:formula="of:=IF([.B11]=&quot;Taiga&quot;;236.2;IF([.B11]=&quot;Mts&quot;;10;IF([.B11]=&quot;Temp&quot;;400;IF([.B11]=&quot;Steppe&quot;;25;IF([.B11]=&quot;Jungle&quot;;400;IF([.B11]=&quot;Sav&quot;;103.6;IF([.B11]=&quot;Medi&quot;;181.6;0)))))))*[.D11]*[.AT$36]" office:value-type="float" office:value="172.5" calcext:value-type="float">
            <text:p>172.500</text:p>
          </table:table-cell>
          <table:table-cell table:style-name="ce19" table:formula="of:=INDEX([$Tech.$F$3:$Tech.$F$13];MATCH([.E11];[$Tech.$E$3:$Tech.$E$13];1))*[.D11]*[.AT$36]/365" office:value-type="float" office:value="43.125" calcext:value-type="float">
            <text:p>43.125</text:p>
          </table:table-cell>
          <table:table-cell table:style-name="ce19" table:formula="of:=[.D11]*12.5*[.AT$36]/(30)" office:value-type="float" office:value="0.1796875" calcext:value-type="float">
            <text:p>0.180</text:p>
          </table:table-cell>
          <table:table-cell table:style-name="ce19" table:formula="of:=125*[.D11]*[.AW$30]" office:value-type="float" office:value="111.181640625" calcext:value-type="float">
            <text:p>111.182</text:p>
          </table:table-cell>
          <table:table-cell table:style-name="ce19" table:formula="of:=1000*[.D11]*[.AW$30]/(3)" office:value-type="float" office:value="296.484375" calcext:value-type="float">
            <text:p>296.484</text:p>
          </table:table-cell>
          <table:table-cell table:style-name="ce19" table:formula="of:=[.D11]/(2*[.AY$30])" office:value-type="float" office:value="207" calcext:value-type="float">
            <text:p>207.000</text:p>
          </table:table-cell>
          <table:table-cell table:style-name="ce19" table:formula="of:=[.D11]*[.AZ$30]/2" office:value-type="float" office:value="0.14375" calcext:value-type="float">
            <text:p>0.144</text:p>
          </table:table-cell>
          <table:table-cell table:style-name="ce19" table:formula="of:=[.D11]*2*[.BA$30]" office:value-type="float" office:value="0.69" calcext:value-type="float">
            <text:p>0.690</text:p>
          </table:table-cell>
          <table:table-cell table:style-name="ce19" table:formula="of:=[.D11]*3*[.BB$30]" office:value-type="float" office:value="0.5175" calcext:value-type="float">
            <text:p>0.518</text:p>
          </table:table-cell>
          <table:table-cell table:style-name="ce19" table:formula="of:=[.D11]*11*[.BC$30]/15" office:value-type="float" office:value="0.1012" calcext:value-type="float">
            <text:p>0.101</text:p>
          </table:table-cell>
          <table:table-cell table:style-name="ce19" table:formula="of:=[.D11]*11*[.BD$30]/8" office:value-type="float" office:value="0.2371875" calcext:value-type="float">
            <text:p>0.237</text:p>
          </table:table-cell>
          <table:table-cell table:style-name="ce19" table:formula="of:=[.D11]*11*[.BE$30]/3" office:value-type="float" office:value="0.153607142857143" calcext:value-type="float">
            <text:p>0.154</text:p>
          </table:table-cell>
          <table:table-cell table:style-name="ce19" table:formula="of:=[.D11]*11*[.BF$30]/5" office:value-type="float" office:value="0.1106875" calcext:value-type="float">
            <text:p>0.111</text:p>
          </table:table-cell>
          <table:table-cell table:style-name="ce19" table:formula="of:=[.D11]*11*[.BG$30]/9" office:value-type="float" office:value="0.281111111111111" calcext:value-type="float">
            <text:p>0.281</text:p>
          </table:table-cell>
          <table:table-cell table:style-name="ce19" table:formula="of:=[.D11]*11*[.BH$30]/12" office:value-type="float" office:value="0.158125" calcext:value-type="float">
            <text:p>0.158</text:p>
          </table:table-cell>
          <table:table-cell table:style-name="ce19" table:formula="of:=[.D11]*[.BI$30]/(125/12)" office:value-type="float" office:value="0.4416" calcext:value-type="float">
            <text:p>0.442</text:p>
          </table:table-cell>
          <table:table-cell table:style-name="ce19" table:formula="of:=[.D11]*[.BJ$30]/30" office:value-type="float" office:value="0.200713333333333" calcext:value-type="float">
            <text:p>0.201</text:p>
          </table:table-cell>
          <table:table-cell table:style-name="ce19" table:formula="of:=[.D11]*[.BK$30]/7" office:value-type="float" office:value="0.0277232142857143" calcext:value-type="float">
            <text:p>0.028</text:p>
          </table:table-cell>
          <table:table-cell table:style-name="ce19" table:formula="of:=[.D11]*[.BL$30]/8.5" office:value-type="float" office:value="0.0456617647058824" calcext:value-type="float">
            <text:p>0.046</text:p>
          </table:table-cell>
          <table:table-cell table:style-name="ce19" table:formula="of:=[.D11]*[.BM$30]" office:value-type="float" office:value="0.09703125" calcext:value-type="float">
            <text:p>0.097</text:p>
          </table:table-cell>
          <table:table-cell table:style-name="ce19" table:formula="of:=[.D11]*[.BN$30]/1.5" office:value-type="float" office:value="0.23" calcext:value-type="float">
            <text:p>0.230</text:p>
          </table:table-cell>
          <table:table-cell table:style-name="ce19" table:formula="of:=[.D11]*[.BO$30]/2" office:value-type="float" office:value="0.186875" calcext:value-type="float">
            <text:p>0.187</text:p>
          </table:table-cell>
          <table:table-cell table:style-name="ce19" table:formula="of:=[.D11]*[.BP$30]/4" office:value-type="float" office:value="0.043125" calcext:value-type="float">
            <text:p>0.043</text:p>
          </table:table-cell>
          <table:table-cell table:style-name="ce19" table:formula="of:=[.D11]/((16+24)/12)" office:value-type="float" office:value="69" calcext:value-type="float">
            <text:p>69.000</text:p>
          </table:table-cell>
          <table:table-cell table:style-name="ce19" table:formula="of:=[.D11]*2/(30*2000)" office:value-type="float" office:value="0.00766666666666667" calcext:value-type="float">
            <text:p>0.008</text:p>
          </table:table-cell>
          <table:table-cell table:style-name="ce19" table:formula="of:=[.D11]/((37.5/12)*2000)" office:value-type="float" office:value="0.0368" calcext:value-type="float">
            <text:p>0.037</text:p>
          </table:table-cell>
          <table:table-cell table:style-name="ce19" table:formula="of:=[.D11]*2/((20/9)*2000)" office:value-type="float" office:value="0.1035" calcext:value-type="float">
            <text:p>0.104</text:p>
          </table:table-cell>
          <table:table-cell table:style-name="ce19" table:formula="of:=[.AF11]*24*8/(3*25*2000*1000)" office:value-type="float" office:value="21.2061691759401" calcext:value-type="float">
            <text:p>21.206</text:p>
          </table:table-cell>
          <table:table-cell table:style-name="ce19" table:formula="of:=[.D11]*3.5/((3/12)*(20/9)*2000)" office:value-type="float" office:value="0.7245" calcext:value-type="float">
            <text:p>0.725</text:p>
          </table:table-cell>
          <table:table-cell table:style-name="ce19" table:formula="of:=[.D11]*2/((2/12)*(20/9)*2000)" office:value-type="float" office:value="0.621" calcext:value-type="float">
            <text:p>0.621</text:p>
          </table:table-cell>
          <table:table-cell table:style-name="ce19" table:formula="of:=[.D11]*2.5/((5/12)*(20/9)*2000)" office:value-type="float" office:value="0.3105" calcext:value-type="float">
            <text:p>0.311</text:p>
          </table:table-cell>
          <table:table-cell table:style-name="ce19" table:formula="of:=[.D11]*7/((14/12)*(20/9)*2000)" office:value-type="float" office:value="0.3105" calcext:value-type="float">
            <text:p>0.311</text:p>
          </table:table-cell>
          <table:table-cell table:style-name="ce19" table:formula="of:=[.D11]/(4*2)" office:value-type="float" office:value="28.75" calcext:value-type="float">
            <text:p>28.750</text:p>
          </table:table-cell>
          <table:table-cell table:style-name="ce19" table:formula="of:=[.D11]/(4*5)" office:value-type="float" office:value="11.5" calcext:value-type="float">
            <text:p>11.500</text:p>
          </table:table-cell>
          <table:table-cell table:style-name="ce19" table:formula="of:=[.D11]/40" office:value-type="float" office:value="5.75" calcext:value-type="float">
            <text:p>5.750</text:p>
          </table:table-cell>
          <table:table-cell table:style-name="ce19" table:formula="of:=[.D11]/40" office:value-type="float" office:value="5.75" calcext:value-type="float">
            <text:p>5.750</text:p>
          </table:table-cell>
          <table:table-cell table:style-name="ce19" table:formula="of:=[.D11]/40" office:value-type="float" office:value="5.75" calcext:value-type="float">
            <text:p>5.750</text:p>
          </table:table-cell>
          <table:table-cell table:style-name="ce19" table:formula="of:=[.D11]/20" office:value-type="float" office:value="11.5" calcext:value-type="float">
            <text:p>11.500</text:p>
          </table:table-cell>
          <table:table-cell table:style-name="ce19" table:formula="of:=[.D11]*8.3454*32/2000" office:value-type="float" office:value="30.711072" calcext:value-type="float">
            <text:p>30.711</text:p>
          </table:table-cell>
          <table:table-cell table:style-name="ce19" table:formula="of:=[.D11]*50*2/(3*2000)" office:value-type="float" office:value="3.83333333333333" calcext:value-type="float">
            <text:p>3.833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19" table:formula="of:=IF(NOT([.CH11]=0.001);0.006*[.D11]/3;0.001)" office:value-type="float" office:value="0.001" calcext:value-type="float">
            <text:p>0.001</text:p>
          </table:table-cell>
          <table:table-cell table:style-name="ce19" table:formula="of:=IF(NOT([.CH11]=0.001);0.7*[.D11]/3;0.001)" office:value-type="float" office:value="0.001" calcext:value-type="float">
            <text:p>0.001</text:p>
          </table:table-cell>
          <table:table-cell table:style-name="ce19" table:formula="of:=IF(NOT([.CH11]=0.001);0.65*[.D11]/3;0.001)" office:value-type="float" office:value="0.001" calcext:value-type="float">
            <text:p>0.001</text:p>
          </table:table-cell>
          <table:table-cell table:style-name="ce19" table:formula="of:=IF(NOT([.CH11]=0.001);0.002*[.D11]/3;0.001)" office:value-type="float" office:value="0.001" calcext:value-type="float">
            <text:p>0.001</text:p>
          </table:table-cell>
          <table:table-cell table:style-name="ce19" table:formula="of:=IF(NOT([.CH11]=0.001);0.001*[.D11]/3;0.001)" office:value-type="float" office:value="0.001" calcext:value-type="float">
            <text:p>0.001</text:p>
          </table:table-cell>
          <table:table-cell table:style-name="ce19" table:formula="of:=[.D11]*3*110/(24*2000)" office:value-type="float" office:value="1.58125" calcext:value-type="float">
            <text:p>1.581</text:p>
          </table:table-cell>
          <table:table-cell table:style-name="ce19" table:formula="of:=[.D11]*3*12/(24*2000)" office:value-type="float" office:value="0.1725" calcext:value-type="float">
            <text:p>0.173</text:p>
          </table:table-cell>
          <table:table-cell table:style-name="ce19" table:formula="of:=[.D11]*3*1.4/(24*2000)" office:value-type="float" office:value="0.020125" calcext:value-type="float">
            <text:p>0.020</text:p>
          </table:table-cell>
          <table:table-cell table:style-name="ce19" table:formula="of:=[.D11]*1600*8.3454/(10*2000)" office:value-type="float" office:value="153.55536" calcext:value-type="float">
            <text:p>153.555</text:p>
          </table:table-cell>
          <table:table-cell table:style-name="ce19" table:formula="of:=[.D11]*2/2000" office:value-type="float" office:value="0.23" calcext:value-type="float">
            <text:p>0.230</text:p>
          </table:table-cell>
          <table:table-cell table:style-name="ce19" table:formula="of:=[.D11]*2*30/2000" office:value-type="float" office:value="6.9" calcext:value-type="float">
            <text:p>6.900</text:p>
          </table:table-cell>
          <table:table-cell table:style-name="ce19" table:formula="of:=27/4" office:value-type="float" office:value="6.75" calcext:value-type="float">
            <text:p>6.750</text:p>
          </table:table-cell>
          <table:table-cell table:style-name="ce19" table:formula="of:=27/16" office:value-type="float" office:value="1.6875" calcext:value-type="float">
            <text:p>1.688</text:p>
          </table:table-cell>
          <table:table-cell table:style-name="ce19" table:formula="of:=[.CQ11]*0.9" office:value-type="float" office:value="138.199824" calcext:value-type="float">
            <text:p>138.200</text:p>
          </table:table-cell>
          <table:table-cell table:style-name="ce19" table:formula="of:=2.5*[.D11]/(60*2000)" office:value-type="float" office:value="0.00479166666666667" calcext:value-type="float">
            <text:p>0.005</text:p>
          </table:table-cell>
          <table:table-cell table:style-name="ce19" table:formula="of:=[.D11]*2.5*55/2000" office:value-type="float" office:value="15.8125" calcext:value-type="float">
            <text:p>15.813</text:p>
          </table:table-cell>
          <table:table-cell table:style-name="ce19" table:formula="of:=[.D11]*2.5*1.25*0.5/2000" office:value-type="float" office:value="0.1796875" calcext:value-type="float">
            <text:p>0.180</text:p>
          </table:table-cell>
          <table:table-cell table:style-name="ce19" table:formula="of:=[.D11]*2*20/2000" office:value-type="float" office:value="4.6" calcext:value-type="float">
            <text:p>4.600</text:p>
          </table:table-cell>
          <table:table-cell table:style-name="ce19" table:formula="of:=IF([.B11]=&quot;Mts&quot;;[.D11]*0.005;0.001)" office:value-type="float" office:value="0.001" calcext:value-type="float">
            <text:p>0.001</text:p>
          </table:table-cell>
          <table:table-cell table:style-name="ce19" table:formula="of:=IF([.B11]=&quot;Mts&quot;;[.D11]*0.01;0.001)" office:value-type="float" office:value="0.001" calcext:value-type="float">
            <text:p>0.001</text:p>
          </table:table-cell>
          <table:table-cell table:style-name="ce19" table:formula="of:=[.D11]*0.02*12/(3*2000)" office:value-type="float" office:value="0.0092" calcext:value-type="float">
            <text:p>0.009</text:p>
          </table:table-cell>
          <table:table-cell table:style-name="ce19" table:formula="of:=[.D11]*0.5*12/(5*2000)" office:value-type="float" office:value="0.138" calcext:value-type="float">
            <text:p>0.138</text:p>
          </table:table-cell>
          <table:table-cell table:style-name="ce19" table:formula="of:=[.D11]*6*25/2000" office:value-type="float" office:value="17.25" calcext:value-type="float">
            <text:p>17.250</text:p>
          </table:table-cell>
          <table:table-cell table:style-name="ce19" table:number-columns-repeated="915"/>
        </table:table-row>
        <table:table-row table:style-name="ro1">
          <table:table-cell office:value-type="string" calcext:value-type="string">
            <text:p>Bulkini</text:p>
          </table:table-cell>
          <table:table-cell office:value-type="string" calcext:value-type="string">
            <text:p>Mts</text:p>
          </table:table-cell>
          <table:table-cell office:value-type="float" office:value="155" calcext:value-type="float">
            <text:p>155</text:p>
          </table:table-cell>
          <table:table-cell table:formula="of:=IF([.B12]=&quot;Taiga&quot;;265;IF([.B12]=&quot;Mts&quot;;265;IF([.B12]=&quot;Temp&quot;;230;IF([.B12]=&quot;Steppe&quot;;265;IF([.B12]=&quot;Jungle&quot;;180;IF([.B12]=&quot;Sav&quot;;240;IF([.B12]=&quot;Medi&quot;;230;0)))))))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style-name="ce19" table:formula="of:=IF([.B12]=&quot;Taiga&quot;;0.43;IF([.B12]=&quot;Mts&quot;;0.21;IF([.B12]=&quot;Temp&quot;;0.64;IF([.B12]=&quot;Steppe&quot;;0.57;IF([.B12]=&quot;Jungle&quot;;0.43;IF([.B12]=&quot;Sav&quot;;0.57;IF([.B12]=&quot;Medi&quot;;0.43;0)))))))" office:value-type="float" office:value="0.21" calcext:value-type="float">
            <text:p>0.210</text:p>
          </table:table-cell>
          <table:table-cell table:style-name="ce19" table:formula="of:=IF([.B12]=&quot;Taiga&quot;;0.43;IF([.B12]=&quot;Mts&quot;;0.8;IF([.B12]=&quot;Temp&quot;;0.64;IF([.B12]=&quot;Steppe&quot;;0.8;IF([.B12]=&quot;Jungle&quot;;0.43;IF([.B12]=&quot;Sav&quot;;0.8;IF([.B12]=&quot;Medi&quot;;0.6;0)))))))" office:value-type="float" office:value="0.8" calcext:value-type="float">
            <text:p>0.800</text:p>
          </table:table-cell>
          <table:table-cell table:style-name="ce19" table:formula="of:=IF([.B12]=&quot;Taiga&quot;;528;IF([.B12]=&quot;Mts&quot;;855.27;IF([.B12]=&quot;Temp&quot;;565.94;IF([.B12]=&quot;Steppe&quot;;551.72;IF([.B12]=&quot;Jungle&quot;;575.43;IF([.B12]=&quot;Sav&quot;;599.15;IF([.B12]=&quot;Medi&quot;;564.36;0)))))))" office:value-type="float" office:value="855.27" calcext:value-type="float">
            <text:p>855.270</text:p>
          </table:table-cell>
          <table:table-cell table:style-name="ce19" table:formula="of:=IF([.B12]=&quot;Taiga&quot;;2608.19;IF([.B12]=&quot;Mts&quot;;2100;IF([.B12]=&quot;Temp&quot;;2976.19;IF([.B12]=&quot;Steppe&quot;;2450.48;IF([.B12]=&quot;Jungle&quot;;2135.05;IF([.B12]=&quot;Sav&quot;;2310.29;IF([.B12]=&quot;Medi&quot;;2485.52;0)))))))" office:value-type="float" office:value="2100" calcext:value-type="float">
            <text:p>2,100.000</text:p>
          </table:table-cell>
          <table:table-cell table:style-name="ce19" table:formula="of:=IF([.B12]=&quot;Taiga&quot;;500.54;IF([.B12]=&quot;Mts&quot;;360;IF([.B12]=&quot;Temp&quot;;570.81;IF([.B12]=&quot;Steppe&quot;;441.95;IF([.B12]=&quot;Jungle&quot;;486.49;IF([.B12]=&quot;Sav&quot;;518.92;IF([.B12]=&quot;Medi&quot;;640;0)))))))" office:value-type="float" office:value="360" calcext:value-type="float">
            <text:p>360.000</text:p>
          </table:table-cell>
          <table:table-cell table:style-name="ce19" table:formula="of:=IF([.B12]=&quot;Taiga&quot;;2003.09;IF([.B12]=&quot;Mts&quot;;1612.8;IF([.B12]=&quot;Temp&quot;;2285.71;IF([.B12]=&quot;Steppe&quot;;1881.97;IF([.B12]=&quot;Jungle&quot;;1639.72;IF([.B12]=&quot;Sav&quot;;1774.3;IF([.B12]=&quot;Medi&quot;;1908.88;0)))))))" office:value-type="float" office:value="1612.8" calcext:value-type="float">
            <text:p>1,612.800</text:p>
          </table:table-cell>
          <table:table-cell table:style-name="ce19" table:formula="of:=IF([.B12]=&quot;Taiga&quot;;260.82;IF([.B12]=&quot;Mts&quot;;210;IF([.B12]=&quot;Temp&quot;;297.62;IF([.B12]=&quot;Steppe&quot;;245.05;IF([.B12]=&quot;Jungle&quot;;213.5;IF([.B12]=&quot;Sav&quot;;231.03;IF([.B12]=&quot;Medi&quot;;248.55;0)))))))" office:value-type="float" office:value="210" calcext:value-type="float">
            <text:p>210.000</text:p>
          </table:table-cell>
          <table:table-cell table:style-name="ce19" table:formula="of:=IF([.B12]=&quot;Taiga&quot;;250;IF([.B12]=&quot;Mts&quot;;640;IF([.B12]=&quot;Temp&quot;;295.2174;IF([.B12]=&quot;Steppe&quot;;278.2609;IF([.B12]=&quot;Jungle&quot;;306.5217;IF([.B12]=&quot;Sav&quot;;334.7826;IF([.B12]=&quot;Medi&quot;;293.3333;0)))))))" office:value-type="float" office:value="640" calcext:value-type="float">
            <text:p>640.000</text:p>
          </table:table-cell>
          <table:table-cell table:style-name="ce19" table:formula="of:=IF([.B12]=&quot;Taiga&quot;;1491.9691;IF([.B12]=&quot;Mts&quot;;980;IF([.B12]=&quot;Temp&quot;;1747.9537;IF([.B12]=&quot;Steppe&quot;;1278.5174;IF([.B12]=&quot;Jungle&quot;;1440.7722;IF([.B12]=&quot;Sav&quot;;1558.9189;IF([.B12]=&quot;Medi&quot;;2000;0)))))))" office:value-type="float" office:value="980" calcext:value-type="float">
            <text:p>980.000</text:p>
          </table:table-cell>
          <table:table-cell table:style-name="ce19" table:formula="of:=IF([.B12]=&quot;Taiga&quot;;68.5;IF([.B12]=&quot;Mts&quot;;25;IF([.B12]=&quot;Temp&quot;;100;IF([.B12]=&quot;Steppe&quot;;55;IF([.B12]=&quot;Jungle&quot;;28;IF([.B12]=&quot;Sav&quot;;43;IF([.B12]=&quot;Medi&quot;;58;0)))))))" office:value-type="float" office:value="25" calcext:value-type="float">
            <text:p>25.000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5" office:value-type="string" calcext:value-type="string">
            <text:p>|--|</text:p>
          </table:table-cell>
          <table:table-cell table:style-name="ce19" table:formula="of:=[.C12]*[.F12]*[.G12]*360*640*1393.66125/(2000*1000)" office:value-type="float" office:value="4180.71616704" calcext:value-type="float">
            <text:p>4,180.716</text:p>
          </table:table-cell>
          <table:table-cell table:style-name="ce19" table:formula="of:=[.C12]*[.F12]*[.G12]*[.J12]*640*1393.66125/(2000*1000)" office:value-type="float" office:value="4180.71616704" calcext:value-type="float">
            <text:p>4,180.716</text:p>
          </table:table-cell>
          <table:table-cell table:style-name="ce19" table:formula="of:=[.T12]*[.J$28]" office:value-type="float" office:value="1393.57205568" calcext:value-type="float">
            <text:p>1,393.572</text:p>
          </table:table-cell>
          <table:table-cell table:style-name="ce19" table:formula="of:=[.T12]-[.U12]" office:value-type="float" office:value="2787.14411136" calcext:value-type="float">
            <text:p>2,787.144</text:p>
          </table:table-cell>
          <table:table-cell table:style-name="ce19" table:formula="of:=[.C12]*[.F12]*[.G12]*[.H12]*640*1393.66125/(2000*1000)" office:value-type="float" office:value="9932.33643384528" calcext:value-type="float">
            <text:p>9,932.336</text:p>
          </table:table-cell>
          <table:table-cell table:style-name="ce19" table:formula="of:=[.W12]*[.H$28]" office:value-type="float" office:value="2708.81902741235" calcext:value-type="float">
            <text:p>2,708.819</text:p>
          </table:table-cell>
          <table:table-cell table:style-name="ce19" table:formula="of:=[.W12]-[.X12]" office:value-type="float" office:value="7223.51740643293" calcext:value-type="float">
            <text:p>7,223.517</text:p>
          </table:table-cell>
          <table:table-cell table:style-name="ce19" table:formula="of:=[.C12]*[.F12]*[.G12]*[.M12]*640*1393.66125/(2000*1000)" office:value-type="float" office:value="7432.38429696" calcext:value-type="float">
            <text:p>7,432.384</text:p>
          </table:table-cell>
          <table:table-cell table:style-name="ce19" table:formula="of:=[.C12]*[.F12]*[.G12]*[.N12]*640*1393.66125/(2000*1000)" office:value-type="float" office:value="11380.83845472" calcext:value-type="float">
            <text:p>11,380.838</text:p>
          </table:table-cell>
          <table:table-cell table:style-name="ce19" table:formula="of:=[.C12]*[.F12]*[.G12]*[.O12]*640*1393.66125/(2000*1000)" office:value-type="float" office:value="290.3275116" calcext:value-type="float">
            <text:p>290.328</text:p>
          </table:table-cell>
          <table:table-cell table:style-name="ce19" table:formula="of:=[.C12]*[.P12]*640*1393.66125/(2000*1000)" office:value-type="float" office:value="2.592209925" calcext:value-type="float">
            <text:p>2.592</text:p>
          </table:table-cell>
          <table:table-cell table:style-name="ce19" table:formula="of:=[.C12]*[.Q12]*640*1393.66125/(2000*1000)" office:value-type="float" office:value="2.592209925" calcext:value-type="float">
            <text:p>2.592</text:p>
          </table:table-cell>
          <table:table-cell table:style-name="ce19" table:formula="of:=[.C12]*[.F12]*[.G12]*6*[.J12]*640*1393.66125/(18*365)" office:value-type="float" office:value="7636011.264" calcext:value-type="float">
            <text:p>7,636,011.264</text:p>
          </table:table-cell>
          <table:table-cell table:style-name="ce19" table:formula="of:=[.C12]*[.F12]*[.G12]*[.J12]*640*1393.66125/(18*100)" office:value-type="float" office:value="4645240.1856" calcext:value-type="float">
            <text:p>4,645,240.186</text:p>
          </table:table-cell>
          <table:table-cell table:style-name="ce19" table:formula="of:=[.C12]*[.F12]*[.G12]*[.J12]*640*1393.66125/520" office:value-type="float" office:value="16079677.5655385" calcext:value-type="float">
            <text:p>16,079,677.566</text:p>
          </table:table-cell>
          <table:table-cell table:style-name="ce19" table:formula="of:=[.C12]*[.F12]*[.G12]*[.K12]*640*1393.66125/(2000*1000)" office:value-type="float" office:value="18729.6084283392" calcext:value-type="float">
            <text:p>18,729.608</text:p>
          </table:table-cell>
          <table:table-cell table:style-name="ce19" table:formula="of:=3*12*[.D12]/5" office:value-type="float" office:value="1908" calcext:value-type="float">
            <text:p>1,908.000</text:p>
          </table:table-cell>
          <table:table-cell table:style-name="ce19" table:formula="of:=1.5*[.D12]*750/(2000*15)" office:value-type="float" office:value="9.9375" calcext:value-type="float">
            <text:p>9.938</text:p>
          </table:table-cell>
          <table:table-cell table:style-name="ce19" table:formula="of:=66*10*[.D12]/(2000*6)" office:value-type="float" office:value="14.575" calcext:value-type="float">
            <text:p>14.575</text:p>
          </table:table-cell>
          <table:table-cell table:style-name="ce19" table:formula="of:=[.AE12]*365/1000" office:value-type="float" office:value="2787144.11136" calcext:value-type="float">
            <text:p>2,787,144.111</text:p>
          </table:table-cell>
          <table:table-cell table:style-name="ce19" table:formula="of:=[.AF12]*24*238/(3*25*2000*1000)" office:value-type="float" office:value="176.890746267648" calcext:value-type="float">
            <text:p>176.891</text:p>
          </table:table-cell>
          <table:table-cell table:style-name="ce19" table:formula="of:=[.AG12]*40*0.7*52/(6*1000*2000)" office:value-type="float" office:value="1951.000877952" calcext:value-type="float">
            <text:p>1,951.001</text:p>
          </table:table-cell>
          <table:table-cell table:style-name="ce19" table:formula="of:=[.AG12]*120*2/(16*1000*2000)" office:value-type="float" office:value="120.597581741538" calcext:value-type="float">
            <text:p>120.598</text:p>
          </table:table-cell>
          <table:table-cell table:style-name="ce19" table:formula="of:=[.AH12]*3.25*8.34/(48)" office:value-type="float" office:value="10576.3757593778" calcext:value-type="float">
            <text:p>10,576.376</text:p>
          </table:table-cell>
          <table:table-cell table:style-name="ce19" table:formula="of:=[.AH12]*25*8.34/(4*48)" office:value-type="float" office:value="20339.1841526496" calcext:value-type="float">
            <text:p>20,339.184</text:p>
          </table:table-cell>
          <table:table-cell table:style-name="ce19" table:formula="of:=[.C12]*[.F12]*[.G12]*[.L12]*640*1393.66125/(2000*1000)" office:value-type="float" office:value="2438.75109744" calcext:value-type="float">
            <text:p>2,438.751</text:p>
          </table:table-cell>
          <table:table-cell table:style-name="ce19" table:formula="of:=[.AF12]*600*6/(90*1000*2000)" office:value-type="float" office:value="92.904803712" calcext:value-type="float">
            <text:p>92.905</text:p>
          </table:table-cell>
          <table:table-cell table:style-name="ce19" table:formula="of:=IF([.B12]=&quot;Taiga&quot;;236.2;IF([.B12]=&quot;Mts&quot;;10;IF([.B12]=&quot;Temp&quot;;400;IF([.B12]=&quot;Steppe&quot;;25;IF([.B12]=&quot;Jungle&quot;;400;IF([.B12]=&quot;Sav&quot;;103.6;IF([.B12]=&quot;Medi&quot;;181.6;0)))))))*[.D12]*[.AT$36]" office:value-type="float" office:value="4.96875" calcext:value-type="float">
            <text:p>4.969</text:p>
          </table:table-cell>
          <table:table-cell table:style-name="ce19" table:formula="of:=INDEX([$Tech.$F$3:$Tech.$F$13];MATCH([.E12];[$Tech.$E$3:$Tech.$E$13];1))*[.D12]*[.AT$36]/365" office:value-type="float" office:value="49.6875" calcext:value-type="float">
            <text:p>49.688</text:p>
          </table:table-cell>
          <table:table-cell table:style-name="ce19" table:formula="of:=[.D12]*12.5*[.AT$36]/(30)" office:value-type="float" office:value="0.20703125" calcext:value-type="float">
            <text:p>0.207</text:p>
          </table:table-cell>
          <table:table-cell table:style-name="ce19" table:formula="of:=125*[.D12]*[.AW$30]" office:value-type="float" office:value="128.1005859375" calcext:value-type="float">
            <text:p>128.101</text:p>
          </table:table-cell>
          <table:table-cell table:style-name="ce19" table:formula="of:=1000*[.D12]*[.AW$30]/(3)" office:value-type="float" office:value="341.6015625" calcext:value-type="float">
            <text:p>341.602</text:p>
          </table:table-cell>
          <table:table-cell table:style-name="ce19" table:formula="of:=[.D12]/(2*[.AY$30])" office:value-type="float" office:value="238.5" calcext:value-type="float">
            <text:p>238.500</text:p>
          </table:table-cell>
          <table:table-cell table:style-name="ce19" table:formula="of:=[.D12]*[.AZ$30]/2" office:value-type="float" office:value="0.165625" calcext:value-type="float">
            <text:p>0.166</text:p>
          </table:table-cell>
          <table:table-cell table:style-name="ce19" table:formula="of:=[.D12]*2*[.BA$30]" office:value-type="float" office:value="0.795" calcext:value-type="float">
            <text:p>0.795</text:p>
          </table:table-cell>
          <table:table-cell table:style-name="ce19" table:formula="of:=[.D12]*3*[.BB$30]" office:value-type="float" office:value="0.59625" calcext:value-type="float">
            <text:p>0.596</text:p>
          </table:table-cell>
          <table:table-cell table:style-name="ce19" table:formula="of:=[.D12]*11*[.BC$30]/15" office:value-type="float" office:value="0.1166" calcext:value-type="float">
            <text:p>0.117</text:p>
          </table:table-cell>
          <table:table-cell table:style-name="ce19" table:formula="of:=[.D12]*11*[.BD$30]/8" office:value-type="float" office:value="0.27328125" calcext:value-type="float">
            <text:p>0.273</text:p>
          </table:table-cell>
          <table:table-cell table:style-name="ce19" table:formula="of:=[.D12]*11*[.BE$30]/3" office:value-type="float" office:value="0.176982142857143" calcext:value-type="float">
            <text:p>0.177</text:p>
          </table:table-cell>
          <table:table-cell table:style-name="ce19" table:formula="of:=[.D12]*11*[.BF$30]/5" office:value-type="float" office:value="0.12753125" calcext:value-type="float">
            <text:p>0.128</text:p>
          </table:table-cell>
          <table:table-cell table:style-name="ce19" table:formula="of:=[.D12]*11*[.BG$30]/9" office:value-type="float" office:value="0.323888888888889" calcext:value-type="float">
            <text:p>0.324</text:p>
          </table:table-cell>
          <table:table-cell table:style-name="ce19" table:formula="of:=[.D12]*11*[.BH$30]/12" office:value-type="float" office:value="0.1821875" calcext:value-type="float">
            <text:p>0.182</text:p>
          </table:table-cell>
          <table:table-cell table:style-name="ce19" table:formula="of:=[.D12]*[.BI$30]/(125/12)" office:value-type="float" office:value="0.5088" calcext:value-type="float">
            <text:p>0.509</text:p>
          </table:table-cell>
          <table:table-cell table:style-name="ce19" table:formula="of:=[.D12]*[.BJ$30]/30" office:value-type="float" office:value="0.231256666666667" calcext:value-type="float">
            <text:p>0.231</text:p>
          </table:table-cell>
          <table:table-cell table:style-name="ce19" table:formula="of:=[.D12]*[.BK$30]/7" office:value-type="float" office:value="0.0319419642857143" calcext:value-type="float">
            <text:p>0.032</text:p>
          </table:table-cell>
          <table:table-cell table:style-name="ce19" table:formula="of:=[.D12]*[.BL$30]/8.5" office:value-type="float" office:value="0.0526102941176471" calcext:value-type="float">
            <text:p>0.053</text:p>
          </table:table-cell>
          <table:table-cell table:style-name="ce19" table:formula="of:=[.D12]*[.BM$30]" office:value-type="float" office:value="0.111796875" calcext:value-type="float">
            <text:p>0.112</text:p>
          </table:table-cell>
          <table:table-cell table:style-name="ce19" table:formula="of:=[.D12]*[.BN$30]/1.5" office:value-type="float" office:value="0.265" calcext:value-type="float">
            <text:p>0.265</text:p>
          </table:table-cell>
          <table:table-cell table:style-name="ce19" table:formula="of:=[.D12]*[.BO$30]/2" office:value-type="float" office:value="0.2153125" calcext:value-type="float">
            <text:p>0.215</text:p>
          </table:table-cell>
          <table:table-cell table:style-name="ce19" table:formula="of:=[.D12]*[.BP$30]/4" office:value-type="float" office:value="0.0496875" calcext:value-type="float">
            <text:p>0.050</text:p>
          </table:table-cell>
          <table:table-cell table:style-name="ce19" table:formula="of:=[.D12]/((16+24)/12)" office:value-type="float" office:value="79.5" calcext:value-type="float">
            <text:p>79.500</text:p>
          </table:table-cell>
          <table:table-cell table:style-name="ce19" table:formula="of:=[.D12]*2/(30*2000)" office:value-type="float" office:value="0.00883333333333333" calcext:value-type="float">
            <text:p>0.009</text:p>
          </table:table-cell>
          <table:table-cell table:style-name="ce19" table:formula="of:=[.D12]/((37.5/12)*2000)" office:value-type="float" office:value="0.0424" calcext:value-type="float">
            <text:p>0.042</text:p>
          </table:table-cell>
          <table:table-cell table:style-name="ce19" table:formula="of:=[.D12]*2/((20/9)*2000)" office:value-type="float" office:value="0.11925" calcext:value-type="float">
            <text:p>0.119</text:p>
          </table:table-cell>
          <table:table-cell table:style-name="ce19" table:formula="of:=[.AF12]*24*8/(3*25*2000*1000)" office:value-type="float" office:value="5.945907437568" calcext:value-type="float">
            <text:p>5.946</text:p>
          </table:table-cell>
          <table:table-cell table:style-name="ce19" table:formula="of:=[.D12]*3.5/((3/12)*(20/9)*2000)" office:value-type="float" office:value="0.83475" calcext:value-type="float">
            <text:p>0.835</text:p>
          </table:table-cell>
          <table:table-cell table:style-name="ce19" table:formula="of:=[.D12]*2/((2/12)*(20/9)*2000)" office:value-type="float" office:value="0.7155" calcext:value-type="float">
            <text:p>0.716</text:p>
          </table:table-cell>
          <table:table-cell table:style-name="ce19" table:formula="of:=[.D12]*2.5/((5/12)*(20/9)*2000)" office:value-type="float" office:value="0.35775" calcext:value-type="float">
            <text:p>0.358</text:p>
          </table:table-cell>
          <table:table-cell table:style-name="ce19" table:formula="of:=[.D12]*7/((14/12)*(20/9)*2000)" office:value-type="float" office:value="0.35775" calcext:value-type="float">
            <text:p>0.358</text:p>
          </table:table-cell>
          <table:table-cell table:style-name="ce19" table:formula="of:=[.D12]/(4*2)" office:value-type="float" office:value="33.125" calcext:value-type="float">
            <text:p>33.125</text:p>
          </table:table-cell>
          <table:table-cell table:style-name="ce19" table:formula="of:=[.D12]/(4*5)" office:value-type="float" office:value="13.25" calcext:value-type="float">
            <text:p>13.250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19" table:formula="of:=[.D12]/40" office:value-type="float" office:value="6.625" calcext:value-type="float">
            <text:p>6.625</text:p>
          </table:table-cell>
          <table:table-cell table:style-name="ce19" table:formula="of:=[.D12]/40" office:value-type="float" office:value="6.625" calcext:value-type="float">
            <text:p>6.625</text:p>
          </table:table-cell>
          <table:table-cell table:style-name="ce19" table:formula="of:=[.D12]/20" office:value-type="float" office:value="13.25" calcext:value-type="float">
            <text:p>13.250</text:p>
          </table:table-cell>
          <table:table-cell table:style-name="ce19" table:formula="of:=[.D12]*8.3454*32/2000" office:value-type="float" office:value="35.384496" calcext:value-type="float">
            <text:p>35.384</text:p>
          </table:table-cell>
          <table:table-cell table:style-name="ce19" table:formula="of:=[.D12]*50*2/(3*2000)" office:value-type="float" office:value="4.41666666666667" calcext:value-type="float">
            <text:p>4.417</text:p>
          </table:table-cell>
          <table:table-cell table:style-name="ce19" table:formula="of:=[.D12]*50/2000" office:value-type="float" office:value="6.625" calcext:value-type="float">
            <text:p>6.625</text:p>
          </table:table-cell>
          <table:table-cell table:style-name="ce19" table:formula="of:=IF(NOT([.CH12]=0.001);0.006*[.D12]/3;0.001)" office:value-type="float" office:value="0.53" calcext:value-type="float">
            <text:p>0.530</text:p>
          </table:table-cell>
          <table:table-cell table:style-name="ce19" table:formula="of:=IF(NOT([.CH12]=0.001);0.7*[.D12]/3;0.001)" office:value-type="float" office:value="61.8333333333333" calcext:value-type="float">
            <text:p>61.833</text:p>
          </table:table-cell>
          <table:table-cell table:style-name="ce19" table:formula="of:=IF(NOT([.CH12]=0.001);0.65*[.D12]/3;0.001)" office:value-type="float" office:value="57.4166666666667" calcext:value-type="float">
            <text:p>57.417</text:p>
          </table:table-cell>
          <table:table-cell table:style-name="ce19" table:formula="of:=IF(NOT([.CH12]=0.001);0.002*[.D12]/3;0.001)" office:value-type="float" office:value="0.176666666666667" calcext:value-type="float">
            <text:p>0.177</text:p>
          </table:table-cell>
          <table:table-cell table:style-name="ce19" table:formula="of:=IF(NOT([.CH12]=0.001);0.001*[.D12]/3;0.001)" office:value-type="float" office:value="0.0883333333333333" calcext:value-type="float">
            <text:p>0.088</text:p>
          </table:table-cell>
          <table:table-cell table:style-name="ce19" table:formula="of:=[.D12]*3*110/(24*2000)" office:value-type="float" office:value="1.821875" calcext:value-type="float">
            <text:p>1.822</text:p>
          </table:table-cell>
          <table:table-cell table:style-name="ce19" table:formula="of:=[.D12]*3*12/(24*2000)" office:value-type="float" office:value="0.19875" calcext:value-type="float">
            <text:p>0.199</text:p>
          </table:table-cell>
          <table:table-cell table:style-name="ce19" table:formula="of:=[.D12]*3*1.4/(24*2000)" office:value-type="float" office:value="0.0231875" calcext:value-type="float">
            <text:p>0.023</text:p>
          </table:table-cell>
          <table:table-cell table:style-name="ce19" table:formula="of:=[.D12]*1600*8.3454/(10*2000)" office:value-type="float" office:value="176.92248" calcext:value-type="float">
            <text:p>176.922</text:p>
          </table:table-cell>
          <table:table-cell table:style-name="ce19" table:formula="of:=[.D12]*2/2000" office:value-type="float" office:value="0.265" calcext:value-type="float">
            <text:p>0.265</text:p>
          </table:table-cell>
          <table:table-cell table:style-name="ce19" table:formula="of:=[.D12]*2*30/2000" office:value-type="float" office:value="7.95" calcext:value-type="float">
            <text:p>7.950</text:p>
          </table:table-cell>
          <table:table-cell table:number-columns-repeated="2" table:style-name="ce19" office:value-type="float" office:value="0.001" calcext:value-type="float">
            <text:p>0.001</text:p>
          </table:table-cell>
          <table:table-cell table:style-name="ce19" table:formula="of:=[.CQ12]*0.9" office:value-type="float" office:value="159.230232" calcext:value-type="float">
            <text:p>159.230</text:p>
          </table:table-cell>
          <table:table-cell table:style-name="ce19" table:formula="of:=2.5*[.D12]/(60*2000)" office:value-type="float" office:value="0.00552083333333333" calcext:value-type="float">
            <text:p>0.006</text:p>
          </table:table-cell>
          <table:table-cell table:style-name="ce19" table:formula="of:=[.D12]*2.5*55/2000" office:value-type="float" office:value="18.21875" calcext:value-type="float">
            <text:p>18.219</text:p>
          </table:table-cell>
          <table:table-cell table:style-name="ce19" table:formula="of:=[.D12]*2.5*1.25*0.5/2000" office:value-type="float" office:value="0.20703125" calcext:value-type="float">
            <text:p>0.207</text:p>
          </table:table-cell>
          <table:table-cell table:style-name="ce19" table:formula="of:=[.D12]*2*20/2000" office:value-type="float" office:value="5.3" calcext:value-type="float">
            <text:p>5.300</text:p>
          </table:table-cell>
          <table:table-cell table:style-name="ce19" table:formula="of:=IF([.B12]=&quot;Mts&quot;;[.D12]*0.005;0.001)" office:value-type="float" office:value="1.325" calcext:value-type="float">
            <text:p>1.325</text:p>
          </table:table-cell>
          <table:table-cell table:style-name="ce19" table:formula="of:=IF([.B12]=&quot;Mts&quot;;[.D12]*0.01;0.001)" office:value-type="float" office:value="2.65" calcext:value-type="float">
            <text:p>2.650</text:p>
          </table:table-cell>
          <table:table-cell table:style-name="ce19" table:formula="of:=[.D12]*0.02*12/(3*2000)" office:value-type="float" office:value="0.0106" calcext:value-type="float">
            <text:p>0.011</text:p>
          </table:table-cell>
          <table:table-cell table:style-name="ce19" table:formula="of:=[.D12]*0.5*12/(5*2000)" office:value-type="float" office:value="0.159" calcext:value-type="float">
            <text:p>0.159</text:p>
          </table:table-cell>
          <table:table-cell table:style-name="ce19" table:formula="of:=[.D12]*6*25/2000" office:value-type="float" office:value="19.875" calcext:value-type="float">
            <text:p>19.875</text:p>
          </table:table-cell>
          <table:table-cell table:style-name="ce19" table:number-columns-repeated="915"/>
        </table:table-row>
        <table:table-row table:style-name="ro1">
          <table:table-cell office:value-type="string" calcext:value-type="string">
            <text:p>Selva</text:p>
          </table:table-cell>
          <table:table-cell office:value-type="string" calcext:value-type="string">
            <text:p>Jungle</text:p>
          </table:table-cell>
          <table:table-cell office:value-type="float" office:value="127" calcext:value-type="float">
            <text:p>127</text:p>
          </table:table-cell>
          <table:table-cell table:formula="of:=IF([.B13]=&quot;Taiga&quot;;265;IF([.B13]=&quot;Mts&quot;;265;IF([.B13]=&quot;Temp&quot;;230;IF([.B13]=&quot;Steppe&quot;;265;IF([.B13]=&quot;Jungle&quot;;180;IF([.B13]=&quot;Sav&quot;;240;IF([.B13]=&quot;Medi&quot;;230;0)))))))"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9" table:formula="of:=IF([.B13]=&quot;Taiga&quot;;0.43;IF([.B13]=&quot;Mts&quot;;0.21;IF([.B13]=&quot;Temp&quot;;0.64;IF([.B13]=&quot;Steppe&quot;;0.57;IF([.B13]=&quot;Jungle&quot;;0.43;IF([.B13]=&quot;Sav&quot;;0.57;IF([.B13]=&quot;Medi&quot;;0.43;0)))))))" office:value-type="float" office:value="0.43" calcext:value-type="float">
            <text:p>0.430</text:p>
          </table:table-cell>
          <table:table-cell table:style-name="ce19" table:formula="of:=IF([.B13]=&quot;Taiga&quot;;0.43;IF([.B13]=&quot;Mts&quot;;0.8;IF([.B13]=&quot;Temp&quot;;0.64;IF([.B13]=&quot;Steppe&quot;;0.8;IF([.B13]=&quot;Jungle&quot;;0.43;IF([.B13]=&quot;Sav&quot;;0.8;IF([.B13]=&quot;Medi&quot;;0.6;0)))))))" office:value-type="float" office:value="0.43" calcext:value-type="float">
            <text:p>0.430</text:p>
          </table:table-cell>
          <table:table-cell table:style-name="ce19" table:formula="of:=IF([.B13]=&quot;Taiga&quot;;528;IF([.B13]=&quot;Mts&quot;;855.27;IF([.B13]=&quot;Temp&quot;;565.94;IF([.B13]=&quot;Steppe&quot;;551.72;IF([.B13]=&quot;Jungle&quot;;575.43;IF([.B13]=&quot;Sav&quot;;599.15;IF([.B13]=&quot;Medi&quot;;564.36;0)))))))" office:value-type="float" office:value="575.43" calcext:value-type="float">
            <text:p>575.430</text:p>
          </table:table-cell>
          <table:table-cell table:style-name="ce19" table:formula="of:=IF([.B13]=&quot;Taiga&quot;;2608.19;IF([.B13]=&quot;Mts&quot;;2100;IF([.B13]=&quot;Temp&quot;;2976.19;IF([.B13]=&quot;Steppe&quot;;2450.48;IF([.B13]=&quot;Jungle&quot;;2135.05;IF([.B13]=&quot;Sav&quot;;2310.29;IF([.B13]=&quot;Medi&quot;;2485.52;0)))))))" office:value-type="float" office:value="2135.05" calcext:value-type="float">
            <text:p>2,135.050</text:p>
          </table:table-cell>
          <table:table-cell table:style-name="ce19" table:formula="of:=IF([.B13]=&quot;Taiga&quot;;500.54;IF([.B13]=&quot;Mts&quot;;360;IF([.B13]=&quot;Temp&quot;;570.81;IF([.B13]=&quot;Steppe&quot;;441.95;IF([.B13]=&quot;Jungle&quot;;486.49;IF([.B13]=&quot;Sav&quot;;518.92;IF([.B13]=&quot;Medi&quot;;640;0)))))))" office:value-type="float" office:value="486.49" calcext:value-type="float">
            <text:p>486.490</text:p>
          </table:table-cell>
          <table:table-cell table:style-name="ce19" table:formula="of:=IF([.B13]=&quot;Taiga&quot;;2003.09;IF([.B13]=&quot;Mts&quot;;1612.8;IF([.B13]=&quot;Temp&quot;;2285.71;IF([.B13]=&quot;Steppe&quot;;1881.97;IF([.B13]=&quot;Jungle&quot;;1639.72;IF([.B13]=&quot;Sav&quot;;1774.3;IF([.B13]=&quot;Medi&quot;;1908.88;0)))))))" office:value-type="float" office:value="1639.72" calcext:value-type="float">
            <text:p>1,639.720</text:p>
          </table:table-cell>
          <table:table-cell table:style-name="ce19" table:formula="of:=IF([.B13]=&quot;Taiga&quot;;260.82;IF([.B13]=&quot;Mts&quot;;210;IF([.B13]=&quot;Temp&quot;;297.62;IF([.B13]=&quot;Steppe&quot;;245.05;IF([.B13]=&quot;Jungle&quot;;213.5;IF([.B13]=&quot;Sav&quot;;231.03;IF([.B13]=&quot;Medi&quot;;248.55;0)))))))" office:value-type="float" office:value="213.5" calcext:value-type="float">
            <text:p>213.500</text:p>
          </table:table-cell>
          <table:table-cell table:style-name="ce19" table:formula="of:=IF([.B13]=&quot;Taiga&quot;;250;IF([.B13]=&quot;Mts&quot;;640;IF([.B13]=&quot;Temp&quot;;295.2174;IF([.B13]=&quot;Steppe&quot;;278.2609;IF([.B13]=&quot;Jungle&quot;;306.5217;IF([.B13]=&quot;Sav&quot;;334.7826;IF([.B13]=&quot;Medi&quot;;293.3333;0)))))))" office:value-type="float" office:value="306.5217" calcext:value-type="float">
            <text:p>306.522</text:p>
          </table:table-cell>
          <table:table-cell table:style-name="ce19" table:formula="of:=IF([.B13]=&quot;Taiga&quot;;1491.9691;IF([.B13]=&quot;Mts&quot;;980;IF([.B13]=&quot;Temp&quot;;1747.9537;IF([.B13]=&quot;Steppe&quot;;1278.5174;IF([.B13]=&quot;Jungle&quot;;1440.7722;IF([.B13]=&quot;Sav&quot;;1558.9189;IF([.B13]=&quot;Medi&quot;;2000;0)))))))" office:value-type="float" office:value="1440.7722" calcext:value-type="float">
            <text:p>1,440.772</text:p>
          </table:table-cell>
          <table:table-cell table:style-name="ce19" table:formula="of:=IF([.B13]=&quot;Taiga&quot;;68.5;IF([.B13]=&quot;Mts&quot;;25;IF([.B13]=&quot;Temp&quot;;100;IF([.B13]=&quot;Steppe&quot;;55;IF([.B13]=&quot;Jungle&quot;;28;IF([.B13]=&quot;Sav&quot;;43;IF([.B13]=&quot;Medi&quot;;58;0)))))))" office:value-type="float" office:value="28" calcext:value-type="float">
            <text:p>28.000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5" office:value-type="string" calcext:value-type="string">
            <text:p>|--|</text:p>
          </table:table-cell>
          <table:table-cell table:style-name="ce19" table:formula="of:=[.C13]*[.F13]*[.G13]*360*640*1393.66125/(2000*1000)" office:value-type="float" office:value="3770.0780049648" calcext:value-type="float">
            <text:p>3,770.078</text:p>
          </table:table-cell>
          <table:table-cell table:style-name="ce19" table:formula="of:=[.C13]*[.F13]*[.G13]*[.J13]*640*1393.66125/(2000*1000)" office:value-type="float" office:value="5094.73680176479" calcext:value-type="float">
            <text:p>5,094.737</text:p>
          </table:table-cell>
          <table:table-cell table:style-name="ce19" table:formula="of:=[.T13]*[.J$28]" office:value-type="float" office:value="1698.24560058826" calcext:value-type="float">
            <text:p>1,698.246</text:p>
          </table:table-cell>
          <table:table-cell table:style-name="ce19" table:formula="of:=[.T13]-[.U13]" office:value-type="float" office:value="3396.49120117653" calcext:value-type="float">
            <text:p>3,396.491</text:p>
          </table:table-cell>
          <table:table-cell table:style-name="ce19" table:formula="of:=[.C13]*[.F13]*[.G13]*[.H13]*640*1393.66125/(2000*1000)" office:value-type="float" office:value="6026.15551776915" calcext:value-type="float">
            <text:p>6,026.156</text:p>
          </table:table-cell>
          <table:table-cell table:style-name="ce19" table:formula="of:=[.W13]*[.H$28]" office:value-type="float" office:value="1643.49695939159" calcext:value-type="float">
            <text:p>1,643.497</text:p>
          </table:table-cell>
          <table:table-cell table:style-name="ce19" table:formula="of:=[.W13]-[.X13]" office:value-type="float" office:value="4382.65855837757" calcext:value-type="float">
            <text:p>4,382.659</text:p>
          </table:table-cell>
          <table:table-cell table:style-name="ce19" table:formula="of:=[.C13]*[.F13]*[.G13]*[.M13]*640*1393.66125/(2000*1000)" office:value-type="float" office:value="3210.02977559561" calcext:value-type="float">
            <text:p>3,210.030</text:p>
          </table:table-cell>
          <table:table-cell table:style-name="ce19" table:formula="of:=[.C13]*[.F13]*[.G13]*[.N13]*640*1393.66125/(2000*1000)" office:value-type="float" office:value="15088.3988371798" calcext:value-type="float">
            <text:p>15,088.399</text:p>
          </table:table-cell>
          <table:table-cell table:style-name="ce19" table:formula="of:=[.C13]*[.F13]*[.G13]*[.O13]*640*1393.66125/(2000*1000)" office:value-type="float" office:value="293.22828927504" calcext:value-type="float">
            <text:p>293.228</text:p>
          </table:table-cell>
          <table:table-cell table:style-name="ce19" table:formula="of:=[.C13]*[.P13]*640*1393.66125/(2000*1000)" office:value-type="float" office:value="2.123939745" calcext:value-type="float">
            <text:p>2.124</text:p>
          </table:table-cell>
          <table:table-cell table:style-name="ce19" table:formula="of:=[.C13]*[.Q13]*640*1393.66125/(2000*1000)" office:value-type="float" office:value="2.123939745" calcext:value-type="float">
            <text:p>2.124</text:p>
          </table:table-cell>
          <table:table-cell table:style-name="ce19" table:formula="of:=[.C13]*[.F13]*[.G13]*6*[.J13]*640*1393.66125/(18*365)" office:value-type="float" office:value="9305455.34568912" calcext:value-type="float">
            <text:p>9,305,455.346</text:p>
          </table:table-cell>
          <table:table-cell table:style-name="ce19" table:formula="of:=[.C13]*[.F13]*[.G13]*[.J13]*640*1393.66125/(18*100)" office:value-type="float" office:value="5660818.66862755" calcext:value-type="float">
            <text:p>5,660,818.669</text:p>
          </table:table-cell>
          <table:table-cell table:style-name="ce19" table:formula="of:=[.C13]*[.F13]*[.G13]*[.J13]*640*1393.66125/520" office:value-type="float" office:value="19595141.5452492" calcext:value-type="float">
            <text:p>19,595,141.545</text:p>
          </table:table-cell>
          <table:table-cell table:style-name="ce19" table:formula="of:=[.C13]*[.F13]*[.G13]*[.K13]*640*1393.66125/(2000*1000)" office:value-type="float" office:value="17171.8675175025" calcext:value-type="float">
            <text:p>17,171.868</text:p>
          </table:table-cell>
          <table:table-cell table:style-name="ce19" table:formula="of:=3*12*[.D13]/5" office:value-type="float" office:value="1296" calcext:value-type="float">
            <text:p>1,296.000</text:p>
          </table:table-cell>
          <table:table-cell table:style-name="ce19" table:formula="of:=1.5*[.D13]*750/(2000*15)" office:value-type="float" office:value="6.75" calcext:value-type="float">
            <text:p>6.750</text:p>
          </table:table-cell>
          <table:table-cell table:style-name="ce19" table:formula="of:=66*10*[.D13]/(2000*6)" office:value-type="float" office:value="9.9" calcext:value-type="float">
            <text:p>9.900</text:p>
          </table:table-cell>
          <table:table-cell table:style-name="ce19" table:formula="of:=[.AE13]*365/1000" office:value-type="float" office:value="3396491.20117653" calcext:value-type="float">
            <text:p>3,396,491.201</text:p>
          </table:table-cell>
          <table:table-cell table:style-name="ce19" table:formula="of:=[.AF13]*24*238/(3*25*2000*1000)" office:value-type="float" office:value="215.563974901337" calcext:value-type="float">
            <text:p>215.564</text:p>
          </table:table-cell>
          <table:table-cell table:style-name="ce19" table:formula="of:=[.AG13]*40*0.7*52/(6*1000*2000)" office:value-type="float" office:value="2377.54384082357" calcext:value-type="float">
            <text:p>2,377.544</text:p>
          </table:table-cell>
          <table:table-cell table:style-name="ce19" table:formula="of:=[.AG13]*120*2/(16*1000*2000)" office:value-type="float" office:value="146.963561589369" calcext:value-type="float">
            <text:p>146.964</text:p>
          </table:table-cell>
          <table:table-cell table:style-name="ce19" table:formula="of:=[.AH13]*3.25*8.34/(48)" office:value-type="float" office:value="9696.73893878966" calcext:value-type="float">
            <text:p>9,696.739</text:p>
          </table:table-cell>
          <table:table-cell table:style-name="ce19" table:formula="of:=[.AH13]*25*8.34/(4*48)" office:value-type="float" office:value="18647.5748822878" calcext:value-type="float">
            <text:p>18,647.575</text:p>
          </table:table-cell>
          <table:table-cell table:style-name="ce19" table:formula="of:=[.C13]*[.F13]*[.G13]*[.L13]*640*1393.66125/(2000*1000)" office:value-type="float" office:value="2235.86570572218" calcext:value-type="float">
            <text:p>2,235.866</text:p>
          </table:table-cell>
          <table:table-cell table:style-name="ce19" table:formula="of:=[.AF13]*600*6/(90*1000*2000)" office:value-type="float" office:value="113.216373372551" calcext:value-type="float">
            <text:p>113.216</text:p>
          </table:table-cell>
          <table:table-cell table:style-name="ce19" table:formula="of:=IF([.B13]=&quot;Taiga&quot;;236.2;IF([.B13]=&quot;Mts&quot;;10;IF([.B13]=&quot;Temp&quot;;400;IF([.B13]=&quot;Steppe&quot;;25;IF([.B13]=&quot;Jungle&quot;;400;IF([.B13]=&quot;Sav&quot;;103.6;IF([.B13]=&quot;Medi&quot;;181.6;0)))))))*[.D13]*[.AT$36]" office:value-type="float" office:value="135" calcext:value-type="float">
            <text:p>135.000</text:p>
          </table:table-cell>
          <table:table-cell table:style-name="ce19" table:formula="of:=INDEX([$Tech.$F$3:$Tech.$F$13];MATCH([.E13];[$Tech.$E$3:$Tech.$E$13];1))*[.D13]*[.AT$36]/365" office:value-type="float" office:value="33.75" calcext:value-type="float">
            <text:p>33.750</text:p>
          </table:table-cell>
          <table:table-cell table:style-name="ce19" table:formula="of:=[.D13]*12.5*[.AT$36]/(30)" office:value-type="float" office:value="0.140625" calcext:value-type="float">
            <text:p>0.141</text:p>
          </table:table-cell>
          <table:table-cell table:style-name="ce19" table:formula="of:=125*[.D13]*[.AW$30]" office:value-type="float" office:value="87.01171875" calcext:value-type="float">
            <text:p>87.012</text:p>
          </table:table-cell>
          <table:table-cell table:style-name="ce19" table:formula="of:=1000*[.D13]*[.AW$30]/(3)" office:value-type="float" office:value="232.03125" calcext:value-type="float">
            <text:p>232.031</text:p>
          </table:table-cell>
          <table:table-cell table:style-name="ce19" table:formula="of:=[.D13]/(2*[.AY$30])" office:value-type="float" office:value="162" calcext:value-type="float">
            <text:p>162.000</text:p>
          </table:table-cell>
          <table:table-cell table:style-name="ce19" table:formula="of:=[.D13]*[.AZ$30]/2" office:value-type="float" office:value="0.1125" calcext:value-type="float">
            <text:p>0.113</text:p>
          </table:table-cell>
          <table:table-cell table:style-name="ce19" table:formula="of:=[.D13]*2*[.BA$30]" office:value-type="float" office:value="0.54" calcext:value-type="float">
            <text:p>0.540</text:p>
          </table:table-cell>
          <table:table-cell table:style-name="ce19" table:formula="of:=[.D13]*3*[.BB$30]" office:value-type="float" office:value="0.405" calcext:value-type="float">
            <text:p>0.405</text:p>
          </table:table-cell>
          <table:table-cell table:style-name="ce19" table:formula="of:=[.D13]*11*[.BC$30]/15" office:value-type="float" office:value="0.0792" calcext:value-type="float">
            <text:p>0.079</text:p>
          </table:table-cell>
          <table:table-cell table:style-name="ce19" table:formula="of:=[.D13]*11*[.BD$30]/8" office:value-type="float" office:value="0.185625" calcext:value-type="float">
            <text:p>0.186</text:p>
          </table:table-cell>
          <table:table-cell table:style-name="ce19" table:formula="of:=[.D13]*11*[.BE$30]/3" office:value-type="float" office:value="0.120214285714286" calcext:value-type="float">
            <text:p>0.120</text:p>
          </table:table-cell>
          <table:table-cell table:style-name="ce19" table:formula="of:=[.D13]*11*[.BF$30]/5" office:value-type="float" office:value="0.086625" calcext:value-type="float">
            <text:p>0.087</text:p>
          </table:table-cell>
          <table:table-cell table:style-name="ce19" table:formula="of:=[.D13]*11*[.BG$30]/9" office:value-type="float" office:value="0.22" calcext:value-type="float">
            <text:p>0.220</text:p>
          </table:table-cell>
          <table:table-cell table:style-name="ce19" table:formula="of:=[.D13]*11*[.BH$30]/12" office:value-type="float" office:value="0.12375" calcext:value-type="float">
            <text:p>0.124</text:p>
          </table:table-cell>
          <table:table-cell table:style-name="ce19" table:formula="of:=[.D13]*[.BI$30]/(125/12)" office:value-type="float" office:value="0.3456" calcext:value-type="float">
            <text:p>0.346</text:p>
          </table:table-cell>
          <table:table-cell table:style-name="ce19" table:formula="of:=[.D13]*[.BJ$30]/30" office:value-type="float" office:value="0.15708" calcext:value-type="float">
            <text:p>0.157</text:p>
          </table:table-cell>
          <table:table-cell table:style-name="ce19" table:formula="of:=[.D13]*[.BK$30]/7" office:value-type="float" office:value="0.0216964285714286" calcext:value-type="float">
            <text:p>0.022</text:p>
          </table:table-cell>
          <table:table-cell table:style-name="ce19" table:formula="of:=[.D13]*[.BL$30]/8.5" office:value-type="float" office:value="0.0357352941176471" calcext:value-type="float">
            <text:p>0.036</text:p>
          </table:table-cell>
          <table:table-cell table:style-name="ce19" table:formula="of:=[.D13]*[.BM$30]" office:value-type="float" office:value="0.0759375" calcext:value-type="float">
            <text:p>0.076</text:p>
          </table:table-cell>
          <table:table-cell table:style-name="ce19" table:formula="of:=[.D13]*[.BN$30]/1.5" office:value-type="float" office:value="0.18" calcext:value-type="float">
            <text:p>0.180</text:p>
          </table:table-cell>
          <table:table-cell table:style-name="ce19" table:formula="of:=[.D13]*[.BO$30]/2" office:value-type="float" office:value="0.14625" calcext:value-type="float">
            <text:p>0.146</text:p>
          </table:table-cell>
          <table:table-cell table:style-name="ce19" table:formula="of:=[.D13]*[.BP$30]/4" office:value-type="float" office:value="0.03375" calcext:value-type="float">
            <text:p>0.034</text:p>
          </table:table-cell>
          <table:table-cell table:style-name="ce19" table:formula="of:=[.D13]/((16+24)/12)" office:value-type="float" office:value="54" calcext:value-type="float">
            <text:p>54.000</text:p>
          </table:table-cell>
          <table:table-cell table:style-name="ce19" table:formula="of:=[.D13]*2/(30*2000)" office:value-type="float" office:value="0.006" calcext:value-type="float">
            <text:p>0.006</text:p>
          </table:table-cell>
          <table:table-cell table:style-name="ce19" table:formula="of:=[.D13]/((37.5/12)*2000)" office:value-type="float" office:value="0.0288" calcext:value-type="float">
            <text:p>0.029</text:p>
          </table:table-cell>
          <table:table-cell table:style-name="ce19" table:formula="of:=[.D13]*2/((20/9)*2000)" office:value-type="float" office:value="0.081" calcext:value-type="float">
            <text:p>0.081</text:p>
          </table:table-cell>
          <table:table-cell table:style-name="ce19" table:formula="of:=[.AF13]*24*8/(3*25*2000*1000)" office:value-type="float" office:value="7.24584789584326" calcext:value-type="float">
            <text:p>7.246</text:p>
          </table:table-cell>
          <table:table-cell table:style-name="ce19" table:formula="of:=[.D13]*3.5/((3/12)*(20/9)*2000)" office:value-type="float" office:value="0.567" calcext:value-type="float">
            <text:p>0.567</text:p>
          </table:table-cell>
          <table:table-cell table:style-name="ce19" table:formula="of:=[.D13]*2/((2/12)*(20/9)*2000)" office:value-type="float" office:value="0.486" calcext:value-type="float">
            <text:p>0.486</text:p>
          </table:table-cell>
          <table:table-cell table:style-name="ce19" table:formula="of:=[.D13]*2.5/((5/12)*(20/9)*2000)" office:value-type="float" office:value="0.243" calcext:value-type="float">
            <text:p>0.243</text:p>
          </table:table-cell>
          <table:table-cell table:style-name="ce19" table:formula="of:=[.D13]*7/((14/12)*(20/9)*2000)" office:value-type="float" office:value="0.243" calcext:value-type="float">
            <text:p>0.243</text:p>
          </table:table-cell>
          <table:table-cell table:style-name="ce19" table:formula="of:=[.D13]/(4*2)" office:value-type="float" office:value="22.5" calcext:value-type="float">
            <text:p>22.500</text:p>
          </table:table-cell>
          <table:table-cell table:style-name="ce19" table:formula="of:=[.D13]/(4*5)" office:value-type="float" office:value="9" calcext:value-type="float">
            <text:p>9.000</text:p>
          </table:table-cell>
          <table:table-cell table:style-name="ce19" table:formula="of:=[.D13]/40" office:value-type="float" office:value="4.5" calcext:value-type="float">
            <text:p>4.500</text:p>
          </table:table-cell>
          <table:table-cell table:style-name="ce19" table:formula="of:=[.D13]/40" office:value-type="float" office:value="4.5" calcext:value-type="float">
            <text:p>4.500</text:p>
          </table:table-cell>
          <table:table-cell table:style-name="ce19" table:formula="of:=[.D13]/40" office:value-type="float" office:value="4.5" calcext:value-type="float">
            <text:p>4.500</text:p>
          </table:table-cell>
          <table:table-cell table:style-name="ce19" table:formula="of:=[.D13]/20" office:value-type="float" office:value="9" calcext:value-type="float">
            <text:p>9.000</text:p>
          </table:table-cell>
          <table:table-cell table:style-name="ce19" table:formula="of:=[.D13]*8.3454*32/2000" office:value-type="float" office:value="24.034752" calcext:value-type="float">
            <text:p>24.035</text:p>
          </table:table-cell>
          <table:table-cell table:style-name="ce19" table:formula="of:=[.D13]*50*2/(3*2000)" office:value-type="float" office:value="3" calcext:value-type="float">
            <text:p>3.000</text:p>
          </table:table-cell>
          <table:table-cell table:style-name="ce19" table:formula="of:=[.D13]*50/2000" office:value-type="float" office:value="4.5" calcext:value-type="float">
            <text:p>4.500</text:p>
          </table:table-cell>
          <table:table-cell table:style-name="ce19" table:formula="of:=IF(NOT([.CH13]=0.001);0.006*[.D13]/3;0.001)" office:value-type="float" office:value="0.36" calcext:value-type="float">
            <text:p>0.360</text:p>
          </table:table-cell>
          <table:table-cell table:style-name="ce19" table:formula="of:=IF(NOT([.CH13]=0.001);0.7*[.D13]/3;0.001)" office:value-type="float" office:value="42" calcext:value-type="float">
            <text:p>42.000</text:p>
          </table:table-cell>
          <table:table-cell table:style-name="ce19" table:formula="of:=IF(NOT([.CH13]=0.001);0.65*[.D13]/3;0.001)" office:value-type="float" office:value="39" calcext:value-type="float">
            <text:p>39.000</text:p>
          </table:table-cell>
          <table:table-cell table:style-name="ce19" table:formula="of:=IF(NOT([.CH13]=0.001);0.002*[.D13]/3;0.001)" office:value-type="float" office:value="0.12" calcext:value-type="float">
            <text:p>0.120</text:p>
          </table:table-cell>
          <table:table-cell table:style-name="ce19" table:formula="of:=IF(NOT([.CH13]=0.001);0.001*[.D13]/3;0.001)" office:value-type="float" office:value="0.06" calcext:value-type="float">
            <text:p>0.060</text:p>
          </table:table-cell>
          <table:table-cell table:style-name="ce19" table:formula="of:=[.D13]*3*110/(24*2000)" office:value-type="float" office:value="1.2375" calcext:value-type="float">
            <text:p>1.238</text:p>
          </table:table-cell>
          <table:table-cell table:style-name="ce19" table:formula="of:=[.D13]*3*12/(24*2000)" office:value-type="float" office:value="0.135" calcext:value-type="float">
            <text:p>0.135</text:p>
          </table:table-cell>
          <table:table-cell table:style-name="ce19" table:formula="of:=[.D13]*3*1.4/(24*2000)" office:value-type="float" office:value="0.01575" calcext:value-type="float">
            <text:p>0.016</text:p>
          </table:table-cell>
          <table:table-cell table:style-name="ce19" table:formula="of:=[.D13]*1600*8.3454/(10*2000)" office:value-type="float" office:value="120.17376" calcext:value-type="float">
            <text:p>120.174</text:p>
          </table:table-cell>
          <table:table-cell table:style-name="ce19" table:formula="of:=[.D13]*2/2000" office:value-type="float" office:value="0.18" calcext:value-type="float">
            <text:p>0.180</text:p>
          </table:table-cell>
          <table:table-cell table:style-name="ce19" table:formula="of:=[.D13]*2*30/2000" office:value-type="float" office:value="5.4" calcext:value-type="float">
            <text:p>5.400</text:p>
          </table:table-cell>
          <table:table-cell table:style-name="ce19" table:formula="of:=27/4" office:value-type="float" office:value="6.75" calcext:value-type="float">
            <text:p>6.750</text:p>
          </table:table-cell>
          <table:table-cell table:style-name="ce19" table:formula="of:=27/16" office:value-type="float" office:value="1.6875" calcext:value-type="float">
            <text:p>1.688</text:p>
          </table:table-cell>
          <table:table-cell table:style-name="ce19" table:formula="of:=[.CQ13]*0.9" office:value-type="float" office:value="108.156384" calcext:value-type="float">
            <text:p>108.156</text:p>
          </table:table-cell>
          <table:table-cell table:style-name="ce19" table:formula="of:=2.5*[.D13]/(60*2000)" office:value-type="float" office:value="0.00375" calcext:value-type="float">
            <text:p>0.004</text:p>
          </table:table-cell>
          <table:table-cell table:style-name="ce19" table:formula="of:=[.D13]*2.5*55/2000" office:value-type="float" office:value="12.375" calcext:value-type="float">
            <text:p>12.375</text:p>
          </table:table-cell>
          <table:table-cell table:style-name="ce19" table:formula="of:=[.D13]*2.5*1.25*0.5/2000" office:value-type="float" office:value="0.140625" calcext:value-type="float">
            <text:p>0.141</text:p>
          </table:table-cell>
          <table:table-cell table:style-name="ce19" table:formula="of:=[.D13]*2*20/2000" office:value-type="float" office:value="3.6" calcext:value-type="float">
            <text:p>3.600</text:p>
          </table:table-cell>
          <table:table-cell table:style-name="ce19" table:formula="of:=IF([.B13]=&quot;Mts&quot;;[.D13]*0.005;0.001)" office:value-type="float" office:value="0.001" calcext:value-type="float">
            <text:p>0.001</text:p>
          </table:table-cell>
          <table:table-cell table:style-name="ce19" table:formula="of:=IF([.B13]=&quot;Mts&quot;;[.D13]*0.01;0.001)" office:value-type="float" office:value="0.001" calcext:value-type="float">
            <text:p>0.001</text:p>
          </table:table-cell>
          <table:table-cell table:style-name="ce19" table:formula="of:=[.D13]*0.02*12/(3*2000)" office:value-type="float" office:value="0.0072" calcext:value-type="float">
            <text:p>0.007</text:p>
          </table:table-cell>
          <table:table-cell table:style-name="ce19" table:formula="of:=[.D13]*0.5*12/(5*2000)" office:value-type="float" office:value="0.108" calcext:value-type="float">
            <text:p>0.108</text:p>
          </table:table-cell>
          <table:table-cell table:style-name="ce19" table:formula="of:=[.D13]*6*25/2000" office:value-type="float" office:value="13.5" calcext:value-type="float">
            <text:p>13.500</text:p>
          </table:table-cell>
          <table:table-cell table:style-name="ce19" table:number-columns-repeated="915"/>
        </table:table-row>
        <table:table-row table:style-name="ro1">
          <table:table-cell office:value-type="string" calcext:value-type="string">
            <text:p>Danio</text:p>
          </table:table-cell>
          <table:table-cell office:value-type="string" calcext:value-type="string">
            <text:p>Jungle</text:p>
          </table:table-cell>
          <table:table-cell office:value-type="float" office:value="99" calcext:value-type="float">
            <text:p>99</text:p>
          </table:table-cell>
          <table:table-cell table:formula="of:=IF([.B14]=&quot;Taiga&quot;;265;IF([.B14]=&quot;Mts&quot;;265;IF([.B14]=&quot;Temp&quot;;230;IF([.B14]=&quot;Steppe&quot;;265;IF([.B14]=&quot;Jungle&quot;;180;IF([.B14]=&quot;Sav&quot;;240;IF([.B14]=&quot;Medi&quot;;230;0)))))))"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9" table:formula="of:=IF([.B14]=&quot;Taiga&quot;;0.43;IF([.B14]=&quot;Mts&quot;;0.21;IF([.B14]=&quot;Temp&quot;;0.64;IF([.B14]=&quot;Steppe&quot;;0.57;IF([.B14]=&quot;Jungle&quot;;0.43;IF([.B14]=&quot;Sav&quot;;0.57;IF([.B14]=&quot;Medi&quot;;0.43;0)))))))" office:value-type="float" office:value="0.43" calcext:value-type="float">
            <text:p>0.430</text:p>
          </table:table-cell>
          <table:table-cell table:style-name="ce19" table:formula="of:=IF([.B14]=&quot;Taiga&quot;;0.43;IF([.B14]=&quot;Mts&quot;;0.8;IF([.B14]=&quot;Temp&quot;;0.64;IF([.B14]=&quot;Steppe&quot;;0.8;IF([.B14]=&quot;Jungle&quot;;0.43;IF([.B14]=&quot;Sav&quot;;0.8;IF([.B14]=&quot;Medi&quot;;0.6;0)))))))" office:value-type="float" office:value="0.43" calcext:value-type="float">
            <text:p>0.430</text:p>
          </table:table-cell>
          <table:table-cell table:style-name="ce19" table:formula="of:=IF([.B14]=&quot;Taiga&quot;;528;IF([.B14]=&quot;Mts&quot;;855.27;IF([.B14]=&quot;Temp&quot;;565.94;IF([.B14]=&quot;Steppe&quot;;551.72;IF([.B14]=&quot;Jungle&quot;;575.43;IF([.B14]=&quot;Sav&quot;;599.15;IF([.B14]=&quot;Medi&quot;;564.36;0)))))))" office:value-type="float" office:value="575.43" calcext:value-type="float">
            <text:p>575.430</text:p>
          </table:table-cell>
          <table:table-cell table:style-name="ce19" table:formula="of:=IF([.B14]=&quot;Taiga&quot;;2608.19;IF([.B14]=&quot;Mts&quot;;2100;IF([.B14]=&quot;Temp&quot;;2976.19;IF([.B14]=&quot;Steppe&quot;;2450.48;IF([.B14]=&quot;Jungle&quot;;2135.05;IF([.B14]=&quot;Sav&quot;;2310.29;IF([.B14]=&quot;Medi&quot;;2485.52;0)))))))" office:value-type="float" office:value="2135.05" calcext:value-type="float">
            <text:p>2,135.050</text:p>
          </table:table-cell>
          <table:table-cell table:style-name="ce19" table:formula="of:=IF([.B14]=&quot;Taiga&quot;;500.54;IF([.B14]=&quot;Mts&quot;;360;IF([.B14]=&quot;Temp&quot;;570.81;IF([.B14]=&quot;Steppe&quot;;441.95;IF([.B14]=&quot;Jungle&quot;;486.49;IF([.B14]=&quot;Sav&quot;;518.92;IF([.B14]=&quot;Medi&quot;;640;0)))))))" office:value-type="float" office:value="486.49" calcext:value-type="float">
            <text:p>486.490</text:p>
          </table:table-cell>
          <table:table-cell table:style-name="ce19" table:formula="of:=IF([.B14]=&quot;Taiga&quot;;2003.09;IF([.B14]=&quot;Mts&quot;;1612.8;IF([.B14]=&quot;Temp&quot;;2285.71;IF([.B14]=&quot;Steppe&quot;;1881.97;IF([.B14]=&quot;Jungle&quot;;1639.72;IF([.B14]=&quot;Sav&quot;;1774.3;IF([.B14]=&quot;Medi&quot;;1908.88;0)))))))" office:value-type="float" office:value="1639.72" calcext:value-type="float">
            <text:p>1,639.720</text:p>
          </table:table-cell>
          <table:table-cell table:style-name="ce19" table:formula="of:=IF([.B14]=&quot;Taiga&quot;;260.82;IF([.B14]=&quot;Mts&quot;;210;IF([.B14]=&quot;Temp&quot;;297.62;IF([.B14]=&quot;Steppe&quot;;245.05;IF([.B14]=&quot;Jungle&quot;;213.5;IF([.B14]=&quot;Sav&quot;;231.03;IF([.B14]=&quot;Medi&quot;;248.55;0)))))))" office:value-type="float" office:value="213.5" calcext:value-type="float">
            <text:p>213.500</text:p>
          </table:table-cell>
          <table:table-cell table:style-name="ce19" table:formula="of:=IF([.B14]=&quot;Taiga&quot;;250;IF([.B14]=&quot;Mts&quot;;640;IF([.B14]=&quot;Temp&quot;;295.2174;IF([.B14]=&quot;Steppe&quot;;278.2609;IF([.B14]=&quot;Jungle&quot;;306.5217;IF([.B14]=&quot;Sav&quot;;334.7826;IF([.B14]=&quot;Medi&quot;;293.3333;0)))))))" office:value-type="float" office:value="306.5217" calcext:value-type="float">
            <text:p>306.522</text:p>
          </table:table-cell>
          <table:table-cell table:style-name="ce19" table:formula="of:=IF([.B14]=&quot;Taiga&quot;;1491.9691;IF([.B14]=&quot;Mts&quot;;980;IF([.B14]=&quot;Temp&quot;;1747.9537;IF([.B14]=&quot;Steppe&quot;;1278.5174;IF([.B14]=&quot;Jungle&quot;;1440.7722;IF([.B14]=&quot;Sav&quot;;1558.9189;IF([.B14]=&quot;Medi&quot;;2000;0)))))))" office:value-type="float" office:value="1440.7722" calcext:value-type="float">
            <text:p>1,440.772</text:p>
          </table:table-cell>
          <table:table-cell table:style-name="ce19" table:formula="of:=IF([.B14]=&quot;Taiga&quot;;68.5;IF([.B14]=&quot;Mts&quot;;25;IF([.B14]=&quot;Temp&quot;;100;IF([.B14]=&quot;Steppe&quot;;55;IF([.B14]=&quot;Jungle&quot;;28;IF([.B14]=&quot;Sav&quot;;43;IF([.B14]=&quot;Medi&quot;;58;0)))))))" office:value-type="float" office:value="28" calcext:value-type="float">
            <text:p>28.000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5" office:value-type="string" calcext:value-type="string">
            <text:p>|--|</text:p>
          </table:table-cell>
          <table:table-cell table:style-name="ce19" table:formula="of:=[.C14]*[.F14]*[.G14]*360*640*1393.66125/(2000*1000)" office:value-type="float" office:value="2938.8797046576" calcext:value-type="float">
            <text:p>2,938.880</text:p>
          </table:table-cell>
          <table:table-cell table:style-name="ce19" table:formula="of:=[.C14]*[.F14]*[.G14]*[.J14]*640*1393.66125/(2000*1000)" office:value-type="float" office:value="3971.48774310799" calcext:value-type="float">
            <text:p>3,971.488</text:p>
          </table:table-cell>
          <table:table-cell table:style-name="ce19" table:formula="of:=[.T14]*[.J$28]" office:value-type="float" office:value="1323.82924770266" calcext:value-type="float">
            <text:p>1,323.829</text:p>
          </table:table-cell>
          <table:table-cell table:style-name="ce19" table:formula="of:=[.T14]-[.U14]" office:value-type="float" office:value="2647.65849540533" calcext:value-type="float">
            <text:p>2,647.658</text:p>
          </table:table-cell>
          <table:table-cell table:style-name="ce19" table:formula="of:=[.C14]*[.F14]*[.G14]*[.H14]*640*1393.66125/(2000*1000)" office:value-type="float" office:value="4697.55430125312" calcext:value-type="float">
            <text:p>4,697.554</text:p>
          </table:table-cell>
          <table:table-cell table:style-name="ce19" table:formula="of:=[.W14]*[.H$28]" office:value-type="float" office:value="1281.15117306903" calcext:value-type="float">
            <text:p>1,281.151</text:p>
          </table:table-cell>
          <table:table-cell table:style-name="ce19" table:formula="of:=[.W14]-[.X14]" office:value-type="float" office:value="3416.40312818409" calcext:value-type="float">
            <text:p>3,416.403</text:p>
          </table:table-cell>
          <table:table-cell table:style-name="ce19" table:formula="of:=[.C14]*[.F14]*[.G14]*[.M14]*640*1393.66125/(2000*1000)" office:value-type="float" office:value="2502.30667546429" calcext:value-type="float">
            <text:p>2,502.307</text:p>
          </table:table-cell>
          <table:table-cell table:style-name="ce19" table:formula="of:=[.C14]*[.F14]*[.G14]*[.N14]*640*1393.66125/(2000*1000)" office:value-type="float" office:value="11761.8227155969" calcext:value-type="float">
            <text:p>11,761.823</text:p>
          </table:table-cell>
          <table:table-cell table:style-name="ce19" table:formula="of:=[.C14]*[.F14]*[.G14]*[.O14]*640*1393.66125/(2000*1000)" office:value-type="float" office:value="228.57953258448" calcext:value-type="float">
            <text:p>228.580</text:p>
          </table:table-cell>
          <table:table-cell table:style-name="ce19" table:formula="of:=[.C14]*[.P14]*640*1393.66125/(2000*1000)" office:value-type="float" office:value="1.655669565" calcext:value-type="float">
            <text:p>1.656</text:p>
          </table:table-cell>
          <table:table-cell table:style-name="ce19" table:formula="of:=[.C14]*[.Q14]*640*1393.66125/(2000*1000)" office:value-type="float" office:value="1.655669565" calcext:value-type="float">
            <text:p>1.656</text:p>
          </table:table-cell>
          <table:table-cell table:style-name="ce19" table:formula="of:=[.C14]*[.F14]*[.G14]*6*[.J14]*640*1393.66125/(18*365)" office:value-type="float" office:value="7253858.89152144" calcext:value-type="float">
            <text:p>7,253,858.892</text:p>
          </table:table-cell>
          <table:table-cell table:style-name="ce19" table:formula="of:=[.C14]*[.F14]*[.G14]*[.J14]*640*1393.66125/(18*100)" office:value-type="float" office:value="4412764.15900888" calcext:value-type="float">
            <text:p>4,412,764.159</text:p>
          </table:table-cell>
          <table:table-cell table:style-name="ce19" table:formula="of:=[.C14]*[.F14]*[.G14]*[.J14]*640*1393.66125/520" office:value-type="float" office:value="15274952.8581077" calcext:value-type="float">
            <text:p>15,274,952.858</text:p>
          </table:table-cell>
          <table:table-cell table:style-name="ce19" table:formula="of:=[.C14]*[.F14]*[.G14]*[.K14]*640*1393.66125/(2000*1000)" office:value-type="float" office:value="13385.9439703366" calcext:value-type="float">
            <text:p>13,385.944</text:p>
          </table:table-cell>
          <table:table-cell table:style-name="ce19" table:formula="of:=3*12*[.D14]/5" office:value-type="float" office:value="1296" calcext:value-type="float">
            <text:p>1,296.000</text:p>
          </table:table-cell>
          <table:table-cell table:style-name="ce19" table:formula="of:=1.5*[.D14]*750/(2000*15)" office:value-type="float" office:value="6.75" calcext:value-type="float">
            <text:p>6.750</text:p>
          </table:table-cell>
          <table:table-cell table:style-name="ce19" table:formula="of:=66*10*[.D14]/(2000*6)" office:value-type="float" office:value="9.9" calcext:value-type="float">
            <text:p>9.900</text:p>
          </table:table-cell>
          <table:table-cell table:style-name="ce19" table:formula="of:=[.AE14]*365/1000" office:value-type="float" office:value="2647658.49540533" calcext:value-type="float">
            <text:p>2,647,658.495</text:p>
          </table:table-cell>
          <table:table-cell table:style-name="ce19" table:formula="of:=[.AF14]*24*238/(3*25*2000*1000)" office:value-type="float" office:value="168.038059175058" calcext:value-type="float">
            <text:p>168.038</text:p>
          </table:table-cell>
          <table:table-cell table:style-name="ce19" table:formula="of:=[.AG14]*40*0.7*52/(6*1000*2000)" office:value-type="float" office:value="1853.36094678373" calcext:value-type="float">
            <text:p>1,853.361</text:p>
          </table:table-cell>
          <table:table-cell table:style-name="ce19" table:formula="of:=[.AG14]*120*2/(16*1000*2000)" office:value-type="float" office:value="114.562146435807" calcext:value-type="float">
            <text:p>114.562</text:p>
          </table:table-cell>
          <table:table-cell table:style-name="ce19" table:formula="of:=[.AH14]*3.25*8.34/(48)" office:value-type="float" office:value="7558.87523574942" calcext:value-type="float">
            <text:p>7,558.875</text:p>
          </table:table-cell>
          <table:table-cell table:style-name="ce19" table:formula="of:=[.AH14]*25*8.34/(4*48)" office:value-type="float" office:value="14536.2985302874" calcext:value-type="float">
            <text:p>14,536.299</text:p>
          </table:table-cell>
          <table:table-cell table:style-name="ce19" table:formula="of:=[.C14]*[.F14]*[.G14]*[.L14]*640*1393.66125/(2000*1000)" office:value-type="float" office:value="1742.91893595666" calcext:value-type="float">
            <text:p>1,742.919</text:p>
          </table:table-cell>
          <table:table-cell table:style-name="ce19" table:formula="of:=[.AF14]*600*6/(90*1000*2000)" office:value-type="float" office:value="88.2552831801775" calcext:value-type="float">
            <text:p>88.255</text:p>
          </table:table-cell>
          <table:table-cell table:style-name="ce19" table:formula="of:=IF([.B14]=&quot;Taiga&quot;;236.2;IF([.B14]=&quot;Mts&quot;;10;IF([.B14]=&quot;Temp&quot;;400;IF([.B14]=&quot;Steppe&quot;;25;IF([.B14]=&quot;Jungle&quot;;400;IF([.B14]=&quot;Sav&quot;;103.6;IF([.B14]=&quot;Medi&quot;;181.6;0)))))))*[.D14]*[.AT$36]" office:value-type="float" office:value="135" calcext:value-type="float">
            <text:p>135.000</text:p>
          </table:table-cell>
          <table:table-cell table:style-name="ce19" table:formula="of:=INDEX([$Tech.$F$3:$Tech.$F$13];MATCH([.E14];[$Tech.$E$3:$Tech.$E$13];1))*[.D14]*[.AT$36]/365" office:value-type="float" office:value="33.75" calcext:value-type="float">
            <text:p>33.750</text:p>
          </table:table-cell>
          <table:table-cell table:style-name="ce19" table:formula="of:=[.D14]*12.5*[.AT$36]/(30)" office:value-type="float" office:value="0.140625" calcext:value-type="float">
            <text:p>0.141</text:p>
          </table:table-cell>
          <table:table-cell table:style-name="ce19" table:formula="of:=125*[.D14]*[.AW$30]" office:value-type="float" office:value="87.01171875" calcext:value-type="float">
            <text:p>87.012</text:p>
          </table:table-cell>
          <table:table-cell table:style-name="ce19" table:formula="of:=1000*[.D14]*[.AW$30]/(3)" office:value-type="float" office:value="232.03125" calcext:value-type="float">
            <text:p>232.031</text:p>
          </table:table-cell>
          <table:table-cell table:style-name="ce19" table:formula="of:=[.D14]/(2*[.AY$30])" office:value-type="float" office:value="162" calcext:value-type="float">
            <text:p>162.000</text:p>
          </table:table-cell>
          <table:table-cell table:style-name="ce19" table:formula="of:=[.D14]*[.AZ$30]/2" office:value-type="float" office:value="0.1125" calcext:value-type="float">
            <text:p>0.113</text:p>
          </table:table-cell>
          <table:table-cell table:style-name="ce19" table:formula="of:=[.D14]*2*[.BA$30]" office:value-type="float" office:value="0.54" calcext:value-type="float">
            <text:p>0.540</text:p>
          </table:table-cell>
          <table:table-cell table:style-name="ce19" table:formula="of:=[.D14]*3*[.BB$30]" office:value-type="float" office:value="0.405" calcext:value-type="float">
            <text:p>0.405</text:p>
          </table:table-cell>
          <table:table-cell table:style-name="ce19" table:formula="of:=[.D14]*11*[.BC$30]/15" office:value-type="float" office:value="0.0792" calcext:value-type="float">
            <text:p>0.079</text:p>
          </table:table-cell>
          <table:table-cell table:style-name="ce19" table:formula="of:=[.D14]*11*[.BD$30]/8" office:value-type="float" office:value="0.185625" calcext:value-type="float">
            <text:p>0.186</text:p>
          </table:table-cell>
          <table:table-cell table:style-name="ce19" table:formula="of:=[.D14]*11*[.BE$30]/3" office:value-type="float" office:value="0.120214285714286" calcext:value-type="float">
            <text:p>0.120</text:p>
          </table:table-cell>
          <table:table-cell table:style-name="ce19" table:formula="of:=[.D14]*11*[.BF$30]/5" office:value-type="float" office:value="0.086625" calcext:value-type="float">
            <text:p>0.087</text:p>
          </table:table-cell>
          <table:table-cell table:style-name="ce19" table:formula="of:=[.D14]*11*[.BG$30]/9" office:value-type="float" office:value="0.22" calcext:value-type="float">
            <text:p>0.220</text:p>
          </table:table-cell>
          <table:table-cell table:style-name="ce19" table:formula="of:=[.D14]*11*[.BH$30]/12" office:value-type="float" office:value="0.12375" calcext:value-type="float">
            <text:p>0.124</text:p>
          </table:table-cell>
          <table:table-cell table:style-name="ce19" table:formula="of:=[.D14]*[.BI$30]/(125/12)" office:value-type="float" office:value="0.3456" calcext:value-type="float">
            <text:p>0.346</text:p>
          </table:table-cell>
          <table:table-cell table:style-name="ce19" table:formula="of:=[.D14]*[.BJ$30]/30" office:value-type="float" office:value="0.15708" calcext:value-type="float">
            <text:p>0.157</text:p>
          </table:table-cell>
          <table:table-cell table:style-name="ce19" table:formula="of:=[.D14]*[.BK$30]/7" office:value-type="float" office:value="0.0216964285714286" calcext:value-type="float">
            <text:p>0.022</text:p>
          </table:table-cell>
          <table:table-cell table:style-name="ce19" table:formula="of:=[.D14]*[.BL$30]/8.5" office:value-type="float" office:value="0.0357352941176471" calcext:value-type="float">
            <text:p>0.036</text:p>
          </table:table-cell>
          <table:table-cell table:style-name="ce19" table:formula="of:=[.D14]*[.BM$30]" office:value-type="float" office:value="0.0759375" calcext:value-type="float">
            <text:p>0.076</text:p>
          </table:table-cell>
          <table:table-cell table:style-name="ce19" table:formula="of:=[.D14]*[.BN$30]/1.5" office:value-type="float" office:value="0.18" calcext:value-type="float">
            <text:p>0.180</text:p>
          </table:table-cell>
          <table:table-cell table:style-name="ce19" table:formula="of:=[.D14]*[.BO$30]/2" office:value-type="float" office:value="0.14625" calcext:value-type="float">
            <text:p>0.146</text:p>
          </table:table-cell>
          <table:table-cell table:style-name="ce19" table:formula="of:=[.D14]*[.BP$30]/4" office:value-type="float" office:value="0.03375" calcext:value-type="float">
            <text:p>0.034</text:p>
          </table:table-cell>
          <table:table-cell table:style-name="ce19" table:formula="of:=[.D14]/((16+24)/12)" office:value-type="float" office:value="54" calcext:value-type="float">
            <text:p>54.000</text:p>
          </table:table-cell>
          <table:table-cell table:style-name="ce19" table:formula="of:=[.D14]*2/(30*2000)" office:value-type="float" office:value="0.006" calcext:value-type="float">
            <text:p>0.006</text:p>
          </table:table-cell>
          <table:table-cell table:style-name="ce19" table:formula="of:=[.D14]/((37.5/12)*2000)" office:value-type="float" office:value="0.0288" calcext:value-type="float">
            <text:p>0.029</text:p>
          </table:table-cell>
          <table:table-cell table:style-name="ce19" table:formula="of:=[.D14]*2/((20/9)*2000)" office:value-type="float" office:value="0.081" calcext:value-type="float">
            <text:p>0.081</text:p>
          </table:table-cell>
          <table:table-cell table:style-name="ce19" table:formula="of:=[.AF14]*24*8/(3*25*2000*1000)" office:value-type="float" office:value="5.64833812353136" calcext:value-type="float">
            <text:p>5.648</text:p>
          </table:table-cell>
          <table:table-cell table:style-name="ce19" table:formula="of:=[.D14]*3.5/((3/12)*(20/9)*2000)" office:value-type="float" office:value="0.567" calcext:value-type="float">
            <text:p>0.567</text:p>
          </table:table-cell>
          <table:table-cell table:style-name="ce19" table:formula="of:=[.D14]*2/((2/12)*(20/9)*2000)" office:value-type="float" office:value="0.486" calcext:value-type="float">
            <text:p>0.486</text:p>
          </table:table-cell>
          <table:table-cell table:style-name="ce19" table:formula="of:=[.D14]*2.5/((5/12)*(20/9)*2000)" office:value-type="float" office:value="0.243" calcext:value-type="float">
            <text:p>0.243</text:p>
          </table:table-cell>
          <table:table-cell table:style-name="ce19" table:formula="of:=[.D14]*7/((14/12)*(20/9)*2000)" office:value-type="float" office:value="0.243" calcext:value-type="float">
            <text:p>0.243</text:p>
          </table:table-cell>
          <table:table-cell table:style-name="ce19" table:formula="of:=[.D14]/(4*2)" office:value-type="float" office:value="22.5" calcext:value-type="float">
            <text:p>22.500</text:p>
          </table:table-cell>
          <table:table-cell table:style-name="ce19" table:formula="of:=[.D14]/(4*5)" office:value-type="float" office:value="9" calcext:value-type="float">
            <text:p>9.000</text:p>
          </table:table-cell>
          <table:table-cell table:style-name="ce19" table:formula="of:=[.D14]/40" office:value-type="float" office:value="4.5" calcext:value-type="float">
            <text:p>4.500</text:p>
          </table:table-cell>
          <table:table-cell table:style-name="ce19" table:formula="of:=[.D14]/40" office:value-type="float" office:value="4.5" calcext:value-type="float">
            <text:p>4.500</text:p>
          </table:table-cell>
          <table:table-cell table:style-name="ce19" table:formula="of:=[.D14]/40" office:value-type="float" office:value="4.5" calcext:value-type="float">
            <text:p>4.500</text:p>
          </table:table-cell>
          <table:table-cell table:style-name="ce19" table:formula="of:=[.D14]/20" office:value-type="float" office:value="9" calcext:value-type="float">
            <text:p>9.000</text:p>
          </table:table-cell>
          <table:table-cell table:style-name="ce19" table:formula="of:=[.D14]*8.3454*32/2000" office:value-type="float" office:value="24.034752" calcext:value-type="float">
            <text:p>24.035</text:p>
          </table:table-cell>
          <table:table-cell table:style-name="ce19" table:formula="of:=[.D14]*50*2/(3*2000)" office:value-type="float" office:value="3" calcext:value-type="float">
            <text:p>3.000</text:p>
          </table:table-cell>
          <table:table-cell table:style-name="ce19" table:formula="of:=[.D14]*50/2000" office:value-type="float" office:value="4.5" calcext:value-type="float">
            <text:p>4.500</text:p>
          </table:table-cell>
          <table:table-cell table:style-name="ce19" table:formula="of:=IF(NOT([.CH14]=0.001);0.006*[.D14]/3;0.001)" office:value-type="float" office:value="0.36" calcext:value-type="float">
            <text:p>0.360</text:p>
          </table:table-cell>
          <table:table-cell table:style-name="ce19" table:formula="of:=IF(NOT([.CH14]=0.001);0.7*[.D14]/3;0.001)" office:value-type="float" office:value="42" calcext:value-type="float">
            <text:p>42.000</text:p>
          </table:table-cell>
          <table:table-cell table:style-name="ce19" table:formula="of:=IF(NOT([.CH14]=0.001);0.65*[.D14]/3;0.001)" office:value-type="float" office:value="39" calcext:value-type="float">
            <text:p>39.000</text:p>
          </table:table-cell>
          <table:table-cell table:style-name="ce19" table:formula="of:=IF(NOT([.CH14]=0.001);0.002*[.D14]/3;0.001)" office:value-type="float" office:value="0.12" calcext:value-type="float">
            <text:p>0.120</text:p>
          </table:table-cell>
          <table:table-cell table:style-name="ce19" table:formula="of:=IF(NOT([.CH14]=0.001);0.001*[.D14]/3;0.001)" office:value-type="float" office:value="0.06" calcext:value-type="float">
            <text:p>0.060</text:p>
          </table:table-cell>
          <table:table-cell table:style-name="ce19" table:formula="of:=[.D14]*3*110/(24*2000)" office:value-type="float" office:value="1.2375" calcext:value-type="float">
            <text:p>1.238</text:p>
          </table:table-cell>
          <table:table-cell table:style-name="ce19" table:formula="of:=[.D14]*3*12/(24*2000)" office:value-type="float" office:value="0.135" calcext:value-type="float">
            <text:p>0.135</text:p>
          </table:table-cell>
          <table:table-cell table:style-name="ce19" table:formula="of:=[.D14]*3*1.4/(24*2000)" office:value-type="float" office:value="0.01575" calcext:value-type="float">
            <text:p>0.016</text:p>
          </table:table-cell>
          <table:table-cell table:style-name="ce19" table:formula="of:=[.D14]*1600*8.3454/(10*2000)" office:value-type="float" office:value="120.17376" calcext:value-type="float">
            <text:p>120.174</text:p>
          </table:table-cell>
          <table:table-cell table:style-name="ce19" table:formula="of:=[.D14]*2/2000" office:value-type="float" office:value="0.18" calcext:value-type="float">
            <text:p>0.180</text:p>
          </table:table-cell>
          <table:table-cell table:style-name="ce19" table:formula="of:=[.D14]*2*30/2000" office:value-type="float" office:value="5.4" calcext:value-type="float">
            <text:p>5.400</text:p>
          </table:table-cell>
          <table:table-cell table:style-name="ce19" table:formula="of:=27/4" office:value-type="float" office:value="6.75" calcext:value-type="float">
            <text:p>6.750</text:p>
          </table:table-cell>
          <table:table-cell table:style-name="ce19" table:formula="of:=27/16" office:value-type="float" office:value="1.6875" calcext:value-type="float">
            <text:p>1.688</text:p>
          </table:table-cell>
          <table:table-cell table:style-name="ce19" table:formula="of:=[.CQ14]*0.9" office:value-type="float" office:value="108.156384" calcext:value-type="float">
            <text:p>108.156</text:p>
          </table:table-cell>
          <table:table-cell table:style-name="ce19" table:formula="of:=2.5*[.D14]/(60*2000)" office:value-type="float" office:value="0.00375" calcext:value-type="float">
            <text:p>0.004</text:p>
          </table:table-cell>
          <table:table-cell table:style-name="ce19" table:formula="of:=[.D14]*2.5*55/2000" office:value-type="float" office:value="12.375" calcext:value-type="float">
            <text:p>12.375</text:p>
          </table:table-cell>
          <table:table-cell table:style-name="ce19" table:formula="of:=[.D14]*2.5*1.25*0.5/2000" office:value-type="float" office:value="0.140625" calcext:value-type="float">
            <text:p>0.141</text:p>
          </table:table-cell>
          <table:table-cell table:style-name="ce19" table:formula="of:=[.D14]*2*20/2000" office:value-type="float" office:value="3.6" calcext:value-type="float">
            <text:p>3.600</text:p>
          </table:table-cell>
          <table:table-cell table:style-name="ce19" table:formula="of:=IF([.B14]=&quot;Mts&quot;;[.D14]*0.005;0.001)" office:value-type="float" office:value="0.001" calcext:value-type="float">
            <text:p>0.001</text:p>
          </table:table-cell>
          <table:table-cell table:style-name="ce19" table:formula="of:=IF([.B14]=&quot;Mts&quot;;[.D14]*0.01;0.001)" office:value-type="float" office:value="0.001" calcext:value-type="float">
            <text:p>0.001</text:p>
          </table:table-cell>
          <table:table-cell table:style-name="ce19" table:formula="of:=[.D14]*0.02*12/(3*2000)" office:value-type="float" office:value="0.0072" calcext:value-type="float">
            <text:p>0.007</text:p>
          </table:table-cell>
          <table:table-cell table:style-name="ce19" table:formula="of:=[.D14]*0.5*12/(5*2000)" office:value-type="float" office:value="0.108" calcext:value-type="float">
            <text:p>0.108</text:p>
          </table:table-cell>
          <table:table-cell table:style-name="ce19" table:formula="of:=[.D14]*6*25/2000" office:value-type="float" office:value="13.5" calcext:value-type="float">
            <text:p>13.500</text:p>
          </table:table-cell>
          <table:table-cell table:style-name="ce19" table:number-columns-repeated="915"/>
        </table:table-row>
        <table:table-row table:style-name="ro1">
          <table:table-cell office:value-type="string" calcext:value-type="string">
            <text:p>Venilche</text:p>
          </table:table-cell>
          <table:table-cell office:value-type="string" calcext:value-type="string">
            <text:p>Sav</text:p>
          </table:table-cell>
          <table:table-cell office:value-type="float" office:value="80" calcext:value-type="float">
            <text:p>80</text:p>
          </table:table-cell>
          <table:table-cell table:formula="of:=IF([.B15]=&quot;Taiga&quot;;265;IF([.B15]=&quot;Mts&quot;;265;IF([.B15]=&quot;Temp&quot;;230;IF([.B15]=&quot;Steppe&quot;;265;IF([.B15]=&quot;Jungle&quot;;180;IF([.B15]=&quot;Sav&quot;;240;IF([.B15]=&quot;Medi&quot;;230;0)))))))"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style-name="ce19" table:formula="of:=IF([.B15]=&quot;Taiga&quot;;0.43;IF([.B15]=&quot;Mts&quot;;0.21;IF([.B15]=&quot;Temp&quot;;0.64;IF([.B15]=&quot;Steppe&quot;;0.57;IF([.B15]=&quot;Jungle&quot;;0.43;IF([.B15]=&quot;Sav&quot;;0.57;IF([.B15]=&quot;Medi&quot;;0.43;0)))))))" office:value-type="float" office:value="0.57" calcext:value-type="float">
            <text:p>0.570</text:p>
          </table:table-cell>
          <table:table-cell table:style-name="ce19" table:formula="of:=IF([.B15]=&quot;Taiga&quot;;0.43;IF([.B15]=&quot;Mts&quot;;0.8;IF([.B15]=&quot;Temp&quot;;0.64;IF([.B15]=&quot;Steppe&quot;;0.8;IF([.B15]=&quot;Jungle&quot;;0.43;IF([.B15]=&quot;Sav&quot;;0.8;IF([.B15]=&quot;Medi&quot;;0.6;0)))))))" office:value-type="float" office:value="0.8" calcext:value-type="float">
            <text:p>0.800</text:p>
          </table:table-cell>
          <table:table-cell table:style-name="ce19" table:formula="of:=IF([.B15]=&quot;Taiga&quot;;528;IF([.B15]=&quot;Mts&quot;;855.27;IF([.B15]=&quot;Temp&quot;;565.94;IF([.B15]=&quot;Steppe&quot;;551.72;IF([.B15]=&quot;Jungle&quot;;575.43;IF([.B15]=&quot;Sav&quot;;599.15;IF([.B15]=&quot;Medi&quot;;564.36;0)))))))" office:value-type="float" office:value="599.15" calcext:value-type="float">
            <text:p>599.150</text:p>
          </table:table-cell>
          <table:table-cell table:style-name="ce19" table:formula="of:=IF([.B15]=&quot;Taiga&quot;;2608.19;IF([.B15]=&quot;Mts&quot;;2100;IF([.B15]=&quot;Temp&quot;;2976.19;IF([.B15]=&quot;Steppe&quot;;2450.48;IF([.B15]=&quot;Jungle&quot;;2135.05;IF([.B15]=&quot;Sav&quot;;2310.29;IF([.B15]=&quot;Medi&quot;;2485.52;0)))))))" office:value-type="float" office:value="2310.29" calcext:value-type="float">
            <text:p>2,310.290</text:p>
          </table:table-cell>
          <table:table-cell table:style-name="ce19" table:formula="of:=IF([.B15]=&quot;Taiga&quot;;500.54;IF([.B15]=&quot;Mts&quot;;360;IF([.B15]=&quot;Temp&quot;;570.81;IF([.B15]=&quot;Steppe&quot;;441.95;IF([.B15]=&quot;Jungle&quot;;486.49;IF([.B15]=&quot;Sav&quot;;518.92;IF([.B15]=&quot;Medi&quot;;640;0)))))))" office:value-type="float" office:value="518.92" calcext:value-type="float">
            <text:p>518.920</text:p>
          </table:table-cell>
          <table:table-cell table:style-name="ce19" table:formula="of:=IF([.B15]=&quot;Taiga&quot;;2003.09;IF([.B15]=&quot;Mts&quot;;1612.8;IF([.B15]=&quot;Temp&quot;;2285.71;IF([.B15]=&quot;Steppe&quot;;1881.97;IF([.B15]=&quot;Jungle&quot;;1639.72;IF([.B15]=&quot;Sav&quot;;1774.3;IF([.B15]=&quot;Medi&quot;;1908.88;0)))))))" office:value-type="float" office:value="1774.3" calcext:value-type="float">
            <text:p>1,774.300</text:p>
          </table:table-cell>
          <table:table-cell table:style-name="ce19" table:formula="of:=IF([.B15]=&quot;Taiga&quot;;260.82;IF([.B15]=&quot;Mts&quot;;210;IF([.B15]=&quot;Temp&quot;;297.62;IF([.B15]=&quot;Steppe&quot;;245.05;IF([.B15]=&quot;Jungle&quot;;213.5;IF([.B15]=&quot;Sav&quot;;231.03;IF([.B15]=&quot;Medi&quot;;248.55;0)))))))" office:value-type="float" office:value="231.03" calcext:value-type="float">
            <text:p>231.030</text:p>
          </table:table-cell>
          <table:table-cell table:style-name="ce19" table:formula="of:=IF([.B15]=&quot;Taiga&quot;;250;IF([.B15]=&quot;Mts&quot;;640;IF([.B15]=&quot;Temp&quot;;295.2174;IF([.B15]=&quot;Steppe&quot;;278.2609;IF([.B15]=&quot;Jungle&quot;;306.5217;IF([.B15]=&quot;Sav&quot;;334.7826;IF([.B15]=&quot;Medi&quot;;293.3333;0)))))))" office:value-type="float" office:value="334.7826" calcext:value-type="float">
            <text:p>334.783</text:p>
          </table:table-cell>
          <table:table-cell table:style-name="ce19" table:formula="of:=IF([.B15]=&quot;Taiga&quot;;1491.9691;IF([.B15]=&quot;Mts&quot;;980;IF([.B15]=&quot;Temp&quot;;1747.9537;IF([.B15]=&quot;Steppe&quot;;1278.5174;IF([.B15]=&quot;Jungle&quot;;1440.7722;IF([.B15]=&quot;Sav&quot;;1558.9189;IF([.B15]=&quot;Medi&quot;;2000;0)))))))" office:value-type="float" office:value="1558.9189" calcext:value-type="float">
            <text:p>1,558.919</text:p>
          </table:table-cell>
          <table:table-cell table:style-name="ce19" table:formula="of:=IF([.B15]=&quot;Taiga&quot;;68.5;IF([.B15]=&quot;Mts&quot;;25;IF([.B15]=&quot;Temp&quot;;100;IF([.B15]=&quot;Steppe&quot;;55;IF([.B15]=&quot;Jungle&quot;;28;IF([.B15]=&quot;Sav&quot;;43;IF([.B15]=&quot;Medi&quot;;58;0)))))))" office:value-type="float" office:value="43" calcext:value-type="float">
            <text:p>43.000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5" office:value-type="string" calcext:value-type="string">
            <text:p>|--|</text:p>
          </table:table-cell>
          <table:table-cell table:style-name="ce19" table:formula="of:=[.C15]*[.F15]*[.G15]*360*640*1393.66125/(2000*1000)" office:value-type="float" office:value="5856.85582848" calcext:value-type="float">
            <text:p>5,856.856</text:p>
          </table:table-cell>
          <table:table-cell table:style-name="ce19" table:formula="of:=[.C15]*[.F15]*[.G15]*[.J15]*640*1393.66125/(2000*1000)" office:value-type="float" office:value="8442.33229587456" calcext:value-type="float">
            <text:p>8,442.332</text:p>
          </table:table-cell>
          <table:table-cell table:style-name="ce19" table:formula="of:=[.T15]*[.J$28]" office:value-type="float" office:value="2814.11076529152" calcext:value-type="float">
            <text:p>2,814.111</text:p>
          </table:table-cell>
          <table:table-cell table:style-name="ce19" table:formula="of:=[.T15]-[.U15]" office:value-type="float" office:value="5628.22153058304" calcext:value-type="float">
            <text:p>5,628.222</text:p>
          </table:table-cell>
          <table:table-cell table:style-name="ce19" table:formula="of:=[.C15]*[.F15]*[.G15]*[.H15]*640*1393.66125/(2000*1000)" office:value-type="float" office:value="9747.5976934272" calcext:value-type="float">
            <text:p>9,747.598</text:p>
          </table:table-cell>
          <table:table-cell table:style-name="ce19" table:formula="of:=[.W15]*[.H$28]" office:value-type="float" office:value="2658.43573457105" calcext:value-type="float">
            <text:p>2,658.436</text:p>
          </table:table-cell>
          <table:table-cell table:style-name="ce19" table:formula="of:=[.W15]-[.X15]" office:value-type="float" office:value="7089.16195885615" calcext:value-type="float">
            <text:p>7,089.162</text:p>
          </table:table-cell>
          <table:table-cell table:style-name="ce19" table:formula="of:=[.C15]*[.F15]*[.G15]*[.M15]*640*1393.66125/(2000*1000)" office:value-type="float" office:value="5446.59283912136" calcext:value-type="float">
            <text:p>5,446.593</text:p>
          </table:table-cell>
          <table:table-cell table:style-name="ce19" table:formula="of:=[.C15]*[.F15]*[.G15]*[.N15]*640*1393.66125/(2000*1000)" office:value-type="float" office:value="25362.1201266462" calcext:value-type="float">
            <text:p>25,362.120</text:p>
          </table:table-cell>
          <table:table-cell table:style-name="ce19" table:formula="of:=[.C15]*[.F15]*[.G15]*[.O15]*640*1393.66125/(2000*1000)" office:value-type="float" office:value="699.568890624" calcext:value-type="float">
            <text:p>699.569</text:p>
          </table:table-cell>
          <table:table-cell table:style-name="ce19" table:formula="of:=[.C15]*[.P15]*640*1393.66125/(2000*1000)" office:value-type="float" office:value="1.3379148" calcext:value-type="float">
            <text:p>1.338</text:p>
          </table:table-cell>
          <table:table-cell table:style-name="ce19" table:formula="of:=[.C15]*[.Q15]*640*1393.66125/(2000*1000)" office:value-type="float" office:value="1.3379148" calcext:value-type="float">
            <text:p>1.338</text:p>
          </table:table-cell>
          <table:table-cell table:style-name="ce19" table:formula="of:=[.C15]*[.F15]*[.G15]*6*[.J15]*640*1393.66125/(18*365)" office:value-type="float" office:value="15419785.015296" calcext:value-type="float">
            <text:p>15,419,785.015</text:p>
          </table:table-cell>
          <table:table-cell table:style-name="ce19" table:formula="of:=[.C15]*[.F15]*[.G15]*[.J15]*640*1393.66125/(18*100)" office:value-type="float" office:value="9380369.2176384" calcext:value-type="float">
            <text:p>9,380,369.218</text:p>
          </table:table-cell>
          <table:table-cell table:style-name="ce19" table:formula="of:=[.C15]*[.F15]*[.G15]*[.J15]*640*1393.66125/520" office:value-type="float" office:value="32470508.8302868" calcext:value-type="float">
            <text:p>32,470,508.830</text:p>
          </table:table-cell>
          <table:table-cell table:style-name="ce19" table:formula="of:=[.C15]*[.F15]*[.G15]*[.K15]*640*1393.66125/(2000*1000)" office:value-type="float" office:value="28866.1647124224" calcext:value-type="float">
            <text:p>28,866.165</text:p>
          </table:table-cell>
          <table:table-cell table:style-name="ce19" table:formula="of:=3*12*[.D15]/5" office:value-type="float" office:value="1728" calcext:value-type="float">
            <text:p>1,728.000</text:p>
          </table:table-cell>
          <table:table-cell table:style-name="ce19" table:formula="of:=1.5*[.D15]*750/(2000*15)" office:value-type="float" office:value="9" calcext:value-type="float">
            <text:p>9.000</text:p>
          </table:table-cell>
          <table:table-cell table:style-name="ce19" table:formula="of:=66*10*[.D15]/(2000*6)" office:value-type="float" office:value="13.2" calcext:value-type="float">
            <text:p>13.200</text:p>
          </table:table-cell>
          <table:table-cell table:style-name="ce19" table:formula="of:=[.AE15]*365/1000" office:value-type="float" office:value="5628221.53058304" calcext:value-type="float">
            <text:p>5,628,221.531</text:p>
          </table:table-cell>
          <table:table-cell table:style-name="ce19" table:formula="of:=[.AF15]*24*238/(3*25*2000*1000)" office:value-type="float" office:value="357.20445980767" calcext:value-type="float">
            <text:p>357.204</text:p>
          </table:table-cell>
          <table:table-cell table:style-name="ce19" table:formula="of:=[.AG15]*40*0.7*52/(6*1000*2000)" office:value-type="float" office:value="3939.75507140813" calcext:value-type="float">
            <text:p>3,939.755</text:p>
          </table:table-cell>
          <table:table-cell table:style-name="ce19" table:formula="of:=[.AG15]*120*2/(16*1000*2000)" office:value-type="float" office:value="243.528816227151" calcext:value-type="float">
            <text:p>243.529</text:p>
          </table:table-cell>
          <table:table-cell table:style-name="ce19" table:formula="of:=[.AH15]*3.25*8.34/(48)" office:value-type="float" office:value="16300.362386046" calcext:value-type="float">
            <text:p>16,300.362</text:p>
          </table:table-cell>
          <table:table-cell table:style-name="ce19" table:formula="of:=[.AH15]*25*8.34/(4*48)" office:value-type="float" office:value="31346.8507423962" calcext:value-type="float">
            <text:p>31,346.851</text:p>
          </table:table-cell>
          <table:table-cell table:style-name="ce19" table:formula="of:=[.C15]*[.F15]*[.G15]*[.L15]*640*1393.66125/(2000*1000)" office:value-type="float" office:value="3758.63722792704" calcext:value-type="float">
            <text:p>3,758.637</text:p>
          </table:table-cell>
          <table:table-cell table:style-name="ce19" table:formula="of:=[.AF15]*600*6/(90*1000*2000)" office:value-type="float" office:value="187.607384352768" calcext:value-type="float">
            <text:p>187.607</text:p>
          </table:table-cell>
          <table:table-cell table:style-name="ce19" table:formula="of:=IF([.B15]=&quot;Taiga&quot;;236.2;IF([.B15]=&quot;Mts&quot;;10;IF([.B15]=&quot;Temp&quot;;400;IF([.B15]=&quot;Steppe&quot;;25;IF([.B15]=&quot;Jungle&quot;;400;IF([.B15]=&quot;Sav&quot;;103.6;IF([.B15]=&quot;Medi&quot;;181.6;0)))))))*[.D15]*[.AT$36]" office:value-type="float" office:value="46.62" calcext:value-type="float">
            <text:p>46.620</text:p>
          </table:table-cell>
          <table:table-cell table:style-name="ce19" table:formula="of:=INDEX([$Tech.$F$3:$Tech.$F$13];MATCH([.E15];[$Tech.$E$3:$Tech.$E$13];1))*[.D15]*[.AT$36]/365" office:value-type="float" office:value="45" calcext:value-type="float">
            <text:p>45.000</text:p>
          </table:table-cell>
          <table:table-cell table:style-name="ce19" table:formula="of:=[.D15]*12.5*[.AT$36]/(30)" office:value-type="float" office:value="0.1875" calcext:value-type="float">
            <text:p>0.188</text:p>
          </table:table-cell>
          <table:table-cell table:style-name="ce19" table:formula="of:=125*[.D15]*[.AW$30]" office:value-type="float" office:value="116.015625" calcext:value-type="float">
            <text:p>116.016</text:p>
          </table:table-cell>
          <table:table-cell table:style-name="ce19" table:formula="of:=1000*[.D15]*[.AW$30]/(3)" office:value-type="float" office:value="309.375" calcext:value-type="float">
            <text:p>309.375</text:p>
          </table:table-cell>
          <table:table-cell table:style-name="ce19" table:formula="of:=[.D15]/(2*[.AY$30])" office:value-type="float" office:value="216" calcext:value-type="float">
            <text:p>216.000</text:p>
          </table:table-cell>
          <table:table-cell table:style-name="ce19" table:formula="of:=[.D15]*[.AZ$30]/2" office:value-type="float" office:value="0.15" calcext:value-type="float">
            <text:p>0.150</text:p>
          </table:table-cell>
          <table:table-cell table:style-name="ce19" table:formula="of:=[.D15]*2*[.BA$30]" office:value-type="float" office:value="0.72" calcext:value-type="float">
            <text:p>0.720</text:p>
          </table:table-cell>
          <table:table-cell table:style-name="ce19" table:formula="of:=[.D15]*3*[.BB$30]" office:value-type="float" office:value="0.54" calcext:value-type="float">
            <text:p>0.540</text:p>
          </table:table-cell>
          <table:table-cell table:style-name="ce19" table:formula="of:=[.D15]*11*[.BC$30]/15" office:value-type="float" office:value="0.1056" calcext:value-type="float">
            <text:p>0.106</text:p>
          </table:table-cell>
          <table:table-cell table:style-name="ce19" table:formula="of:=[.D15]*11*[.BD$30]/8" office:value-type="float" office:value="0.2475" calcext:value-type="float">
            <text:p>0.248</text:p>
          </table:table-cell>
          <table:table-cell table:style-name="ce19" table:formula="of:=[.D15]*11*[.BE$30]/3" office:value-type="float" office:value="0.160285714285714" calcext:value-type="float">
            <text:p>0.160</text:p>
          </table:table-cell>
          <table:table-cell table:style-name="ce19" table:formula="of:=[.D15]*11*[.BF$30]/5" office:value-type="float" office:value="0.1155" calcext:value-type="float">
            <text:p>0.116</text:p>
          </table:table-cell>
          <table:table-cell table:style-name="ce19" table:formula="of:=[.D15]*11*[.BG$30]/9" office:value-type="float" office:value="0.293333333333333" calcext:value-type="float">
            <text:p>0.293</text:p>
          </table:table-cell>
          <table:table-cell table:style-name="ce19" table:formula="of:=[.D15]*11*[.BH$30]/12" office:value-type="float" office:value="0.165" calcext:value-type="float">
            <text:p>0.165</text:p>
          </table:table-cell>
          <table:table-cell table:style-name="ce19" table:formula="of:=[.D15]*[.BI$30]/(125/12)" office:value-type="float" office:value="0.4608" calcext:value-type="float">
            <text:p>0.461</text:p>
          </table:table-cell>
          <table:table-cell table:style-name="ce19" table:formula="of:=[.D15]*[.BJ$30]/30" office:value-type="float" office:value="0.20944" calcext:value-type="float">
            <text:p>0.209</text:p>
          </table:table-cell>
          <table:table-cell table:style-name="ce19" table:formula="of:=[.D15]*[.BK$30]/7" office:value-type="float" office:value="0.0289285714285714" calcext:value-type="float">
            <text:p>0.029</text:p>
          </table:table-cell>
          <table:table-cell table:style-name="ce19" table:formula="of:=[.D15]*[.BL$30]/8.5" office:value-type="float" office:value="0.0476470588235294" calcext:value-type="float">
            <text:p>0.048</text:p>
          </table:table-cell>
          <table:table-cell table:style-name="ce19" table:formula="of:=[.D15]*[.BM$30]" office:value-type="float" office:value="0.10125" calcext:value-type="float">
            <text:p>0.101</text:p>
          </table:table-cell>
          <table:table-cell table:style-name="ce19" table:formula="of:=[.D15]*[.BN$30]/1.5" office:value-type="float" office:value="0.24" calcext:value-type="float">
            <text:p>0.240</text:p>
          </table:table-cell>
          <table:table-cell table:style-name="ce19" table:formula="of:=[.D15]*[.BO$30]/2" office:value-type="float" office:value="0.195" calcext:value-type="float">
            <text:p>0.195</text:p>
          </table:table-cell>
          <table:table-cell table:style-name="ce19" table:formula="of:=[.D15]*[.BP$30]/4" office:value-type="float" office:value="0.045" calcext:value-type="float">
            <text:p>0.045</text:p>
          </table:table-cell>
          <table:table-cell table:style-name="ce19" table:formula="of:=[.D15]/((16+24)/12)" office:value-type="float" office:value="72" calcext:value-type="float">
            <text:p>72.000</text:p>
          </table:table-cell>
          <table:table-cell table:style-name="ce19" table:formula="of:=[.D15]*2/(30*2000)" office:value-type="float" office:value="0.008" calcext:value-type="float">
            <text:p>0.008</text:p>
          </table:table-cell>
          <table:table-cell table:style-name="ce19" table:formula="of:=[.D15]/((37.5/12)*2000)" office:value-type="float" office:value="0.0384" calcext:value-type="float">
            <text:p>0.038</text:p>
          </table:table-cell>
          <table:table-cell table:style-name="ce19" table:formula="of:=[.D15]*2/((20/9)*2000)" office:value-type="float" office:value="0.108" calcext:value-type="float">
            <text:p>0.108</text:p>
          </table:table-cell>
          <table:table-cell table:style-name="ce19" table:formula="of:=[.AF15]*24*8/(3*25*2000*1000)" office:value-type="float" office:value="12.0068725985772" calcext:value-type="float">
            <text:p>12.007</text:p>
          </table:table-cell>
          <table:table-cell table:style-name="ce19" table:formula="of:=[.D15]*3.5/((3/12)*(20/9)*2000)" office:value-type="float" office:value="0.756" calcext:value-type="float">
            <text:p>0.756</text:p>
          </table:table-cell>
          <table:table-cell table:style-name="ce19" table:formula="of:=[.D15]*2/((2/12)*(20/9)*2000)" office:value-type="float" office:value="0.648" calcext:value-type="float">
            <text:p>0.648</text:p>
          </table:table-cell>
          <table:table-cell table:style-name="ce19" table:formula="of:=[.D15]*2.5/((5/12)*(20/9)*2000)" office:value-type="float" office:value="0.324" calcext:value-type="float">
            <text:p>0.324</text:p>
          </table:table-cell>
          <table:table-cell table:style-name="ce19" table:formula="of:=[.D15]*7/((14/12)*(20/9)*2000)" office:value-type="float" office:value="0.324" calcext:value-type="float">
            <text:p>0.324</text:p>
          </table:table-cell>
          <table:table-cell table:style-name="ce19" table:formula="of:=[.D15]/(4*2)" office:value-type="float" office:value="30" calcext:value-type="float">
            <text:p>30.000</text:p>
          </table:table-cell>
          <table:table-cell table:style-name="ce19" table:formula="of:=[.D15]/(4*5)" office:value-type="float" office:value="12" calcext:value-type="float">
            <text:p>12.000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19" table:formula="of:=[.D15]/40" office:value-type="float" office:value="6" calcext:value-type="float">
            <text:p>6.000</text:p>
          </table:table-cell>
          <table:table-cell table:style-name="ce19" table:formula="of:=[.D15]/40" office:value-type="float" office:value="6" calcext:value-type="float">
            <text:p>6.000</text:p>
          </table:table-cell>
          <table:table-cell table:style-name="ce19" table:formula="of:=[.D15]/20" office:value-type="float" office:value="12" calcext:value-type="float">
            <text:p>12.000</text:p>
          </table:table-cell>
          <table:table-cell table:style-name="ce19" table:formula="of:=[.D15]*8.3454*32/2000" office:value-type="float" office:value="32.046336" calcext:value-type="float">
            <text:p>32.046</text:p>
          </table:table-cell>
          <table:table-cell table:style-name="ce19" table:formula="of:=[.D15]*50*2/(3*2000)" office:value-type="float" office:value="4" calcext:value-type="float">
            <text:p>4.000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19" table:formula="of:=IF(NOT([.CH15]=0.001);0.006*[.D15]/3;0.001)" office:value-type="float" office:value="0.001" calcext:value-type="float">
            <text:p>0.001</text:p>
          </table:table-cell>
          <table:table-cell table:style-name="ce19" table:formula="of:=IF(NOT([.CH15]=0.001);0.7*[.D15]/3;0.001)" office:value-type="float" office:value="0.001" calcext:value-type="float">
            <text:p>0.001</text:p>
          </table:table-cell>
          <table:table-cell table:style-name="ce19" table:formula="of:=IF(NOT([.CH15]=0.001);0.65*[.D15]/3;0.001)" office:value-type="float" office:value="0.001" calcext:value-type="float">
            <text:p>0.001</text:p>
          </table:table-cell>
          <table:table-cell table:style-name="ce19" table:formula="of:=IF(NOT([.CH15]=0.001);0.002*[.D15]/3;0.001)" office:value-type="float" office:value="0.001" calcext:value-type="float">
            <text:p>0.001</text:p>
          </table:table-cell>
          <table:table-cell table:style-name="ce19" table:formula="of:=IF(NOT([.CH15]=0.001);0.001*[.D15]/3;0.001)" office:value-type="float" office:value="0.001" calcext:value-type="float">
            <text:p>0.001</text:p>
          </table:table-cell>
          <table:table-cell table:style-name="ce19" table:formula="of:=[.D15]*3*110/(24*2000)" office:value-type="float" office:value="1.65" calcext:value-type="float">
            <text:p>1.650</text:p>
          </table:table-cell>
          <table:table-cell table:style-name="ce19" table:formula="of:=[.D15]*3*12/(24*2000)" office:value-type="float" office:value="0.18" calcext:value-type="float">
            <text:p>0.180</text:p>
          </table:table-cell>
          <table:table-cell table:style-name="ce19" table:formula="of:=[.D15]*3*1.4/(24*2000)" office:value-type="float" office:value="0.021" calcext:value-type="float">
            <text:p>0.021</text:p>
          </table:table-cell>
          <table:table-cell table:style-name="ce19" table:formula="of:=[.D15]*1600*8.3454/(10*2000)" office:value-type="float" office:value="160.23168" calcext:value-type="float">
            <text:p>160.232</text:p>
          </table:table-cell>
          <table:table-cell table:style-name="ce19" table:formula="of:=[.D15]*2/2000" office:value-type="float" office:value="0.24" calcext:value-type="float">
            <text:p>0.240</text:p>
          </table:table-cell>
          <table:table-cell table:style-name="ce19" table:formula="of:=[.D15]*2*30/2000" office:value-type="float" office:value="7.2" calcext:value-type="float">
            <text:p>7.200</text:p>
          </table:table-cell>
          <table:table-cell table:number-columns-repeated="2" table:style-name="ce19" office:value-type="float" office:value="0.001" calcext:value-type="float">
            <text:p>0.001</text:p>
          </table:table-cell>
          <table:table-cell table:style-name="ce19" table:formula="of:=[.CQ15]*0.9" office:value-type="float" office:value="144.208512" calcext:value-type="float">
            <text:p>144.209</text:p>
          </table:table-cell>
          <table:table-cell table:style-name="ce19" table:formula="of:=2.5*[.D15]/(60*2000)" office:value-type="float" office:value="0.005" calcext:value-type="float">
            <text:p>0.005</text:p>
          </table:table-cell>
          <table:table-cell table:style-name="ce19" table:formula="of:=[.D15]*2.5*55/2000" office:value-type="float" office:value="16.5" calcext:value-type="float">
            <text:p>16.500</text:p>
          </table:table-cell>
          <table:table-cell table:style-name="ce19" table:formula="of:=[.D15]*2.5*1.25*0.5/2000" office:value-type="float" office:value="0.1875" calcext:value-type="float">
            <text:p>0.188</text:p>
          </table:table-cell>
          <table:table-cell table:style-name="ce19" table:formula="of:=[.D15]*2*20/2000" office:value-type="float" office:value="4.8" calcext:value-type="float">
            <text:p>4.800</text:p>
          </table:table-cell>
          <table:table-cell table:style-name="ce19" table:formula="of:=IF([.B15]=&quot;Mts&quot;;[.D15]*0.005;0.001)" office:value-type="float" office:value="0.001" calcext:value-type="float">
            <text:p>0.001</text:p>
          </table:table-cell>
          <table:table-cell table:style-name="ce19" table:formula="of:=IF([.B15]=&quot;Mts&quot;;[.D15]*0.01;0.001)" office:value-type="float" office:value="0.001" calcext:value-type="float">
            <text:p>0.001</text:p>
          </table:table-cell>
          <table:table-cell table:style-name="ce19" table:formula="of:=[.D15]*0.02*12/(3*2000)" office:value-type="float" office:value="0.0096" calcext:value-type="float">
            <text:p>0.010</text:p>
          </table:table-cell>
          <table:table-cell table:style-name="ce19" table:formula="of:=[.D15]*0.5*12/(5*2000)" office:value-type="float" office:value="0.144" calcext:value-type="float">
            <text:p>0.144</text:p>
          </table:table-cell>
          <table:table-cell table:style-name="ce19" table:formula="of:=[.D15]*6*25/2000" office:value-type="float" office:value="18" calcext:value-type="float">
            <text:p>18.000</text:p>
          </table:table-cell>
          <table:table-cell table:style-name="ce19" table:number-columns-repeated="915"/>
        </table:table-row>
        <table:table-row table:style-name="ro1">
          <table:table-cell office:value-type="string" calcext:value-type="string">
            <text:p>Mechansa</text:p>
          </table:table-cell>
          <table:table-cell office:value-type="string" calcext:value-type="string">
            <text:p>Jungle</text:p>
          </table:table-cell>
          <table:table-cell office:value-type="float" office:value="115" calcext:value-type="float">
            <text:p>115</text:p>
          </table:table-cell>
          <table:table-cell table:formula="of:=IF([.B16]=&quot;Taiga&quot;;265;IF([.B16]=&quot;Mts&quot;;265;IF([.B16]=&quot;Temp&quot;;230;IF([.B16]=&quot;Steppe&quot;;265;IF([.B16]=&quot;Jungle&quot;;180;IF([.B16]=&quot;Sav&quot;;240;IF([.B16]=&quot;Medi&quot;;230;0)))))))"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9" table:formula="of:=IF([.B16]=&quot;Taiga&quot;;0.43;IF([.B16]=&quot;Mts&quot;;0.21;IF([.B16]=&quot;Temp&quot;;0.64;IF([.B16]=&quot;Steppe&quot;;0.57;IF([.B16]=&quot;Jungle&quot;;0.43;IF([.B16]=&quot;Sav&quot;;0.57;IF([.B16]=&quot;Medi&quot;;0.43;0)))))))" office:value-type="float" office:value="0.43" calcext:value-type="float">
            <text:p>0.430</text:p>
          </table:table-cell>
          <table:table-cell table:style-name="ce19" table:formula="of:=IF([.B16]=&quot;Taiga&quot;;0.43;IF([.B16]=&quot;Mts&quot;;0.8;IF([.B16]=&quot;Temp&quot;;0.64;IF([.B16]=&quot;Steppe&quot;;0.8;IF([.B16]=&quot;Jungle&quot;;0.43;IF([.B16]=&quot;Sav&quot;;0.8;IF([.B16]=&quot;Medi&quot;;0.6;0)))))))" office:value-type="float" office:value="0.43" calcext:value-type="float">
            <text:p>0.430</text:p>
          </table:table-cell>
          <table:table-cell table:style-name="ce19" table:formula="of:=IF([.B16]=&quot;Taiga&quot;;528;IF([.B16]=&quot;Mts&quot;;855.27;IF([.B16]=&quot;Temp&quot;;565.94;IF([.B16]=&quot;Steppe&quot;;551.72;IF([.B16]=&quot;Jungle&quot;;575.43;IF([.B16]=&quot;Sav&quot;;599.15;IF([.B16]=&quot;Medi&quot;;564.36;0)))))))" office:value-type="float" office:value="575.43" calcext:value-type="float">
            <text:p>575.430</text:p>
          </table:table-cell>
          <table:table-cell table:style-name="ce19" table:formula="of:=IF([.B16]=&quot;Taiga&quot;;2608.19;IF([.B16]=&quot;Mts&quot;;2100;IF([.B16]=&quot;Temp&quot;;2976.19;IF([.B16]=&quot;Steppe&quot;;2450.48;IF([.B16]=&quot;Jungle&quot;;2135.05;IF([.B16]=&quot;Sav&quot;;2310.29;IF([.B16]=&quot;Medi&quot;;2485.52;0)))))))" office:value-type="float" office:value="2135.05" calcext:value-type="float">
            <text:p>2,135.050</text:p>
          </table:table-cell>
          <table:table-cell table:style-name="ce19" table:formula="of:=IF([.B16]=&quot;Taiga&quot;;500.54;IF([.B16]=&quot;Mts&quot;;360;IF([.B16]=&quot;Temp&quot;;570.81;IF([.B16]=&quot;Steppe&quot;;441.95;IF([.B16]=&quot;Jungle&quot;;486.49;IF([.B16]=&quot;Sav&quot;;518.92;IF([.B16]=&quot;Medi&quot;;640;0)))))))" office:value-type="float" office:value="486.49" calcext:value-type="float">
            <text:p>486.490</text:p>
          </table:table-cell>
          <table:table-cell table:style-name="ce19" table:formula="of:=IF([.B16]=&quot;Taiga&quot;;2003.09;IF([.B16]=&quot;Mts&quot;;1612.8;IF([.B16]=&quot;Temp&quot;;2285.71;IF([.B16]=&quot;Steppe&quot;;1881.97;IF([.B16]=&quot;Jungle&quot;;1639.72;IF([.B16]=&quot;Sav&quot;;1774.3;IF([.B16]=&quot;Medi&quot;;1908.88;0)))))))" office:value-type="float" office:value="1639.72" calcext:value-type="float">
            <text:p>1,639.720</text:p>
          </table:table-cell>
          <table:table-cell table:style-name="ce19" table:formula="of:=IF([.B16]=&quot;Taiga&quot;;260.82;IF([.B16]=&quot;Mts&quot;;210;IF([.B16]=&quot;Temp&quot;;297.62;IF([.B16]=&quot;Steppe&quot;;245.05;IF([.B16]=&quot;Jungle&quot;;213.5;IF([.B16]=&quot;Sav&quot;;231.03;IF([.B16]=&quot;Medi&quot;;248.55;0)))))))" office:value-type="float" office:value="213.5" calcext:value-type="float">
            <text:p>213.500</text:p>
          </table:table-cell>
          <table:table-cell table:style-name="ce19" table:formula="of:=IF([.B16]=&quot;Taiga&quot;;250;IF([.B16]=&quot;Mts&quot;;640;IF([.B16]=&quot;Temp&quot;;295.2174;IF([.B16]=&quot;Steppe&quot;;278.2609;IF([.B16]=&quot;Jungle&quot;;306.5217;IF([.B16]=&quot;Sav&quot;;334.7826;IF([.B16]=&quot;Medi&quot;;293.3333;0)))))))" office:value-type="float" office:value="306.5217" calcext:value-type="float">
            <text:p>306.522</text:p>
          </table:table-cell>
          <table:table-cell table:style-name="ce19" table:formula="of:=IF([.B16]=&quot;Taiga&quot;;1491.9691;IF([.B16]=&quot;Mts&quot;;980;IF([.B16]=&quot;Temp&quot;;1747.9537;IF([.B16]=&quot;Steppe&quot;;1278.5174;IF([.B16]=&quot;Jungle&quot;;1440.7722;IF([.B16]=&quot;Sav&quot;;1558.9189;IF([.B16]=&quot;Medi&quot;;2000;0)))))))" office:value-type="float" office:value="1440.7722" calcext:value-type="float">
            <text:p>1,440.772</text:p>
          </table:table-cell>
          <table:table-cell table:style-name="ce19" table:formula="of:=IF([.B16]=&quot;Taiga&quot;;68.5;IF([.B16]=&quot;Mts&quot;;25;IF([.B16]=&quot;Temp&quot;;100;IF([.B16]=&quot;Steppe&quot;;55;IF([.B16]=&quot;Jungle&quot;;28;IF([.B16]=&quot;Sav&quot;;43;IF([.B16]=&quot;Medi&quot;;58;0)))))))" office:value-type="float" office:value="28" calcext:value-type="float">
            <text:p>28.000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5" office:value-type="string" calcext:value-type="string">
            <text:p>|--|</text:p>
          </table:table-cell>
          <table:table-cell table:style-name="ce19" table:formula="of:=[.C16]*[.F16]*[.G16]*360*640*1393.66125/(2000*1000)" office:value-type="float" office:value="3413.850161976" calcext:value-type="float">
            <text:p>3,413.850</text:p>
          </table:table-cell>
          <table:table-cell table:style-name="ce19" table:formula="of:=[.C16]*[.F16]*[.G16]*[.J16]*640*1393.66125/(2000*1000)" office:value-type="float" office:value="4613.34434805473" calcext:value-type="float">
            <text:p>4,613.344</text:p>
          </table:table-cell>
          <table:table-cell table:style-name="ce19" table:formula="of:=[.T16]*[.J$28]" office:value-type="float" office:value="1537.78144935158" calcext:value-type="float">
            <text:p>1,537.781</text:p>
          </table:table-cell>
          <table:table-cell table:style-name="ce19" table:formula="of:=[.T16]-[.U16]" office:value-type="float" office:value="3075.56289870316" calcext:value-type="float">
            <text:p>3,075.563</text:p>
          </table:table-cell>
          <table:table-cell table:style-name="ce19" table:formula="of:=[.C16]*[.F16]*[.G16]*[.H16]*640*1393.66125/(2000*1000)" office:value-type="float" office:value="5456.75499640514" calcext:value-type="float">
            <text:p>5,456.755</text:p>
          </table:table-cell>
          <table:table-cell table:style-name="ce19" table:formula="of:=[.W16]*[.H$28]" office:value-type="float" office:value="1488.20590811049" calcext:value-type="float">
            <text:p>1,488.206</text:p>
          </table:table-cell>
          <table:table-cell table:style-name="ce19" table:formula="of:=[.W16]-[.X16]" office:value-type="float" office:value="3968.54908829465" calcext:value-type="float">
            <text:p>3,968.549</text:p>
          </table:table-cell>
          <table:table-cell table:style-name="ce19" table:formula="of:=[.C16]*[.F16]*[.G16]*[.M16]*640*1393.66125/(2000*1000)" office:value-type="float" office:value="2906.71987553933" calcext:value-type="float">
            <text:p>2,906.720</text:p>
          </table:table-cell>
          <table:table-cell table:style-name="ce19" table:formula="of:=[.C16]*[.F16]*[.G16]*[.N16]*640*1393.66125/(2000*1000)" office:value-type="float" office:value="13662.7233565014" calcext:value-type="float">
            <text:p>13,662.723</text:p>
          </table:table-cell>
          <table:table-cell table:style-name="ce19" table:formula="of:=[.C16]*[.F16]*[.G16]*[.O16]*640*1393.66125/(2000*1000)" office:value-type="float" office:value="265.5216792648" calcext:value-type="float">
            <text:p>265.522</text:p>
          </table:table-cell>
          <table:table-cell table:style-name="ce19" table:formula="of:=[.C16]*[.P16]*640*1393.66125/(2000*1000)" office:value-type="float" office:value="1.923252525" calcext:value-type="float">
            <text:p>1.923</text:p>
          </table:table-cell>
          <table:table-cell table:style-name="ce19" table:formula="of:=[.C16]*[.Q16]*640*1393.66125/(2000*1000)" office:value-type="float" office:value="1.923252525" calcext:value-type="float">
            <text:p>1.923</text:p>
          </table:table-cell>
          <table:table-cell table:style-name="ce19" table:formula="of:=[.C16]*[.F16]*[.G16]*6*[.J16]*640*1393.66125/(18*365)" office:value-type="float" office:value="8426199.7224744" calcext:value-type="float">
            <text:p>8,426,199.722</text:p>
          </table:table-cell>
          <table:table-cell table:style-name="ce19" table:formula="of:=[.C16]*[.F16]*[.G16]*[.J16]*640*1393.66125/(18*100)" office:value-type="float" office:value="5125938.16450526" calcext:value-type="float">
            <text:p>5,125,938.165</text:p>
          </table:table-cell>
          <table:table-cell table:style-name="ce19" table:formula="of:=[.C16]*[.F16]*[.G16]*[.J16]*640*1393.66125/520" office:value-type="float" office:value="17743632.1079028" calcext:value-type="float">
            <text:p>17,743,632.108</text:p>
          </table:table-cell>
          <table:table-cell table:style-name="ce19" table:formula="of:=[.C16]*[.F16]*[.G16]*[.K16]*640*1393.66125/(2000*1000)" office:value-type="float" office:value="15549.3288544314" calcext:value-type="float">
            <text:p>15,549.329</text:p>
          </table:table-cell>
          <table:table-cell table:style-name="ce19" table:formula="of:=3*12*[.D16]/5" office:value-type="float" office:value="1296" calcext:value-type="float">
            <text:p>1,296.000</text:p>
          </table:table-cell>
          <table:table-cell table:style-name="ce19" table:formula="of:=1.5*[.D16]*750/(2000*15)" office:value-type="float" office:value="6.75" calcext:value-type="float">
            <text:p>6.750</text:p>
          </table:table-cell>
          <table:table-cell table:style-name="ce19" table:formula="of:=66*10*[.D16]/(2000*6)" office:value-type="float" office:value="9.9" calcext:value-type="float">
            <text:p>9.900</text:p>
          </table:table-cell>
          <table:table-cell table:style-name="ce19" table:formula="of:=[.AE16]*365/1000" office:value-type="float" office:value="3075562.89870316" calcext:value-type="float">
            <text:p>3,075,562.899</text:p>
          </table:table-cell>
          <table:table-cell table:style-name="ce19" table:formula="of:=[.AF16]*24*238/(3*25*2000*1000)" office:value-type="float" office:value="195.19572530436" calcext:value-type="float">
            <text:p>195.196</text:p>
          </table:table-cell>
          <table:table-cell table:style-name="ce19" table:formula="of:=[.AG16]*40*0.7*52/(6*1000*2000)" office:value-type="float" office:value="2152.89402909221" calcext:value-type="float">
            <text:p>2,152.894</text:p>
          </table:table-cell>
          <table:table-cell table:style-name="ce19" table:formula="of:=[.AG16]*120*2/(16*1000*2000)" office:value-type="float" office:value="133.077240809271" calcext:value-type="float">
            <text:p>133.077</text:p>
          </table:table-cell>
          <table:table-cell table:style-name="ce19" table:formula="of:=[.AH16]*3.25*8.34/(48)" office:value-type="float" office:value="8780.5116374867" calcext:value-type="float">
            <text:p>8,780.512</text:p>
          </table:table-cell>
          <table:table-cell table:style-name="ce19" table:formula="of:=[.AH16]*25*8.34/(4*48)" office:value-type="float" office:value="16885.599302859" calcext:value-type="float">
            <text:p>16,885.599</text:p>
          </table:table-cell>
          <table:table-cell table:style-name="ce19" table:formula="of:=[.C16]*[.F16]*[.G16]*[.L16]*640*1393.66125/(2000*1000)" office:value-type="float" office:value="2024.6028043941" calcext:value-type="float">
            <text:p>2,024.603</text:p>
          </table:table-cell>
          <table:table-cell table:style-name="ce19" table:formula="of:=[.AF16]*600*6/(90*1000*2000)" office:value-type="float" office:value="102.518763290105" calcext:value-type="float">
            <text:p>102.519</text:p>
          </table:table-cell>
          <table:table-cell table:style-name="ce19" table:formula="of:=IF([.B16]=&quot;Taiga&quot;;236.2;IF([.B16]=&quot;Mts&quot;;10;IF([.B16]=&quot;Temp&quot;;400;IF([.B16]=&quot;Steppe&quot;;25;IF([.B16]=&quot;Jungle&quot;;400;IF([.B16]=&quot;Sav&quot;;103.6;IF([.B16]=&quot;Medi&quot;;181.6;0)))))))*[.D16]*[.AT$36]" office:value-type="float" office:value="135" calcext:value-type="float">
            <text:p>135.000</text:p>
          </table:table-cell>
          <table:table-cell table:style-name="ce19" table:formula="of:=INDEX([$Tech.$F$3:$Tech.$F$13];MATCH([.E16];[$Tech.$E$3:$Tech.$E$13];1))*[.D16]*[.AT$36]/365" office:value-type="float" office:value="33.75" calcext:value-type="float">
            <text:p>33.750</text:p>
          </table:table-cell>
          <table:table-cell table:style-name="ce19" table:formula="of:=[.D16]*12.5*[.AT$36]/(30)" office:value-type="float" office:value="0.140625" calcext:value-type="float">
            <text:p>0.141</text:p>
          </table:table-cell>
          <table:table-cell table:style-name="ce19" table:formula="of:=125*[.D16]*[.AW$30]" office:value-type="float" office:value="87.01171875" calcext:value-type="float">
            <text:p>87.012</text:p>
          </table:table-cell>
          <table:table-cell table:style-name="ce19" table:formula="of:=1000*[.D16]*[.AW$30]/(3)" office:value-type="float" office:value="232.03125" calcext:value-type="float">
            <text:p>232.031</text:p>
          </table:table-cell>
          <table:table-cell table:style-name="ce19" table:formula="of:=[.D16]/(2*[.AY$30])" office:value-type="float" office:value="162" calcext:value-type="float">
            <text:p>162.000</text:p>
          </table:table-cell>
          <table:table-cell table:style-name="ce19" table:formula="of:=[.D16]*[.AZ$30]/2" office:value-type="float" office:value="0.1125" calcext:value-type="float">
            <text:p>0.113</text:p>
          </table:table-cell>
          <table:table-cell table:style-name="ce19" table:formula="of:=[.D16]*2*[.BA$30]" office:value-type="float" office:value="0.54" calcext:value-type="float">
            <text:p>0.540</text:p>
          </table:table-cell>
          <table:table-cell table:style-name="ce19" table:formula="of:=[.D16]*3*[.BB$30]" office:value-type="float" office:value="0.405" calcext:value-type="float">
            <text:p>0.405</text:p>
          </table:table-cell>
          <table:table-cell table:style-name="ce19" table:formula="of:=[.D16]*11*[.BC$30]/15" office:value-type="float" office:value="0.0792" calcext:value-type="float">
            <text:p>0.079</text:p>
          </table:table-cell>
          <table:table-cell table:style-name="ce19" table:formula="of:=[.D16]*11*[.BD$30]/8" office:value-type="float" office:value="0.185625" calcext:value-type="float">
            <text:p>0.186</text:p>
          </table:table-cell>
          <table:table-cell table:style-name="ce19" table:formula="of:=[.D16]*11*[.BE$30]/3" office:value-type="float" office:value="0.120214285714286" calcext:value-type="float">
            <text:p>0.120</text:p>
          </table:table-cell>
          <table:table-cell table:style-name="ce19" table:formula="of:=[.D16]*11*[.BF$30]/5" office:value-type="float" office:value="0.086625" calcext:value-type="float">
            <text:p>0.087</text:p>
          </table:table-cell>
          <table:table-cell table:style-name="ce19" table:formula="of:=[.D16]*11*[.BG$30]/9" office:value-type="float" office:value="0.22" calcext:value-type="float">
            <text:p>0.220</text:p>
          </table:table-cell>
          <table:table-cell table:style-name="ce19" table:formula="of:=[.D16]*11*[.BH$30]/12" office:value-type="float" office:value="0.12375" calcext:value-type="float">
            <text:p>0.124</text:p>
          </table:table-cell>
          <table:table-cell table:style-name="ce19" table:formula="of:=[.D16]*[.BI$30]/(125/12)" office:value-type="float" office:value="0.3456" calcext:value-type="float">
            <text:p>0.346</text:p>
          </table:table-cell>
          <table:table-cell table:style-name="ce19" table:formula="of:=[.D16]*[.BJ$30]/30" office:value-type="float" office:value="0.15708" calcext:value-type="float">
            <text:p>0.157</text:p>
          </table:table-cell>
          <table:table-cell table:style-name="ce19" table:formula="of:=[.D16]*[.BK$30]/7" office:value-type="float" office:value="0.0216964285714286" calcext:value-type="float">
            <text:p>0.022</text:p>
          </table:table-cell>
          <table:table-cell table:style-name="ce19" table:formula="of:=[.D16]*[.BL$30]/8.5" office:value-type="float" office:value="0.0357352941176471" calcext:value-type="float">
            <text:p>0.036</text:p>
          </table:table-cell>
          <table:table-cell table:style-name="ce19" table:formula="of:=[.D16]*[.BM$30]" office:value-type="float" office:value="0.0759375" calcext:value-type="float">
            <text:p>0.076</text:p>
          </table:table-cell>
          <table:table-cell table:style-name="ce19" table:formula="of:=[.D16]*[.BN$30]/1.5" office:value-type="float" office:value="0.18" calcext:value-type="float">
            <text:p>0.180</text:p>
          </table:table-cell>
          <table:table-cell table:style-name="ce19" table:formula="of:=[.D16]*[.BO$30]/2" office:value-type="float" office:value="0.14625" calcext:value-type="float">
            <text:p>0.146</text:p>
          </table:table-cell>
          <table:table-cell table:style-name="ce19" table:formula="of:=[.D16]*[.BP$30]/4" office:value-type="float" office:value="0.03375" calcext:value-type="float">
            <text:p>0.034</text:p>
          </table:table-cell>
          <table:table-cell table:style-name="ce19" table:formula="of:=[.D16]/((16+24)/12)" office:value-type="float" office:value="54" calcext:value-type="float">
            <text:p>54.000</text:p>
          </table:table-cell>
          <table:table-cell table:style-name="ce19" table:formula="of:=[.D16]*2/(30*2000)" office:value-type="float" office:value="0.006" calcext:value-type="float">
            <text:p>0.006</text:p>
          </table:table-cell>
          <table:table-cell table:style-name="ce19" table:formula="of:=[.D16]/((37.5/12)*2000)" office:value-type="float" office:value="0.0288" calcext:value-type="float">
            <text:p>0.029</text:p>
          </table:table-cell>
          <table:table-cell table:style-name="ce19" table:formula="of:=[.D16]*2/((20/9)*2000)" office:value-type="float" office:value="0.081" calcext:value-type="float">
            <text:p>0.081</text:p>
          </table:table-cell>
          <table:table-cell table:style-name="ce19" table:formula="of:=[.AF16]*24*8/(3*25*2000*1000)" office:value-type="float" office:value="6.56120085056673" calcext:value-type="float">
            <text:p>6.561</text:p>
          </table:table-cell>
          <table:table-cell table:style-name="ce19" table:formula="of:=[.D16]*3.5/((3/12)*(20/9)*2000)" office:value-type="float" office:value="0.567" calcext:value-type="float">
            <text:p>0.567</text:p>
          </table:table-cell>
          <table:table-cell table:style-name="ce19" table:formula="of:=[.D16]*2/((2/12)*(20/9)*2000)" office:value-type="float" office:value="0.486" calcext:value-type="float">
            <text:p>0.486</text:p>
          </table:table-cell>
          <table:table-cell table:style-name="ce19" table:formula="of:=[.D16]*2.5/((5/12)*(20/9)*2000)" office:value-type="float" office:value="0.243" calcext:value-type="float">
            <text:p>0.243</text:p>
          </table:table-cell>
          <table:table-cell table:style-name="ce19" table:formula="of:=[.D16]*7/((14/12)*(20/9)*2000)" office:value-type="float" office:value="0.243" calcext:value-type="float">
            <text:p>0.243</text:p>
          </table:table-cell>
          <table:table-cell table:style-name="ce19" table:formula="of:=[.D16]/(4*2)" office:value-type="float" office:value="22.5" calcext:value-type="float">
            <text:p>22.500</text:p>
          </table:table-cell>
          <table:table-cell table:style-name="ce19" table:formula="of:=[.D16]/(4*5)" office:value-type="float" office:value="9" calcext:value-type="float">
            <text:p>9.000</text:p>
          </table:table-cell>
          <table:table-cell table:style-name="ce19" table:formula="of:=[.D16]/40" office:value-type="float" office:value="4.5" calcext:value-type="float">
            <text:p>4.500</text:p>
          </table:table-cell>
          <table:table-cell table:style-name="ce19" table:formula="of:=[.D16]/40" office:value-type="float" office:value="4.5" calcext:value-type="float">
            <text:p>4.500</text:p>
          </table:table-cell>
          <table:table-cell table:style-name="ce19" table:formula="of:=[.D16]/40" office:value-type="float" office:value="4.5" calcext:value-type="float">
            <text:p>4.500</text:p>
          </table:table-cell>
          <table:table-cell table:style-name="ce19" table:formula="of:=[.D16]/20" office:value-type="float" office:value="9" calcext:value-type="float">
            <text:p>9.000</text:p>
          </table:table-cell>
          <table:table-cell table:style-name="ce19" table:formula="of:=[.D16]*8.3454*32/2000" office:value-type="float" office:value="24.034752" calcext:value-type="float">
            <text:p>24.035</text:p>
          </table:table-cell>
          <table:table-cell table:style-name="ce19" table:formula="of:=[.D16]*50*2/(3*2000)" office:value-type="float" office:value="3" calcext:value-type="float">
            <text:p>3.000</text:p>
          </table:table-cell>
          <table:table-cell table:style-name="ce19" table:formula="of:=[.D16]*50/2000" office:value-type="float" office:value="4.5" calcext:value-type="float">
            <text:p>4.500</text:p>
          </table:table-cell>
          <table:table-cell table:style-name="ce19" table:formula="of:=IF(NOT([.CH16]=0.001);0.006*[.D16]/3;0.001)" office:value-type="float" office:value="0.36" calcext:value-type="float">
            <text:p>0.360</text:p>
          </table:table-cell>
          <table:table-cell table:style-name="ce19" table:formula="of:=IF(NOT([.CH16]=0.001);0.7*[.D16]/3;0.001)" office:value-type="float" office:value="42" calcext:value-type="float">
            <text:p>42.000</text:p>
          </table:table-cell>
          <table:table-cell table:style-name="ce19" table:formula="of:=IF(NOT([.CH16]=0.001);0.65*[.D16]/3;0.001)" office:value-type="float" office:value="39" calcext:value-type="float">
            <text:p>39.000</text:p>
          </table:table-cell>
          <table:table-cell table:style-name="ce19" table:formula="of:=IF(NOT([.CH16]=0.001);0.002*[.D16]/3;0.001)" office:value-type="float" office:value="0.12" calcext:value-type="float">
            <text:p>0.120</text:p>
          </table:table-cell>
          <table:table-cell table:style-name="ce19" table:formula="of:=IF(NOT([.CH16]=0.001);0.001*[.D16]/3;0.001)" office:value-type="float" office:value="0.06" calcext:value-type="float">
            <text:p>0.060</text:p>
          </table:table-cell>
          <table:table-cell table:style-name="ce19" table:formula="of:=[.D16]*3*110/(24*2000)" office:value-type="float" office:value="1.2375" calcext:value-type="float">
            <text:p>1.238</text:p>
          </table:table-cell>
          <table:table-cell table:style-name="ce19" table:formula="of:=[.D16]*3*12/(24*2000)" office:value-type="float" office:value="0.135" calcext:value-type="float">
            <text:p>0.135</text:p>
          </table:table-cell>
          <table:table-cell table:style-name="ce19" table:formula="of:=[.D16]*3*1.4/(24*2000)" office:value-type="float" office:value="0.01575" calcext:value-type="float">
            <text:p>0.016</text:p>
          </table:table-cell>
          <table:table-cell table:style-name="ce19" table:formula="of:=[.D16]*1600*8.3454/(10*2000)" office:value-type="float" office:value="120.17376" calcext:value-type="float">
            <text:p>120.174</text:p>
          </table:table-cell>
          <table:table-cell table:style-name="ce19" table:formula="of:=[.D16]*2/2000" office:value-type="float" office:value="0.18" calcext:value-type="float">
            <text:p>0.180</text:p>
          </table:table-cell>
          <table:table-cell table:style-name="ce19" table:formula="of:=[.D16]*2*30/2000" office:value-type="float" office:value="5.4" calcext:value-type="float">
            <text:p>5.400</text:p>
          </table:table-cell>
          <table:table-cell table:style-name="ce19" table:formula="of:=27/4" office:value-type="float" office:value="6.75" calcext:value-type="float">
            <text:p>6.750</text:p>
          </table:table-cell>
          <table:table-cell table:style-name="ce19" table:formula="of:=27/16" office:value-type="float" office:value="1.6875" calcext:value-type="float">
            <text:p>1.688</text:p>
          </table:table-cell>
          <table:table-cell table:style-name="ce19" table:formula="of:=[.CQ16]*0.9" office:value-type="float" office:value="108.156384" calcext:value-type="float">
            <text:p>108.156</text:p>
          </table:table-cell>
          <table:table-cell table:style-name="ce19" table:formula="of:=2.5*[.D16]/(60*2000)" office:value-type="float" office:value="0.00375" calcext:value-type="float">
            <text:p>0.004</text:p>
          </table:table-cell>
          <table:table-cell table:style-name="ce19" table:formula="of:=[.D16]*2.5*55/2000" office:value-type="float" office:value="12.375" calcext:value-type="float">
            <text:p>12.375</text:p>
          </table:table-cell>
          <table:table-cell table:style-name="ce19" table:formula="of:=[.D16]*2.5*1.25*0.5/2000" office:value-type="float" office:value="0.140625" calcext:value-type="float">
            <text:p>0.141</text:p>
          </table:table-cell>
          <table:table-cell table:style-name="ce19" table:formula="of:=[.D16]*2*20/2000" office:value-type="float" office:value="3.6" calcext:value-type="float">
            <text:p>3.600</text:p>
          </table:table-cell>
          <table:table-cell table:style-name="ce19" table:formula="of:=IF([.B16]=&quot;Mts&quot;;[.D16]*0.005;0.001)" office:value-type="float" office:value="0.001" calcext:value-type="float">
            <text:p>0.001</text:p>
          </table:table-cell>
          <table:table-cell table:style-name="ce19" table:formula="of:=IF([.B16]=&quot;Mts&quot;;[.D16]*0.01;0.001)" office:value-type="float" office:value="0.001" calcext:value-type="float">
            <text:p>0.001</text:p>
          </table:table-cell>
          <table:table-cell table:style-name="ce19" table:formula="of:=[.D16]*0.02*12/(3*2000)" office:value-type="float" office:value="0.0072" calcext:value-type="float">
            <text:p>0.007</text:p>
          </table:table-cell>
          <table:table-cell table:style-name="ce19" table:formula="of:=[.D16]*0.5*12/(5*2000)" office:value-type="float" office:value="0.108" calcext:value-type="float">
            <text:p>0.108</text:p>
          </table:table-cell>
          <table:table-cell table:style-name="ce19" table:formula="of:=[.D16]*6*25/2000" office:value-type="float" office:value="13.5" calcext:value-type="float">
            <text:p>13.500</text:p>
          </table:table-cell>
          <table:table-cell table:style-name="ce19" table:number-columns-repeated="915"/>
        </table:table-row>
        <table:table-row table:style-name="ro1">
          <table:table-cell office:value-type="string" calcext:value-type="string">
            <text:p>Vantrokeno</text:p>
          </table:table-cell>
          <table:table-cell office:value-type="string" calcext:value-type="string">
            <text:p>Temp</text:p>
          </table:table-cell>
          <table:table-cell office:value-type="float" office:value="155" calcext:value-type="float">
            <text:p>155</text:p>
          </table:table-cell>
          <table:table-cell table:formula="of:=IF([.B17]=&quot;Taiga&quot;;265;IF([.B17]=&quot;Mts&quot;;265;IF([.B17]=&quot;Temp&quot;;230;IF([.B17]=&quot;Steppe&quot;;265;IF([.B17]=&quot;Jungle&quot;;180;IF([.B17]=&quot;Sav&quot;;240;IF([.B17]=&quot;Medi&quot;;230;0)))))))"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style-name="ce19" table:formula="of:=IF([.B17]=&quot;Taiga&quot;;0.43;IF([.B17]=&quot;Mts&quot;;0.21;IF([.B17]=&quot;Temp&quot;;0.64;IF([.B17]=&quot;Steppe&quot;;0.57;IF([.B17]=&quot;Jungle&quot;;0.43;IF([.B17]=&quot;Sav&quot;;0.57;IF([.B17]=&quot;Medi&quot;;0.43;0)))))))" office:value-type="float" office:value="0.64" calcext:value-type="float">
            <text:p>0.640</text:p>
          </table:table-cell>
          <table:table-cell table:style-name="ce19" table:formula="of:=IF([.B17]=&quot;Taiga&quot;;0.43;IF([.B17]=&quot;Mts&quot;;0.8;IF([.B17]=&quot;Temp&quot;;0.64;IF([.B17]=&quot;Steppe&quot;;0.8;IF([.B17]=&quot;Jungle&quot;;0.43;IF([.B17]=&quot;Sav&quot;;0.8;IF([.B17]=&quot;Medi&quot;;0.6;0)))))))" office:value-type="float" office:value="0.64" calcext:value-type="float">
            <text:p>0.640</text:p>
          </table:table-cell>
          <table:table-cell table:style-name="ce19" table:formula="of:=IF([.B17]=&quot;Taiga&quot;;528;IF([.B17]=&quot;Mts&quot;;855.27;IF([.B17]=&quot;Temp&quot;;565.94;IF([.B17]=&quot;Steppe&quot;;551.72;IF([.B17]=&quot;Jungle&quot;;575.43;IF([.B17]=&quot;Sav&quot;;599.15;IF([.B17]=&quot;Medi&quot;;564.36;0)))))))" office:value-type="float" office:value="565.94" calcext:value-type="float">
            <text:p>565.940</text:p>
          </table:table-cell>
          <table:table-cell table:style-name="ce19" table:formula="of:=IF([.B17]=&quot;Taiga&quot;;2608.19;IF([.B17]=&quot;Mts&quot;;2100;IF([.B17]=&quot;Temp&quot;;2976.19;IF([.B17]=&quot;Steppe&quot;;2450.48;IF([.B17]=&quot;Jungle&quot;;2135.05;IF([.B17]=&quot;Sav&quot;;2310.29;IF([.B17]=&quot;Medi&quot;;2485.52;0)))))))" office:value-type="float" office:value="2976.19" calcext:value-type="float">
            <text:p>2,976.190</text:p>
          </table:table-cell>
          <table:table-cell table:style-name="ce19" table:formula="of:=IF([.B17]=&quot;Taiga&quot;;500.54;IF([.B17]=&quot;Mts&quot;;360;IF([.B17]=&quot;Temp&quot;;570.81;IF([.B17]=&quot;Steppe&quot;;441.95;IF([.B17]=&quot;Jungle&quot;;486.49;IF([.B17]=&quot;Sav&quot;;518.92;IF([.B17]=&quot;Medi&quot;;640;0)))))))" office:value-type="float" office:value="570.81" calcext:value-type="float">
            <text:p>570.810</text:p>
          </table:table-cell>
          <table:table-cell table:style-name="ce19" table:formula="of:=IF([.B17]=&quot;Taiga&quot;;2003.09;IF([.B17]=&quot;Mts&quot;;1612.8;IF([.B17]=&quot;Temp&quot;;2285.71;IF([.B17]=&quot;Steppe&quot;;1881.97;IF([.B17]=&quot;Jungle&quot;;1639.72;IF([.B17]=&quot;Sav&quot;;1774.3;IF([.B17]=&quot;Medi&quot;;1908.88;0)))))))" office:value-type="float" office:value="2285.71" calcext:value-type="float">
            <text:p>2,285.710</text:p>
          </table:table-cell>
          <table:table-cell table:style-name="ce19" table:formula="of:=IF([.B17]=&quot;Taiga&quot;;260.82;IF([.B17]=&quot;Mts&quot;;210;IF([.B17]=&quot;Temp&quot;;297.62;IF([.B17]=&quot;Steppe&quot;;245.05;IF([.B17]=&quot;Jungle&quot;;213.5;IF([.B17]=&quot;Sav&quot;;231.03;IF([.B17]=&quot;Medi&quot;;248.55;0)))))))" office:value-type="float" office:value="297.62" calcext:value-type="float">
            <text:p>297.620</text:p>
          </table:table-cell>
          <table:table-cell table:style-name="ce19" table:formula="of:=IF([.B17]=&quot;Taiga&quot;;250;IF([.B17]=&quot;Mts&quot;;640;IF([.B17]=&quot;Temp&quot;;295.2174;IF([.B17]=&quot;Steppe&quot;;278.2609;IF([.B17]=&quot;Jungle&quot;;306.5217;IF([.B17]=&quot;Sav&quot;;334.7826;IF([.B17]=&quot;Medi&quot;;293.3333;0)))))))" office:value-type="float" office:value="295.2174" calcext:value-type="float">
            <text:p>295.217</text:p>
          </table:table-cell>
          <table:table-cell table:style-name="ce19" table:formula="of:=IF([.B17]=&quot;Taiga&quot;;1491.9691;IF([.B17]=&quot;Mts&quot;;980;IF([.B17]=&quot;Temp&quot;;1747.9537;IF([.B17]=&quot;Steppe&quot;;1278.5174;IF([.B17]=&quot;Jungle&quot;;1440.7722;IF([.B17]=&quot;Sav&quot;;1558.9189;IF([.B17]=&quot;Medi&quot;;2000;0)))))))" office:value-type="float" office:value="1747.9537" calcext:value-type="float">
            <text:p>1,747.954</text:p>
          </table:table-cell>
          <table:table-cell table:style-name="ce19" table:formula="of:=IF([.B17]=&quot;Taiga&quot;;68.5;IF([.B17]=&quot;Mts&quot;;25;IF([.B17]=&quot;Temp&quot;;100;IF([.B17]=&quot;Steppe&quot;;55;IF([.B17]=&quot;Jungle&quot;;28;IF([.B17]=&quot;Sav&quot;;43;IF([.B17]=&quot;Medi&quot;;58;0)))))))" office:value-type="float" office:value="100" calcext:value-type="float">
            <text:p>100.000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5" office:value-type="string" calcext:value-type="string">
            <text:p>|--|</text:p>
          </table:table-cell>
          <table:table-cell table:style-name="ce19" table:formula="of:=[.C17]*[.F17]*[.G17]*360*640*1393.66125/(2000*1000)" office:value-type="float" office:value="10192.984178688" calcext:value-type="float">
            <text:p>10,192.984</text:p>
          </table:table-cell>
          <table:table-cell table:style-name="ce19" table:formula="of:=[.C17]*[.F17]*[.G17]*[.J17]*640*1393.66125/(2000*1000)" office:value-type="float" office:value="16161.825830658" calcext:value-type="float">
            <text:p>16,161.826</text:p>
          </table:table-cell>
          <table:table-cell table:style-name="ce19" table:formula="of:=[.T17]*[.J$28]" office:value-type="float" office:value="5387.27527688602" calcext:value-type="float">
            <text:p>5,387.275</text:p>
          </table:table-cell>
          <table:table-cell table:style-name="ce19" table:formula="of:=[.T17]-[.U17]" office:value-type="float" office:value="10774.550553772" calcext:value-type="float">
            <text:p>10,774.551</text:p>
          </table:table-cell>
          <table:table-cell table:style-name="ce19" table:formula="of:=[.C17]*[.F17]*[.G17]*[.H17]*640*1393.66125/(2000*1000)" office:value-type="float" office:value="16023.9374057964" calcext:value-type="float">
            <text:p>16,023.937</text:p>
          </table:table-cell>
          <table:table-cell table:style-name="ce19" table:formula="of:=[.W17]*[.H$28]" office:value-type="float" office:value="4370.16474703537" calcext:value-type="float">
            <text:p>4,370.165</text:p>
          </table:table-cell>
          <table:table-cell table:style-name="ce19" table:formula="of:=[.W17]-[.X17]" office:value-type="float" office:value="11653.772658761" calcext:value-type="float">
            <text:p>11,653.773</text:p>
          </table:table-cell>
          <table:table-cell table:style-name="ce19" table:formula="of:=[.C17]*[.F17]*[.G17]*[.M17]*640*1393.66125/(2000*1000)" office:value-type="float" office:value="8358.73968742613" calcext:value-type="float">
            <text:p>8,358.740</text:p>
          </table:table-cell>
          <table:table-cell table:style-name="ce19" table:formula="of:=[.C17]*[.F17]*[.G17]*[.N17]*640*1393.66125/(2000*1000)" office:value-type="float" office:value="49491.2900254977" calcext:value-type="float">
            <text:p>49,491.290</text:p>
          </table:table-cell>
          <table:table-cell table:style-name="ce19" table:formula="of:=[.C17]*[.F17]*[.G17]*[.O17]*640*1393.66125/(2000*1000)" office:value-type="float" office:value="2831.38449408" calcext:value-type="float">
            <text:p>2,831.384</text:p>
          </table:table-cell>
          <table:table-cell table:style-name="ce19" table:formula="of:=[.C17]*[.P17]*640*1393.66125/(2000*1000)" office:value-type="float" office:value="2.592209925" calcext:value-type="float">
            <text:p>2.592</text:p>
          </table:table-cell>
          <table:table-cell table:style-name="ce19" table:formula="of:=[.C17]*[.Q17]*640*1393.66125/(2000*1000)" office:value-type="float" office:value="2.592209925" calcext:value-type="float">
            <text:p>2.592</text:p>
          </table:table-cell>
          <table:table-cell table:style-name="ce19" table:formula="of:=[.C17]*[.F17]*[.G17]*6*[.J17]*640*1393.66125/(18*365)" office:value-type="float" office:value="29519316.5856768" calcext:value-type="float">
            <text:p>29,519,316.586</text:p>
          </table:table-cell>
          <table:table-cell table:style-name="ce19" table:formula="of:=[.C17]*[.F17]*[.G17]*[.J17]*640*1393.66125/(18*100)" office:value-type="float" office:value="17957584.2562867" calcext:value-type="float">
            <text:p>17,957,584.256</text:p>
          </table:table-cell>
          <table:table-cell table:style-name="ce19" table:formula="of:=[.C17]*[.F17]*[.G17]*[.J17]*640*1393.66125/520" office:value-type="float" office:value="62160868.579454" calcext:value-type="float">
            <text:p>62,160,868.579</text:p>
          </table:table-cell>
          <table:table-cell table:style-name="ce19" table:formula="of:=[.C17]*[.F17]*[.G17]*[.K17]*640*1393.66125/(2000*1000)" office:value-type="float" office:value="64717.238519636" calcext:value-type="float">
            <text:p>64,717.239</text:p>
          </table:table-cell>
          <table:table-cell table:style-name="ce19" table:formula="of:=3*12*[.D17]/5" office:value-type="float" office:value="1656" calcext:value-type="float">
            <text:p>1,656.000</text:p>
          </table:table-cell>
          <table:table-cell table:style-name="ce19" table:formula="of:=1.5*[.D17]*750/(2000*15)" office:value-type="float" office:value="8.625" calcext:value-type="float">
            <text:p>8.625</text:p>
          </table:table-cell>
          <table:table-cell table:style-name="ce19" table:formula="of:=66*10*[.D17]/(2000*6)" office:value-type="float" office:value="12.65" calcext:value-type="float">
            <text:p>12.650</text:p>
          </table:table-cell>
          <table:table-cell table:style-name="ce19" table:formula="of:=[.AE17]*365/1000" office:value-type="float" office:value="10774550.553772" calcext:value-type="float">
            <text:p>10,774,550.554</text:p>
          </table:table-cell>
          <table:table-cell table:style-name="ce19" table:formula="of:=[.AF17]*24*238/(3*25*2000*1000)" office:value-type="float" office:value="683.824808479398" calcext:value-type="float">
            <text:p>683.825</text:p>
          </table:table-cell>
          <table:table-cell table:style-name="ce19" table:formula="of:=[.AG17]*40*0.7*52/(6*1000*2000)" office:value-type="float" office:value="7542.18538764042" calcext:value-type="float">
            <text:p>7,542.185</text:p>
          </table:table-cell>
          <table:table-cell table:style-name="ce19" table:formula="of:=[.AG17]*120*2/(16*1000*2000)" office:value-type="float" office:value="466.206514345905" calcext:value-type="float">
            <text:p>466.207</text:p>
          </table:table-cell>
          <table:table-cell table:style-name="ce19" table:formula="of:=[.AH17]*3.25*8.34/(48)" office:value-type="float" office:value="36545.0156265569" calcext:value-type="float">
            <text:p>36,545.016</text:p>
          </table:table-cell>
          <table:table-cell table:style-name="ce19" table:formula="of:=[.AH17]*25*8.34/(4*48)" office:value-type="float" office:value="70278.8762049172" calcext:value-type="float">
            <text:p>70,278.876</text:p>
          </table:table-cell>
          <table:table-cell table:style-name="ce19" table:formula="of:=[.C17]*[.F17]*[.G17]*[.L17]*640*1393.66125/(2000*1000)" office:value-type="float" office:value="8426.7665312809" calcext:value-type="float">
            <text:p>8,426.767</text:p>
          </table:table-cell>
          <table:table-cell table:style-name="ce19" table:formula="of:=[.AF17]*600*6/(90*1000*2000)" office:value-type="float" office:value="359.151685125734" calcext:value-type="float">
            <text:p>359.152</text:p>
          </table:table-cell>
          <table:table-cell table:style-name="ce19" table:formula="of:=IF([.B17]=&quot;Taiga&quot;;236.2;IF([.B17]=&quot;Mts&quot;;10;IF([.B17]=&quot;Temp&quot;;400;IF([.B17]=&quot;Steppe&quot;;25;IF([.B17]=&quot;Jungle&quot;;400;IF([.B17]=&quot;Sav&quot;;103.6;IF([.B17]=&quot;Medi&quot;;181.6;0)))))))*[.D17]*[.AT$36]" office:value-type="float" office:value="172.5" calcext:value-type="float">
            <text:p>172.500</text:p>
          </table:table-cell>
          <table:table-cell table:style-name="ce19" table:formula="of:=INDEX([$Tech.$F$3:$Tech.$F$13];MATCH([.E17];[$Tech.$E$3:$Tech.$E$13];1))*[.D17]*[.AT$36]/365" office:value-type="float" office:value="43.125" calcext:value-type="float">
            <text:p>43.125</text:p>
          </table:table-cell>
          <table:table-cell table:style-name="ce19" table:formula="of:=[.D17]*12.5*[.AT$36]/(30)" office:value-type="float" office:value="0.1796875" calcext:value-type="float">
            <text:p>0.180</text:p>
          </table:table-cell>
          <table:table-cell table:style-name="ce19" table:formula="of:=125*[.D17]*[.AW$30]" office:value-type="float" office:value="111.181640625" calcext:value-type="float">
            <text:p>111.182</text:p>
          </table:table-cell>
          <table:table-cell table:style-name="ce19" table:formula="of:=1000*[.D17]*[.AW$30]/(3)" office:value-type="float" office:value="296.484375" calcext:value-type="float">
            <text:p>296.484</text:p>
          </table:table-cell>
          <table:table-cell table:style-name="ce19" table:formula="of:=[.D17]/(2*[.AY$30])" office:value-type="float" office:value="207" calcext:value-type="float">
            <text:p>207.000</text:p>
          </table:table-cell>
          <table:table-cell table:style-name="ce19" table:formula="of:=[.D17]*[.AZ$30]/2" office:value-type="float" office:value="0.14375" calcext:value-type="float">
            <text:p>0.144</text:p>
          </table:table-cell>
          <table:table-cell table:style-name="ce19" table:formula="of:=[.D17]*2*[.BA$30]" office:value-type="float" office:value="0.69" calcext:value-type="float">
            <text:p>0.690</text:p>
          </table:table-cell>
          <table:table-cell table:style-name="ce19" table:formula="of:=[.D17]*3*[.BB$30]" office:value-type="float" office:value="0.5175" calcext:value-type="float">
            <text:p>0.518</text:p>
          </table:table-cell>
          <table:table-cell table:style-name="ce19" table:formula="of:=[.D17]*11*[.BC$30]/15" office:value-type="float" office:value="0.1012" calcext:value-type="float">
            <text:p>0.101</text:p>
          </table:table-cell>
          <table:table-cell table:style-name="ce19" table:formula="of:=[.D17]*11*[.BD$30]/8" office:value-type="float" office:value="0.2371875" calcext:value-type="float">
            <text:p>0.237</text:p>
          </table:table-cell>
          <table:table-cell table:style-name="ce19" table:formula="of:=[.D17]*11*[.BE$30]/3" office:value-type="float" office:value="0.153607142857143" calcext:value-type="float">
            <text:p>0.154</text:p>
          </table:table-cell>
          <table:table-cell table:style-name="ce19" table:formula="of:=[.D17]*11*[.BF$30]/5" office:value-type="float" office:value="0.1106875" calcext:value-type="float">
            <text:p>0.111</text:p>
          </table:table-cell>
          <table:table-cell table:style-name="ce19" table:formula="of:=[.D17]*11*[.BG$30]/9" office:value-type="float" office:value="0.281111111111111" calcext:value-type="float">
            <text:p>0.281</text:p>
          </table:table-cell>
          <table:table-cell table:style-name="ce19" table:formula="of:=[.D17]*11*[.BH$30]/12" office:value-type="float" office:value="0.158125" calcext:value-type="float">
            <text:p>0.158</text:p>
          </table:table-cell>
          <table:table-cell table:style-name="ce19" table:formula="of:=[.D17]*[.BI$30]/(125/12)" office:value-type="float" office:value="0.4416" calcext:value-type="float">
            <text:p>0.442</text:p>
          </table:table-cell>
          <table:table-cell table:style-name="ce19" table:formula="of:=[.D17]*[.BJ$30]/30" office:value-type="float" office:value="0.200713333333333" calcext:value-type="float">
            <text:p>0.201</text:p>
          </table:table-cell>
          <table:table-cell table:style-name="ce19" table:formula="of:=[.D17]*[.BK$30]/7" office:value-type="float" office:value="0.0277232142857143" calcext:value-type="float">
            <text:p>0.028</text:p>
          </table:table-cell>
          <table:table-cell table:style-name="ce19" table:formula="of:=[.D17]*[.BL$30]/8.5" office:value-type="float" office:value="0.0456617647058824" calcext:value-type="float">
            <text:p>0.046</text:p>
          </table:table-cell>
          <table:table-cell table:style-name="ce19" table:formula="of:=[.D17]*[.BM$30]" office:value-type="float" office:value="0.09703125" calcext:value-type="float">
            <text:p>0.097</text:p>
          </table:table-cell>
          <table:table-cell table:style-name="ce19" table:formula="of:=[.D17]*[.BN$30]/1.5" office:value-type="float" office:value="0.23" calcext:value-type="float">
            <text:p>0.230</text:p>
          </table:table-cell>
          <table:table-cell table:style-name="ce19" table:formula="of:=[.D17]*[.BO$30]/2" office:value-type="float" office:value="0.186875" calcext:value-type="float">
            <text:p>0.187</text:p>
          </table:table-cell>
          <table:table-cell table:style-name="ce19" table:formula="of:=[.D17]*[.BP$30]/4" office:value-type="float" office:value="0.043125" calcext:value-type="float">
            <text:p>0.043</text:p>
          </table:table-cell>
          <table:table-cell table:style-name="ce19" table:formula="of:=[.D17]/((16+24)/12)" office:value-type="float" office:value="69" calcext:value-type="float">
            <text:p>69.000</text:p>
          </table:table-cell>
          <table:table-cell table:style-name="ce19" table:formula="of:=[.D17]*2/(30*2000)" office:value-type="float" office:value="0.00766666666666667" calcext:value-type="float">
            <text:p>0.008</text:p>
          </table:table-cell>
          <table:table-cell table:style-name="ce19" table:formula="of:=[.D17]/((37.5/12)*2000)" office:value-type="float" office:value="0.0368" calcext:value-type="float">
            <text:p>0.037</text:p>
          </table:table-cell>
          <table:table-cell table:style-name="ce19" table:formula="of:=[.D17]*2/((20/9)*2000)" office:value-type="float" office:value="0.1035" calcext:value-type="float">
            <text:p>0.104</text:p>
          </table:table-cell>
          <table:table-cell table:style-name="ce19" table:formula="of:=[.AF17]*24*8/(3*25*2000*1000)" office:value-type="float" office:value="22.985707848047" calcext:value-type="float">
            <text:p>22.986</text:p>
          </table:table-cell>
          <table:table-cell table:style-name="ce19" table:formula="of:=[.D17]*3.5/((3/12)*(20/9)*2000)" office:value-type="float" office:value="0.7245" calcext:value-type="float">
            <text:p>0.725</text:p>
          </table:table-cell>
          <table:table-cell table:style-name="ce19" table:formula="of:=[.D17]*2/((2/12)*(20/9)*2000)" office:value-type="float" office:value="0.621" calcext:value-type="float">
            <text:p>0.621</text:p>
          </table:table-cell>
          <table:table-cell table:style-name="ce19" table:formula="of:=[.D17]*2.5/((5/12)*(20/9)*2000)" office:value-type="float" office:value="0.3105" calcext:value-type="float">
            <text:p>0.311</text:p>
          </table:table-cell>
          <table:table-cell table:style-name="ce19" table:formula="of:=[.D17]*7/((14/12)*(20/9)*2000)" office:value-type="float" office:value="0.3105" calcext:value-type="float">
            <text:p>0.311</text:p>
          </table:table-cell>
          <table:table-cell table:style-name="ce19" table:formula="of:=[.D17]/(4*2)" office:value-type="float" office:value="28.75" calcext:value-type="float">
            <text:p>28.750</text:p>
          </table:table-cell>
          <table:table-cell table:style-name="ce19" table:formula="of:=[.D17]/(4*5)" office:value-type="float" office:value="11.5" calcext:value-type="float">
            <text:p>11.500</text:p>
          </table:table-cell>
          <table:table-cell table:style-name="ce19" table:formula="of:=[.D17]/40" office:value-type="float" office:value="5.75" calcext:value-type="float">
            <text:p>5.750</text:p>
          </table:table-cell>
          <table:table-cell table:style-name="ce19" table:formula="of:=[.D17]/40" office:value-type="float" office:value="5.75" calcext:value-type="float">
            <text:p>5.750</text:p>
          </table:table-cell>
          <table:table-cell table:style-name="ce19" table:formula="of:=[.D17]/40" office:value-type="float" office:value="5.75" calcext:value-type="float">
            <text:p>5.750</text:p>
          </table:table-cell>
          <table:table-cell table:style-name="ce19" table:formula="of:=[.D17]/20" office:value-type="float" office:value="11.5" calcext:value-type="float">
            <text:p>11.500</text:p>
          </table:table-cell>
          <table:table-cell table:style-name="ce19" table:formula="of:=[.D17]*8.3454*32/2000" office:value-type="float" office:value="30.711072" calcext:value-type="float">
            <text:p>30.711</text:p>
          </table:table-cell>
          <table:table-cell table:style-name="ce19" table:formula="of:=[.D17]*50*2/(3*2000)" office:value-type="float" office:value="3.83333333333333" calcext:value-type="float">
            <text:p>3.833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19" table:formula="of:=IF(NOT([.CH17]=0.001);0.006*[.D17]/3;0.001)" office:value-type="float" office:value="0.001" calcext:value-type="float">
            <text:p>0.001</text:p>
          </table:table-cell>
          <table:table-cell table:style-name="ce19" table:formula="of:=IF(NOT([.CH17]=0.001);0.7*[.D17]/3;0.001)" office:value-type="float" office:value="0.001" calcext:value-type="float">
            <text:p>0.001</text:p>
          </table:table-cell>
          <table:table-cell table:style-name="ce19" table:formula="of:=IF(NOT([.CH17]=0.001);0.65*[.D17]/3;0.001)" office:value-type="float" office:value="0.001" calcext:value-type="float">
            <text:p>0.001</text:p>
          </table:table-cell>
          <table:table-cell table:style-name="ce19" table:formula="of:=IF(NOT([.CH17]=0.001);0.002*[.D17]/3;0.001)" office:value-type="float" office:value="0.001" calcext:value-type="float">
            <text:p>0.001</text:p>
          </table:table-cell>
          <table:table-cell table:style-name="ce19" table:formula="of:=IF(NOT([.CH17]=0.001);0.001*[.D17]/3;0.001)" office:value-type="float" office:value="0.001" calcext:value-type="float">
            <text:p>0.001</text:p>
          </table:table-cell>
          <table:table-cell table:style-name="ce19" table:formula="of:=[.D17]*3*110/(24*2000)" office:value-type="float" office:value="1.58125" calcext:value-type="float">
            <text:p>1.581</text:p>
          </table:table-cell>
          <table:table-cell table:style-name="ce19" table:formula="of:=[.D17]*3*12/(24*2000)" office:value-type="float" office:value="0.1725" calcext:value-type="float">
            <text:p>0.173</text:p>
          </table:table-cell>
          <table:table-cell table:style-name="ce19" table:formula="of:=[.D17]*3*1.4/(24*2000)" office:value-type="float" office:value="0.020125" calcext:value-type="float">
            <text:p>0.020</text:p>
          </table:table-cell>
          <table:table-cell table:style-name="ce19" table:formula="of:=[.D17]*1600*8.3454/(10*2000)" office:value-type="float" office:value="153.55536" calcext:value-type="float">
            <text:p>153.555</text:p>
          </table:table-cell>
          <table:table-cell table:style-name="ce19" table:formula="of:=[.D17]*2/2000" office:value-type="float" office:value="0.23" calcext:value-type="float">
            <text:p>0.230</text:p>
          </table:table-cell>
          <table:table-cell table:style-name="ce19" table:formula="of:=[.D17]*2*30/2000" office:value-type="float" office:value="6.9" calcext:value-type="float">
            <text:p>6.900</text:p>
          </table:table-cell>
          <table:table-cell table:style-name="ce19" table:formula="of:=27/4" office:value-type="float" office:value="6.75" calcext:value-type="float">
            <text:p>6.750</text:p>
          </table:table-cell>
          <table:table-cell table:style-name="ce19" table:formula="of:=27/16" office:value-type="float" office:value="1.6875" calcext:value-type="float">
            <text:p>1.688</text:p>
          </table:table-cell>
          <table:table-cell table:style-name="ce19" table:formula="of:=[.CQ17]*0.9" office:value-type="float" office:value="138.199824" calcext:value-type="float">
            <text:p>138.200</text:p>
          </table:table-cell>
          <table:table-cell table:style-name="ce19" table:formula="of:=2.5*[.D17]/(60*2000)" office:value-type="float" office:value="0.00479166666666667" calcext:value-type="float">
            <text:p>0.005</text:p>
          </table:table-cell>
          <table:table-cell table:style-name="ce19" table:formula="of:=[.D17]*2.5*55/2000" office:value-type="float" office:value="15.8125" calcext:value-type="float">
            <text:p>15.813</text:p>
          </table:table-cell>
          <table:table-cell table:style-name="ce19" table:formula="of:=[.D17]*2.5*1.25*0.5/2000" office:value-type="float" office:value="0.1796875" calcext:value-type="float">
            <text:p>0.180</text:p>
          </table:table-cell>
          <table:table-cell table:style-name="ce19" table:formula="of:=[.D17]*2*20/2000" office:value-type="float" office:value="4.6" calcext:value-type="float">
            <text:p>4.600</text:p>
          </table:table-cell>
          <table:table-cell table:style-name="ce19" table:formula="of:=IF([.B17]=&quot;Mts&quot;;[.D17]*0.005;0.001)" office:value-type="float" office:value="0.001" calcext:value-type="float">
            <text:p>0.001</text:p>
          </table:table-cell>
          <table:table-cell table:style-name="ce19" table:formula="of:=IF([.B17]=&quot;Mts&quot;;[.D17]*0.01;0.001)" office:value-type="float" office:value="0.001" calcext:value-type="float">
            <text:p>0.001</text:p>
          </table:table-cell>
          <table:table-cell table:style-name="ce19" table:formula="of:=[.D17]*0.02*12/(3*2000)" office:value-type="float" office:value="0.0092" calcext:value-type="float">
            <text:p>0.009</text:p>
          </table:table-cell>
          <table:table-cell table:style-name="ce19" table:formula="of:=[.D17]*0.5*12/(5*2000)" office:value-type="float" office:value="0.138" calcext:value-type="float">
            <text:p>0.138</text:p>
          </table:table-cell>
          <table:table-cell table:style-name="ce19" table:formula="of:=[.D17]*6*25/2000" office:value-type="float" office:value="17.25" calcext:value-type="float">
            <text:p>17.250</text:p>
          </table:table-cell>
          <table:table-cell table:style-name="ce19" table:number-columns-repeated="915"/>
        </table:table-row>
        <table:table-row table:style-name="ro1">
          <table:table-cell office:value-type="string" calcext:value-type="string">
            <text:p>Vanuchu</text:p>
          </table:table-cell>
          <table:table-cell office:value-type="string" calcext:value-type="string">
            <text:p>Temp</text:p>
          </table:table-cell>
          <table:table-cell office:value-type="float" office:value="143" calcext:value-type="float">
            <text:p>143</text:p>
          </table:table-cell>
          <table:table-cell table:formula="of:=IF([.B18]=&quot;Taiga&quot;;265;IF([.B18]=&quot;Mts&quot;;265;IF([.B18]=&quot;Temp&quot;;230;IF([.B18]=&quot;Steppe&quot;;265;IF([.B18]=&quot;Jungle&quot;;180;IF([.B18]=&quot;Sav&quot;;240;IF([.B18]=&quot;Medi&quot;;230;0)))))))"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style-name="ce19" table:formula="of:=IF([.B18]=&quot;Taiga&quot;;0.43;IF([.B18]=&quot;Mts&quot;;0.21;IF([.B18]=&quot;Temp&quot;;0.64;IF([.B18]=&quot;Steppe&quot;;0.57;IF([.B18]=&quot;Jungle&quot;;0.43;IF([.B18]=&quot;Sav&quot;;0.57;IF([.B18]=&quot;Medi&quot;;0.43;0)))))))" office:value-type="float" office:value="0.64" calcext:value-type="float">
            <text:p>0.640</text:p>
          </table:table-cell>
          <table:table-cell table:style-name="ce19" table:formula="of:=IF([.B18]=&quot;Taiga&quot;;0.43;IF([.B18]=&quot;Mts&quot;;0.8;IF([.B18]=&quot;Temp&quot;;0.64;IF([.B18]=&quot;Steppe&quot;;0.8;IF([.B18]=&quot;Jungle&quot;;0.43;IF([.B18]=&quot;Sav&quot;;0.8;IF([.B18]=&quot;Medi&quot;;0.6;0)))))))" office:value-type="float" office:value="0.64" calcext:value-type="float">
            <text:p>0.640</text:p>
          </table:table-cell>
          <table:table-cell table:style-name="ce19" table:formula="of:=IF([.B18]=&quot;Taiga&quot;;528;IF([.B18]=&quot;Mts&quot;;855.27;IF([.B18]=&quot;Temp&quot;;565.94;IF([.B18]=&quot;Steppe&quot;;551.72;IF([.B18]=&quot;Jungle&quot;;575.43;IF([.B18]=&quot;Sav&quot;;599.15;IF([.B18]=&quot;Medi&quot;;564.36;0)))))))" office:value-type="float" office:value="565.94" calcext:value-type="float">
            <text:p>565.940</text:p>
          </table:table-cell>
          <table:table-cell table:style-name="ce19" table:formula="of:=IF([.B18]=&quot;Taiga&quot;;2608.19;IF([.B18]=&quot;Mts&quot;;2100;IF([.B18]=&quot;Temp&quot;;2976.19;IF([.B18]=&quot;Steppe&quot;;2450.48;IF([.B18]=&quot;Jungle&quot;;2135.05;IF([.B18]=&quot;Sav&quot;;2310.29;IF([.B18]=&quot;Medi&quot;;2485.52;0)))))))" office:value-type="float" office:value="2976.19" calcext:value-type="float">
            <text:p>2,976.190</text:p>
          </table:table-cell>
          <table:table-cell table:style-name="ce19" table:formula="of:=IF([.B18]=&quot;Taiga&quot;;500.54;IF([.B18]=&quot;Mts&quot;;360;IF([.B18]=&quot;Temp&quot;;570.81;IF([.B18]=&quot;Steppe&quot;;441.95;IF([.B18]=&quot;Jungle&quot;;486.49;IF([.B18]=&quot;Sav&quot;;518.92;IF([.B18]=&quot;Medi&quot;;640;0)))))))" office:value-type="float" office:value="570.81" calcext:value-type="float">
            <text:p>570.810</text:p>
          </table:table-cell>
          <table:table-cell table:style-name="ce19" table:formula="of:=IF([.B18]=&quot;Taiga&quot;;2003.09;IF([.B18]=&quot;Mts&quot;;1612.8;IF([.B18]=&quot;Temp&quot;;2285.71;IF([.B18]=&quot;Steppe&quot;;1881.97;IF([.B18]=&quot;Jungle&quot;;1639.72;IF([.B18]=&quot;Sav&quot;;1774.3;IF([.B18]=&quot;Medi&quot;;1908.88;0)))))))" office:value-type="float" office:value="2285.71" calcext:value-type="float">
            <text:p>2,285.710</text:p>
          </table:table-cell>
          <table:table-cell table:style-name="ce19" table:formula="of:=IF([.B18]=&quot;Taiga&quot;;260.82;IF([.B18]=&quot;Mts&quot;;210;IF([.B18]=&quot;Temp&quot;;297.62;IF([.B18]=&quot;Steppe&quot;;245.05;IF([.B18]=&quot;Jungle&quot;;213.5;IF([.B18]=&quot;Sav&quot;;231.03;IF([.B18]=&quot;Medi&quot;;248.55;0)))))))" office:value-type="float" office:value="297.62" calcext:value-type="float">
            <text:p>297.620</text:p>
          </table:table-cell>
          <table:table-cell table:style-name="ce19" table:formula="of:=IF([.B18]=&quot;Taiga&quot;;250;IF([.B18]=&quot;Mts&quot;;640;IF([.B18]=&quot;Temp&quot;;295.2174;IF([.B18]=&quot;Steppe&quot;;278.2609;IF([.B18]=&quot;Jungle&quot;;306.5217;IF([.B18]=&quot;Sav&quot;;334.7826;IF([.B18]=&quot;Medi&quot;;293.3333;0)))))))" office:value-type="float" office:value="295.2174" calcext:value-type="float">
            <text:p>295.217</text:p>
          </table:table-cell>
          <table:table-cell table:style-name="ce19" table:formula="of:=IF([.B18]=&quot;Taiga&quot;;1491.9691;IF([.B18]=&quot;Mts&quot;;980;IF([.B18]=&quot;Temp&quot;;1747.9537;IF([.B18]=&quot;Steppe&quot;;1278.5174;IF([.B18]=&quot;Jungle&quot;;1440.7722;IF([.B18]=&quot;Sav&quot;;1558.9189;IF([.B18]=&quot;Medi&quot;;2000;0)))))))" office:value-type="float" office:value="1747.9537" calcext:value-type="float">
            <text:p>1,747.954</text:p>
          </table:table-cell>
          <table:table-cell table:style-name="ce19" table:formula="of:=IF([.B18]=&quot;Taiga&quot;;68.5;IF([.B18]=&quot;Mts&quot;;25;IF([.B18]=&quot;Temp&quot;;100;IF([.B18]=&quot;Steppe&quot;;55;IF([.B18]=&quot;Jungle&quot;;28;IF([.B18]=&quot;Sav&quot;;43;IF([.B18]=&quot;Medi&quot;;58;0)))))))" office:value-type="float" office:value="100" calcext:value-type="float">
            <text:p>100.000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5" office:value-type="string" calcext:value-type="string">
            <text:p>|--|</text:p>
          </table:table-cell>
          <table:table-cell table:style-name="ce19" table:formula="of:=[.C18]*[.F18]*[.G18]*360*640*1393.66125/(2000*1000)" office:value-type="float" office:value="9403.8499196928" calcext:value-type="float">
            <text:p>9,403.850</text:p>
          </table:table-cell>
          <table:table-cell table:style-name="ce19" table:formula="of:=[.C18]*[.F18]*[.G18]*[.J18]*640*1393.66125/(2000*1000)" office:value-type="float" office:value="14910.5877018329" calcext:value-type="float">
            <text:p>14,910.588</text:p>
          </table:table-cell>
          <table:table-cell table:style-name="ce19" table:formula="of:=[.T18]*[.J$28]" office:value-type="float" office:value="4970.19590061097" calcext:value-type="float">
            <text:p>4,970.196</text:p>
          </table:table-cell>
          <table:table-cell table:style-name="ce19" table:formula="of:=[.T18]-[.U18]" office:value-type="float" office:value="9940.39180122194" calcext:value-type="float">
            <text:p>9,940.392</text:p>
          </table:table-cell>
          <table:table-cell table:style-name="ce19" table:formula="of:=[.C18]*[.F18]*[.G18]*[.H18]*640*1393.66125/(2000*1000)" office:value-type="float" office:value="14783.3745098637" calcext:value-type="float">
            <text:p>14,783.375</text:p>
          </table:table-cell>
          <table:table-cell table:style-name="ce19" table:formula="of:=[.W18]*[.H$28]" office:value-type="float" office:value="4031.82941178102" calcext:value-type="float">
            <text:p>4,031.829</text:p>
          </table:table-cell>
          <table:table-cell table:style-name="ce19" table:formula="of:=[.W18]-[.X18]" office:value-type="float" office:value="10751.5450980827" calcext:value-type="float">
            <text:p>10,751.545</text:p>
          </table:table-cell>
          <table:table-cell table:style-name="ce19" table:formula="of:=[.C18]*[.F18]*[.G18]*[.M18]*640*1393.66125/(2000*1000)" office:value-type="float" office:value="7711.61145356088" calcext:value-type="float">
            <text:p>7,711.611</text:p>
          </table:table-cell>
          <table:table-cell table:style-name="ce19" table:formula="of:=[.C18]*[.F18]*[.G18]*[.N18]*640*1393.66125/(2000*1000)" office:value-type="float" office:value="45659.7062815882" calcext:value-type="float">
            <text:p>45,659.706</text:p>
          </table:table-cell>
          <table:table-cell table:style-name="ce19" table:formula="of:=[.C18]*[.F18]*[.G18]*[.O18]*640*1393.66125/(2000*1000)" office:value-type="float" office:value="2612.180533248" calcext:value-type="float">
            <text:p>2,612.181</text:p>
          </table:table-cell>
          <table:table-cell table:style-name="ce19" table:formula="of:=[.C18]*[.P18]*640*1393.66125/(2000*1000)" office:value-type="float" office:value="2.391522705" calcext:value-type="float">
            <text:p>2.392</text:p>
          </table:table-cell>
          <table:table-cell table:style-name="ce19" table:formula="of:=[.C18]*[.Q18]*640*1393.66125/(2000*1000)" office:value-type="float" office:value="2.391522705" calcext:value-type="float">
            <text:p>2.392</text:p>
          </table:table-cell>
          <table:table-cell table:style-name="ce19" table:formula="of:=[.C18]*[.F18]*[.G18]*6*[.J18]*640*1393.66125/(18*365)" office:value-type="float" office:value="27233950.1403341" calcext:value-type="float">
            <text:p>27,233,950.140</text:p>
          </table:table-cell>
          <table:table-cell table:style-name="ce19" table:formula="of:=[.C18]*[.F18]*[.G18]*[.J18]*640*1393.66125/(18*100)" office:value-type="float" office:value="16567319.6687032" calcext:value-type="float">
            <text:p>16,567,319.669</text:p>
          </table:table-cell>
          <table:table-cell table:style-name="ce19" table:formula="of:=[.C18]*[.F18]*[.G18]*[.J18]*640*1393.66125/520" office:value-type="float" office:value="57348414.2378189" calcext:value-type="float">
            <text:p>57,348,414.238</text:p>
          </table:table-cell>
          <table:table-cell table:style-name="ce19" table:formula="of:=[.C18]*[.F18]*[.G18]*[.K18]*640*1393.66125/(2000*1000)" office:value-type="float" office:value="59706.8716665029" calcext:value-type="float">
            <text:p>59,706.872</text:p>
          </table:table-cell>
          <table:table-cell table:style-name="ce19" table:formula="of:=3*12*[.D18]/5" office:value-type="float" office:value="1656" calcext:value-type="float">
            <text:p>1,656.000</text:p>
          </table:table-cell>
          <table:table-cell table:style-name="ce19" table:formula="of:=1.5*[.D18]*750/(2000*15)" office:value-type="float" office:value="8.625" calcext:value-type="float">
            <text:p>8.625</text:p>
          </table:table-cell>
          <table:table-cell table:style-name="ce19" table:formula="of:=66*10*[.D18]/(2000*6)" office:value-type="float" office:value="12.65" calcext:value-type="float">
            <text:p>12.650</text:p>
          </table:table-cell>
          <table:table-cell table:style-name="ce19" table:formula="of:=[.AE18]*365/1000" office:value-type="float" office:value="9940391.80122194" calcext:value-type="float">
            <text:p>9,940,391.801</text:p>
          </table:table-cell>
          <table:table-cell table:style-name="ce19" table:formula="of:=[.AF18]*24*238/(3*25*2000*1000)" office:value-type="float" office:value="630.883532984219" calcext:value-type="float">
            <text:p>630.884</text:p>
          </table:table-cell>
          <table:table-cell table:style-name="ce19" table:formula="of:=[.AG18]*40*0.7*52/(6*1000*2000)" office:value-type="float" office:value="6958.27426085536" calcext:value-type="float">
            <text:p>6,958.274</text:p>
          </table:table-cell>
          <table:table-cell table:style-name="ce19" table:formula="of:=[.AG18]*120*2/(16*1000*2000)" office:value-type="float" office:value="430.113106783642" calcext:value-type="float">
            <text:p>430.113</text:p>
          </table:table-cell>
          <table:table-cell table:style-name="ce19" table:formula="of:=[.AH18]*3.25*8.34/(48)" office:value-type="float" office:value="33715.7240941783" calcext:value-type="float">
            <text:p>33,715.724</text:p>
          </table:table-cell>
          <table:table-cell table:style-name="ce19" table:formula="of:=[.AH18]*25*8.34/(4*48)" office:value-type="float" office:value="64837.930950343" calcext:value-type="float">
            <text:p>64,837.931</text:p>
          </table:table-cell>
          <table:table-cell table:style-name="ce19" table:formula="of:=[.C18]*[.F18]*[.G18]*[.L18]*640*1393.66125/(2000*1000)" office:value-type="float" office:value="7774.3717030527" calcext:value-type="float">
            <text:p>7,774.372</text:p>
          </table:table-cell>
          <table:table-cell table:style-name="ce19" table:formula="of:=[.AF18]*600*6/(90*1000*2000)" office:value-type="float" office:value="331.346393374065" calcext:value-type="float">
            <text:p>331.346</text:p>
          </table:table-cell>
          <table:table-cell table:style-name="ce19" table:formula="of:=IF([.B18]=&quot;Taiga&quot;;236.2;IF([.B18]=&quot;Mts&quot;;10;IF([.B18]=&quot;Temp&quot;;400;IF([.B18]=&quot;Steppe&quot;;25;IF([.B18]=&quot;Jungle&quot;;400;IF([.B18]=&quot;Sav&quot;;103.6;IF([.B18]=&quot;Medi&quot;;181.6;0)))))))*[.D18]*[.AT$36]" office:value-type="float" office:value="172.5" calcext:value-type="float">
            <text:p>172.500</text:p>
          </table:table-cell>
          <table:table-cell table:style-name="ce19" table:formula="of:=INDEX([$Tech.$F$3:$Tech.$F$13];MATCH([.E18];[$Tech.$E$3:$Tech.$E$13];1))*[.D18]*[.AT$36]/365" office:value-type="float" office:value="43.125" calcext:value-type="float">
            <text:p>43.125</text:p>
          </table:table-cell>
          <table:table-cell table:style-name="ce19" table:formula="of:=[.D18]*12.5*[.AT$36]/(30)" office:value-type="float" office:value="0.1796875" calcext:value-type="float">
            <text:p>0.180</text:p>
          </table:table-cell>
          <table:table-cell table:style-name="ce19" table:formula="of:=125*[.D18]*[.AW$30]" office:value-type="float" office:value="111.181640625" calcext:value-type="float">
            <text:p>111.182</text:p>
          </table:table-cell>
          <table:table-cell table:style-name="ce19" table:formula="of:=1000*[.D18]*[.AW$30]/(3)" office:value-type="float" office:value="296.484375" calcext:value-type="float">
            <text:p>296.484</text:p>
          </table:table-cell>
          <table:table-cell table:style-name="ce19" table:formula="of:=[.D18]/(2*[.AY$30])" office:value-type="float" office:value="207" calcext:value-type="float">
            <text:p>207.000</text:p>
          </table:table-cell>
          <table:table-cell table:style-name="ce19" table:formula="of:=[.D18]*[.AZ$30]/2" office:value-type="float" office:value="0.14375" calcext:value-type="float">
            <text:p>0.144</text:p>
          </table:table-cell>
          <table:table-cell table:style-name="ce19" table:formula="of:=[.D18]*2*[.BA$30]" office:value-type="float" office:value="0.69" calcext:value-type="float">
            <text:p>0.690</text:p>
          </table:table-cell>
          <table:table-cell table:style-name="ce19" table:formula="of:=[.D18]*3*[.BB$30]" office:value-type="float" office:value="0.5175" calcext:value-type="float">
            <text:p>0.518</text:p>
          </table:table-cell>
          <table:table-cell table:style-name="ce19" table:formula="of:=[.D18]*11*[.BC$30]/15" office:value-type="float" office:value="0.1012" calcext:value-type="float">
            <text:p>0.101</text:p>
          </table:table-cell>
          <table:table-cell table:style-name="ce19" table:formula="of:=[.D18]*11*[.BD$30]/8" office:value-type="float" office:value="0.2371875" calcext:value-type="float">
            <text:p>0.237</text:p>
          </table:table-cell>
          <table:table-cell table:style-name="ce19" table:formula="of:=[.D18]*11*[.BE$30]/3" office:value-type="float" office:value="0.153607142857143" calcext:value-type="float">
            <text:p>0.154</text:p>
          </table:table-cell>
          <table:table-cell table:style-name="ce19" table:formula="of:=[.D18]*11*[.BF$30]/5" office:value-type="float" office:value="0.1106875" calcext:value-type="float">
            <text:p>0.111</text:p>
          </table:table-cell>
          <table:table-cell table:style-name="ce19" table:formula="of:=[.D18]*11*[.BG$30]/9" office:value-type="float" office:value="0.281111111111111" calcext:value-type="float">
            <text:p>0.281</text:p>
          </table:table-cell>
          <table:table-cell table:style-name="ce19" table:formula="of:=[.D18]*11*[.BH$30]/12" office:value-type="float" office:value="0.158125" calcext:value-type="float">
            <text:p>0.158</text:p>
          </table:table-cell>
          <table:table-cell table:style-name="ce19" table:formula="of:=[.D18]*[.BI$30]/(125/12)" office:value-type="float" office:value="0.4416" calcext:value-type="float">
            <text:p>0.442</text:p>
          </table:table-cell>
          <table:table-cell table:style-name="ce19" table:formula="of:=[.D18]*[.BJ$30]/30" office:value-type="float" office:value="0.200713333333333" calcext:value-type="float">
            <text:p>0.201</text:p>
          </table:table-cell>
          <table:table-cell table:style-name="ce19" table:formula="of:=[.D18]*[.BK$30]/7" office:value-type="float" office:value="0.0277232142857143" calcext:value-type="float">
            <text:p>0.028</text:p>
          </table:table-cell>
          <table:table-cell table:style-name="ce19" table:formula="of:=[.D18]*[.BL$30]/8.5" office:value-type="float" office:value="0.0456617647058824" calcext:value-type="float">
            <text:p>0.046</text:p>
          </table:table-cell>
          <table:table-cell table:style-name="ce19" table:formula="of:=[.D18]*[.BM$30]" office:value-type="float" office:value="0.09703125" calcext:value-type="float">
            <text:p>0.097</text:p>
          </table:table-cell>
          <table:table-cell table:style-name="ce19" table:formula="of:=[.D18]*[.BN$30]/1.5" office:value-type="float" office:value="0.23" calcext:value-type="float">
            <text:p>0.230</text:p>
          </table:table-cell>
          <table:table-cell table:style-name="ce19" table:formula="of:=[.D18]*[.BO$30]/2" office:value-type="float" office:value="0.186875" calcext:value-type="float">
            <text:p>0.187</text:p>
          </table:table-cell>
          <table:table-cell table:style-name="ce19" table:formula="of:=[.D18]*[.BP$30]/4" office:value-type="float" office:value="0.043125" calcext:value-type="float">
            <text:p>0.043</text:p>
          </table:table-cell>
          <table:table-cell table:style-name="ce19" table:formula="of:=[.D18]/((16+24)/12)" office:value-type="float" office:value="69" calcext:value-type="float">
            <text:p>69.000</text:p>
          </table:table-cell>
          <table:table-cell table:style-name="ce19" table:formula="of:=[.D18]*2/(30*2000)" office:value-type="float" office:value="0.00766666666666667" calcext:value-type="float">
            <text:p>0.008</text:p>
          </table:table-cell>
          <table:table-cell table:style-name="ce19" table:formula="of:=[.D18]/((37.5/12)*2000)" office:value-type="float" office:value="0.0368" calcext:value-type="float">
            <text:p>0.037</text:p>
          </table:table-cell>
          <table:table-cell table:style-name="ce19" table:formula="of:=[.D18]*2/((20/9)*2000)" office:value-type="float" office:value="0.1035" calcext:value-type="float">
            <text:p>0.104</text:p>
          </table:table-cell>
          <table:table-cell table:style-name="ce19" table:formula="of:=[.AF18]*24*8/(3*25*2000*1000)" office:value-type="float" office:value="21.2061691759401" calcext:value-type="float">
            <text:p>21.206</text:p>
          </table:table-cell>
          <table:table-cell table:style-name="ce19" table:formula="of:=[.D18]*3.5/((3/12)*(20/9)*2000)" office:value-type="float" office:value="0.7245" calcext:value-type="float">
            <text:p>0.725</text:p>
          </table:table-cell>
          <table:table-cell table:style-name="ce19" table:formula="of:=[.D18]*2/((2/12)*(20/9)*2000)" office:value-type="float" office:value="0.621" calcext:value-type="float">
            <text:p>0.621</text:p>
          </table:table-cell>
          <table:table-cell table:style-name="ce19" table:formula="of:=[.D18]*2.5/((5/12)*(20/9)*2000)" office:value-type="float" office:value="0.3105" calcext:value-type="float">
            <text:p>0.311</text:p>
          </table:table-cell>
          <table:table-cell table:style-name="ce19" table:formula="of:=[.D18]*7/((14/12)*(20/9)*2000)" office:value-type="float" office:value="0.3105" calcext:value-type="float">
            <text:p>0.311</text:p>
          </table:table-cell>
          <table:table-cell table:style-name="ce19" table:formula="of:=[.D18]/(4*2)" office:value-type="float" office:value="28.75" calcext:value-type="float">
            <text:p>28.750</text:p>
          </table:table-cell>
          <table:table-cell table:style-name="ce19" table:formula="of:=[.D18]/(4*5)" office:value-type="float" office:value="11.5" calcext:value-type="float">
            <text:p>11.500</text:p>
          </table:table-cell>
          <table:table-cell table:style-name="ce19" table:formula="of:=[.D18]/40" office:value-type="float" office:value="5.75" calcext:value-type="float">
            <text:p>5.750</text:p>
          </table:table-cell>
          <table:table-cell table:style-name="ce19" table:formula="of:=[.D18]/40" office:value-type="float" office:value="5.75" calcext:value-type="float">
            <text:p>5.750</text:p>
          </table:table-cell>
          <table:table-cell table:style-name="ce19" table:formula="of:=[.D18]/40" office:value-type="float" office:value="5.75" calcext:value-type="float">
            <text:p>5.750</text:p>
          </table:table-cell>
          <table:table-cell table:style-name="ce19" table:formula="of:=[.D18]/20" office:value-type="float" office:value="11.5" calcext:value-type="float">
            <text:p>11.500</text:p>
          </table:table-cell>
          <table:table-cell table:style-name="ce19" table:formula="of:=[.D18]*8.3454*32/2000" office:value-type="float" office:value="30.711072" calcext:value-type="float">
            <text:p>30.711</text:p>
          </table:table-cell>
          <table:table-cell table:style-name="ce19" table:formula="of:=[.D18]*50*2/(3*2000)" office:value-type="float" office:value="3.83333333333333" calcext:value-type="float">
            <text:p>3.833</text:p>
          </table:table-cell>
          <table:table-cell table:style-name="ce19" table:formula="of:=[.D18]*50/2000" office:value-type="float" office:value="5.75" calcext:value-type="float">
            <text:p>5.750</text:p>
          </table:table-cell>
          <table:table-cell table:style-name="ce19" table:formula="of:=IF(NOT([.CH18]=0.001);0.006*[.D18]/3;0.001)" office:value-type="float" office:value="0.46" calcext:value-type="float">
            <text:p>0.460</text:p>
          </table:table-cell>
          <table:table-cell table:style-name="ce19" table:formula="of:=IF(NOT([.CH18]=0.001);0.7*[.D18]/3;0.001)" office:value-type="float" office:value="53.6666666666667" calcext:value-type="float">
            <text:p>53.667</text:p>
          </table:table-cell>
          <table:table-cell table:style-name="ce19" table:formula="of:=IF(NOT([.CH18]=0.001);0.65*[.D18]/3;0.001)" office:value-type="float" office:value="49.8333333333333" calcext:value-type="float">
            <text:p>49.833</text:p>
          </table:table-cell>
          <table:table-cell table:style-name="ce19" table:formula="of:=IF(NOT([.CH18]=0.001);0.002*[.D18]/3;0.001)" office:value-type="float" office:value="0.153333333333333" calcext:value-type="float">
            <text:p>0.153</text:p>
          </table:table-cell>
          <table:table-cell table:style-name="ce19" table:formula="of:=IF(NOT([.CH18]=0.001);0.001*[.D18]/3;0.001)" office:value-type="float" office:value="0.0766666666666667" calcext:value-type="float">
            <text:p>0.077</text:p>
          </table:table-cell>
          <table:table-cell table:style-name="ce19" table:formula="of:=[.D18]*3*110/(24*2000)" office:value-type="float" office:value="1.58125" calcext:value-type="float">
            <text:p>1.581</text:p>
          </table:table-cell>
          <table:table-cell table:style-name="ce19" table:formula="of:=[.D18]*3*12/(24*2000)" office:value-type="float" office:value="0.1725" calcext:value-type="float">
            <text:p>0.173</text:p>
          </table:table-cell>
          <table:table-cell table:style-name="ce19" table:formula="of:=[.D18]*3*1.4/(24*2000)" office:value-type="float" office:value="0.020125" calcext:value-type="float">
            <text:p>0.020</text:p>
          </table:table-cell>
          <table:table-cell table:style-name="ce19" table:formula="of:=[.D18]*1600*8.3454/(10*2000)" office:value-type="float" office:value="153.55536" calcext:value-type="float">
            <text:p>153.555</text:p>
          </table:table-cell>
          <table:table-cell table:style-name="ce19" table:formula="of:=[.D18]*2/2000" office:value-type="float" office:value="0.23" calcext:value-type="float">
            <text:p>0.230</text:p>
          </table:table-cell>
          <table:table-cell table:style-name="ce19" table:formula="of:=[.D18]*2*30/2000" office:value-type="float" office:value="6.9" calcext:value-type="float">
            <text:p>6.900</text:p>
          </table:table-cell>
          <table:table-cell table:style-name="ce19" table:formula="of:=27/4" office:value-type="float" office:value="6.75" calcext:value-type="float">
            <text:p>6.750</text:p>
          </table:table-cell>
          <table:table-cell table:style-name="ce19" table:formula="of:=27/16" office:value-type="float" office:value="1.6875" calcext:value-type="float">
            <text:p>1.688</text:p>
          </table:table-cell>
          <table:table-cell table:style-name="ce19" table:formula="of:=[.CQ18]*0.9" office:value-type="float" office:value="138.199824" calcext:value-type="float">
            <text:p>138.200</text:p>
          </table:table-cell>
          <table:table-cell table:style-name="ce19" table:formula="of:=2.5*[.D18]/(60*2000)" office:value-type="float" office:value="0.00479166666666667" calcext:value-type="float">
            <text:p>0.005</text:p>
          </table:table-cell>
          <table:table-cell table:style-name="ce19" table:formula="of:=[.D18]*2.5*55/2000" office:value-type="float" office:value="15.8125" calcext:value-type="float">
            <text:p>15.813</text:p>
          </table:table-cell>
          <table:table-cell table:style-name="ce19" table:formula="of:=[.D18]*2.5*1.25*0.5/2000" office:value-type="float" office:value="0.1796875" calcext:value-type="float">
            <text:p>0.180</text:p>
          </table:table-cell>
          <table:table-cell table:style-name="ce19" table:formula="of:=[.D18]*2*20/2000" office:value-type="float" office:value="4.6" calcext:value-type="float">
            <text:p>4.600</text:p>
          </table:table-cell>
          <table:table-cell table:style-name="ce19" table:formula="of:=IF([.B18]=&quot;Mts&quot;;[.D18]*0.005;0.001)" office:value-type="float" office:value="0.001" calcext:value-type="float">
            <text:p>0.001</text:p>
          </table:table-cell>
          <table:table-cell table:style-name="ce19" table:formula="of:=IF([.B18]=&quot;Mts&quot;;[.D18]*0.01;0.001)" office:value-type="float" office:value="0.001" calcext:value-type="float">
            <text:p>0.001</text:p>
          </table:table-cell>
          <table:table-cell table:style-name="ce19" table:formula="of:=[.D18]*0.02*12/(3*2000)" office:value-type="float" office:value="0.0092" calcext:value-type="float">
            <text:p>0.009</text:p>
          </table:table-cell>
          <table:table-cell table:style-name="ce19" table:formula="of:=[.D18]*0.5*12/(5*2000)" office:value-type="float" office:value="0.138" calcext:value-type="float">
            <text:p>0.138</text:p>
          </table:table-cell>
          <table:table-cell table:style-name="ce19" table:formula="of:=[.D18]*6*25/2000" office:value-type="float" office:value="17.25" calcext:value-type="float">
            <text:p>17.250</text:p>
          </table:table-cell>
          <table:table-cell table:style-name="ce19" table:number-columns-repeated="915"/>
        </table:table-row>
        <table:table-row table:style-name="ro1">
          <table:table-cell office:value-type="string" calcext:value-type="string">
            <text:p>Izukini</text:p>
          </table:table-cell>
          <table:table-cell office:value-type="string" calcext:value-type="string">
            <text:p>Medi</text:p>
          </table:table-cell>
          <table:table-cell office:value-type="float" office:value="84" calcext:value-type="float">
            <text:p>84</text:p>
          </table:table-cell>
          <table:table-cell table:formula="of:=IF([.B19]=&quot;Taiga&quot;;265;IF([.B19]=&quot;Mts&quot;;265;IF([.B19]=&quot;Temp&quot;;230;IF([.B19]=&quot;Steppe&quot;;265;IF([.B19]=&quot;Jungle&quot;;180;IF([.B19]=&quot;Sav&quot;;240;IF([.B19]=&quot;Medi&quot;;230;0)))))))"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style-name="ce19" table:formula="of:=IF([.B19]=&quot;Taiga&quot;;0.43;IF([.B19]=&quot;Mts&quot;;0.21;IF([.B19]=&quot;Temp&quot;;0.64;IF([.B19]=&quot;Steppe&quot;;0.57;IF([.B19]=&quot;Jungle&quot;;0.43;IF([.B19]=&quot;Sav&quot;;0.57;IF([.B19]=&quot;Medi&quot;;0.43;0)))))))" office:value-type="float" office:value="0.43" calcext:value-type="float">
            <text:p>0.430</text:p>
          </table:table-cell>
          <table:table-cell table:style-name="ce19" table:formula="of:=IF([.B19]=&quot;Taiga&quot;;0.43;IF([.B19]=&quot;Mts&quot;;0.8;IF([.B19]=&quot;Temp&quot;;0.64;IF([.B19]=&quot;Steppe&quot;;0.8;IF([.B19]=&quot;Jungle&quot;;0.43;IF([.B19]=&quot;Sav&quot;;0.8;IF([.B19]=&quot;Medi&quot;;0.6;0)))))))" office:value-type="float" office:value="0.6" calcext:value-type="float">
            <text:p>0.600</text:p>
          </table:table-cell>
          <table:table-cell table:style-name="ce19" table:formula="of:=IF([.B19]=&quot;Taiga&quot;;528;IF([.B19]=&quot;Mts&quot;;855.27;IF([.B19]=&quot;Temp&quot;;565.94;IF([.B19]=&quot;Steppe&quot;;551.72;IF([.B19]=&quot;Jungle&quot;;575.43;IF([.B19]=&quot;Sav&quot;;599.15;IF([.B19]=&quot;Medi&quot;;564.36;0)))))))" office:value-type="float" office:value="564.36" calcext:value-type="float">
            <text:p>564.360</text:p>
          </table:table-cell>
          <table:table-cell table:style-name="ce19" table:formula="of:=IF([.B19]=&quot;Taiga&quot;;2608.19;IF([.B19]=&quot;Mts&quot;;2100;IF([.B19]=&quot;Temp&quot;;2976.19;IF([.B19]=&quot;Steppe&quot;;2450.48;IF([.B19]=&quot;Jungle&quot;;2135.05;IF([.B19]=&quot;Sav&quot;;2310.29;IF([.B19]=&quot;Medi&quot;;2485.52;0)))))))" office:value-type="float" office:value="2485.52" calcext:value-type="float">
            <text:p>2,485.520</text:p>
          </table:table-cell>
          <table:table-cell table:style-name="ce19" table:formula="of:=IF([.B19]=&quot;Taiga&quot;;500.54;IF([.B19]=&quot;Mts&quot;;360;IF([.B19]=&quot;Temp&quot;;570.81;IF([.B19]=&quot;Steppe&quot;;441.95;IF([.B19]=&quot;Jungle&quot;;486.49;IF([.B19]=&quot;Sav&quot;;518.92;IF([.B19]=&quot;Medi&quot;;640;0)))))))" office:value-type="float" office:value="640" calcext:value-type="float">
            <text:p>640.000</text:p>
          </table:table-cell>
          <table:table-cell table:style-name="ce19" table:formula="of:=IF([.B19]=&quot;Taiga&quot;;2003.09;IF([.B19]=&quot;Mts&quot;;1612.8;IF([.B19]=&quot;Temp&quot;;2285.71;IF([.B19]=&quot;Steppe&quot;;1881.97;IF([.B19]=&quot;Jungle&quot;;1639.72;IF([.B19]=&quot;Sav&quot;;1774.3;IF([.B19]=&quot;Medi&quot;;1908.88;0)))))))" office:value-type="float" office:value="1908.88" calcext:value-type="float">
            <text:p>1,908.880</text:p>
          </table:table-cell>
          <table:table-cell table:style-name="ce19" table:formula="of:=IF([.B19]=&quot;Taiga&quot;;260.82;IF([.B19]=&quot;Mts&quot;;210;IF([.B19]=&quot;Temp&quot;;297.62;IF([.B19]=&quot;Steppe&quot;;245.05;IF([.B19]=&quot;Jungle&quot;;213.5;IF([.B19]=&quot;Sav&quot;;231.03;IF([.B19]=&quot;Medi&quot;;248.55;0)))))))" office:value-type="float" office:value="248.55" calcext:value-type="float">
            <text:p>248.550</text:p>
          </table:table-cell>
          <table:table-cell table:style-name="ce19" table:formula="of:=IF([.B19]=&quot;Taiga&quot;;250;IF([.B19]=&quot;Mts&quot;;640;IF([.B19]=&quot;Temp&quot;;295.2174;IF([.B19]=&quot;Steppe&quot;;278.2609;IF([.B19]=&quot;Jungle&quot;;306.5217;IF([.B19]=&quot;Sav&quot;;334.7826;IF([.B19]=&quot;Medi&quot;;293.3333;0)))))))" office:value-type="float" office:value="293.3333" calcext:value-type="float">
            <text:p>293.333</text:p>
          </table:table-cell>
          <table:table-cell table:style-name="ce19" table:formula="of:=IF([.B19]=&quot;Taiga&quot;;1491.9691;IF([.B19]=&quot;Mts&quot;;980;IF([.B19]=&quot;Temp&quot;;1747.9537;IF([.B19]=&quot;Steppe&quot;;1278.5174;IF([.B19]=&quot;Jungle&quot;;1440.7722;IF([.B19]=&quot;Sav&quot;;1558.9189;IF([.B19]=&quot;Medi&quot;;2000;0)))))))" office:value-type="float" office:value="2000" calcext:value-type="float">
            <text:p>2,000.000</text:p>
          </table:table-cell>
          <table:table-cell table:style-name="ce19" table:formula="of:=IF([.B19]=&quot;Taiga&quot;;68.5;IF([.B19]=&quot;Mts&quot;;25;IF([.B19]=&quot;Temp&quot;;100;IF([.B19]=&quot;Steppe&quot;;55;IF([.B19]=&quot;Jungle&quot;;28;IF([.B19]=&quot;Sav&quot;;43;IF([.B19]=&quot;Medi&quot;;58;0)))))))" office:value-type="float" office:value="58" calcext:value-type="float">
            <text:p>58.000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5" office:value-type="string" calcext:value-type="string">
            <text:p>|--|</text:p>
          </table:table-cell>
          <table:table-cell table:style-name="ce19" table:formula="of:=[.C19]*[.F19]*[.G19]*360*640*1393.66125/(2000*1000)" office:value-type="float" office:value="3479.434745472" calcext:value-type="float">
            <text:p>3,479.435</text:p>
          </table:table-cell>
          <table:table-cell table:style-name="ce19" table:formula="of:=[.C19]*[.F19]*[.G19]*[.J19]*640*1393.66125/(2000*1000)" office:value-type="float" office:value="6185.661769728" calcext:value-type="float">
            <text:p>6,185.662</text:p>
          </table:table-cell>
          <table:table-cell table:style-name="ce19" table:formula="of:=[.T19]*[.J$28]" office:value-type="float" office:value="2061.887256576" calcext:value-type="float">
            <text:p>2,061.887</text:p>
          </table:table-cell>
          <table:table-cell table:style-name="ce19" table:formula="of:=[.T19]-[.U19]" office:value-type="float" office:value="4123.774513152" calcext:value-type="float">
            <text:p>4,123.775</text:p>
          </table:table-cell>
          <table:table-cell table:style-name="ce19" table:formula="of:=[.C19]*[.F19]*[.G19]*[.H19]*640*1393.66125/(2000*1000)" office:value-type="float" office:value="5454.59386931827" calcext:value-type="float">
            <text:p>5,454.594</text:p>
          </table:table-cell>
          <table:table-cell table:style-name="ce19" table:formula="of:=[.W19]*[.H$28]" office:value-type="float" office:value="1487.61650981407" calcext:value-type="float">
            <text:p>1,487.617</text:p>
          </table:table-cell>
          <table:table-cell table:style-name="ce19" table:formula="of:=[.W19]-[.X19]" office:value-type="float" office:value="3966.9773595042" calcext:value-type="float">
            <text:p>3,966.977</text:p>
          </table:table-cell>
          <table:table-cell table:style-name="ce19" table:formula="of:=[.C19]*[.F19]*[.G19]*[.M19]*640*1393.66125/(2000*1000)" office:value-type="float" office:value="2835.09465562212" calcext:value-type="float">
            <text:p>2,835.095</text:p>
          </table:table-cell>
          <table:table-cell table:style-name="ce19" table:formula="of:=[.C19]*[.F19]*[.G19]*[.N19]*640*1393.66125/(2000*1000)" office:value-type="float" office:value="19330.1930304" calcext:value-type="float">
            <text:p>19,330.193</text:p>
          </table:table-cell>
          <table:table-cell table:style-name="ce19" table:formula="of:=[.C19]*[.F19]*[.G19]*[.O19]*640*1393.66125/(2000*1000)" office:value-type="float" office:value="560.5755978816" calcext:value-type="float">
            <text:p>560.576</text:p>
          </table:table-cell>
          <table:table-cell table:style-name="ce19" table:formula="of:=[.C19]*[.P19]*640*1393.66125/(2000*1000)" office:value-type="float" office:value="1.40481054" calcext:value-type="float">
            <text:p>1.405</text:p>
          </table:table-cell>
          <table:table-cell table:style-name="ce19" table:formula="of:=[.C19]*[.Q19]*640*1393.66125/(2000*1000)" office:value-type="float" office:value="1.40481054" calcext:value-type="float">
            <text:p>1.405</text:p>
          </table:table-cell>
          <table:table-cell table:style-name="ce19" table:formula="of:=[.C19]*[.F19]*[.G19]*6*[.J19]*640*1393.66125/(18*365)" office:value-type="float" office:value="11298012.3648" calcext:value-type="float">
            <text:p>11,298,012.365</text:p>
          </table:table-cell>
          <table:table-cell table:style-name="ce19" table:formula="of:=[.C19]*[.F19]*[.G19]*[.J19]*640*1393.66125/(18*100)" office:value-type="float" office:value="6872957.52192" calcext:value-type="float">
            <text:p>6,872,957.522</text:p>
          </table:table-cell>
          <table:table-cell table:style-name="ce19" table:formula="of:=[.C19]*[.F19]*[.G19]*[.J19]*640*1393.66125/520" office:value-type="float" office:value="23791006.8066462" calcext:value-type="float">
            <text:p>23,791,006.807</text:p>
          </table:table-cell>
          <table:table-cell table:style-name="ce19" table:formula="of:=[.C19]*[.F19]*[.G19]*[.K19]*640*1393.66125/(2000*1000)" office:value-type="float" office:value="18449.509435935" calcext:value-type="float">
            <text:p>18,449.509</text:p>
          </table:table-cell>
          <table:table-cell table:style-name="ce19" table:formula="of:=3*12*[.D19]/5" office:value-type="float" office:value="1656" calcext:value-type="float">
            <text:p>1,656.000</text:p>
          </table:table-cell>
          <table:table-cell table:style-name="ce19" table:formula="of:=1.5*[.D19]*750/(2000*15)" office:value-type="float" office:value="8.625" calcext:value-type="float">
            <text:p>8.625</text:p>
          </table:table-cell>
          <table:table-cell table:style-name="ce19" table:formula="of:=66*10*[.D19]/(2000*6)" office:value-type="float" office:value="12.65" calcext:value-type="float">
            <text:p>12.650</text:p>
          </table:table-cell>
          <table:table-cell table:style-name="ce19" table:formula="of:=[.AE19]*365/1000" office:value-type="float" office:value="4123774.513152" calcext:value-type="float">
            <text:p>4,123,774.513</text:p>
          </table:table-cell>
          <table:table-cell table:style-name="ce19" table:formula="of:=[.AF19]*24*238/(3*25*2000*1000)" office:value-type="float" office:value="261.722222434714" calcext:value-type="float">
            <text:p>261.722</text:p>
          </table:table-cell>
          <table:table-cell table:style-name="ce19" table:formula="of:=[.AG19]*40*0.7*52/(6*1000*2000)" office:value-type="float" office:value="2886.6421592064" calcext:value-type="float">
            <text:p>2,886.642</text:p>
          </table:table-cell>
          <table:table-cell table:style-name="ce19" table:formula="of:=[.AG19]*120*2/(16*1000*2000)" office:value-type="float" office:value="178.432551049846" calcext:value-type="float">
            <text:p>178.433</text:p>
          </table:table-cell>
          <table:table-cell table:style-name="ce19" table:formula="of:=[.AH19]*3.25*8.34/(48)" office:value-type="float" office:value="10418.2073596045" calcext:value-type="float">
            <text:p>10,418.207</text:p>
          </table:table-cell>
          <table:table-cell table:style-name="ce19" table:formula="of:=[.AH19]*25*8.34/(4*48)" office:value-type="float" office:value="20035.0141530856" calcext:value-type="float">
            <text:p>20,035.014</text:p>
          </table:table-cell>
          <table:table-cell table:style-name="ce19" table:formula="of:=[.C19]*[.F19]*[.G19]*[.L19]*640*1393.66125/(2000*1000)" office:value-type="float" office:value="2402.25973885296" calcext:value-type="float">
            <text:p>2,402.260</text:p>
          </table:table-cell>
          <table:table-cell table:style-name="ce19" table:formula="of:=[.AF19]*600*6/(90*1000*2000)" office:value-type="float" office:value="137.4591504384" calcext:value-type="float">
            <text:p>137.459</text:p>
          </table:table-cell>
          <table:table-cell table:style-name="ce19" table:formula="of:=IF([.B19]=&quot;Taiga&quot;;236.2;IF([.B19]=&quot;Mts&quot;;10;IF([.B19]=&quot;Temp&quot;;400;IF([.B19]=&quot;Steppe&quot;;25;IF([.B19]=&quot;Jungle&quot;;400;IF([.B19]=&quot;Sav&quot;;103.6;IF([.B19]=&quot;Medi&quot;;181.6;0)))))))*[.D19]*[.AT$36]" office:value-type="float" office:value="78.315" calcext:value-type="float">
            <text:p>78.315</text:p>
          </table:table-cell>
          <table:table-cell table:style-name="ce19" table:formula="of:=INDEX([$Tech.$F$3:$Tech.$F$13];MATCH([.E19];[$Tech.$E$3:$Tech.$E$13];1))*[.D19]*[.AT$36]/365" office:value-type="float" office:value="43.125" calcext:value-type="float">
            <text:p>43.125</text:p>
          </table:table-cell>
          <table:table-cell table:style-name="ce19" table:formula="of:=[.D19]*12.5*[.AT$36]/(30)" office:value-type="float" office:value="0.1796875" calcext:value-type="float">
            <text:p>0.180</text:p>
          </table:table-cell>
          <table:table-cell table:style-name="ce19" table:formula="of:=125*[.D19]*[.AW$30]" office:value-type="float" office:value="111.181640625" calcext:value-type="float">
            <text:p>111.182</text:p>
          </table:table-cell>
          <table:table-cell table:style-name="ce19" table:formula="of:=1000*[.D19]*[.AW$30]/(3)" office:value-type="float" office:value="296.484375" calcext:value-type="float">
            <text:p>296.484</text:p>
          </table:table-cell>
          <table:table-cell table:style-name="ce19" table:formula="of:=[.D19]/(2*[.AY$30])" office:value-type="float" office:value="207" calcext:value-type="float">
            <text:p>207.000</text:p>
          </table:table-cell>
          <table:table-cell table:style-name="ce19" table:formula="of:=[.D19]*[.AZ$30]/2" office:value-type="float" office:value="0.14375" calcext:value-type="float">
            <text:p>0.144</text:p>
          </table:table-cell>
          <table:table-cell table:style-name="ce19" table:formula="of:=[.D19]*2*[.BA$30]" office:value-type="float" office:value="0.69" calcext:value-type="float">
            <text:p>0.690</text:p>
          </table:table-cell>
          <table:table-cell table:style-name="ce19" table:formula="of:=[.D19]*3*[.BB$30]" office:value-type="float" office:value="0.5175" calcext:value-type="float">
            <text:p>0.518</text:p>
          </table:table-cell>
          <table:table-cell table:style-name="ce19" table:formula="of:=[.D19]*11*[.BC$30]/15" office:value-type="float" office:value="0.1012" calcext:value-type="float">
            <text:p>0.101</text:p>
          </table:table-cell>
          <table:table-cell table:style-name="ce19" table:formula="of:=[.D19]*11*[.BD$30]/8" office:value-type="float" office:value="0.2371875" calcext:value-type="float">
            <text:p>0.237</text:p>
          </table:table-cell>
          <table:table-cell table:style-name="ce19" table:formula="of:=[.D19]*11*[.BE$30]/3" office:value-type="float" office:value="0.153607142857143" calcext:value-type="float">
            <text:p>0.154</text:p>
          </table:table-cell>
          <table:table-cell table:style-name="ce19" table:formula="of:=[.D19]*11*[.BF$30]/5" office:value-type="float" office:value="0.1106875" calcext:value-type="float">
            <text:p>0.111</text:p>
          </table:table-cell>
          <table:table-cell table:style-name="ce19" table:formula="of:=[.D19]*11*[.BG$30]/9" office:value-type="float" office:value="0.281111111111111" calcext:value-type="float">
            <text:p>0.281</text:p>
          </table:table-cell>
          <table:table-cell table:style-name="ce19" table:formula="of:=[.D19]*11*[.BH$30]/12" office:value-type="float" office:value="0.158125" calcext:value-type="float">
            <text:p>0.158</text:p>
          </table:table-cell>
          <table:table-cell table:style-name="ce19" table:formula="of:=[.D19]*[.BI$30]/(125/12)" office:value-type="float" office:value="0.4416" calcext:value-type="float">
            <text:p>0.442</text:p>
          </table:table-cell>
          <table:table-cell table:style-name="ce19" table:formula="of:=[.D19]*[.BJ$30]/30" office:value-type="float" office:value="0.200713333333333" calcext:value-type="float">
            <text:p>0.201</text:p>
          </table:table-cell>
          <table:table-cell table:style-name="ce19" table:formula="of:=[.D19]*[.BK$30]/7" office:value-type="float" office:value="0.0277232142857143" calcext:value-type="float">
            <text:p>0.028</text:p>
          </table:table-cell>
          <table:table-cell table:style-name="ce19" table:formula="of:=[.D19]*[.BL$30]/8.5" office:value-type="float" office:value="0.0456617647058824" calcext:value-type="float">
            <text:p>0.046</text:p>
          </table:table-cell>
          <table:table-cell table:style-name="ce19" table:formula="of:=[.D19]*[.BM$30]" office:value-type="float" office:value="0.09703125" calcext:value-type="float">
            <text:p>0.097</text:p>
          </table:table-cell>
          <table:table-cell table:style-name="ce19" table:formula="of:=[.D19]*[.BN$30]/1.5" office:value-type="float" office:value="0.23" calcext:value-type="float">
            <text:p>0.230</text:p>
          </table:table-cell>
          <table:table-cell table:style-name="ce19" table:formula="of:=[.D19]*[.BO$30]/2" office:value-type="float" office:value="0.186875" calcext:value-type="float">
            <text:p>0.187</text:p>
          </table:table-cell>
          <table:table-cell table:style-name="ce19" table:formula="of:=[.D19]*[.BP$30]/4" office:value-type="float" office:value="0.043125" calcext:value-type="float">
            <text:p>0.043</text:p>
          </table:table-cell>
          <table:table-cell table:style-name="ce19" table:formula="of:=[.D19]/((16+24)/12)" office:value-type="float" office:value="69" calcext:value-type="float">
            <text:p>69.000</text:p>
          </table:table-cell>
          <table:table-cell table:style-name="ce19" table:formula="of:=[.D19]*2/(30*2000)" office:value-type="float" office:value="0.00766666666666667" calcext:value-type="float">
            <text:p>0.008</text:p>
          </table:table-cell>
          <table:table-cell table:style-name="ce19" table:formula="of:=[.D19]/((37.5/12)*2000)" office:value-type="float" office:value="0.0368" calcext:value-type="float">
            <text:p>0.037</text:p>
          </table:table-cell>
          <table:table-cell table:style-name="ce19" table:formula="of:=[.D19]*2/((20/9)*2000)" office:value-type="float" office:value="0.1035" calcext:value-type="float">
            <text:p>0.104</text:p>
          </table:table-cell>
          <table:table-cell table:style-name="ce19" table:formula="of:=[.AF19]*24*8/(3*25*2000*1000)" office:value-type="float" office:value="8.7973856280576" calcext:value-type="float">
            <text:p>8.797</text:p>
          </table:table-cell>
          <table:table-cell table:style-name="ce19" table:formula="of:=[.D19]*3.5/((3/12)*(20/9)*2000)" office:value-type="float" office:value="0.7245" calcext:value-type="float">
            <text:p>0.725</text:p>
          </table:table-cell>
          <table:table-cell table:style-name="ce19" table:formula="of:=[.D19]*2/((2/12)*(20/9)*2000)" office:value-type="float" office:value="0.621" calcext:value-type="float">
            <text:p>0.621</text:p>
          </table:table-cell>
          <table:table-cell table:style-name="ce19" table:formula="of:=[.D19]*2.5/((5/12)*(20/9)*2000)" office:value-type="float" office:value="0.3105" calcext:value-type="float">
            <text:p>0.311</text:p>
          </table:table-cell>
          <table:table-cell table:style-name="ce19" table:formula="of:=[.D19]*7/((14/12)*(20/9)*2000)" office:value-type="float" office:value="0.3105" calcext:value-type="float">
            <text:p>0.311</text:p>
          </table:table-cell>
          <table:table-cell table:style-name="ce19" table:formula="of:=[.D19]/(4*2)" office:value-type="float" office:value="28.75" calcext:value-type="float">
            <text:p>28.750</text:p>
          </table:table-cell>
          <table:table-cell table:style-name="ce19" table:formula="of:=[.D19]/(4*5)" office:value-type="float" office:value="11.5" calcext:value-type="float">
            <text:p>11.500</text:p>
          </table:table-cell>
          <table:table-cell table:style-name="ce19" table:formula="of:=[.D19]/40" office:value-type="float" office:value="5.75" calcext:value-type="float">
            <text:p>5.750</text:p>
          </table:table-cell>
          <table:table-cell table:style-name="ce19" table:formula="of:=[.D19]/40" office:value-type="float" office:value="5.75" calcext:value-type="float">
            <text:p>5.750</text:p>
          </table:table-cell>
          <table:table-cell table:style-name="ce19" table:formula="of:=[.D19]/40" office:value-type="float" office:value="5.75" calcext:value-type="float">
            <text:p>5.750</text:p>
          </table:table-cell>
          <table:table-cell table:style-name="ce19" table:formula="of:=[.D19]/20" office:value-type="float" office:value="11.5" calcext:value-type="float">
            <text:p>11.500</text:p>
          </table:table-cell>
          <table:table-cell table:style-name="ce19" table:formula="of:=[.D19]*8.3454*32/2000" office:value-type="float" office:value="30.711072" calcext:value-type="float">
            <text:p>30.711</text:p>
          </table:table-cell>
          <table:table-cell table:style-name="ce19" table:formula="of:=[.D19]*50*2/(3*2000)" office:value-type="float" office:value="3.83333333333333" calcext:value-type="float">
            <text:p>3.833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19" table:formula="of:=IF(NOT([.CH19]=0.001);0.006*[.D19]/3;0.001)" office:value-type="float" office:value="0.001" calcext:value-type="float">
            <text:p>0.001</text:p>
          </table:table-cell>
          <table:table-cell table:style-name="ce19" table:formula="of:=IF(NOT([.CH19]=0.001);0.7*[.D19]/3;0.001)" office:value-type="float" office:value="0.001" calcext:value-type="float">
            <text:p>0.001</text:p>
          </table:table-cell>
          <table:table-cell table:style-name="ce19" table:formula="of:=IF(NOT([.CH19]=0.001);0.65*[.D19]/3;0.001)" office:value-type="float" office:value="0.001" calcext:value-type="float">
            <text:p>0.001</text:p>
          </table:table-cell>
          <table:table-cell table:style-name="ce19" table:formula="of:=IF(NOT([.CH19]=0.001);0.002*[.D19]/3;0.001)" office:value-type="float" office:value="0.001" calcext:value-type="float">
            <text:p>0.001</text:p>
          </table:table-cell>
          <table:table-cell table:style-name="ce19" table:formula="of:=IF(NOT([.CH19]=0.001);0.001*[.D19]/3;0.001)" office:value-type="float" office:value="0.001" calcext:value-type="float">
            <text:p>0.001</text:p>
          </table:table-cell>
          <table:table-cell table:style-name="ce19" table:formula="of:=[.D19]*3*110/(24*2000)" office:value-type="float" office:value="1.58125" calcext:value-type="float">
            <text:p>1.581</text:p>
          </table:table-cell>
          <table:table-cell table:style-name="ce19" table:formula="of:=[.D19]*3*12/(24*2000)" office:value-type="float" office:value="0.1725" calcext:value-type="float">
            <text:p>0.173</text:p>
          </table:table-cell>
          <table:table-cell table:style-name="ce19" table:formula="of:=[.D19]*3*1.4/(24*2000)" office:value-type="float" office:value="0.020125" calcext:value-type="float">
            <text:p>0.020</text:p>
          </table:table-cell>
          <table:table-cell table:style-name="ce19" table:formula="of:=[.D19]*1600*8.3454/(10*2000)" office:value-type="float" office:value="153.55536" calcext:value-type="float">
            <text:p>153.555</text:p>
          </table:table-cell>
          <table:table-cell table:style-name="ce19" table:formula="of:=[.D19]*2/2000" office:value-type="float" office:value="0.23" calcext:value-type="float">
            <text:p>0.230</text:p>
          </table:table-cell>
          <table:table-cell table:style-name="ce19" table:formula="of:=[.D19]*2*30/2000" office:value-type="float" office:value="6.9" calcext:value-type="float">
            <text:p>6.900</text:p>
          </table:table-cell>
          <table:table-cell table:style-name="ce19" table:formula="of:=27/4" office:value-type="float" office:value="6.75" calcext:value-type="float">
            <text:p>6.750</text:p>
          </table:table-cell>
          <table:table-cell table:style-name="ce19" table:formula="of:=27/16" office:value-type="float" office:value="1.6875" calcext:value-type="float">
            <text:p>1.688</text:p>
          </table:table-cell>
          <table:table-cell table:style-name="ce19" table:formula="of:=[.CQ19]*0.9" office:value-type="float" office:value="138.199824" calcext:value-type="float">
            <text:p>138.200</text:p>
          </table:table-cell>
          <table:table-cell table:style-name="ce19" table:formula="of:=2.5*[.D19]/(60*2000)" office:value-type="float" office:value="0.00479166666666667" calcext:value-type="float">
            <text:p>0.005</text:p>
          </table:table-cell>
          <table:table-cell table:style-name="ce19" table:formula="of:=[.D19]*2.5*55/2000" office:value-type="float" office:value="15.8125" calcext:value-type="float">
            <text:p>15.813</text:p>
          </table:table-cell>
          <table:table-cell table:style-name="ce19" table:formula="of:=[.D19]*2.5*1.25*0.5/2000" office:value-type="float" office:value="0.1796875" calcext:value-type="float">
            <text:p>0.180</text:p>
          </table:table-cell>
          <table:table-cell table:style-name="ce19" table:formula="of:=[.D19]*2*20/2000" office:value-type="float" office:value="4.6" calcext:value-type="float">
            <text:p>4.600</text:p>
          </table:table-cell>
          <table:table-cell table:style-name="ce19" table:formula="of:=IF([.B19]=&quot;Mts&quot;;[.D19]*0.005;0.001)" office:value-type="float" office:value="0.001" calcext:value-type="float">
            <text:p>0.001</text:p>
          </table:table-cell>
          <table:table-cell table:style-name="ce19" table:formula="of:=IF([.B19]=&quot;Mts&quot;;[.D19]*0.01;0.001)" office:value-type="float" office:value="0.001" calcext:value-type="float">
            <text:p>0.001</text:p>
          </table:table-cell>
          <table:table-cell table:style-name="ce19" table:formula="of:=[.D19]*0.02*12/(3*2000)" office:value-type="float" office:value="0.0092" calcext:value-type="float">
            <text:p>0.009</text:p>
          </table:table-cell>
          <table:table-cell table:style-name="ce19" table:formula="of:=[.D19]*0.5*12/(5*2000)" office:value-type="float" office:value="0.138" calcext:value-type="float">
            <text:p>0.138</text:p>
          </table:table-cell>
          <table:table-cell table:style-name="ce19" table:formula="of:=[.D19]*6*25/2000" office:value-type="float" office:value="17.25" calcext:value-type="float">
            <text:p>17.250</text:p>
          </table:table-cell>
          <table:table-cell table:style-name="ce19" table:number-columns-repeated="915"/>
        </table:table-row>
        <table:table-row table:style-name="ro1">
          <table:table-cell office:value-type="string" calcext:value-type="string">
            <text:p>Budunu</text:p>
          </table:table-cell>
          <table:table-cell office:value-type="string" calcext:value-type="string">
            <text:p>Mts</text:p>
          </table:table-cell>
          <table:table-cell office:value-type="float" office:value="44" calcext:value-type="float">
            <text:p>44</text:p>
          </table:table-cell>
          <table:table-cell table:formula="of:=IF([.B20]=&quot;Taiga&quot;;265;IF([.B20]=&quot;Mts&quot;;265;IF([.B20]=&quot;Temp&quot;;230;IF([.B20]=&quot;Steppe&quot;;265;IF([.B20]=&quot;Jungle&quot;;180;IF([.B20]=&quot;Sav&quot;;240;IF([.B20]=&quot;Medi&quot;;230;0)))))))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style-name="ce19" table:formula="of:=IF([.B20]=&quot;Taiga&quot;;0.43;IF([.B20]=&quot;Mts&quot;;0.21;IF([.B20]=&quot;Temp&quot;;0.64;IF([.B20]=&quot;Steppe&quot;;0.57;IF([.B20]=&quot;Jungle&quot;;0.43;IF([.B20]=&quot;Sav&quot;;0.57;IF([.B20]=&quot;Medi&quot;;0.43;0)))))))" office:value-type="float" office:value="0.21" calcext:value-type="float">
            <text:p>0.210</text:p>
          </table:table-cell>
          <table:table-cell table:style-name="ce19" table:formula="of:=IF([.B20]=&quot;Taiga&quot;;0.43;IF([.B20]=&quot;Mts&quot;;0.8;IF([.B20]=&quot;Temp&quot;;0.64;IF([.B20]=&quot;Steppe&quot;;0.8;IF([.B20]=&quot;Jungle&quot;;0.43;IF([.B20]=&quot;Sav&quot;;0.8;IF([.B20]=&quot;Medi&quot;;0.6;0)))))))" office:value-type="float" office:value="0.8" calcext:value-type="float">
            <text:p>0.800</text:p>
          </table:table-cell>
          <table:table-cell table:style-name="ce19" table:formula="of:=IF([.B20]=&quot;Taiga&quot;;528;IF([.B20]=&quot;Mts&quot;;855.27;IF([.B20]=&quot;Temp&quot;;565.94;IF([.B20]=&quot;Steppe&quot;;551.72;IF([.B20]=&quot;Jungle&quot;;575.43;IF([.B20]=&quot;Sav&quot;;599.15;IF([.B20]=&quot;Medi&quot;;564.36;0)))))))" office:value-type="float" office:value="855.27" calcext:value-type="float">
            <text:p>855.270</text:p>
          </table:table-cell>
          <table:table-cell table:style-name="ce19" table:formula="of:=IF([.B20]=&quot;Taiga&quot;;2608.19;IF([.B20]=&quot;Mts&quot;;2100;IF([.B20]=&quot;Temp&quot;;2976.19;IF([.B20]=&quot;Steppe&quot;;2450.48;IF([.B20]=&quot;Jungle&quot;;2135.05;IF([.B20]=&quot;Sav&quot;;2310.29;IF([.B20]=&quot;Medi&quot;;2485.52;0)))))))" office:value-type="float" office:value="2100" calcext:value-type="float">
            <text:p>2,100.000</text:p>
          </table:table-cell>
          <table:table-cell table:style-name="ce19" table:formula="of:=IF([.B20]=&quot;Taiga&quot;;500.54;IF([.B20]=&quot;Mts&quot;;360;IF([.B20]=&quot;Temp&quot;;570.81;IF([.B20]=&quot;Steppe&quot;;441.95;IF([.B20]=&quot;Jungle&quot;;486.49;IF([.B20]=&quot;Sav&quot;;518.92;IF([.B20]=&quot;Medi&quot;;640;0)))))))" office:value-type="float" office:value="360" calcext:value-type="float">
            <text:p>360.000</text:p>
          </table:table-cell>
          <table:table-cell table:style-name="ce19" table:formula="of:=IF([.B20]=&quot;Taiga&quot;;2003.09;IF([.B20]=&quot;Mts&quot;;1612.8;IF([.B20]=&quot;Temp&quot;;2285.71;IF([.B20]=&quot;Steppe&quot;;1881.97;IF([.B20]=&quot;Jungle&quot;;1639.72;IF([.B20]=&quot;Sav&quot;;1774.3;IF([.B20]=&quot;Medi&quot;;1908.88;0)))))))" office:value-type="float" office:value="1612.8" calcext:value-type="float">
            <text:p>1,612.800</text:p>
          </table:table-cell>
          <table:table-cell table:style-name="ce19" table:formula="of:=IF([.B20]=&quot;Taiga&quot;;260.82;IF([.B20]=&quot;Mts&quot;;210;IF([.B20]=&quot;Temp&quot;;297.62;IF([.B20]=&quot;Steppe&quot;;245.05;IF([.B20]=&quot;Jungle&quot;;213.5;IF([.B20]=&quot;Sav&quot;;231.03;IF([.B20]=&quot;Medi&quot;;248.55;0)))))))" office:value-type="float" office:value="210" calcext:value-type="float">
            <text:p>210.000</text:p>
          </table:table-cell>
          <table:table-cell table:style-name="ce19" table:formula="of:=IF([.B20]=&quot;Taiga&quot;;250;IF([.B20]=&quot;Mts&quot;;640;IF([.B20]=&quot;Temp&quot;;295.2174;IF([.B20]=&quot;Steppe&quot;;278.2609;IF([.B20]=&quot;Jungle&quot;;306.5217;IF([.B20]=&quot;Sav&quot;;334.7826;IF([.B20]=&quot;Medi&quot;;293.3333;0)))))))" office:value-type="float" office:value="640" calcext:value-type="float">
            <text:p>640.000</text:p>
          </table:table-cell>
          <table:table-cell table:style-name="ce19" table:formula="of:=IF([.B20]=&quot;Taiga&quot;;1491.9691;IF([.B20]=&quot;Mts&quot;;980;IF([.B20]=&quot;Temp&quot;;1747.9537;IF([.B20]=&quot;Steppe&quot;;1278.5174;IF([.B20]=&quot;Jungle&quot;;1440.7722;IF([.B20]=&quot;Sav&quot;;1558.9189;IF([.B20]=&quot;Medi&quot;;2000;0)))))))" office:value-type="float" office:value="980" calcext:value-type="float">
            <text:p>980.000</text:p>
          </table:table-cell>
          <table:table-cell table:style-name="ce19" table:formula="of:=IF([.B20]=&quot;Taiga&quot;;68.5;IF([.B20]=&quot;Mts&quot;;25;IF([.B20]=&quot;Temp&quot;;100;IF([.B20]=&quot;Steppe&quot;;55;IF([.B20]=&quot;Jungle&quot;;28;IF([.B20]=&quot;Sav&quot;;43;IF([.B20]=&quot;Medi&quot;;58;0)))))))" office:value-type="float" office:value="25" calcext:value-type="float">
            <text:p>25.000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5" office:value-type="string" calcext:value-type="string">
            <text:p>|--|</text:p>
          </table:table-cell>
          <table:table-cell table:style-name="ce19" table:formula="of:=[.C20]*[.F20]*[.G20]*360*640*1393.66125/(2000*1000)" office:value-type="float" office:value="1186.783944192" calcext:value-type="float">
            <text:p>1,186.784</text:p>
          </table:table-cell>
          <table:table-cell table:style-name="ce19" table:formula="of:=[.C20]*[.F20]*[.G20]*[.J20]*640*1393.66125/(2000*1000)" office:value-type="float" office:value="1186.783944192" calcext:value-type="float">
            <text:p>1,186.784</text:p>
          </table:table-cell>
          <table:table-cell table:style-name="ce19" table:formula="of:=[.T20]*[.J$28]" office:value-type="float" office:value="395.594648064" calcext:value-type="float">
            <text:p>395.595</text:p>
          </table:table-cell>
          <table:table-cell table:style-name="ce19" table:formula="of:=[.T20]-[.U20]" office:value-type="float" office:value="791.189296128" calcext:value-type="float">
            <text:p>791.189</text:p>
          </table:table-cell>
          <table:table-cell table:style-name="ce19" table:formula="of:=[.C20]*[.F20]*[.G20]*[.H20]*640*1393.66125/(2000*1000)" office:value-type="float" office:value="2819.50195541414" calcext:value-type="float">
            <text:p>2,819.502</text:p>
          </table:table-cell>
          <table:table-cell table:style-name="ce19" table:formula="of:=[.W20]*[.H$28]" office:value-type="float" office:value="768.955078749312" calcext:value-type="float">
            <text:p>768.955</text:p>
          </table:table-cell>
          <table:table-cell table:style-name="ce19" table:formula="of:=[.W20]-[.X20]" office:value-type="float" office:value="2050.54687666483" calcext:value-type="float">
            <text:p>2,050.547</text:p>
          </table:table-cell>
          <table:table-cell table:style-name="ce19" table:formula="of:=[.C20]*[.F20]*[.G20]*[.M20]*640*1393.66125/(2000*1000)" office:value-type="float" office:value="2109.838123008" calcext:value-type="float">
            <text:p>2,109.838</text:p>
          </table:table-cell>
          <table:table-cell table:style-name="ce19" table:formula="of:=[.C20]*[.F20]*[.G20]*[.N20]*640*1393.66125/(2000*1000)" office:value-type="float" office:value="3230.689625856" calcext:value-type="float">
            <text:p>3,230.690</text:p>
          </table:table-cell>
          <table:table-cell table:style-name="ce19" table:formula="of:=[.C20]*[.F20]*[.G20]*[.O20]*640*1393.66125/(2000*1000)" office:value-type="float" office:value="82.41555168" calcext:value-type="float">
            <text:p>82.416</text:p>
          </table:table-cell>
          <table:table-cell table:style-name="ce19" table:formula="of:=[.C20]*[.P20]*640*1393.66125/(2000*1000)" office:value-type="float" office:value="0.73585314" calcext:value-type="float">
            <text:p>0.736</text:p>
          </table:table-cell>
          <table:table-cell table:style-name="ce19" table:formula="of:=[.C20]*[.Q20]*640*1393.66125/(2000*1000)" office:value-type="float" office:value="0.73585314" calcext:value-type="float">
            <text:p>0.736</text:p>
          </table:table-cell>
          <table:table-cell table:style-name="ce19" table:formula="of:=[.C20]*[.F20]*[.G20]*6*[.J20]*640*1393.66125/(18*365)" office:value-type="float" office:value="2167641.9072" calcext:value-type="float">
            <text:p>2,167,641.907</text:p>
          </table:table-cell>
          <table:table-cell table:style-name="ce19" table:formula="of:=[.C20]*[.F20]*[.G20]*[.J20]*640*1393.66125/(18*100)" office:value-type="float" office:value="1318648.82688" calcext:value-type="float">
            <text:p>1,318,648.827</text:p>
          </table:table-cell>
          <table:table-cell table:style-name="ce19" table:formula="of:=[.C20]*[.F20]*[.G20]*[.J20]*640*1393.66125/520" office:value-type="float" office:value="4564553.63150769" calcext:value-type="float">
            <text:p>4,564,553.632</text:p>
          </table:table-cell>
          <table:table-cell table:style-name="ce19" table:formula="of:=[.C20]*[.F20]*[.G20]*[.K20]*640*1393.66125/(2000*1000)" office:value-type="float" office:value="5316.79206998016" calcext:value-type="float">
            <text:p>5,316.792</text:p>
          </table:table-cell>
          <table:table-cell table:style-name="ce19" table:formula="of:=3*12*[.D20]/5" office:value-type="float" office:value="1908" calcext:value-type="float">
            <text:p>1,908.000</text:p>
          </table:table-cell>
          <table:table-cell table:style-name="ce19" table:formula="of:=1.5*[.D20]*750/(2000*15)" office:value-type="float" office:value="9.9375" calcext:value-type="float">
            <text:p>9.938</text:p>
          </table:table-cell>
          <table:table-cell table:style-name="ce19" table:formula="of:=66*10*[.D20]/(2000*6)" office:value-type="float" office:value="14.575" calcext:value-type="float">
            <text:p>14.575</text:p>
          </table:table-cell>
          <table:table-cell table:style-name="ce19" table:formula="of:=[.AE20]*365/1000" office:value-type="float" office:value="791189.296128" calcext:value-type="float">
            <text:p>791,189.296</text:p>
          </table:table-cell>
          <table:table-cell table:style-name="ce19" table:formula="of:=[.AF20]*24*238/(3*25*2000*1000)" office:value-type="float" office:value="50.2141473275904" calcext:value-type="float">
            <text:p>50.214</text:p>
          </table:table-cell>
          <table:table-cell table:style-name="ce19" table:formula="of:=[.AG20]*40*0.7*52/(6*1000*2000)" office:value-type="float" office:value="553.8325072896" calcext:value-type="float">
            <text:p>553.833</text:p>
          </table:table-cell>
          <table:table-cell table:style-name="ce19" table:formula="of:=[.AG20]*120*2/(16*1000*2000)" office:value-type="float" office:value="34.2341522363077" calcext:value-type="float">
            <text:p>34.234</text:p>
          </table:table-cell>
          <table:table-cell table:style-name="ce19" table:formula="of:=[.AH20]*3.25*8.34/(48)" office:value-type="float" office:value="3002.32602201692" calcext:value-type="float">
            <text:p>3,002.326</text:p>
          </table:table-cell>
          <table:table-cell table:style-name="ce19" table:formula="of:=[.AH20]*25*8.34/(4*48)" office:value-type="float" office:value="5773.70388849408" calcext:value-type="float">
            <text:p>5,773.704</text:p>
          </table:table-cell>
          <table:table-cell table:style-name="ce19" table:formula="of:=[.C20]*[.F20]*[.G20]*[.L20]*640*1393.66125/(2000*1000)" office:value-type="float" office:value="692.290634112" calcext:value-type="float">
            <text:p>692.291</text:p>
          </table:table-cell>
          <table:table-cell table:style-name="ce19" table:formula="of:=[.AF20]*600*6/(90*1000*2000)" office:value-type="float" office:value="26.3729765376" calcext:value-type="float">
            <text:p>26.373</text:p>
          </table:table-cell>
          <table:table-cell table:style-name="ce19" table:formula="of:=IF([.B20]=&quot;Taiga&quot;;236.2;IF([.B20]=&quot;Mts&quot;;10;IF([.B20]=&quot;Temp&quot;;400;IF([.B20]=&quot;Steppe&quot;;25;IF([.B20]=&quot;Jungle&quot;;400;IF([.B20]=&quot;Sav&quot;;103.6;IF([.B20]=&quot;Medi&quot;;181.6;0)))))))*[.D20]*[.AT$36]" office:value-type="float" office:value="4.96875" calcext:value-type="float">
            <text:p>4.969</text:p>
          </table:table-cell>
          <table:table-cell table:style-name="ce19" table:formula="of:=INDEX([$Tech.$F$3:$Tech.$F$13];MATCH([.E20];[$Tech.$E$3:$Tech.$E$13];1))*[.D20]*[.AT$36]/365" office:value-type="float" office:value="49.6875" calcext:value-type="float">
            <text:p>49.688</text:p>
          </table:table-cell>
          <table:table-cell table:style-name="ce19" table:formula="of:=[.D20]*12.5*[.AT$36]/(30)" office:value-type="float" office:value="0.20703125" calcext:value-type="float">
            <text:p>0.207</text:p>
          </table:table-cell>
          <table:table-cell table:style-name="ce19" table:formula="of:=125*[.D20]*[.AW$30]" office:value-type="float" office:value="128.1005859375" calcext:value-type="float">
            <text:p>128.101</text:p>
          </table:table-cell>
          <table:table-cell table:style-name="ce19" table:formula="of:=1000*[.D20]*[.AW$30]/(3)" office:value-type="float" office:value="341.6015625" calcext:value-type="float">
            <text:p>341.602</text:p>
          </table:table-cell>
          <table:table-cell table:style-name="ce19" table:formula="of:=[.D20]/(2*[.AY$30])" office:value-type="float" office:value="238.5" calcext:value-type="float">
            <text:p>238.500</text:p>
          </table:table-cell>
          <table:table-cell table:style-name="ce19" table:formula="of:=[.D20]*[.AZ$30]/2" office:value-type="float" office:value="0.165625" calcext:value-type="float">
            <text:p>0.166</text:p>
          </table:table-cell>
          <table:table-cell table:style-name="ce19" table:formula="of:=[.D20]*2*[.BA$30]" office:value-type="float" office:value="0.795" calcext:value-type="float">
            <text:p>0.795</text:p>
          </table:table-cell>
          <table:table-cell table:style-name="ce19" table:formula="of:=[.D20]*3*[.BB$30]" office:value-type="float" office:value="0.59625" calcext:value-type="float">
            <text:p>0.596</text:p>
          </table:table-cell>
          <table:table-cell table:style-name="ce19" table:formula="of:=[.D20]*11*[.BC$30]/15" office:value-type="float" office:value="0.1166" calcext:value-type="float">
            <text:p>0.117</text:p>
          </table:table-cell>
          <table:table-cell table:style-name="ce19" table:formula="of:=[.D20]*11*[.BD$30]/8" office:value-type="float" office:value="0.27328125" calcext:value-type="float">
            <text:p>0.273</text:p>
          </table:table-cell>
          <table:table-cell table:style-name="ce19" table:formula="of:=[.D20]*11*[.BE$30]/3" office:value-type="float" office:value="0.176982142857143" calcext:value-type="float">
            <text:p>0.177</text:p>
          </table:table-cell>
          <table:table-cell table:style-name="ce19" table:formula="of:=[.D20]*11*[.BF$30]/5" office:value-type="float" office:value="0.12753125" calcext:value-type="float">
            <text:p>0.128</text:p>
          </table:table-cell>
          <table:table-cell table:style-name="ce19" table:formula="of:=[.D20]*11*[.BG$30]/9" office:value-type="float" office:value="0.323888888888889" calcext:value-type="float">
            <text:p>0.324</text:p>
          </table:table-cell>
          <table:table-cell table:style-name="ce19" table:formula="of:=[.D20]*11*[.BH$30]/12" office:value-type="float" office:value="0.1821875" calcext:value-type="float">
            <text:p>0.182</text:p>
          </table:table-cell>
          <table:table-cell table:style-name="ce19" table:formula="of:=[.D20]*[.BI$30]/(125/12)" office:value-type="float" office:value="0.5088" calcext:value-type="float">
            <text:p>0.509</text:p>
          </table:table-cell>
          <table:table-cell table:style-name="ce19" table:formula="of:=[.D20]*[.BJ$30]/30" office:value-type="float" office:value="0.231256666666667" calcext:value-type="float">
            <text:p>0.231</text:p>
          </table:table-cell>
          <table:table-cell table:style-name="ce19" table:formula="of:=[.D20]*[.BK$30]/7" office:value-type="float" office:value="0.0319419642857143" calcext:value-type="float">
            <text:p>0.032</text:p>
          </table:table-cell>
          <table:table-cell table:style-name="ce19" table:formula="of:=[.D20]*[.BL$30]/8.5" office:value-type="float" office:value="0.0526102941176471" calcext:value-type="float">
            <text:p>0.053</text:p>
          </table:table-cell>
          <table:table-cell table:style-name="ce19" table:formula="of:=[.D20]*[.BM$30]" office:value-type="float" office:value="0.111796875" calcext:value-type="float">
            <text:p>0.112</text:p>
          </table:table-cell>
          <table:table-cell table:style-name="ce19" table:formula="of:=[.D20]*[.BN$30]/1.5" office:value-type="float" office:value="0.265" calcext:value-type="float">
            <text:p>0.265</text:p>
          </table:table-cell>
          <table:table-cell table:style-name="ce19" table:formula="of:=[.D20]*[.BO$30]/2" office:value-type="float" office:value="0.2153125" calcext:value-type="float">
            <text:p>0.215</text:p>
          </table:table-cell>
          <table:table-cell table:style-name="ce19" table:formula="of:=[.D20]*[.BP$30]/4" office:value-type="float" office:value="0.0496875" calcext:value-type="float">
            <text:p>0.050</text:p>
          </table:table-cell>
          <table:table-cell table:style-name="ce19" table:formula="of:=[.D20]/((16+24)/12)" office:value-type="float" office:value="79.5" calcext:value-type="float">
            <text:p>79.500</text:p>
          </table:table-cell>
          <table:table-cell table:style-name="ce19" table:formula="of:=[.D20]*2/(30*2000)" office:value-type="float" office:value="0.00883333333333333" calcext:value-type="float">
            <text:p>0.009</text:p>
          </table:table-cell>
          <table:table-cell table:style-name="ce19" table:formula="of:=[.D20]/((37.5/12)*2000)" office:value-type="float" office:value="0.0424" calcext:value-type="float">
            <text:p>0.042</text:p>
          </table:table-cell>
          <table:table-cell table:style-name="ce19" table:formula="of:=[.D20]*2/((20/9)*2000)" office:value-type="float" office:value="0.11925" calcext:value-type="float">
            <text:p>0.119</text:p>
          </table:table-cell>
          <table:table-cell table:style-name="ce19" table:formula="of:=[.AF20]*24*8/(3*25*2000*1000)" office:value-type="float" office:value="1.6878704984064" calcext:value-type="float">
            <text:p>1.688</text:p>
          </table:table-cell>
          <table:table-cell table:style-name="ce19" table:formula="of:=[.D20]*3.5/((3/12)*(20/9)*2000)" office:value-type="float" office:value="0.83475" calcext:value-type="float">
            <text:p>0.835</text:p>
          </table:table-cell>
          <table:table-cell table:style-name="ce19" table:formula="of:=[.D20]*2/((2/12)*(20/9)*2000)" office:value-type="float" office:value="0.7155" calcext:value-type="float">
            <text:p>0.716</text:p>
          </table:table-cell>
          <table:table-cell table:style-name="ce19" table:formula="of:=[.D20]*2.5/((5/12)*(20/9)*2000)" office:value-type="float" office:value="0.35775" calcext:value-type="float">
            <text:p>0.358</text:p>
          </table:table-cell>
          <table:table-cell table:style-name="ce19" table:formula="of:=[.D20]*7/((14/12)*(20/9)*2000)" office:value-type="float" office:value="0.35775" calcext:value-type="float">
            <text:p>0.358</text:p>
          </table:table-cell>
          <table:table-cell table:style-name="ce19" table:formula="of:=[.D20]/(4*2)" office:value-type="float" office:value="33.125" calcext:value-type="float">
            <text:p>33.125</text:p>
          </table:table-cell>
          <table:table-cell table:style-name="ce19" table:formula="of:=[.D20]/(4*5)" office:value-type="float" office:value="13.25" calcext:value-type="float">
            <text:p>13.250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19" table:formula="of:=[.D20]/40" office:value-type="float" office:value="6.625" calcext:value-type="float">
            <text:p>6.625</text:p>
          </table:table-cell>
          <table:table-cell table:style-name="ce19" table:formula="of:=[.D20]/40" office:value-type="float" office:value="6.625" calcext:value-type="float">
            <text:p>6.625</text:p>
          </table:table-cell>
          <table:table-cell table:style-name="ce19" table:formula="of:=[.D20]/20" office:value-type="float" office:value="13.25" calcext:value-type="float">
            <text:p>13.250</text:p>
          </table:table-cell>
          <table:table-cell table:style-name="ce19" table:formula="of:=[.D20]*8.3454*32/2000" office:value-type="float" office:value="35.384496" calcext:value-type="float">
            <text:p>35.384</text:p>
          </table:table-cell>
          <table:table-cell table:style-name="ce19" table:formula="of:=[.D20]*50*2/(3*2000)" office:value-type="float" office:value="4.41666666666667" calcext:value-type="float">
            <text:p>4.417</text:p>
          </table:table-cell>
          <table:table-cell table:style-name="ce19" table:formula="of:=[.D20]*50/2000" office:value-type="float" office:value="6.625" calcext:value-type="float">
            <text:p>6.625</text:p>
          </table:table-cell>
          <table:table-cell table:style-name="ce19" table:formula="of:=IF(NOT([.CH20]=0.001);0.006*[.D20]/3;0.001)" office:value-type="float" office:value="0.53" calcext:value-type="float">
            <text:p>0.530</text:p>
          </table:table-cell>
          <table:table-cell table:style-name="ce19" table:formula="of:=IF(NOT([.CH20]=0.001);0.7*[.D20]/3;0.001)" office:value-type="float" office:value="61.8333333333333" calcext:value-type="float">
            <text:p>61.833</text:p>
          </table:table-cell>
          <table:table-cell table:style-name="ce19" table:formula="of:=IF(NOT([.CH20]=0.001);0.65*[.D20]/3;0.001)" office:value-type="float" office:value="57.4166666666667" calcext:value-type="float">
            <text:p>57.417</text:p>
          </table:table-cell>
          <table:table-cell table:style-name="ce19" table:formula="of:=IF(NOT([.CH20]=0.001);0.002*[.D20]/3;0.001)" office:value-type="float" office:value="0.176666666666667" calcext:value-type="float">
            <text:p>0.177</text:p>
          </table:table-cell>
          <table:table-cell table:style-name="ce19" table:formula="of:=IF(NOT([.CH20]=0.001);0.001*[.D20]/3;0.001)" office:value-type="float" office:value="0.0883333333333333" calcext:value-type="float">
            <text:p>0.088</text:p>
          </table:table-cell>
          <table:table-cell table:style-name="ce19" table:formula="of:=[.D20]*3*110/(24*2000)" office:value-type="float" office:value="1.821875" calcext:value-type="float">
            <text:p>1.822</text:p>
          </table:table-cell>
          <table:table-cell table:style-name="ce19" table:formula="of:=[.D20]*3*12/(24*2000)" office:value-type="float" office:value="0.19875" calcext:value-type="float">
            <text:p>0.199</text:p>
          </table:table-cell>
          <table:table-cell table:style-name="ce19" table:formula="of:=[.D20]*3*1.4/(24*2000)" office:value-type="float" office:value="0.0231875" calcext:value-type="float">
            <text:p>0.023</text:p>
          </table:table-cell>
          <table:table-cell table:style-name="ce19" table:formula="of:=[.D20]*1600*8.3454/(10*2000)" office:value-type="float" office:value="176.92248" calcext:value-type="float">
            <text:p>176.922</text:p>
          </table:table-cell>
          <table:table-cell table:style-name="ce19" table:formula="of:=[.D20]*2/2000" office:value-type="float" office:value="0.265" calcext:value-type="float">
            <text:p>0.265</text:p>
          </table:table-cell>
          <table:table-cell table:style-name="ce19" table:formula="of:=[.D20]*2*30/2000" office:value-type="float" office:value="7.95" calcext:value-type="float">
            <text:p>7.950</text:p>
          </table:table-cell>
          <table:table-cell table:number-columns-repeated="2" table:style-name="ce19" office:value-type="float" office:value="0.001" calcext:value-type="float">
            <text:p>0.001</text:p>
          </table:table-cell>
          <table:table-cell table:style-name="ce19" table:formula="of:=[.CQ20]*0.9" office:value-type="float" office:value="159.230232" calcext:value-type="float">
            <text:p>159.230</text:p>
          </table:table-cell>
          <table:table-cell table:style-name="ce19" table:formula="of:=2.5*[.D20]/(60*2000)" office:value-type="float" office:value="0.00552083333333333" calcext:value-type="float">
            <text:p>0.006</text:p>
          </table:table-cell>
          <table:table-cell table:style-name="ce19" table:formula="of:=[.D20]*2.5*55/2000" office:value-type="float" office:value="18.21875" calcext:value-type="float">
            <text:p>18.219</text:p>
          </table:table-cell>
          <table:table-cell table:style-name="ce19" table:formula="of:=[.D20]*2.5*1.25*0.5/2000" office:value-type="float" office:value="0.20703125" calcext:value-type="float">
            <text:p>0.207</text:p>
          </table:table-cell>
          <table:table-cell table:style-name="ce19" table:formula="of:=[.D20]*2*20/2000" office:value-type="float" office:value="5.3" calcext:value-type="float">
            <text:p>5.300</text:p>
          </table:table-cell>
          <table:table-cell table:style-name="ce19" table:formula="of:=IF([.B20]=&quot;Mts&quot;;[.D20]*0.005;0.001)" office:value-type="float" office:value="1.325" calcext:value-type="float">
            <text:p>1.325</text:p>
          </table:table-cell>
          <table:table-cell table:style-name="ce19" table:formula="of:=IF([.B20]=&quot;Mts&quot;;[.D20]*0.01;0.001)" office:value-type="float" office:value="2.65" calcext:value-type="float">
            <text:p>2.650</text:p>
          </table:table-cell>
          <table:table-cell table:style-name="ce19" table:formula="of:=[.D20]*0.02*12/(3*2000)" office:value-type="float" office:value="0.0106" calcext:value-type="float">
            <text:p>0.011</text:p>
          </table:table-cell>
          <table:table-cell table:style-name="ce19" table:formula="of:=[.D20]*0.5*12/(5*2000)" office:value-type="float" office:value="0.159" calcext:value-type="float">
            <text:p>0.159</text:p>
          </table:table-cell>
          <table:table-cell table:style-name="ce19" table:formula="of:=[.D20]*6*25/2000" office:value-type="float" office:value="19.875" calcext:value-type="float">
            <text:p>19.875</text:p>
          </table:table-cell>
          <table:table-cell table:style-name="ce19" table:number-columns-repeated="915"/>
        </table:table-row>
        <table:table-row table:style-name="ro1">
          <table:table-cell office:value-type="string" calcext:value-type="string">
            <text:p>Azucar</text:p>
          </table:table-cell>
          <table:table-cell office:value-type="string" calcext:value-type="string">
            <text:p>Medi</text:p>
          </table:table-cell>
          <table:table-cell office:value-type="float" office:value="196" calcext:value-type="float">
            <text:p>196</text:p>
          </table:table-cell>
          <table:table-cell table:formula="of:=IF([.B21]=&quot;Taiga&quot;;265;IF([.B21]=&quot;Mts&quot;;265;IF([.B21]=&quot;Temp&quot;;230;IF([.B21]=&quot;Steppe&quot;;265;IF([.B21]=&quot;Jungle&quot;;180;IF([.B21]=&quot;Sav&quot;;240;IF([.B21]=&quot;Medi&quot;;230;0)))))))"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style-name="ce19" table:formula="of:=IF([.B21]=&quot;Taiga&quot;;0.43;IF([.B21]=&quot;Mts&quot;;0.21;IF([.B21]=&quot;Temp&quot;;0.64;IF([.B21]=&quot;Steppe&quot;;0.57;IF([.B21]=&quot;Jungle&quot;;0.43;IF([.B21]=&quot;Sav&quot;;0.57;IF([.B21]=&quot;Medi&quot;;0.43;0)))))))" office:value-type="float" office:value="0.43" calcext:value-type="float">
            <text:p>0.430</text:p>
          </table:table-cell>
          <table:table-cell table:style-name="ce19" table:formula="of:=IF([.B21]=&quot;Taiga&quot;;0.43;IF([.B21]=&quot;Mts&quot;;0.8;IF([.B21]=&quot;Temp&quot;;0.64;IF([.B21]=&quot;Steppe&quot;;0.8;IF([.B21]=&quot;Jungle&quot;;0.43;IF([.B21]=&quot;Sav&quot;;0.8;IF([.B21]=&quot;Medi&quot;;0.6;0)))))))" office:value-type="float" office:value="0.6" calcext:value-type="float">
            <text:p>0.600</text:p>
          </table:table-cell>
          <table:table-cell table:style-name="ce19" table:formula="of:=IF([.B21]=&quot;Taiga&quot;;528;IF([.B21]=&quot;Mts&quot;;855.27;IF([.B21]=&quot;Temp&quot;;565.94;IF([.B21]=&quot;Steppe&quot;;551.72;IF([.B21]=&quot;Jungle&quot;;575.43;IF([.B21]=&quot;Sav&quot;;599.15;IF([.B21]=&quot;Medi&quot;;564.36;0)))))))" office:value-type="float" office:value="564.36" calcext:value-type="float">
            <text:p>564.360</text:p>
          </table:table-cell>
          <table:table-cell table:style-name="ce19" table:formula="of:=IF([.B21]=&quot;Taiga&quot;;2608.19;IF([.B21]=&quot;Mts&quot;;2100;IF([.B21]=&quot;Temp&quot;;2976.19;IF([.B21]=&quot;Steppe&quot;;2450.48;IF([.B21]=&quot;Jungle&quot;;2135.05;IF([.B21]=&quot;Sav&quot;;2310.29;IF([.B21]=&quot;Medi&quot;;2485.52;0)))))))" office:value-type="float" office:value="2485.52" calcext:value-type="float">
            <text:p>2,485.520</text:p>
          </table:table-cell>
          <table:table-cell table:style-name="ce19" table:formula="of:=IF([.B21]=&quot;Taiga&quot;;500.54;IF([.B21]=&quot;Mts&quot;;360;IF([.B21]=&quot;Temp&quot;;570.81;IF([.B21]=&quot;Steppe&quot;;441.95;IF([.B21]=&quot;Jungle&quot;;486.49;IF([.B21]=&quot;Sav&quot;;518.92;IF([.B21]=&quot;Medi&quot;;640;0)))))))" office:value-type="float" office:value="640" calcext:value-type="float">
            <text:p>640.000</text:p>
          </table:table-cell>
          <table:table-cell table:style-name="ce19" table:formula="of:=IF([.B21]=&quot;Taiga&quot;;2003.09;IF([.B21]=&quot;Mts&quot;;1612.8;IF([.B21]=&quot;Temp&quot;;2285.71;IF([.B21]=&quot;Steppe&quot;;1881.97;IF([.B21]=&quot;Jungle&quot;;1639.72;IF([.B21]=&quot;Sav&quot;;1774.3;IF([.B21]=&quot;Medi&quot;;1908.88;0)))))))" office:value-type="float" office:value="1908.88" calcext:value-type="float">
            <text:p>1,908.880</text:p>
          </table:table-cell>
          <table:table-cell table:style-name="ce19" table:formula="of:=IF([.B21]=&quot;Taiga&quot;;260.82;IF([.B21]=&quot;Mts&quot;;210;IF([.B21]=&quot;Temp&quot;;297.62;IF([.B21]=&quot;Steppe&quot;;245.05;IF([.B21]=&quot;Jungle&quot;;213.5;IF([.B21]=&quot;Sav&quot;;231.03;IF([.B21]=&quot;Medi&quot;;248.55;0)))))))" office:value-type="float" office:value="248.55" calcext:value-type="float">
            <text:p>248.550</text:p>
          </table:table-cell>
          <table:table-cell table:style-name="ce19" table:formula="of:=IF([.B21]=&quot;Taiga&quot;;250;IF([.B21]=&quot;Mts&quot;;640;IF([.B21]=&quot;Temp&quot;;295.2174;IF([.B21]=&quot;Steppe&quot;;278.2609;IF([.B21]=&quot;Jungle&quot;;306.5217;IF([.B21]=&quot;Sav&quot;;334.7826;IF([.B21]=&quot;Medi&quot;;293.3333;0)))))))" office:value-type="float" office:value="293.3333" calcext:value-type="float">
            <text:p>293.333</text:p>
          </table:table-cell>
          <table:table-cell table:style-name="ce19" table:formula="of:=IF([.B21]=&quot;Taiga&quot;;1491.9691;IF([.B21]=&quot;Mts&quot;;980;IF([.B21]=&quot;Temp&quot;;1747.9537;IF([.B21]=&quot;Steppe&quot;;1278.5174;IF([.B21]=&quot;Jungle&quot;;1440.7722;IF([.B21]=&quot;Sav&quot;;1558.9189;IF([.B21]=&quot;Medi&quot;;2000;0)))))))" office:value-type="float" office:value="2000" calcext:value-type="float">
            <text:p>2,000.000</text:p>
          </table:table-cell>
          <table:table-cell table:style-name="ce19" table:formula="of:=IF([.B21]=&quot;Taiga&quot;;68.5;IF([.B21]=&quot;Mts&quot;;25;IF([.B21]=&quot;Temp&quot;;100;IF([.B21]=&quot;Steppe&quot;;55;IF([.B21]=&quot;Jungle&quot;;28;IF([.B21]=&quot;Sav&quot;;43;IF([.B21]=&quot;Medi&quot;;58;0)))))))" office:value-type="float" office:value="58" calcext:value-type="float">
            <text:p>58.000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5" office:value-type="string" calcext:value-type="string">
            <text:p>|--|</text:p>
          </table:table-cell>
          <table:table-cell table:style-name="ce19" table:formula="of:=[.C21]*[.F21]*[.G21]*360*640*1393.66125/(2000*1000)" office:value-type="float" office:value="8118.681072768" calcext:value-type="float">
            <text:p>8,118.681</text:p>
          </table:table-cell>
          <table:table-cell table:style-name="ce19" table:formula="of:=[.C21]*[.F21]*[.G21]*[.J21]*640*1393.66125/(2000*1000)" office:value-type="float" office:value="14433.210796032" calcext:value-type="float">
            <text:p>14,433.211</text:p>
          </table:table-cell>
          <table:table-cell table:style-name="ce19" table:formula="of:=[.T21]*[.J$28]" office:value-type="float" office:value="4811.070265344" calcext:value-type="float">
            <text:p>4,811.070</text:p>
          </table:table-cell>
          <table:table-cell table:style-name="ce19" table:formula="of:=[.T21]-[.U21]" office:value-type="float" office:value="9622.140530688" calcext:value-type="float">
            <text:p>9,622.141</text:p>
          </table:table-cell>
          <table:table-cell table:style-name="ce19" table:formula="of:=[.C21]*[.F21]*[.G21]*[.H21]*640*1393.66125/(2000*1000)" office:value-type="float" office:value="12727.385695076" calcext:value-type="float">
            <text:p>12,727.386</text:p>
          </table:table-cell>
          <table:table-cell table:style-name="ce19" table:formula="of:=[.W21]*[.H$28]" office:value-type="float" office:value="3471.10518956617" calcext:value-type="float">
            <text:p>3,471.105</text:p>
          </table:table-cell>
          <table:table-cell table:style-name="ce19" table:formula="of:=[.W21]-[.X21]" office:value-type="float" office:value="9256.2805055098" calcext:value-type="float">
            <text:p>9,256.281</text:p>
          </table:table-cell>
          <table:table-cell table:style-name="ce19" table:formula="of:=[.C21]*[.F21]*[.G21]*[.M21]*640*1393.66125/(2000*1000)" office:value-type="float" office:value="6615.22086311827" calcext:value-type="float">
            <text:p>6,615.221</text:p>
          </table:table-cell>
          <table:table-cell table:style-name="ce19" table:formula="of:=[.C21]*[.F21]*[.G21]*[.N21]*640*1393.66125/(2000*1000)" office:value-type="float" office:value="45103.7837376" calcext:value-type="float">
            <text:p>45,103.784</text:p>
          </table:table-cell>
          <table:table-cell table:style-name="ce19" table:formula="of:=[.C21]*[.F21]*[.G21]*[.O21]*640*1393.66125/(2000*1000)" office:value-type="float" office:value="1308.0097283904" calcext:value-type="float">
            <text:p>1,308.010</text:p>
          </table:table-cell>
          <table:table-cell table:style-name="ce19" table:formula="of:=[.C21]*[.P21]*640*1393.66125/(2000*1000)" office:value-type="float" office:value="3.27789126" calcext:value-type="float">
            <text:p>3.278</text:p>
          </table:table-cell>
          <table:table-cell table:style-name="ce19" table:formula="of:=[.C21]*[.Q21]*640*1393.66125/(2000*1000)" office:value-type="float" office:value="3.27789126" calcext:value-type="float">
            <text:p>3.278</text:p>
          </table:table-cell>
          <table:table-cell table:style-name="ce19" table:formula="of:=[.C21]*[.F21]*[.G21]*6*[.J21]*640*1393.66125/(18*365)" office:value-type="float" office:value="26362028.8512" calcext:value-type="float">
            <text:p>26,362,028.851</text:p>
          </table:table-cell>
          <table:table-cell table:style-name="ce19" table:formula="of:=[.C21]*[.F21]*[.G21]*[.J21]*640*1393.66125/(18*100)" office:value-type="float" office:value="16036900.88448" calcext:value-type="float">
            <text:p>16,036,900.884</text:p>
          </table:table-cell>
          <table:table-cell table:style-name="ce19" table:formula="of:=[.C21]*[.F21]*[.G21]*[.J21]*640*1393.66125/520" office:value-type="float" office:value="55512349.2155077" calcext:value-type="float">
            <text:p>55,512,349.216</text:p>
          </table:table-cell>
          <table:table-cell table:style-name="ce19" table:formula="of:=[.C21]*[.F21]*[.G21]*[.K21]*640*1393.66125/(2000*1000)" office:value-type="float" office:value="43048.855350515" calcext:value-type="float">
            <text:p>43,048.855</text:p>
          </table:table-cell>
          <table:table-cell table:style-name="ce19" table:formula="of:=3*12*[.D21]/5" office:value-type="float" office:value="1656" calcext:value-type="float">
            <text:p>1,656.000</text:p>
          </table:table-cell>
          <table:table-cell table:style-name="ce19" table:formula="of:=1.5*[.D21]*750/(2000*15)" office:value-type="float" office:value="8.625" calcext:value-type="float">
            <text:p>8.625</text:p>
          </table:table-cell>
          <table:table-cell table:style-name="ce19" table:formula="of:=66*10*[.D21]/(2000*6)" office:value-type="float" office:value="12.65" calcext:value-type="float">
            <text:p>12.650</text:p>
          </table:table-cell>
          <table:table-cell table:style-name="ce19" table:formula="of:=[.AE21]*365/1000" office:value-type="float" office:value="9622140.530688" calcext:value-type="float">
            <text:p>9,622,140.531</text:p>
          </table:table-cell>
          <table:table-cell table:style-name="ce19" table:formula="of:=[.AF21]*24*238/(3*25*2000*1000)" office:value-type="float" office:value="610.685185680999" calcext:value-type="float">
            <text:p>610.685</text:p>
          </table:table-cell>
          <table:table-cell table:style-name="ce19" table:formula="of:=[.AG21]*40*0.7*52/(6*1000*2000)" office:value-type="float" office:value="6735.4983714816" calcext:value-type="float">
            <text:p>6,735.498</text:p>
          </table:table-cell>
          <table:table-cell table:style-name="ce19" table:formula="of:=[.AG21]*120*2/(16*1000*2000)" office:value-type="float" office:value="416.342619116308" calcext:value-type="float">
            <text:p>416.343</text:p>
          </table:table-cell>
          <table:table-cell table:style-name="ce19" table:formula="of:=[.AH21]*3.25*8.34/(48)" office:value-type="float" office:value="24309.1505057439" calcext:value-type="float">
            <text:p>24,309.151</text:p>
          </table:table-cell>
          <table:table-cell table:style-name="ce19" table:formula="of:=[.AH21]*25*8.34/(4*48)" office:value-type="float" office:value="46748.3663571998" calcext:value-type="float">
            <text:p>46,748.366</text:p>
          </table:table-cell>
          <table:table-cell table:style-name="ce19" table:formula="of:=[.C21]*[.F21]*[.G21]*[.L21]*640*1393.66125/(2000*1000)" office:value-type="float" office:value="5605.27272399024" calcext:value-type="float">
            <text:p>5,605.273</text:p>
          </table:table-cell>
          <table:table-cell table:style-name="ce19" table:formula="of:=[.AF21]*600*6/(90*1000*2000)" office:value-type="float" office:value="320.7380176896" calcext:value-type="float">
            <text:p>320.738</text:p>
          </table:table-cell>
          <table:table-cell table:style-name="ce19" table:formula="of:=IF([.B21]=&quot;Taiga&quot;;236.2;IF([.B21]=&quot;Mts&quot;;10;IF([.B21]=&quot;Temp&quot;;400;IF([.B21]=&quot;Steppe&quot;;25;IF([.B21]=&quot;Jungle&quot;;400;IF([.B21]=&quot;Sav&quot;;103.6;IF([.B21]=&quot;Medi&quot;;181.6;0)))))))*[.D21]*[.AT$36]" office:value-type="float" office:value="78.315" calcext:value-type="float">
            <text:p>78.315</text:p>
          </table:table-cell>
          <table:table-cell table:style-name="ce19" table:formula="of:=INDEX([$Tech.$F$3:$Tech.$F$13];MATCH([.E21];[$Tech.$E$3:$Tech.$E$13];1))*[.D21]*[.AT$36]/365" office:value-type="float" office:value="43.125" calcext:value-type="float">
            <text:p>43.125</text:p>
          </table:table-cell>
          <table:table-cell table:style-name="ce19" table:formula="of:=[.D21]*12.5*[.AT$36]/(30)" office:value-type="float" office:value="0.1796875" calcext:value-type="float">
            <text:p>0.180</text:p>
          </table:table-cell>
          <table:table-cell table:style-name="ce19" table:formula="of:=125*[.D21]*[.AW$30]" office:value-type="float" office:value="111.181640625" calcext:value-type="float">
            <text:p>111.182</text:p>
          </table:table-cell>
          <table:table-cell table:style-name="ce19" table:formula="of:=1000*[.D21]*[.AW$30]/(3)" office:value-type="float" office:value="296.484375" calcext:value-type="float">
            <text:p>296.484</text:p>
          </table:table-cell>
          <table:table-cell table:style-name="ce19" table:formula="of:=[.D21]/(2*[.AY$30])" office:value-type="float" office:value="207" calcext:value-type="float">
            <text:p>207.000</text:p>
          </table:table-cell>
          <table:table-cell table:style-name="ce19" table:formula="of:=[.D21]*[.AZ$30]/2" office:value-type="float" office:value="0.14375" calcext:value-type="float">
            <text:p>0.144</text:p>
          </table:table-cell>
          <table:table-cell table:style-name="ce19" table:formula="of:=[.D21]*2*[.BA$30]" office:value-type="float" office:value="0.69" calcext:value-type="float">
            <text:p>0.690</text:p>
          </table:table-cell>
          <table:table-cell table:style-name="ce19" table:formula="of:=[.D21]*3*[.BB$30]" office:value-type="float" office:value="0.5175" calcext:value-type="float">
            <text:p>0.518</text:p>
          </table:table-cell>
          <table:table-cell table:style-name="ce19" table:formula="of:=[.D21]*11*[.BC$30]/15" office:value-type="float" office:value="0.1012" calcext:value-type="float">
            <text:p>0.101</text:p>
          </table:table-cell>
          <table:table-cell table:style-name="ce19" table:formula="of:=[.D21]*11*[.BD$30]/8" office:value-type="float" office:value="0.2371875" calcext:value-type="float">
            <text:p>0.237</text:p>
          </table:table-cell>
          <table:table-cell table:style-name="ce19" table:formula="of:=[.D21]*11*[.BE$30]/3" office:value-type="float" office:value="0.153607142857143" calcext:value-type="float">
            <text:p>0.154</text:p>
          </table:table-cell>
          <table:table-cell table:style-name="ce19" table:formula="of:=[.D21]*11*[.BF$30]/5" office:value-type="float" office:value="0.1106875" calcext:value-type="float">
            <text:p>0.111</text:p>
          </table:table-cell>
          <table:table-cell table:style-name="ce19" table:formula="of:=[.D21]*11*[.BG$30]/9" office:value-type="float" office:value="0.281111111111111" calcext:value-type="float">
            <text:p>0.281</text:p>
          </table:table-cell>
          <table:table-cell table:style-name="ce19" table:formula="of:=[.D21]*11*[.BH$30]/12" office:value-type="float" office:value="0.158125" calcext:value-type="float">
            <text:p>0.158</text:p>
          </table:table-cell>
          <table:table-cell table:style-name="ce19" table:formula="of:=[.D21]*[.BI$30]/(125/12)" office:value-type="float" office:value="0.4416" calcext:value-type="float">
            <text:p>0.442</text:p>
          </table:table-cell>
          <table:table-cell table:style-name="ce19" table:formula="of:=[.D21]*[.BJ$30]/30" office:value-type="float" office:value="0.200713333333333" calcext:value-type="float">
            <text:p>0.201</text:p>
          </table:table-cell>
          <table:table-cell table:style-name="ce19" table:formula="of:=[.D21]*[.BK$30]/7" office:value-type="float" office:value="0.0277232142857143" calcext:value-type="float">
            <text:p>0.028</text:p>
          </table:table-cell>
          <table:table-cell table:style-name="ce19" table:formula="of:=[.D21]*[.BL$30]/8.5" office:value-type="float" office:value="0.0456617647058824" calcext:value-type="float">
            <text:p>0.046</text:p>
          </table:table-cell>
          <table:table-cell table:style-name="ce19" table:formula="of:=[.D21]*[.BM$30]" office:value-type="float" office:value="0.09703125" calcext:value-type="float">
            <text:p>0.097</text:p>
          </table:table-cell>
          <table:table-cell table:style-name="ce19" table:formula="of:=[.D21]*[.BN$30]/1.5" office:value-type="float" office:value="0.23" calcext:value-type="float">
            <text:p>0.230</text:p>
          </table:table-cell>
          <table:table-cell table:style-name="ce19" table:formula="of:=[.D21]*[.BO$30]/2" office:value-type="float" office:value="0.186875" calcext:value-type="float">
            <text:p>0.187</text:p>
          </table:table-cell>
          <table:table-cell table:style-name="ce19" table:formula="of:=[.D21]*[.BP$30]/4" office:value-type="float" office:value="0.043125" calcext:value-type="float">
            <text:p>0.043</text:p>
          </table:table-cell>
          <table:table-cell table:style-name="ce19" table:formula="of:=[.D21]/((16+24)/12)" office:value-type="float" office:value="69" calcext:value-type="float">
            <text:p>69.000</text:p>
          </table:table-cell>
          <table:table-cell table:style-name="ce19" table:formula="of:=[.D21]*2/(30*2000)" office:value-type="float" office:value="0.00766666666666667" calcext:value-type="float">
            <text:p>0.008</text:p>
          </table:table-cell>
          <table:table-cell table:style-name="ce19" table:formula="of:=[.D21]/((37.5/12)*2000)" office:value-type="float" office:value="0.0368" calcext:value-type="float">
            <text:p>0.037</text:p>
          </table:table-cell>
          <table:table-cell table:style-name="ce19" table:formula="of:=[.D21]*2/((20/9)*2000)" office:value-type="float" office:value="0.1035" calcext:value-type="float">
            <text:p>0.104</text:p>
          </table:table-cell>
          <table:table-cell table:style-name="ce19" table:formula="of:=[.AF21]*24*8/(3*25*2000*1000)" office:value-type="float" office:value="20.5272331321344" calcext:value-type="float">
            <text:p>20.527</text:p>
          </table:table-cell>
          <table:table-cell table:style-name="ce19" table:formula="of:=[.D21]*3.5/((3/12)*(20/9)*2000)" office:value-type="float" office:value="0.7245" calcext:value-type="float">
            <text:p>0.725</text:p>
          </table:table-cell>
          <table:table-cell table:style-name="ce19" table:formula="of:=[.D21]*2/((2/12)*(20/9)*2000)" office:value-type="float" office:value="0.621" calcext:value-type="float">
            <text:p>0.621</text:p>
          </table:table-cell>
          <table:table-cell table:style-name="ce19" table:formula="of:=[.D21]*2.5/((5/12)*(20/9)*2000)" office:value-type="float" office:value="0.3105" calcext:value-type="float">
            <text:p>0.311</text:p>
          </table:table-cell>
          <table:table-cell table:style-name="ce19" table:formula="of:=[.D21]*7/((14/12)*(20/9)*2000)" office:value-type="float" office:value="0.3105" calcext:value-type="float">
            <text:p>0.311</text:p>
          </table:table-cell>
          <table:table-cell table:style-name="ce19" table:formula="of:=[.D21]/(4*2)" office:value-type="float" office:value="28.75" calcext:value-type="float">
            <text:p>28.750</text:p>
          </table:table-cell>
          <table:table-cell table:style-name="ce19" table:formula="of:=[.D21]/(4*5)" office:value-type="float" office:value="11.5" calcext:value-type="float">
            <text:p>11.500</text:p>
          </table:table-cell>
          <table:table-cell table:style-name="ce19" table:formula="of:=[.D21]/40" office:value-type="float" office:value="5.75" calcext:value-type="float">
            <text:p>5.750</text:p>
          </table:table-cell>
          <table:table-cell table:style-name="ce19" table:formula="of:=[.D21]/40" office:value-type="float" office:value="5.75" calcext:value-type="float">
            <text:p>5.750</text:p>
          </table:table-cell>
          <table:table-cell table:style-name="ce19" table:formula="of:=[.D21]/40" office:value-type="float" office:value="5.75" calcext:value-type="float">
            <text:p>5.750</text:p>
          </table:table-cell>
          <table:table-cell table:style-name="ce19" table:formula="of:=[.D21]/20" office:value-type="float" office:value="11.5" calcext:value-type="float">
            <text:p>11.500</text:p>
          </table:table-cell>
          <table:table-cell table:style-name="ce19" table:formula="of:=[.D21]*8.3454*32/2000" office:value-type="float" office:value="30.711072" calcext:value-type="float">
            <text:p>30.711</text:p>
          </table:table-cell>
          <table:table-cell table:style-name="ce19" table:formula="of:=[.D21]*50*2/(3*2000)" office:value-type="float" office:value="3.83333333333333" calcext:value-type="float">
            <text:p>3.833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19" table:formula="of:=IF(NOT([.CH21]=0.001);0.006*[.D21]/3;0.001)" office:value-type="float" office:value="0.001" calcext:value-type="float">
            <text:p>0.001</text:p>
          </table:table-cell>
          <table:table-cell table:style-name="ce19" table:formula="of:=IF(NOT([.CH21]=0.001);0.7*[.D21]/3;0.001)" office:value-type="float" office:value="0.001" calcext:value-type="float">
            <text:p>0.001</text:p>
          </table:table-cell>
          <table:table-cell table:style-name="ce19" table:formula="of:=IF(NOT([.CH21]=0.001);0.65*[.D21]/3;0.001)" office:value-type="float" office:value="0.001" calcext:value-type="float">
            <text:p>0.001</text:p>
          </table:table-cell>
          <table:table-cell table:style-name="ce19" table:formula="of:=IF(NOT([.CH21]=0.001);0.002*[.D21]/3;0.001)" office:value-type="float" office:value="0.001" calcext:value-type="float">
            <text:p>0.001</text:p>
          </table:table-cell>
          <table:table-cell table:style-name="ce19" table:formula="of:=IF(NOT([.CH21]=0.001);0.001*[.D21]/3;0.001)" office:value-type="float" office:value="0.001" calcext:value-type="float">
            <text:p>0.001</text:p>
          </table:table-cell>
          <table:table-cell table:style-name="ce19" table:formula="of:=[.D21]*3*110/(24*2000)" office:value-type="float" office:value="1.58125" calcext:value-type="float">
            <text:p>1.581</text:p>
          </table:table-cell>
          <table:table-cell table:style-name="ce19" table:formula="of:=[.D21]*3*12/(24*2000)" office:value-type="float" office:value="0.1725" calcext:value-type="float">
            <text:p>0.173</text:p>
          </table:table-cell>
          <table:table-cell table:style-name="ce19" table:formula="of:=[.D21]*3*1.4/(24*2000)" office:value-type="float" office:value="0.020125" calcext:value-type="float">
            <text:p>0.020</text:p>
          </table:table-cell>
          <table:table-cell table:style-name="ce19" table:formula="of:=[.D21]*1600*8.3454/(10*2000)" office:value-type="float" office:value="153.55536" calcext:value-type="float">
            <text:p>153.555</text:p>
          </table:table-cell>
          <table:table-cell table:style-name="ce19" table:formula="of:=[.D21]*2/2000" office:value-type="float" office:value="0.23" calcext:value-type="float">
            <text:p>0.230</text:p>
          </table:table-cell>
          <table:table-cell table:style-name="ce19" table:formula="of:=[.D21]*2*30/2000" office:value-type="float" office:value="6.9" calcext:value-type="float">
            <text:p>6.900</text:p>
          </table:table-cell>
          <table:table-cell table:style-name="ce19" table:formula="of:=27/4" office:value-type="float" office:value="6.75" calcext:value-type="float">
            <text:p>6.750</text:p>
          </table:table-cell>
          <table:table-cell table:style-name="ce19" table:formula="of:=27/16" office:value-type="float" office:value="1.6875" calcext:value-type="float">
            <text:p>1.688</text:p>
          </table:table-cell>
          <table:table-cell table:style-name="ce19" table:formula="of:=[.CQ21]*0.9" office:value-type="float" office:value="138.199824" calcext:value-type="float">
            <text:p>138.200</text:p>
          </table:table-cell>
          <table:table-cell table:style-name="ce19" table:formula="of:=2.5*[.D21]/(60*2000)" office:value-type="float" office:value="0.00479166666666667" calcext:value-type="float">
            <text:p>0.005</text:p>
          </table:table-cell>
          <table:table-cell table:style-name="ce19" table:formula="of:=[.D21]*2.5*55/2000" office:value-type="float" office:value="15.8125" calcext:value-type="float">
            <text:p>15.813</text:p>
          </table:table-cell>
          <table:table-cell table:style-name="ce19" table:formula="of:=[.D21]*2.5*1.25*0.5/2000" office:value-type="float" office:value="0.1796875" calcext:value-type="float">
            <text:p>0.180</text:p>
          </table:table-cell>
          <table:table-cell table:style-name="ce19" table:formula="of:=[.D21]*2*20/2000" office:value-type="float" office:value="4.6" calcext:value-type="float">
            <text:p>4.600</text:p>
          </table:table-cell>
          <table:table-cell table:style-name="ce19" table:formula="of:=IF([.B21]=&quot;Mts&quot;;[.D21]*0.005;0.001)" office:value-type="float" office:value="0.001" calcext:value-type="float">
            <text:p>0.001</text:p>
          </table:table-cell>
          <table:table-cell table:style-name="ce19" table:formula="of:=IF([.B21]=&quot;Mts&quot;;[.D21]*0.01;0.001)" office:value-type="float" office:value="0.001" calcext:value-type="float">
            <text:p>0.001</text:p>
          </table:table-cell>
          <table:table-cell table:style-name="ce19" table:formula="of:=[.D21]*0.02*12/(3*2000)" office:value-type="float" office:value="0.0092" calcext:value-type="float">
            <text:p>0.009</text:p>
          </table:table-cell>
          <table:table-cell table:style-name="ce19" table:formula="of:=[.D21]*0.5*12/(5*2000)" office:value-type="float" office:value="0.138" calcext:value-type="float">
            <text:p>0.138</text:p>
          </table:table-cell>
          <table:table-cell table:style-name="ce19" table:formula="of:=[.D21]*6*25/2000" office:value-type="float" office:value="17.25" calcext:value-type="float">
            <text:p>17.250</text:p>
          </table:table-cell>
          <table:table-cell table:style-name="ce19" table:number-columns-repeated="915"/>
        </table:table-row>
        <table:table-row table:style-name="ro1">
          <table:table-cell office:value-type="string" calcext:value-type="string">
            <text:p>Loncar</text:p>
          </table:table-cell>
          <table:table-cell office:value-type="string" calcext:value-type="string">
            <text:p>Mts</text:p>
          </table:table-cell>
          <table:table-cell office:value-type="float" office:value="126" calcext:value-type="float">
            <text:p>126</text:p>
          </table:table-cell>
          <table:table-cell table:formula="of:=IF([.B22]=&quot;Taiga&quot;;265;IF([.B22]=&quot;Mts&quot;;265;IF([.B22]=&quot;Temp&quot;;230;IF([.B22]=&quot;Steppe&quot;;265;IF([.B22]=&quot;Jungle&quot;;180;IF([.B22]=&quot;Sav&quot;;240;IF([.B22]=&quot;Medi&quot;;230;0)))))))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style-name="ce19" table:formula="of:=IF([.B22]=&quot;Taiga&quot;;0.43;IF([.B22]=&quot;Mts&quot;;0.21;IF([.B22]=&quot;Temp&quot;;0.64;IF([.B22]=&quot;Steppe&quot;;0.57;IF([.B22]=&quot;Jungle&quot;;0.43;IF([.B22]=&quot;Sav&quot;;0.57;IF([.B22]=&quot;Medi&quot;;0.43;0)))))))" office:value-type="float" office:value="0.21" calcext:value-type="float">
            <text:p>0.210</text:p>
          </table:table-cell>
          <table:table-cell table:style-name="ce19" table:formula="of:=IF([.B22]=&quot;Taiga&quot;;0.43;IF([.B22]=&quot;Mts&quot;;0.8;IF([.B22]=&quot;Temp&quot;;0.64;IF([.B22]=&quot;Steppe&quot;;0.8;IF([.B22]=&quot;Jungle&quot;;0.43;IF([.B22]=&quot;Sav&quot;;0.8;IF([.B22]=&quot;Medi&quot;;0.6;0)))))))" office:value-type="float" office:value="0.8" calcext:value-type="float">
            <text:p>0.800</text:p>
          </table:table-cell>
          <table:table-cell table:style-name="ce19" table:formula="of:=IF([.B22]=&quot;Taiga&quot;;528;IF([.B22]=&quot;Mts&quot;;855.27;IF([.B22]=&quot;Temp&quot;;565.94;IF([.B22]=&quot;Steppe&quot;;551.72;IF([.B22]=&quot;Jungle&quot;;575.43;IF([.B22]=&quot;Sav&quot;;599.15;IF([.B22]=&quot;Medi&quot;;564.36;0)))))))" office:value-type="float" office:value="855.27" calcext:value-type="float">
            <text:p>855.270</text:p>
          </table:table-cell>
          <table:table-cell table:style-name="ce19" table:formula="of:=IF([.B22]=&quot;Taiga&quot;;2608.19;IF([.B22]=&quot;Mts&quot;;2100;IF([.B22]=&quot;Temp&quot;;2976.19;IF([.B22]=&quot;Steppe&quot;;2450.48;IF([.B22]=&quot;Jungle&quot;;2135.05;IF([.B22]=&quot;Sav&quot;;2310.29;IF([.B22]=&quot;Medi&quot;;2485.52;0)))))))" office:value-type="float" office:value="2100" calcext:value-type="float">
            <text:p>2,100.000</text:p>
          </table:table-cell>
          <table:table-cell table:style-name="ce19" table:formula="of:=IF([.B22]=&quot;Taiga&quot;;500.54;IF([.B22]=&quot;Mts&quot;;360;IF([.B22]=&quot;Temp&quot;;570.81;IF([.B22]=&quot;Steppe&quot;;441.95;IF([.B22]=&quot;Jungle&quot;;486.49;IF([.B22]=&quot;Sav&quot;;518.92;IF([.B22]=&quot;Medi&quot;;640;0)))))))" office:value-type="float" office:value="360" calcext:value-type="float">
            <text:p>360.000</text:p>
          </table:table-cell>
          <table:table-cell table:style-name="ce19" table:formula="of:=IF([.B22]=&quot;Taiga&quot;;2003.09;IF([.B22]=&quot;Mts&quot;;1612.8;IF([.B22]=&quot;Temp&quot;;2285.71;IF([.B22]=&quot;Steppe&quot;;1881.97;IF([.B22]=&quot;Jungle&quot;;1639.72;IF([.B22]=&quot;Sav&quot;;1774.3;IF([.B22]=&quot;Medi&quot;;1908.88;0)))))))" office:value-type="float" office:value="1612.8" calcext:value-type="float">
            <text:p>1,612.800</text:p>
          </table:table-cell>
          <table:table-cell table:style-name="ce19" table:formula="of:=IF([.B22]=&quot;Taiga&quot;;260.82;IF([.B22]=&quot;Mts&quot;;210;IF([.B22]=&quot;Temp&quot;;297.62;IF([.B22]=&quot;Steppe&quot;;245.05;IF([.B22]=&quot;Jungle&quot;;213.5;IF([.B22]=&quot;Sav&quot;;231.03;IF([.B22]=&quot;Medi&quot;;248.55;0)))))))" office:value-type="float" office:value="210" calcext:value-type="float">
            <text:p>210.000</text:p>
          </table:table-cell>
          <table:table-cell table:style-name="ce19" table:formula="of:=IF([.B22]=&quot;Taiga&quot;;250;IF([.B22]=&quot;Mts&quot;;640;IF([.B22]=&quot;Temp&quot;;295.2174;IF([.B22]=&quot;Steppe&quot;;278.2609;IF([.B22]=&quot;Jungle&quot;;306.5217;IF([.B22]=&quot;Sav&quot;;334.7826;IF([.B22]=&quot;Medi&quot;;293.3333;0)))))))" office:value-type="float" office:value="640" calcext:value-type="float">
            <text:p>640.000</text:p>
          </table:table-cell>
          <table:table-cell table:style-name="ce19" table:formula="of:=IF([.B22]=&quot;Taiga&quot;;1491.9691;IF([.B22]=&quot;Mts&quot;;980;IF([.B22]=&quot;Temp&quot;;1747.9537;IF([.B22]=&quot;Steppe&quot;;1278.5174;IF([.B22]=&quot;Jungle&quot;;1440.7722;IF([.B22]=&quot;Sav&quot;;1558.9189;IF([.B22]=&quot;Medi&quot;;2000;0)))))))" office:value-type="float" office:value="980" calcext:value-type="float">
            <text:p>980.000</text:p>
          </table:table-cell>
          <table:table-cell table:style-name="ce19" table:formula="of:=IF([.B22]=&quot;Taiga&quot;;68.5;IF([.B22]=&quot;Mts&quot;;25;IF([.B22]=&quot;Temp&quot;;100;IF([.B22]=&quot;Steppe&quot;;55;IF([.B22]=&quot;Jungle&quot;;28;IF([.B22]=&quot;Sav&quot;;43;IF([.B22]=&quot;Medi&quot;;58;0)))))))" office:value-type="float" office:value="25" calcext:value-type="float">
            <text:p>25.000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5" office:value-type="string" calcext:value-type="string">
            <text:p>|--|</text:p>
          </table:table-cell>
          <table:table-cell table:style-name="ce19" table:formula="of:=[.C22]*[.F22]*[.G22]*360*640*1393.66125/(2000*1000)" office:value-type="float" office:value="3398.517658368" calcext:value-type="float">
            <text:p>3,398.518</text:p>
          </table:table-cell>
          <table:table-cell table:style-name="ce19" table:formula="of:=[.C22]*[.F22]*[.G22]*[.J22]*640*1393.66125/(2000*1000)" office:value-type="float" office:value="3398.517658368" calcext:value-type="float">
            <text:p>3,398.518</text:p>
          </table:table-cell>
          <table:table-cell table:style-name="ce19" table:formula="of:=[.T22]*[.J$28]" office:value-type="float" office:value="1132.839219456" calcext:value-type="float">
            <text:p>1,132.839</text:p>
          </table:table-cell>
          <table:table-cell table:style-name="ce19" table:formula="of:=[.T22]-[.U22]" office:value-type="float" office:value="2265.678438912" calcext:value-type="float">
            <text:p>2,265.678</text:p>
          </table:table-cell>
          <table:table-cell table:style-name="ce19" table:formula="of:=[.C22]*[.F22]*[.G22]*[.H22]*640*1393.66125/(2000*1000)" office:value-type="float" office:value="8074.02832686778" calcext:value-type="float">
            <text:p>8,074.028</text:p>
          </table:table-cell>
          <table:table-cell table:style-name="ce19" table:formula="of:=[.W22]*[.H$28]" office:value-type="float" office:value="2202.00772550939" calcext:value-type="float">
            <text:p>2,202.008</text:p>
          </table:table-cell>
          <table:table-cell table:style-name="ce19" table:formula="of:=[.W22]-[.X22]" office:value-type="float" office:value="5872.02060135838" calcext:value-type="float">
            <text:p>5,872.021</text:p>
          </table:table-cell>
          <table:table-cell table:style-name="ce19" table:formula="of:=[.C22]*[.F22]*[.G22]*[.M22]*640*1393.66125/(2000*1000)" office:value-type="float" office:value="6041.809170432" calcext:value-type="float">
            <text:p>6,041.809</text:p>
          </table:table-cell>
          <table:table-cell table:style-name="ce19" table:formula="of:=[.C22]*[.F22]*[.G22]*[.N22]*640*1393.66125/(2000*1000)" office:value-type="float" office:value="9251.520292224" calcext:value-type="float">
            <text:p>9,251.520</text:p>
          </table:table-cell>
          <table:table-cell table:style-name="ce19" table:formula="of:=[.C22]*[.F22]*[.G22]*[.O22]*640*1393.66125/(2000*1000)" office:value-type="float" office:value="236.00817072" calcext:value-type="float">
            <text:p>236.008</text:p>
          </table:table-cell>
          <table:table-cell table:style-name="ce19" table:formula="of:=[.C22]*[.P22]*640*1393.66125/(2000*1000)" office:value-type="float" office:value="2.10721581" calcext:value-type="float">
            <text:p>2.107</text:p>
          </table:table-cell>
          <table:table-cell table:style-name="ce19" table:formula="of:=[.C22]*[.Q22]*640*1393.66125/(2000*1000)" office:value-type="float" office:value="2.10721581" calcext:value-type="float">
            <text:p>2.107</text:p>
          </table:table-cell>
          <table:table-cell table:style-name="ce19" table:formula="of:=[.C22]*[.F22]*[.G22]*6*[.J22]*640*1393.66125/(18*365)" office:value-type="float" office:value="6207338.1888" calcext:value-type="float">
            <text:p>6,207,338.189</text:p>
          </table:table-cell>
          <table:table-cell table:style-name="ce19" table:formula="of:=[.C22]*[.F22]*[.G22]*[.J22]*640*1393.66125/(18*100)" office:value-type="float" office:value="3776130.73152" calcext:value-type="float">
            <text:p>3,776,130.732</text:p>
          </table:table-cell>
          <table:table-cell table:style-name="ce19" table:formula="of:=[.C22]*[.F22]*[.G22]*[.J22]*640*1393.66125/520" office:value-type="float" office:value="13071221.7629538" calcext:value-type="float">
            <text:p>13,071,221.763</text:p>
          </table:table-cell>
          <table:table-cell table:style-name="ce19" table:formula="of:=[.C22]*[.F22]*[.G22]*[.K22]*640*1393.66125/(2000*1000)" office:value-type="float" office:value="15225.3591094886" calcext:value-type="float">
            <text:p>15,225.359</text:p>
          </table:table-cell>
          <table:table-cell table:style-name="ce19" table:formula="of:=3*12*[.D22]/5" office:value-type="float" office:value="1908" calcext:value-type="float">
            <text:p>1,908.000</text:p>
          </table:table-cell>
          <table:table-cell table:style-name="ce19" table:formula="of:=1.5*[.D22]*750/(2000*15)" office:value-type="float" office:value="9.9375" calcext:value-type="float">
            <text:p>9.938</text:p>
          </table:table-cell>
          <table:table-cell table:style-name="ce19" table:formula="of:=66*10*[.D22]/(2000*6)" office:value-type="float" office:value="14.575" calcext:value-type="float">
            <text:p>14.575</text:p>
          </table:table-cell>
          <table:table-cell table:style-name="ce19" table:formula="of:=[.AE22]*365/1000" office:value-type="float" office:value="2265678.438912" calcext:value-type="float">
            <text:p>2,265,678.439</text:p>
          </table:table-cell>
          <table:table-cell table:style-name="ce19" table:formula="of:=[.AF22]*24*238/(3*25*2000*1000)" office:value-type="float" office:value="143.795058256282" calcext:value-type="float">
            <text:p>143.795</text:p>
          </table:table-cell>
          <table:table-cell table:style-name="ce19" table:formula="of:=[.AG22]*40*0.7*52/(6*1000*2000)" office:value-type="float" office:value="1585.9749072384" calcext:value-type="float">
            <text:p>1,585.975</text:p>
          </table:table-cell>
          <table:table-cell table:style-name="ce19" table:formula="of:=[.AG22]*120*2/(16*1000*2000)" office:value-type="float" office:value="98.0341632221538" calcext:value-type="float">
            <text:p>98.034</text:p>
          </table:table-cell>
          <table:table-cell table:style-name="ce19" table:formula="of:=[.AH22]*3.25*8.34/(48)" office:value-type="float" office:value="8597.56997213937" calcext:value-type="float">
            <text:p>8,597.570</text:p>
          </table:table-cell>
          <table:table-cell table:style-name="ce19" table:formula="of:=[.AH22]*25*8.34/(4*48)" office:value-type="float" office:value="16533.7884079603" calcext:value-type="float">
            <text:p>16,533.788</text:p>
          </table:table-cell>
          <table:table-cell table:style-name="ce19" table:formula="of:=[.C22]*[.F22]*[.G22]*[.L22]*640*1393.66125/(2000*1000)" office:value-type="float" office:value="1982.468634048" calcext:value-type="float">
            <text:p>1,982.469</text:p>
          </table:table-cell>
          <table:table-cell table:style-name="ce19" table:formula="of:=[.AF22]*600*6/(90*1000*2000)" office:value-type="float" office:value="75.5226146304" calcext:value-type="float">
            <text:p>75.523</text:p>
          </table:table-cell>
          <table:table-cell table:style-name="ce19" table:formula="of:=IF([.B22]=&quot;Taiga&quot;;236.2;IF([.B22]=&quot;Mts&quot;;10;IF([.B22]=&quot;Temp&quot;;400;IF([.B22]=&quot;Steppe&quot;;25;IF([.B22]=&quot;Jungle&quot;;400;IF([.B22]=&quot;Sav&quot;;103.6;IF([.B22]=&quot;Medi&quot;;181.6;0)))))))*[.D22]*[.AT$36]" office:value-type="float" office:value="4.96875" calcext:value-type="float">
            <text:p>4.969</text:p>
          </table:table-cell>
          <table:table-cell table:style-name="ce19" table:formula="of:=INDEX([$Tech.$F$3:$Tech.$F$13];MATCH([.E22];[$Tech.$E$3:$Tech.$E$13];1))*[.D22]*[.AT$36]/365" office:value-type="float" office:value="49.6875" calcext:value-type="float">
            <text:p>49.688</text:p>
          </table:table-cell>
          <table:table-cell table:style-name="ce19" table:formula="of:=[.D22]*12.5*[.AT$36]/(30)" office:value-type="float" office:value="0.20703125" calcext:value-type="float">
            <text:p>0.207</text:p>
          </table:table-cell>
          <table:table-cell table:style-name="ce19" table:formula="of:=125*[.D22]*[.AW$30]" office:value-type="float" office:value="128.1005859375" calcext:value-type="float">
            <text:p>128.101</text:p>
          </table:table-cell>
          <table:table-cell table:style-name="ce19" table:formula="of:=1000*[.D22]*[.AW$30]/(3)" office:value-type="float" office:value="341.6015625" calcext:value-type="float">
            <text:p>341.602</text:p>
          </table:table-cell>
          <table:table-cell table:style-name="ce19" table:formula="of:=[.D22]/(2*[.AY$30])" office:value-type="float" office:value="238.5" calcext:value-type="float">
            <text:p>238.500</text:p>
          </table:table-cell>
          <table:table-cell table:style-name="ce19" table:formula="of:=[.D22]*[.AZ$30]/2" office:value-type="float" office:value="0.165625" calcext:value-type="float">
            <text:p>0.166</text:p>
          </table:table-cell>
          <table:table-cell table:style-name="ce19" table:formula="of:=[.D22]*2*[.BA$30]" office:value-type="float" office:value="0.795" calcext:value-type="float">
            <text:p>0.795</text:p>
          </table:table-cell>
          <table:table-cell table:style-name="ce19" table:formula="of:=[.D22]*3*[.BB$30]" office:value-type="float" office:value="0.59625" calcext:value-type="float">
            <text:p>0.596</text:p>
          </table:table-cell>
          <table:table-cell table:style-name="ce19" table:formula="of:=[.D22]*11*[.BC$30]/15" office:value-type="float" office:value="0.1166" calcext:value-type="float">
            <text:p>0.117</text:p>
          </table:table-cell>
          <table:table-cell table:style-name="ce19" table:formula="of:=[.D22]*11*[.BD$30]/8" office:value-type="float" office:value="0.27328125" calcext:value-type="float">
            <text:p>0.273</text:p>
          </table:table-cell>
          <table:table-cell table:style-name="ce19" table:formula="of:=[.D22]*11*[.BE$30]/3" office:value-type="float" office:value="0.176982142857143" calcext:value-type="float">
            <text:p>0.177</text:p>
          </table:table-cell>
          <table:table-cell table:style-name="ce19" table:formula="of:=[.D22]*11*[.BF$30]/5" office:value-type="float" office:value="0.12753125" calcext:value-type="float">
            <text:p>0.128</text:p>
          </table:table-cell>
          <table:table-cell table:style-name="ce19" table:formula="of:=[.D22]*11*[.BG$30]/9" office:value-type="float" office:value="0.323888888888889" calcext:value-type="float">
            <text:p>0.324</text:p>
          </table:table-cell>
          <table:table-cell table:style-name="ce19" table:formula="of:=[.D22]*11*[.BH$30]/12" office:value-type="float" office:value="0.1821875" calcext:value-type="float">
            <text:p>0.182</text:p>
          </table:table-cell>
          <table:table-cell table:style-name="ce19" table:formula="of:=[.D22]*[.BI$30]/(125/12)" office:value-type="float" office:value="0.5088" calcext:value-type="float">
            <text:p>0.509</text:p>
          </table:table-cell>
          <table:table-cell table:style-name="ce19" table:formula="of:=[.D22]*[.BJ$30]/30" office:value-type="float" office:value="0.231256666666667" calcext:value-type="float">
            <text:p>0.231</text:p>
          </table:table-cell>
          <table:table-cell table:style-name="ce19" table:formula="of:=[.D22]*[.BK$30]/7" office:value-type="float" office:value="0.0319419642857143" calcext:value-type="float">
            <text:p>0.032</text:p>
          </table:table-cell>
          <table:table-cell table:style-name="ce19" table:formula="of:=[.D22]*[.BL$30]/8.5" office:value-type="float" office:value="0.0526102941176471" calcext:value-type="float">
            <text:p>0.053</text:p>
          </table:table-cell>
          <table:table-cell table:style-name="ce19" table:formula="of:=[.D22]*[.BM$30]" office:value-type="float" office:value="0.111796875" calcext:value-type="float">
            <text:p>0.112</text:p>
          </table:table-cell>
          <table:table-cell table:style-name="ce19" table:formula="of:=[.D22]*[.BN$30]/1.5" office:value-type="float" office:value="0.265" calcext:value-type="float">
            <text:p>0.265</text:p>
          </table:table-cell>
          <table:table-cell table:style-name="ce19" table:formula="of:=[.D22]*[.BO$30]/2" office:value-type="float" office:value="0.2153125" calcext:value-type="float">
            <text:p>0.215</text:p>
          </table:table-cell>
          <table:table-cell table:style-name="ce19" table:formula="of:=[.D22]*[.BP$30]/4" office:value-type="float" office:value="0.0496875" calcext:value-type="float">
            <text:p>0.050</text:p>
          </table:table-cell>
          <table:table-cell table:style-name="ce19" table:formula="of:=[.D22]/((16+24)/12)" office:value-type="float" office:value="79.5" calcext:value-type="float">
            <text:p>79.500</text:p>
          </table:table-cell>
          <table:table-cell table:style-name="ce19" table:formula="of:=[.D22]*2/(30*2000)" office:value-type="float" office:value="0.00883333333333333" calcext:value-type="float">
            <text:p>0.009</text:p>
          </table:table-cell>
          <table:table-cell table:style-name="ce19" table:formula="of:=[.D22]/((37.5/12)*2000)" office:value-type="float" office:value="0.0424" calcext:value-type="float">
            <text:p>0.042</text:p>
          </table:table-cell>
          <table:table-cell table:style-name="ce19" table:formula="of:=[.D22]*2/((20/9)*2000)" office:value-type="float" office:value="0.11925" calcext:value-type="float">
            <text:p>0.119</text:p>
          </table:table-cell>
          <table:table-cell table:style-name="ce19" table:formula="of:=[.AF22]*24*8/(3*25*2000*1000)" office:value-type="float" office:value="4.8334473363456" calcext:value-type="float">
            <text:p>4.833</text:p>
          </table:table-cell>
          <table:table-cell table:style-name="ce19" table:formula="of:=[.D22]*3.5/((3/12)*(20/9)*2000)" office:value-type="float" office:value="0.83475" calcext:value-type="float">
            <text:p>0.835</text:p>
          </table:table-cell>
          <table:table-cell table:style-name="ce19" table:formula="of:=[.D22]*2/((2/12)*(20/9)*2000)" office:value-type="float" office:value="0.7155" calcext:value-type="float">
            <text:p>0.716</text:p>
          </table:table-cell>
          <table:table-cell table:style-name="ce19" table:formula="of:=[.D22]*2.5/((5/12)*(20/9)*2000)" office:value-type="float" office:value="0.35775" calcext:value-type="float">
            <text:p>0.358</text:p>
          </table:table-cell>
          <table:table-cell table:style-name="ce19" table:formula="of:=[.D22]*7/((14/12)*(20/9)*2000)" office:value-type="float" office:value="0.35775" calcext:value-type="float">
            <text:p>0.358</text:p>
          </table:table-cell>
          <table:table-cell table:style-name="ce19" table:formula="of:=[.D22]/(4*2)" office:value-type="float" office:value="33.125" calcext:value-type="float">
            <text:p>33.125</text:p>
          </table:table-cell>
          <table:table-cell table:style-name="ce19" table:formula="of:=[.D22]/(4*5)" office:value-type="float" office:value="13.25" calcext:value-type="float">
            <text:p>13.250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19" table:formula="of:=[.D22]/40" office:value-type="float" office:value="6.625" calcext:value-type="float">
            <text:p>6.625</text:p>
          </table:table-cell>
          <table:table-cell table:style-name="ce19" table:formula="of:=[.D22]/40" office:value-type="float" office:value="6.625" calcext:value-type="float">
            <text:p>6.625</text:p>
          </table:table-cell>
          <table:table-cell table:style-name="ce19" table:formula="of:=[.D22]/20" office:value-type="float" office:value="13.25" calcext:value-type="float">
            <text:p>13.250</text:p>
          </table:table-cell>
          <table:table-cell table:style-name="ce19" table:formula="of:=[.D22]*8.3454*32/2000" office:value-type="float" office:value="35.384496" calcext:value-type="float">
            <text:p>35.384</text:p>
          </table:table-cell>
          <table:table-cell table:style-name="ce19" table:formula="of:=[.D22]*50*2/(3*2000)" office:value-type="float" office:value="4.41666666666667" calcext:value-type="float">
            <text:p>4.417</text:p>
          </table:table-cell>
          <table:table-cell table:style-name="ce19" table:formula="of:=[.D22]*50/2000" office:value-type="float" office:value="6.625" calcext:value-type="float">
            <text:p>6.625</text:p>
          </table:table-cell>
          <table:table-cell table:style-name="ce19" table:formula="of:=IF(NOT([.CH22]=0.001);0.006*[.D22]/3;0.001)" office:value-type="float" office:value="0.53" calcext:value-type="float">
            <text:p>0.530</text:p>
          </table:table-cell>
          <table:table-cell table:style-name="ce19" table:formula="of:=IF(NOT([.CH22]=0.001);0.7*[.D22]/3;0.001)" office:value-type="float" office:value="61.8333333333333" calcext:value-type="float">
            <text:p>61.833</text:p>
          </table:table-cell>
          <table:table-cell table:style-name="ce19" table:formula="of:=IF(NOT([.CH22]=0.001);0.65*[.D22]/3;0.001)" office:value-type="float" office:value="57.4166666666667" calcext:value-type="float">
            <text:p>57.417</text:p>
          </table:table-cell>
          <table:table-cell table:style-name="ce19" table:formula="of:=IF(NOT([.CH22]=0.001);0.002*[.D22]/3;0.001)" office:value-type="float" office:value="0.176666666666667" calcext:value-type="float">
            <text:p>0.177</text:p>
          </table:table-cell>
          <table:table-cell table:style-name="ce19" table:formula="of:=IF(NOT([.CH22]=0.001);0.001*[.D22]/3;0.001)" office:value-type="float" office:value="0.0883333333333333" calcext:value-type="float">
            <text:p>0.088</text:p>
          </table:table-cell>
          <table:table-cell table:style-name="ce19" table:formula="of:=[.D22]*3*110/(24*2000)" office:value-type="float" office:value="1.821875" calcext:value-type="float">
            <text:p>1.822</text:p>
          </table:table-cell>
          <table:table-cell table:style-name="ce19" table:formula="of:=[.D22]*3*12/(24*2000)" office:value-type="float" office:value="0.19875" calcext:value-type="float">
            <text:p>0.199</text:p>
          </table:table-cell>
          <table:table-cell table:style-name="ce19" table:formula="of:=[.D22]*3*1.4/(24*2000)" office:value-type="float" office:value="0.0231875" calcext:value-type="float">
            <text:p>0.023</text:p>
          </table:table-cell>
          <table:table-cell table:style-name="ce19" table:formula="of:=[.D22]*1600*8.3454/(10*2000)" office:value-type="float" office:value="176.92248" calcext:value-type="float">
            <text:p>176.922</text:p>
          </table:table-cell>
          <table:table-cell table:style-name="ce19" table:formula="of:=[.D22]*2/2000" office:value-type="float" office:value="0.265" calcext:value-type="float">
            <text:p>0.265</text:p>
          </table:table-cell>
          <table:table-cell table:style-name="ce19" table:formula="of:=[.D22]*2*30/2000" office:value-type="float" office:value="7.95" calcext:value-type="float">
            <text:p>7.950</text:p>
          </table:table-cell>
          <table:table-cell table:number-columns-repeated="2" table:style-name="ce19" office:value-type="float" office:value="0.001" calcext:value-type="float">
            <text:p>0.001</text:p>
          </table:table-cell>
          <table:table-cell table:style-name="ce19" table:formula="of:=[.CQ22]*0.9" office:value-type="float" office:value="159.230232" calcext:value-type="float">
            <text:p>159.230</text:p>
          </table:table-cell>
          <table:table-cell table:style-name="ce19" table:formula="of:=2.5*[.D22]/(60*2000)" office:value-type="float" office:value="0.00552083333333333" calcext:value-type="float">
            <text:p>0.006</text:p>
          </table:table-cell>
          <table:table-cell table:style-name="ce19" table:formula="of:=[.D22]*2.5*55/2000" office:value-type="float" office:value="18.21875" calcext:value-type="float">
            <text:p>18.219</text:p>
          </table:table-cell>
          <table:table-cell table:style-name="ce19" table:formula="of:=[.D22]*2.5*1.25*0.5/2000" office:value-type="float" office:value="0.20703125" calcext:value-type="float">
            <text:p>0.207</text:p>
          </table:table-cell>
          <table:table-cell table:style-name="ce19" table:formula="of:=[.D22]*2*20/2000" office:value-type="float" office:value="5.3" calcext:value-type="float">
            <text:p>5.300</text:p>
          </table:table-cell>
          <table:table-cell table:style-name="ce19" table:formula="of:=IF([.B22]=&quot;Mts&quot;;[.D22]*0.005;0.001)" office:value-type="float" office:value="1.325" calcext:value-type="float">
            <text:p>1.325</text:p>
          </table:table-cell>
          <table:table-cell table:style-name="ce19" table:formula="of:=IF([.B22]=&quot;Mts&quot;;[.D22]*0.01;0.001)" office:value-type="float" office:value="2.65" calcext:value-type="float">
            <text:p>2.650</text:p>
          </table:table-cell>
          <table:table-cell table:style-name="ce19" table:formula="of:=[.D22]*0.02*12/(3*2000)" office:value-type="float" office:value="0.0106" calcext:value-type="float">
            <text:p>0.011</text:p>
          </table:table-cell>
          <table:table-cell table:style-name="ce19" table:formula="of:=[.D22]*0.5*12/(5*2000)" office:value-type="float" office:value="0.159" calcext:value-type="float">
            <text:p>0.159</text:p>
          </table:table-cell>
          <table:table-cell table:style-name="ce19" table:formula="of:=[.D22]*6*25/2000" office:value-type="float" office:value="19.875" calcext:value-type="float">
            <text:p>19.875</text:p>
          </table:table-cell>
          <table:table-cell table:style-name="ce19" table:number-columns-repeated="915"/>
        </table:table-row>
        <table:table-row table:style-name="ro1">
          <table:table-cell office:value-type="string" calcext:value-type="string">
            <text:p>Arania</text:p>
          </table:table-cell>
          <table:table-cell office:value-type="string" calcext:value-type="string">
            <text:p>Sav</text:p>
          </table:table-cell>
          <table:table-cell office:value-type="float" office:value="113" calcext:value-type="float">
            <text:p>113</text:p>
          </table:table-cell>
          <table:table-cell table:formula="of:=IF([.B23]=&quot;Taiga&quot;;265;IF([.B23]=&quot;Mts&quot;;265;IF([.B23]=&quot;Temp&quot;;230;IF([.B23]=&quot;Steppe&quot;;265;IF([.B23]=&quot;Jungle&quot;;180;IF([.B23]=&quot;Sav&quot;;240;IF([.B23]=&quot;Medi&quot;;230;0)))))))"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style-name="ce19" table:formula="of:=IF([.B23]=&quot;Taiga&quot;;0.43;IF([.B23]=&quot;Mts&quot;;0.21;IF([.B23]=&quot;Temp&quot;;0.64;IF([.B23]=&quot;Steppe&quot;;0.57;IF([.B23]=&quot;Jungle&quot;;0.43;IF([.B23]=&quot;Sav&quot;;0.57;IF([.B23]=&quot;Medi&quot;;0.43;0)))))))" office:value-type="float" office:value="0.57" calcext:value-type="float">
            <text:p>0.570</text:p>
          </table:table-cell>
          <table:table-cell table:style-name="ce19" table:formula="of:=IF([.B23]=&quot;Taiga&quot;;0.43;IF([.B23]=&quot;Mts&quot;;0.8;IF([.B23]=&quot;Temp&quot;;0.64;IF([.B23]=&quot;Steppe&quot;;0.8;IF([.B23]=&quot;Jungle&quot;;0.43;IF([.B23]=&quot;Sav&quot;;0.8;IF([.B23]=&quot;Medi&quot;;0.6;0)))))))" office:value-type="float" office:value="0.8" calcext:value-type="float">
            <text:p>0.800</text:p>
          </table:table-cell>
          <table:table-cell table:style-name="ce19" table:formula="of:=IF([.B23]=&quot;Taiga&quot;;528;IF([.B23]=&quot;Mts&quot;;855.27;IF([.B23]=&quot;Temp&quot;;565.94;IF([.B23]=&quot;Steppe&quot;;551.72;IF([.B23]=&quot;Jungle&quot;;575.43;IF([.B23]=&quot;Sav&quot;;599.15;IF([.B23]=&quot;Medi&quot;;564.36;0)))))))" office:value-type="float" office:value="599.15" calcext:value-type="float">
            <text:p>599.150</text:p>
          </table:table-cell>
          <table:table-cell table:style-name="ce19" table:formula="of:=IF([.B23]=&quot;Taiga&quot;;2608.19;IF([.B23]=&quot;Mts&quot;;2100;IF([.B23]=&quot;Temp&quot;;2976.19;IF([.B23]=&quot;Steppe&quot;;2450.48;IF([.B23]=&quot;Jungle&quot;;2135.05;IF([.B23]=&quot;Sav&quot;;2310.29;IF([.B23]=&quot;Medi&quot;;2485.52;0)))))))" office:value-type="float" office:value="2310.29" calcext:value-type="float">
            <text:p>2,310.290</text:p>
          </table:table-cell>
          <table:table-cell table:style-name="ce19" table:formula="of:=IF([.B23]=&quot;Taiga&quot;;500.54;IF([.B23]=&quot;Mts&quot;;360;IF([.B23]=&quot;Temp&quot;;570.81;IF([.B23]=&quot;Steppe&quot;;441.95;IF([.B23]=&quot;Jungle&quot;;486.49;IF([.B23]=&quot;Sav&quot;;518.92;IF([.B23]=&quot;Medi&quot;;640;0)))))))" office:value-type="float" office:value="518.92" calcext:value-type="float">
            <text:p>518.920</text:p>
          </table:table-cell>
          <table:table-cell table:style-name="ce19" table:formula="of:=IF([.B23]=&quot;Taiga&quot;;2003.09;IF([.B23]=&quot;Mts&quot;;1612.8;IF([.B23]=&quot;Temp&quot;;2285.71;IF([.B23]=&quot;Steppe&quot;;1881.97;IF([.B23]=&quot;Jungle&quot;;1639.72;IF([.B23]=&quot;Sav&quot;;1774.3;IF([.B23]=&quot;Medi&quot;;1908.88;0)))))))" office:value-type="float" office:value="1774.3" calcext:value-type="float">
            <text:p>1,774.300</text:p>
          </table:table-cell>
          <table:table-cell table:style-name="ce19" table:formula="of:=IF([.B23]=&quot;Taiga&quot;;260.82;IF([.B23]=&quot;Mts&quot;;210;IF([.B23]=&quot;Temp&quot;;297.62;IF([.B23]=&quot;Steppe&quot;;245.05;IF([.B23]=&quot;Jungle&quot;;213.5;IF([.B23]=&quot;Sav&quot;;231.03;IF([.B23]=&quot;Medi&quot;;248.55;0)))))))" office:value-type="float" office:value="231.03" calcext:value-type="float">
            <text:p>231.030</text:p>
          </table:table-cell>
          <table:table-cell table:style-name="ce19" table:formula="of:=IF([.B23]=&quot;Taiga&quot;;250;IF([.B23]=&quot;Mts&quot;;640;IF([.B23]=&quot;Temp&quot;;295.2174;IF([.B23]=&quot;Steppe&quot;;278.2609;IF([.B23]=&quot;Jungle&quot;;306.5217;IF([.B23]=&quot;Sav&quot;;334.7826;IF([.B23]=&quot;Medi&quot;;293.3333;0)))))))" office:value-type="float" office:value="334.7826" calcext:value-type="float">
            <text:p>334.783</text:p>
          </table:table-cell>
          <table:table-cell table:style-name="ce19" table:formula="of:=IF([.B23]=&quot;Taiga&quot;;1491.9691;IF([.B23]=&quot;Mts&quot;;980;IF([.B23]=&quot;Temp&quot;;1747.9537;IF([.B23]=&quot;Steppe&quot;;1278.5174;IF([.B23]=&quot;Jungle&quot;;1440.7722;IF([.B23]=&quot;Sav&quot;;1558.9189;IF([.B23]=&quot;Medi&quot;;2000;0)))))))" office:value-type="float" office:value="1558.9189" calcext:value-type="float">
            <text:p>1,558.919</text:p>
          </table:table-cell>
          <table:table-cell table:style-name="ce19" table:formula="of:=IF([.B23]=&quot;Taiga&quot;;68.5;IF([.B23]=&quot;Mts&quot;;25;IF([.B23]=&quot;Temp&quot;;100;IF([.B23]=&quot;Steppe&quot;;55;IF([.B23]=&quot;Jungle&quot;;28;IF([.B23]=&quot;Sav&quot;;43;IF([.B23]=&quot;Medi&quot;;58;0)))))))" office:value-type="float" office:value="43" calcext:value-type="float">
            <text:p>43.000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5" office:value-type="string" calcext:value-type="string">
            <text:p>|--|</text:p>
          </table:table-cell>
          <table:table-cell table:style-name="ce19" table:formula="of:=[.C23]*[.F23]*[.G23]*360*640*1393.66125/(2000*1000)" office:value-type="float" office:value="8272.808857728" calcext:value-type="float">
            <text:p>8,272.809</text:p>
          </table:table-cell>
          <table:table-cell table:style-name="ce19" table:formula="of:=[.C23]*[.F23]*[.G23]*[.J23]*640*1393.66125/(2000*1000)" office:value-type="float" office:value="11924.7943679228" calcext:value-type="float">
            <text:p>11,924.794</text:p>
          </table:table-cell>
          <table:table-cell table:style-name="ce19" table:formula="of:=[.T23]*[.J$28]" office:value-type="float" office:value="3974.93145597427" calcext:value-type="float">
            <text:p>3,974.931</text:p>
          </table:table-cell>
          <table:table-cell table:style-name="ce19" table:formula="of:=[.T23]-[.U23]" office:value-type="float" office:value="7949.86291194855" calcext:value-type="float">
            <text:p>7,949.863</text:p>
          </table:table-cell>
          <table:table-cell table:style-name="ce19" table:formula="of:=[.C23]*[.F23]*[.G23]*[.H23]*640*1393.66125/(2000*1000)" office:value-type="float" office:value="13768.4817419659" calcext:value-type="float">
            <text:p>13,768.482</text:p>
          </table:table-cell>
          <table:table-cell table:style-name="ce19" table:formula="of:=[.W23]*[.H$28]" office:value-type="float" office:value="3755.04047508161" calcext:value-type="float">
            <text:p>3,755.040</text:p>
          </table:table-cell>
          <table:table-cell table:style-name="ce19" table:formula="of:=[.W23]-[.X23]" office:value-type="float" office:value="10013.4412668843" calcext:value-type="float">
            <text:p>10,013.441</text:p>
          </table:table-cell>
          <table:table-cell table:style-name="ce19" table:formula="of:=[.C23]*[.F23]*[.G23]*[.M23]*640*1393.66125/(2000*1000)" office:value-type="float" office:value="7693.31238525892" calcext:value-type="float">
            <text:p>7,693.312</text:p>
          </table:table-cell>
          <table:table-cell table:style-name="ce19" table:formula="of:=[.C23]*[.F23]*[.G23]*[.N23]*640*1393.66125/(2000*1000)" office:value-type="float" office:value="35823.9946788878" calcext:value-type="float">
            <text:p>35,823.995</text:p>
          </table:table-cell>
          <table:table-cell table:style-name="ce19" table:formula="of:=[.C23]*[.F23]*[.G23]*[.O23]*640*1393.66125/(2000*1000)" office:value-type="float" office:value="988.1410580064" calcext:value-type="float">
            <text:p>988.141</text:p>
          </table:table-cell>
          <table:table-cell table:style-name="ce19" table:formula="of:=[.C23]*[.P23]*640*1393.66125/(2000*1000)" office:value-type="float" office:value="1.889804655" calcext:value-type="float">
            <text:p>1.890</text:p>
          </table:table-cell>
          <table:table-cell table:style-name="ce19" table:formula="of:=[.C23]*[.Q23]*640*1393.66125/(2000*1000)" office:value-type="float" office:value="1.889804655" calcext:value-type="float">
            <text:p>1.890</text:p>
          </table:table-cell>
          <table:table-cell table:style-name="ce19" table:formula="of:=[.C23]*[.F23]*[.G23]*6*[.J23]*640*1393.66125/(18*365)" office:value-type="float" office:value="21780446.3341056" calcext:value-type="float">
            <text:p>21,780,446.334</text:p>
          </table:table-cell>
          <table:table-cell table:style-name="ce19" table:formula="of:=[.C23]*[.F23]*[.G23]*[.J23]*640*1393.66125/(18*100)" office:value-type="float" office:value="13249771.5199142" calcext:value-type="float">
            <text:p>13,249,771.520</text:p>
          </table:table-cell>
          <table:table-cell table:style-name="ce19" table:formula="of:=[.C23]*[.F23]*[.G23]*[.J23]*640*1393.66125/520" office:value-type="float" office:value="45864593.7227801" calcext:value-type="float">
            <text:p>45,864,593.723</text:p>
          </table:table-cell>
          <table:table-cell table:style-name="ce19" table:formula="of:=[.C23]*[.F23]*[.G23]*[.K23]*640*1393.66125/(2000*1000)" office:value-type="float" office:value="40773.4576562967" calcext:value-type="float">
            <text:p>40,773.458</text:p>
          </table:table-cell>
          <table:table-cell table:style-name="ce19" table:formula="of:=3*12*[.D23]/5" office:value-type="float" office:value="1728" calcext:value-type="float">
            <text:p>1,728.000</text:p>
          </table:table-cell>
          <table:table-cell table:style-name="ce19" table:formula="of:=1.5*[.D23]*750/(2000*15)" office:value-type="float" office:value="9" calcext:value-type="float">
            <text:p>9.000</text:p>
          </table:table-cell>
          <table:table-cell table:style-name="ce19" table:formula="of:=66*10*[.D23]/(2000*6)" office:value-type="float" office:value="13.2" calcext:value-type="float">
            <text:p>13.200</text:p>
          </table:table-cell>
          <table:table-cell table:style-name="ce19" table:formula="of:=[.AE23]*365/1000" office:value-type="float" office:value="7949862.91194855" calcext:value-type="float">
            <text:p>7,949,862.912</text:p>
          </table:table-cell>
          <table:table-cell table:style-name="ce19" table:formula="of:=[.AF23]*24*238/(3*25*2000*1000)" office:value-type="float" office:value="504.551299478334" calcext:value-type="float">
            <text:p>504.551</text:p>
          </table:table-cell>
          <table:table-cell table:style-name="ce19" table:formula="of:=[.AG23]*40*0.7*52/(6*1000*2000)" office:value-type="float" office:value="5564.90403836398" calcext:value-type="float">
            <text:p>5,564.904</text:p>
          </table:table-cell>
          <table:table-cell table:style-name="ce19" table:formula="of:=[.AG23]*120*2/(16*1000*2000)" office:value-type="float" office:value="343.984452920851" calcext:value-type="float">
            <text:p>343.984</text:p>
          </table:table-cell>
          <table:table-cell table:style-name="ce19" table:formula="of:=[.AH23]*3.25*8.34/(48)" office:value-type="float" office:value="23024.26187029" calcext:value-type="float">
            <text:p>23,024.262</text:p>
          </table:table-cell>
          <table:table-cell table:style-name="ce19" table:formula="of:=[.AH23]*25*8.34/(4*48)" office:value-type="float" office:value="44277.4266736346" calcext:value-type="float">
            <text:p>44,277.427</text:p>
          </table:table-cell>
          <table:table-cell table:style-name="ce19" table:formula="of:=[.C23]*[.F23]*[.G23]*[.L23]*640*1393.66125/(2000*1000)" office:value-type="float" office:value="5309.07508444694" calcext:value-type="float">
            <text:p>5,309.075</text:p>
          </table:table-cell>
          <table:table-cell table:style-name="ce19" table:formula="of:=[.AF23]*600*6/(90*1000*2000)" office:value-type="float" office:value="264.995430398285" calcext:value-type="float">
            <text:p>264.995</text:p>
          </table:table-cell>
          <table:table-cell table:style-name="ce19" table:formula="of:=IF([.B23]=&quot;Taiga&quot;;236.2;IF([.B23]=&quot;Mts&quot;;10;IF([.B23]=&quot;Temp&quot;;400;IF([.B23]=&quot;Steppe&quot;;25;IF([.B23]=&quot;Jungle&quot;;400;IF([.B23]=&quot;Sav&quot;;103.6;IF([.B23]=&quot;Medi&quot;;181.6;0)))))))*[.D23]*[.AT$36]" office:value-type="float" office:value="46.62" calcext:value-type="float">
            <text:p>46.620</text:p>
          </table:table-cell>
          <table:table-cell table:style-name="ce19" table:formula="of:=INDEX([$Tech.$F$3:$Tech.$F$13];MATCH([.E23];[$Tech.$E$3:$Tech.$E$13];1))*[.D23]*[.AT$36]/365" office:value-type="float" office:value="45" calcext:value-type="float">
            <text:p>45.000</text:p>
          </table:table-cell>
          <table:table-cell table:style-name="ce19" table:formula="of:=[.D23]*12.5*[.AT$36]/(30)" office:value-type="float" office:value="0.1875" calcext:value-type="float">
            <text:p>0.188</text:p>
          </table:table-cell>
          <table:table-cell table:style-name="ce19" table:formula="of:=125*[.D23]*[.AW$30]" office:value-type="float" office:value="116.015625" calcext:value-type="float">
            <text:p>116.016</text:p>
          </table:table-cell>
          <table:table-cell table:style-name="ce19" table:formula="of:=1000*[.D23]*[.AW$30]/(3)" office:value-type="float" office:value="309.375" calcext:value-type="float">
            <text:p>309.375</text:p>
          </table:table-cell>
          <table:table-cell table:style-name="ce19" table:formula="of:=[.D23]/(2*[.AY$30])" office:value-type="float" office:value="216" calcext:value-type="float">
            <text:p>216.000</text:p>
          </table:table-cell>
          <table:table-cell table:style-name="ce19" table:formula="of:=[.D23]*[.AZ$30]/2" office:value-type="float" office:value="0.15" calcext:value-type="float">
            <text:p>0.150</text:p>
          </table:table-cell>
          <table:table-cell table:style-name="ce19" table:formula="of:=[.D23]*2*[.BA$30]" office:value-type="float" office:value="0.72" calcext:value-type="float">
            <text:p>0.720</text:p>
          </table:table-cell>
          <table:table-cell table:style-name="ce19" table:formula="of:=[.D23]*3*[.BB$30]" office:value-type="float" office:value="0.54" calcext:value-type="float">
            <text:p>0.540</text:p>
          </table:table-cell>
          <table:table-cell table:style-name="ce19" table:formula="of:=[.D23]*11*[.BC$30]/15" office:value-type="float" office:value="0.1056" calcext:value-type="float">
            <text:p>0.106</text:p>
          </table:table-cell>
          <table:table-cell table:style-name="ce19" table:formula="of:=[.D23]*11*[.BD$30]/8" office:value-type="float" office:value="0.2475" calcext:value-type="float">
            <text:p>0.248</text:p>
          </table:table-cell>
          <table:table-cell table:style-name="ce19" table:formula="of:=[.D23]*11*[.BE$30]/3" office:value-type="float" office:value="0.160285714285714" calcext:value-type="float">
            <text:p>0.160</text:p>
          </table:table-cell>
          <table:table-cell table:style-name="ce19" table:formula="of:=[.D23]*11*[.BF$30]/5" office:value-type="float" office:value="0.1155" calcext:value-type="float">
            <text:p>0.116</text:p>
          </table:table-cell>
          <table:table-cell table:style-name="ce19" table:formula="of:=[.D23]*11*[.BG$30]/9" office:value-type="float" office:value="0.293333333333333" calcext:value-type="float">
            <text:p>0.293</text:p>
          </table:table-cell>
          <table:table-cell table:style-name="ce19" table:formula="of:=[.D23]*11*[.BH$30]/12" office:value-type="float" office:value="0.165" calcext:value-type="float">
            <text:p>0.165</text:p>
          </table:table-cell>
          <table:table-cell table:style-name="ce19" table:formula="of:=[.D23]*[.BI$30]/(125/12)" office:value-type="float" office:value="0.4608" calcext:value-type="float">
            <text:p>0.461</text:p>
          </table:table-cell>
          <table:table-cell table:style-name="ce19" table:formula="of:=[.D23]*[.BJ$30]/30" office:value-type="float" office:value="0.20944" calcext:value-type="float">
            <text:p>0.209</text:p>
          </table:table-cell>
          <table:table-cell table:style-name="ce19" table:formula="of:=[.D23]*[.BK$30]/7" office:value-type="float" office:value="0.0289285714285714" calcext:value-type="float">
            <text:p>0.029</text:p>
          </table:table-cell>
          <table:table-cell table:style-name="ce19" table:formula="of:=[.D23]*[.BL$30]/8.5" office:value-type="float" office:value="0.0476470588235294" calcext:value-type="float">
            <text:p>0.048</text:p>
          </table:table-cell>
          <table:table-cell table:style-name="ce19" table:formula="of:=[.D23]*[.BM$30]" office:value-type="float" office:value="0.10125" calcext:value-type="float">
            <text:p>0.101</text:p>
          </table:table-cell>
          <table:table-cell table:style-name="ce19" table:formula="of:=[.D23]*[.BN$30]/1.5" office:value-type="float" office:value="0.24" calcext:value-type="float">
            <text:p>0.240</text:p>
          </table:table-cell>
          <table:table-cell table:style-name="ce19" table:formula="of:=[.D23]*[.BO$30]/2" office:value-type="float" office:value="0.195" calcext:value-type="float">
            <text:p>0.195</text:p>
          </table:table-cell>
          <table:table-cell table:style-name="ce19" table:formula="of:=[.D23]*[.BP$30]/4" office:value-type="float" office:value="0.045" calcext:value-type="float">
            <text:p>0.045</text:p>
          </table:table-cell>
          <table:table-cell table:style-name="ce19" table:formula="of:=[.D23]/((16+24)/12)" office:value-type="float" office:value="72" calcext:value-type="float">
            <text:p>72.000</text:p>
          </table:table-cell>
          <table:table-cell table:style-name="ce19" table:formula="of:=[.D23]*2/(30*2000)" office:value-type="float" office:value="0.008" calcext:value-type="float">
            <text:p>0.008</text:p>
          </table:table-cell>
          <table:table-cell table:style-name="ce19" table:formula="of:=[.D23]/((37.5/12)*2000)" office:value-type="float" office:value="0.0384" calcext:value-type="float">
            <text:p>0.038</text:p>
          </table:table-cell>
          <table:table-cell table:style-name="ce19" table:formula="of:=[.D23]*2/((20/9)*2000)" office:value-type="float" office:value="0.108" calcext:value-type="float">
            <text:p>0.108</text:p>
          </table:table-cell>
          <table:table-cell table:style-name="ce19" table:formula="of:=[.AF23]*24*8/(3*25*2000*1000)" office:value-type="float" office:value="16.9597075454902" calcext:value-type="float">
            <text:p>16.960</text:p>
          </table:table-cell>
          <table:table-cell table:style-name="ce19" table:formula="of:=[.D23]*3.5/((3/12)*(20/9)*2000)" office:value-type="float" office:value="0.756" calcext:value-type="float">
            <text:p>0.756</text:p>
          </table:table-cell>
          <table:table-cell table:style-name="ce19" table:formula="of:=[.D23]*2/((2/12)*(20/9)*2000)" office:value-type="float" office:value="0.648" calcext:value-type="float">
            <text:p>0.648</text:p>
          </table:table-cell>
          <table:table-cell table:style-name="ce19" table:formula="of:=[.D23]*2.5/((5/12)*(20/9)*2000)" office:value-type="float" office:value="0.324" calcext:value-type="float">
            <text:p>0.324</text:p>
          </table:table-cell>
          <table:table-cell table:style-name="ce19" table:formula="of:=[.D23]*7/((14/12)*(20/9)*2000)" office:value-type="float" office:value="0.324" calcext:value-type="float">
            <text:p>0.324</text:p>
          </table:table-cell>
          <table:table-cell table:style-name="ce19" table:formula="of:=[.D23]/(4*2)" office:value-type="float" office:value="30" calcext:value-type="float">
            <text:p>30.000</text:p>
          </table:table-cell>
          <table:table-cell table:style-name="ce19" table:formula="of:=[.D23]/(4*5)" office:value-type="float" office:value="12" calcext:value-type="float">
            <text:p>12.000</text:p>
          </table:table-cell>
          <table:table-cell table:style-name="ce19" table:formula="of:=[.D23]/40" office:value-type="float" office:value="6" calcext:value-type="float">
            <text:p>6.000</text:p>
          </table:table-cell>
          <table:table-cell table:style-name="ce19" table:formula="of:=[.D23]/40" office:value-type="float" office:value="6" calcext:value-type="float">
            <text:p>6.000</text:p>
          </table:table-cell>
          <table:table-cell table:style-name="ce19" table:formula="of:=[.D23]/40" office:value-type="float" office:value="6" calcext:value-type="float">
            <text:p>6.000</text:p>
          </table:table-cell>
          <table:table-cell table:style-name="ce19" table:formula="of:=[.D23]/20" office:value-type="float" office:value="12" calcext:value-type="float">
            <text:p>12.000</text:p>
          </table:table-cell>
          <table:table-cell table:style-name="ce19" table:formula="of:=[.D23]*8.3454*32/2000" office:value-type="float" office:value="32.046336" calcext:value-type="float">
            <text:p>32.046</text:p>
          </table:table-cell>
          <table:table-cell table:style-name="ce19" table:formula="of:=[.D23]*50*2/(3*2000)" office:value-type="float" office:value="4" calcext:value-type="float">
            <text:p>4.000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19" table:formula="of:=IF(NOT([.CH23]=0.001);0.006*[.D23]/3;0.001)" office:value-type="float" office:value="0.001" calcext:value-type="float">
            <text:p>0.001</text:p>
          </table:table-cell>
          <table:table-cell table:style-name="ce19" table:formula="of:=IF(NOT([.CH23]=0.001);0.7*[.D23]/3;0.001)" office:value-type="float" office:value="0.001" calcext:value-type="float">
            <text:p>0.001</text:p>
          </table:table-cell>
          <table:table-cell table:style-name="ce19" table:formula="of:=IF(NOT([.CH23]=0.001);0.65*[.D23]/3;0.001)" office:value-type="float" office:value="0.001" calcext:value-type="float">
            <text:p>0.001</text:p>
          </table:table-cell>
          <table:table-cell table:style-name="ce19" table:formula="of:=IF(NOT([.CH23]=0.001);0.002*[.D23]/3;0.001)" office:value-type="float" office:value="0.001" calcext:value-type="float">
            <text:p>0.001</text:p>
          </table:table-cell>
          <table:table-cell table:style-name="ce19" table:formula="of:=IF(NOT([.CH23]=0.001);0.001*[.D23]/3;0.001)" office:value-type="float" office:value="0.001" calcext:value-type="float">
            <text:p>0.001</text:p>
          </table:table-cell>
          <table:table-cell table:style-name="ce19" table:formula="of:=[.D23]*3*110/(24*2000)" office:value-type="float" office:value="1.65" calcext:value-type="float">
            <text:p>1.650</text:p>
          </table:table-cell>
          <table:table-cell table:style-name="ce19" table:formula="of:=[.D23]*3*12/(24*2000)" office:value-type="float" office:value="0.18" calcext:value-type="float">
            <text:p>0.180</text:p>
          </table:table-cell>
          <table:table-cell table:style-name="ce19" table:formula="of:=[.D23]*3*1.4/(24*2000)" office:value-type="float" office:value="0.021" calcext:value-type="float">
            <text:p>0.021</text:p>
          </table:table-cell>
          <table:table-cell table:style-name="ce19" table:formula="of:=[.D23]*1600*8.3454/(10*2000)" office:value-type="float" office:value="160.23168" calcext:value-type="float">
            <text:p>160.232</text:p>
          </table:table-cell>
          <table:table-cell table:style-name="ce19" table:formula="of:=[.D23]*2/2000" office:value-type="float" office:value="0.24" calcext:value-type="float">
            <text:p>0.240</text:p>
          </table:table-cell>
          <table:table-cell table:style-name="ce19" table:formula="of:=[.D23]*2*30/2000" office:value-type="float" office:value="7.2" calcext:value-type="float">
            <text:p>7.200</text:p>
          </table:table-cell>
          <table:table-cell table:style-name="ce19" table:formula="of:=27/4" office:value-type="float" office:value="6.75" calcext:value-type="float">
            <text:p>6.750</text:p>
          </table:table-cell>
          <table:table-cell table:style-name="ce19" table:formula="of:=27/16" office:value-type="float" office:value="1.6875" calcext:value-type="float">
            <text:p>1.688</text:p>
          </table:table-cell>
          <table:table-cell table:style-name="ce19" table:formula="of:=[.CQ23]*0.9" office:value-type="float" office:value="144.208512" calcext:value-type="float">
            <text:p>144.209</text:p>
          </table:table-cell>
          <table:table-cell table:style-name="ce19" table:formula="of:=2.5*[.D23]/(60*2000)" office:value-type="float" office:value="0.005" calcext:value-type="float">
            <text:p>0.005</text:p>
          </table:table-cell>
          <table:table-cell table:style-name="ce19" table:formula="of:=[.D23]*2.5*55/2000" office:value-type="float" office:value="16.5" calcext:value-type="float">
            <text:p>16.500</text:p>
          </table:table-cell>
          <table:table-cell table:style-name="ce19" table:formula="of:=[.D23]*2.5*1.25*0.5/2000" office:value-type="float" office:value="0.1875" calcext:value-type="float">
            <text:p>0.188</text:p>
          </table:table-cell>
          <table:table-cell table:style-name="ce19" table:formula="of:=[.D23]*2*20/2000" office:value-type="float" office:value="4.8" calcext:value-type="float">
            <text:p>4.800</text:p>
          </table:table-cell>
          <table:table-cell table:style-name="ce19" table:formula="of:=IF([.B23]=&quot;Mts&quot;;[.D23]*0.005;0.001)" office:value-type="float" office:value="0.001" calcext:value-type="float">
            <text:p>0.001</text:p>
          </table:table-cell>
          <table:table-cell table:style-name="ce19" table:formula="of:=IF([.B23]=&quot;Mts&quot;;[.D23]*0.01;0.001)" office:value-type="float" office:value="0.001" calcext:value-type="float">
            <text:p>0.001</text:p>
          </table:table-cell>
          <table:table-cell table:style-name="ce19" table:formula="of:=[.D23]*0.02*12/(3*2000)" office:value-type="float" office:value="0.0096" calcext:value-type="float">
            <text:p>0.010</text:p>
          </table:table-cell>
          <table:table-cell table:style-name="ce19" table:formula="of:=[.D23]*0.5*12/(5*2000)" office:value-type="float" office:value="0.144" calcext:value-type="float">
            <text:p>0.144</text:p>
          </table:table-cell>
          <table:table-cell table:style-name="ce19" table:formula="of:=[.D23]*6*25/2000" office:value-type="float" office:value="18" calcext:value-type="float">
            <text:p>18.000</text:p>
          </table:table-cell>
          <table:table-cell table:style-name="ce19" table:number-columns-repeated="915"/>
        </table:table-row>
        <table:table-row table:style-name="ro1">
          <table:table-cell office:value-type="string" calcext:value-type="string">
            <text:p>Kimundu</text:p>
          </table:table-cell>
          <table:table-cell office:value-type="string" calcext:value-type="string">
            <text:p>Taiga</text:p>
          </table:table-cell>
          <table:table-cell office:value-type="float" office:value="100" calcext:value-type="float">
            <text:p>100</text:p>
          </table:table-cell>
          <table:table-cell table:formula="of:=IF([.B24]=&quot;Taiga&quot;;265;IF([.B24]=&quot;Mts&quot;;265;IF([.B24]=&quot;Temp&quot;;230;IF([.B24]=&quot;Steppe&quot;;265;IF([.B24]=&quot;Jungle&quot;;180;IF([.B24]=&quot;Sav&quot;;240;IF([.B24]=&quot;Medi&quot;;230;0)))))))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style-name="ce19" table:formula="of:=IF([.B24]=&quot;Taiga&quot;;0.43;IF([.B24]=&quot;Mts&quot;;0.21;IF([.B24]=&quot;Temp&quot;;0.64;IF([.B24]=&quot;Steppe&quot;;0.57;IF([.B24]=&quot;Jungle&quot;;0.43;IF([.B24]=&quot;Sav&quot;;0.57;IF([.B24]=&quot;Medi&quot;;0.43;0)))))))" office:value-type="float" office:value="0.43" calcext:value-type="float">
            <text:p>0.430</text:p>
          </table:table-cell>
          <table:table-cell table:style-name="ce19" table:formula="of:=IF([.B24]=&quot;Taiga&quot;;0.43;IF([.B24]=&quot;Mts&quot;;0.8;IF([.B24]=&quot;Temp&quot;;0.64;IF([.B24]=&quot;Steppe&quot;;0.8;IF([.B24]=&quot;Jungle&quot;;0.43;IF([.B24]=&quot;Sav&quot;;0.8;IF([.B24]=&quot;Medi&quot;;0.6;0)))))))" office:value-type="float" office:value="0.43" calcext:value-type="float">
            <text:p>0.430</text:p>
          </table:table-cell>
          <table:table-cell table:style-name="ce19" table:formula="of:=IF([.B24]=&quot;Taiga&quot;;528;IF([.B24]=&quot;Mts&quot;;855.27;IF([.B24]=&quot;Temp&quot;;565.94;IF([.B24]=&quot;Steppe&quot;;551.72;IF([.B24]=&quot;Jungle&quot;;575.43;IF([.B24]=&quot;Sav&quot;;599.15;IF([.B24]=&quot;Medi&quot;;564.36;0)))))))" office:value-type="float" office:value="528" calcext:value-type="float">
            <text:p>528.000</text:p>
          </table:table-cell>
          <table:table-cell table:style-name="ce19" table:formula="of:=IF([.B24]=&quot;Taiga&quot;;2608.19;IF([.B24]=&quot;Mts&quot;;2100;IF([.B24]=&quot;Temp&quot;;2976.19;IF([.B24]=&quot;Steppe&quot;;2450.48;IF([.B24]=&quot;Jungle&quot;;2135.05;IF([.B24]=&quot;Sav&quot;;2310.29;IF([.B24]=&quot;Medi&quot;;2485.52;0)))))))" office:value-type="float" office:value="2608.19" calcext:value-type="float">
            <text:p>2,608.190</text:p>
          </table:table-cell>
          <table:table-cell table:style-name="ce19" table:formula="of:=IF([.B24]=&quot;Taiga&quot;;500.54;IF([.B24]=&quot;Mts&quot;;360;IF([.B24]=&quot;Temp&quot;;570.81;IF([.B24]=&quot;Steppe&quot;;441.95;IF([.B24]=&quot;Jungle&quot;;486.49;IF([.B24]=&quot;Sav&quot;;518.92;IF([.B24]=&quot;Medi&quot;;640;0)))))))" office:value-type="float" office:value="500.54" calcext:value-type="float">
            <text:p>500.540</text:p>
          </table:table-cell>
          <table:table-cell table:style-name="ce19" table:formula="of:=IF([.B24]=&quot;Taiga&quot;;2003.09;IF([.B24]=&quot;Mts&quot;;1612.8;IF([.B24]=&quot;Temp&quot;;2285.71;IF([.B24]=&quot;Steppe&quot;;1881.97;IF([.B24]=&quot;Jungle&quot;;1639.72;IF([.B24]=&quot;Sav&quot;;1774.3;IF([.B24]=&quot;Medi&quot;;1908.88;0)))))))" office:value-type="float" office:value="2003.09" calcext:value-type="float">
            <text:p>2,003.090</text:p>
          </table:table-cell>
          <table:table-cell table:style-name="ce19" table:formula="of:=IF([.B24]=&quot;Taiga&quot;;260.82;IF([.B24]=&quot;Mts&quot;;210;IF([.B24]=&quot;Temp&quot;;297.62;IF([.B24]=&quot;Steppe&quot;;245.05;IF([.B24]=&quot;Jungle&quot;;213.5;IF([.B24]=&quot;Sav&quot;;231.03;IF([.B24]=&quot;Medi&quot;;248.55;0)))))))" office:value-type="float" office:value="260.82" calcext:value-type="float">
            <text:p>260.820</text:p>
          </table:table-cell>
          <table:table-cell table:style-name="ce19" table:formula="of:=IF([.B24]=&quot;Taiga&quot;;250;IF([.B24]=&quot;Mts&quot;;640;IF([.B24]=&quot;Temp&quot;;295.2174;IF([.B24]=&quot;Steppe&quot;;278.2609;IF([.B24]=&quot;Jungle&quot;;306.5217;IF([.B24]=&quot;Sav&quot;;334.7826;IF([.B24]=&quot;Medi&quot;;293.3333;0)))))))" office:value-type="float" office:value="250" calcext:value-type="float">
            <text:p>250.000</text:p>
          </table:table-cell>
          <table:table-cell table:style-name="ce19" table:formula="of:=IF([.B24]=&quot;Taiga&quot;;1491.9691;IF([.B24]=&quot;Mts&quot;;980;IF([.B24]=&quot;Temp&quot;;1747.9537;IF([.B24]=&quot;Steppe&quot;;1278.5174;IF([.B24]=&quot;Jungle&quot;;1440.7722;IF([.B24]=&quot;Sav&quot;;1558.9189;IF([.B24]=&quot;Medi&quot;;2000;0)))))))" office:value-type="float" office:value="1491.9691" calcext:value-type="float">
            <text:p>1,491.969</text:p>
          </table:table-cell>
          <table:table-cell table:style-name="ce19" table:formula="of:=IF([.B24]=&quot;Taiga&quot;;68.5;IF([.B24]=&quot;Mts&quot;;25;IF([.B24]=&quot;Temp&quot;;100;IF([.B24]=&quot;Steppe&quot;;55;IF([.B24]=&quot;Jungle&quot;;28;IF([.B24]=&quot;Sav&quot;;43;IF([.B24]=&quot;Medi&quot;;58;0)))))))" office:value-type="float" office:value="68.5" calcext:value-type="float">
            <text:p>68.500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5" office:value-type="string" calcext:value-type="string">
            <text:p>|--|</text:p>
          </table:table-cell>
          <table:table-cell table:style-name="ce19" table:formula="of:=[.C24]*[.F24]*[.G24]*360*640*1393.66125/(2000*1000)" office:value-type="float" office:value="2968.56535824" calcext:value-type="float">
            <text:p>2,968.565</text:p>
          </table:table-cell>
          <table:table-cell table:style-name="ce19" table:formula="of:=[.C24]*[.F24]*[.G24]*[.J24]*640*1393.66125/(2000*1000)" office:value-type="float" office:value="4127.46029003736" calcext:value-type="float">
            <text:p>4,127.460</text:p>
          </table:table-cell>
          <table:table-cell table:style-name="ce19" table:formula="of:=[.T24]*[.J$28]" office:value-type="float" office:value="1375.82009667912" calcext:value-type="float">
            <text:p>1,375.820</text:p>
          </table:table-cell>
          <table:table-cell table:style-name="ce19" table:formula="of:=[.T24]-[.U24]" office:value-type="float" office:value="2751.64019335824" calcext:value-type="float">
            <text:p>2,751.640</text:p>
          </table:table-cell>
          <table:table-cell table:style-name="ce19" table:formula="of:=[.C24]*[.F24]*[.G24]*[.H24]*640*1393.66125/(2000*1000)" office:value-type="float" office:value="4353.895858752" calcext:value-type="float">
            <text:p>4,353.896</text:p>
          </table:table-cell>
          <table:table-cell table:style-name="ce19" table:formula="of:=[.W24]*[.H$28]" office:value-type="float" office:value="1187.426143296" calcext:value-type="float">
            <text:p>1,187.426</text:p>
          </table:table-cell>
          <table:table-cell table:style-name="ce19" table:formula="of:=[.W24]-[.X24]" office:value-type="float" office:value="3166.469715456" calcext:value-type="float">
            <text:p>3,166.470</text:p>
          </table:table-cell>
          <table:table-cell table:style-name="ce19" table:formula="of:=[.C24]*[.F24]*[.G24]*[.M24]*640*1393.66125/(2000*1000)" office:value-type="float" office:value="2061.503721" calcext:value-type="float">
            <text:p>2,061.504</text:p>
          </table:table-cell>
          <table:table-cell table:style-name="ce19" table:formula="of:=[.C24]*[.F24]*[.G24]*[.N24]*640*1393.66125/(2000*1000)" office:value-type="float" office:value="12302.7994050681" calcext:value-type="float">
            <text:p>12,302.799</text:p>
          </table:table-cell>
          <table:table-cell table:style-name="ce19" table:formula="of:=[.C24]*[.F24]*[.G24]*[.O24]*640*1393.66125/(2000*1000)" office:value-type="float" office:value="564.852019554" calcext:value-type="float">
            <text:p>564.852</text:p>
          </table:table-cell>
          <table:table-cell table:style-name="ce19" table:formula="of:=[.C24]*[.P24]*640*1393.66125/(2000*1000)" office:value-type="float" office:value="1.6723935" calcext:value-type="float">
            <text:p>1.672</text:p>
          </table:table-cell>
          <table:table-cell table:style-name="ce19" table:formula="of:=[.C24]*[.Q24]*640*1393.66125/(2000*1000)" office:value-type="float" office:value="1.6723935" calcext:value-type="float">
            <text:p>1.672</text:p>
          </table:table-cell>
          <table:table-cell table:style-name="ce19" table:formula="of:=[.C24]*[.F24]*[.G24]*6*[.J24]*640*1393.66125/(18*365)" office:value-type="float" office:value="7538740.255776" calcext:value-type="float">
            <text:p>7,538,740.256</text:p>
          </table:table-cell>
          <table:table-cell table:style-name="ce19" table:formula="of:=[.C24]*[.F24]*[.G24]*[.J24]*640*1393.66125/(18*100)" office:value-type="float" office:value="4586066.9889304" calcext:value-type="float">
            <text:p>4,586,066.989</text:p>
          </table:table-cell>
          <table:table-cell table:style-name="ce19" table:formula="of:=[.C24]*[.F24]*[.G24]*[.J24]*640*1393.66125/520" office:value-type="float" office:value="15874847.2693745" calcext:value-type="float">
            <text:p>15,874,847.269</text:p>
          </table:table-cell>
          <table:table-cell table:style-name="ce19" table:formula="of:=[.C24]*[.F24]*[.G24]*[.K24]*640*1393.66125/(2000*1000)" office:value-type="float" office:value="16517.5099539916" calcext:value-type="float">
            <text:p>16,517.510</text:p>
          </table:table-cell>
          <table:table-cell table:style-name="ce19" table:formula="of:=3*12*[.D24]/5" office:value-type="float" office:value="1908" calcext:value-type="float">
            <text:p>1,908.000</text:p>
          </table:table-cell>
          <table:table-cell table:style-name="ce19" table:formula="of:=1.5*[.D24]*750/(2000*15)" office:value-type="float" office:value="9.9375" calcext:value-type="float">
            <text:p>9.938</text:p>
          </table:table-cell>
          <table:table-cell table:style-name="ce19" table:formula="of:=66*10*[.D24]/(2000*6)" office:value-type="float" office:value="14.575" calcext:value-type="float">
            <text:p>14.575</text:p>
          </table:table-cell>
          <table:table-cell table:style-name="ce19" table:formula="of:=[.AE24]*365/1000" office:value-type="float" office:value="2751640.19335824" calcext:value-type="float">
            <text:p>2,751,640.193</text:p>
          </table:table-cell>
          <table:table-cell table:style-name="ce19" table:formula="of:=[.AF24]*24*238/(3*25*2000*1000)" office:value-type="float" office:value="174.63743093847" calcext:value-type="float">
            <text:p>174.637</text:p>
          </table:table-cell>
          <table:table-cell table:style-name="ce19" table:formula="of:=[.AG24]*40*0.7*52/(6*1000*2000)" office:value-type="float" office:value="1926.14813535077" calcext:value-type="float">
            <text:p>1,926.148</text:p>
          </table:table-cell>
          <table:table-cell table:style-name="ce19" table:formula="of:=[.AG24]*120*2/(16*1000*2000)" office:value-type="float" office:value="119.061354520308" calcext:value-type="float">
            <text:p>119.061</text:p>
          </table:table-cell>
          <table:table-cell table:style-name="ce19" table:formula="of:=[.AH24]*3.25*8.34/(48)" office:value-type="float" office:value="9327.23140214461" calcext:value-type="float">
            <text:p>9,327.231</text:p>
          </table:table-cell>
          <table:table-cell table:style-name="ce19" table:formula="of:=[.AH24]*25*8.34/(4*48)" office:value-type="float" office:value="17936.9834656627" calcext:value-type="float">
            <text:p>17,936.983</text:p>
          </table:table-cell>
          <table:table-cell table:style-name="ce19" table:formula="of:=[.C24]*[.F24]*[.G24]*[.L24]*640*1393.66125/(2000*1000)" office:value-type="float" office:value="2150.72560204488" calcext:value-type="float">
            <text:p>2,150.726</text:p>
          </table:table-cell>
          <table:table-cell table:style-name="ce19" table:formula="of:=[.AF24]*600*6/(90*1000*2000)" office:value-type="float" office:value="91.721339778608" calcext:value-type="float">
            <text:p>91.721</text:p>
          </table:table-cell>
          <table:table-cell table:style-name="ce19" table:formula="of:=IF([.B24]=&quot;Taiga&quot;;236.2;IF([.B24]=&quot;Mts&quot;;10;IF([.B24]=&quot;Temp&quot;;400;IF([.B24]=&quot;Steppe&quot;;25;IF([.B24]=&quot;Jungle&quot;;400;IF([.B24]=&quot;Sav&quot;;103.6;IF([.B24]=&quot;Medi&quot;;181.6;0)))))))*[.D24]*[.AT$36]" office:value-type="float" office:value="117.361875" calcext:value-type="float">
            <text:p>117.362</text:p>
          </table:table-cell>
          <table:table-cell table:style-name="ce19" table:formula="of:=INDEX([$Tech.$F$3:$Tech.$F$13];MATCH([.E24];[$Tech.$E$3:$Tech.$E$13];1))*[.D24]*[.AT$36]/365" office:value-type="float" office:value="49.6875" calcext:value-type="float">
            <text:p>49.688</text:p>
          </table:table-cell>
          <table:table-cell table:style-name="ce19" table:formula="of:=[.D24]*12.5*[.AT$36]/(30)" office:value-type="float" office:value="0.20703125" calcext:value-type="float">
            <text:p>0.207</text:p>
          </table:table-cell>
          <table:table-cell table:style-name="ce19" table:formula="of:=125*[.D24]*[.AW$30]" office:value-type="float" office:value="128.1005859375" calcext:value-type="float">
            <text:p>128.101</text:p>
          </table:table-cell>
          <table:table-cell table:style-name="ce19" table:formula="of:=1000*[.D24]*[.AW$30]/(3)" office:value-type="float" office:value="341.6015625" calcext:value-type="float">
            <text:p>341.602</text:p>
          </table:table-cell>
          <table:table-cell table:style-name="ce19" table:formula="of:=[.D24]/(2*[.AY$30])" office:value-type="float" office:value="238.5" calcext:value-type="float">
            <text:p>238.500</text:p>
          </table:table-cell>
          <table:table-cell table:style-name="ce19" table:formula="of:=[.D24]*[.AZ$30]/2" office:value-type="float" office:value="0.165625" calcext:value-type="float">
            <text:p>0.166</text:p>
          </table:table-cell>
          <table:table-cell table:style-name="ce19" table:formula="of:=[.D24]*2*[.BA$30]" office:value-type="float" office:value="0.795" calcext:value-type="float">
            <text:p>0.795</text:p>
          </table:table-cell>
          <table:table-cell table:style-name="ce19" table:formula="of:=[.D24]*3*[.BB$30]" office:value-type="float" office:value="0.59625" calcext:value-type="float">
            <text:p>0.596</text:p>
          </table:table-cell>
          <table:table-cell table:style-name="ce19" table:formula="of:=[.D24]*11*[.BC$30]/15" office:value-type="float" office:value="0.1166" calcext:value-type="float">
            <text:p>0.117</text:p>
          </table:table-cell>
          <table:table-cell table:style-name="ce19" table:formula="of:=[.D24]*11*[.BD$30]/8" office:value-type="float" office:value="0.27328125" calcext:value-type="float">
            <text:p>0.273</text:p>
          </table:table-cell>
          <table:table-cell table:style-name="ce19" table:formula="of:=[.D24]*11*[.BE$30]/3" office:value-type="float" office:value="0.176982142857143" calcext:value-type="float">
            <text:p>0.177</text:p>
          </table:table-cell>
          <table:table-cell table:style-name="ce19" table:formula="of:=[.D24]*11*[.BF$30]/5" office:value-type="float" office:value="0.12753125" calcext:value-type="float">
            <text:p>0.128</text:p>
          </table:table-cell>
          <table:table-cell table:style-name="ce19" table:formula="of:=[.D24]*11*[.BG$30]/9" office:value-type="float" office:value="0.323888888888889" calcext:value-type="float">
            <text:p>0.324</text:p>
          </table:table-cell>
          <table:table-cell table:style-name="ce19" table:formula="of:=[.D24]*11*[.BH$30]/12" office:value-type="float" office:value="0.1821875" calcext:value-type="float">
            <text:p>0.182</text:p>
          </table:table-cell>
          <table:table-cell table:style-name="ce19" table:formula="of:=[.D24]*[.BI$30]/(125/12)" office:value-type="float" office:value="0.5088" calcext:value-type="float">
            <text:p>0.509</text:p>
          </table:table-cell>
          <table:table-cell table:style-name="ce19" table:formula="of:=[.D24]*[.BJ$30]/30" office:value-type="float" office:value="0.231256666666667" calcext:value-type="float">
            <text:p>0.231</text:p>
          </table:table-cell>
          <table:table-cell table:style-name="ce19" table:formula="of:=[.D24]*[.BK$30]/7" office:value-type="float" office:value="0.0319419642857143" calcext:value-type="float">
            <text:p>0.032</text:p>
          </table:table-cell>
          <table:table-cell table:style-name="ce19" table:formula="of:=[.D24]*[.BL$30]/8.5" office:value-type="float" office:value="0.0526102941176471" calcext:value-type="float">
            <text:p>0.053</text:p>
          </table:table-cell>
          <table:table-cell table:style-name="ce19" table:formula="of:=[.D24]*[.BM$30]" office:value-type="float" office:value="0.111796875" calcext:value-type="float">
            <text:p>0.112</text:p>
          </table:table-cell>
          <table:table-cell table:style-name="ce19" table:formula="of:=[.D24]*[.BN$30]/1.5" office:value-type="float" office:value="0.265" calcext:value-type="float">
            <text:p>0.265</text:p>
          </table:table-cell>
          <table:table-cell table:style-name="ce19" table:formula="of:=[.D24]*[.BO$30]/2" office:value-type="float" office:value="0.2153125" calcext:value-type="float">
            <text:p>0.215</text:p>
          </table:table-cell>
          <table:table-cell table:style-name="ce19" table:formula="of:=[.D24]*[.BP$30]/4" office:value-type="float" office:value="0.0496875" calcext:value-type="float">
            <text:p>0.050</text:p>
          </table:table-cell>
          <table:table-cell table:style-name="ce19" table:formula="of:=[.D24]/((16+24)/12)" office:value-type="float" office:value="79.5" calcext:value-type="float">
            <text:p>79.500</text:p>
          </table:table-cell>
          <table:table-cell table:style-name="ce19" table:formula="of:=[.D24]*2/(30*2000)" office:value-type="float" office:value="0.00883333333333333" calcext:value-type="float">
            <text:p>0.009</text:p>
          </table:table-cell>
          <table:table-cell table:style-name="ce19" table:formula="of:=[.D24]/((37.5/12)*2000)" office:value-type="float" office:value="0.0424" calcext:value-type="float">
            <text:p>0.042</text:p>
          </table:table-cell>
          <table:table-cell table:style-name="ce19" table:formula="of:=[.D24]*2/((20/9)*2000)" office:value-type="float" office:value="0.11925" calcext:value-type="float">
            <text:p>0.119</text:p>
          </table:table-cell>
          <table:table-cell table:style-name="ce19" table:formula="of:=[.AF24]*24*8/(3*25*2000*1000)" office:value-type="float" office:value="5.87016574583091" calcext:value-type="float">
            <text:p>5.870</text:p>
          </table:table-cell>
          <table:table-cell table:style-name="ce19" table:formula="of:=[.D24]*3.5/((3/12)*(20/9)*2000)" office:value-type="float" office:value="0.83475" calcext:value-type="float">
            <text:p>0.835</text:p>
          </table:table-cell>
          <table:table-cell table:style-name="ce19" table:formula="of:=[.D24]*2/((2/12)*(20/9)*2000)" office:value-type="float" office:value="0.7155" calcext:value-type="float">
            <text:p>0.716</text:p>
          </table:table-cell>
          <table:table-cell table:style-name="ce19" table:formula="of:=[.D24]*2.5/((5/12)*(20/9)*2000)" office:value-type="float" office:value="0.35775" calcext:value-type="float">
            <text:p>0.358</text:p>
          </table:table-cell>
          <table:table-cell table:style-name="ce19" table:formula="of:=[.D24]*7/((14/12)*(20/9)*2000)" office:value-type="float" office:value="0.35775" calcext:value-type="float">
            <text:p>0.358</text:p>
          </table:table-cell>
          <table:table-cell table:style-name="ce19" table:formula="of:=[.D24]/(4*2)" office:value-type="float" office:value="33.125" calcext:value-type="float">
            <text:p>33.125</text:p>
          </table:table-cell>
          <table:table-cell table:style-name="ce19" table:formula="of:=[.D24]/(4*5)" office:value-type="float" office:value="13.25" calcext:value-type="float">
            <text:p>13.250</text:p>
          </table:table-cell>
          <table:table-cell table:style-name="ce19" table:formula="of:=[.D24]/40" office:value-type="float" office:value="6.625" calcext:value-type="float">
            <text:p>6.625</text:p>
          </table:table-cell>
          <table:table-cell table:style-name="ce19" table:formula="of:=[.D24]/40" office:value-type="float" office:value="6.625" calcext:value-type="float">
            <text:p>6.625</text:p>
          </table:table-cell>
          <table:table-cell table:style-name="ce19" table:formula="of:=[.D24]/40" office:value-type="float" office:value="6.625" calcext:value-type="float">
            <text:p>6.625</text:p>
          </table:table-cell>
          <table:table-cell table:style-name="ce19" table:formula="of:=[.D24]/20" office:value-type="float" office:value="13.25" calcext:value-type="float">
            <text:p>13.250</text:p>
          </table:table-cell>
          <table:table-cell table:style-name="ce19" table:formula="of:=[.D24]*8.3454*32/2000" office:value-type="float" office:value="35.384496" calcext:value-type="float">
            <text:p>35.384</text:p>
          </table:table-cell>
          <table:table-cell table:style-name="ce19" table:formula="of:=[.D24]*50*2/(3*2000)" office:value-type="float" office:value="4.41666666666667" calcext:value-type="float">
            <text:p>4.417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19" table:formula="of:=IF(NOT([.CH24]=0.001);0.006*[.D24]/3;0.001)" office:value-type="float" office:value="0.001" calcext:value-type="float">
            <text:p>0.001</text:p>
          </table:table-cell>
          <table:table-cell table:style-name="ce19" table:formula="of:=IF(NOT([.CH24]=0.001);0.7*[.D24]/3;0.001)" office:value-type="float" office:value="0.001" calcext:value-type="float">
            <text:p>0.001</text:p>
          </table:table-cell>
          <table:table-cell table:style-name="ce19" table:formula="of:=IF(NOT([.CH24]=0.001);0.65*[.D24]/3;0.001)" office:value-type="float" office:value="0.001" calcext:value-type="float">
            <text:p>0.001</text:p>
          </table:table-cell>
          <table:table-cell table:style-name="ce19" table:formula="of:=IF(NOT([.CH24]=0.001);0.002*[.D24]/3;0.001)" office:value-type="float" office:value="0.001" calcext:value-type="float">
            <text:p>0.001</text:p>
          </table:table-cell>
          <table:table-cell table:style-name="ce19" table:formula="of:=IF(NOT([.CH24]=0.001);0.001*[.D24]/3;0.001)" office:value-type="float" office:value="0.001" calcext:value-type="float">
            <text:p>0.001</text:p>
          </table:table-cell>
          <table:table-cell table:style-name="ce19" table:formula="of:=[.D24]*3*110/(24*2000)" office:value-type="float" office:value="1.821875" calcext:value-type="float">
            <text:p>1.822</text:p>
          </table:table-cell>
          <table:table-cell table:style-name="ce19" table:formula="of:=[.D24]*3*12/(24*2000)" office:value-type="float" office:value="0.19875" calcext:value-type="float">
            <text:p>0.199</text:p>
          </table:table-cell>
          <table:table-cell table:style-name="ce19" table:formula="of:=[.D24]*3*1.4/(24*2000)" office:value-type="float" office:value="0.0231875" calcext:value-type="float">
            <text:p>0.023</text:p>
          </table:table-cell>
          <table:table-cell table:style-name="ce19" table:formula="of:=[.D24]*1600*8.3454/(10*2000)" office:value-type="float" office:value="176.92248" calcext:value-type="float">
            <text:p>176.922</text:p>
          </table:table-cell>
          <table:table-cell table:style-name="ce19" table:formula="of:=[.D24]*2/2000" office:value-type="float" office:value="0.265" calcext:value-type="float">
            <text:p>0.265</text:p>
          </table:table-cell>
          <table:table-cell table:style-name="ce19" table:formula="of:=[.D24]*2*30/2000" office:value-type="float" office:value="7.95" calcext:value-type="float">
            <text:p>7.950</text:p>
          </table:table-cell>
          <table:table-cell table:style-name="ce19" table:formula="of:=27/4" office:value-type="float" office:value="6.75" calcext:value-type="float">
            <text:p>6.750</text:p>
          </table:table-cell>
          <table:table-cell table:style-name="ce19" table:formula="of:=27/16" office:value-type="float" office:value="1.6875" calcext:value-type="float">
            <text:p>1.688</text:p>
          </table:table-cell>
          <table:table-cell table:style-name="ce19" table:formula="of:=[.CQ24]*0.9" office:value-type="float" office:value="159.230232" calcext:value-type="float">
            <text:p>159.230</text:p>
          </table:table-cell>
          <table:table-cell table:style-name="ce19" table:formula="of:=2.5*[.D24]/(60*2000)" office:value-type="float" office:value="0.00552083333333333" calcext:value-type="float">
            <text:p>0.006</text:p>
          </table:table-cell>
          <table:table-cell table:style-name="ce19" table:formula="of:=[.D24]*2.5*55/2000" office:value-type="float" office:value="18.21875" calcext:value-type="float">
            <text:p>18.219</text:p>
          </table:table-cell>
          <table:table-cell table:style-name="ce19" table:formula="of:=[.D24]*2.5*1.25*0.5/2000" office:value-type="float" office:value="0.20703125" calcext:value-type="float">
            <text:p>0.207</text:p>
          </table:table-cell>
          <table:table-cell table:style-name="ce19" table:formula="of:=[.D24]*2*20/2000" office:value-type="float" office:value="5.3" calcext:value-type="float">
            <text:p>5.300</text:p>
          </table:table-cell>
          <table:table-cell table:style-name="ce19" table:formula="of:=IF([.B24]=&quot;Mts&quot;;[.D24]*0.005;0.001)" office:value-type="float" office:value="0.001" calcext:value-type="float">
            <text:p>0.001</text:p>
          </table:table-cell>
          <table:table-cell table:style-name="ce19" table:formula="of:=IF([.B24]=&quot;Mts&quot;;[.D24]*0.01;0.001)" office:value-type="float" office:value="0.001" calcext:value-type="float">
            <text:p>0.001</text:p>
          </table:table-cell>
          <table:table-cell table:style-name="ce19" table:formula="of:=[.D24]*0.02*12/(3*2000)" office:value-type="float" office:value="0.0106" calcext:value-type="float">
            <text:p>0.011</text:p>
          </table:table-cell>
          <table:table-cell table:style-name="ce19" table:formula="of:=[.D24]*0.5*12/(5*2000)" office:value-type="float" office:value="0.159" calcext:value-type="float">
            <text:p>0.159</text:p>
          </table:table-cell>
          <table:table-cell table:style-name="ce19" table:formula="of:=[.D24]*6*25/2000" office:value-type="float" office:value="19.875" calcext:value-type="float">
            <text:p>19.875</text:p>
          </table:table-cell>
          <table:table-cell table:style-name="ce19" table:number-columns-repeated="915"/>
        </table:table-row>
        <table:table-row table:style-name="ro1">
          <table:table-cell office:value-type="string" calcext:value-type="string">
            <text:p>Agula</text:p>
          </table:table-cell>
          <table:table-cell office:value-type="string" calcext:value-type="string">
            <text:p>Taiga</text:p>
          </table:table-cell>
          <table:table-cell office:value-type="float" office:value="151" calcext:value-type="float">
            <text:p>151</text:p>
          </table:table-cell>
          <table:table-cell table:formula="of:=IF([.B25]=&quot;Taiga&quot;;265;IF([.B25]=&quot;Mts&quot;;265;IF([.B25]=&quot;Temp&quot;;230;IF([.B25]=&quot;Steppe&quot;;265;IF([.B25]=&quot;Jungle&quot;;180;IF([.B25]=&quot;Sav&quot;;240;IF([.B25]=&quot;Medi&quot;;230;0)))))))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style-name="ce19" table:formula="of:=IF([.B25]=&quot;Taiga&quot;;0.43;IF([.B25]=&quot;Mts&quot;;0.21;IF([.B25]=&quot;Temp&quot;;0.64;IF([.B25]=&quot;Steppe&quot;;0.57;IF([.B25]=&quot;Jungle&quot;;0.43;IF([.B25]=&quot;Sav&quot;;0.57;IF([.B25]=&quot;Medi&quot;;0.43;0)))))))" office:value-type="float" office:value="0.43" calcext:value-type="float">
            <text:p>0.430</text:p>
          </table:table-cell>
          <table:table-cell table:style-name="ce19" table:formula="of:=IF([.B25]=&quot;Taiga&quot;;0.43;IF([.B25]=&quot;Mts&quot;;0.8;IF([.B25]=&quot;Temp&quot;;0.64;IF([.B25]=&quot;Steppe&quot;;0.8;IF([.B25]=&quot;Jungle&quot;;0.43;IF([.B25]=&quot;Sav&quot;;0.8;IF([.B25]=&quot;Medi&quot;;0.6;0)))))))" office:value-type="float" office:value="0.43" calcext:value-type="float">
            <text:p>0.430</text:p>
          </table:table-cell>
          <table:table-cell table:style-name="ce19" table:formula="of:=IF([.B25]=&quot;Taiga&quot;;528;IF([.B25]=&quot;Mts&quot;;855.27;IF([.B25]=&quot;Temp&quot;;565.94;IF([.B25]=&quot;Steppe&quot;;551.72;IF([.B25]=&quot;Jungle&quot;;575.43;IF([.B25]=&quot;Sav&quot;;599.15;IF([.B25]=&quot;Medi&quot;;564.36;0)))))))" office:value-type="float" office:value="528" calcext:value-type="float">
            <text:p>528.000</text:p>
          </table:table-cell>
          <table:table-cell table:style-name="ce19" table:formula="of:=IF([.B25]=&quot;Taiga&quot;;2608.19;IF([.B25]=&quot;Mts&quot;;2100;IF([.B25]=&quot;Temp&quot;;2976.19;IF([.B25]=&quot;Steppe&quot;;2450.48;IF([.B25]=&quot;Jungle&quot;;2135.05;IF([.B25]=&quot;Sav&quot;;2310.29;IF([.B25]=&quot;Medi&quot;;2485.52;0)))))))" office:value-type="float" office:value="2608.19" calcext:value-type="float">
            <text:p>2,608.190</text:p>
          </table:table-cell>
          <table:table-cell table:style-name="ce19" table:formula="of:=IF([.B25]=&quot;Taiga&quot;;500.54;IF([.B25]=&quot;Mts&quot;;360;IF([.B25]=&quot;Temp&quot;;570.81;IF([.B25]=&quot;Steppe&quot;;441.95;IF([.B25]=&quot;Jungle&quot;;486.49;IF([.B25]=&quot;Sav&quot;;518.92;IF([.B25]=&quot;Medi&quot;;640;0)))))))" office:value-type="float" office:value="500.54" calcext:value-type="float">
            <text:p>500.540</text:p>
          </table:table-cell>
          <table:table-cell table:style-name="ce19" table:formula="of:=IF([.B25]=&quot;Taiga&quot;;2003.09;IF([.B25]=&quot;Mts&quot;;1612.8;IF([.B25]=&quot;Temp&quot;;2285.71;IF([.B25]=&quot;Steppe&quot;;1881.97;IF([.B25]=&quot;Jungle&quot;;1639.72;IF([.B25]=&quot;Sav&quot;;1774.3;IF([.B25]=&quot;Medi&quot;;1908.88;0)))))))" office:value-type="float" office:value="2003.09" calcext:value-type="float">
            <text:p>2,003.090</text:p>
          </table:table-cell>
          <table:table-cell table:style-name="ce19" table:formula="of:=IF([.B25]=&quot;Taiga&quot;;260.82;IF([.B25]=&quot;Mts&quot;;210;IF([.B25]=&quot;Temp&quot;;297.62;IF([.B25]=&quot;Steppe&quot;;245.05;IF([.B25]=&quot;Jungle&quot;;213.5;IF([.B25]=&quot;Sav&quot;;231.03;IF([.B25]=&quot;Medi&quot;;248.55;0)))))))" office:value-type="float" office:value="260.82" calcext:value-type="float">
            <text:p>260.820</text:p>
          </table:table-cell>
          <table:table-cell table:style-name="ce19" table:formula="of:=IF([.B25]=&quot;Taiga&quot;;250;IF([.B25]=&quot;Mts&quot;;640;IF([.B25]=&quot;Temp&quot;;295.2174;IF([.B25]=&quot;Steppe&quot;;278.2609;IF([.B25]=&quot;Jungle&quot;;306.5217;IF([.B25]=&quot;Sav&quot;;334.7826;IF([.B25]=&quot;Medi&quot;;293.3333;0)))))))" office:value-type="float" office:value="250" calcext:value-type="float">
            <text:p>250.000</text:p>
          </table:table-cell>
          <table:table-cell table:style-name="ce19" table:formula="of:=IF([.B25]=&quot;Taiga&quot;;1491.9691;IF([.B25]=&quot;Mts&quot;;980;IF([.B25]=&quot;Temp&quot;;1747.9537;IF([.B25]=&quot;Steppe&quot;;1278.5174;IF([.B25]=&quot;Jungle&quot;;1440.7722;IF([.B25]=&quot;Sav&quot;;1558.9189;IF([.B25]=&quot;Medi&quot;;2000;0)))))))" office:value-type="float" office:value="1491.9691" calcext:value-type="float">
            <text:p>1,491.969</text:p>
          </table:table-cell>
          <table:table-cell table:style-name="ce19" table:formula="of:=IF([.B25]=&quot;Taiga&quot;;68.5;IF([.B25]=&quot;Mts&quot;;25;IF([.B25]=&quot;Temp&quot;;100;IF([.B25]=&quot;Steppe&quot;;55;IF([.B25]=&quot;Jungle&quot;;28;IF([.B25]=&quot;Sav&quot;;43;IF([.B25]=&quot;Medi&quot;;58;0)))))))" office:value-type="float" office:value="68.5" calcext:value-type="float">
            <text:p>68.500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5" office:value-type="string" calcext:value-type="string">
            <text:p>|--|</text:p>
          </table:table-cell>
          <table:table-cell table:style-name="ce19" table:formula="of:=[.C25]*[.F25]*[.G25]*360*640*1393.66125/(2000*1000)" office:value-type="float" office:value="4482.5336909424" calcext:value-type="float">
            <text:p>4,482.534</text:p>
          </table:table-cell>
          <table:table-cell table:style-name="ce19" table:formula="of:=[.C25]*[.F25]*[.G25]*[.J25]*640*1393.66125/(2000*1000)" office:value-type="float" office:value="6232.46503795641" calcext:value-type="float">
            <text:p>6,232.465</text:p>
          </table:table-cell>
          <table:table-cell table:style-name="ce19" table:formula="of:=[.T25]*[.J$28]" office:value-type="float" office:value="2077.48834598547" calcext:value-type="float">
            <text:p>2,077.488</text:p>
          </table:table-cell>
          <table:table-cell table:style-name="ce19" table:formula="of:=[.T25]-[.U25]" office:value-type="float" office:value="4154.97669197094" calcext:value-type="float">
            <text:p>4,154.977</text:p>
          </table:table-cell>
          <table:table-cell table:style-name="ce19" table:formula="of:=[.C25]*[.F25]*[.G25]*[.H25]*640*1393.66125/(2000*1000)" office:value-type="float" office:value="6574.38274671552" calcext:value-type="float">
            <text:p>6,574.383</text:p>
          </table:table-cell>
          <table:table-cell table:style-name="ce19" table:formula="of:=[.W25]*[.H$28]" office:value-type="float" office:value="1793.01347637696" calcext:value-type="float">
            <text:p>1,793.013</text:p>
          </table:table-cell>
          <table:table-cell table:style-name="ce19" table:formula="of:=[.W25]-[.X25]" office:value-type="float" office:value="4781.36927033856" calcext:value-type="float">
            <text:p>4,781.369</text:p>
          </table:table-cell>
          <table:table-cell table:style-name="ce19" table:formula="of:=[.C25]*[.F25]*[.G25]*[.M25]*640*1393.66125/(2000*1000)" office:value-type="float" office:value="3112.87061871" calcext:value-type="float">
            <text:p>3,112.871</text:p>
          </table:table-cell>
          <table:table-cell table:style-name="ce19" table:formula="of:=[.C25]*[.F25]*[.G25]*[.N25]*640*1393.66125/(2000*1000)" office:value-type="float" office:value="18577.2271016528" calcext:value-type="float">
            <text:p>18,577.227</text:p>
          </table:table-cell>
          <table:table-cell table:style-name="ce19" table:formula="of:=[.C25]*[.F25]*[.G25]*[.O25]*640*1393.66125/(2000*1000)" office:value-type="float" office:value="852.92654952654" calcext:value-type="float">
            <text:p>852.927</text:p>
          </table:table-cell>
          <table:table-cell table:style-name="ce19" table:formula="of:=[.C25]*[.P25]*640*1393.66125/(2000*1000)" office:value-type="float" office:value="2.525314185" calcext:value-type="float">
            <text:p>2.525</text:p>
          </table:table-cell>
          <table:table-cell table:style-name="ce19" table:formula="of:=[.C25]*[.Q25]*640*1393.66125/(2000*1000)" office:value-type="float" office:value="2.525314185" calcext:value-type="float">
            <text:p>2.525</text:p>
          </table:table-cell>
          <table:table-cell table:style-name="ce19" table:formula="of:=[.C25]*[.F25]*[.G25]*6*[.J25]*640*1393.66125/(18*365)" office:value-type="float" office:value="11383497.7862218" calcext:value-type="float">
            <text:p>11,383,497.786</text:p>
          </table:table-cell>
          <table:table-cell table:style-name="ce19" table:formula="of:=[.C25]*[.F25]*[.G25]*[.J25]*640*1393.66125/(18*100)" office:value-type="float" office:value="6924961.1532849" calcext:value-type="float">
            <text:p>6,924,961.153</text:p>
          </table:table-cell>
          <table:table-cell table:style-name="ce19" table:formula="of:=[.C25]*[.F25]*[.G25]*[.J25]*640*1393.66125/520" office:value-type="float" office:value="23971019.3767554" calcext:value-type="float">
            <text:p>23,971,019.377</text:p>
          </table:table-cell>
          <table:table-cell table:style-name="ce19" table:formula="of:=[.C25]*[.F25]*[.G25]*[.K25]*640*1393.66125/(2000*1000)" office:value-type="float" office:value="24941.4400305273" calcext:value-type="float">
            <text:p>24,941.440</text:p>
          </table:table-cell>
          <table:table-cell table:style-name="ce19" table:formula="of:=3*12*[.D25]/5" office:value-type="float" office:value="1908" calcext:value-type="float">
            <text:p>1,908.000</text:p>
          </table:table-cell>
          <table:table-cell table:style-name="ce19" table:formula="of:=1.5*[.D25]*750/(2000*15)" office:value-type="float" office:value="9.9375" calcext:value-type="float">
            <text:p>9.938</text:p>
          </table:table-cell>
          <table:table-cell table:style-name="ce19" table:formula="of:=66*10*[.D25]/(2000*6)" office:value-type="float" office:value="14.575" calcext:value-type="float">
            <text:p>14.575</text:p>
          </table:table-cell>
          <table:table-cell table:style-name="ce19" table:formula="of:=[.AE25]*365/1000" office:value-type="float" office:value="4154976.69197094" calcext:value-type="float">
            <text:p>4,154,976.692</text:p>
          </table:table-cell>
          <table:table-cell table:style-name="ce19" table:formula="of:=[.AF25]*24*238/(3*25*2000*1000)" office:value-type="float" office:value="263.702520717089" calcext:value-type="float">
            <text:p>263.703</text:p>
          </table:table-cell>
          <table:table-cell table:style-name="ce19" table:formula="of:=[.AG25]*40*0.7*52/(6*1000*2000)" office:value-type="float" office:value="2908.48368437966" calcext:value-type="float">
            <text:p>2,908.484</text:p>
          </table:table-cell>
          <table:table-cell table:style-name="ce19" table:formula="of:=[.AG25]*120*2/(16*1000*2000)" office:value-type="float" office:value="179.782645325666" calcext:value-type="float">
            <text:p>179.783</text:p>
          </table:table-cell>
          <table:table-cell table:style-name="ce19" table:formula="of:=[.AH25]*3.25*8.34/(48)" office:value-type="float" office:value="14084.1194172384" calcext:value-type="float">
            <text:p>14,084.119</text:p>
          </table:table-cell>
          <table:table-cell table:style-name="ce19" table:formula="of:=[.AH25]*25*8.34/(4*48)" office:value-type="float" office:value="27084.8450331507" calcext:value-type="float">
            <text:p>27,084.845</text:p>
          </table:table-cell>
          <table:table-cell table:style-name="ce19" table:formula="of:=[.C25]*[.F25]*[.G25]*[.L25]*640*1393.66125/(2000*1000)" office:value-type="float" office:value="3247.59565908777" calcext:value-type="float">
            <text:p>3,247.596</text:p>
          </table:table-cell>
          <table:table-cell table:style-name="ce19" table:formula="of:=[.AF25]*600*6/(90*1000*2000)" office:value-type="float" office:value="138.499223065698" calcext:value-type="float">
            <text:p>138.499</text:p>
          </table:table-cell>
          <table:table-cell table:style-name="ce19" table:formula="of:=IF([.B25]=&quot;Taiga&quot;;236.2;IF([.B25]=&quot;Mts&quot;;10;IF([.B25]=&quot;Temp&quot;;400;IF([.B25]=&quot;Steppe&quot;;25;IF([.B25]=&quot;Jungle&quot;;400;IF([.B25]=&quot;Sav&quot;;103.6;IF([.B25]=&quot;Medi&quot;;181.6;0)))))))*[.D25]*[.AT$36]" office:value-type="float" office:value="117.361875" calcext:value-type="float">
            <text:p>117.362</text:p>
          </table:table-cell>
          <table:table-cell table:style-name="ce19" table:formula="of:=INDEX([$Tech.$F$3:$Tech.$F$13];MATCH([.E25];[$Tech.$E$3:$Tech.$E$13];1))*[.D25]*[.AT$36]/365" office:value-type="float" office:value="49.6875" calcext:value-type="float">
            <text:p>49.688</text:p>
          </table:table-cell>
          <table:table-cell table:style-name="ce19" table:formula="of:=[.D25]*12.5*[.AT$36]/(30)" office:value-type="float" office:value="0.20703125" calcext:value-type="float">
            <text:p>0.207</text:p>
          </table:table-cell>
          <table:table-cell table:style-name="ce19" table:formula="of:=125*[.D25]*[.AW$30]" office:value-type="float" office:value="128.1005859375" calcext:value-type="float">
            <text:p>128.101</text:p>
          </table:table-cell>
          <table:table-cell table:style-name="ce19" table:formula="of:=1000*[.D25]*[.AW$30]/(3)" office:value-type="float" office:value="341.6015625" calcext:value-type="float">
            <text:p>341.602</text:p>
          </table:table-cell>
          <table:table-cell table:style-name="ce19" table:formula="of:=[.D25]/(2*[.AY$30])" office:value-type="float" office:value="238.5" calcext:value-type="float">
            <text:p>238.500</text:p>
          </table:table-cell>
          <table:table-cell table:style-name="ce19" table:formula="of:=[.D25]*[.AZ$30]/2" office:value-type="float" office:value="0.165625" calcext:value-type="float">
            <text:p>0.166</text:p>
          </table:table-cell>
          <table:table-cell table:style-name="ce19" table:formula="of:=[.D25]*2*[.BA$30]" office:value-type="float" office:value="0.795" calcext:value-type="float">
            <text:p>0.795</text:p>
          </table:table-cell>
          <table:table-cell table:style-name="ce19" table:formula="of:=[.D25]*3*[.BB$30]" office:value-type="float" office:value="0.59625" calcext:value-type="float">
            <text:p>0.596</text:p>
          </table:table-cell>
          <table:table-cell table:style-name="ce19" table:formula="of:=[.D25]*11*[.BC$30]/15" office:value-type="float" office:value="0.1166" calcext:value-type="float">
            <text:p>0.117</text:p>
          </table:table-cell>
          <table:table-cell table:style-name="ce19" table:formula="of:=[.D25]*11*[.BD$30]/8" office:value-type="float" office:value="0.27328125" calcext:value-type="float">
            <text:p>0.273</text:p>
          </table:table-cell>
          <table:table-cell table:style-name="ce19" table:formula="of:=[.D25]*11*[.BE$30]/3" office:value-type="float" office:value="0.176982142857143" calcext:value-type="float">
            <text:p>0.177</text:p>
          </table:table-cell>
          <table:table-cell table:style-name="ce19" table:formula="of:=[.D25]*11*[.BF$30]/5" office:value-type="float" office:value="0.12753125" calcext:value-type="float">
            <text:p>0.128</text:p>
          </table:table-cell>
          <table:table-cell table:style-name="ce19" table:formula="of:=[.D25]*11*[.BG$30]/9" office:value-type="float" office:value="0.323888888888889" calcext:value-type="float">
            <text:p>0.324</text:p>
          </table:table-cell>
          <table:table-cell table:style-name="ce19" table:formula="of:=[.D25]*11*[.BH$30]/12" office:value-type="float" office:value="0.1821875" calcext:value-type="float">
            <text:p>0.182</text:p>
          </table:table-cell>
          <table:table-cell table:style-name="ce19" table:formula="of:=[.D25]*[.BI$30]/(125/12)" office:value-type="float" office:value="0.5088" calcext:value-type="float">
            <text:p>0.509</text:p>
          </table:table-cell>
          <table:table-cell table:style-name="ce19" table:formula="of:=[.D25]*[.BJ$30]/30" office:value-type="float" office:value="0.231256666666667" calcext:value-type="float">
            <text:p>0.231</text:p>
          </table:table-cell>
          <table:table-cell table:style-name="ce19" table:formula="of:=[.D25]*[.BK$30]/7" office:value-type="float" office:value="0.0319419642857143" calcext:value-type="float">
            <text:p>0.032</text:p>
          </table:table-cell>
          <table:table-cell table:style-name="ce19" table:formula="of:=[.D25]*[.BL$30]/8.5" office:value-type="float" office:value="0.0526102941176471" calcext:value-type="float">
            <text:p>0.053</text:p>
          </table:table-cell>
          <table:table-cell table:style-name="ce19" table:formula="of:=[.D25]*[.BM$30]" office:value-type="float" office:value="0.111796875" calcext:value-type="float">
            <text:p>0.112</text:p>
          </table:table-cell>
          <table:table-cell table:style-name="ce19" table:formula="of:=[.D25]*[.BN$30]/1.5" office:value-type="float" office:value="0.265" calcext:value-type="float">
            <text:p>0.265</text:p>
          </table:table-cell>
          <table:table-cell table:style-name="ce19" table:formula="of:=[.D25]*[.BO$30]/2" office:value-type="float" office:value="0.2153125" calcext:value-type="float">
            <text:p>0.215</text:p>
          </table:table-cell>
          <table:table-cell table:style-name="ce19" table:formula="of:=[.D25]*[.BP$30]/4" office:value-type="float" office:value="0.0496875" calcext:value-type="float">
            <text:p>0.050</text:p>
          </table:table-cell>
          <table:table-cell table:style-name="ce19" table:formula="of:=[.D25]/((16+24)/12)" office:value-type="float" office:value="79.5" calcext:value-type="float">
            <text:p>79.500</text:p>
          </table:table-cell>
          <table:table-cell table:style-name="ce19" table:formula="of:=[.D25]*2/(30*2000)" office:value-type="float" office:value="0.00883333333333333" calcext:value-type="float">
            <text:p>0.009</text:p>
          </table:table-cell>
          <table:table-cell table:style-name="ce19" table:formula="of:=[.D25]/((37.5/12)*2000)" office:value-type="float" office:value="0.0424" calcext:value-type="float">
            <text:p>0.042</text:p>
          </table:table-cell>
          <table:table-cell table:style-name="ce19" table:formula="of:=[.D25]*2/((20/9)*2000)" office:value-type="float" office:value="0.11925" calcext:value-type="float">
            <text:p>0.119</text:p>
          </table:table-cell>
          <table:table-cell table:style-name="ce19" table:formula="of:=[.AF25]*24*8/(3*25*2000*1000)" office:value-type="float" office:value="8.86395027620468" calcext:value-type="float">
            <text:p>8.864</text:p>
          </table:table-cell>
          <table:table-cell table:style-name="ce19" table:formula="of:=[.D25]*3.5/((3/12)*(20/9)*2000)" office:value-type="float" office:value="0.83475" calcext:value-type="float">
            <text:p>0.835</text:p>
          </table:table-cell>
          <table:table-cell table:style-name="ce19" table:formula="of:=[.D25]*2/((2/12)*(20/9)*2000)" office:value-type="float" office:value="0.7155" calcext:value-type="float">
            <text:p>0.716</text:p>
          </table:table-cell>
          <table:table-cell table:style-name="ce19" table:formula="of:=[.D25]*2.5/((5/12)*(20/9)*2000)" office:value-type="float" office:value="0.35775" calcext:value-type="float">
            <text:p>0.358</text:p>
          </table:table-cell>
          <table:table-cell table:style-name="ce19" table:formula="of:=[.D25]*7/((14/12)*(20/9)*2000)" office:value-type="float" office:value="0.35775" calcext:value-type="float">
            <text:p>0.358</text:p>
          </table:table-cell>
          <table:table-cell table:style-name="ce19" table:formula="of:=[.D25]/(4*2)" office:value-type="float" office:value="33.125" calcext:value-type="float">
            <text:p>33.125</text:p>
          </table:table-cell>
          <table:table-cell table:style-name="ce19" table:formula="of:=[.D25]/(4*5)" office:value-type="float" office:value="13.25" calcext:value-type="float">
            <text:p>13.250</text:p>
          </table:table-cell>
          <table:table-cell table:style-name="ce19" table:formula="of:=[.D25]/40" office:value-type="float" office:value="6.625" calcext:value-type="float">
            <text:p>6.625</text:p>
          </table:table-cell>
          <table:table-cell table:style-name="ce19" table:formula="of:=[.D25]/40" office:value-type="float" office:value="6.625" calcext:value-type="float">
            <text:p>6.625</text:p>
          </table:table-cell>
          <table:table-cell table:style-name="ce19" table:formula="of:=[.D25]/40" office:value-type="float" office:value="6.625" calcext:value-type="float">
            <text:p>6.625</text:p>
          </table:table-cell>
          <table:table-cell table:style-name="ce19" table:formula="of:=[.D25]/20" office:value-type="float" office:value="13.25" calcext:value-type="float">
            <text:p>13.250</text:p>
          </table:table-cell>
          <table:table-cell table:style-name="ce19" table:formula="of:=[.D25]*8.3454*32/2000" office:value-type="float" office:value="35.384496" calcext:value-type="float">
            <text:p>35.384</text:p>
          </table:table-cell>
          <table:table-cell table:style-name="ce19" table:formula="of:=[.D25]*50*2/(3*2000)" office:value-type="float" office:value="4.41666666666667" calcext:value-type="float">
            <text:p>4.417</text:p>
          </table:table-cell>
          <table:table-cell table:style-name="ce19" office:value-type="float" office:value="0.001" calcext:value-type="float">
            <text:p>0.001</text:p>
          </table:table-cell>
          <table:table-cell table:style-name="ce19" table:formula="of:=IF(NOT([.CH25]=0.001);0.006*[.D25]/3;0.001)" office:value-type="float" office:value="0.001" calcext:value-type="float">
            <text:p>0.001</text:p>
          </table:table-cell>
          <table:table-cell table:style-name="ce19" table:formula="of:=IF(NOT([.CH25]=0.001);0.7*[.D25]/3;0.001)" office:value-type="float" office:value="0.001" calcext:value-type="float">
            <text:p>0.001</text:p>
          </table:table-cell>
          <table:table-cell table:style-name="ce19" table:formula="of:=IF(NOT([.CH25]=0.001);0.65*[.D25]/3;0.001)" office:value-type="float" office:value="0.001" calcext:value-type="float">
            <text:p>0.001</text:p>
          </table:table-cell>
          <table:table-cell table:style-name="ce19" table:formula="of:=IF(NOT([.CH25]=0.001);0.002*[.D25]/3;0.001)" office:value-type="float" office:value="0.001" calcext:value-type="float">
            <text:p>0.001</text:p>
          </table:table-cell>
          <table:table-cell table:style-name="ce19" table:formula="of:=IF(NOT([.CH25]=0.001);0.001*[.D25]/3;0.001)" office:value-type="float" office:value="0.001" calcext:value-type="float">
            <text:p>0.001</text:p>
          </table:table-cell>
          <table:table-cell table:style-name="ce19" table:formula="of:=[.D25]*3*110/(24*2000)" office:value-type="float" office:value="1.821875" calcext:value-type="float">
            <text:p>1.822</text:p>
          </table:table-cell>
          <table:table-cell table:style-name="ce19" table:formula="of:=[.D25]*3*12/(24*2000)" office:value-type="float" office:value="0.19875" calcext:value-type="float">
            <text:p>0.199</text:p>
          </table:table-cell>
          <table:table-cell table:style-name="ce19" table:formula="of:=[.D25]*3*1.4/(24*2000)" office:value-type="float" office:value="0.0231875" calcext:value-type="float">
            <text:p>0.023</text:p>
          </table:table-cell>
          <table:table-cell table:style-name="ce19" table:formula="of:=[.D25]*1600*8.3454/(10*2000)" office:value-type="float" office:value="176.92248" calcext:value-type="float">
            <text:p>176.922</text:p>
          </table:table-cell>
          <table:table-cell table:style-name="ce19" table:formula="of:=[.D25]*2/2000" office:value-type="float" office:value="0.265" calcext:value-type="float">
            <text:p>0.265</text:p>
          </table:table-cell>
          <table:table-cell table:style-name="ce19" table:formula="of:=[.D25]*2*30/2000" office:value-type="float" office:value="7.95" calcext:value-type="float">
            <text:p>7.950</text:p>
          </table:table-cell>
          <table:table-cell table:style-name="ce19" table:formula="of:=27/4" office:value-type="float" office:value="6.75" calcext:value-type="float">
            <text:p>6.750</text:p>
          </table:table-cell>
          <table:table-cell table:style-name="ce19" table:formula="of:=27/16" office:value-type="float" office:value="1.6875" calcext:value-type="float">
            <text:p>1.688</text:p>
          </table:table-cell>
          <table:table-cell table:style-name="ce19" table:formula="of:=[.CQ25]*0.9" office:value-type="float" office:value="159.230232" calcext:value-type="float">
            <text:p>159.230</text:p>
          </table:table-cell>
          <table:table-cell table:style-name="ce19" table:formula="of:=2.5*[.D25]/(60*2000)" office:value-type="float" office:value="0.00552083333333333" calcext:value-type="float">
            <text:p>0.006</text:p>
          </table:table-cell>
          <table:table-cell table:style-name="ce19" table:formula="of:=[.D25]*2.5*55/2000" office:value-type="float" office:value="18.21875" calcext:value-type="float">
            <text:p>18.219</text:p>
          </table:table-cell>
          <table:table-cell table:style-name="ce19" table:formula="of:=[.D25]*2.5*1.25*0.5/2000" office:value-type="float" office:value="0.20703125" calcext:value-type="float">
            <text:p>0.207</text:p>
          </table:table-cell>
          <table:table-cell table:style-name="ce19" table:formula="of:=[.D25]*2*20/2000" office:value-type="float" office:value="5.3" calcext:value-type="float">
            <text:p>5.300</text:p>
          </table:table-cell>
          <table:table-cell table:style-name="ce19" table:formula="of:=IF([.B25]=&quot;Mts&quot;;[.D25]*0.005;0.001)" office:value-type="float" office:value="0.001" calcext:value-type="float">
            <text:p>0.001</text:p>
          </table:table-cell>
          <table:table-cell table:style-name="ce19" table:formula="of:=IF([.B25]=&quot;Mts&quot;;[.D25]*0.01;0.001)" office:value-type="float" office:value="0.001" calcext:value-type="float">
            <text:p>0.001</text:p>
          </table:table-cell>
          <table:table-cell table:style-name="ce19" table:formula="of:=[.D25]*0.02*12/(3*2000)" office:value-type="float" office:value="0.0106" calcext:value-type="float">
            <text:p>0.011</text:p>
          </table:table-cell>
          <table:table-cell table:style-name="ce19" table:formula="of:=[.D25]*0.5*12/(5*2000)" office:value-type="float" office:value="0.159" calcext:value-type="float">
            <text:p>0.159</text:p>
          </table:table-cell>
          <table:table-cell table:style-name="ce19" table:formula="of:=[.D25]*6*25/2000" office:value-type="float" office:value="19.875" calcext:value-type="float">
            <text:p>19.875</text:p>
          </table:table-cell>
          <table:table-cell table:style-name="ce19" table:number-columns-repeated="915"/>
        </table:table-row>
        <table:table-row table:style-name="ro1">
          <table:table-cell table:number-columns-repeated="18"/>
          <table:table-cell table:style-name="Default" table:number-columns-repeated="23"/>
          <table:table-cell table:number-columns-repeated="42"/>
          <table:table-cell table:style-name="ce16"/>
          <table:table-cell table:number-columns-repeated="940"/>
        </table:table-row>
        <table:table-row table:style-name="ro1">
          <table:table-cell table:style-name="ce15" table:number-columns-repeated="7"/>
          <table:table-cell table:style-name="ce15" office:value-type="string" calcext:value-type="string">
            <text:p>Barley Seed Ratio</text:p>
          </table:table-cell>
          <table:table-cell table:style-name="ce15" office:value-type="string" calcext:value-type="string">
            <text:p>Potato Seed Ratio</text:p>
          </table:table-cell>
          <table:table-cell table:style-name="ce15" office:value-type="string" calcext:value-type="string">
            <text:p>Wheat Seed Ratio</text:p>
          </table:table-cell>
          <table:table-cell table:style-name="ce15" table:number-columns-repeated="3"/>
          <table:table-cell table:style-name="ce7" table:number-matrix-columns-spanned="1" table:number-matrix-rows-spanned="1" table:formula="of:=SUM([.S3:.S25]*[$Dists.B2:$Dists.B24])" office:value-type="float" office:value="6081649616.88965" calcext:value-type="float">
            <text:p>6,081,649,617</text:p>
          </table:table-cell>
          <table:table-cell table:formula="of:=[.S3]/[.N$27]" office:value-type="float" office:value="0.000000639435163856623" calcext:value-type="float">
            <text:p>6.39435163856623E-07</text:p>
          </table:table-cell>
          <table:table-cell table:style-name="ce15" table:number-columns-repeated="3"/>
          <table:table-cell table:style-name="Default" table:number-columns-repeated="3"/>
          <table:table-cell table:style-name="ce15" table:number-columns-repeated="4"/>
          <table:table-cell table:style-name="Default" table:number-columns-repeated="2"/>
          <table:table-cell table:style-name="ce15" table:number-columns-repeated="2"/>
          <table:table-cell table:style-name="ce15" office:value-type="string" calcext:value-type="string">
            <text:p>Notes:</text:p>
          </table:table-cell>
          <table:table-cell table:style-name="ce15" table:number-columns-repeated="2"/>
          <table:table-cell table:style-name="Default"/>
          <table:table-cell table:style-name="ce15"/>
          <table:table-cell table:number-columns-repeated="2" table:style-name="ce15" office:value-type="string" calcext:value-type="string">
            <text:p>Yield</text:p>
          </table:table-cell>
          <table:table-cell table:style-name="ce15" office:value-type="string" calcext:value-type="string">
            <text:p>Notes:</text:p>
          </table:table-cell>
          <table:table-cell table:style-name="ce15" table:number-columns-repeated="8"/>
          <table:table-cell table:style-name="ce15" office:value-type="string" calcext:value-type="string">
            <text:p>Cords</text:p>
          </table:table-cell>
          <table:table-cell table:style-name="ce15"/>
          <table:table-cell table:style-name="ce21"/>
          <table:table-cell table:style-name="ce15" office:value-type="string" calcext:value-type="string">
            <text:p>Brick</text:p>
          </table:table-cell>
          <table:table-cell table:style-name="ce15"/>
          <table:table-cell table:style-name="ce15" office:value-type="string" calcext:value-type="string">
            <text:p>Coats</text:p>
          </table:table-cell>
          <table:table-cell table:style-name="ce15" office:value-type="string" calcext:value-type="string">
            <text:p>Zhou Shoes</text:p>
          </table:table-cell>
          <table:table-cell table:style-name="ce15" office:value-type="string" calcext:value-type="string">
            <text:p>Hoes</text:p>
          </table:table-cell>
          <table:table-cell table:style-name="ce15" office:value-type="string" calcext:value-type="string">
            <text:p>Hatchets</text:p>
          </table:table-cell>
          <table:table-cell table:style-name="ce15" office:value-type="string" calcext:value-type="string">
            <text:p>Augers</text:p>
          </table:table-cell>
          <table:table-cell table:style-name="ce15" office:value-type="string" calcext:value-type="string">
            <text:p>Scissors</text:p>
          </table:table-cell>
          <table:table-cell table:style-name="ce15" office:value-type="string" calcext:value-type="string">
            <text:p>Chisels</text:p>
          </table:table-cell>
          <table:table-cell table:style-name="ce15" office:value-type="string" calcext:value-type="string">
            <text:p>Hammers</text:p>
          </table:table-cell>
          <table:table-cell table:style-name="ce15" office:value-type="string" calcext:value-type="string">
            <text:p>Sickles</text:p>
          </table:table-cell>
          <table:table-cell table:style-name="ce15" office:value-type="string" calcext:value-type="string">
            <text:p>Axes</text:p>
          </table:table-cell>
          <table:table-cell table:style-name="ce15" office:value-type="string" calcext:value-type="string">
            <text:p>Chainmail</text:p>
          </table:table-cell>
          <table:table-cell table:style-name="ce15" office:value-type="string" calcext:value-type="string">
            <text:p>Platemail</text:p>
          </table:table-cell>
          <table:table-cell table:style-name="ce15" office:value-type="string" calcext:value-type="string">
            <text:p>Shortsword</text:p>
          </table:table-cell>
          <table:table-cell table:style-name="ce15" office:value-type="string" calcext:value-type="string">
            <text:p>Longsword</text:p>
          </table:table-cell>
          <table:table-cell table:style-name="ce15" office:value-type="string" calcext:value-type="string">
            <text:p>Daggers</text:p>
          </table:table-cell>
          <table:table-cell table:style-name="ce15" office:value-type="string" calcext:value-type="string">
            <text:p>Staffs</text:p>
          </table:table-cell>
          <table:table-cell table:style-name="ce15" office:value-type="string" calcext:value-type="string">
            <text:p>Spears</text:p>
          </table:table-cell>
          <table:table-cell table:style-name="ce15" office:value-type="string" calcext:value-type="string">
            <text:p>Battleaxes</text:p>
          </table:table-cell>
          <table:table-cell table:style-name="ce15"/>
          <table:table-cell table:number-columns-repeated="8" table:style-name="ce15" office:value-type="string" calcext:value-type="string">
            <text:p>Notes:</text:p>
          </table:table-cell>
          <table:table-cell table:style-name="ce15" table:number-columns-repeated="6"/>
          <table:table-cell table:number-columns-repeated="2" table:style-name="ce15" office:value-type="string" calcext:value-type="string">
            <text:p>Notes:</text:p>
          </table:table-cell>
          <table:table-cell table:style-name="ce15" table:number-columns-repeated="6"/>
          <table:table-cell table:number-columns-repeated="3" table:style-name="ce15" office:value-type="string" calcext:value-type="string">
            <text:p>Notes:</text:p>
          </table:table-cell>
          <table:table-cell table:style-name="ce15"/>
          <table:table-cell table:number-columns-repeated="2" table:style-name="ce15" office:value-type="string" calcext:value-type="string">
            <text:p>Notes:</text:p>
          </table:table-cell>
          <table:table-cell table:style-name="ce15" table:number-columns-repeated="3"/>
          <table:table-cell table:style-name="ce15" office:value-type="string" calcext:value-type="string">
            <text:p>Notes:</text:p>
          </table:table-cell>
          <table:table-cell table:style-name="ce15"/>
          <table:table-cell table:style-name="ce15" office:value-type="string" calcext:value-type="string">
            <text:p>Notes:</text:p>
          </table:table-cell>
          <table:table-cell table:style-name="ce15" table:number-columns-repeated="3"/>
          <table:table-cell table:number-columns-repeated="3" table:style-name="ce15" office:value-type="string" calcext:value-type="string">
            <text:p>Notes:</text:p>
          </table:table-cell>
          <table:table-cell table:style-name="ce15" table:number-columns-repeated="915"/>
        </table:table-row>
        <table:table-row table:style-name="ro1">
          <table:table-cell table:number-columns-repeated="7"/>
          <table:table-cell table:style-name="ce3" table:formula="of:=144/528" office:value-type="float" office:value="0.272727272727273" calcext:value-type="float">
            <text:p>0.27</text:p>
          </table:table-cell>
          <table:table-cell table:style-name="ce3" table:formula="of:=400/2100" office:value-type="float" office:value="0.19047619047619" calcext:value-type="float">
            <text:p>0.19</text:p>
          </table:table-cell>
          <table:table-cell table:style-name="ce3" table:formula="of:=1/3" office:value-type="float" office:value="0.333333333333333" calcext:value-type="float">
            <text:p>0.33</text:p>
          </table:table-cell>
          <table:table-cell table:number-columns-repeated="3"/>
          <table:table-cell table:style-name="ce8" table:number-matrix-columns-spanned="1" table:number-matrix-rows-spanned="1" table:formula="of:=SUM([.S$3:.S$25]*[$Dists.B3:$Dists.X3])" office:value-type="float" office:value="166726995770.959" calcext:value-type="float">
            <text:p>166726995770.959</text:p>
          </table:table-cell>
          <table:table-cell table:number-columns-repeated="4"/>
          <table:table-cell table:style-name="Default" table:number-columns-repeated="11"/>
          <table:table-cell table:style-name="Default" office:value-type="string" calcext:value-type="string">
            <text:p>1lb wx =</text:p>
          </table:table-cell>
          <table:table-cell table:style-name="Default" table:number-columns-repeated="4"/>
          <table:table-cell table:style-name="Default" table:formula="of:=AVERAGE(0.7;0.7;1)" office:value-type="float" office:value="0.8" calcext:value-type="float">
            <text:p>0.8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string" calcext:value-type="string">
            <text:p>11.25lb Nun.</text:p>
          </table:table-cell>
          <table:table-cell table:style-name="Default" table:number-columns-repeated="4"/>
          <table:table-cell table:number-columns-repeated="4"/>
          <table:table-cell table:formula="of:=45*128" office:value-type="float" office:value="5760" calcext:value-type="float">
            <text:p>5760</text:p>
          </table:table-cell>
          <table:table-cell table:number-columns-repeated="2"/>
          <table:table-cell table:style-name="ce16" table:formula="of:=110*(9/12)*(3/12)*(4.5/12)" office:value-type="float" office:value="7.734375" calcext:value-type="float">
            <text:p>7.73</text:p>
          </table:table-cell>
          <table:table-cell/>
          <table:table-cell table:style-name="ce16" table:formula="of:=2000*1000/60" office:value-type="float" office:value="33333.3333333333" calcext:value-type="float">
            <text:p>33,333.33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table:style-name="ce19" table:formula="of:=2.55/7" office:value-type="float" office:value="0.364285714285714" calcext:value-type="float">
            <text:p>0.364</text:p>
          </table:table-cell>
          <table:table-cell table:formula="of:=7/16" office:value-type="float" office:value="0.4375" calcext:value-type="float">
            <text:p>0.437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40" calcext:value-type="float">
            <text:p>40</text:p>
          </table:table-cell>
          <table:table-cell table:formula="of:=4.8*2.2+4*2.2+4.2*2.2+1.2*2.2+4.8*2.2+4.8*2.2" office:value-type="float" office:value="52.36" calcext:value-type="float">
            <text:p>52.36</text:p>
          </table:table-cell>
          <table:table-cell table:formula="of:=[.BL28]/2" office:value-type="float" office:value="1.6875" calcext:value-type="float">
            <text:p>1.6875</text:p>
          </table:table-cell>
          <table:table-cell table:formula="of:=3+(3/8)" office:value-type="float" office:value="3.375" calcext:value-type="float">
            <text:p>3.375</text:p>
          </table:table-cell>
          <table:table-cell table:formula="of:=[.BL28]/4" office:value-type="float" office:value="0.84375" calcext:value-type="float">
            <text:p>0.84375</text:p>
          </table:table-cell>
          <table:table-cell office:value-type="float" office:value="3" calcext:value-type="float">
            <text:p>3</text:p>
          </table:table-cell>
          <table:table-cell table:formula="of:=52/16" office:value-type="float" office:value="3.25" calcext:value-type="float">
            <text:p>3.25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Sweater = 2lb wool</text:p>
          </table:table-cell>
          <table:table-cell office:value-type="string" calcext:value-type="string">
            <text:p>4yd/lb</text:p>
          </table:table-cell>
          <table:table-cell office:value-type="string" calcext:value-type="string">
            <text:p>2.22yd/lb</text:p>
          </table:table-cell>
          <table:table-cell office:value-type="string" calcext:value-type="string">
            <text:p>Zhou Hide = 2lb</text:p>
          </table:table-cell>
          <table:table-cell office:value-type="string" calcext:value-type="string">
            <text:p>Shirt = 3.5yd</text:p>
          </table:table-cell>
          <table:table-cell office:value-type="string" calcext:value-type="string">
            <text:p>Vest = 2yd</text:p>
          </table:table-cell>
          <table:table-cell office:value-type="string" calcext:value-type="string">
            <text:p>Pants = 2.5yd</text:p>
          </table:table-cell>
          <table:table-cell office:value-type="string" calcext:value-type="string">
            <text:p>Coat = 7yd</text:p>
          </table:table-cell>
          <table:table-cell table:number-columns-repeated="6"/>
          <table:table-cell office:value-type="string" calcext:value-type="string">
            <text:p>lb/barrel=</text:p>
          </table:table-cell>
          <table:table-cell office:value-type="string" calcext:value-type="string">
            <text:p>Average plate = 2lb</text:p>
          </table:table-cell>
          <table:table-cell table:number-columns-repeated="6"/>
          <table:table-cell table:number-columns-repeated="3" office:value-type="string" calcext:value-type="string">
            <text:p>1lb = 24coins</text:p>
          </table:table-cell>
          <table:table-cell/>
          <table:table-cell office:value-type="string" calcext:value-type="string">
            <text:p>2lb rope = 50’</text:p>
          </table:table-cell>
          <table:table-cell office:value-type="string" calcext:value-type="string">
            <text:p>2lb string =</text:p>
          </table:table-cell>
          <table:table-cell table:number-columns-repeated="3"/>
          <table:table-cell office:value-type="string" calcext:value-type="string">
            <text:p>lb/pelt</text:p>
          </table:table-cell>
          <table:table-cell/>
          <table:table-cell office:value-type="string" calcext:value-type="string">
            <text:p>yd/lb = 2</text:p>
          </table:table-cell>
          <table:table-cell table:number-columns-repeated="3"/>
          <table:table-cell office:value-type="string" calcext:value-type="string">
            <text:p>0.02lb/arrow</text:p>
          </table:table-cell>
          <table:table-cell office:value-type="string" calcext:value-type="string">
            <text:p>0.5lb/pack</text:p>
          </table:table-cell>
          <table:table-cell office:value-type="string" calcext:value-type="string">
            <text:p>25lb/saddle</text:p>
          </table:table-cell>
          <table:table-cell table:number-columns-repeated="915"/>
        </table:table-row>
        <table:table-row table:style-name="ro1">
          <table:table-cell table:number-columns-repeated="18"/>
          <table:table-cell table:style-name="Default" table:number-columns-repeated="11"/>
          <table:table-cell table:style-name="Default" office:value-type="string" calcext:value-type="string">
            <text:p>80hrs light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'=30qt oil</text:p>
          </table:table-cell>
          <table:table-cell table:style-name="Default" table:number-columns-repeated="4"/>
          <table:table-cell table:number-columns-repeated="4"/>
          <table:table-cell table:style-name="ce15" office:value-type="string" calcext:value-type="string">
            <text:p>lb/cord</text:p>
          </table:table-cell>
          <table:table-cell table:number-columns-repeated="2"/>
          <table:table-cell table:style-name="ce15" office:value-type="string" calcext:value-type="string">
            <text:p>lb/brick</text:p>
          </table:table-cell>
          <table:table-cell/>
          <table:table-cell table:style-name="ce15" office:value-type="string" calcext:value-type="string">
            <text:p>pelts/KT</text:p>
          </table:table-cell>
          <table:table-cell table:style-name="ce15" office:value-type="string" calcext:value-type="string">
            <text:p>lb/shoe</text:p>
          </table:table-cell>
          <table:table-cell table:number-columns-repeated="16" table:style-name="ce15" office:value-type="string" calcext:value-type="string">
            <text:p>lb/ea</text:p>
          </table:table-cell>
          <table:table-cell/>
          <table:table-cell office:value-type="string" calcext:value-type="string">
            <text:p>sweaters/KT=</text:p>
          </table:table-cell>
          <table:table-cell office:value-type="string" calcext:value-type="string">
            <text:p>yd/KT=</text:p>
          </table:table-cell>
          <table:table-cell office:value-type="string" calcext:value-type="string">
            <text:p>yd/KT</text:p>
          </table:table-cell>
          <table:table-cell office:value-type="string" calcext:value-type="string">
            <text:p>Zhou Hide = 4yd</text:p>
          </table:table-cell>
          <table:table-cell office:value-type="string" calcext:value-type="string">
            <text:p>Shirt/KT</text:p>
          </table:table-cell>
          <table:table-cell office:value-type="string" calcext:value-type="string">
            <text:p>Vests/KT</text:p>
          </table:table-cell>
          <table:table-cell office:value-type="string" calcext:value-type="string">
            <text:p>Pants/KT</text:p>
          </table:table-cell>
          <table:table-cell office:value-type="string" calcext:value-type="string">
            <text:p>Coats/KT</text:p>
          </table:table-cell>
          <table:table-cell table:number-columns-repeated="6"/>
          <table:table-cell table:formula="of:=ROUND(8.3454*32)" office:value-type="float" office:value="267" calcext:value-type="float">
            <text:p>267</text:p>
          </table:table-cell>
          <table:table-cell table:number-columns-repeated="7"/>
          <table:table-cell table:number-columns-repeated="3" office:value-type="string" calcext:value-type="string">
            <text:p>1ton = 48Kcoins</text:p>
          </table:table-cell>
          <table:table-cell/>
          <table:table-cell office:value-type="string" calcext:value-type="string">
            <text:p>1ton = 50Kft</text:p>
          </table:table-cell>
          <table:table-cell office:value-type="string" calcext:value-type="string">
            <text:p>1500ft</text:p>
          </table:table-cell>
          <table:table-cell table:number-columns-repeated="3"/>
          <table:table-cell table:formula="of:=1/60" office:value-type="float" office:value="0.0166666666666667" calcext:value-type="float">
            <text:p>0.016666666666667</text:p>
          </table:table-cell>
          <table:table-cell/>
          <table:table-cell office:value-type="string" calcext:value-type="string">
            <text:p>4Myd / KT</text:p>
          </table:table-cell>
          <table:table-cell table:number-columns-repeated="3"/>
          <table:table-cell office:value-type="string" calcext:value-type="string">
            <text:p>arrows/KT</text:p>
          </table:table-cell>
          <table:table-cell office:value-type="string" calcext:value-type="string">
            <text:p>4Mpcks</text:p>
          </table:table-cell>
          <table:table-cell office:value-type="string" calcext:value-type="string">
            <text:p>saddles/KT=</text:p>
          </table:table-cell>
          <table:table-cell table:number-columns-repeated="915"/>
        </table:table-row>
        <table:table-row table:style-name="ro1">
          <table:table-cell table:number-columns-repeated="18"/>
          <table:table-cell table:style-name="Default" table:number-columns-repeated="15"/>
          <table:table-cell/>
          <table:table-cell table:style-name="Default" table:number-columns-repeated="2"/>
          <table:table-cell table:style-name="Default" office:value-type="string" calcext:value-type="string">
            <text:p>'=30kg oil</text:p>
          </table:table-cell>
          <table:table-cell table:style-name="Default" table:number-columns-repeated="4"/>
          <table:table-cell table:number-columns-repeated="4"/>
          <table:table-cell table:style-name="ce16" table:formula="of:=[.AT28]/2000" office:value-type="float" office:value="2.88" calcext:value-type="float">
            <text:p>2.88</text:p>
          </table:table-cell>
          <table:table-cell table:number-columns-repeated="2"/>
          <table:table-cell table:style-name="ce11" table:formula="of:=[.AW28]/2000" office:value-type="float" office:value="0.0038671875" calcext:value-type="float">
            <text:p>0.00387</text:p>
          </table:table-cell>
          <table:table-cell/>
          <table:table-cell table:style-name="ce16" table:formula="of:=[.AY28]/(60*1000)" office:value-type="float" office:value="0.555555555555556" calcext:value-type="float">
            <text:p>0.56</text:p>
          </table:table-cell>
          <table:table-cell table:formula="of:=[.AZ28]/2000" office:value-type="float" office:value="0.00125" calcext:value-type="float">
            <text:p>0.00125</text:p>
          </table:table-cell>
          <table:table-cell table:formula="of:=[.BA28]/2000" office:value-type="float" office:value="0.0015" calcext:value-type="float">
            <text:p>0.0015</text:p>
          </table:table-cell>
          <table:table-cell table:formula="of:=[.BB28]/2000" office:value-type="float" office:value="0.00075" calcext:value-type="float">
            <text:p>0.00075</text:p>
          </table:table-cell>
          <table:table-cell table:formula="of:=[.BC28]/2000" office:value-type="float" office:value="0.0006" calcext:value-type="float">
            <text:p>0.0006</text:p>
          </table:table-cell>
          <table:table-cell table:formula="of:=[.BD28]/2000" office:value-type="float" office:value="0.00075" calcext:value-type="float">
            <text:p>0.00075</text:p>
          </table:table-cell>
          <table:table-cell table:formula="of:=[.BE28]/2000" office:value-type="float" office:value="0.000182142857142857" calcext:value-type="float">
            <text:p>0.000182142857143</text:p>
          </table:table-cell>
          <table:table-cell table:formula="of:=[.BF28]/2000" office:value-type="float" office:value="0.00021875" calcext:value-type="float">
            <text:p>0.00021875</text:p>
          </table:table-cell>
          <table:table-cell table:formula="of:=[.BG28]/2000" office:value-type="float" office:value="0.001" calcext:value-type="float">
            <text:p>0.001</text:p>
          </table:table-cell>
          <table:table-cell table:formula="of:=[.BH28]/2000" office:value-type="float" office:value="0.00075" calcext:value-type="float">
            <text:p>0.00075</text:p>
          </table:table-cell>
          <table:table-cell table:formula="of:=[.BI28]/2000" office:value-type="float" office:value="0.02" calcext:value-type="float">
            <text:p>0.02</text:p>
          </table:table-cell>
          <table:table-cell table:formula="of:=[.BJ28]/2000" office:value-type="float" office:value="0.02618" calcext:value-type="float">
            <text:p>0.02618</text:p>
          </table:table-cell>
          <table:table-cell table:formula="of:=[.BK28]/2000" office:value-type="float" office:value="0.00084375" calcext:value-type="float">
            <text:p>0.00084375</text:p>
          </table:table-cell>
          <table:table-cell table:formula="of:=[.BL28]/2000" office:value-type="float" office:value="0.0016875" calcext:value-type="float">
            <text:p>0.0016875</text:p>
          </table:table-cell>
          <table:table-cell table:formula="of:=[.BM28]/2000" office:value-type="float" office:value="0.000421875" calcext:value-type="float">
            <text:p>0.000421875</text:p>
          </table:table-cell>
          <table:table-cell table:formula="of:=[.BN28]/2000" office:value-type="float" office:value="0.0015" calcext:value-type="float">
            <text:p>0.0015</text:p>
          </table:table-cell>
          <table:table-cell table:formula="of:=[.BO28]/2000" office:value-type="float" office:value="0.001625" calcext:value-type="float">
            <text:p>0.001625</text:p>
          </table:table-cell>
          <table:table-cell table:formula="of:=[.BP28]/2000" office:value-type="float" office:value="0.00075" calcext:value-type="float">
            <text:p>0.00075</text:p>
          </table:table-cell>
          <table:table-cell/>
          <table:table-cell table:style-name="ce6" table:formula="of:=2000*1000/2" office:value-type="float" office:value="1000000" calcext:value-type="float">
            <text:p>1,000,000</text:p>
          </table:table-cell>
          <table:table-cell table:style-name="ce6" table:formula="of:=2000*1000*4" office:value-type="float" office:value="8000000" calcext:value-type="float">
            <text:p>8,000,000</text:p>
          </table:table-cell>
          <table:table-cell table:style-name="ce6" table:formula="of:=2000*1000*(20/9)" office:value-type="float" office:value="4444444.44444444" calcext:value-type="float">
            <text:p>4,444,444</text:p>
          </table:table-cell>
          <table:table-cell office:value-type="string" calcext:value-type="string">
            <text:p>0.5lb/yd leather</text:p>
          </table:table-cell>
          <table:table-cell table:style-name="ce6" table:formula="of:=2000*1000*(20/9)/3.5" office:value-type="float" office:value="1269841.26984127" calcext:value-type="float">
            <text:p>1,269,841</text:p>
          </table:table-cell>
          <table:table-cell table:style-name="ce6" table:formula="of:=2000*1000*(20/9)/2" office:value-type="float" office:value="2222222.22222222" calcext:value-type="float">
            <text:p>2,222,222</text:p>
          </table:table-cell>
          <table:table-cell table:style-name="ce6" table:formula="of:=2000*1000*(20/9)/2.5" office:value-type="float" office:value="1777777.77777778" calcext:value-type="float">
            <text:p>1,777,778</text:p>
          </table:table-cell>
          <table:table-cell table:style-name="ce6" table:formula="of:=2000*1000*(20/9)/7" office:value-type="float" office:value="634920.634920635" calcext:value-type="float">
            <text:p>634,921</text:p>
          </table:table-cell>
          <table:table-cell table:number-columns-repeated="6"/>
          <table:table-cell office:value-type="string" calcext:value-type="string">
            <text:p>barrels/KT=</text:p>
          </table:table-cell>
          <table:table-cell table:number-columns-repeated="7"/>
          <table:table-cell table:number-columns-repeated="3" office:value-type="string" calcext:value-type="string">
            <text:p>1KT = 48Mcoins</text:p>
          </table:table-cell>
          <table:table-cell/>
          <table:table-cell office:value-type="string" calcext:value-type="string">
            <text:p>1KT = 50Mft</text:p>
          </table:table-cell>
          <table:table-cell office:value-type="string" calcext:value-type="string">
            <text:p>1ton = 1.5Mft</text:p>
          </table:table-cell>
          <table:table-cell table:number-columns-repeated="3"/>
          <table:table-cell office:value-type="string" calcext:value-type="string">
            <text:p>pelts/KT</text:p>
          </table:table-cell>
          <table:table-cell table:number-columns-repeated="5"/>
          <table:table-cell table:style-name="ce6" table:formula="of:=2000*1000/0.02" office:value-type="float" office:value="100000000" calcext:value-type="float">
            <text:p>100,000,000</text:p>
          </table:table-cell>
          <table:table-cell office:value-type="string" calcext:value-type="string">
            <text:p>'=1KT</text:p>
          </table:table-cell>
          <table:table-cell table:style-name="ce6" table:formula="of:=2000*1000/25" office:value-type="float" office:value="80000" calcext:value-type="float">
            <text:p>80,000</text:p>
          </table:table-cell>
          <table:table-cell table:number-columns-repeated="915"/>
        </table:table-row>
        <table:table-row table:style-name="ro1">
          <table:table-cell table:number-columns-repeated="18"/>
          <table:table-cell table:style-name="Default" table:number-columns-repeated="15"/>
          <table:table-cell/>
          <table:table-cell table:style-name="Default" table:number-columns-repeated="2"/>
          <table:table-cell table:style-name="Default" office:value-type="string" calcext:value-type="string">
            <text:p>'=66lb oil</text:p>
          </table:table-cell>
          <table:table-cell table:style-name="Default" table:number-columns-repeated="4"/>
          <table:table-cell table:number-columns-repeated="4"/>
          <table:table-cell table:style-name="ce15" office:value-type="string" calcext:value-type="string">
            <text:p>cord/KT</text:p>
          </table:table-cell>
          <table:table-cell table:number-columns-repeated="2"/>
          <table:table-cell table:style-name="ce15" office:value-type="string" calcext:value-type="string">
            <text:p>KT/Kbcks</text:p>
          </table:table-cell>
          <table:table-cell/>
          <table:table-cell table:style-name="ce15" office:value-type="string" calcext:value-type="string">
            <text:p>Kcoats/KT</text:p>
          </table:table-cell>
          <table:table-cell table:number-columns-repeated="17" table:style-name="ce15" office:value-type="string" calcext:value-type="string">
            <text:p>KT/K</text:p>
          </table:table-cell>
          <table:table-cell table:number-columns-repeated="3"/>
          <table:table-cell office:value-type="string" calcext:value-type="string">
            <text:p>4.44Myd / KT</text:p>
          </table:table-cell>
          <table:table-cell table:number-columns-repeated="11"/>
          <table:table-cell table:formula="of:=ROUND(2000*1000/[.CF29])" office:value-type="float" office:value="7491" calcext:value-type="float">
            <text:p>7491</text:p>
          </table:table-cell>
          <table:table-cell table:number-columns-repeated="12"/>
          <table:table-cell office:value-type="string" calcext:value-type="string">
            <text:p>1KT = 1.5Gft</text:p>
          </table:table-cell>
          <table:table-cell table:number-columns-repeated="3"/>
          <table:table-cell table:formula="of:=2000*1000/60" office:value-type="float" office:value="33333.3333333333" calcext:value-type="float">
            <text:p>33333.3333333333</text:p>
          </table:table-cell>
          <table:table-cell table:number-columns-repeated="923"/>
        </table:table-row>
        <table:table-row table:style-name="ro1">
          <table:table-cell table:number-columns-repeated="18"/>
          <table:table-cell table:style-name="Default" table:number-columns-repeated="23"/>
          <table:table-cell table:number-columns-repeated="31"/>
          <table:table-cell office:value-type="string" calcext:value-type="string">
            <text:p>Sweater = 2/5yd fab</text:p>
          </table:table-cell>
          <table:table-cell table:number-columns-repeated="22"/>
          <table:table-cell office:value-type="string" calcext:value-type="string">
            <text:p>Rope is at </text:p>
          </table:table-cell>
          <table:table-cell table:number-columns-repeated="4"/>
          <table:table-cell office:value-type="string" calcext:value-type="string">
            <text:p>lb/yd</text:p>
          </table:table-cell>
          <table:table-cell table:number-columns-repeated="5"/>
          <table:table-cell office:value-type="string" calcext:value-type="string">
            <text:p>100Marrows</text:p>
          </table:table-cell>
          <table:table-cell table:number-columns-repeated="917"/>
        </table:table-row>
        <table:table-row table:style-name="ro1">
          <table:table-cell table:number-columns-repeated="18"/>
          <table:table-cell table:style-name="Default" table:number-columns-repeated="18"/>
          <table:table-cell table:style-name="ce16" table:formula="of:=(30/4)/(66/2000)" office:value-type="float" office:value="227.272727272727" calcext:value-type="float">
            <text:p>227.27</text:p>
          </table:table-cell>
          <table:table-cell table:style-name="Default" table:number-columns-repeated="4"/>
          <table:table-cell table:number-columns-repeated="4"/>
          <table:table-cell table:style-name="ce15" office:value-type="string" calcext:value-type="string">
            <text:p>Board Feet</text:p>
          </table:table-cell>
          <table:table-cell table:number-columns-repeated="25"/>
          <table:table-cell table:formula="of:=[.BT3]*4444" office:value-type="float" office:value="529.947" calcext:value-type="float">
            <text:p>529.947</text:p>
          </table:table-cell>
          <table:table-cell table:number-columns-repeated="23"/>
          <table:table-cell office:value-type="string" calcext:value-type="string">
            <text:p>50ft lengths</text:p>
          </table:table-cell>
          <table:table-cell office:value-type="string" calcext:value-type="string">
            <text:p>String is at</text:p>
          </table:table-cell>
          <table:table-cell table:number-columns-repeated="3"/>
          <table:table-cell table:formula="of:=0.5" office:value-type="float" office:value="0.5" calcext:value-type="float">
            <text:p>0.5</text:p>
          </table:table-cell>
          <table:table-cell table:number-columns-repeated="5"/>
          <table:table-cell office:value-type="string" calcext:value-type="string">
            <text:p>'=1KT</text:p>
          </table:table-cell>
          <table:table-cell table:number-columns-repeated="917"/>
        </table:table-row>
        <table:table-row table:style-name="ro1">
          <table:table-cell table:number-columns-repeated="18"/>
          <table:table-cell table:style-name="Default" table:number-columns-repeated="18"/>
          <table:table-cell table:style-name="ce15" office:value-type="string" calcext:value-type="string">
            <text:p>Kgal/KT</text:p>
          </table:table-cell>
          <table:table-cell table:style-name="Default" table:number-columns-repeated="4"/>
          <table:table-cell table:number-columns-repeated="4"/>
          <table:table-cell table:style-name="ce16" table:formula="of:=45/12" office:value-type="float" office:value="3.75" calcext:value-type="float">
            <text:p>3.75</text:p>
          </table:table-cell>
          <table:table-cell table:number-columns-repeated="26"/>
          <table:table-cell office:value-type="string" calcext:value-type="string">
            <text:p>Dyes increase</text:p>
          </table:table-cell>
          <table:table-cell table:number-columns-repeated="22"/>
          <table:table-cell office:value-type="string" calcext:value-type="string">
            <text:p>and holds</text:p>
          </table:table-cell>
          <table:table-cell office:value-type="string" calcext:value-type="string">
            <text:p>5ft lengths</text:p>
          </table:table-cell>
          <table:table-cell table:number-columns-repeated="3"/>
          <table:table-cell office:value-type="string" calcext:value-type="string">
            <text:p>yds/KT</text:p>
          </table:table-cell>
          <table:table-cell table:number-columns-repeated="923"/>
        </table:table-row>
        <table:table-row table:style-name="ro1">
          <table:table-cell table:number-columns-repeated="18"/>
          <table:table-cell table:style-name="Default" table:number-columns-repeated="23"/>
          <table:table-cell table:number-columns-repeated="4"/>
          <table:table-cell table:style-name="ce15" office:value-type="string" calcext:value-type="string">
            <text:p>lb/bf</text:p>
          </table:table-cell>
          <table:table-cell table:number-columns-repeated="26"/>
          <table:table-cell office:value-type="string" calcext:value-type="string">
            <text:p>cost by 20-50%</text:p>
          </table:table-cell>
          <table:table-cell table:number-columns-repeated="22"/>
          <table:table-cell office:value-type="string" calcext:value-type="string">
            <text:p>250lb wt</text:p>
          </table:table-cell>
          <table:table-cell office:value-type="string" calcext:value-type="string">
            <text:p>and holds</text:p>
          </table:table-cell>
          <table:table-cell table:number-columns-repeated="3"/>
          <table:table-cell table:style-name="ce6" table:formula="of:=2000*1000*2" office:value-type="float" office:value="4000000" calcext:value-type="float">
            <text:p>4,000,000</text:p>
          </table:table-cell>
          <table:table-cell table:number-columns-repeated="923"/>
        </table:table-row>
        <table:table-row table:style-name="ro1">
          <table:table-cell table:number-columns-repeated="18"/>
          <table:table-cell table:style-name="Default" table:number-columns-repeated="3"/>
          <table:table-cell table:style-name="ce16" table:formula="of:=4000000000*(588/3900)" office:value-type="float" office:value="603076923.076923" calcext:value-type="float">
            <text:p>603,076,923.08</text:p>
          </table:table-cell>
          <table:table-cell table:style-name="Default" table:number-columns-repeated="19"/>
          <table:table-cell table:number-columns-repeated="4"/>
          <table:table-cell table:style-name="ce11" table:formula="of:=[.AT34]/2000" office:value-type="float" office:value="0.001875" calcext:value-type="float">
            <text:p>0.00188</text:p>
          </table:table-cell>
          <table:table-cell table:number-columns-repeated="50"/>
          <table:table-cell office:value-type="string" calcext:value-type="string">
            <text:p>83.33lb wt</text:p>
          </table:table-cell>
          <table:table-cell table:number-columns-repeated="927"/>
        </table:table-row>
        <table:table-row table:style-name="ro1">
          <table:table-cell table:number-columns-repeated="18"/>
          <table:table-cell table:style-name="Default" table:number-columns-repeated="23"/>
          <table:table-cell table:number-columns-repeated="4"/>
          <table:table-cell table:style-name="ce15" office:value-type="string" calcext:value-type="string">
            <text:p>KT/Kbf</text:p>
          </table:table-cell>
          <table:table-cell table:number-columns-repeated="978"/>
        </table:table-row>
        <table:table-row table:style-name="ro1">
          <table:table-cell table:number-columns-repeated="18"/>
          <table:table-cell table:style-name="Default" table:number-columns-repeated="23"/>
          <table:table-cell table:number-columns-repeated="983"/>
        </table:table-row>
        <table:table-row table:style-name="ro1">
          <table:table-cell table:number-columns-repeated="18"/>
          <table:table-cell table:style-name="Default" table:number-columns-repeated="23"/>
          <table:table-cell table:number-columns-repeated="4"/>
          <table:table-cell office:value-type="string" calcext:value-type="string">
            <text:p>1.5 days / cord</text:p>
          </table:table-cell>
          <table:table-cell table:number-columns-repeated="978"/>
        </table:table-row>
        <table:table-row table:style-name="ro1">
          <table:table-cell table:number-columns-repeated="16"/>
          <table:table-cell table:style-name="ce6" table:formula="of:=SUM([.S40:.AO40])" office:value-type="float" office:value="4111016969.26386" calcext:value-type="float">
            <text:p>4,111,016,969</text:p>
          </table:table-cell>
          <table:table-cell/>
          <table:table-cell table:formula="of:=[.$S3]*[$Dists.B2]" office:value-type="float" office:value="3888.8206192944" calcext:value-type="float">
            <text:p>3,889</text:p>
          </table:table-cell>
          <table:table-cell table:formula="of:=[.$S3]*[$Dists.C2]" office:value-type="float" office:value="295155003.636746" calcext:value-type="float">
            <text:p>295,155,004</text:p>
          </table:table-cell>
          <table:table-cell table:formula="of:=[.$S3]*[$Dists.D2]" office:value-type="float" office:value="70708494.8988838" calcext:value-type="float">
            <text:p>70,708,495</text:p>
          </table:table-cell>
          <table:table-cell table:formula="of:=[.$S3]*[$Dists.E2]" office:value-type="float" office:value="83985562.6413614" calcext:value-type="float">
            <text:p>83,985,563</text:p>
          </table:table-cell>
          <table:table-cell table:formula="of:=[.$S3]*[$Dists.F2]" office:value-type="float" office:value="127987567.948678" calcext:value-type="float">
            <text:p>127,987,568</text:p>
          </table:table-cell>
          <table:table-cell table:formula="of:=[.$S3]*[$Dists.G2]" office:value-type="float" office:value="152245706.903451" calcext:value-type="float">
            <text:p>152,245,707</text:p>
          </table:table-cell>
          <table:table-cell table:formula="of:=[.$S3]*[$Dists.H2]" office:value-type="float" office:value="103095306.4331" calcext:value-type="float">
            <text:p>103,095,306</text:p>
          </table:table-cell>
          <table:table-cell table:formula="of:=[.$S3]*[$Dists.I2]" office:value-type="float" office:value="233745096.164069" calcext:value-type="float">
            <text:p>233,745,096</text:p>
          </table:table-cell>
          <table:table-cell table:formula="of:=[.$S3]*[$Dists.J2]" office:value-type="float" office:value="121909665.389105" calcext:value-type="float">
            <text:p>121,909,665</text:p>
          </table:table-cell>
          <table:table-cell table:formula="of:=[.$S3]*[$Dists.K2]" office:value-type="float" office:value="172618185.55382" calcext:value-type="float">
            <text:p>172,618,186</text:p>
          </table:table-cell>
          <table:table-cell table:formula="of:=[.$S3]*[$Dists.L2]" office:value-type="float" office:value="193167745.297441" calcext:value-type="float">
            <text:p>193,167,745</text:p>
          </table:table-cell>
          <table:table-cell table:formula="of:=[.$S3]*[$Dists.M2]" office:value-type="float" office:value="135482117.967316" calcext:value-type="float">
            <text:p>135,482,118</text:p>
          </table:table-cell>
          <table:table-cell table:formula="of:=[.$S3]*[$Dists.N2]" office:value-type="float" office:value="254038258.429087" calcext:value-type="float">
            <text:p>254,038,258</text:p>
          </table:table-cell>
          <table:table-cell table:formula="of:=[.$S3]*[$Dists.O2]" office:value-type="float" office:value="142383014.861245" calcext:value-type="float">
            <text:p>142,383,015</text:p>
          </table:table-cell>
          <table:table-cell table:formula="of:=[.$S3]*[$Dists.P2]" office:value-type="float" office:value="186407706.764694" calcext:value-type="float">
            <text:p>186,407,707</text:p>
          </table:table-cell>
          <table:table-cell table:formula="of:=[.$S3]*[$Dists.Q2]" office:value-type="float" office:value="153362780.996532" calcext:value-type="float">
            <text:p>153,362,781</text:p>
          </table:table-cell>
          <table:table-cell table:formula="of:=[.$S3]*[$Dists.R2]" office:value-type="float" office:value="147878805.047409" calcext:value-type="float">
            <text:p>147,878,805</text:p>
          </table:table-cell>
          <table:table-cell table:formula="of:=[.$S3]*[$Dists.S2]" office:value-type="float" office:value="326926587.727422" calcext:value-type="float">
            <text:p>326,926,588</text:p>
          </table:table-cell>
          <table:table-cell table:formula="of:=[.$S3]*[$Dists.T2]" office:value-type="float" office:value="184745011.18171" calcext:value-type="float">
            <text:p>184,745,011</text:p>
          </table:table-cell>
          <table:table-cell table:formula="of:=[.$S3]*[$Dists.U2]" office:value-type="float" office:value="288349487.184021" calcext:value-type="float">
            <text:p>288,349,487</text:p>
          </table:table-cell>
          <table:table-cell table:formula="of:=[.$S3]*[$Dists.V2]" office:value-type="float" office:value="192965067.986873" calcext:value-type="float">
            <text:p>192,965,068</text:p>
          </table:table-cell>
          <table:table-cell table:formula="of:=[.$S3]*[$Dists.W2]" office:value-type="float" office:value="249829067.161695" calcext:value-type="float">
            <text:p>249,829,067</text:p>
          </table:table-cell>
          <table:table-cell table:formula="of:=[.$S3]*[$Dists.X2]" office:value-type="float" office:value="294026840.268584" calcext:value-type="float">
            <text:p>294,026,840</text:p>
          </table:table-cell>
          <table:table-cell table:number-columns-repeated="4"/>
          <table:table-cell office:value-type="string" calcext:value-type="string">
            <text:p>1 day / 400 bf</text:p>
          </table:table-cell>
          <table:table-cell table:number-columns-repeated="978"/>
        </table:table-row>
        <table:table-row table:style-name="ro1">
          <table:table-cell table:number-columns-repeated="18"/>
          <table:table-cell table:formula="of:=[.$S4]*[$Dists.B3]" office:value-type="float" office:value="647925301.209776" calcext:value-type="float">
            <text:p>647,925,301</text:p>
          </table:table-cell>
          <table:table-cell table:formula="of:=[.$S4]*[$Dists.C3]" office:value-type="float" office:value="8536.752689472" calcext:value-type="float">
            <text:p>8,537</text:p>
          </table:table-cell>
          <table:table-cell table:formula="of:=[.$S4]*[$Dists.D3]" office:value-type="float" office:value="987937046.870871" calcext:value-type="float">
            <text:p>987,937,047</text:p>
          </table:table-cell>
          <table:table-cell table:formula="of:=[.$S4]*[$Dists.E3]" office:value-type="float" office:value="978141123.159702" calcext:value-type="float">
            <text:p>978,141,123</text:p>
          </table:table-cell>
          <table:table-cell table:formula="of:=[.$S4]*[$Dists.F3]" office:value-type="float" office:value="108341750.374869" calcext:value-type="float">
            <text:p>108,341,750</text:p>
          </table:table-cell>
          <table:table-cell table:formula="of:=[.$S4]*[$Dists.G3]" office:value-type="float" office:value="55090198.4940005" calcext:value-type="float">
            <text:p>55,090,198</text:p>
          </table:table-cell>
          <table:table-cell table:formula="of:=[.$S4]*[$Dists.H3]" office:value-type="float" office:value="664064083.676344" calcext:value-type="float">
            <text:p>664,064,084</text:p>
          </table:table-cell>
          <table:table-cell table:formula="of:=[.$S4]*[$Dists.I3]" office:value-type="float" office:value="377261206.132671" calcext:value-type="float">
            <text:p>377,261,206</text:p>
          </table:table-cell>
          <table:table-cell table:formula="of:=[.$S4]*[$Dists.J3]" office:value-type="float" office:value="329522387.506734" calcext:value-type="float">
            <text:p>329,522,388</text:p>
          </table:table-cell>
          <table:table-cell table:formula="of:=[.$S4]*[$Dists.K3]" office:value-type="float" office:value="218206865.842529" calcext:value-type="float">
            <text:p>218,206,866</text:p>
          </table:table-cell>
          <table:table-cell table:formula="of:=[.$S4]*[$Dists.L3]" office:value-type="float" office:value="144922400.983699" calcext:value-type="float">
            <text:p>144,922,401</text:p>
          </table:table-cell>
          <table:table-cell table:formula="of:=[.$S4]*[$Dists.M3]" office:value-type="float" office:value="465658609.452204" calcext:value-type="float">
            <text:p>465,658,609</text:p>
          </table:table-cell>
          <table:table-cell table:formula="of:=[.$S4]*[$Dists.N3]" office:value-type="float" office:value="597210189.574608" calcext:value-type="float">
            <text:p>597,210,190</text:p>
          </table:table-cell>
          <table:table-cell table:formula="of:=[.$S4]*[$Dists.O3]" office:value-type="float" office:value="353521470.093056" calcext:value-type="float">
            <text:p>353,521,470</text:p>
          </table:table-cell>
          <table:table-cell table:formula="of:=[.$S4]*[$Dists.P3]" office:value-type="float" office:value="353866577.962759" calcext:value-type="float">
            <text:p>353,866,578</text:p>
          </table:table-cell>
          <table:table-cell table:formula="of:=[.$S4]*[$Dists.Q3]" office:value-type="float" office:value="341560830.781901" calcext:value-type="float">
            <text:p>341,560,831</text:p>
          </table:table-cell>
          <table:table-cell table:formula="of:=[.$S4]*[$Dists.R3]" office:value-type="float" office:value="272514840.86872" calcext:value-type="float">
            <text:p>272,514,841</text:p>
          </table:table-cell>
          <table:table-cell table:formula="of:=[.$S4]*[$Dists.S3]" office:value-type="float" office:value="556945212.560778" calcext:value-type="float">
            <text:p>556,945,213</text:p>
          </table:table-cell>
          <table:table-cell table:formula="of:=[.$S4]*[$Dists.T3]" office:value-type="float" office:value="352905076.710696" calcext:value-type="float">
            <text:p>352,905,077</text:p>
          </table:table-cell>
          <table:table-cell table:formula="of:=[.$S4]*[$Dists.U3]" office:value-type="float" office:value="223562602.524334" calcext:value-type="float">
            <text:p>223,562,603</text:p>
          </table:table-cell>
          <table:table-cell table:formula="of:=[.$S4]*[$Dists.V3]" office:value-type="float" office:value="677450507.960979" calcext:value-type="float">
            <text:p>677,450,508</text:p>
          </table:table-cell>
          <table:table-cell table:formula="of:=[.$S4]*[$Dists.W3]" office:value-type="float" office:value="505429534.617137" calcext:value-type="float">
            <text:p>505,429,535</text:p>
          </table:table-cell>
          <table:table-cell table:formula="of:=[.$S4]*[$Dists.X3]" office:value-type="float" office:value="258079990.472154" calcext:value-type="float">
            <text:p>258,079,990</text:p>
          </table:table-cell>
          <table:table-cell table:number-columns-repeated="983"/>
        </table:table-row>
        <table:table-row table:style-name="ro1">
          <table:table-cell table:number-columns-repeated="18"/>
          <table:table-cell table:formula="of:=[.$S5]*[$Dists.B4]" office:value-type="float" office:value="130331631.567033" calcext:value-type="float">
            <text:p>130,331,632</text:p>
          </table:table-cell>
          <table:table-cell table:formula="of:=[.$S5]*[$Dists.C4]" office:value-type="float" office:value="829531192.533959" calcext:value-type="float">
            <text:p>829,531,193</text:p>
          </table:table-cell>
          <table:table-cell table:formula="of:=[.$S5]*[$Dists.D4]" office:value-type="float" office:value="7167.9695192064" calcext:value-type="float">
            <text:p>7,168</text:p>
          </table:table-cell>
          <table:table-cell table:formula="of:=[.$S5]*[$Dists.E4]" office:value-type="float" office:value="39997269.9171717" calcext:value-type="float">
            <text:p>39,997,270</text:p>
          </table:table-cell>
          <table:table-cell table:formula="of:=[.$S5]*[$Dists.F4]" office:value-type="float" office:value="322612388.135682" calcext:value-type="float">
            <text:p>322,612,388</text:p>
          </table:table-cell>
          <table:table-cell table:formula="of:=[.$S5]*[$Dists.G4]" office:value-type="float" office:value="340329629.980649" calcext:value-type="float">
            <text:p>340,329,630</text:p>
          </table:table-cell>
          <table:table-cell table:formula="of:=[.$S5]*[$Dists.H4]" office:value-type="float" office:value="59696165.1431649" calcext:value-type="float">
            <text:p>59,696,165</text:p>
          </table:table-cell>
          <table:table-cell table:formula="of:=[.$S5]*[$Dists.I4]" office:value-type="float" office:value="300513061.102803" calcext:value-type="float">
            <text:p>300,513,061</text:p>
          </table:table-cell>
          <table:table-cell table:formula="of:=[.$S5]*[$Dists.J4]" office:value-type="float" office:value="109899905.999266" calcext:value-type="float">
            <text:p>109,899,906</text:p>
          </table:table-cell>
          <table:table-cell table:formula="of:=[.$S5]*[$Dists.K4]" office:value-type="float" office:value="203367093.737714" calcext:value-type="float">
            <text:p>203,367,094</text:p>
          </table:table-cell>
          <table:table-cell table:formula="of:=[.$S5]*[$Dists.L4]" office:value-type="float" office:value="264901125.406135" calcext:value-type="float">
            <text:p>264,901,125</text:p>
          </table:table-cell>
          <table:table-cell table:formula="of:=[.$S5]*[$Dists.M4]" office:value-type="float" office:value="119392330.28633" calcext:value-type="float">
            <text:p>119,392,330</text:p>
          </table:table-cell>
          <table:table-cell table:formula="of:=[.$S5]*[$Dists.N4]" office:value-type="float" office:value="337917915.377195" calcext:value-type="float">
            <text:p>337,917,915</text:p>
          </table:table-cell>
          <table:table-cell table:formula="of:=[.$S5]*[$Dists.O4]" office:value-type="float" office:value="147636885.752007" calcext:value-type="float">
            <text:p>147,636,886</text:p>
          </table:table-cell>
          <table:table-cell table:formula="of:=[.$S5]*[$Dists.P4]" office:value-type="float" office:value="213259624.251017" calcext:value-type="float">
            <text:p>213,259,624</text:p>
          </table:table-cell>
          <table:table-cell table:formula="of:=[.$S5]*[$Dists.Q4]" office:value-type="float" office:value="167875059.915986" calcext:value-type="float">
            <text:p>167,875,060</text:p>
          </table:table-cell>
          <table:table-cell table:formula="of:=[.$S5]*[$Dists.R4]" office:value-type="float" office:value="157766860.979696" calcext:value-type="float">
            <text:p>157,766,861</text:p>
          </table:table-cell>
          <table:table-cell table:formula="of:=[.$S5]*[$Dists.S4]" office:value-type="float" office:value="487792124.259824" calcext:value-type="float">
            <text:p>487,792,124</text:p>
          </table:table-cell>
          <table:table-cell table:formula="of:=[.$S5]*[$Dists.T4]" office:value-type="float" office:value="225719556.08431" calcext:value-type="float">
            <text:p>225,719,556</text:p>
          </table:table-cell>
          <table:table-cell table:formula="of:=[.$S5]*[$Dists.U4]" office:value-type="float" office:value="416685866.629297" calcext:value-type="float">
            <text:p>416,685,867</text:p>
          </table:table-cell>
          <table:table-cell table:formula="of:=[.$S5]*[$Dists.V4]" office:value-type="float" office:value="240870966.343045" calcext:value-type="float">
            <text:p>240,870,966</text:p>
          </table:table-cell>
          <table:table-cell table:formula="of:=[.$S5]*[$Dists.W4]" office:value-type="float" office:value="345684083.925017" calcext:value-type="float">
            <text:p>345,684,084</text:p>
          </table:table-cell>
          <table:table-cell table:formula="of:=[.$S5]*[$Dists.X4]" office:value-type="float" office:value="293687787.565178" calcext:value-type="float">
            <text:p>293,687,788</text:p>
          </table:table-cell>
          <table:table-cell table:number-columns-repeated="983"/>
        </table:table-row>
        <table:table-row table:style-name="ro1">
          <table:table-cell table:number-columns-repeated="18"/>
          <table:table-cell table:formula="of:=[.$S6]*[$Dists.B5]" office:value-type="float" office:value="717822595.265656" calcext:value-type="float">
            <text:p>717,822,595</text:p>
          </table:table-cell>
          <table:table-cell table:formula="of:=[.$S6]*[$Dists.C5]" office:value-type="float" office:value="3808370719.19458" calcext:value-type="float">
            <text:p>3,808,370,719</text:p>
          </table:table-cell>
          <table:table-cell table:formula="of:=[.$S6]*[$Dists.D5]" office:value-type="float" office:value="185466125.092562" calcext:value-type="float">
            <text:p>185,466,125</text:p>
          </table:table-cell>
          <table:table-cell table:formula="of:=[.$S6]*[$Dists.E5]" office:value-type="float" office:value="33237.656826624" calcext:value-type="float">
            <text:p>33,238</text:p>
          </table:table-cell>
          <table:table-cell table:formula="of:=[.$S6]*[$Dists.F5]" office:value-type="float" office:value="1457803628.41573" calcext:value-type="float">
            <text:p>1,457,803,628</text:p>
          </table:table-cell>
          <table:table-cell table:formula="of:=[.$S6]*[$Dists.G5]" office:value-type="float" office:value="1392632026.54148" calcext:value-type="float">
            <text:p>1,392,632,027</text:p>
          </table:table-cell>
          <table:table-cell table:formula="of:=[.$S6]*[$Dists.H5]" office:value-type="float" office:value="462275428.700435" calcext:value-type="float">
            <text:p>462,275,429</text:p>
          </table:table-cell>
          <table:table-cell table:formula="of:=[.$S6]*[$Dists.I5]" office:value-type="float" office:value="764077802.546866" calcext:value-type="float">
            <text:p>764,077,803</text:p>
          </table:table-cell>
          <table:table-cell table:formula="of:=[.$S6]*[$Dists.J5]" office:value-type="float" office:value="324136399.177973" calcext:value-type="float">
            <text:p>324,136,399</text:p>
          </table:table-cell>
          <table:table-cell table:formula="of:=[.$S6]*[$Dists.K5]" office:value-type="float" office:value="757540908.261898" calcext:value-type="float">
            <text:p>757,540,908</text:p>
          </table:table-cell>
          <table:table-cell table:formula="of:=[.$S6]*[$Dists.L5]" office:value-type="float" office:value="1042872343.09479" calcext:value-type="float">
            <text:p>1,042,872,343</text:p>
          </table:table-cell>
          <table:table-cell table:formula="of:=[.$S6]*[$Dists.M5]" office:value-type="float" office:value="739084732.308309" calcext:value-type="float">
            <text:p>739,084,732</text:p>
          </table:table-cell>
          <table:table-cell table:formula="of:=[.$S6]*[$Dists.N5]" office:value-type="float" office:value="1752381229.40217" calcext:value-type="float">
            <text:p>1,752,381,229</text:p>
          </table:table-cell>
          <table:table-cell table:formula="of:=[.$S6]*[$Dists.O5]" office:value-type="float" office:value="499121627.468082" calcext:value-type="float">
            <text:p>499,121,627</text:p>
          </table:table-cell>
          <table:table-cell table:formula="of:=[.$S6]*[$Dists.P5]" office:value-type="float" office:value="1622990506.26554" calcext:value-type="float">
            <text:p>1,622,990,506</text:p>
          </table:table-cell>
          <table:table-cell table:formula="of:=[.$S6]*[$Dists.Q5]" office:value-type="float" office:value="592965426.030195" calcext:value-type="float">
            <text:p>592,965,426</text:p>
          </table:table-cell>
          <table:table-cell table:formula="of:=[.$S6]*[$Dists.R5]" office:value-type="float" office:value="546094014.749858" calcext:value-type="float">
            <text:p>546,094,015</text:p>
          </table:table-cell>
          <table:table-cell table:formula="of:=[.$S6]*[$Dists.S5]" office:value-type="float" office:value="2076411131.14234" calcext:value-type="float">
            <text:p>2,076,411,131</text:p>
          </table:table-cell>
          <table:table-cell table:formula="of:=[.$S6]*[$Dists.T5]" office:value-type="float" office:value="861188596.873781" calcext:value-type="float">
            <text:p>861,188,597</text:p>
          </table:table-cell>
          <table:table-cell table:formula="of:=[.$S6]*[$Dists.U5]" office:value-type="float" office:value="1746693575.42223" calcext:value-type="float">
            <text:p>1,746,693,575</text:p>
          </table:table-cell>
          <table:table-cell table:formula="of:=[.$S6]*[$Dists.V5]" office:value-type="float" office:value="931445225.793567" calcext:value-type="float">
            <text:p>931,445,226</text:p>
          </table:table-cell>
          <table:table-cell table:formula="of:=[.$S6]*[$Dists.W5]" office:value-type="float" office:value="1417460466.76015" calcext:value-type="float">
            <text:p>1,417,460,467</text:p>
          </table:table-cell>
          <table:table-cell table:formula="of:=[.$S6]*[$Dists.X5]" office:value-type="float" office:value="1795217776.45429" calcext:value-type="float">
            <text:p>1,795,217,776</text:p>
          </table:table-cell>
          <table:table-cell table:number-columns-repeated="983"/>
        </table:table-row>
        <table:table-row table:style-name="ro1">
          <table:table-cell table:number-columns-repeated="18"/>
          <table:table-cell table:formula="of:=[.$S7]*[$Dists.B6]" office:value-type="float" office:value="91433656.1452205" calcext:value-type="float">
            <text:p>91,433,656</text:p>
          </table:table-cell>
          <table:table-cell table:formula="of:=[.$S7]*[$Dists.C6]" office:value-type="float" office:value="35258136.7728643" calcext:value-type="float">
            <text:p>35,258,137</text:p>
          </table:table-cell>
          <table:table-cell table:formula="of:=[.$S7]*[$Dists.D6]" office:value-type="float" office:value="125037735.725609" calcext:value-type="float">
            <text:p>125,037,736</text:p>
          </table:table-cell>
          <table:table-cell table:formula="of:=[.$S7]*[$Dists.E6]" office:value-type="float" office:value="121849804.786429" calcext:value-type="float">
            <text:p>121,849,805</text:p>
          </table:table-cell>
          <table:table-cell table:formula="of:=[.$S7]*[$Dists.F6]" office:value-type="float" office:value="2778.153323904" calcext:value-type="float">
            <text:p>2,778</text:p>
          </table:table-cell>
          <table:table-cell table:formula="of:=[.$S7]*[$Dists.G6]" office:value-type="float" office:value="17329888.9217362" calcext:value-type="float">
            <text:p>17,329,889</text:p>
          </table:table-cell>
          <table:table-cell table:formula="of:=[.$S7]*[$Dists.H6]" office:value-type="float" office:value="215510963.720414" calcext:value-type="float">
            <text:p>215,510,964</text:p>
          </table:table-cell>
          <table:table-cell table:formula="of:=[.$S7]*[$Dists.I6]" office:value-type="float" office:value="122175430.112204" calcext:value-type="float">
            <text:p>122,175,430</text:p>
          </table:table-cell>
          <table:table-cell table:formula="of:=[.$S7]*[$Dists.J6]" office:value-type="float" office:value="106639574.445627" calcext:value-type="float">
            <text:p>106,639,574</text:p>
          </table:table-cell>
          <table:table-cell table:formula="of:=[.$S7]*[$Dists.K6]" office:value-type="float" office:value="70413670.0809729" calcext:value-type="float">
            <text:p>70,413,670</text:p>
          </table:table-cell>
          <table:table-cell table:formula="of:=[.$S7]*[$Dists.L6]" office:value-type="float" office:value="46564381.359142" calcext:value-type="float">
            <text:p>46,564,381</text:p>
          </table:table-cell>
          <table:table-cell table:formula="of:=[.$S7]*[$Dists.M6]" office:value-type="float" office:value="150942989.486333" calcext:value-type="float">
            <text:p>150,942,989</text:p>
          </table:table-cell>
          <table:table-cell table:formula="of:=[.$S7]*[$Dists.N6]" office:value-type="float" office:value="193754404.186515" calcext:value-type="float">
            <text:p>193,754,404</text:p>
          </table:table-cell>
          <table:table-cell table:formula="of:=[.$S7]*[$Dists.O6]" office:value-type="float" office:value="114449702.427906" calcext:value-type="float">
            <text:p>114,449,702</text:p>
          </table:table-cell>
          <table:table-cell table:formula="of:=[.$S7]*[$Dists.P6]" office:value-type="float" office:value="114562012.413939" calcext:value-type="float">
            <text:p>114,562,012</text:p>
          </table:table-cell>
          <table:table-cell table:formula="of:=[.$S7]*[$Dists.Q6]" office:value-type="float" office:value="110557298.481464" calcext:value-type="float">
            <text:p>110,557,298</text:p>
          </table:table-cell>
          <table:table-cell table:formula="of:=[.$S7]*[$Dists.R6]" office:value-type="float" office:value="88087355.4765422" calcext:value-type="float">
            <text:p>88,087,355</text:p>
          </table:table-cell>
          <table:table-cell table:formula="of:=[.$S7]*[$Dists.S6]" office:value-type="float" office:value="180650793.973484" calcext:value-type="float">
            <text:p>180,650,794</text:p>
          </table:table-cell>
          <table:table-cell table:formula="of:=[.$S7]*[$Dists.T6]" office:value-type="float" office:value="114249106.793204" calcext:value-type="float">
            <text:p>114,249,107</text:p>
          </table:table-cell>
          <table:table-cell table:formula="of:=[.$S7]*[$Dists.U6]" office:value-type="float" office:value="72156611.2444039" calcext:value-type="float">
            <text:p>72,156,611</text:p>
          </table:table-cell>
          <table:table-cell table:formula="of:=[.$S7]*[$Dists.V6]" office:value-type="float" office:value="219867367.200089" calcext:value-type="float">
            <text:p>219,867,367</text:p>
          </table:table-cell>
          <table:table-cell table:formula="of:=[.$S7]*[$Dists.W6]" office:value-type="float" office:value="163885818.212994" calcext:value-type="float">
            <text:p>163,885,818</text:p>
          </table:table-cell>
          <table:table-cell table:formula="of:=[.$S7]*[$Dists.X6]" office:value-type="float" office:value="83389758.0331098" calcext:value-type="float">
            <text:p>83,389,758</text:p>
          </table:table-cell>
          <table:table-cell table:number-columns-repeated="983"/>
        </table:table-row>
        <table:table-row table:style-name="ro1">
          <table:table-cell table:number-columns-repeated="18"/>
          <table:table-cell table:formula="of:=[.$S8]*[$Dists.B7]" office:value-type="float" office:value="172493049.004941" calcext:value-type="float">
            <text:p>172,493,049</text:p>
          </table:table-cell>
          <table:table-cell table:formula="of:=[.$S8]*[$Dists.C7]" office:value-type="float" office:value="28433223.0367591" calcext:value-type="float">
            <text:p>28,433,223</text:p>
          </table:table-cell>
          <table:table-cell table:formula="of:=[.$S8]*[$Dists.D7]" office:value-type="float" office:value="209193442.281683" calcext:value-type="float">
            <text:p>209,193,442</text:p>
          </table:table-cell>
          <table:table-cell table:formula="of:=[.$S8]*[$Dists.E7]" office:value-type="float" office:value="184607964.442688" calcext:value-type="float">
            <text:p>184,607,964</text:p>
          </table:table-cell>
          <table:table-cell table:formula="of:=[.$S8]*[$Dists.F7]" office:value-type="float" office:value="27484258.4175329" calcext:value-type="float">
            <text:p>27,484,258</text:p>
          </table:table-cell>
          <table:table-cell table:formula="of:=[.$S8]*[$Dists.G7]" office:value-type="float" office:value="4405.9996127232" calcext:value-type="float">
            <text:p>4,406</text:p>
          </table:table-cell>
          <table:table-cell table:formula="of:=[.$S8]*[$Dists.H7]" office:value-type="float" office:value="314304373.088018" calcext:value-type="float">
            <text:p>314,304,373</text:p>
          </table:table-cell>
          <table:table-cell table:formula="of:=[.$S8]*[$Dists.I7]" office:value-type="float" office:value="166279308.599066" calcext:value-type="float">
            <text:p>166,279,309</text:p>
          </table:table-cell>
          <table:table-cell table:formula="of:=[.$S8]*[$Dists.J7]" office:value-type="float" office:value="141640289.052777" calcext:value-type="float">
            <text:p>141,640,289</text:p>
          </table:table-cell>
          <table:table-cell table:formula="of:=[.$S8]*[$Dists.K7]" office:value-type="float" office:value="84187980.9933637" calcext:value-type="float">
            <text:p>84,187,981</text:p>
          </table:table-cell>
          <table:table-cell table:formula="of:=[.$S8]*[$Dists.L7]" office:value-type="float" office:value="46364310.151307" calcext:value-type="float">
            <text:p>46,364,310</text:p>
          </table:table-cell>
          <table:table-cell table:formula="of:=[.$S8]*[$Dists.M7]" office:value-type="float" office:value="211903088.385018" calcext:value-type="float">
            <text:p>211,903,088</text:p>
          </table:table-cell>
          <table:table-cell table:formula="of:=[.$S8]*[$Dists.N7]" office:value-type="float" office:value="279799656.571566" calcext:value-type="float">
            <text:p>279,799,657</text:p>
          </table:table-cell>
          <table:table-cell table:formula="of:=[.$S8]*[$Dists.O7]" office:value-type="float" office:value="154026725.960039" calcext:value-type="float">
            <text:p>154,026,726</text:p>
          </table:table-cell>
          <table:table-cell table:formula="of:=[.$S8]*[$Dists.P7]" office:value-type="float" office:value="154204843.470944" calcext:value-type="float">
            <text:p>154,204,843</text:p>
          </table:table-cell>
          <table:table-cell table:formula="of:=[.$S8]*[$Dists.Q7]" office:value-type="float" office:value="147853585.646643" calcext:value-type="float">
            <text:p>147,853,586</text:p>
          </table:table-cell>
          <table:table-cell table:formula="of:=[.$S8]*[$Dists.R7]" office:value-type="float" office:value="112217481.862971" calcext:value-type="float">
            <text:p>112,217,482</text:p>
          </table:table-cell>
          <table:table-cell table:formula="of:=[.$S8]*[$Dists.S7]" office:value-type="float" office:value="259018045.62622" calcext:value-type="float">
            <text:p>259,018,046</text:p>
          </table:table-cell>
          <table:table-cell table:formula="of:=[.$S8]*[$Dists.T7]" office:value-type="float" office:value="153708592.226669" calcext:value-type="float">
            <text:p>153,708,592</text:p>
          </table:table-cell>
          <table:table-cell table:formula="of:=[.$S8]*[$Dists.U7]" office:value-type="float" office:value="86952190.5943963" calcext:value-type="float">
            <text:p>86,952,191</text:p>
          </table:table-cell>
          <table:table-cell table:formula="of:=[.$S8]*[$Dists.V7]" office:value-type="float" office:value="321213391.348156" calcext:value-type="float">
            <text:p>321,213,391</text:p>
          </table:table-cell>
          <table:table-cell table:formula="of:=[.$S8]*[$Dists.W7]" office:value-type="float" office:value="232429708.664231" calcext:value-type="float">
            <text:p>232,429,709</text:p>
          </table:table-cell>
          <table:table-cell table:formula="of:=[.$S8]*[$Dists.X7]" office:value-type="float" office:value="104767348.589762" calcext:value-type="float">
            <text:p>104,767,349</text:p>
          </table:table-cell>
          <table:table-cell table:number-columns-repeated="983"/>
        </table:table-row>
        <table:table-row table:style-name="ro1">
          <table:table-cell table:number-columns-repeated="18"/>
          <table:table-cell table:formula="of:=[.$S9]*[$Dists.B8]" office:value-type="float" office:value="141213316.82134" calcext:value-type="float">
            <text:p>141,213,317</text:p>
          </table:table-cell>
          <table:table-cell table:formula="of:=[.$S9]*[$Dists.C8]" office:value-type="float" office:value="414354407.255328" calcext:value-type="float">
            <text:p>414,354,407</text:p>
          </table:table-cell>
          <table:table-cell table:formula="of:=[.$S9]*[$Dists.D8]" office:value-type="float" office:value="44361370.4274895" calcext:value-type="float">
            <text:p>44,361,370</text:p>
          </table:table-cell>
          <table:table-cell table:formula="of:=[.$S9]*[$Dists.E8]" office:value-type="float" office:value="74084112.2925437" calcext:value-type="float">
            <text:p>74,084,112</text:p>
          </table:table-cell>
          <table:table-cell table:formula="of:=[.$S9]*[$Dists.F8]" office:value-type="float" office:value="413207151.521636" calcext:value-type="float">
            <text:p>413,207,152</text:p>
          </table:table-cell>
          <table:table-cell table:formula="of:=[.$S9]*[$Dists.G8]" office:value-type="float" office:value="379979913.733276" calcext:value-type="float">
            <text:p>379,979,914</text:p>
          </table:table-cell>
          <table:table-cell table:formula="of:=[.$S9]*[$Dists.H8]" office:value-type="float" office:value="5326.6562482176" calcext:value-type="float">
            <text:p>5,327</text:p>
          </table:table-cell>
          <table:table-cell table:formula="of:=[.$S9]*[$Dists.I8]" office:value-type="float" office:value="178955674.979181" calcext:value-type="float">
            <text:p>178,955,675</text:p>
          </table:table-cell>
          <table:table-cell table:formula="of:=[.$S9]*[$Dists.J8]" office:value-type="float" office:value="126030107.913182" calcext:value-type="float">
            <text:p>126,030,108</text:p>
          </table:table-cell>
          <table:table-cell table:formula="of:=[.$S9]*[$Dists.K8]" office:value-type="float" office:value="195487375.865607" calcext:value-type="float">
            <text:p>195,487,376</text:p>
          </table:table-cell>
          <table:table-cell table:formula="of:=[.$S9]*[$Dists.L8]" office:value-type="float" office:value="244490341.127946" calcext:value-type="float">
            <text:p>244,490,341</text:p>
          </table:table-cell>
          <table:table-cell table:formula="of:=[.$S9]*[$Dists.M8]" office:value-type="float" office:value="44361370.4274895" calcext:value-type="float">
            <text:p>44,361,370</text:p>
          </table:table-cell>
          <table:table-cell table:formula="of:=[.$S9]*[$Dists.N8]" office:value-type="float" office:value="206751942.834463" calcext:value-type="float">
            <text:p>206,751,943</text:p>
          </table:table-cell>
          <table:table-cell table:formula="of:=[.$S9]*[$Dists.O8]" office:value-type="float" office:value="154073184.610174" calcext:value-type="float">
            <text:p>154,073,185</text:p>
          </table:table-cell>
          <table:table-cell table:formula="of:=[.$S9]*[$Dists.P8]" office:value-type="float" office:value="114115965.025102" calcext:value-type="float">
            <text:p>114,115,965</text:p>
          </table:table-cell>
          <table:table-cell table:formula="of:=[.$S9]*[$Dists.Q8]" office:value-type="float" office:value="207776287.674136" calcext:value-type="float">
            <text:p>207,776,288</text:p>
          </table:table-cell>
          <table:table-cell table:formula="of:=[.$S9]*[$Dists.R8]" office:value-type="float" office:value="286699052.188477" calcext:value-type="float">
            <text:p>286,699,052</text:p>
          </table:table-cell>
          <table:table-cell table:formula="of:=[.$S9]*[$Dists.S8]" office:value-type="float" office:value="406849095.794882" calcext:value-type="float">
            <text:p>406,849,096</text:p>
          </table:table-cell>
          <table:table-cell table:formula="of:=[.$S9]*[$Dists.T8]" office:value-type="float" office:value="198407018.932896" calcext:value-type="float">
            <text:p>198,407,019</text:p>
          </table:table-cell>
          <table:table-cell table:formula="of:=[.$S9]*[$Dists.U8]" office:value-type="float" office:value="354008665.812563" calcext:value-type="float">
            <text:p>354,008,666</text:p>
          </table:table-cell>
          <table:table-cell table:formula="of:=[.$S9]*[$Dists.V8]" office:value-type="float" office:value="181542335.198664" calcext:value-type="float">
            <text:p>181,542,335</text:p>
          </table:table-cell>
          <table:table-cell table:formula="of:=[.$S9]*[$Dists.W8]" office:value-type="float" office:value="259430982.209121" calcext:value-type="float">
            <text:p>259,430,982</text:p>
          </table:table-cell>
          <table:table-cell table:formula="of:=[.$S9]*[$Dists.X8]" office:value-type="float" office:value="173883682.717276" calcext:value-type="float">
            <text:p>173,883,683</text:p>
          </table:table-cell>
          <table:table-cell table:number-columns-repeated="983"/>
        </table:table-row>
        <table:table-row table:style-name="ro1">
          <table:table-cell table:number-columns-repeated="18"/>
          <table:table-cell table:formula="of:=[.$S10]*[$Dists.B9]" office:value-type="float" office:value="233456556.521213" calcext:value-type="float">
            <text:p>233,456,557</text:p>
          </table:table-cell>
          <table:table-cell table:formula="of:=[.$S10]*[$Dists.C9]" office:value-type="float" office:value="171644908.951357" calcext:value-type="float">
            <text:p>171,644,909</text:p>
          </table:table-cell>
          <table:table-cell table:formula="of:=[.$S10]*[$Dists.D9]" office:value-type="float" office:value="162835345.60903" calcext:value-type="float">
            <text:p>162,835,346</text:p>
          </table:table-cell>
          <table:table-cell table:formula="of:=[.$S10]*[$Dists.E9]" office:value-type="float" office:value="89287088.4497149" calcext:value-type="float">
            <text:p>89,287,088</text:p>
          </table:table-cell>
          <table:table-cell table:formula="of:=[.$S10]*[$Dists.F9]" office:value-type="float" office:value="170808368.312207" calcext:value-type="float">
            <text:p>170,808,368</text:p>
          </table:table-cell>
          <table:table-cell table:formula="of:=[.$S10]*[$Dists.G9]" office:value-type="float" office:value="146580174.091528" calcext:value-type="float">
            <text:p>146,580,174</text:p>
          </table:table-cell>
          <table:table-cell table:formula="of:=[.$S10]*[$Dists.H9]" office:value-type="float" office:value="130488513.005653" calcext:value-type="float">
            <text:p>130,488,513</text:p>
          </table:table-cell>
          <table:table-cell table:formula="of:=[.$S10]*[$Dists.I9]" office:value-type="float" office:value="3884.020180992" calcext:value-type="float">
            <text:p>3,884</text:p>
          </table:table-cell>
          <table:table-cell table:formula="of:=[.$S10]*[$Dists.J9]" office:value-type="float" office:value="51409799.9763325" calcext:value-type="float">
            <text:p>51,409,800</text:p>
          </table:table-cell>
          <table:table-cell table:formula="of:=[.$S10]*[$Dists.K9]" office:value-type="float" office:value="72365955.771818" calcext:value-type="float">
            <text:p>72,365,956</text:p>
          </table:table-cell>
          <table:table-cell table:formula="of:=[.$S10]*[$Dists.L9]" office:value-type="float" office:value="105708650.683892" calcext:value-type="float">
            <text:p>105,708,651</text:p>
          </table:table-cell>
          <table:table-cell table:formula="of:=[.$S10]*[$Dists.M9]" office:value-type="float" office:value="140622568.994557" calcext:value-type="float">
            <text:p>140,622,569</text:p>
          </table:table-cell>
          <table:table-cell table:formula="of:=[.$S10]*[$Dists.N9]" office:value-type="float" office:value="115588440.586322" calcext:value-type="float">
            <text:p>115,588,441</text:p>
          </table:table-cell>
          <table:table-cell table:formula="of:=[.$S10]*[$Dists.O9]" office:value-type="float" office:value="25760088.030918" calcext:value-type="float">
            <text:p>25,760,088</text:p>
          </table:table-cell>
          <table:table-cell table:formula="of:=[.$S10]*[$Dists.P9]" office:value-type="float" office:value="106374837.825336" calcext:value-type="float">
            <text:p>106,374,838</text:p>
          </table:table-cell>
          <table:table-cell table:formula="of:=[.$S10]*[$Dists.Q9]" office:value-type="float" office:value="38080852.560415" calcext:value-type="float">
            <text:p>38,080,853</text:p>
          </table:table-cell>
          <table:table-cell table:formula="of:=[.$S10]*[$Dists.R9]" office:value-type="float" office:value="47657114.0537405" calcext:value-type="float">
            <text:p>47,657,114</text:p>
          </table:table-cell>
          <table:table-cell table:formula="of:=[.$S10]*[$Dists.S9]" office:value-type="float" office:value="155965168.547883" calcext:value-type="float">
            <text:p>155,965,169</text:p>
          </table:table-cell>
          <table:table-cell table:formula="of:=[.$S10]*[$Dists.T9]" office:value-type="float" office:value="100862916.033925" calcext:value-type="float">
            <text:p>100,862,916</text:p>
          </table:table-cell>
          <table:table-cell table:formula="of:=[.$S10]*[$Dists.U9]" office:value-type="float" office:value="126917552.619289" calcext:value-type="float">
            <text:p>126,917,553</text:p>
          </table:table-cell>
          <table:table-cell table:formula="of:=[.$S10]*[$Dists.V9]" office:value-type="float" office:value="114369541.837042" calcext:value-type="float">
            <text:p>114,369,542</text:p>
          </table:table-cell>
          <table:table-cell table:formula="of:=[.$S10]*[$Dists.W9]" office:value-type="float" office:value="133073506.76572" calcext:value-type="float">
            <text:p>133,073,507</text:p>
          </table:table-cell>
          <table:table-cell table:formula="of:=[.$S10]*[$Dists.X9]" office:value-type="float" office:value="177216721.253512" calcext:value-type="float">
            <text:p>177,216,721</text:p>
          </table:table-cell>
          <table:table-cell table:number-columns-repeated="983"/>
        </table:table-row>
        <table:table-row table:style-name="ro1">
          <table:table-cell table:number-columns-repeated="18"/>
          <table:table-cell table:formula="of:=[.$S11]*[$Dists.B10]" office:value-type="float" office:value="294798940.16997" calcext:value-type="float">
            <text:p>294,798,940</text:p>
          </table:table-cell>
          <table:table-cell table:formula="of:=[.$S11]*[$Dists.C10]" office:value-type="float" office:value="362992719.83289" calcext:value-type="float">
            <text:p>362,992,720</text:p>
          </table:table-cell>
          <table:table-cell table:formula="of:=[.$S11]*[$Dists.D10]" office:value-type="float" office:value="144180610.62289" calcext:value-type="float">
            <text:p>144,180,611</text:p>
          </table:table-cell>
          <table:table-cell table:formula="of:=[.$S11]*[$Dists.E10]" office:value-type="float" office:value="91707128.0710041" calcext:value-type="float">
            <text:p>91,707,128</text:p>
          </table:table-cell>
          <table:table-cell table:formula="of:=[.$S11]*[$Dists.F10]" office:value-type="float" office:value="360967317.735139" calcext:value-type="float">
            <text:p>360,967,318</text:p>
          </table:table-cell>
          <table:table-cell table:formula="of:=[.$S11]*[$Dists.G10]" office:value-type="float" office:value="302306885.590255" calcext:value-type="float">
            <text:p>302,306,886</text:p>
          </table:table-cell>
          <table:table-cell table:formula="of:=[.$S11]*[$Dists.H10]" office:value-type="float" office:value="222497597.920803" calcext:value-type="float">
            <text:p>222,497,598</text:p>
          </table:table-cell>
          <table:table-cell table:formula="of:=[.$S11]*[$Dists.I10]" office:value-type="float" office:value="124471558.037935" calcext:value-type="float">
            <text:p>124,471,558</text:p>
          </table:table-cell>
          <table:table-cell table:formula="of:=[.$S11]*[$Dists.J10]" office:value-type="float" office:value="9403.8499196928" calcext:value-type="float">
            <text:p>9,404</text:p>
          </table:table-cell>
          <table:table-cell table:formula="of:=[.$S11]*[$Dists.K10]" office:value-type="float" office:value="122622090.335763" calcext:value-type="float">
            <text:p>122,622,090</text:p>
          </table:table-cell>
          <table:table-cell table:formula="of:=[.$S11]*[$Dists.L10]" office:value-type="float" office:value="203350223.625525" calcext:value-type="float">
            <text:p>203,350,224</text:p>
          </table:table-cell>
          <table:table-cell table:formula="of:=[.$S11]*[$Dists.M10]" office:value-type="float" office:value="452347850.684763" calcext:value-type="float">
            <text:p>452,347,851</text:p>
          </table:table-cell>
          <table:table-cell table:formula="of:=[.$S11]*[$Dists.N10]" office:value-type="float" office:value="317948880.24824" calcext:value-type="float">
            <text:p>317,948,880</text:p>
          </table:table-cell>
          <table:table-cell table:formula="of:=[.$S11]*[$Dists.O10]" office:value-type="float" office:value="49508147.7490093" calcext:value-type="float">
            <text:p>49,508,148</text:p>
          </table:table-cell>
          <table:table-cell table:formula="of:=[.$S11]*[$Dists.P10]" office:value-type="float" office:value="367481653.545572" calcext:value-type="float">
            <text:p>367,481,654</text:p>
          </table:table-cell>
          <table:table-cell table:formula="of:=[.$S11]*[$Dists.Q10]" office:value-type="float" office:value="76059146.8815685" calcext:value-type="float">
            <text:p>76,059,147</text:p>
          </table:table-cell>
          <table:table-cell table:formula="of:=[.$S11]*[$Dists.R10]" office:value-type="float" office:value="62797931.7633169" calcext:value-type="float">
            <text:p>62,797,932</text:p>
          </table:table-cell>
          <table:table-cell table:formula="of:=[.$S11]*[$Dists.S10]" office:value-type="float" office:value="495766855.149173" calcext:value-type="float">
            <text:p>495,766,855</text:p>
          </table:table-cell>
          <table:table-cell table:formula="of:=[.$S11]*[$Dists.T10]" office:value-type="float" office:value="151946880.386801" calcext:value-type="float">
            <text:p>151,946,880</text:p>
          </table:table-cell>
          <table:table-cell table:formula="of:=[.$S11]*[$Dists.U10]" office:value-type="float" office:value="402480663.94582" calcext:value-type="float">
            <text:p>402,480,664</text:p>
          </table:table-cell>
          <table:table-cell table:formula="of:=[.$S11]*[$Dists.V10]" office:value-type="float" office:value="171824418.61615" calcext:value-type="float">
            <text:p>171,824,419</text:p>
          </table:table-cell>
          <table:table-cell table:formula="of:=[.$S11]*[$Dists.W10]" office:value-type="float" office:value="309331536.177821" calcext:value-type="float">
            <text:p>309,331,536</text:p>
          </table:table-cell>
          <table:table-cell table:formula="of:=[.$S11]*[$Dists.X10]" office:value-type="float" office:value="416209498.874189" calcext:value-type="float">
            <text:p>416,209,499</text:p>
          </table:table-cell>
          <table:table-cell table:number-columns-repeated="983"/>
        </table:table-row>
        <table:table-row table:style-name="ro1">
          <table:table-cell table:number-columns-repeated="18"/>
          <table:table-cell table:formula="of:=[.$S12]*[$Dists.B11]" office:value-type="float" office:value="185574936.39316" calcext:value-type="float">
            <text:p>185,574,936</text:p>
          </table:table-cell>
          <table:table-cell table:formula="of:=[.$S12]*[$Dists.C11]" office:value-type="float" office:value="106862762.102976" calcext:value-type="float">
            <text:p>106,862,762</text:p>
          </table:table-cell>
          <table:table-cell table:formula="of:=[.$S12]*[$Dists.D11]" office:value-type="float" office:value="118613799.117736" calcext:value-type="float">
            <text:p>118,613,799</text:p>
          </table:table-cell>
          <table:table-cell table:formula="of:=[.$S12]*[$Dists.E11]" office:value-type="float" office:value="95285402.9056525" calcext:value-type="float">
            <text:p>95,285,403</text:p>
          </table:table-cell>
          <table:table-cell table:formula="of:=[.$S12]*[$Dists.F11]" office:value-type="float" office:value="105962319.053891" calcext:value-type="float">
            <text:p>105,962,319</text:p>
          </table:table-cell>
          <table:table-cell table:formula="of:=[.$S12]*[$Dists.G11]" office:value-type="float" office:value="79883359.9969097" calcext:value-type="float">
            <text:p>79,883,360</text:p>
          </table:table-cell>
          <table:table-cell table:formula="of:=[.$S12]*[$Dists.H11]" office:value-type="float" office:value="153431570.32276" calcext:value-type="float">
            <text:p>153,431,570</text:p>
          </table:table-cell>
          <table:table-cell table:formula="of:=[.$S12]*[$Dists.I11]" office:value-type="float" office:value="77893910.7266096" calcext:value-type="float">
            <text:p>77,893,911</text:p>
          </table:table-cell>
          <table:table-cell table:formula="of:=[.$S12]*[$Dists.J11]" office:value-type="float" office:value="54514710.4516645" calcext:value-type="float">
            <text:p>54,514,710</text:p>
          </table:table-cell>
          <table:table-cell table:formula="of:=[.$S12]*[$Dists.K11]" office:value-type="float" office:value="4180.71616704" calcext:value-type="float">
            <text:p>4,181</text:p>
          </table:table-cell>
          <table:table-cell table:formula="of:=[.$S12]*[$Dists.L11]" office:value-type="float" office:value="35889706.3289688" calcext:value-type="float">
            <text:p>35,889,706</text:p>
          </table:table-cell>
          <table:table-cell table:formula="of:=[.$S12]*[$Dists.M11]" office:value-type="float" office:value="229258481.519362" calcext:value-type="float">
            <text:p>229,258,482</text:p>
          </table:table-cell>
          <table:table-cell table:formula="of:=[.$S12]*[$Dists.N11]" office:value-type="float" office:value="185609842.58601" calcext:value-type="float">
            <text:p>185,609,843</text:p>
          </table:table-cell>
          <table:table-cell table:formula="of:=[.$S12]*[$Dists.O11]" office:value-type="float" office:value="66267815.6677144" calcext:value-type="float">
            <text:p>66,267,816</text:p>
          </table:table-cell>
          <table:table-cell table:formula="of:=[.$S12]*[$Dists.P11]" office:value-type="float" office:value="162051074.977403" calcext:value-type="float">
            <text:p>162,051,075</text:p>
          </table:table-cell>
          <table:table-cell table:formula="of:=[.$S12]*[$Dists.Q11]" office:value-type="float" office:value="60410314.5832627" calcext:value-type="float">
            <text:p>60,410,315</text:p>
          </table:table-cell>
          <table:table-cell table:formula="of:=[.$S12]*[$Dists.R11]" office:value-type="float" office:value="26596322.6826528" calcext:value-type="float">
            <text:p>26,596,323</text:p>
          </table:table-cell>
          <table:table-cell table:formula="of:=[.$S12]*[$Dists.S11]" office:value-type="float" office:value="165890817.508147" calcext:value-type="float">
            <text:p>165,890,818</text:p>
          </table:table-cell>
          <table:table-cell table:formula="of:=[.$S12]*[$Dists.T11]" office:value-type="float" office:value="67763943.478116" calcext:value-type="float">
            <text:p>67,763,943</text:p>
          </table:table-cell>
          <table:table-cell table:formula="of:=[.$S12]*[$Dists.U11]" office:value-type="float" office:value="124418113.13111" calcext:value-type="float">
            <text:p>124,418,113</text:p>
          </table:table-cell>
          <table:table-cell table:formula="of:=[.$S12]*[$Dists.V11]" office:value-type="float" office:value="79529749.7098814" calcext:value-type="float">
            <text:p>79,529,750</text:p>
          </table:table-cell>
          <table:table-cell table:formula="of:=[.$S12]*[$Dists.W11]" office:value-type="float" office:value="140661970.489935" calcext:value-type="float">
            <text:p>140,661,970</text:p>
          </table:table-cell>
          <table:table-cell table:formula="of:=[.$S12]*[$Dists.X11]" office:value-type="float" office:value="91306535.3043572" calcext:value-type="float">
            <text:p>91,306,535</text:p>
          </table:table-cell>
          <table:table-cell table:number-columns-repeated="983"/>
        </table:table-row>
        <table:table-row table:style-name="ro1">
          <table:table-cell table:number-columns-repeated="18"/>
          <table:table-cell table:formula="of:=[.$S13]*[$Dists.B12]" office:value-type="float" office:value="187269493.532634" calcext:value-type="float">
            <text:p>187,269,494</text:p>
          </table:table-cell>
          <table:table-cell table:formula="of:=[.$S13]*[$Dists.C12]" office:value-type="float" office:value="64001942.6882479" calcext:value-type="float">
            <text:p>64,001,943</text:p>
          </table:table-cell>
          <table:table-cell table:formula="of:=[.$S13]*[$Dists.D12]" office:value-type="float" office:value="139327867.356035" calcext:value-type="float">
            <text:p>139,327,867</text:p>
          </table:table-cell>
          <table:table-cell table:formula="of:=[.$S13]*[$Dists.E12]" office:value-type="float" office:value="118290832.088331" calcext:value-type="float">
            <text:p>118,290,832</text:p>
          </table:table-cell>
          <table:table-cell table:formula="of:=[.$S13]*[$Dists.F12]" office:value-type="float" office:value="63189942.9259004" calcext:value-type="float">
            <text:p>63,189,943</text:p>
          </table:table-cell>
          <table:table-cell table:formula="of:=[.$S13]*[$Dists.G12]" office:value-type="float" office:value="39672510.5040971" calcext:value-type="float">
            <text:p>39,672,511</text:p>
          </table:table-cell>
          <table:table-cell table:formula="of:=[.$S13]*[$Dists.H12]" office:value-type="float" office:value="173044329.230227" calcext:value-type="float">
            <text:p>173,044,329</text:p>
          </table:table-cell>
          <table:table-cell table:formula="of:=[.$S13]*[$Dists.I12]" office:value-type="float" office:value="102607566.466367" calcext:value-type="float">
            <text:p>102,607,566</text:p>
          </table:table-cell>
          <table:table-cell table:formula="of:=[.$S13]*[$Dists.J12]" office:value-type="float" office:value="81524717.2107475" calcext:value-type="float">
            <text:p>81,524,717</text:p>
          </table:table-cell>
          <table:table-cell table:formula="of:=[.$S13]*[$Dists.K12]" office:value-type="float" office:value="32364548.8067874" calcext:value-type="float">
            <text:p>32,364,549</text:p>
          </table:table-cell>
          <table:table-cell table:formula="of:=[.$S13]*[$Dists.L12]" office:value-type="float" office:value="3770.0780049648" calcext:value-type="float">
            <text:p>3,770</text:p>
          </table:table-cell>
          <table:table-cell table:formula="of:=[.$S13]*[$Dists.M12]" office:value-type="float" office:value="141646427.971864" calcext:value-type="float">
            <text:p>141,646,428</text:p>
          </table:table-cell>
          <table:table-cell table:formula="of:=[.$S13]*[$Dists.N12]" office:value-type="float" office:value="199743427.706844" calcext:value-type="float">
            <text:p>199,743,428</text:p>
          </table:table-cell>
          <table:table-cell table:formula="of:=[.$S13]*[$Dists.O12]" office:value-type="float" office:value="92123409.3234529" calcext:value-type="float">
            <text:p>92,123,409</text:p>
          </table:table-cell>
          <table:table-cell table:formula="of:=[.$S13]*[$Dists.P12]" office:value-type="float" office:value="92275818.9850931" calcext:value-type="float">
            <text:p>92,275,819</text:p>
          </table:table-cell>
          <table:table-cell table:formula="of:=[.$S13]*[$Dists.Q12]" office:value-type="float" office:value="86841243.5125688" calcext:value-type="float">
            <text:p>86,841,244</text:p>
          </table:table-cell>
          <table:table-cell table:formula="of:=[.$S13]*[$Dists.R12]" office:value-type="float" office:value="56348528.3817051" calcext:value-type="float">
            <text:p>56,348,528</text:p>
          </table:table-cell>
          <table:table-cell table:formula="of:=[.$S13]*[$Dists.S12]" office:value-type="float" office:value="181961244.043791" calcext:value-type="float">
            <text:p>181,961,244</text:p>
          </table:table-cell>
          <table:table-cell table:formula="of:=[.$S13]*[$Dists.T12]" office:value-type="float" office:value="91851192.0977971" calcext:value-type="float">
            <text:p>91,851,192</text:p>
          </table:table-cell>
          <table:table-cell table:formula="of:=[.$S13]*[$Dists.U12]" office:value-type="float" office:value="34729797.7250742" calcext:value-type="float">
            <text:p>34,729,798</text:p>
          </table:table-cell>
          <table:table-cell table:formula="of:=[.$S13]*[$Dists.V12]" office:value-type="float" office:value="235179883.519006" calcext:value-type="float">
            <text:p>235,179,884</text:p>
          </table:table-cell>
          <table:table-cell table:formula="of:=[.$S13]*[$Dists.W12]" office:value-type="float" office:value="159210423.984813" calcext:value-type="float">
            <text:p>159,210,424</text:p>
          </table:table-cell>
          <table:table-cell table:formula="of:=[.$S13]*[$Dists.X12]" office:value-type="float" office:value="49973679.0725331" calcext:value-type="float">
            <text:p>49,973,679</text:p>
          </table:table-cell>
          <table:table-cell table:number-columns-repeated="983"/>
        </table:table-row>
        <table:table-row table:style-name="ro1">
          <table:table-cell table:number-columns-repeated="18"/>
          <table:table-cell table:formula="of:=[.$S14]*[$Dists.B13]" office:value-type="float" office:value="102387249.456216" calcext:value-type="float">
            <text:p>102,387,249</text:p>
          </table:table-cell>
          <table:table-cell table:formula="of:=[.$S14]*[$Dists.C13]" office:value-type="float" office:value="160308572.40434" calcext:value-type="float">
            <text:p>160,308,572</text:p>
          </table:table-cell>
          <table:table-cell table:formula="of:=[.$S14]*[$Dists.D13]" office:value-type="float" office:value="48951058.6547693" calcext:value-type="float">
            <text:p>48,951,059</text:p>
          </table:table-cell>
          <table:table-cell table:formula="of:=[.$S14]*[$Dists.E13]" office:value-type="float" office:value="65350007.4067588" calcext:value-type="float">
            <text:p>65,350,007</text:p>
          </table:table-cell>
          <table:table-cell table:formula="of:=[.$S14]*[$Dists.F13]" office:value-type="float" office:value="159675596.211644" calcext:value-type="float">
            <text:p>159,675,596</text:p>
          </table:table-cell>
          <table:table-cell table:formula="of:=[.$S14]*[$Dists.G13]" office:value-type="float" office:value="141343109.520632" calcext:value-type="float">
            <text:p>141,343,110</text:p>
          </table:table-cell>
          <table:table-cell table:formula="of:=[.$S14]*[$Dists.H13]" office:value-type="float" office:value="24475529.3273847" calcext:value-type="float">
            <text:p>24,475,529</text:p>
          </table:table-cell>
          <table:table-cell table:formula="of:=[.$S14]*[$Dists.I13]" office:value-type="float" office:value="106403364.240339" calcext:value-type="float">
            <text:p>106,403,364</text:p>
          </table:table-cell>
          <table:table-cell table:formula="of:=[.$S14]*[$Dists.J13]" office:value-type="float" office:value="141367198.453372" calcext:value-type="float">
            <text:p>141,367,198</text:p>
          </table:table-cell>
          <table:table-cell table:formula="of:=[.$S14]*[$Dists.K13]" office:value-type="float" office:value="161159732.337177" calcext:value-type="float">
            <text:p>161,159,732</text:p>
          </table:table-cell>
          <table:table-cell table:formula="of:=[.$S14]*[$Dists.L13]" office:value-type="float" office:value="110417294.245784" calcext:value-type="float">
            <text:p>110,417,294</text:p>
          </table:table-cell>
          <table:table-cell table:formula="of:=[.$S14]*[$Dists.M13]" office:value-type="float" office:value="2938.8797046576" calcext:value-type="float">
            <text:p>2,939</text:p>
          </table:table-cell>
          <table:table-cell table:formula="of:=[.$S14]*[$Dists.N13]" office:value-type="float" office:value="65481913.4194022" calcext:value-type="float">
            <text:p>65,481,913</text:p>
          </table:table-cell>
          <table:table-cell table:formula="of:=[.$S14]*[$Dists.O13]" office:value-type="float" office:value="149374683.655274" calcext:value-type="float">
            <text:p>149,374,684</text:p>
          </table:table-cell>
          <table:table-cell table:formula="of:=[.$S14]*[$Dists.P13]" office:value-type="float" office:value="38485750.3125225" calcext:value-type="float">
            <text:p>38,485,750</text:p>
          </table:table-cell>
          <table:table-cell table:formula="of:=[.$S14]*[$Dists.Q13]" office:value-type="float" office:value="90161024.3565414" calcext:value-type="float">
            <text:p>90,161,024</text:p>
          </table:table-cell>
          <table:table-cell table:formula="of:=[.$S14]*[$Dists.R13]" office:value-type="float" office:value="133705135.344421" calcext:value-type="float">
            <text:p>133,705,135</text:p>
          </table:table-cell>
          <table:table-cell table:formula="of:=[.$S14]*[$Dists.S13]" office:value-type="float" office:value="151498559.005233" calcext:value-type="float">
            <text:p>151,498,559</text:p>
          </table:table-cell>
          <table:table-cell table:formula="of:=[.$S14]*[$Dists.T13]" office:value-type="float" office:value="84991711.288831" calcext:value-type="float">
            <text:p>84,991,711</text:p>
          </table:table-cell>
          <table:table-cell table:formula="of:=[.$S14]*[$Dists.U13]" office:value-type="float" office:value="129519412.414024" calcext:value-type="float">
            <text:p>129,519,412</text:p>
          </table:table-cell>
          <table:table-cell table:formula="of:=[.$S14]*[$Dists.V13]" office:value-type="float" office:value="75686947.7669522" calcext:value-type="float">
            <text:p>75,686,948</text:p>
          </table:table-cell>
          <table:table-cell table:formula="of:=[.$S14]*[$Dists.W13]" office:value-type="float" office:value="118660504.395253" calcext:value-type="float">
            <text:p>118,660,504</text:p>
          </table:table-cell>
          <table:table-cell table:formula="of:=[.$S14]*[$Dists.X13]" office:value-type="float" office:value="71461434.1813685" calcext:value-type="float">
            <text:p>71,461,434</text:p>
          </table:table-cell>
          <table:table-cell table:number-columns-repeated="983"/>
        </table:table-row>
        <table:table-row table:style-name="ro1">
          <table:table-cell table:number-columns-repeated="18"/>
          <table:table-cell table:formula="of:=[.$S15]*[$Dists.B14]" office:value-type="float" office:value="382600690.593765" calcext:value-type="float">
            <text:p>382,600,691</text:p>
          </table:table-cell>
          <table:table-cell table:formula="of:=[.$S15]*[$Dists.C14]" office:value-type="float" office:value="409731206.568903" calcext:value-type="float">
            <text:p>409,731,207</text:p>
          </table:table-cell>
          <table:table-cell table:formula="of:=[.$S15]*[$Dists.D14]" office:value-type="float" office:value="276108388.4246" calcext:value-type="float">
            <text:p>276,108,388</text:p>
          </table:table-cell>
          <table:table-cell table:formula="of:=[.$S15]*[$Dists.E14]" office:value-type="float" office:value="308789643.947519" calcext:value-type="float">
            <text:p>308,789,644</text:p>
          </table:table-cell>
          <table:table-cell table:formula="of:=[.$S15]*[$Dists.F14]" office:value-type="float" office:value="408469756.398757" calcext:value-type="float">
            <text:p>408,469,756</text:p>
          </table:table-cell>
          <table:table-cell table:formula="of:=[.$S15]*[$Dists.G14]" office:value-type="float" office:value="371935177.812017" calcext:value-type="float">
            <text:p>371,935,178</text:p>
          </table:table-cell>
          <table:table-cell table:formula="of:=[.$S15]*[$Dists.H14]" office:value-type="float" office:value="227331418.625856" calcext:value-type="float">
            <text:p>227,331,419</text:p>
          </table:table-cell>
          <table:table-cell table:formula="of:=[.$S15]*[$Dists.I14]" office:value-type="float" office:value="174300029.455565" calcext:value-type="float">
            <text:p>174,300,029</text:p>
          </table:table-cell>
          <table:table-cell table:formula="of:=[.$S15]*[$Dists.J14]" office:value-type="float" office:value="198023231.797964" calcext:value-type="float">
            <text:p>198,023,232</text:p>
          </table:table-cell>
          <table:table-cell table:formula="of:=[.$S15]*[$Dists.K14]" office:value-type="float" office:value="260024848.599757" calcext:value-type="float">
            <text:p>260,024,849</text:p>
          </table:table-cell>
          <table:table-cell table:formula="of:=[.$S15]*[$Dists.L14]" office:value-type="float" office:value="310303515.530662" calcext:value-type="float">
            <text:p>310,303,516</text:p>
          </table:table-cell>
          <table:table-cell table:formula="of:=[.$S15]*[$Dists.M14]" office:value-type="float" office:value="130498068.92832" calcext:value-type="float">
            <text:p>130,498,069</text:p>
          </table:table-cell>
          <table:table-cell table:formula="of:=[.$S15]*[$Dists.N14]" office:value-type="float" office:value="5856.85582848" calcext:value-type="float">
            <text:p>5,857</text:p>
          </table:table-cell>
          <table:table-cell table:formula="of:=[.$S15]*[$Dists.O14]" office:value-type="float" office:value="167188830.337152" calcext:value-type="float">
            <text:p>167,188,830</text:p>
          </table:table-cell>
          <table:table-cell table:formula="of:=[.$S15]*[$Dists.P14]" office:value-type="float" office:value="123386869.809907" calcext:value-type="float">
            <text:p>123,386,870</text:p>
          </table:table-cell>
          <table:table-cell table:formula="of:=[.$S15]*[$Dists.Q14]" office:value-type="float" office:value="226369863.46336" calcext:value-type="float">
            <text:p>226,369,863</text:p>
          </table:table-cell>
          <table:table-cell table:formula="of:=[.$S15]*[$Dists.R14]" office:value-type="float" office:value="313148366.11223" calcext:value-type="float">
            <text:p>313,148,366</text:p>
          </table:table-cell>
          <table:table-cell table:formula="of:=[.$S15]*[$Dists.S14]" office:value-type="float" office:value="348608652.870915" calcext:value-type="float">
            <text:p>348,608,653</text:p>
          </table:table-cell>
          <table:table-cell table:formula="of:=[.$S15]*[$Dists.T14]" office:value-type="float" office:value="216068005.472413" calcext:value-type="float">
            <text:p>216,068,005</text:p>
          </table:table-cell>
          <table:table-cell table:formula="of:=[.$S15]*[$Dists.U14]" office:value-type="float" office:value="304806692.343671" calcext:value-type="float">
            <text:p>304,806,692</text:p>
          </table:table-cell>
          <table:table-cell table:formula="of:=[.$S15]*[$Dists.V14]" office:value-type="float" office:value="197524661.088709" calcext:value-type="float">
            <text:p>197,524,661</text:p>
          </table:table-cell>
          <table:table-cell table:formula="of:=[.$S15]*[$Dists.W14]" office:value-type="float" office:value="283166113.24141" calcext:value-type="float">
            <text:p>283,166,113</text:p>
          </table:table-cell>
          <table:table-cell table:formula="of:=[.$S15]*[$Dists.X14]" office:value-type="float" office:value="189103689.031627" calcext:value-type="float">
            <text:p>189,103,689</text:p>
          </table:table-cell>
          <table:table-cell table:number-columns-repeated="983"/>
        </table:table-row>
        <table:table-row table:style-name="ro1">
          <table:table-cell table:number-columns-repeated="18"/>
          <table:table-cell table:formula="of:=[.$S16]*[$Dists.B15]" office:value-type="float" office:value="124992722.969795" calcext:value-type="float">
            <text:p>124,992,723</text:p>
          </table:table-cell>
          <table:table-cell table:formula="of:=[.$S16]*[$Dists.C15]" office:value-type="float" office:value="141373350.246816" calcext:value-type="float">
            <text:p>141,373,350</text:p>
          </table:table-cell>
          <table:table-cell table:formula="of:=[.$S16]*[$Dists.D15]" office:value-type="float" office:value="70314222.8754794" calcext:value-type="float">
            <text:p>70,314,223</text:p>
          </table:table-cell>
          <table:table-cell table:formula="of:=[.$S16]*[$Dists.E15]" office:value-type="float" office:value="51264938.9716533" calcext:value-type="float">
            <text:p>51,264,939</text:p>
          </table:table-cell>
          <table:table-cell table:formula="of:=[.$S16]*[$Dists.F15]" office:value-type="float" office:value="140638074.871462" calcext:value-type="float">
            <text:p>140,638,075</text:p>
          </table:table-cell>
          <table:table-cell table:formula="of:=[.$S16]*[$Dists.G15]" office:value-type="float" office:value="119342762.048569" calcext:value-type="float">
            <text:p>119,342,762</text:p>
          </table:table-cell>
          <table:table-cell table:formula="of:=[.$S16]*[$Dists.H15]" office:value-type="float" office:value="98745393.3062798" calcext:value-type="float">
            <text:p>98,745,393</text:p>
          </table:table-cell>
          <table:table-cell table:formula="of:=[.$S16]*[$Dists.I15]" office:value-type="float" office:value="22641767.1893776" calcext:value-type="float">
            <text:p>22,641,767</text:p>
          </table:table-cell>
          <table:table-cell table:formula="of:=[.$S16]*[$Dists.J15]" office:value-type="float" office:value="17972787.7045499" calcext:value-type="float">
            <text:p>17,972,788</text:p>
          </table:table-cell>
          <table:table-cell table:formula="of:=[.$S16]*[$Dists.K15]" office:value-type="float" office:value="54112354.0111538" calcext:value-type="float">
            <text:p>54,112,354</text:p>
          </table:table-cell>
          <table:table-cell table:formula="of:=[.$S16]*[$Dists.L15]" office:value-type="float" office:value="83418835.2141503" calcext:value-type="float">
            <text:p>83,418,835</text:p>
          </table:table-cell>
          <table:table-cell table:formula="of:=[.$S16]*[$Dists.M15]" office:value-type="float" office:value="173516046.670268" calcext:value-type="float">
            <text:p>173,516,047</text:p>
          </table:table-cell>
          <table:table-cell table:formula="of:=[.$S16]*[$Dists.N15]" office:value-type="float" office:value="97451197.7487399" calcext:value-type="float">
            <text:p>97,451,198</text:p>
          </table:table-cell>
          <table:table-cell table:formula="of:=[.$S16]*[$Dists.O15]" office:value-type="float" office:value="3413.850161976" calcext:value-type="float">
            <text:p>3,414</text:p>
          </table:table-cell>
          <table:table-cell table:formula="of:=[.$S16]*[$Dists.P15]" office:value-type="float" office:value="76798669.6692451" calcext:value-type="float">
            <text:p>76,798,670</text:p>
          </table:table-cell>
          <table:table-cell table:formula="of:=[.$S16]*[$Dists.Q15]" office:value-type="float" office:value="16771836.1837687" calcext:value-type="float">
            <text:p>16,771,836</text:p>
          </table:table-cell>
          <table:table-cell table:formula="of:=[.$S16]*[$Dists.R15]" office:value-type="float" office:value="32394577.2307165" calcext:value-type="float">
            <text:p>32,394,577</text:p>
          </table:table-cell>
          <table:table-cell table:formula="of:=[.$S16]*[$Dists.S15]" office:value-type="float" office:value="114443441.202566" calcext:value-type="float">
            <text:p>114,443,441</text:p>
          </table:table-cell>
          <table:table-cell table:formula="of:=[.$S16]*[$Dists.T15]" office:value-type="float" office:value="37188012.0370493" calcext:value-type="float">
            <text:p>37,188,012</text:p>
          </table:table-cell>
          <table:table-cell table:formula="of:=[.$S16]*[$Dists.U15]" office:value-type="float" office:value="88912109.3036881" calcext:value-type="float">
            <text:p>88,912,109</text:p>
          </table:table-cell>
          <table:table-cell table:formula="of:=[.$S16]*[$Dists.V15]" office:value-type="float" office:value="44404092.4385286" calcext:value-type="float">
            <text:p>44,404,092</text:p>
          </table:table-cell>
          <table:table-cell table:formula="of:=[.$S16]*[$Dists.W15]" office:value-type="float" office:value="94322870.3400902" calcext:value-type="float">
            <text:p>94,322,870</text:p>
          </table:table-cell>
          <table:table-cell table:formula="of:=[.$S16]*[$Dists.X15]" office:value-type="float" office:value="133122442.151481" calcext:value-type="float">
            <text:p>133,122,442</text:p>
          </table:table-cell>
          <table:table-cell table:number-columns-repeated="983"/>
        </table:table-row>
        <table:table-row table:style-name="ro1">
          <table:table-cell table:number-columns-repeated="18"/>
          <table:table-cell table:formula="of:=[.$S17]*[$Dists.B16]" office:value-type="float" office:value="488593070.199981" calcext:value-type="float">
            <text:p>488,593,070</text:p>
          </table:table-cell>
          <table:table-cell table:formula="of:=[.$S17]*[$Dists.C16]" office:value-type="float" office:value="422520900.129761" calcext:value-type="float">
            <text:p>422,520,900</text:p>
          </table:table-cell>
          <table:table-cell table:formula="of:=[.$S17]*[$Dists.D16]" office:value-type="float" office:value="303259098.705575" calcext:value-type="float">
            <text:p>303,259,099</text:p>
          </table:table-cell>
          <table:table-cell table:formula="of:=[.$S17]*[$Dists.E16]" office:value-type="float" office:value="497722105.948038" calcext:value-type="float">
            <text:p>497,722,106</text:p>
          </table:table-cell>
          <table:table-cell table:formula="of:=[.$S17]*[$Dists.F16]" office:value-type="float" office:value="420325534.219611" calcext:value-type="float">
            <text:p>420,325,534</text:p>
          </table:table-cell>
          <table:table-cell table:formula="of:=[.$S17]*[$Dists.G16]" office:value-type="float" office:value="356742548.328303" calcext:value-type="float">
            <text:p>356,742,548</text:p>
          </table:table-cell>
          <table:table-cell table:formula="of:=[.$S17]*[$Dists.H16]" office:value-type="float" office:value="218370056.529515" calcext:value-type="float">
            <text:p>218,370,057</text:p>
          </table:table-cell>
          <table:table-cell table:formula="of:=[.$S17]*[$Dists.I16]" office:value-type="float" office:value="279163595.562786" calcext:value-type="float">
            <text:p>279,163,596</text:p>
          </table:table-cell>
          <table:table-cell table:formula="of:=[.$S17]*[$Dists.J16]" office:value-type="float" office:value="398319274.822124" calcext:value-type="float">
            <text:p>398,319,275</text:p>
          </table:table-cell>
          <table:table-cell table:formula="of:=[.$S17]*[$Dists.K16]" office:value-type="float" office:value="395095954.23062" calcext:value-type="float">
            <text:p>395,095,954</text:p>
          </table:table-cell>
          <table:table-cell table:formula="of:=[.$S17]*[$Dists.L16]" office:value-type="float" office:value="249481830.814085" calcext:value-type="float">
            <text:p>249,481,831</text:p>
          </table:table-cell>
          <table:table-cell table:formula="of:=[.$S17]*[$Dists.M16]" office:value-type="float" office:value="133481014.353455" calcext:value-type="float">
            <text:p>133,481,014</text:p>
          </table:table-cell>
          <table:table-cell table:formula="of:=[.$S17]*[$Dists.N16]" office:value-type="float" office:value="214736447.107768" calcext:value-type="float">
            <text:p>214,736,447</text:p>
          </table:table-cell>
          <table:table-cell table:formula="of:=[.$S17]*[$Dists.O16]" office:value-type="float" office:value="229303451.452538" calcext:value-type="float">
            <text:p>229,303,451</text:p>
          </table:table-cell>
          <table:table-cell table:formula="of:=[.$S17]*[$Dists.P16]" office:value-type="float" office:value="10192.984178688" calcext:value-type="float">
            <text:p>10,193</text:p>
          </table:table-cell>
          <table:table-cell table:formula="of:=[.$S17]*[$Dists.Q16]" office:value-type="float" office:value="179226543.340745" calcext:value-type="float">
            <text:p>179,226,543</text:p>
          </table:table-cell>
          <table:table-cell table:formula="of:=[.$S17]*[$Dists.R16]" office:value-type="float" office:value="330251586.5472" calcext:value-type="float">
            <text:p>330,251,587</text:p>
          </table:table-cell>
          <table:table-cell table:formula="of:=[.$S17]*[$Dists.S16]" office:value-type="float" office:value="391964927.713193" calcext:value-type="float">
            <text:p>391,964,928</text:p>
          </table:table-cell>
          <table:table-cell table:formula="of:=[.$S17]*[$Dists.T16]" office:value-type="float" office:value="161297695.749484" calcext:value-type="float">
            <text:p>161,297,696</text:p>
          </table:table-cell>
          <table:table-cell table:formula="of:=[.$S17]*[$Dists.U16]" office:value-type="float" office:value="315734147.28683" calcext:value-type="float">
            <text:p>315,734,147</text:p>
          </table:table-cell>
          <table:table-cell table:formula="of:=[.$S17]*[$Dists.V16]" office:value-type="float" office:value="129025770.085213" calcext:value-type="float">
            <text:p>129,025,770</text:p>
          </table:table-cell>
          <table:table-cell table:formula="of:=[.$S17]*[$Dists.W16]" office:value-type="float" office:value="278071946.463248" calcext:value-type="float">
            <text:p>278,071,946</text:p>
          </table:table-cell>
          <table:table-cell table:formula="of:=[.$S17]*[$Dists.X16]" office:value-type="float" office:value="114370323.978853" calcext:value-type="float">
            <text:p>114,370,324</text:p>
          </table:table-cell>
          <table:table-cell table:number-columns-repeated="983"/>
        </table:table-row>
        <table:table-row table:style-name="ro1">
          <table:table-cell table:number-columns-repeated="18"/>
          <table:table-cell table:formula="of:=[.$S18]*[$Dists.B17]" office:value-type="float" office:value="370858087.051538" calcext:value-type="float">
            <text:p>370,858,087</text:p>
          </table:table-cell>
          <table:table-cell table:formula="of:=[.$S18]*[$Dists.C17]" office:value-type="float" office:value="376253934.951142" calcext:value-type="float">
            <text:p>376,253,935</text:p>
          </table:table-cell>
          <table:table-cell table:formula="of:=[.$S18]*[$Dists.D17]" office:value-type="float" office:value="220239757.504458" calcext:value-type="float">
            <text:p>220,239,758</text:p>
          </table:table-cell>
          <table:table-cell table:formula="of:=[.$S18]*[$Dists.E17]" office:value-type="float" office:value="167766274.952573" calcext:value-type="float">
            <text:p>167,766,275</text:p>
          </table:table-cell>
          <table:table-cell table:formula="of:=[.$S18]*[$Dists.F17]" office:value-type="float" office:value="374228532.853391" calcext:value-type="float">
            <text:p>374,228,533</text:p>
          </table:table-cell>
          <table:table-cell table:formula="of:=[.$S18]*[$Dists.G17]" office:value-type="float" office:value="315568100.708507" calcext:value-type="float">
            <text:p>315,568,101</text:p>
          </table:table-cell>
          <table:table-cell table:formula="of:=[.$S18]*[$Dists.H17]" office:value-type="float" office:value="366814927.62224" calcext:value-type="float">
            <text:p>366,814,928</text:p>
          </table:table-cell>
          <table:table-cell table:formula="of:=[.$S18]*[$Dists.I17]" office:value-type="float" office:value="92199990.1145285" calcext:value-type="float">
            <text:p>92,199,990</text:p>
          </table:table-cell>
          <table:table-cell table:formula="of:=[.$S18]*[$Dists.J17]" office:value-type="float" office:value="76059146.8815685" calcext:value-type="float">
            <text:p>76,059,147</text:p>
          </table:table-cell>
          <table:table-cell table:formula="of:=[.$S18]*[$Dists.K17]" office:value-type="float" office:value="135883305.454014" calcext:value-type="float">
            <text:p>135,883,305</text:p>
          </table:table-cell>
          <table:table-cell table:formula="of:=[.$S18]*[$Dists.L17]" office:value-type="float" office:value="216611438.743777" calcext:value-type="float">
            <text:p>216,611,439</text:p>
          </table:table-cell>
          <table:table-cell table:formula="of:=[.$S18]*[$Dists.M17]" office:value-type="float" office:value="288497940.324326" calcext:value-type="float">
            <text:p>288,497,940</text:p>
          </table:table-cell>
          <table:table-cell table:formula="of:=[.$S18]*[$Dists.N17]" office:value-type="float" office:value="363462629.897661" calcext:value-type="float">
            <text:p>363,462,630</text:p>
          </table:table-cell>
          <table:table-cell table:formula="of:=[.$S18]*[$Dists.O17]" office:value-type="float" office:value="46199986.1934604" calcext:value-type="float">
            <text:p>46,199,986</text:p>
          </table:table-cell>
          <table:table-cell table:formula="of:=[.$S18]*[$Dists.P17]" office:value-type="float" office:value="165350939.985332" calcext:value-type="float">
            <text:p>165,350,940</text:p>
          </table:table-cell>
          <table:table-cell table:formula="of:=[.$S18]*[$Dists.Q17]" office:value-type="float" office:value="9403.8499196928" calcext:value-type="float">
            <text:p>9,404</text:p>
          </table:table-cell>
          <table:table-cell table:formula="of:=[.$S18]*[$Dists.R17]" office:value-type="float" office:value="76059146.8815685" calcext:value-type="float">
            <text:p>76,059,147</text:p>
          </table:table-cell>
          <table:table-cell table:formula="of:=[.$S18]*[$Dists.S17]" office:value-type="float" office:value="288868270.564217" calcext:value-type="float">
            <text:p>288,868,271</text:p>
          </table:table-cell>
          <table:table-cell table:formula="of:=[.$S18]*[$Dists.T17]" office:value-type="float" office:value="76059146.8815685" calcext:value-type="float">
            <text:p>76,059,147</text:p>
          </table:table-cell>
          <table:table-cell table:formula="of:=[.$S18]*[$Dists.U17]" office:value-type="float" office:value="218539227.977314" calcext:value-type="float">
            <text:p>218,539,228</text:p>
          </table:table-cell>
          <table:table-cell table:formula="of:=[.$S18]*[$Dists.V17]" office:value-type="float" office:value="99216277.7704107" calcext:value-type="float">
            <text:p>99,216,278</text:p>
          </table:table-cell>
          <table:table-cell table:formula="of:=[.$S18]*[$Dists.W17]" office:value-type="float" office:value="236723395.332081" calcext:value-type="float">
            <text:p>236,723,395</text:p>
          </table:table-cell>
          <table:table-cell table:formula="of:=[.$S18]*[$Dists.X17]" office:value-type="float" office:value="340321765.368957" calcext:value-type="float">
            <text:p>340,321,765</text:p>
          </table:table-cell>
          <table:table-cell table:number-columns-repeated="983"/>
        </table:table-row>
        <table:table-row table:style-name="ro1">
          <table:table-cell table:number-columns-repeated="18"/>
          <table:table-cell table:formula="of:=[.$S19]*[$Dists.B18]" office:value-type="float" office:value="132311233.346164" calcext:value-type="float">
            <text:p>132,311,233</text:p>
          </table:table-cell>
          <table:table-cell table:formula="of:=[.$S19]*[$Dists.C18]" office:value-type="float" office:value="111072399.595782" calcext:value-type="float">
            <text:p>111,072,400</text:p>
          </table:table-cell>
          <table:table-cell table:formula="of:=[.$S19]*[$Dists.D18]" office:value-type="float" office:value="76582286.8395206" calcext:value-type="float">
            <text:p>76,582,287</text:p>
          </table:table-cell>
          <table:table-cell table:formula="of:=[.$S19]*[$Dists.E18]" office:value-type="float" office:value="57167040.9597869" calcext:value-type="float">
            <text:p>57,167,041</text:p>
          </table:table-cell>
          <table:table-cell table:formula="of:=[.$S19]*[$Dists.F18]" office:value-type="float" office:value="110322998.606543" calcext:value-type="float">
            <text:p>110,322,999</text:p>
          </table:table-cell>
          <table:table-cell table:formula="of:=[.$S19]*[$Dists.G18]" office:value-type="float" office:value="88618574.6171842" calcext:value-type="float">
            <text:p>88,618,575</text:p>
          </table:table-cell>
          <table:table-cell table:formula="of:=[.$S19]*[$Dists.H18]" office:value-type="float" office:value="187275205.531101" calcext:value-type="float">
            <text:p>187,275,206</text:p>
          </table:table-cell>
          <table:table-cell table:formula="of:=[.$S19]*[$Dists.I18]" office:value-type="float" office:value="42692831.3398092" calcext:value-type="float">
            <text:p>42,692,831</text:p>
          </table:table-cell>
          <table:table-cell table:formula="of:=[.$S19]*[$Dists.J18]" office:value-type="float" office:value="23235303.3690485" calcext:value-type="float">
            <text:p>23,235,303</text:p>
          </table:table-cell>
          <table:table-cell table:formula="of:=[.$S19]*[$Dists.K18]" office:value-type="float" office:value="22135004.039111" calcext:value-type="float">
            <text:p>22,135,004</text:p>
          </table:table-cell>
          <table:table-cell table:formula="of:=[.$S19]*[$Dists.L18]" office:value-type="float" office:value="52004501.5645109" calcext:value-type="float">
            <text:p>52,004,502</text:p>
          </table:table-cell>
          <table:table-cell table:formula="of:=[.$S19]*[$Dists.M18]" office:value-type="float" office:value="158297834.657242" calcext:value-type="float">
            <text:p>158,297,835</text:p>
          </table:table-cell>
          <table:table-cell table:formula="of:=[.$S19]*[$Dists.N18]" office:value-type="float" office:value="186034851.710094" calcext:value-type="float">
            <text:p>186,034,852</text:p>
          </table:table-cell>
          <table:table-cell table:formula="of:=[.$S19]*[$Dists.O18]" office:value-type="float" office:value="33016919.9682126" calcext:value-type="float">
            <text:p>33,016,920</text:p>
          </table:table-cell>
          <table:table-cell table:formula="of:=[.$S19]*[$Dists.P18]" office:value-type="float" office:value="112733309.97434" calcext:value-type="float">
            <text:p>112,733,310</text:p>
          </table:table-cell>
          <table:table-cell table:formula="of:=[.$S19]*[$Dists.Q18]" office:value-type="float" office:value="28141967.4527656" calcext:value-type="float">
            <text:p>28,141,967</text:p>
          </table:table-cell>
          <table:table-cell table:formula="of:=[.$S19]*[$Dists.R18]" office:value-type="float" office:value="3479.434745472" calcext:value-type="float">
            <text:p>3,479</text:p>
          </table:table-cell>
          <table:table-cell table:formula="of:=[.$S19]*[$Dists.S18]" office:value-type="float" office:value="160198974.73944" calcext:value-type="float">
            <text:p>160,198,975</text:p>
          </table:table-cell>
          <table:table-cell table:formula="of:=[.$S19]*[$Dists.T18]" office:value-type="float" office:value="34262084.4039662" calcext:value-type="float">
            <text:p>34,262,084</text:p>
          </table:table-cell>
          <table:table-cell table:formula="of:=[.$S19]*[$Dists.U18]" office:value-type="float" office:value="125682982.064358" calcext:value-type="float">
            <text:p>125,682,982</text:p>
          </table:table-cell>
          <table:table-cell table:formula="of:=[.$S19]*[$Dists.V18]" office:value-type="float" office:value="44054271.525887" calcext:value-type="float">
            <text:p>44,054,272</text:p>
          </table:table-cell>
          <table:table-cell table:formula="of:=[.$S19]*[$Dists.W18]" office:value-type="float" office:value="94932055.2718668" calcext:value-type="float">
            <text:p>94,932,055</text:p>
          </table:table-cell>
          <table:table-cell table:formula="of:=[.$S19]*[$Dists.X18]" office:value-type="float" office:value="132039541.99279" calcext:value-type="float">
            <text:p>132,039,542</text:p>
          </table:table-cell>
          <table:table-cell table:number-columns-repeated="983"/>
        </table:table-row>
        <table:table-row table:style-name="ro1">
          <table:table-cell table:number-columns-repeated="18"/>
          <table:table-cell table:formula="of:=[.$S20]*[$Dists.B19]" office:value-type="float" office:value="99770923.688113" calcext:value-type="float">
            <text:p>99,770,924</text:p>
          </table:table-cell>
          <table:table-cell table:formula="of:=[.$S20]*[$Dists.C19]" office:value-type="float" office:value="77426822.5992867" calcext:value-type="float">
            <text:p>77,426,823</text:p>
          </table:table-cell>
          <table:table-cell table:formula="of:=[.$S20]*[$Dists.D19]" office:value-type="float" office:value="80762600.8486378" calcext:value-type="float">
            <text:p>80,762,601</text:p>
          </table:table-cell>
          <table:table-cell table:formula="of:=[.$S20]*[$Dists.E19]" office:value-type="float" office:value="74140346.4400464" calcext:value-type="float">
            <text:p>74,140,346</text:p>
          </table:table-cell>
          <table:table-cell table:formula="of:=[.$S20]*[$Dists.F19]" office:value-type="float" office:value="77171212.9595464" calcext:value-type="float">
            <text:p>77,171,213</text:p>
          </table:table-cell>
          <table:table-cell table:formula="of:=[.$S20]*[$Dists.G19]" office:value-type="float" office:value="69768153.6143388" calcext:value-type="float">
            <text:p>69,768,154</text:p>
          </table:table-cell>
          <table:table-cell table:formula="of:=[.$S20]*[$Dists.H19]" office:value-type="float" office:value="90646355.2552254" calcext:value-type="float">
            <text:p>90,646,355</text:p>
          </table:table-cell>
          <table:table-cell table:formula="of:=[.$S20]*[$Dists.I19]" office:value-type="float" office:value="47656023.7229642" calcext:value-type="float">
            <text:p>47,656,024</text:p>
          </table:table-cell>
          <table:table-cell table:formula="of:=[.$S20]*[$Dists.J19]" office:value-type="float" office:value="62566730.517624" calcext:value-type="float">
            <text:p>62,566,731</text:p>
          </table:table-cell>
          <table:table-cell table:formula="of:=[.$S20]*[$Dists.K19]" office:value-type="float" office:value="47091586.9055386" calcext:value-type="float">
            <text:p>47,091,587</text:p>
          </table:table-cell>
          <table:table-cell table:formula="of:=[.$S20]*[$Dists.L19]" office:value-type="float" office:value="57279632.5731168" calcext:value-type="float">
            <text:p>57,279,633</text:p>
          </table:table-cell>
          <table:table-cell table:formula="of:=[.$S20]*[$Dists.M19]" office:value-type="float" office:value="61178433.7789293" calcext:value-type="float">
            <text:p>61,178,434</text:p>
          </table:table-cell>
          <table:table-cell table:formula="of:=[.$S20]*[$Dists.N19]" office:value-type="float" office:value="70639121.7659486" calcext:value-type="float">
            <text:p>70,639,122</text:p>
          </table:table-cell>
          <table:table-cell table:formula="of:=[.$S20]*[$Dists.O19]" office:value-type="float" office:value="39784885.713517" calcext:value-type="float">
            <text:p>39,784,886</text:p>
          </table:table-cell>
          <table:table-cell table:formula="of:=[.$S20]*[$Dists.P19]" office:value-type="float" office:value="45637045.5149938" calcext:value-type="float">
            <text:p>45,637,046</text:p>
          </table:table-cell>
          <table:table-cell table:formula="of:=[.$S20]*[$Dists.Q19]" office:value-type="float" office:value="36455731.2611091" calcext:value-type="float">
            <text:p>36,455,731</text:p>
          </table:table-cell>
          <table:table-cell table:formula="of:=[.$S20]*[$Dists.R19]" office:value-type="float" office:value="54641510.76384" calcext:value-type="float">
            <text:p>54,641,511</text:p>
          </table:table-cell>
          <table:table-cell table:formula="of:=[.$S20]*[$Dists.S19]" office:value-type="float" office:value="1186.783944192" calcext:value-type="float">
            <text:p>1,187</text:p>
          </table:table-cell>
          <table:table-cell table:formula="of:=[.$S20]*[$Dists.T19]" office:value-type="float" office:value="26856920.657065" calcext:value-type="float">
            <text:p>26,856,921</text:p>
          </table:table-cell>
          <table:table-cell table:formula="of:=[.$S20]*[$Dists.U19]" office:value-type="float" office:value="35318690.1791539" calcext:value-type="float">
            <text:p>35,318,690</text:p>
          </table:table-cell>
          <table:table-cell table:formula="of:=[.$S20]*[$Dists.V19]" office:value-type="float" office:value="33115760.4598337" calcext:value-type="float">
            <text:p>33,115,760</text:p>
          </table:table-cell>
          <table:table-cell table:formula="of:=[.$S20]*[$Dists.W19]" office:value-type="float" office:value="50469423.1328811" calcext:value-type="float">
            <text:p>50,469,423</text:p>
          </table:table-cell>
          <table:table-cell table:formula="of:=[.$S20]*[$Dists.X19]" office:value-type="float" office:value="60207371.3075167" calcext:value-type="float">
            <text:p>60,207,371</text:p>
          </table:table-cell>
          <table:table-cell table:number-columns-repeated="983"/>
        </table:table-row>
        <table:table-row table:style-name="ro1">
          <table:table-cell table:number-columns-repeated="18"/>
          <table:table-cell table:formula="of:=[.$S21]*[$Dists.B20]" office:value-type="float" office:value="385691697.407581" calcext:value-type="float">
            <text:p>385,691,697</text:p>
          </table:table-cell>
          <table:table-cell table:formula="of:=[.$S21]*[$Dists.C20]" office:value-type="float" office:value="335622205.655354" calcext:value-type="float">
            <text:p>335,622,206</text:p>
          </table:table-cell>
          <table:table-cell table:formula="of:=[.$S21]*[$Dists.D20]" office:value-type="float" office:value="255657488.89208" calcext:value-type="float">
            <text:p>255,657,489</text:p>
          </table:table-cell>
          <table:table-cell table:formula="of:=[.$S21]*[$Dists.E20]" office:value-type="float" office:value="210355248.506035" calcext:value-type="float">
            <text:p>210,355,249</text:p>
          </table:table-cell>
          <table:table-cell table:formula="of:=[.$S21]*[$Dists.F20]" office:value-type="float" office:value="333873603.347131" calcext:value-type="float">
            <text:p>333,873,603</text:p>
          </table:table-cell>
          <table:table-cell table:formula="of:=[.$S21]*[$Dists.G20]" office:value-type="float" office:value="283229947.37196" calcext:value-type="float">
            <text:p>283,229,947</text:p>
          </table:table-cell>
          <table:table-cell table:formula="of:=[.$S21]*[$Dists.H20]" office:value-type="float" office:value="302404216.501456" calcext:value-type="float">
            <text:p>302,404,217</text:p>
          </table:table-cell>
          <table:table-cell table:formula="of:=[.$S21]*[$Dists.I20]" office:value-type="float" office:value="210831511.98758" calcext:value-type="float">
            <text:p>210,831,512</text:p>
          </table:table-cell>
          <table:table-cell table:formula="of:=[.$S21]*[$Dists.J20]" office:value-type="float" office:value="131181194.127645" calcext:value-type="float">
            <text:p>131,181,194</text:p>
          </table:table-cell>
          <table:table-cell table:formula="of:=[.$S21]*[$Dists.K20]" office:value-type="float" office:value="131593206.36718" calcext:value-type="float">
            <text:p>131,593,206</text:p>
          </table:table-cell>
          <table:table-cell table:formula="of:=[.$S21]*[$Dists.L20]" office:value-type="float" office:value="197797110.249056" calcext:value-type="float">
            <text:p>197,797,110</text:p>
          </table:table-cell>
          <table:table-cell table:formula="of:=[.$S21]*[$Dists.M20]" office:value-type="float" office:value="234790351.129117" calcext:value-type="float">
            <text:p>234,790,351</text:p>
          </table:table-cell>
          <table:table-cell table:formula="of:=[.$S21]*[$Dists.N20]" office:value-type="float" office:value="299510057.585772" calcext:value-type="float">
            <text:p>299,510,058</text:p>
          </table:table-cell>
          <table:table-cell table:formula="of:=[.$S21]*[$Dists.O20]" office:value-type="float" office:value="88439033.6816379" calcext:value-type="float">
            <text:p>88,439,034</text:p>
          </table:table-cell>
          <table:table-cell table:formula="of:=[.$S21]*[$Dists.P20]" office:value-type="float" office:value="128473126.869013" calcext:value-type="float">
            <text:p>128,473,127</text:p>
          </table:table-cell>
          <table:table-cell table:formula="of:=[.$S21]*[$Dists.Q20]" office:value-type="float" office:value="65664590.7231199" calcext:value-type="float">
            <text:p>65,664,591</text:p>
          </table:table-cell>
          <table:table-cell table:formula="of:=[.$S21]*[$Dists.R20]" office:value-type="float" office:value="79944863.6092544" calcext:value-type="float">
            <text:p>79,944,864</text:p>
          </table:table-cell>
          <table:table-cell table:formula="of:=[.$S21]*[$Dists.S20]" office:value-type="float" office:value="183725752.67674" calcext:value-type="float">
            <text:p>183,725,753</text:p>
          </table:table-cell>
          <table:table-cell table:formula="of:=[.$S21]*[$Dists.T20]" office:value-type="float" office:value="8118.681072768" calcext:value-type="float">
            <text:p>8,119</text:p>
          </table:table-cell>
          <table:table-cell table:formula="of:=[.$S21]*[$Dists.U20]" office:value-type="float" office:value="123008166.603776" calcext:value-type="float">
            <text:p>123,008,167</text:p>
          </table:table-cell>
          <table:table-cell table:formula="of:=[.$S21]*[$Dists.V20]" office:value-type="float" office:value="42816154.1053046" calcext:value-type="float">
            <text:p>42,816,154</text:p>
          </table:table-cell>
          <table:table-cell table:formula="of:=[.$S21]*[$Dists.W20]" office:value-type="float" office:value="161530982.845924" calcext:value-type="float">
            <text:p>161,530,983</text:p>
          </table:table-cell>
          <table:table-cell table:formula="of:=[.$S21]*[$Dists.X20]" office:value-type="float" office:value="228147401.04059" calcext:value-type="float">
            <text:p>228,147,401</text:p>
          </table:table-cell>
          <table:table-cell table:number-columns-repeated="983"/>
        </table:table-row>
        <table:table-row table:style-name="ro1">
          <table:table-cell table:number-columns-repeated="18"/>
          <table:table-cell table:formula="of:=[.$S22]*[$Dists.B21]" office:value-type="float" office:value="251994349.935858" calcext:value-type="float">
            <text:p>251,994,350</text:p>
          </table:table-cell>
          <table:table-cell table:formula="of:=[.$S22]*[$Dists.C21]" office:value-type="float" office:value="89001225.6494978" calcext:value-type="float">
            <text:p>89,001,226</text:p>
          </table:table-cell>
          <table:table-cell table:formula="of:=[.$S22]*[$Dists.D21]" office:value-type="float" office:value="197561425.440997" calcext:value-type="float">
            <text:p>197,561,425</text:p>
          </table:table-cell>
          <table:table-cell table:formula="of:=[.$S22]*[$Dists.E21]" office:value-type="float" office:value="178597696.907304" calcext:value-type="float">
            <text:p>178,597,697</text:p>
          </table:table-cell>
          <table:table-cell table:formula="of:=[.$S22]*[$Dists.F21]" office:value-type="float" office:value="88269252.5902416" calcext:value-type="float">
            <text:p>88,269,253</text:p>
          </table:table-cell>
          <table:table-cell table:formula="of:=[.$S22]*[$Dists.G21]" office:value-type="float" office:value="67069582.6471469" calcext:value-type="float">
            <text:p>67,069,583</text:p>
          </table:table-cell>
          <table:table-cell table:formula="of:=[.$S22]*[$Dists.H21]" office:value-type="float" office:value="225864903.968953" calcext:value-type="float">
            <text:p>225,864,904</text:p>
          </table:table-cell>
          <table:table-cell table:formula="of:=[.$S22]*[$Dists.I21]" office:value-type="float" office:value="111052858.541878" calcext:value-type="float">
            <text:p>111,052,859</text:p>
          </table:table-cell>
          <table:table-cell table:formula="of:=[.$S22]*[$Dists.J21]" office:value-type="float" office:value="145455069.493094" calcext:value-type="float">
            <text:p>145,455,069</text:p>
          </table:table-cell>
          <table:table-cell table:formula="of:=[.$S22]*[$Dists.K21]" office:value-type="float" office:value="101139885.513032" calcext:value-type="float">
            <text:p>101,139,886</text:p>
          </table:table-cell>
          <table:table-cell table:formula="of:=[.$S22]*[$Dists.L21]" office:value-type="float" office:value="31306999.6654659" calcext:value-type="float">
            <text:p>31,307,000</text:p>
          </table:table-cell>
          <table:table-cell table:formula="of:=[.$S22]*[$Dists.M21]" office:value-type="float" office:value="149776123.702141" calcext:value-type="float">
            <text:p>149,776,124</text:p>
          </table:table-cell>
          <table:table-cell table:formula="of:=[.$S22]*[$Dists.N21]" office:value-type="float" office:value="176868093.846788" calcext:value-type="float">
            <text:p>176,868,094</text:p>
          </table:table-cell>
          <table:table-cell table:formula="of:=[.$S22]*[$Dists.O21]" office:value-type="float" office:value="88512781.5148245" calcext:value-type="float">
            <text:p>88,512,782</text:p>
          </table:table-cell>
          <table:table-cell table:formula="of:=[.$S22]*[$Dists.P21]" office:value-type="float" office:value="105271239.128144" calcext:value-type="float">
            <text:p>105,271,239</text:p>
          </table:table-cell>
          <table:table-cell table:formula="of:=[.$S22]*[$Dists.Q21]" office:value-type="float" office:value="78979293.7647471" calcext:value-type="float">
            <text:p>78,979,294</text:p>
          </table:table-cell>
          <table:table-cell table:formula="of:=[.$S22]*[$Dists.R21]" office:value-type="float" office:value="122760122.016349" calcext:value-type="float">
            <text:p>122,760,122</text:p>
          </table:table-cell>
          <table:table-cell table:formula="of:=[.$S22]*[$Dists.S21]" office:value-type="float" office:value="101139885.513032" calcext:value-type="float">
            <text:p>101,139,886</text:p>
          </table:table-cell>
          <table:table-cell table:formula="of:=[.$S22]*[$Dists.T21]" office:value-type="float" office:value="51491790.6713481" calcext:value-type="float">
            <text:p>51,491,791</text:p>
          </table:table-cell>
          <table:table-cell table:formula="of:=[.$S22]*[$Dists.U21]" office:value-type="float" office:value="3398.517658368" calcext:value-type="float">
            <text:p>3,399</text:p>
          </table:table-cell>
          <table:table-cell table:formula="of:=[.$S22]*[$Dists.V21]" office:value-type="float" office:value="69414831.9247315" calcext:value-type="float">
            <text:p>69,414,832</text:p>
          </table:table-cell>
          <table:table-cell table:formula="of:=[.$S22]*[$Dists.W21]" office:value-type="float" office:value="119109411.397549" calcext:value-type="float">
            <text:p>119,109,411</text:p>
          </table:table-cell>
          <table:table-cell table:formula="of:=[.$S22]*[$Dists.X21]" office:value-type="float" office:value="76355518.7035236" calcext:value-type="float">
            <text:p>76,355,519</text:p>
          </table:table-cell>
          <table:table-cell table:number-columns-repeated="983"/>
        </table:table-row>
        <table:table-row table:style-name="ro1">
          <table:table-cell table:number-columns-repeated="18"/>
          <table:table-cell table:formula="of:=[.$S23]*[$Dists.B22]" office:value-type="float" office:value="410500581.012538" calcext:value-type="float">
            <text:p>410,500,581</text:p>
          </table:table-cell>
          <table:table-cell table:formula="of:=[.$S23]*[$Dists.C22]" office:value-type="float" office:value="656504735.090147" calcext:value-type="float">
            <text:p>656,504,735</text:p>
          </table:table-cell>
          <table:table-cell table:formula="of:=[.$S23]*[$Dists.D22]" office:value-type="float" office:value="277997759.141261" calcext:value-type="float">
            <text:p>277,997,759</text:p>
          </table:table-cell>
          <table:table-cell table:formula="of:=[.$S23]*[$Dists.E22]" office:value-type="float" office:value="231835485.715139" calcext:value-type="float">
            <text:p>231,835,486</text:p>
          </table:table-cell>
          <table:table-cell table:formula="of:=[.$S23]*[$Dists.F22]" office:value-type="float" office:value="654722936.724815" calcext:value-type="float">
            <text:p>654,722,937</text:p>
          </table:table-cell>
          <table:table-cell table:formula="of:=[.$S23]*[$Dists.G22]" office:value-type="float" office:value="603117844.471046" calcext:value-type="float">
            <text:p>603,117,844</text:p>
          </table:table-cell>
          <table:table-cell table:formula="of:=[.$S23]*[$Dists.H22]" office:value-type="float" office:value="281952686.394338" calcext:value-type="float">
            <text:p>281,952,686</text:p>
          </table:table-cell>
          <table:table-cell table:formula="of:=[.$S23]*[$Dists.I22]" office:value-type="float" office:value="243602585.639018" calcext:value-type="float">
            <text:p>243,602,586</text:p>
          </table:table-cell>
          <table:table-cell table:formula="of:=[.$S23]*[$Dists.J22]" office:value-type="float" office:value="151158364.333837" calcext:value-type="float">
            <text:p>151,158,364</text:p>
          </table:table-cell>
          <table:table-cell table:formula="of:=[.$S23]*[$Dists.K22]" office:value-type="float" office:value="157373615.32453" calcext:value-type="float">
            <text:p>157,373,615</text:p>
          </table:table-cell>
          <table:table-cell table:formula="of:=[.$S23]*[$Dists.L22]" office:value-type="float" office:value="516063121.498632" calcext:value-type="float">
            <text:p>516,063,121</text:p>
          </table:table-cell>
          <table:table-cell table:formula="of:=[.$S23]*[$Dists.M22]" office:value-type="float" office:value="213055216.553612" calcext:value-type="float">
            <text:p>213,055,217</text:p>
          </table:table-cell>
          <table:table-cell table:formula="of:=[.$S23]*[$Dists.N22]" office:value-type="float" office:value="279003583.787801" calcext:value-type="float">
            <text:p>279,003,584</text:p>
          </table:table-cell>
          <table:table-cell table:formula="of:=[.$S23]*[$Dists.O22]" office:value-type="float" office:value="107604772.27044" calcext:value-type="float">
            <text:p>107,604,772</text:p>
          </table:table-cell>
          <table:table-cell table:formula="of:=[.$S23]*[$Dists.P22]" office:value-type="float" office:value="104719630.181308" calcext:value-type="float">
            <text:p>104,719,630</text:p>
          </table:table-cell>
          <table:table-cell table:formula="of:=[.$S23]*[$Dists.Q22]" office:value-type="float" office:value="87283113.6799628" calcext:value-type="float">
            <text:p>87,283,114</text:p>
          </table:table-cell>
          <table:table-cell table:formula="of:=[.$S23]*[$Dists.R22]" office:value-type="float" office:value="104744762.974617" calcext:value-type="float">
            <text:p>104,744,763</text:p>
          </table:table-cell>
          <table:table-cell table:formula="of:=[.$S23]*[$Dists.S22]" office:value-type="float" office:value="230842654.893711" calcext:value-type="float">
            <text:p>230,842,655</text:p>
          </table:table-cell>
          <table:table-cell table:formula="of:=[.$S23]*[$Dists.T22]" office:value-type="float" office:value="43628990.4433265" calcext:value-type="float">
            <text:p>43,628,990</text:p>
          </table:table-cell>
          <table:table-cell table:formula="of:=[.$S23]*[$Dists.U22]" office:value-type="float" office:value="168972385.648978" calcext:value-type="float">
            <text:p>168,972,386</text:p>
          </table:table-cell>
          <table:table-cell table:formula="of:=[.$S23]*[$Dists.V22]" office:value-type="float" office:value="8272.808857728" calcext:value-type="float">
            <text:p>8,273</text:p>
          </table:table-cell>
          <table:table-cell table:formula="of:=[.$S23]*[$Dists.W22]" office:value-type="float" office:value="120968551.165691" calcext:value-type="float">
            <text:p>120,968,551</text:p>
          </table:table-cell>
          <table:table-cell table:formula="of:=[.$S23]*[$Dists.X22]" office:value-type="float" office:value="406404198.171297" calcext:value-type="float">
            <text:p>406,404,198</text:p>
          </table:table-cell>
          <table:table-cell table:number-columns-repeated="983"/>
        </table:table-row>
        <table:table-row table:style-name="ro1">
          <table:table-cell table:number-columns-repeated="18"/>
          <table:table-cell table:formula="of:=[.$S24]*[$Dists.B23]" office:value-type="float" office:value="190709211.573813" calcext:value-type="float">
            <text:p>190,709,212</text:p>
          </table:table-cell>
          <table:table-cell table:formula="of:=[.$S24]*[$Dists.C23]" office:value-type="float" office:value="175757769.033906" calcext:value-type="float">
            <text:p>175,757,769</text:p>
          </table:table-cell>
          <table:table-cell table:formula="of:=[.$S24]*[$Dists.D23]" office:value-type="float" office:value="143162689.752669" calcext:value-type="float">
            <text:p>143,162,690</text:p>
          </table:table-cell>
          <table:table-cell table:formula="of:=[.$S24]*[$Dists.E23]" office:value-type="float" office:value="126598095.05369" calcext:value-type="float">
            <text:p>126,598,095</text:p>
          </table:table-cell>
          <table:table-cell table:formula="of:=[.$S24]*[$Dists.F23]" office:value-type="float" office:value="175118399.142294" calcext:value-type="float">
            <text:p>175,118,399</text:p>
          </table:table-cell>
          <table:table-cell table:formula="of:=[.$S24]*[$Dists.G23]" office:value-type="float" office:value="156600735.81804" calcext:value-type="float">
            <text:p>156,600,736</text:p>
          </table:table-cell>
          <table:table-cell table:formula="of:=[.$S24]*[$Dists.H23]" office:value-type="float" office:value="144581852.245089" calcext:value-type="float">
            <text:p>144,581,852</text:p>
          </table:table-cell>
          <table:table-cell table:formula="of:=[.$S24]*[$Dists.I23]" office:value-type="float" office:value="101708380.460407" calcext:value-type="float">
            <text:p>101,708,380</text:p>
          </table:table-cell>
          <table:table-cell table:formula="of:=[.$S24]*[$Dists.J23]" office:value-type="float" office:value="97648398.299687" calcext:value-type="float">
            <text:p>97,648,398</text:p>
          </table:table-cell>
          <table:table-cell table:formula="of:=[.$S24]*[$Dists.K23]" office:value-type="float" office:value="99878641.8724612" calcext:value-type="float">
            <text:p>99,878,642</text:p>
          </table:table-cell>
          <table:table-cell table:formula="of:=[.$S24]*[$Dists.L23]" office:value-type="float" office:value="125362538.570719" calcext:value-type="float">
            <text:p>125,362,539</text:p>
          </table:table-cell>
          <table:table-cell table:formula="of:=[.$S24]*[$Dists.M23]" office:value-type="float" office:value="119859095.34874" calcext:value-type="float">
            <text:p>119,859,095</text:p>
          </table:table-cell>
          <table:table-cell table:formula="of:=[.$S24]*[$Dists.N23]" office:value-type="float" office:value="143523613.866055" calcext:value-type="float">
            <text:p>143,523,614</text:p>
          </table:table-cell>
          <table:table-cell table:formula="of:=[.$S24]*[$Dists.O23]" office:value-type="float" office:value="82019887.2522523" calcext:value-type="float">
            <text:p>82,019,887</text:p>
          </table:table-cell>
          <table:table-cell table:formula="of:=[.$S24]*[$Dists.P23]" office:value-type="float" office:value="80984600.0835661" calcext:value-type="float">
            <text:p>80,984,600</text:p>
          </table:table-cell>
          <table:table-cell table:formula="of:=[.$S24]*[$Dists.Q23]" office:value-type="float" office:value="74727784.5636572" calcext:value-type="float">
            <text:p>74,727,785</text:p>
          </table:table-cell>
          <table:table-cell table:formula="of:=[.$S24]*[$Dists.R23]" office:value-type="float" office:value="80993618.5851244" calcext:value-type="float">
            <text:p>80,993,619</text:p>
          </table:table-cell>
          <table:table-cell table:formula="of:=[.$S24]*[$Dists.S23]" office:value-type="float" office:value="126241833.56696" calcext:value-type="float">
            <text:p>126,241,834</text:p>
          </table:table-cell>
          <table:table-cell table:formula="of:=[.$S24]*[$Dists.T23]" office:value-type="float" office:value="59063199.5099892" calcext:value-type="float">
            <text:p>59,063,200</text:p>
          </table:table-cell>
          <table:table-cell table:formula="of:=[.$S24]*[$Dists.U23]" office:value-type="float" office:value="104040675.394023" calcext:value-type="float">
            <text:p>104,040,675</text:p>
          </table:table-cell>
          <table:table-cell table:formula="of:=[.$S24]*[$Dists.V23]" office:value-type="float" office:value="43407632.9578796" calcext:value-type="float">
            <text:p>43,407,633</text:p>
          </table:table-cell>
          <table:table-cell table:formula="of:=[.$S24]*[$Dists.W23]" office:value-type="float" office:value="2968.56535824" calcext:value-type="float">
            <text:p>2,969</text:p>
          </table:table-cell>
          <table:table-cell table:formula="of:=[.$S24]*[$Dists.X23]" office:value-type="float" office:value="189239290.002346" calcext:value-type="float">
            <text:p>189,239,290</text:p>
          </table:table-cell>
          <table:table-cell table:number-columns-repeated="983"/>
        </table:table-row>
        <table:table-row table:style-name="ro1">
          <table:table-cell table:number-columns-repeated="18"/>
          <table:table-cell table:formula="of:=[.$S25]*[$Dists.B24]" office:value-type="float" office:value="338916434.202719" calcext:value-type="float">
            <text:p>338,916,434</text:p>
          </table:table-cell>
          <table:table-cell table:formula="of:=[.$S25]*[$Dists.C24]" office:value-type="float" office:value="135514321.936047" calcext:value-type="float">
            <text:p>135,514,322</text:p>
          </table:table-cell>
          <table:table-cell table:formula="of:=[.$S25]*[$Dists.D24]" office:value-type="float" office:value="183659458.770271" calcext:value-type="float">
            <text:p>183,659,459</text:p>
          </table:table-cell>
          <table:table-cell table:formula="of:=[.$S25]*[$Dists.E24]" office:value-type="float" office:value="242108648.257333" calcext:value-type="float">
            <text:p>242,108,648</text:p>
          </table:table-cell>
          <table:table-cell table:formula="of:=[.$S25]*[$Dists.F24]" office:value-type="float" office:value="134548873.399712" calcext:value-type="float">
            <text:p>134,548,873</text:p>
          </table:table-cell>
          <table:table-cell table:formula="of:=[.$S25]*[$Dists.G24]" office:value-type="float" office:value="106587201.780088" calcext:value-type="float">
            <text:p>106,587,202</text:p>
          </table:table-cell>
          <table:table-cell table:formula="of:=[.$S25]*[$Dists.H24]" office:value-type="float" office:value="146328095.856785" calcext:value-type="float">
            <text:p>146,328,096</text:p>
          </table:table-cell>
          <table:table-cell table:formula="of:=[.$S25]*[$Dists.I24]" office:value-type="float" office:value="204525179.221475" calcext:value-type="float">
            <text:p>204,525,179</text:p>
          </table:table-cell>
          <table:table-cell table:formula="of:=[.$S25]*[$Dists.J24]" office:value-type="float" office:value="198394606.158788" calcext:value-type="float">
            <text:p>198,394,606</text:p>
          </table:table-cell>
          <table:table-cell table:formula="of:=[.$S25]*[$Dists.K24]" office:value-type="float" office:value="97898207.9510032" calcext:value-type="float">
            <text:p>97,898,208</text:p>
          </table:table-cell>
          <table:table-cell table:formula="of:=[.$S25]*[$Dists.L24]" office:value-type="float" office:value="59417523.9366339" calcext:value-type="float">
            <text:p>59,417,524</text:p>
          </table:table-cell>
          <table:table-cell table:formula="of:=[.$S25]*[$Dists.M24]" office:value-type="float" office:value="108996732.9433" calcext:value-type="float">
            <text:p>108,996,733</text:p>
          </table:table-cell>
          <table:table-cell table:formula="of:=[.$S25]*[$Dists.N24]" office:value-type="float" office:value="144730155.904444" calcext:value-type="float">
            <text:p>144,730,156</text:p>
          </table:table-cell>
          <table:table-cell table:formula="of:=[.$S25]*[$Dists.O24]" office:value-type="float" office:value="174795554.477162" calcext:value-type="float">
            <text:p>174,795,554</text:p>
          </table:table-cell>
          <table:table-cell table:formula="of:=[.$S25]*[$Dists.P24]" office:value-type="float" office:value="50296245.0928863" calcext:value-type="float">
            <text:p>50,296,245</text:p>
          </table:table-cell>
          <table:table-cell table:formula="of:=[.$S25]*[$Dists.Q24]" office:value-type="float" office:value="162221195.792667" calcext:value-type="float">
            <text:p>162,221,196</text:p>
          </table:table-cell>
          <table:table-cell table:formula="of:=[.$S25]*[$Dists.R24]" office:value-type="float" office:value="170105703.603014" calcext:value-type="float">
            <text:p>170,105,704</text:p>
          </table:table-cell>
          <table:table-cell table:formula="of:=[.$S25]*[$Dists.S24]" office:value-type="float" office:value="227405815.228454" calcext:value-type="float">
            <text:p>227,405,815</text:p>
          </table:table-cell>
          <table:table-cell table:formula="of:=[.$S25]*[$Dists.T24]" office:value-type="float" office:value="125966077.802428" calcext:value-type="float">
            <text:p>125,966,078</text:p>
          </table:table-cell>
          <table:table-cell table:formula="of:=[.$S25]*[$Dists.U24]" office:value-type="float" office:value="100710433.042824" calcext:value-type="float">
            <text:p>100,710,433</text:p>
          </table:table-cell>
          <table:table-cell table:formula="of:=[.$S25]*[$Dists.V24]" office:value-type="float" office:value="220205802.137144" calcext:value-type="float">
            <text:p>220,205,802</text:p>
          </table:table-cell>
          <table:table-cell table:formula="of:=[.$S25]*[$Dists.W24]" office:value-type="float" office:value="285751327.903543" calcext:value-type="float">
            <text:p>285,751,328</text:p>
          </table:table-cell>
          <table:table-cell table:formula="of:=[.$S25]*[$Dists.X24]" office:value-type="float" office:value="4482.5336909424" calcext:value-type="float">
            <text:p>4,483</text:p>
          </table:table-cell>
          <table:table-cell table:number-columns-repeated="983"/>
        </table:table-row>
        <table:table-row table:style-name="ro1">
          <table:table-cell table:number-columns-repeated="18"/>
          <table:table-cell table:style-name="Default" table:number-columns-repeated="23"/>
          <table:table-cell table:number-columns-repeated="983"/>
        </table:table-row>
        <table:table-row table:style-name="ro1">
          <table:table-cell table:number-columns-repeated="18"/>
          <table:table-cell table:formula="of:=SUM([.S40:.S62])" office:value-type="float" office:value="6081649616.88965" calcext:value-type="float">
            <text:p>6,081,649,617</text:p>
          </table:table-cell>
          <table:table-cell table:formula="of:=SUM([.T40:.T62])" office:value-type="float" office:value="9207700996.61938" calcext:value-type="float">
            <text:p>9,207,700,997</text:p>
          </table:table-cell>
          <table:table-cell table:formula="of:=SUM([.U40:.U62])" office:value-type="float" office:value="4321925241.82263" calcext:value-type="float">
            <text:p>4,321,925,242</text:p>
          </table:table-cell>
          <table:table-cell table:formula="of:=SUM([.V40:.V62])" office:value-type="float" office:value="4088965059.4773" calcext:value-type="float">
            <text:p>4,088,965,059</text:p>
          </table:table-cell>
          <table:table-cell table:formula="of:=SUM([.W40:.W62])" office:value-type="float" office:value="6235732242.31974" calcext:value-type="float">
            <text:p>6,235,732,242</text:p>
          </table:table-cell>
          <table:table-cell table:formula="of:=SUM([.X40:.X62])" office:value-type="float" office:value="5585978439.49483" calcext:value-type="float">
            <text:p>5,585,978,439</text:p>
          </table:table-cell>
          <table:table-cell table:formula="of:=SUM([.Y40:.Y62])" office:value-type="float" office:value="4813204299.06139" calcext:value-type="float">
            <text:p>4,813,204,299</text:p>
          </table:table-cell>
          <table:table-cell table:formula="of:=SUM([.Z40:.Z62])" office:value-type="float" office:value="4084762616.36368" calcext:value-type="float">
            <text:p>4,084,762,616</text:p>
          </table:table-cell>
          <table:table-cell table:formula="of:=SUM([.AA40:.AA62])" office:value-type="float" office:value="3088618266.93263" calcext:value-type="float">
            <text:p>3,088,618,267</text:p>
          </table:table-cell>
          <table:table-cell table:formula="of:=SUM([.AB40:.AB62])" office:value-type="float" office:value="3592565198.57202" calcext:value-type="float">
            <text:p>3,592,565,199</text:p>
          </table:table-cell>
          <table:table-cell table:formula="of:=SUM([.AC40:.AC62])" office:value-type="float" office:value="4337699340.74344" calcext:value-type="float">
            <text:p>4,337,699,341</text:p>
          </table:table-cell>
          <table:table-cell table:formula="of:=SUM([.AD40:.AD62])" office:value-type="float" office:value="4602650364.7527" calcext:value-type="float">
            <text:p>4,602,650,365</text:p>
          </table:table-cell>
          <table:table-cell table:formula="of:=SUM([.AE40:.AE62])" office:value-type="float" office:value="6482191710.99932" calcext:value-type="float">
            <text:p>6,482,191,711</text:p>
          </table:table-cell>
          <table:table-cell table:formula="of:=SUM([.AF40:.AF62])" office:value-type="float" office:value="3005116272.31024" calcext:value-type="float">
            <text:p>3,005,116,272</text:p>
          </table:table-cell>
          <table:table-cell table:formula="of:=SUM([.AG40:.AG62])" office:value-type="float" office:value="4519738241.09284" calcext:value-type="float">
            <text:p>4,519,738,241</text:p>
          </table:table-cell>
          <table:table-cell table:formula="of:=SUM([.AH40:.AH62])" office:value-type="float" office:value="3029355175.49703" calcext:value-type="float">
            <text:p>3,029,355,175</text:p>
          </table:table-cell>
          <table:table-cell table:formula="of:=SUM([.AI40:.AI62])" office:value-type="float" office:value="3303411181.15817" calcext:value-type="float">
            <text:p>3,303,411,181</text:p>
          </table:table-cell>
          <table:table-cell table:formula="of:=SUM([.AJ40:.AJ62])" office:value-type="float" office:value="7619117031.09235" calcext:value-type="float">
            <text:p>7,619,117,031</text:p>
          </table:table-cell>
          <table:table-cell table:formula="of:=SUM([.AK40:.AK62])" office:value-type="float" office:value="3420229644.39845" calcext:value-type="float">
            <text:p>3,420,229,644</text:p>
          </table:table-cell>
          <table:table-cell table:formula="of:=SUM([.AL40:.AL62])" office:value-type="float" office:value="5592203447.60884" calcext:value-type="float">
            <text:p>5,592,203,448</text:p>
          </table:table-cell>
          <table:table-cell table:formula="of:=SUM([.AM40:.AM62])" office:value-type="float" office:value="4365138930.5829" calcext:value-type="float">
            <text:p>4,365,138,931</text:p>
          </table:table-cell>
          <table:table-cell table:formula="of:=SUM([.AN40:.AN62])" office:value-type="float" office:value="5760136649.02353" calcext:value-type="float">
            <text:p>5,760,136,649</text:p>
          </table:table-cell>
          <table:table-cell table:formula="of:=SUM([.AO40:.AO62])" office:value-type="float" office:value="5678537077.06899" calcext:value-type="float">
            <text:p>5,678,537,077</text:p>
          </table:table-cell>
          <table:table-cell table:number-columns-repeated="983"/>
        </table:table-row>
      </table:table>
      <table:table table:name="Production" table:style-name="ta1">
        <table:table-column table:style-name="co1" table:default-cell-style-name="Default"/>
        <table:table-column table:style-name="co24" table:default-cell-style-name="ce19"/>
        <table:table-column table:style-name="co30" table:default-cell-style-name="ce6"/>
        <table:table-column table:style-name="co66" table:default-cell-style-name="ce6"/>
        <table:table-column table:style-name="co19" table:default-cell-style-name="ce6"/>
        <table:table-column table:style-name="co17" table:default-cell-style-name="ce15"/>
        <table:table-column table:style-name="co4" table:default-cell-style-name="ce19"/>
        <table:table-column table:style-name="co67" table:default-cell-style-name="ce19"/>
        <table:table-column table:style-name="co49" table:number-columns-repeated="2" table:default-cell-style-name="ce19"/>
        <table:table-column table:style-name="co15" table:number-columns-repeated="3" table:default-cell-style-name="ce19"/>
        <table:table-column table:style-name="co67" table:default-cell-style-name="ce19"/>
        <table:table-column table:style-name="co24" table:default-cell-style-name="ce19"/>
        <table:table-column table:style-name="co68" table:default-cell-style-name="ce19"/>
        <table:table-column table:style-name="co26" table:default-cell-style-name="ce19"/>
        <table:table-column table:style-name="co69" table:default-cell-style-name="ce19"/>
        <table:table-column table:style-name="co13" table:default-cell-style-name="ce19"/>
        <table:table-column table:style-name="co34" table:default-cell-style-name="ce19"/>
        <table:table-column table:style-name="co25" table:default-cell-style-name="ce19"/>
        <table:table-column table:style-name="co70" table:default-cell-style-name="ce19"/>
        <table:table-column table:style-name="co35" table:default-cell-style-name="ce19"/>
        <table:table-column table:style-name="co65" table:number-columns-repeated="1001" table:default-cell-style-name="ce19"/>
        <table:table-row table:style-name="ro1"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E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N/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N/A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string" calcext:value-type="string">
            <text:p>N/A</text:p>
          </table:table-cell>
          <table:table-cell table:style-name="ce15" table:number-columns-repeated="1000"/>
        </table:table-row>
        <table:table-row table:style-name="ro1"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Urbanization</text:p>
          </table:table-cell>
          <table:table-cell table:style-name="ce15" office:value-type="string" calcext:value-type="string">
            <text:p>Tot. Pop.</text:p>
          </table:table-cell>
          <table:table-cell table:style-name="ce15" office:value-type="string" calcext:value-type="string">
            <text:p>Urb. Pop.</text:p>
          </table:table-cell>
          <table:table-cell table:style-name="ce15" office:value-type="string" calcext:value-type="string">
            <text:p>Rur. Pop.</text:p>
          </table:table-cell>
          <table:table-cell office:value-type="string" calcext:value-type="string">
            <text:p>|--|</text:p>
          </table:table-cell>
          <table:table-cell table:style-name="ce15" office:value-type="string" calcext:value-type="string">
            <text:p>Sugar (KT)</text:p>
          </table:table-cell>
          <table:table-cell table:style-name="ce15" office:value-type="string" calcext:value-type="string">
            <text:p>Jeet (KT)</text:p>
          </table:table-cell>
          <table:table-cell table:style-name="ce15" office:value-type="string" calcext:value-type="string">
            <text:p>Jeet Seed (KT)</text:p>
          </table:table-cell>
          <table:table-cell table:style-name="ce15" office:value-type="string" calcext:value-type="string">
            <text:p>Jeet Out (KT)</text:p>
          </table:table-cell>
          <table:table-cell table:style-name="ce15" office:value-type="string" calcext:value-type="string">
            <text:p>Nye (KT)</text:p>
          </table:table-cell>
          <table:table-cell table:style-name="ce15" office:value-type="string" calcext:value-type="string">
            <text:p>Nye Seed (KT)</text:p>
          </table:table-cell>
          <table:table-cell table:style-name="ce15" office:value-type="string" calcext:value-type="string">
            <text:p>Nye Out (KT)</text:p>
          </table:table-cell>
          <table:table-cell table:style-name="ce15" office:value-type="string" calcext:value-type="string">
            <text:p>Veam (KT)</text:p>
          </table:table-cell>
          <table:table-cell table:style-name="ce15" office:value-type="string" calcext:value-type="string">
            <text:p>Nunives (KT)</text:p>
          </table:table-cell>
          <table:table-cell table:style-name="ce15" office:value-type="string" calcext:value-type="string">
            <text:p>Jax (KT)</text:p>
          </table:table-cell>
          <table:table-cell table:style-name="ce15" office:value-type="string" calcext:value-type="string">
            <text:p>Honey (KT)</text:p>
          </table:table-cell>
          <table:table-cell table:style-name="ce15" office:value-type="string" calcext:value-type="string">
            <text:p>Wax (KT)</text:p>
          </table:table-cell>
          <table:table-cell table:style-name="ce15" office:value-type="string" calcext:value-type="string">
            <text:p>Dairy Jound (KT)</text:p>
          </table:table-cell>
          <table:table-cell table:style-name="ce15" office:value-type="string" calcext:value-type="string">
            <text:p>Zhou (KT)</text:p>
          </table:table-cell>
          <table:table-cell table:style-name="ce15" office:value-type="string" calcext:value-type="string">
            <text:p>Flou (KT)</text:p>
          </table:table-cell>
          <table:table-cell table:style-name="ce15" office:value-type="string" calcext:value-type="string">
            <text:p>Jingla (KT)</text:p>
          </table:table-cell>
          <table:table-cell table:style-name="ce15" office:value-type="string" calcext:value-type="string">
            <text:p>Chipak (KT)</text:p>
          </table:table-cell>
          <table:table-cell table:style-name="ce15" office:value-type="string" calcext:value-type="string">
            <text:p>Costs (KT)</text:p>
          </table:table-cell>
          <table:table-cell table:style-name="ce15" table:number-columns-repeated="1000"/>
        </table:table-row>
        <table:table-row table:style-name="ro1">
          <table:table-cell office:value-type="string" calcext:value-type="string">
            <text:p>Eskinoko</text:p>
          </table:table-cell>
          <table:table-cell table:formula="of:=([$Dists.AC2]-[$Dists.$AC$26])*(0.15-0.05)/([$Dists.$AC$27]-[$Dists.$AC$26])+0.05" office:value-type="float" office:value="0.0687030829828956" calcext:value-type="float">
            <text:p>0.069</text:p>
          </table:table-cell>
          <table:table-cell table:formula="of:=ROUND([$Basket.C3]*[$Basket.F3]*[$Basket.G3]*3604.86*(([$Dists.AC2]-[$Dists.$AC$26])*(45-15)/([$Dists.$AC$27]-[$Dists.$AC$26])+15))" office:value-type="float" office:value="1799675" calcext:value-type="float">
            <text:p>1,799,675</text:p>
          </table:table-cell>
          <table:table-cell table:formula="of:=ROUND([.B3]*[.C3])" office:value-type="float" office:value="123643" calcext:value-type="float">
            <text:p>123,643</text:p>
          </table:table-cell>
          <table:table-cell table:formula="of:=[.C3]-[.D3]" office:value-type="float" office:value="1676032" calcext:value-type="float">
            <text:p>1,676,032</text:p>
          </table:table-cell>
          <table:table-cell office:value-type="string" calcext:value-type="string">
            <text:p>|--|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ko</text:p>
          </table:table-cell>
          <table:table-cell table:formula="of:=([$Dists.AC3]-[$Dists.$AC$26])*(0.15-0.05)/([$Dists.$AC$27]-[$Dists.$AC$26])+0.05" office:value-type="float" office:value="0.0493350600944092" calcext:value-type="float">
            <text:p>0.049</text:p>
          </table:table-cell>
          <table:table-cell table:formula="of:=ROUND([$Basket.C4]*[$Basket.F4]*[$Basket.G4]*3604.86*(([$Dists.AC3]-[$Dists.$AC$26])*(45-15)/([$Dists.$AC$27]-[$Dists.$AC$26])+15))" office:value-type="float" office:value="2836928" calcext:value-type="float">
            <text:p>2,836,928</text:p>
          </table:table-cell>
          <table:table-cell table:formula="of:=ROUND([.B4]*[.C4])" office:value-type="float" office:value="139960" calcext:value-type="float">
            <text:p>139,960</text:p>
          </table:table-cell>
          <table:table-cell table:formula="of:=[.C4]-[.D4]" office:value-type="float" office:value="2696968" calcext:value-type="float">
            <text:p>2,696,968</text:p>
          </table:table-cell>
          <table:table-cell office:value-type="string" calcext:value-type="string">
            <text:p>|--|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no</text:p>
          </table:table-cell>
          <table:table-cell table:formula="of:=([$Dists.AC4]-[$Dists.$AC$26])*(0.15-0.05)/([$Dists.$AC$27]-[$Dists.$AC$26])+0.05" office:value-type="float" office:value="0.0995699455831669" calcext:value-type="float">
            <text:p>0.100</text:p>
          </table:table-cell>
          <table:table-cell table:formula="of:=ROUND([$Basket.C5]*[$Basket.F5]*[$Basket.G5]*3604.86*(([$Dists.AC4]-[$Dists.$AC$26])*(45-15)/([$Dists.$AC$27]-[$Dists.$AC$26])+15))" office:value-type="float" office:value="4807556" calcext:value-type="float">
            <text:p>4,807,556</text:p>
          </table:table-cell>
          <table:table-cell table:formula="of:=ROUND([.B5]*[.C5])" office:value-type="float" office:value="478688" calcext:value-type="float">
            <text:p>478,688</text:p>
          </table:table-cell>
          <table:table-cell table:formula="of:=[.C5]-[.D5]" office:value-type="float" office:value="4328868" calcext:value-type="float">
            <text:p>4,328,868</text:p>
          </table:table-cell>
          <table:table-cell office:value-type="string" calcext:value-type="string">
            <text:p>|--|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hanak</text:p>
          </table:table-cell>
          <table:table-cell table:formula="of:=([$Dists.AC5]-[$Dists.$AC$26])*(0.15-0.05)/([$Dists.$AC$27]-[$Dists.$AC$26])+0.05" office:value-type="float" office:value="0.0820558025984695" calcext:value-type="float">
            <text:p>0.082</text:p>
          </table:table-cell>
          <table:table-cell table:formula="of:=ROUND([$Basket.C6]*[$Basket.F6]*[$Basket.G6]*3604.86*(([$Dists.AC5]-[$Dists.$AC$26])*(45-15)/([$Dists.$AC$27]-[$Dists.$AC$26])+15))" office:value-type="float" office:value="18371290" calcext:value-type="float">
            <text:p>18,371,290</text:p>
          </table:table-cell>
          <table:table-cell table:formula="of:=ROUND([.B6]*[.C6])" office:value-type="float" office:value="1507471" calcext:value-type="float">
            <text:p>1,507,471</text:p>
          </table:table-cell>
          <table:table-cell table:formula="of:=[.C6]-[.D6]" office:value-type="float" office:value="16863819" calcext:value-type="float">
            <text:p>16,863,819</text:p>
          </table:table-cell>
          <table:table-cell office:value-type="string" calcext:value-type="string">
            <text:p>|--|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oko</text:p>
          </table:table-cell>
          <table:table-cell table:formula="of:=([$Dists.AC6]-[$Dists.$AC$26])*(0.15-0.05)/([$Dists.$AC$27]-[$Dists.$AC$26])+0.05" office:value-type="float" office:value="0.0579611842102035" calcext:value-type="float">
            <text:p>0.058</text:p>
          </table:table-cell>
          <table:table-cell table:formula="of:=ROUND([$Basket.C7]*[$Basket.F7]*[$Basket.G7]*3604.86*(([$Dists.AC6]-[$Dists.$AC$26])*(45-15)/([$Dists.$AC$27]-[$Dists.$AC$26])+15))" office:value-type="float" office:value="1084659" calcext:value-type="float">
            <text:p>1,084,659</text:p>
          </table:table-cell>
          <table:table-cell table:formula="of:=ROUND([.B7]*[.C7])" office:value-type="float" office:value="62868" calcext:value-type="float">
            <text:p>62,868</text:p>
          </table:table-cell>
          <table:table-cell table:formula="of:=[.C7]-[.D7]" office:value-type="float" office:value="1021791" calcext:value-type="float">
            <text:p>1,021,791</text:p>
          </table:table-cell>
          <table:table-cell office:value-type="string" calcext:value-type="string">
            <text:p>|--|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resta</text:p>
          </table:table-cell>
          <table:table-cell table:formula="of:=([$Dists.AC7]-[$Dists.$AC$26])*(0.15-0.05)/([$Dists.$AC$27]-[$Dists.$AC$26])+0.05" office:value-type="float" office:value="0.098146973373098" calcext:value-type="float">
            <text:p>0.098</text:p>
          </table:table-cell>
          <table:table-cell table:formula="of:=ROUND([$Basket.C8]*[$Basket.F8]*[$Basket.G8]*3604.86*(([$Dists.AC7]-[$Dists.$AC$26])*(45-15)/([$Dists.$AC$27]-[$Dists.$AC$26])+15))" office:value-type="float" office:value="2912871" calcext:value-type="float">
            <text:p>2,912,871</text:p>
          </table:table-cell>
          <table:table-cell table:formula="of:=ROUND([.B8]*[.C8])" office:value-type="float" office:value="285889" calcext:value-type="float">
            <text:p>285,889</text:p>
          </table:table-cell>
          <table:table-cell table:formula="of:=[.C8]-[.D8]" office:value-type="float" office:value="2626982" calcext:value-type="float">
            <text:p>2,626,982</text:p>
          </table:table-cell>
          <table:table-cell office:value-type="string" calcext:value-type="string">
            <text:p>|--|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nio</text:p>
          </table:table-cell>
          <table:table-cell table:formula="of:=([$Dists.AC8]-[$Dists.$AC$26])*(0.15-0.05)/([$Dists.$AC$27]-[$Dists.$AC$26])+0.05" office:value-type="float" office:value="0.0894981594966352" calcext:value-type="float">
            <text:p>0.089</text:p>
          </table:table-cell>
          <table:table-cell table:formula="of:=ROUND([$Basket.C9]*[$Basket.F9]*[$Basket.G9]*3604.86*(([$Dists.AC8]-[$Dists.$AC$26])*(45-15)/([$Dists.$AC$27]-[$Dists.$AC$26])+15))" office:value-type="float" office:value="3211210" calcext:value-type="float">
            <text:p>3,211,210</text:p>
          </table:table-cell>
          <table:table-cell table:formula="of:=ROUND([.B9]*[.C9])" office:value-type="float" office:value="287397" calcext:value-type="float">
            <text:p>287,397</text:p>
          </table:table-cell>
          <table:table-cell table:formula="of:=[.C9]-[.D9]" office:value-type="float" office:value="2923813" calcext:value-type="float">
            <text:p>2,923,813</text:p>
          </table:table-cell>
          <table:table-cell office:value-type="string" calcext:value-type="string">
            <text:p>|--|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kal</text:p>
          </table:table-cell>
          <table:table-cell table:formula="of:=([$Dists.AC9]-[$Dists.$AC$26])*(0.15-0.05)/([$Dists.$AC$27]-[$Dists.$AC$26])+0.05" office:value-type="float" office:value="0.0766068900403823" calcext:value-type="float">
            <text:p>0.077</text:p>
          </table:table-cell>
          <table:table-cell table:formula="of:=ROUND([$Basket.C10]*[$Basket.F10]*[$Basket.G10]*3604.86*(([$Dists.AC9]-[$Dists.$AC$26])*(45-15)/([$Dists.$AC$27]-[$Dists.$AC$26])+15))" office:value-type="float" office:value="2004238" calcext:value-type="float">
            <text:p>2,004,238</text:p>
          </table:table-cell>
          <table:table-cell table:formula="of:=ROUND([.B10]*[.C10])" office:value-type="float" office:value="153538" calcext:value-type="float">
            <text:p>153,538</text:p>
          </table:table-cell>
          <table:table-cell table:formula="of:=[.C10]-[.D10]" office:value-type="float" office:value="1850700" calcext:value-type="float">
            <text:p>1,850,700</text:p>
          </table:table-cell>
          <table:table-cell office:value-type="string" calcext:value-type="string">
            <text:p>|--|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nki</text:p>
          </table:table-cell>
          <table:table-cell table:formula="of:=([$Dists.AC10]-[$Dists.$AC$26])*(0.15-0.05)/([$Dists.$AC$27]-[$Dists.$AC$26])+0.05" office:value-type="float" office:value="0.133949658432921" calcext:value-type="float">
            <text:p>0.134</text:p>
          </table:table-cell>
          <table:table-cell table:formula="of:=ROUND([$Basket.C11]*[$Basket.F11]*[$Basket.G11]*3604.86*(([$Dists.AC10]-[$Dists.$AC$26])*(45-15)/([$Dists.$AC$27]-[$Dists.$AC$26])+15))" office:value-type="float" office:value="8484910" calcext:value-type="float">
            <text:p>8,484,910</text:p>
          </table:table-cell>
          <table:table-cell table:formula="of:=ROUND([.B11]*[.C11])" office:value-type="float" office:value="1136551" calcext:value-type="float">
            <text:p>1,136,551</text:p>
          </table:table-cell>
          <table:table-cell table:formula="of:=[.C11]-[.D11]" office:value-type="float" office:value="7348359" calcext:value-type="float">
            <text:p>7,348,359</text:p>
          </table:table-cell>
          <table:table-cell office:value-type="string" calcext:value-type="string">
            <text:p>|--|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lkini</text:p>
          </table:table-cell>
          <table:table-cell table:formula="of:=([$Dists.AC11]-[$Dists.$AC$26])*(0.15-0.05)/([$Dists.$AC$27]-[$Dists.$AC$26])+0.05" office:value-type="float" office:value="0.0882139395654736" calcext:value-type="float">
            <text:p>0.088</text:p>
          </table:table-cell>
          <table:table-cell table:formula="of:=ROUND([$Basket.C12]*[$Basket.F12]*[$Basket.G12]*3604.86*(([$Dists.AC11]-[$Dists.$AC$26])*(45-15)/([$Dists.$AC$27]-[$Dists.$AC$26])+15))" office:value-type="float" office:value="2484207" calcext:value-type="float">
            <text:p>2,484,207</text:p>
          </table:table-cell>
          <table:table-cell table:formula="of:=ROUND([.B12]*[.C12])" office:value-type="float" office:value="219142" calcext:value-type="float">
            <text:p>219,142</text:p>
          </table:table-cell>
          <table:table-cell table:formula="of:=[.C12]-[.D12]" office:value-type="float" office:value="2265065" calcext:value-type="float">
            <text:p>2,265,065</text:p>
          </table:table-cell>
          <table:table-cell office:value-type="string" calcext:value-type="string">
            <text:p>|--|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lva</text:p>
          </table:table-cell>
          <table:table-cell table:formula="of:=([$Dists.AC12]-[$Dists.$AC$26])*(0.15-0.05)/([$Dists.$AC$27]-[$Dists.$AC$26])+0.05" office:value-type="float" office:value="0.105550966058005" calcext:value-type="float">
            <text:p>0.106</text:p>
          </table:table-cell>
          <table:table-cell table:formula="of:=ROUND([$Basket.C13]*[$Basket.F13]*[$Basket.G13]*3604.86*(([$Dists.AC12]-[$Dists.$AC$26])*(45-15)/([$Dists.$AC$27]-[$Dists.$AC$26])+15))" office:value-type="float" office:value="2680480" calcext:value-type="float">
            <text:p>2,680,480</text:p>
          </table:table-cell>
          <table:table-cell table:formula="of:=ROUND([.B13]*[.C13])" office:value-type="float" office:value="282927" calcext:value-type="float">
            <text:p>282,927</text:p>
          </table:table-cell>
          <table:table-cell table:formula="of:=[.C13]-[.D13]" office:value-type="float" office:value="2397553" calcext:value-type="float">
            <text:p>2,397,553</text:p>
          </table:table-cell>
          <table:table-cell office:value-type="string" calcext:value-type="string">
            <text:p>|--|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nio</text:p>
          </table:table-cell>
          <table:table-cell table:formula="of:=([$Dists.AC13]-[$Dists.$AC$26])*(0.15-0.05)/([$Dists.$AC$27]-[$Dists.$AC$26])+0.05" office:value-type="float" office:value="0.0868928560982386" calcext:value-type="float">
            <text:p>0.087</text:p>
          </table:table-cell>
          <table:table-cell table:formula="of:=ROUND([$Basket.C14]*[$Basket.F14]*[$Basket.G14]*3604.86*(([$Dists.AC13]-[$Dists.$AC$26])*(45-15)/([$Dists.$AC$27]-[$Dists.$AC$26])+15))" office:value-type="float" office:value="1720148" calcext:value-type="float">
            <text:p>1,720,148</text:p>
          </table:table-cell>
          <table:table-cell table:formula="of:=ROUND([.B14]*[.C14])" office:value-type="float" office:value="149469" calcext:value-type="float">
            <text:p>149,469</text:p>
          </table:table-cell>
          <table:table-cell table:formula="of:=[.C14]-[.D14]" office:value-type="float" office:value="1570679" calcext:value-type="float">
            <text:p>1,570,679</text:p>
          </table:table-cell>
          <table:table-cell office:value-type="string" calcext:value-type="string">
            <text:p>|--|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nilche</text:p>
          </table:table-cell>
          <table:table-cell table:formula="of:=([$Dists.AC14]-[$Dists.$AC$26])*(0.15-0.05)/([$Dists.$AC$27]-[$Dists.$AC$26])+0.05" office:value-type="float" office:value="0.0749500730858395" calcext:value-type="float">
            <text:p>0.075</text:p>
          </table:table-cell>
          <table:table-cell table:formula="of:=ROUND([$Basket.C15]*[$Basket.F15]*[$Basket.G15]*3604.86*(([$Dists.AC14]-[$Dists.$AC$26])*(45-15)/([$Dists.$AC$27]-[$Dists.$AC$26])+15))" office:value-type="float" office:value="2956899" calcext:value-type="float">
            <text:p>2,956,899</text:p>
          </table:table-cell>
          <table:table-cell table:formula="of:=ROUND([.B15]*[.C15])" office:value-type="float" office:value="221620" calcext:value-type="float">
            <text:p>221,620</text:p>
          </table:table-cell>
          <table:table-cell table:formula="of:=[.C15]-[.D15]" office:value-type="float" office:value="2735279" calcext:value-type="float">
            <text:p>2,735,279</text:p>
          </table:table-cell>
          <table:table-cell office:value-type="string" calcext:value-type="string">
            <text:p>|--|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chansa</text:p>
          </table:table-cell>
          <table:table-cell table:formula="of:=([$Dists.AC15]-[$Dists.$AC$26])*(0.15-0.05)/([$Dists.$AC$27]-[$Dists.$AC$26])+0.05" office:value-type="float" office:value="0.124870178652927" calcext:value-type="float">
            <text:p>0.125</text:p>
          </table:table-cell>
          <table:table-cell table:formula="of:=ROUND([$Basket.C16]*[$Basket.F16]*[$Basket.G16]*3604.86*(([$Dists.AC15]-[$Dists.$AC$26])*(45-15)/([$Dists.$AC$27]-[$Dists.$AC$26])+15))" office:value-type="float" office:value="2871462" calcext:value-type="float">
            <text:p>2,871,462</text:p>
          </table:table-cell>
          <table:table-cell table:formula="of:=ROUND([.B16]*[.C16])" office:value-type="float" office:value="358560" calcext:value-type="float">
            <text:p>358,560</text:p>
          </table:table-cell>
          <table:table-cell table:formula="of:=[.C16]-[.D16]" office:value-type="float" office:value="2512902" calcext:value-type="float">
            <text:p>2,512,902</text:p>
          </table:table-cell>
          <table:table-cell office:value-type="string" calcext:value-type="string">
            <text:p>|--|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ntrokeno</text:p>
          </table:table-cell>
          <table:table-cell table:formula="of:=([$Dists.AC16]-[$Dists.$AC$26])*(0.15-0.05)/([$Dists.$AC$27]-[$Dists.$AC$26])+0.05" office:value-type="float" office:value="0.123394834994543" calcext:value-type="float">
            <text:p>0.123</text:p>
          </table:table-cell>
          <table:table-cell table:formula="of:=ROUND([$Basket.C17]*[$Basket.F17]*[$Basket.G17]*3604.86*(([$Dists.AC16]-[$Dists.$AC$26])*(45-15)/([$Dists.$AC$27]-[$Dists.$AC$26])+15))" office:value-type="float" office:value="8472241" calcext:value-type="float">
            <text:p>8,472,241</text:p>
          </table:table-cell>
          <table:table-cell table:formula="of:=ROUND([.B17]*[.C17])" office:value-type="float" office:value="1045431" calcext:value-type="float">
            <text:p>1,045,431</text:p>
          </table:table-cell>
          <table:table-cell table:formula="of:=[.C17]-[.D17]" office:value-type="float" office:value="7426810" calcext:value-type="float">
            <text:p>7,426,810</text:p>
          </table:table-cell>
          <table:table-cell office:value-type="string" calcext:value-type="string">
            <text:p>|--|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nuchu</text:p>
          </table:table-cell>
          <table:table-cell table:formula="of:=([$Dists.AC17]-[$Dists.$AC$26])*(0.15-0.05)/([$Dists.$AC$27]-[$Dists.$AC$26])+0.05" office:value-type="float" office:value="0.149228468927226" calcext:value-type="float">
            <text:p>0.149</text:p>
          </table:table-cell>
          <table:table-cell table:formula="of:=ROUND([$Basket.C18]*[$Basket.F18]*[$Basket.G18]*3604.86*(([$Dists.AC17]-[$Dists.$AC$26])*(45-15)/([$Dists.$AC$27]-[$Dists.$AC$26])+15))" office:value-type="float" office:value="9452732" calcext:value-type="float">
            <text:p>9,452,732</text:p>
          </table:table-cell>
          <table:table-cell table:formula="of:=ROUND([.B18]*[.C18])" office:value-type="float" office:value="1410617" calcext:value-type="float">
            <text:p>1,410,617</text:p>
          </table:table-cell>
          <table:table-cell table:formula="of:=[.C18]-[.D18]" office:value-type="float" office:value="8042115" calcext:value-type="float">
            <text:p>8,042,115</text:p>
          </table:table-cell>
          <table:table-cell office:value-type="string" calcext:value-type="string">
            <text:p>|--|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zukini</text:p>
          </table:table-cell>
          <table:table-cell table:formula="of:=([$Dists.AC18]-[$Dists.$AC$26])*(0.15-0.05)/([$Dists.$AC$27]-[$Dists.$AC$26])+0.05" office:value-type="float" office:value="0.15098211797871" calcext:value-type="float">
            <text:p>0.151</text:p>
          </table:table-cell>
          <table:table-cell table:formula="of:=ROUND([$Basket.C19]*[$Basket.F19]*[$Basket.G19]*3604.86*(([$Dists.AC18]-[$Dists.$AC$26])*(45-15)/([$Dists.$AC$27]-[$Dists.$AC$26])+15))" office:value-type="float" office:value="3538622" calcext:value-type="float">
            <text:p>3,538,622</text:p>
          </table:table-cell>
          <table:table-cell table:formula="of:=ROUND([.B19]*[.C19])" office:value-type="float" office:value="534269" calcext:value-type="float">
            <text:p>534,269</text:p>
          </table:table-cell>
          <table:table-cell table:formula="of:=[.C19]-[.D19]" office:value-type="float" office:value="3004353" calcext:value-type="float">
            <text:p>3,004,353</text:p>
          </table:table-cell>
          <table:table-cell office:value-type="string" calcext:value-type="string">
            <text:p>|--|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dunu</text:p>
          </table:table-cell>
          <table:table-cell table:formula="of:=([$Dists.AC19]-[$Dists.$AC$26])*(0.15-0.05)/([$Dists.$AC$27]-[$Dists.$AC$26])+0.05" office:value-type="float" office:value="0.0499184525129332" calcext:value-type="float">
            <text:p>0.050</text:p>
          </table:table-cell>
          <table:table-cell table:formula="of:=ROUND([$Basket.C20]*[$Basket.F20]*[$Basket.G20]*3604.86*(([$Dists.AC19]-[$Dists.$AC$26])*(45-15)/([$Dists.$AC$27]-[$Dists.$AC$26])+15))" office:value-type="float" office:value="399055" calcext:value-type="float">
            <text:p>399,055</text:p>
          </table:table-cell>
          <table:table-cell table:formula="of:=ROUND([.B20]*[.C20])" office:value-type="float" office:value="19920" calcext:value-type="float">
            <text:p>19,920</text:p>
          </table:table-cell>
          <table:table-cell table:formula="of:=[.C20]-[.D20]" office:value-type="float" office:value="379135" calcext:value-type="float">
            <text:p>379,135</text:p>
          </table:table-cell>
          <table:table-cell office:value-type="string" calcext:value-type="string">
            <text:p>|--|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zucar</text:p>
          </table:table-cell>
          <table:table-cell table:formula="of:=([$Dists.AC20]-[$Dists.$AC$26])*(0.15-0.05)/([$Dists.$AC$27]-[$Dists.$AC$26])+0.05" office:value-type="float" office:value="0.16017997384518" calcext:value-type="float">
            <text:p>0.160</text:p>
          </table:table-cell>
          <table:table-cell table:formula="of:=ROUND([$Basket.C21]*[$Basket.F21]*[$Basket.G21]*3604.86*(([$Dists.AC20]-[$Dists.$AC$26])*(45-15)/([$Dists.$AC$27]-[$Dists.$AC$26])+15))" office:value-type="float" office:value="8759789" calcext:value-type="float">
            <text:p>8,759,789</text:p>
          </table:table-cell>
          <table:table-cell table:formula="of:=ROUND([.B21]*[.C21])" office:value-type="float" office:value="1403143" calcext:value-type="float">
            <text:p>1,403,143</text:p>
          </table:table-cell>
          <table:table-cell table:formula="of:=[.C21]-[.D21]" office:value-type="float" office:value="7356646" calcext:value-type="float">
            <text:p>7,356,646</text:p>
          </table:table-cell>
          <table:table-cell office:value-type="string" calcext:value-type="string">
            <text:p>|--|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ncar</text:p>
          </table:table-cell>
          <table:table-cell table:formula="of:=([$Dists.AC21]-[$Dists.$AC$26])*(0.15-0.05)/([$Dists.$AC$27]-[$Dists.$AC$26])+0.05" office:value-type="float" office:value="0.067694431120972" calcext:value-type="float">
            <text:p>0.068</text:p>
          </table:table-cell>
          <table:table-cell table:formula="of:=ROUND([$Basket.C22]*[$Basket.F22]*[$Basket.G22]*3604.86*(([$Dists.AC21]-[$Dists.$AC$26])*(45-15)/([$Dists.$AC$27]-[$Dists.$AC$26])+15))" office:value-type="float" office:value="1549681" calcext:value-type="float">
            <text:p>1,549,681</text:p>
          </table:table-cell>
          <table:table-cell table:formula="of:=ROUND([.B22]*[.C22])" office:value-type="float" office:value="104905" calcext:value-type="float">
            <text:p>104,905</text:p>
          </table:table-cell>
          <table:table-cell table:formula="of:=[.C22]-[.D22]" office:value-type="float" office:value="1444776" calcext:value-type="float">
            <text:p>1,444,776</text:p>
          </table:table-cell>
          <table:table-cell office:value-type="string" calcext:value-type="string">
            <text:p>|--|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ania</text:p>
          </table:table-cell>
          <table:table-cell table:formula="of:=([$Dists.AC22]-[$Dists.$AC$26])*(0.15-0.05)/([$Dists.$AC$27]-[$Dists.$AC$26])+0.05" office:value-type="float" office:value="0.0993665543120148" calcext:value-type="float">
            <text:p>0.099</text:p>
          </table:table-cell>
          <table:table-cell table:formula="of:=ROUND([$Basket.C23]*[$Basket.F23]*[$Basket.G23]*3604.86*(([$Dists.AC22]-[$Dists.$AC$26])*(45-15)/([$Dists.$AC$27]-[$Dists.$AC$26])+15))" office:value-type="float" office:value="5537238" calcext:value-type="float">
            <text:p>5,537,238</text:p>
          </table:table-cell>
          <table:table-cell table:formula="of:=ROUND([.B23]*[.C23])" office:value-type="float" office:value="550216" calcext:value-type="float">
            <text:p>550,216</text:p>
          </table:table-cell>
          <table:table-cell table:formula="of:=[.C23]-[.D23]" office:value-type="float" office:value="4987022" calcext:value-type="float">
            <text:p>4,987,022</text:p>
          </table:table-cell>
          <table:table-cell office:value-type="string" calcext:value-type="string">
            <text:p>|--|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mundu</text:p>
          </table:table-cell>
          <table:table-cell table:formula="of:=([$Dists.AC23]-[$Dists.$AC$26])*(0.15-0.05)/([$Dists.$AC$27]-[$Dists.$AC$26])+0.05" office:value-type="float" office:value="0.0802856950639405" calcext:value-type="float">
            <text:p>0.080</text:p>
          </table:table-cell>
          <table:table-cell table:formula="of:=ROUND([$Basket.C24]*[$Basket.F24]*[$Basket.G24]*3604.86*(([$Dists.AC23]-[$Dists.$AC$26])*(45-15)/([$Dists.$AC$27]-[$Dists.$AC$26])+15))" office:value-type="float" office:value="1605405" calcext:value-type="float">
            <text:p>1,605,405</text:p>
          </table:table-cell>
          <table:table-cell table:formula="of:=ROUND([.B24]*[.C24])" office:value-type="float" office:value="128891" calcext:value-type="float">
            <text:p>128,891</text:p>
          </table:table-cell>
          <table:table-cell table:formula="of:=[.C24]-[.D24]" office:value-type="float" office:value="1476514" calcext:value-type="float">
            <text:p>1,476,514</text:p>
          </table:table-cell>
          <table:table-cell office:value-type="string" calcext:value-type="string">
            <text:p>|--|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ula</text:p>
          </table:table-cell>
          <table:table-cell table:formula="of:=([$Dists.AC24]-[$Dists.$AC$26])*(0.15-0.05)/([$Dists.$AC$27]-[$Dists.$AC$26])+0.05" office:value-type="float" office:value="0.0877467417881414" calcext:value-type="float">
            <text:p>0.088</text:p>
          </table:table-cell>
          <table:table-cell table:formula="of:=ROUND([$Basket.C25]*[$Basket.F25]*[$Basket.G25]*3604.86*(([$Dists.AC24]-[$Dists.$AC$26])*(45-15)/([$Dists.$AC$27]-[$Dists.$AC$26])+15))" office:value-type="float" office:value="2649443" calcext:value-type="float">
            <text:p>2,649,443</text:p>
          </table:table-cell>
          <table:table-cell table:formula="of:=ROUND([.B25]*[.C25])" office:value-type="float" office:value="232480" calcext:value-type="float">
            <text:p>232,480</text:p>
          </table:table-cell>
          <table:table-cell table:formula="of:=[.C25]-[.D25]" office:value-type="float" office:value="2416963" calcext:value-type="float">
            <text:p>2,416,963</text:p>
          </table:table-cell>
          <table:table-cell office:value-type="string" calcext:value-type="string">
            <text:p>|--|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1023"/>
        </table:table-row>
        <table:table-row table:style-name="ro1">
          <table:table-cell/>
          <table:table-cell table:style-name="Default"/>
          <table:table-cell table:style-name="ce15" office:value-type="string" calcext:value-type="string">
            <text:p>Total Pop.</text:p>
          </table:table-cell>
          <table:table-cell table:style-name="Default" table:number-columns-repeated="14"/>
          <table:table-cell table:style-name="ce15" office:value-type="string" calcext:value-type="string">
            <text:p>Notes:</text:p>
          </table:table-cell>
          <table:table-cell table:style-name="Default" table:number-columns-repeated="1006"/>
        </table:table-row>
        <table:table-row table:style-name="ro1">
          <table:table-cell/>
          <table:table-cell table:style-name="Default"/>
          <table:table-cell table:formula="of:=SUM([.C3:.C25])" office:value-type="float" office:value="100190739" calcext:value-type="float">
            <text:p>100,190,739</text:p>
          </table:table-cell>
          <table:table-cell table:style-name="Default" table:number-columns-repeated="14"/>
          <table:table-cell table:style-name="Default" office:value-type="string" calcext:value-type="string">
            <text:p>1lb wx =</text:p>
          </table:table-cell>
          <table:table-cell table:style-name="Default" table:number-columns-repeated="1006"/>
        </table:table-row>
        <table:table-row table:style-name="ro1">
          <table:table-cell/>
          <table:table-cell table:style-name="Default" table:number-columns-repeated="16"/>
          <table:table-cell table:style-name="Default" office:value-type="string" calcext:value-type="string">
            <text:p>80hrs light</text:p>
          </table:table-cell>
          <table:table-cell table:style-name="Default" table:number-columns-repeated="1006"/>
        </table:table-row>
        <table:table-row table:style-name="ro1" table:number-rows-repeated="2">
          <table:table-cell/>
          <table:table-cell table:style-name="Default"/>
          <table:table-cell table:style-name="ce23"/>
          <table:table-cell table:style-name="Default" table:number-columns-repeated="1021"/>
        </table:table-row>
        <table:table-row table:style-name="ro1">
          <table:table-cell/>
          <table:table-cell table:style-name="Default"/>
          <table:table-cell table:style-name="ce16"/>
          <table:table-cell table:style-name="Default" table:number-columns-repeated="1021"/>
        </table:table-row>
      </table:table>
      <table:table table:name="Tech" table:style-name="ta1">
        <table:table-column table:style-name="co71" table:default-cell-style-name="Default"/>
        <table:table-column table:style-name="co72" table:default-cell-style-name="Default"/>
        <table:table-column table:style-name="co10" table:number-columns-repeated="2" table:default-cell-style-name="Default"/>
        <table:table-column table:style-name="co73" table:default-cell-style-name="ce22"/>
        <table:table-column table:style-name="co42" table:default-cell-style-name="ce19"/>
        <table:table-column table:style-name="co65" table:number-columns-repeated="5" table:default-cell-style-name="Default"/>
        <table:table-row table:style-name="ro1">
          <table:table-cell table:style-name="ce15" office:value-type="string" calcext:value-type="string">
            <text:p>Lumber</text:p>
          </table:table-cell>
          <table:table-cell table:style-name="ce15" office:value-type="string" calcext:value-type="string">
            <text:p>Tech =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Cost =</text:p>
          </table:table-cell>
          <table:table-cell table:style-name="ce21" table:formula="of:=INDEX([.F3:.F13];MATCH([.C1];[.E3:.E13];1))" office:value-type="float" office:value="36500" calcext:value-type="float">
            <text:p>36,500.000</text:p>
          </table:table-cell>
          <table:table-cell table:style-name="ce15"/>
          <table:table-cell table:number-columns-repeated="5"/>
        </table:table-row>
        <table:table-row table:style-name="ro1"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Crew</text:p>
          </table:table-cell>
          <table:table-cell table:style-name="ce15" office:value-type="string" calcext:value-type="string">
            <text:p>Capacity (bf)</text:p>
          </table:table-cell>
          <table:table-cell table:style-name="ce20" office:value-type="string" calcext:value-type="string">
            <text:p>Speed (hx/day)</text:p>
          </table:table-cell>
          <table:table-cell table:style-name="ce15" office:value-type="string" calcext:value-type="string">
            <text:p>Tech</text:p>
          </table:table-cell>
          <table:table-cell table:style-name="ce15" office:value-type="string" calcext:value-type="string">
            <text:p>Cost (Kbf/cap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wing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16" office:value-type="float" office:value="0.5" calcext:value-type="float">
            <text:p>0.50</text:p>
          </table:table-cell>
          <table:table-cell office:value-type="float" office:value="1" calcext:value-type="float">
            <text:p>1.0</text:p>
          </table:table-cell>
          <table:table-cell table:formula="of:=[.C3]*365/([.B3])" office:value-type="float" office:value="36500" calcext:value-type="float">
            <text:p>36,500.000</text:p>
          </table:table-cell>
          <table:table-cell table:number-columns-repeated="2"/>
          <table:table-cell office:value-type="string" calcext:value-type="string">
            <text:p>lumberjack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oardfeet/day</text:p>
          </table:table-cell>
        </table:table-row>
        <table:table-row table:style-name="ro1">
          <table:table-cell office:value-type="string" calcext:value-type="string">
            <text:p>Sawmill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table:style-name="ce16" office:value-type="float" office:value="0.5" calcext:value-type="float">
            <text:p>0.50</text:p>
          </table:table-cell>
          <table:table-cell office:value-type="float" office:value="2" calcext:value-type="float">
            <text:p>2.0</text:p>
          </table:table-cell>
          <table:table-cell table:formula="of:=[.C4]*365/([.B4])" office:value-type="float" office:value="730000" calcext:value-type="float">
            <text:p>730,000.000</text:p>
          </table:table-cell>
          <table:table-cell table:number-columns-repeated="2"/>
          <table:table-cell office:value-type="string" calcext:value-type="string">
            <text:p>hewers</text:p>
          </table:table-cell>
          <table:table-cell office:value-type="string" calcext:value-type="string">
            <text:p>2 guys 200</text:p>
          </table:table-cell>
          <table:table-cell office:value-type="string" calcext:value-type="string">
            <text:p>boardfeet/day</text:p>
          </table:table-cell>
        </table:table-row>
        <table:table-row table:style-name="ro1">
          <table:table-cell table:number-columns-repeated="3"/>
          <table:table-cell table:style-name="ce16"/>
          <table:table-cell table:number-columns-repeated="4"/>
          <table:table-cell office:value-type="string" calcext:value-type="string">
            <text:p>sawmill</text:p>
          </table:table-cell>
          <table:table-cell office:value-type="string" calcext:value-type="string">
            <text:p>5 guys 4000</text:p>
          </table:table-cell>
          <table:table-cell office:value-type="string" calcext:value-type="string">
            <text:p>boardfeet/day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 table:number-rows-repeated="3"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5" office:value-type="string" calcext:value-type="string">
            <text:p>Mill</text:p>
          </table:table-cell>
          <table:table-cell table:style-name="ce15" office:value-type="string" calcext:value-type="string">
            <text:p>Tech =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Cost =</text:p>
          </table:table-cell>
          <table:table-cell table:style-name="ce21" table:formula="of:=INDEX([.F16:.F23];MATCH([.C14];[.E16:.E23];1))" office:value-type="float" office:value="1.06666666666667" calcext:value-type="float">
            <text:p>1.067</text:p>
          </table:table-cell>
          <table:table-cell table:style-name="ce15"/>
          <table:table-cell table:number-columns-repeated="5"/>
        </table:table-row>
        <table:table-row table:style-name="ro1"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Crew</text:p>
          </table:table-cell>
          <table:table-cell table:style-name="ce15" office:value-type="string" calcext:value-type="string">
            <text:p>Capacity (tons)</text:p>
          </table:table-cell>
          <table:table-cell table:style-name="ce20" office:value-type="string" calcext:value-type="string">
            <text:p>Speed (hx/day)</text:p>
          </table:table-cell>
          <table:table-cell table:style-name="ce15" office:value-type="string" calcext:value-type="string">
            <text:p>Tech</text:p>
          </table:table-cell>
          <table:table-cell table:style-name="ce15" office:value-type="string" calcext:value-type="string">
            <text:p>Cost (man*day/ton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wing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16" office:value-type="float" office:value="0.5" calcext:value-type="float">
            <text:p>0.50</text:p>
          </table:table-cell>
          <table:table-cell office:value-type="float" office:value="1" calcext:value-type="float">
            <text:p>1.0</text:p>
          </table:table-cell>
          <table:table-cell table:formula="of:=20*[.B16]/(15*[.C16]*[.D16])" office:value-type="float" office:value="0.0266666666666667" calcext:value-type="float">
            <text:p>0.0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wmil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0.5" calcext:value-type="float">
            <text:p>0.50</text:p>
          </table:table-cell>
          <table:table-cell office:value-type="float" office:value="2" calcext:value-type="float">
            <text:p>2.0</text:p>
          </table:table-cell>
          <table:table-cell table:formula="of:=20*[.B17]/(15*[.C17]*[.D17])" office:value-type="float" office:value="1.06666666666667" calcext:value-type="float">
            <text:p>1.067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6"/>
          <table:table-cell table:number-columns-repeated="7"/>
        </table:table-row>
      </table:table>
      <table:table table:name="Dists" table:style-name="ta1">
        <table:table-column table:style-name="co65" table:default-cell-style-name="ce15"/>
        <table:table-column table:style-name="co65" table:number-columns-repeated="23" table:default-cell-style-name="ce19"/>
        <table:table-column table:style-name="co65" table:default-cell-style-name="Default"/>
        <table:table-column table:style-name="co65" table:default-cell-style-name="ce15"/>
        <table:table-column table:style-name="co65" table:number-columns-repeated="2" table:default-cell-style-name="ce16"/>
        <table:table-column table:style-name="co65" table:default-cell-style-name="ce19"/>
        <table:table-row table:style-name="ro1">
          <table:table-cell office:value-type="string" calcext:value-type="string">
            <text:p>Costs</text:p>
          </table:table-cell>
          <table:table-cell table:style-name="ce15" office:value-type="string" calcext:value-type="string">
            <text:p>Eskinoko</text:p>
          </table:table-cell>
          <table:table-cell table:style-name="ce15" office:value-type="string" calcext:value-type="string">
            <text:p>Oko</text:p>
          </table:table-cell>
          <table:table-cell table:style-name="ce15" office:value-type="string" calcext:value-type="string">
            <text:p>Bono</text:p>
          </table:table-cell>
          <table:table-cell table:style-name="ce15" office:value-type="string" calcext:value-type="string">
            <text:p>Khanak</text:p>
          </table:table-cell>
          <table:table-cell table:style-name="ce15" office:value-type="string" calcext:value-type="string">
            <text:p>Anoko</text:p>
          </table:table-cell>
          <table:table-cell table:style-name="ce15" office:value-type="string" calcext:value-type="string">
            <text:p>Floresta</text:p>
          </table:table-cell>
          <table:table-cell table:style-name="ce15" office:value-type="string" calcext:value-type="string">
            <text:p>Branio</text:p>
          </table:table-cell>
          <table:table-cell table:style-name="ce15" office:value-type="string" calcext:value-type="string">
            <text:p>Ukal</text:p>
          </table:table-cell>
          <table:table-cell table:style-name="ce15" office:value-type="string" calcext:value-type="string">
            <text:p>Chinki</text:p>
          </table:table-cell>
          <table:table-cell table:style-name="ce15" office:value-type="string" calcext:value-type="string">
            <text:p>Bulkini</text:p>
          </table:table-cell>
          <table:table-cell table:style-name="ce15" office:value-type="string" calcext:value-type="string">
            <text:p>Selva</text:p>
          </table:table-cell>
          <table:table-cell table:style-name="ce15" office:value-type="string" calcext:value-type="string">
            <text:p>Danio</text:p>
          </table:table-cell>
          <table:table-cell table:style-name="ce15" office:value-type="string" calcext:value-type="string">
            <text:p>Venilche</text:p>
          </table:table-cell>
          <table:table-cell table:style-name="ce15" office:value-type="string" calcext:value-type="string">
            <text:p>Mechansa</text:p>
          </table:table-cell>
          <table:table-cell table:style-name="ce15" office:value-type="string" calcext:value-type="string">
            <text:p>Vantrokeno</text:p>
          </table:table-cell>
          <table:table-cell table:style-name="ce15" office:value-type="string" calcext:value-type="string">
            <text:p>Vanuchu</text:p>
          </table:table-cell>
          <table:table-cell table:style-name="ce15" office:value-type="string" calcext:value-type="string">
            <text:p>Izukini</text:p>
          </table:table-cell>
          <table:table-cell table:style-name="ce15" office:value-type="string" calcext:value-type="string">
            <text:p>Budunu</text:p>
          </table:table-cell>
          <table:table-cell table:style-name="ce15" office:value-type="string" calcext:value-type="string">
            <text:p>Azucar</text:p>
          </table:table-cell>
          <table:table-cell table:style-name="ce15" office:value-type="string" calcext:value-type="string">
            <text:p>Loncar</text:p>
          </table:table-cell>
          <table:table-cell table:style-name="ce15" office:value-type="string" calcext:value-type="string">
            <text:p>Arania</text:p>
          </table:table-cell>
          <table:table-cell table:style-name="ce15" office:value-type="string" calcext:value-type="string">
            <text:p>Kimundu</text:p>
          </table:table-cell>
          <table:table-cell table:style-name="ce15" office:value-type="string" calcext:value-type="string">
            <text:p>Agula</text:p>
          </table:table-cell>
          <table:table-cell/>
          <table:table-cell table:style-name="Default"/>
          <table:table-cell table:style-name="ce15" office:value-type="string" calcext:value-type="string">
            <text:p>Sums</text:p>
          </table:table-cell>
          <table:table-cell table:style-name="ce15" office:value-type="string" calcext:value-type="string">
            <text:p>Urb. Ratios</text:p>
          </table:table-cell>
          <table:table-cell table:style-name="ce15" office:value-type="string" calcext:value-type="string">
            <text:p>Ratios</text:p>
          </table:table-cell>
        </table:table-row>
        <table:table-row table:style-name="ro1">
          <table:table-cell office:value-type="string" calcext:value-type="string">
            <text:p>Eskinoko</text:p>
          </table:table-cell>
          <table:table-cell office:value-type="float" office:value="1" calcext:value-type="float">
            <text:p>1.000</text:p>
          </table:table-cell>
          <table:table-cell office:value-type="float" office:value="75898.3333333333" calcext:value-type="float">
            <text:p>75,898.333</text:p>
          </table:table-cell>
          <table:table-cell office:value-type="float" office:value="18182.5035971223" calcext:value-type="float">
            <text:p>18,182.504</text:p>
          </table:table-cell>
          <table:table-cell office:value-type="float" office:value="21596.6666666667" calcext:value-type="float">
            <text:p>21,596.667</text:p>
          </table:table-cell>
          <table:table-cell office:value-type="float" office:value="32911.6666666667" calcext:value-type="float">
            <text:p>32,911.667</text:p>
          </table:table-cell>
          <table:table-cell office:value-type="float" office:value="39149.5833333333" calcext:value-type="float">
            <text:p>39,149.583</text:p>
          </table:table-cell>
          <table:table-cell office:value-type="float" office:value="26510.6870503597" calcext:value-type="float">
            <text:p>26,510.687</text:p>
          </table:table-cell>
          <table:table-cell office:value-type="float" office:value="60106.9370503597" calcext:value-type="float">
            <text:p>60,106.937</text:p>
          </table:table-cell>
          <table:table-cell office:value-type="float" office:value="31348.75" calcext:value-type="float">
            <text:p>31,348.750</text:p>
          </table:table-cell>
          <table:table-cell office:value-type="float" office:value="44388.3126666667" calcext:value-type="float">
            <text:p>44,388.313</text:p>
          </table:table-cell>
          <table:table-cell office:value-type="float" office:value="49672.5779376499" calcext:value-type="float">
            <text:p>49,672.578</text:p>
          </table:table-cell>
          <table:table-cell office:value-type="float" office:value="34838.8705035971" calcext:value-type="float">
            <text:p>34,838.871</text:p>
          </table:table-cell>
          <table:table-cell office:value-type="float" office:value="65325.270383693" calcext:value-type="float">
            <text:p>65,325.270</text:p>
          </table:table-cell>
          <table:table-cell office:value-type="float" office:value="36613.418" calcext:value-type="float">
            <text:p>36,613.418</text:p>
          </table:table-cell>
          <table:table-cell office:value-type="float" office:value="47934.2517985612" calcext:value-type="float">
            <text:p>47,934.252</text:p>
          </table:table-cell>
          <table:table-cell office:value-type="float" office:value="39436.836" calcext:value-type="float">
            <text:p>39,436.836</text:p>
          </table:table-cell>
          <table:table-cell office:value-type="float" office:value="38026.646" calcext:value-type="float">
            <text:p>38,026.646</text:p>
          </table:table-cell>
          <table:table-cell office:value-type="float" office:value="84068.3126666667" calcext:value-type="float">
            <text:p>84,068.313</text:p>
          </table:table-cell>
          <table:table-cell office:value-type="float" office:value="47506.694" calcext:value-type="float">
            <text:p>47,506.694</text:p>
          </table:table-cell>
          <table:table-cell office:value-type="float" office:value="74148.3126666667" calcext:value-type="float">
            <text:p>74,148.313</text:p>
          </table:table-cell>
          <table:table-cell office:value-type="float" office:value="49620.46" calcext:value-type="float">
            <text:p>49,620.460</text:p>
          </table:table-cell>
          <table:table-cell office:value-type="float" office:value="64242.8879136691" calcext:value-type="float">
            <text:p>64,242.888</text:p>
          </table:table-cell>
          <table:table-cell office:value-type="float" office:value="75608.229088729" calcext:value-type="float">
            <text:p>75,608.229</text:p>
          </table:table-cell>
          <table:table-cell/>
          <table:table-cell office:value-type="string" calcext:value-type="string">
            <text:p>Eskinoko</text:p>
          </table:table-cell>
          <table:table-cell table:formula="of:=SUM([.B2:.X2])" office:value-type="float" office:value="1057137.20732374" calcext:value-type="float">
            <text:p>1,057,137.21</text:p>
          </table:table-cell>
          <table:table-cell table:formula="of:=[$Basket.J3]/[.AA2]" office:value-type="float" office:value="0.000473486314295163" calcext:value-type="float">
            <text:p>0.00</text:p>
          </table:table-cell>
          <table:table-cell table:formula="of:=[.AB2]/[.AB$28]" office:value-type="float" office:value="0.0301645106616188" calcext:value-type="float">
            <text:p>0.030</text:p>
          </table:table-cell>
        </table:table-row>
        <table:table-row table:style-name="ro1">
          <table:table-cell office:value-type="string" calcext:value-type="string">
            <text:p>Oko</text:p>
          </table:table-cell>
          <table:table-cell office:value-type="float" office:value="75898.3333333333" calcext:value-type="float">
            <text:p>75,898.333</text:p>
          </table:table-cell>
          <table:table-cell office:value-type="float" office:value="1" calcext:value-type="float">
            <text:p>1.000</text:p>
          </table:table-cell>
          <table:table-cell office:value-type="float" office:value="115727.5" calcext:value-type="float">
            <text:p>115,727.500</text:p>
          </table:table-cell>
          <table:table-cell office:value-type="float" office:value="114580" calcext:value-type="float">
            <text:p>114,580.000</text:p>
          </table:table-cell>
          <table:table-cell office:value-type="float" office:value="12691.2134292566" calcext:value-type="float">
            <text:p>12,691.213</text:p>
          </table:table-cell>
          <table:table-cell office:value-type="float" office:value="6453.29676258993" calcext:value-type="float">
            <text:p>6,453.297</text:p>
          </table:table-cell>
          <table:table-cell office:value-type="float" office:value="77788.8393669065" calcext:value-type="float">
            <text:p>77,788.839</text:p>
          </table:table-cell>
          <table:table-cell office:value-type="float" office:value="44192.5893669065" calcext:value-type="float">
            <text:p>44,192.589</text:p>
          </table:table-cell>
          <table:table-cell office:value-type="float" office:value="38600.4373669065" calcext:value-type="float">
            <text:p>38,600.437</text:p>
          </table:table-cell>
          <table:table-cell office:value-type="float" office:value="25560.8747002398" calcext:value-type="float">
            <text:p>25,560.875</text:p>
          </table:table-cell>
          <table:table-cell office:value-type="float" office:value="16976.2913669065" calcext:value-type="float">
            <text:p>16,976.291</text:p>
          </table:table-cell>
          <table:table-cell office:value-type="float" office:value="54547.5107913669" calcext:value-type="float">
            <text:p>54,547.511</text:p>
          </table:table-cell>
          <table:table-cell office:value-type="float" office:value="69957.5367002398" calcext:value-type="float">
            <text:p>69,957.537</text:p>
          </table:table-cell>
          <table:table-cell office:value-type="float" office:value="41411.7033669065" calcext:value-type="float">
            <text:p>41,411.703</text:p>
          </table:table-cell>
          <table:table-cell office:value-type="float" office:value="41452.1294964029" calcext:value-type="float">
            <text:p>41,452.129</text:p>
          </table:table-cell>
          <table:table-cell office:value-type="float" office:value="40010.6273669065" calcext:value-type="float">
            <text:p>40,010.627</text:p>
          </table:table-cell>
          <table:table-cell office:value-type="float" office:value="31922.5413669065" calcext:value-type="float">
            <text:p>31,922.541</text:p>
          </table:table-cell>
          <table:table-cell office:value-type="float" office:value="65240.8747002398" calcext:value-type="float">
            <text:p>65,240.875</text:p>
          </table:table-cell>
          <table:table-cell office:value-type="float" office:value="41339.4987002398" calcext:value-type="float">
            <text:p>41,339.499</text:p>
          </table:table-cell>
          <table:table-cell office:value-type="float" office:value="26188.2487002398" calcext:value-type="float">
            <text:p>26,188.249</text:p>
          </table:table-cell>
          <table:table-cell office:value-type="float" office:value="79356.932618705" calcext:value-type="float">
            <text:p>79,356.933</text:p>
          </table:table-cell>
          <table:table-cell office:value-type="float" office:value="59206.2992805755" calcext:value-type="float">
            <text:p>59,206.299</text:p>
          </table:table-cell>
          <table:table-cell office:value-type="float" office:value="30231.6348920863" calcext:value-type="float">
            <text:p>30,231.635</text:p>
          </table:table-cell>
          <table:table-cell/>
          <table:table-cell office:value-type="string" calcext:value-type="string">
            <text:p>Oko</text:p>
          </table:table-cell>
          <table:table-cell table:formula="of:=SUM([.B3:.X3])" office:value-type="float" office:value="1109335.91367386" calcext:value-type="float">
            <text:p>1,109,335.91</text:p>
          </table:table-cell>
          <table:table-cell table:formula="of:=[$Basket.J4]/[.AA3]" office:value-type="float" office:value="0.00032451847593013" calcext:value-type="float">
            <text:p>0.00</text:p>
          </table:table-cell>
          <table:table-cell table:formula="of:=[.AB3]/[.AB$28]" office:value-type="float" office:value="0.0206741794462605" calcext:value-type="float">
            <text:p>0.021</text:p>
          </table:table-cell>
        </table:table-row>
        <table:table-row table:style-name="ro1">
          <table:table-cell office:value-type="string" calcext:value-type="string">
            <text:p>Bono</text:p>
          </table:table-cell>
          <table:table-cell office:value-type="float" office:value="18182.5035971223" calcext:value-type="float">
            <text:p>18,182.504</text:p>
          </table:table-cell>
          <table:table-cell office:value-type="float" office:value="115727.5" calcext:value-type="float">
            <text:p>115,727.500</text:p>
          </table:table-cell>
          <table:table-cell office:value-type="float" office:value="1" calcext:value-type="float">
            <text:p>1.000</text:p>
          </table:table-cell>
          <table:table-cell office:value-type="float" office:value="5580" calcext:value-type="float">
            <text:p>5,580.000</text:p>
          </table:table-cell>
          <table:table-cell office:value-type="float" office:value="45007.5" calcext:value-type="float">
            <text:p>45,007.500</text:p>
          </table:table-cell>
          <table:table-cell office:value-type="float" office:value="47479.2239376499" calcext:value-type="float">
            <text:p>47,479.224</text:p>
          </table:table-cell>
          <table:table-cell office:value-type="float" office:value="8328.18345323741" calcext:value-type="float">
            <text:p>8,328.183</text:p>
          </table:table-cell>
          <table:table-cell office:value-type="float" office:value="41924.4334532374" calcext:value-type="float">
            <text:p>41,924.433</text:p>
          </table:table-cell>
          <table:table-cell office:value-type="float" office:value="15332.0833333333" calcext:value-type="float">
            <text:p>15,332.083</text:p>
          </table:table-cell>
          <table:table-cell office:value-type="float" office:value="28371.646" calcext:value-type="float">
            <text:p>28,371.646</text:p>
          </table:table-cell>
          <table:table-cell office:value-type="float" office:value="36956.2293333333" calcext:value-type="float">
            <text:p>36,956.229</text:p>
          </table:table-cell>
          <table:table-cell office:value-type="float" office:value="16656.3669064748" calcext:value-type="float">
            <text:p>16,656.367</text:p>
          </table:table-cell>
          <table:table-cell office:value-type="float" office:value="47142.7667865707" calcext:value-type="float">
            <text:p>47,142.767</text:p>
          </table:table-cell>
          <table:table-cell office:value-type="float" office:value="20596.7513333333" calcext:value-type="float">
            <text:p>20,596.751</text:p>
          </table:table-cell>
          <table:table-cell office:value-type="float" office:value="29751.7482014388" calcext:value-type="float">
            <text:p>29,751.748</text:p>
          </table:table-cell>
          <table:table-cell office:value-type="float" office:value="23420.1693333333" calcext:value-type="float">
            <text:p>23,420.169</text:p>
          </table:table-cell>
          <table:table-cell office:value-type="float" office:value="22009.9793333333" calcext:value-type="float">
            <text:p>22,009.979</text:p>
          </table:table-cell>
          <table:table-cell office:value-type="float" office:value="68051.646" calcext:value-type="float">
            <text:p>68,051.646</text:p>
          </table:table-cell>
          <table:table-cell office:value-type="float" office:value="31490.0273333333" calcext:value-type="float">
            <text:p>31,490.027</text:p>
          </table:table-cell>
          <table:table-cell office:value-type="float" office:value="58131.646" calcext:value-type="float">
            <text:p>58,131.646</text:p>
          </table:table-cell>
          <table:table-cell office:value-type="float" office:value="33603.7933333333" calcext:value-type="float">
            <text:p>33,603.793</text:p>
          </table:table-cell>
          <table:table-cell office:value-type="float" office:value="48226.2212470024" calcext:value-type="float">
            <text:p>48,226.221</text:p>
          </table:table-cell>
          <table:table-cell office:value-type="float" office:value="40972.2428057554" calcext:value-type="float">
            <text:p>40,972.243</text:p>
          </table:table-cell>
          <table:table-cell/>
          <table:table-cell office:value-type="string" calcext:value-type="string">
            <text:p>Bono</text:p>
          </table:table-cell>
          <table:table-cell table:formula="of:=SUM([.B4:.X4])" office:value-type="float" office:value="802943.661721822" calcext:value-type="float">
            <text:p>802,943.66</text:p>
          </table:table-cell>
          <table:table-cell table:formula="of:=[$Basket.J5]/[.AA4]" office:value-type="float" office:value="0.000710896700742319" calcext:value-type="float">
            <text:p>0.00</text:p>
          </table:table-cell>
          <table:table-cell table:formula="of:=[.AB4]/[.AB$28]" office:value-type="float" office:value="0.0452892733357518" calcext:value-type="float">
            <text:p>0.045</text:p>
          </table:table-cell>
        </table:table-row>
        <table:table-row table:style-name="ro1">
          <table:table-cell office:value-type="string" calcext:value-type="string">
            <text:p>Khanak</text:p>
          </table:table-cell>
          <table:table-cell office:value-type="float" office:value="21596.6666666667" calcext:value-type="float">
            <text:p>21,596.667</text:p>
          </table:table-cell>
          <table:table-cell office:value-type="float" office:value="114580" calcext:value-type="float">
            <text:p>114,580.000</text:p>
          </table:table-cell>
          <table:table-cell office:value-type="float" office:value="5580" calcext:value-type="float">
            <text:p>5,580.000</text:p>
          </table:table-cell>
          <table:table-cell office:value-type="float" office:value="1" calcext:value-type="float">
            <text:p>1.000</text:p>
          </table:table-cell>
          <table:table-cell office:value-type="float" office:value="43860" calcext:value-type="float">
            <text:p>43,860.000</text:p>
          </table:table-cell>
          <table:table-cell office:value-type="float" office:value="41899.2239376499" calcext:value-type="float">
            <text:p>41,899.224</text:p>
          </table:table-cell>
          <table:table-cell office:value-type="float" office:value="13908.1834532374" calcext:value-type="float">
            <text:p>13,908.183</text:p>
          </table:table-cell>
          <table:table-cell office:value-type="float" office:value="22988.3173333333" calcext:value-type="float">
            <text:p>22,988.317</text:p>
          </table:table-cell>
          <table:table-cell office:value-type="float" office:value="9752.08333333333" calcext:value-type="float">
            <text:p>9,752.083</text:p>
          </table:table-cell>
          <table:table-cell office:value-type="float" office:value="22791.646" calcext:value-type="float">
            <text:p>22,791.646</text:p>
          </table:table-cell>
          <table:table-cell office:value-type="float" office:value="31376.2293333333" calcext:value-type="float">
            <text:p>31,376.229</text:p>
          </table:table-cell>
          <table:table-cell office:value-type="float" office:value="22236.3669064748" calcext:value-type="float">
            <text:p>22,236.367</text:p>
          </table:table-cell>
          <table:table-cell office:value-type="float" office:value="52722.7667865707" calcext:value-type="float">
            <text:p>52,722.767</text:p>
          </table:table-cell>
          <table:table-cell office:value-type="float" office:value="15016.7513333333" calcext:value-type="float">
            <text:p>15,016.751</text:p>
          </table:table-cell>
          <table:table-cell office:value-type="float" office:value="48829.8713333333" calcext:value-type="float">
            <text:p>48,829.871</text:p>
          </table:table-cell>
          <table:table-cell office:value-type="float" office:value="17840.1693333333" calcext:value-type="float">
            <text:p>17,840.169</text:p>
          </table:table-cell>
          <table:table-cell office:value-type="float" office:value="16429.9793333333" calcext:value-type="float">
            <text:p>16,429.979</text:p>
          </table:table-cell>
          <table:table-cell office:value-type="float" office:value="62471.646" calcext:value-type="float">
            <text:p>62,471.646</text:p>
          </table:table-cell>
          <table:table-cell office:value-type="float" office:value="25910.0273333333" calcext:value-type="float">
            <text:p>25,910.027</text:p>
          </table:table-cell>
          <table:table-cell office:value-type="float" office:value="52551.646" calcext:value-type="float">
            <text:p>52,551.646</text:p>
          </table:table-cell>
          <table:table-cell office:value-type="float" office:value="28023.7933333333" calcext:value-type="float">
            <text:p>28,023.793</text:p>
          </table:table-cell>
          <table:table-cell office:value-type="float" office:value="42646.2212470024" calcext:value-type="float">
            <text:p>42,646.221</text:p>
          </table:table-cell>
          <table:table-cell office:value-type="float" office:value="54011.5624220623" calcext:value-type="float">
            <text:p>54,011.562</text:p>
          </table:table-cell>
          <table:table-cell/>
          <table:table-cell office:value-type="string" calcext:value-type="string">
            <text:p>Khanak</text:p>
          </table:table-cell>
          <table:table-cell table:formula="of:=SUM([.B5:.X5])" office:value-type="float" office:value="767024.151419664" calcext:value-type="float">
            <text:p>767,024.15</text:p>
          </table:table-cell>
          <table:table-cell table:formula="of:=[$Basket.J6]/[.AA5]" office:value-type="float" office:value="0.000576187854296383" calcext:value-type="float">
            <text:p>0.00</text:p>
          </table:table-cell>
          <table:table-cell table:formula="of:=[.AB5]/[.AB$28]" office:value-type="float" office:value="0.03670734327325" calcext:value-type="float">
            <text:p>0.037</text:p>
          </table:table-cell>
        </table:table-row>
        <table:table-row table:style-name="ro1">
          <table:table-cell office:value-type="string" calcext:value-type="string">
            <text:p>Anoko</text:p>
          </table:table-cell>
          <table:table-cell office:value-type="float" office:value="32911.6666666667" calcext:value-type="float">
            <text:p>32,911.667</text:p>
          </table:table-cell>
          <table:table-cell office:value-type="float" office:value="12691.2134292566" calcext:value-type="float">
            <text:p>12,691.213</text:p>
          </table:table-cell>
          <table:table-cell office:value-type="float" office:value="45007.5" calcext:value-type="float">
            <text:p>45,007.500</text:p>
          </table:table-cell>
          <table:table-cell office:value-type="float" office:value="43860" calcext:value-type="float">
            <text:p>43,860.000</text:p>
          </table:table-cell>
          <table:table-cell office:value-type="float" office:value="1" calcext:value-type="float">
            <text:p>1.000</text:p>
          </table:table-cell>
          <table:table-cell office:value-type="float" office:value="6237.91666666667" calcext:value-type="float">
            <text:p>6,237.917</text:p>
          </table:table-cell>
          <table:table-cell office:value-type="float" office:value="77573.4592709832" calcext:value-type="float">
            <text:p>77,573.459</text:p>
          </table:table-cell>
          <table:table-cell office:value-type="float" office:value="43977.2092709832" calcext:value-type="float">
            <text:p>43,977.209</text:p>
          </table:table-cell>
          <table:table-cell office:value-type="float" office:value="38385.0572709832" calcext:value-type="float">
            <text:p>38,385.057</text:p>
          </table:table-cell>
          <table:table-cell office:value-type="float" office:value="25345.4946043165" calcext:value-type="float">
            <text:p>25,345.495</text:p>
          </table:table-cell>
          <table:table-cell office:value-type="float" office:value="16760.9112709832" calcext:value-type="float">
            <text:p>16,760.911</text:p>
          </table:table-cell>
          <table:table-cell office:value-type="float" office:value="54332.1306954436" calcext:value-type="float">
            <text:p>54,332.131</text:p>
          </table:table-cell>
          <table:table-cell office:value-type="float" office:value="69742.1566043165" calcext:value-type="float">
            <text:p>69,742.157</text:p>
          </table:table-cell>
          <table:table-cell office:value-type="float" office:value="41196.3232709832" calcext:value-type="float">
            <text:p>41,196.323</text:p>
          </table:table-cell>
          <table:table-cell office:value-type="float" office:value="41236.7494004796" calcext:value-type="float">
            <text:p>41,236.749</text:p>
          </table:table-cell>
          <table:table-cell office:value-type="float" office:value="39795.2472709832" calcext:value-type="float">
            <text:p>39,795.247</text:p>
          </table:table-cell>
          <table:table-cell office:value-type="float" office:value="31707.1612709832" calcext:value-type="float">
            <text:p>31,707.161</text:p>
          </table:table-cell>
          <table:table-cell office:value-type="float" office:value="65025.4946043166" calcext:value-type="float">
            <text:p>65,025.495</text:p>
          </table:table-cell>
          <table:table-cell office:value-type="float" office:value="41124.1186043165" calcext:value-type="float">
            <text:p>41,124.119</text:p>
          </table:table-cell>
          <table:table-cell office:value-type="float" office:value="25972.8686043165" calcext:value-type="float">
            <text:p>25,972.869</text:p>
          </table:table-cell>
          <table:table-cell office:value-type="float" office:value="79141.5525227818" calcext:value-type="float">
            <text:p>79,141.553</text:p>
          </table:table-cell>
          <table:table-cell office:value-type="float" office:value="58990.9191846523" calcext:value-type="float">
            <text:p>58,990.919</text:p>
          </table:table-cell>
          <table:table-cell office:value-type="float" office:value="30016.2547961631" calcext:value-type="float">
            <text:p>30,016.255</text:p>
          </table:table-cell>
          <table:table-cell/>
          <table:table-cell office:value-type="string" calcext:value-type="string">
            <text:p>Anoko</text:p>
          </table:table-cell>
          <table:table-cell table:formula="of:=SUM([.B6:.X6])" office:value-type="float" office:value="921032.405280575" calcext:value-type="float">
            <text:p>921,032.41</text:p>
          </table:table-cell>
          <table:table-cell table:formula="of:=[$Basket.J7]/[.AA6]" office:value-type="float" office:value="0.0003908657262611" calcext:value-type="float">
            <text:p>0.00</text:p>
          </table:table-cell>
          <table:table-cell table:formula="of:=[.AB6]/[.AB$28]" office:value-type="float" office:value="0.0249009802629997" calcext:value-type="float">
            <text:p>0.025</text:p>
          </table:table-cell>
        </table:table-row>
        <table:table-row table:style-name="ro1">
          <table:table-cell office:value-type="string" calcext:value-type="string">
            <text:p>Floresta</text:p>
          </table:table-cell>
          <table:table-cell office:value-type="float" office:value="39149.5833333333" calcext:value-type="float">
            <text:p>39,149.583</text:p>
          </table:table-cell>
          <table:table-cell office:value-type="float" office:value="6453.29676258993" calcext:value-type="float">
            <text:p>6,453.297</text:p>
          </table:table-cell>
          <table:table-cell office:value-type="float" office:value="47479.2239376499" calcext:value-type="float">
            <text:p>47,479.224</text:p>
          </table:table-cell>
          <table:table-cell office:value-type="float" office:value="41899.2239376499" calcext:value-type="float">
            <text:p>41,899.224</text:p>
          </table:table-cell>
          <table:table-cell office:value-type="float" office:value="6237.91666666667" calcext:value-type="float">
            <text:p>6,237.917</text:p>
          </table:table-cell>
          <table:table-cell office:value-type="float" office:value="1" calcext:value-type="float">
            <text:p>1.000</text:p>
          </table:table-cell>
          <table:table-cell office:value-type="float" office:value="71335.5426043165" calcext:value-type="float">
            <text:p>71,335.543</text:p>
          </table:table-cell>
          <table:table-cell office:value-type="float" office:value="37739.2926043165" calcext:value-type="float">
            <text:p>37,739.293</text:p>
          </table:table-cell>
          <table:table-cell office:value-type="float" office:value="32147.1406043165" calcext:value-type="float">
            <text:p>32,147.141</text:p>
          </table:table-cell>
          <table:table-cell office:value-type="float" office:value="19107.5779376499" calcext:value-type="float">
            <text:p>19,107.578</text:p>
          </table:table-cell>
          <table:table-cell office:value-type="float" office:value="10522.9946043165" calcext:value-type="float">
            <text:p>10,522.995</text:p>
          </table:table-cell>
          <table:table-cell office:value-type="float" office:value="48094.214028777" calcext:value-type="float">
            <text:p>48,094.214</text:p>
          </table:table-cell>
          <table:table-cell office:value-type="float" office:value="63504.2399376499" calcext:value-type="float">
            <text:p>63,504.240</text:p>
          </table:table-cell>
          <table:table-cell office:value-type="float" office:value="34958.4066043165" calcext:value-type="float">
            <text:p>34,958.407</text:p>
          </table:table-cell>
          <table:table-cell office:value-type="float" office:value="34998.8327338129" calcext:value-type="float">
            <text:p>34,998.833</text:p>
          </table:table-cell>
          <table:table-cell office:value-type="float" office:value="33557.3306043165" calcext:value-type="float">
            <text:p>33,557.331</text:p>
          </table:table-cell>
          <table:table-cell office:value-type="float" office:value="25469.2446043165" calcext:value-type="float">
            <text:p>25,469.245</text:p>
          </table:table-cell>
          <table:table-cell office:value-type="float" office:value="58787.5779376499" calcext:value-type="float">
            <text:p>58,787.578</text:p>
          </table:table-cell>
          <table:table-cell office:value-type="float" office:value="34886.2019376499" calcext:value-type="float">
            <text:p>34,886.202</text:p>
          </table:table-cell>
          <table:table-cell office:value-type="float" office:value="19734.9519376499" calcext:value-type="float">
            <text:p>19,734.952</text:p>
          </table:table-cell>
          <table:table-cell office:value-type="float" office:value="72903.6358561151" calcext:value-type="float">
            <text:p>72,903.636</text:p>
          </table:table-cell>
          <table:table-cell office:value-type="float" office:value="52753.0025179856" calcext:value-type="float">
            <text:p>52,753.003</text:p>
          </table:table-cell>
          <table:table-cell office:value-type="float" office:value="23778.3381294964" calcext:value-type="float">
            <text:p>23,778.338</text:p>
          </table:table-cell>
          <table:table-cell/>
          <table:table-cell office:value-type="string" calcext:value-type="string">
            <text:p>Floresta</text:p>
          </table:table-cell>
          <table:table-cell table:formula="of:=SUM([.B7:.X7])" office:value-type="float" office:value="815498.769822542" calcext:value-type="float">
            <text:p>815,498.77</text:p>
          </table:table-cell>
          <table:table-cell table:formula="of:=[$Basket.J8]/[.AA7]" office:value-type="float" office:value="0.000699952006211134" calcext:value-type="float">
            <text:p>0.00</text:p>
          </table:table-cell>
          <table:table-cell table:formula="of:=[.AB7]/[.AB$28]" office:value-type="float" office:value="0.044592016952818" calcext:value-type="float">
            <text:p>0.045</text:p>
          </table:table-cell>
        </table:table-row>
        <table:table-row table:style-name="ro1">
          <table:table-cell office:value-type="string" calcext:value-type="string">
            <text:p>Branio</text:p>
          </table:table-cell>
          <table:table-cell office:value-type="float" office:value="26510.6870503597" calcext:value-type="float">
            <text:p>26,510.687</text:p>
          </table:table-cell>
          <table:table-cell office:value-type="float" office:value="77788.8393669065" calcext:value-type="float">
            <text:p>77,788.839</text:p>
          </table:table-cell>
          <table:table-cell office:value-type="float" office:value="8328.18345323741" calcext:value-type="float">
            <text:p>8,328.183</text:p>
          </table:table-cell>
          <table:table-cell office:value-type="float" office:value="13908.1834532374" calcext:value-type="float">
            <text:p>13,908.183</text:p>
          </table:table-cell>
          <table:table-cell office:value-type="float" office:value="77573.4592709832" calcext:value-type="float">
            <text:p>77,573.459</text:p>
          </table:table-cell>
          <table:table-cell office:value-type="float" office:value="71335.5426043165" calcext:value-type="float">
            <text:p>71,335.543</text:p>
          </table:table-cell>
          <table:table-cell office:value-type="float" office:value="1" calcext:value-type="float">
            <text:p>1.000</text:p>
          </table:table-cell>
          <table:table-cell office:value-type="float" office:value="33596.25" calcext:value-type="float">
            <text:p>33,596.250</text:p>
          </table:table-cell>
          <table:table-cell office:value-type="float" office:value="23660.2667865707" calcext:value-type="float">
            <text:p>23,660.267</text:p>
          </table:table-cell>
          <table:table-cell office:value-type="float" office:value="36699.8294532374" calcext:value-type="float">
            <text:p>36,699.829</text:p>
          </table:table-cell>
          <table:table-cell office:value-type="float" office:value="45899.4028776978" calcext:value-type="float">
            <text:p>45,899.403</text:p>
          </table:table-cell>
          <table:table-cell office:value-type="float" office:value="8328.18345323741" calcext:value-type="float">
            <text:p>8,328.183</text:p>
          </table:table-cell>
          <table:table-cell office:value-type="float" office:value="38814.5833333333" calcext:value-type="float">
            <text:p>38,814.583</text:p>
          </table:table-cell>
          <table:table-cell office:value-type="float" office:value="28924.9347865707" calcext:value-type="float">
            <text:p>28,924.935</text:p>
          </table:table-cell>
          <table:table-cell office:value-type="float" office:value="21423.5647482014" calcext:value-type="float">
            <text:p>21,423.565</text:p>
          </table:table-cell>
          <table:table-cell office:value-type="float" office:value="39006.8887482014" calcext:value-type="float">
            <text:p>39,006.889</text:p>
          </table:table-cell>
          <table:table-cell office:value-type="float" office:value="53823.4567482014" calcext:value-type="float">
            <text:p>53,823.457</text:p>
          </table:table-cell>
          <table:table-cell office:value-type="float" office:value="76379.8294532374" calcext:value-type="float">
            <text:p>76,379.829</text:p>
          </table:table-cell>
          <table:table-cell office:value-type="float" office:value="37247.9487482014" calcext:value-type="float">
            <text:p>37,247.949</text:p>
          </table:table-cell>
          <table:table-cell office:value-type="float" office:value="66459.8294532374" calcext:value-type="float">
            <text:p>66,459.829</text:p>
          </table:table-cell>
          <table:table-cell office:value-type="float" office:value="34081.8567482014" calcext:value-type="float">
            <text:p>34,081.857</text:p>
          </table:table-cell>
          <table:table-cell office:value-type="float" office:value="48704.2846618705" calcext:value-type="float">
            <text:p>48,704.285</text:p>
          </table:table-cell>
          <table:table-cell office:value-type="float" office:value="32644.059352518" calcext:value-type="float">
            <text:p>32,644.059</text:p>
          </table:table-cell>
          <table:table-cell/>
          <table:table-cell office:value-type="string" calcext:value-type="string">
            <text:p>Branio</text:p>
          </table:table-cell>
          <table:table-cell table:formula="of:=SUM([.B8:.X8])" office:value-type="float" office:value="901141.064551558" calcext:value-type="float">
            <text:p>901,141.06</text:p>
          </table:table-cell>
          <table:table-cell table:formula="of:=[$Basket.J9]/[.AA8]" office:value-type="float" office:value="0.000633430239120283" calcext:value-type="float">
            <text:p>0.00</text:p>
          </table:table-cell>
          <table:table-cell table:formula="of:=[.AB8]/[.AB$28]" office:value-type="float" office:value="0.0403540981533513" calcext:value-type="float">
            <text:p>0.040</text:p>
          </table:table-cell>
        </table:table-row>
        <table:table-row table:style-name="ro1">
          <table:table-cell office:value-type="string" calcext:value-type="string">
            <text:p>Ukal</text:p>
          </table:table-cell>
          <table:table-cell office:value-type="float" office:value="60106.9370503597" calcext:value-type="float">
            <text:p>60,106.937</text:p>
          </table:table-cell>
          <table:table-cell office:value-type="float" office:value="44192.5893669065" calcext:value-type="float">
            <text:p>44,192.589</text:p>
          </table:table-cell>
          <table:table-cell office:value-type="float" office:value="41924.4334532374" calcext:value-type="float">
            <text:p>41,924.433</text:p>
          </table:table-cell>
          <table:table-cell office:value-type="float" office:value="22988.3173333333" calcext:value-type="float">
            <text:p>22,988.317</text:p>
          </table:table-cell>
          <table:table-cell office:value-type="float" office:value="43977.2092709832" calcext:value-type="float">
            <text:p>43,977.209</text:p>
          </table:table-cell>
          <table:table-cell office:value-type="float" office:value="37739.2926043165" calcext:value-type="float">
            <text:p>37,739.293</text:p>
          </table:table-cell>
          <table:table-cell office:value-type="float" office:value="33596.25" calcext:value-type="float">
            <text:p>33,596.250</text:p>
          </table:table-cell>
          <table:table-cell office:value-type="float" office:value="1" calcext:value-type="float">
            <text:p>1.000</text:p>
          </table:table-cell>
          <table:table-cell office:value-type="float" office:value="13236.234" calcext:value-type="float">
            <text:p>13,236.234</text:p>
          </table:table-cell>
          <table:table-cell office:value-type="float" office:value="18631.7146666667" calcext:value-type="float">
            <text:p>18,631.715</text:p>
          </table:table-cell>
          <table:table-cell office:value-type="float" office:value="27216.298" calcext:value-type="float">
            <text:p>27,216.298</text:p>
          </table:table-cell>
          <table:table-cell office:value-type="float" office:value="36205.4166666667" calcext:value-type="float">
            <text:p>36,205.417</text:p>
          </table:table-cell>
          <table:table-cell office:value-type="float" office:value="29760" calcext:value-type="float">
            <text:p>29,760.000</text:p>
          </table:table-cell>
          <table:table-cell office:value-type="float" office:value="6632.326" calcext:value-type="float">
            <text:p>6,632.326</text:p>
          </table:table-cell>
          <table:table-cell office:value-type="float" office:value="27387.818" calcext:value-type="float">
            <text:p>27,387.818</text:p>
          </table:table-cell>
          <table:table-cell office:value-type="float" office:value="9804.494" calcext:value-type="float">
            <text:p>9,804.494</text:p>
          </table:table-cell>
          <table:table-cell office:value-type="float" office:value="12270.048" calcext:value-type="float">
            <text:p>12,270.048</text:p>
          </table:table-cell>
          <table:table-cell office:value-type="float" office:value="40155.602" calcext:value-type="float">
            <text:p>40,155.602</text:p>
          </table:table-cell>
          <table:table-cell office:value-type="float" office:value="25968.69" calcext:value-type="float">
            <text:p>25,968.690</text:p>
          </table:table-cell>
          <table:table-cell office:value-type="float" office:value="32676.852" calcext:value-type="float">
            <text:p>32,676.852</text:p>
          </table:table-cell>
          <table:table-cell office:value-type="float" office:value="29446.176" calcext:value-type="float">
            <text:p>29,446.176</text:p>
          </table:table-cell>
          <table:table-cell office:value-type="float" office:value="34261.7959136691" calcext:value-type="float">
            <text:p>34,261.796</text:p>
          </table:table-cell>
          <table:table-cell office:value-type="float" office:value="45627.137088729" calcext:value-type="float">
            <text:p>45,627.137</text:p>
          </table:table-cell>
          <table:table-cell/>
          <table:table-cell office:value-type="string" calcext:value-type="string">
            <text:p>Ukal</text:p>
          </table:table-cell>
          <table:table-cell table:formula="of:=SUM([.B9:.X9])" office:value-type="float" office:value="673806.631414868" calcext:value-type="float">
            <text:p>673,806.63</text:p>
          </table:table-cell>
          <table:table-cell table:formula="of:=[$Basket.J10]/[.AA9]" office:value-type="float" office:value="0.000534277911815838" calcext:value-type="float">
            <text:p>0.00</text:p>
          </table:table-cell>
          <table:table-cell table:formula="of:=[.AB9]/[.AB$28]" office:value-type="float" office:value="0.0340373761197873" calcext:value-type="float">
            <text:p>0.034</text:p>
          </table:table-cell>
        </table:table-row>
        <table:table-row table:style-name="ro1">
          <table:table-cell office:value-type="string" calcext:value-type="string">
            <text:p>Chinki</text:p>
          </table:table-cell>
          <table:table-cell office:value-type="float" office:value="31348.75" calcext:value-type="float">
            <text:p>31,348.750</text:p>
          </table:table-cell>
          <table:table-cell office:value-type="float" office:value="38600.4373669065" calcext:value-type="float">
            <text:p>38,600.437</text:p>
          </table:table-cell>
          <table:table-cell office:value-type="float" office:value="15332.0833333333" calcext:value-type="float">
            <text:p>15,332.083</text:p>
          </table:table-cell>
          <table:table-cell office:value-type="float" office:value="9752.08333333333" calcext:value-type="float">
            <text:p>9,752.083</text:p>
          </table:table-cell>
          <table:table-cell office:value-type="float" office:value="38385.0572709832" calcext:value-type="float">
            <text:p>38,385.057</text:p>
          </table:table-cell>
          <table:table-cell office:value-type="float" office:value="32147.1406043165" calcext:value-type="float">
            <text:p>32,147.141</text:p>
          </table:table-cell>
          <table:table-cell office:value-type="float" office:value="23660.2667865707" calcext:value-type="float">
            <text:p>23,660.267</text:p>
          </table:table-cell>
          <table:table-cell office:value-type="float" office:value="13236.234" calcext:value-type="float">
            <text:p>13,236.234</text:p>
          </table:table-cell>
          <table:table-cell office:value-type="float" office:value="1" calcext:value-type="float">
            <text:p>1.000</text:p>
          </table:table-cell>
          <table:table-cell office:value-type="float" office:value="13039.5626666667" calcext:value-type="float">
            <text:p>13,039.563</text:p>
          </table:table-cell>
          <table:table-cell office:value-type="float" office:value="21624.146" calcext:value-type="float">
            <text:p>21,624.146</text:p>
          </table:table-cell>
          <table:table-cell office:value-type="float" office:value="48102.4106666667" calcext:value-type="float">
            <text:p>48,102.411</text:p>
          </table:table-cell>
          <table:table-cell office:value-type="float" office:value="33810.5013333333" calcext:value-type="float">
            <text:p>33,810.501</text:p>
          </table:table-cell>
          <table:table-cell office:value-type="float" office:value="5264.668" calcext:value-type="float">
            <text:p>5,264.668</text:p>
          </table:table-cell>
          <table:table-cell office:value-type="float" office:value="39077.788" calcext:value-type="float">
            <text:p>39,077.788</text:p>
          </table:table-cell>
          <table:table-cell office:value-type="float" office:value="8088.086" calcext:value-type="float">
            <text:p>8,088.086</text:p>
          </table:table-cell>
          <table:table-cell office:value-type="float" office:value="6677.896" calcext:value-type="float">
            <text:p>6,677.896</text:p>
          </table:table-cell>
          <table:table-cell office:value-type="float" office:value="52719.5626666667" calcext:value-type="float">
            <text:p>52,719.563</text:p>
          </table:table-cell>
          <table:table-cell office:value-type="float" office:value="16157.944" calcext:value-type="float">
            <text:p>16,157.944</text:p>
          </table:table-cell>
          <table:table-cell office:value-type="float" office:value="42799.5626666667" calcext:value-type="float">
            <text:p>42,799.563</text:p>
          </table:table-cell>
          <table:table-cell office:value-type="float" office:value="18271.71" calcext:value-type="float">
            <text:p>18,271.710</text:p>
          </table:table-cell>
          <table:table-cell office:value-type="float" office:value="32894.1379136691" calcext:value-type="float">
            <text:p>32,894.138</text:p>
          </table:table-cell>
          <table:table-cell office:value-type="float" office:value="44259.479088729" calcext:value-type="float">
            <text:p>44,259.479</text:p>
          </table:table-cell>
          <table:table-cell/>
          <table:table-cell office:value-type="string" calcext:value-type="string">
            <text:p>Chinki</text:p>
          </table:table-cell>
          <table:table-cell table:formula="of:=SUM([.B10:.X10])" office:value-type="float" office:value="585250.507697842" calcext:value-type="float">
            <text:p>585,250.51</text:p>
          </table:table-cell>
          <table:table-cell table:formula="of:=[$Basket.J11]/[.AA10]" office:value-type="float" office:value="0.000975325937341524" calcext:value-type="float">
            <text:p>0.00</text:p>
          </table:table-cell>
          <table:table-cell table:formula="of:=[.AB10]/[.AB$28]" office:value-type="float" office:value="0.0621353326321312" calcext:value-type="float">
            <text:p>0.062</text:p>
          </table:table-cell>
        </table:table-row>
        <table:table-row table:style-name="ro1">
          <table:table-cell office:value-type="string" calcext:value-type="string">
            <text:p>Bulkini</text:p>
          </table:table-cell>
          <table:table-cell office:value-type="float" office:value="44388.3126666667" calcext:value-type="float">
            <text:p>44,388.313</text:p>
          </table:table-cell>
          <table:table-cell office:value-type="float" office:value="25560.8747002398" calcext:value-type="float">
            <text:p>25,560.875</text:p>
          </table:table-cell>
          <table:table-cell office:value-type="float" office:value="28371.646" calcext:value-type="float">
            <text:p>28,371.646</text:p>
          </table:table-cell>
          <table:table-cell office:value-type="float" office:value="22791.646" calcext:value-type="float">
            <text:p>22,791.646</text:p>
          </table:table-cell>
          <table:table-cell office:value-type="float" office:value="25345.4946043165" calcext:value-type="float">
            <text:p>25,345.495</text:p>
          </table:table-cell>
          <table:table-cell office:value-type="float" office:value="19107.5779376499" calcext:value-type="float">
            <text:p>19,107.578</text:p>
          </table:table-cell>
          <table:table-cell office:value-type="float" office:value="36699.8294532374" calcext:value-type="float">
            <text:p>36,699.829</text:p>
          </table:table-cell>
          <table:table-cell office:value-type="float" office:value="18631.7146666667" calcext:value-type="float">
            <text:p>18,631.715</text:p>
          </table:table-cell>
          <table:table-cell office:value-type="float" office:value="13039.5626666667" calcext:value-type="float">
            <text:p>13,039.563</text:p>
          </table:table-cell>
          <table:table-cell office:value-type="float" office:value="1" calcext:value-type="float">
            <text:p>1.000</text:p>
          </table:table-cell>
          <table:table-cell office:value-type="float" office:value="8584.58333333333" calcext:value-type="float">
            <text:p>8,584.583</text:p>
          </table:table-cell>
          <table:table-cell office:value-type="float" office:value="54837.1313333333" calcext:value-type="float">
            <text:p>54,837.131</text:p>
          </table:table-cell>
          <table:table-cell office:value-type="float" office:value="44396.662" calcext:value-type="float">
            <text:p>44,396.662</text:p>
          </table:table-cell>
          <table:table-cell office:value-type="float" office:value="15850.8286666667" calcext:value-type="float">
            <text:p>15,850.829</text:p>
          </table:table-cell>
          <table:table-cell office:value-type="float" office:value="38761.5586666667" calcext:value-type="float">
            <text:p>38,761.559</text:p>
          </table:table-cell>
          <table:table-cell office:value-type="float" office:value="14449.7526666667" calcext:value-type="float">
            <text:p>14,449.753</text:p>
          </table:table-cell>
          <table:table-cell office:value-type="float" office:value="6361.66666666667" calcext:value-type="float">
            <text:p>6,361.667</text:p>
          </table:table-cell>
          <table:table-cell office:value-type="float" office:value="39680" calcext:value-type="float">
            <text:p>39,680.000</text:p>
          </table:table-cell>
          <table:table-cell office:value-type="float" office:value="16208.6926666667" calcext:value-type="float">
            <text:p>16,208.693</text:p>
          </table:table-cell>
          <table:table-cell office:value-type="float" office:value="29760" calcext:value-type="float">
            <text:p>29,760.000</text:p>
          </table:table-cell>
          <table:table-cell office:value-type="float" office:value="19022.9966666667" calcext:value-type="float">
            <text:p>19,022.997</text:p>
          </table:table-cell>
          <table:table-cell office:value-type="float" office:value="33645.4245803357" calcext:value-type="float">
            <text:p>33,645.425</text:p>
          </table:table-cell>
          <table:table-cell office:value-type="float" office:value="21839.9268585132" calcext:value-type="float">
            <text:p>21,839.927</text:p>
          </table:table-cell>
          <table:table-cell/>
          <table:table-cell office:value-type="string" calcext:value-type="string">
            <text:p>Bulkini</text:p>
          </table:table-cell>
          <table:table-cell table:formula="of:=SUM([.B11:.X11])" office:value-type="float" office:value="577336.882800959" calcext:value-type="float">
            <text:p>577,336.88</text:p>
          </table:table-cell>
          <table:table-cell table:formula="of:=[$Basket.J12]/[.AA11]" office:value-type="float" office:value="0.000623552748359769" calcext:value-type="float">
            <text:p>0.00</text:p>
          </table:table-cell>
          <table:table-cell table:formula="of:=[.AB11]/[.AB$28]" office:value-type="float" office:value="0.0397248303870821" calcext:value-type="float">
            <text:p>0.040</text:p>
          </table:table-cell>
        </table:table-row>
        <table:table-row table:style-name="ro1">
          <table:table-cell office:value-type="string" calcext:value-type="string">
            <text:p>Selva</text:p>
          </table:table-cell>
          <table:table-cell office:value-type="float" office:value="49672.5779376499" calcext:value-type="float">
            <text:p>49,672.578</text:p>
          </table:table-cell>
          <table:table-cell office:value-type="float" office:value="16976.2913669065" calcext:value-type="float">
            <text:p>16,976.291</text:p>
          </table:table-cell>
          <table:table-cell office:value-type="float" office:value="36956.2293333333" calcext:value-type="float">
            <text:p>36,956.229</text:p>
          </table:table-cell>
          <table:table-cell office:value-type="float" office:value="31376.2293333333" calcext:value-type="float">
            <text:p>31,376.229</text:p>
          </table:table-cell>
          <table:table-cell office:value-type="float" office:value="16760.9112709832" calcext:value-type="float">
            <text:p>16,760.911</text:p>
          </table:table-cell>
          <table:table-cell office:value-type="float" office:value="10522.9946043165" calcext:value-type="float">
            <text:p>10,522.995</text:p>
          </table:table-cell>
          <table:table-cell office:value-type="float" office:value="45899.4028776978" calcext:value-type="float">
            <text:p>45,899.403</text:p>
          </table:table-cell>
          <table:table-cell office:value-type="float" office:value="27216.298" calcext:value-type="float">
            <text:p>27,216.298</text:p>
          </table:table-cell>
          <table:table-cell office:value-type="float" office:value="21624.146" calcext:value-type="float">
            <text:p>21,624.146</text:p>
          </table:table-cell>
          <table:table-cell office:value-type="float" office:value="8584.58333333333" calcext:value-type="float">
            <text:p>8,584.583</text:p>
          </table:table-cell>
          <table:table-cell office:value-type="float" office:value="1" calcext:value-type="float">
            <text:p>1.000</text:p>
          </table:table-cell>
          <table:table-cell office:value-type="float" office:value="37571.2194244604" calcext:value-type="float">
            <text:p>37,571.219</text:p>
          </table:table-cell>
          <table:table-cell office:value-type="float" office:value="52981.2453333333" calcext:value-type="float">
            <text:p>52,981.245</text:p>
          </table:table-cell>
          <table:table-cell office:value-type="float" office:value="24435.412" calcext:value-type="float">
            <text:p>24,435.412</text:p>
          </table:table-cell>
          <table:table-cell office:value-type="float" office:value="24475.8381294964" calcext:value-type="float">
            <text:p>24,475.838</text:p>
          </table:table-cell>
          <table:table-cell office:value-type="float" office:value="23034.336" calcext:value-type="float">
            <text:p>23,034.336</text:p>
          </table:table-cell>
          <table:table-cell office:value-type="float" office:value="14946.25" calcext:value-type="float">
            <text:p>14,946.250</text:p>
          </table:table-cell>
          <table:table-cell office:value-type="float" office:value="48264.5833333333" calcext:value-type="float">
            <text:p>48,264.583</text:p>
          </table:table-cell>
          <table:table-cell office:value-type="float" office:value="24363.2073333333" calcext:value-type="float">
            <text:p>24,363.207</text:p>
          </table:table-cell>
          <table:table-cell office:value-type="float" office:value="9211.95733333333" calcext:value-type="float">
            <text:p>9,211.957</text:p>
          </table:table-cell>
          <table:table-cell office:value-type="float" office:value="62380.6412517986" calcext:value-type="float">
            <text:p>62,380.641</text:p>
          </table:table-cell>
          <table:table-cell office:value-type="float" office:value="42230.0079136691" calcext:value-type="float">
            <text:p>42,230.008</text:p>
          </table:table-cell>
          <table:table-cell office:value-type="float" office:value="13255.3435251799" calcext:value-type="float">
            <text:p>13,255.344</text:p>
          </table:table-cell>
          <table:table-cell/>
          <table:table-cell office:value-type="string" calcext:value-type="string">
            <text:p>Selva</text:p>
          </table:table-cell>
          <table:table-cell table:formula="of:=SUM([.B12:.X12])" office:value-type="float" office:value="642740.705635492" calcext:value-type="float">
            <text:p>642,740.71</text:p>
          </table:table-cell>
          <table:table-cell table:formula="of:=[$Basket.J13]/[.AA12]" office:value-type="float" office:value="0.000756899315282975" calcext:value-type="float">
            <text:p>0.00</text:p>
          </table:table-cell>
          <table:table-cell table:formula="of:=[.AB12]/[.AB$28]" office:value-type="float" office:value="0.0482199733684225" calcext:value-type="float">
            <text:p>0.048</text:p>
          </table:table-cell>
        </table:table-row>
        <table:table-row table:style-name="ro1">
          <table:table-cell office:value-type="string" calcext:value-type="string">
            <text:p>Danio</text:p>
          </table:table-cell>
          <table:table-cell office:value-type="float" office:value="34838.8705035971" calcext:value-type="float">
            <text:p>34,838.871</text:p>
          </table:table-cell>
          <table:table-cell office:value-type="float" office:value="54547.5107913669" calcext:value-type="float">
            <text:p>54,547.511</text:p>
          </table:table-cell>
          <table:table-cell office:value-type="float" office:value="16656.3669064748" calcext:value-type="float">
            <text:p>16,656.367</text:p>
          </table:table-cell>
          <table:table-cell office:value-type="float" office:value="22236.3669064748" calcext:value-type="float">
            <text:p>22,236.367</text:p>
          </table:table-cell>
          <table:table-cell office:value-type="float" office:value="54332.1306954436" calcext:value-type="float">
            <text:p>54,332.131</text:p>
          </table:table-cell>
          <table:table-cell office:value-type="float" office:value="48094.214028777" calcext:value-type="float">
            <text:p>48,094.214</text:p>
          </table:table-cell>
          <table:table-cell office:value-type="float" office:value="8328.18345323741" calcext:value-type="float">
            <text:p>8,328.183</text:p>
          </table:table-cell>
          <table:table-cell office:value-type="float" office:value="36205.4166666667" calcext:value-type="float">
            <text:p>36,205.417</text:p>
          </table:table-cell>
          <table:table-cell office:value-type="float" office:value="48102.4106666667" calcext:value-type="float">
            <text:p>48,102.411</text:p>
          </table:table-cell>
          <table:table-cell office:value-type="float" office:value="54837.1313333333" calcext:value-type="float">
            <text:p>54,837.131</text:p>
          </table:table-cell>
          <table:table-cell office:value-type="float" office:value="37571.2194244604" calcext:value-type="float">
            <text:p>37,571.219</text:p>
          </table:table-cell>
          <table:table-cell office:value-type="float" office:value="1" calcext:value-type="float">
            <text:p>1.000</text:p>
          </table:table-cell>
          <table:table-cell office:value-type="float" office:value="22281.25" calcext:value-type="float">
            <text:p>22,281.250</text:p>
          </table:table-cell>
          <table:table-cell office:value-type="float" office:value="50827.0833333333" calcext:value-type="float">
            <text:p>50,827.083</text:p>
          </table:table-cell>
          <table:table-cell office:value-type="float" office:value="13095.381294964" calcext:value-type="float">
            <text:p>13,095.381</text:p>
          </table:table-cell>
          <table:table-cell office:value-type="float" office:value="30678.705294964" calcext:value-type="float">
            <text:p>30,678.705</text:p>
          </table:table-cell>
          <table:table-cell office:value-type="float" office:value="45495.273294964" calcext:value-type="float">
            <text:p>45,495.273</text:p>
          </table:table-cell>
          <table:table-cell office:value-type="float" office:value="51549.765294964" calcext:value-type="float">
            <text:p>51,549.765</text:p>
          </table:table-cell>
          <table:table-cell office:value-type="float" office:value="28919.765294964" calcext:value-type="float">
            <text:p>28,919.765</text:p>
          </table:table-cell>
          <table:table-cell office:value-type="float" office:value="44071.015294964" calcext:value-type="float">
            <text:p>44,071.015</text:p>
          </table:table-cell>
          <table:table-cell office:value-type="float" office:value="25753.673294964" calcext:value-type="float">
            <text:p>25,753.673</text:p>
          </table:table-cell>
          <table:table-cell office:value-type="float" office:value="40376.1012086331" calcext:value-type="float">
            <text:p>40,376.101</text:p>
          </table:table-cell>
          <table:table-cell office:value-type="float" office:value="24315.8758992806" calcext:value-type="float">
            <text:p>24,315.876</text:p>
          </table:table-cell>
          <table:table-cell/>
          <table:table-cell office:value-type="string" calcext:value-type="string">
            <text:p>Danio</text:p>
          </table:table-cell>
          <table:table-cell table:formula="of:=SUM([.B13:.X13])" office:value-type="float" office:value="793114.710882494" calcext:value-type="float">
            <text:p>793,114.71</text:p>
          </table:table-cell>
          <table:table-cell table:formula="of:=[$Basket.J14]/[.AA13]" office:value-type="float" office:value="0.00061339172420429" calcext:value-type="float">
            <text:p>0.00</text:p>
          </table:table-cell>
          <table:table-cell table:formula="of:=[.AB13]/[.AB$28]" office:value-type="float" office:value="0.0390774994881369" calcext:value-type="float">
            <text:p>0.039</text:p>
          </table:table-cell>
        </table:table-row>
        <table:table-row table:style-name="ro1">
          <table:table-cell office:value-type="string" calcext:value-type="string">
            <text:p>Venilche</text:p>
          </table:table-cell>
          <table:table-cell office:value-type="float" office:value="65325.270383693" calcext:value-type="float">
            <text:p>65,325.270</text:p>
          </table:table-cell>
          <table:table-cell office:value-type="float" office:value="69957.5367002398" calcext:value-type="float">
            <text:p>69,957.537</text:p>
          </table:table-cell>
          <table:table-cell office:value-type="float" office:value="47142.7667865707" calcext:value-type="float">
            <text:p>47,142.767</text:p>
          </table:table-cell>
          <table:table-cell office:value-type="float" office:value="52722.7667865707" calcext:value-type="float">
            <text:p>52,722.767</text:p>
          </table:table-cell>
          <table:table-cell office:value-type="float" office:value="69742.1566043165" calcext:value-type="float">
            <text:p>69,742.157</text:p>
          </table:table-cell>
          <table:table-cell office:value-type="float" office:value="63504.2399376499" calcext:value-type="float">
            <text:p>63,504.240</text:p>
          </table:table-cell>
          <table:table-cell office:value-type="float" office:value="38814.5833333333" calcext:value-type="float">
            <text:p>38,814.583</text:p>
          </table:table-cell>
          <table:table-cell office:value-type="float" office:value="29760" calcext:value-type="float">
            <text:p>29,760.000</text:p>
          </table:table-cell>
          <table:table-cell office:value-type="float" office:value="33810.5013333333" calcext:value-type="float">
            <text:p>33,810.501</text:p>
          </table:table-cell>
          <table:table-cell office:value-type="float" office:value="44396.662" calcext:value-type="float">
            <text:p>44,396.662</text:p>
          </table:table-cell>
          <table:table-cell office:value-type="float" office:value="52981.2453333333" calcext:value-type="float">
            <text:p>52,981.245</text:p>
          </table:table-cell>
          <table:table-cell office:value-type="float" office:value="22281.25" calcext:value-type="float">
            <text:p>22,281.250</text:p>
          </table:table-cell>
          <table:table-cell office:value-type="float" office:value="1" calcext:value-type="float">
            <text:p>1.000</text:p>
          </table:table-cell>
          <table:table-cell office:value-type="float" office:value="28545.8333333333" calcext:value-type="float">
            <text:p>28,545.833</text:p>
          </table:table-cell>
          <table:table-cell office:value-type="float" office:value="21067.0833333333" calcext:value-type="float">
            <text:p>21,067.083</text:p>
          </table:table-cell>
          <table:table-cell office:value-type="float" office:value="38650.4073333333" calcext:value-type="float">
            <text:p>38,650.407</text:p>
          </table:table-cell>
          <table:table-cell office:value-type="float" office:value="53466.9753333333" calcext:value-type="float">
            <text:p>53,466.975</text:p>
          </table:table-cell>
          <table:table-cell office:value-type="float" office:value="59521.4673333333" calcext:value-type="float">
            <text:p>59,521.467</text:p>
          </table:table-cell>
          <table:table-cell office:value-type="float" office:value="36891.4673333333" calcext:value-type="float">
            <text:p>36,891.467</text:p>
          </table:table-cell>
          <table:table-cell office:value-type="float" office:value="52042.7173333333" calcext:value-type="float">
            <text:p>52,042.717</text:p>
          </table:table-cell>
          <table:table-cell office:value-type="float" office:value="33725.3753333333" calcext:value-type="float">
            <text:p>33,725.375</text:p>
          </table:table-cell>
          <table:table-cell office:value-type="float" office:value="48347.8032470024" calcext:value-type="float">
            <text:p>48,347.803</text:p>
          </table:table-cell>
          <table:table-cell office:value-type="float" office:value="32287.5779376499" calcext:value-type="float">
            <text:p>32,287.578</text:p>
          </table:table-cell>
          <table:table-cell/>
          <table:table-cell office:value-type="string" calcext:value-type="string">
            <text:p>Venilche</text:p>
          </table:table-cell>
          <table:table-cell table:formula="of:=SUM([.B14:.X14])" office:value-type="float" office:value="994986.68705036" calcext:value-type="float">
            <text:p>994,986.69</text:p>
          </table:table-cell>
          <table:table-cell table:formula="of:=[$Basket.J15]/[.AA14]" office:value-type="float" office:value="0.000521534616245308" calcext:value-type="float">
            <text:p>0.00</text:p>
          </table:table-cell>
          <table:table-cell table:formula="of:=[.AB14]/[.AB$28]" office:value-type="float" office:value="0.0332255358120614" calcext:value-type="float">
            <text:p>0.033</text:p>
          </table:table-cell>
        </table:table-row>
        <table:table-row table:style-name="ro1">
          <table:table-cell office:value-type="string" calcext:value-type="string">
            <text:p>Mechansa</text:p>
          </table:table-cell>
          <table:table-cell office:value-type="float" office:value="36613.418" calcext:value-type="float">
            <text:p>36,613.418</text:p>
          </table:table-cell>
          <table:table-cell office:value-type="float" office:value="41411.7033669065" calcext:value-type="float">
            <text:p>41,411.703</text:p>
          </table:table-cell>
          <table:table-cell office:value-type="float" office:value="20596.7513333333" calcext:value-type="float">
            <text:p>20,596.751</text:p>
          </table:table-cell>
          <table:table-cell office:value-type="float" office:value="15016.7513333333" calcext:value-type="float">
            <text:p>15,016.751</text:p>
          </table:table-cell>
          <table:table-cell office:value-type="float" office:value="41196.3232709832" calcext:value-type="float">
            <text:p>41,196.323</text:p>
          </table:table-cell>
          <table:table-cell office:value-type="float" office:value="34958.4066043165" calcext:value-type="float">
            <text:p>34,958.407</text:p>
          </table:table-cell>
          <table:table-cell office:value-type="float" office:value="28924.9347865707" calcext:value-type="float">
            <text:p>28,924.935</text:p>
          </table:table-cell>
          <table:table-cell office:value-type="float" office:value="6632.326" calcext:value-type="float">
            <text:p>6,632.326</text:p>
          </table:table-cell>
          <table:table-cell office:value-type="float" office:value="5264.668" calcext:value-type="float">
            <text:p>5,264.668</text:p>
          </table:table-cell>
          <table:table-cell office:value-type="float" office:value="15850.8286666667" calcext:value-type="float">
            <text:p>15,850.829</text:p>
          </table:table-cell>
          <table:table-cell office:value-type="float" office:value="24435.412" calcext:value-type="float">
            <text:p>24,435.412</text:p>
          </table:table-cell>
          <table:table-cell office:value-type="float" office:value="50827.0833333333" calcext:value-type="float">
            <text:p>50,827.083</text:p>
          </table:table-cell>
          <table:table-cell office:value-type="float" office:value="28545.8333333333" calcext:value-type="float">
            <text:p>28,545.833</text:p>
          </table:table-cell>
          <table:table-cell office:value-type="float" office:value="1" calcext:value-type="float">
            <text:p>1.000</text:p>
          </table:table-cell>
          <table:table-cell office:value-type="float" office:value="22496.204" calcext:value-type="float">
            <text:p>22,496.204</text:p>
          </table:table-cell>
          <table:table-cell office:value-type="float" office:value="4912.88" calcext:value-type="float">
            <text:p>4,912.880</text:p>
          </table:table-cell>
          <table:table-cell office:value-type="float" office:value="9489.162" calcext:value-type="float">
            <text:p>9,489.162</text:p>
          </table:table-cell>
          <table:table-cell office:value-type="float" office:value="33523.276" calcext:value-type="float">
            <text:p>33,523.276</text:p>
          </table:table-cell>
          <table:table-cell office:value-type="float" office:value="10893.276" calcext:value-type="float">
            <text:p>10,893.276</text:p>
          </table:table-cell>
          <table:table-cell office:value-type="float" office:value="26044.526" calcext:value-type="float">
            <text:p>26,044.526</text:p>
          </table:table-cell>
          <table:table-cell office:value-type="float" office:value="13007.042" calcext:value-type="float">
            <text:p>13,007.042</text:p>
          </table:table-cell>
          <table:table-cell office:value-type="float" office:value="27629.4699136691" calcext:value-type="float">
            <text:p>27,629.470</text:p>
          </table:table-cell>
          <table:table-cell office:value-type="float" office:value="38994.811088729" calcext:value-type="float">
            <text:p>38,994.811</text:p>
          </table:table-cell>
          <table:table-cell/>
          <table:table-cell office:value-type="string" calcext:value-type="string">
            <text:p>Mechansa</text:p>
          </table:table-cell>
          <table:table-cell table:formula="of:=SUM([.B15:.X15])" office:value-type="float" office:value="537266.087031175" calcext:value-type="float">
            <text:p>537,266.09</text:p>
          </table:table-cell>
          <table:table-cell table:formula="of:=[$Basket.J16]/[.AA15]" office:value-type="float" office:value="0.000905491732575653" calcext:value-type="float">
            <text:p>0.00</text:p>
          </table:table-cell>
          <table:table-cell table:formula="of:=[.AB15]/[.AB$28]" office:value-type="float" office:value="0.0576863875399345" calcext:value-type="float">
            <text:p>0.058</text:p>
          </table:table-cell>
        </table:table-row>
        <table:table-row table:style-name="ro1">
          <table:table-cell office:value-type="string" calcext:value-type="string">
            <text:p>Vantrokeno</text:p>
          </table:table-cell>
          <table:table-cell office:value-type="float" office:value="47934.2517985612" calcext:value-type="float">
            <text:p>47,934.252</text:p>
          </table:table-cell>
          <table:table-cell office:value-type="float" office:value="41452.1294964029" calcext:value-type="float">
            <text:p>41,452.129</text:p>
          </table:table-cell>
          <table:table-cell office:value-type="float" office:value="29751.7482014388" calcext:value-type="float">
            <text:p>29,751.748</text:p>
          </table:table-cell>
          <table:table-cell office:value-type="float" office:value="48829.8713333333" calcext:value-type="float">
            <text:p>48,829.871</text:p>
          </table:table-cell>
          <table:table-cell office:value-type="float" office:value="41236.7494004796" calcext:value-type="float">
            <text:p>41,236.749</text:p>
          </table:table-cell>
          <table:table-cell office:value-type="float" office:value="34998.8327338129" calcext:value-type="float">
            <text:p>34,998.833</text:p>
          </table:table-cell>
          <table:table-cell office:value-type="float" office:value="21423.5647482014" calcext:value-type="float">
            <text:p>21,423.565</text:p>
          </table:table-cell>
          <table:table-cell office:value-type="float" office:value="27387.818" calcext:value-type="float">
            <text:p>27,387.818</text:p>
          </table:table-cell>
          <table:table-cell office:value-type="float" office:value="39077.788" calcext:value-type="float">
            <text:p>39,077.788</text:p>
          </table:table-cell>
          <table:table-cell office:value-type="float" office:value="38761.5586666667" calcext:value-type="float">
            <text:p>38,761.559</text:p>
          </table:table-cell>
          <table:table-cell office:value-type="float" office:value="24475.8381294964" calcext:value-type="float">
            <text:p>24,475.838</text:p>
          </table:table-cell>
          <table:table-cell office:value-type="float" office:value="13095.381294964" calcext:value-type="float">
            <text:p>13,095.381</text:p>
          </table:table-cell>
          <table:table-cell office:value-type="float" office:value="21067.0833333333" calcext:value-type="float">
            <text:p>21,067.083</text:p>
          </table:table-cell>
          <table:table-cell office:value-type="float" office:value="22496.204" calcext:value-type="float">
            <text:p>22,496.204</text:p>
          </table:table-cell>
          <table:table-cell office:value-type="float" office:value="1" calcext:value-type="float">
            <text:p>1.000</text:p>
          </table:table-cell>
          <table:table-cell office:value-type="float" office:value="17583.324" calcext:value-type="float">
            <text:p>17,583.324</text:p>
          </table:table-cell>
          <table:table-cell office:value-type="float" office:value="32399.892" calcext:value-type="float">
            <text:p>32,399.892</text:p>
          </table:table-cell>
          <table:table-cell office:value-type="float" office:value="38454.384" calcext:value-type="float">
            <text:p>38,454.384</text:p>
          </table:table-cell>
          <table:table-cell office:value-type="float" office:value="15824.384" calcext:value-type="float">
            <text:p>15,824.384</text:p>
          </table:table-cell>
          <table:table-cell office:value-type="float" office:value="30975.634" calcext:value-type="float">
            <text:p>30,975.634</text:p>
          </table:table-cell>
          <table:table-cell office:value-type="float" office:value="12658.292" calcext:value-type="float">
            <text:p>12,658.292</text:p>
          </table:table-cell>
          <table:table-cell office:value-type="float" office:value="27280.7199136691" calcext:value-type="float">
            <text:p>27,280.720</text:p>
          </table:table-cell>
          <table:table-cell office:value-type="float" office:value="11220.4946043165" calcext:value-type="float">
            <text:p>11,220.495</text:p>
          </table:table-cell>
          <table:table-cell/>
          <table:table-cell office:value-type="string" calcext:value-type="string">
            <text:p>Vantrokeno</text:p>
          </table:table-cell>
          <table:table-cell table:formula="of:=SUM([.B16:.X16])" office:value-type="float" office:value="638386.943654676" calcext:value-type="float">
            <text:p>638,386.94</text:p>
          </table:table-cell>
          <table:table-cell table:formula="of:=[$Basket.J17]/[.AA16]" office:value-type="float" office:value="0.000894144226591152" calcext:value-type="float">
            <text:p>0.00</text:p>
          </table:table-cell>
          <table:table-cell table:formula="of:=[.AB16]/[.AB$28]" office:value-type="float" office:value="0.0569634691473262" calcext:value-type="float">
            <text:p>0.057</text:p>
          </table:table-cell>
        </table:table-row>
        <table:table-row table:style-name="ro1">
          <table:table-cell office:value-type="string" calcext:value-type="string">
            <text:p>Vanuchu</text:p>
          </table:table-cell>
          <table:table-cell office:value-type="float" office:value="39436.836" calcext:value-type="float">
            <text:p>39,436.836</text:p>
          </table:table-cell>
          <table:table-cell office:value-type="float" office:value="40010.6273669065" calcext:value-type="float">
            <text:p>40,010.627</text:p>
          </table:table-cell>
          <table:table-cell office:value-type="float" office:value="23420.1693333333" calcext:value-type="float">
            <text:p>23,420.169</text:p>
          </table:table-cell>
          <table:table-cell office:value-type="float" office:value="17840.1693333333" calcext:value-type="float">
            <text:p>17,840.169</text:p>
          </table:table-cell>
          <table:table-cell office:value-type="float" office:value="39795.2472709832" calcext:value-type="float">
            <text:p>39,795.247</text:p>
          </table:table-cell>
          <table:table-cell office:value-type="float" office:value="33557.3306043165" calcext:value-type="float">
            <text:p>33,557.331</text:p>
          </table:table-cell>
          <table:table-cell office:value-type="float" office:value="39006.8887482014" calcext:value-type="float">
            <text:p>39,006.889</text:p>
          </table:table-cell>
          <table:table-cell office:value-type="float" office:value="9804.494" calcext:value-type="float">
            <text:p>9,804.494</text:p>
          </table:table-cell>
          <table:table-cell office:value-type="float" office:value="8088.086" calcext:value-type="float">
            <text:p>8,088.086</text:p>
          </table:table-cell>
          <table:table-cell office:value-type="float" office:value="14449.7526666667" calcext:value-type="float">
            <text:p>14,449.753</text:p>
          </table:table-cell>
          <table:table-cell office:value-type="float" office:value="23034.336" calcext:value-type="float">
            <text:p>23,034.336</text:p>
          </table:table-cell>
          <table:table-cell office:value-type="float" office:value="30678.705294964" calcext:value-type="float">
            <text:p>30,678.705</text:p>
          </table:table-cell>
          <table:table-cell office:value-type="float" office:value="38650.4073333333" calcext:value-type="float">
            <text:p>38,650.407</text:p>
          </table:table-cell>
          <table:table-cell office:value-type="float" office:value="4912.88" calcext:value-type="float">
            <text:p>4,912.880</text:p>
          </table:table-cell>
          <table:table-cell office:value-type="float" office:value="17583.324" calcext:value-type="float">
            <text:p>17,583.324</text:p>
          </table:table-cell>
          <table:table-cell office:value-type="float" office:value="1" calcext:value-type="float">
            <text:p>1.000</text:p>
          </table:table-cell>
          <table:table-cell office:value-type="float" office:value="8088.086" calcext:value-type="float">
            <text:p>8,088.086</text:p>
          </table:table-cell>
          <table:table-cell office:value-type="float" office:value="30718.086" calcext:value-type="float">
            <text:p>30,718.086</text:p>
          </table:table-cell>
          <table:table-cell office:value-type="float" office:value="8088.086" calcext:value-type="float">
            <text:p>8,088.086</text:p>
          </table:table-cell>
          <table:table-cell office:value-type="float" office:value="23239.336" calcext:value-type="float">
            <text:p>23,239.336</text:p>
          </table:table-cell>
          <table:table-cell office:value-type="float" office:value="10550.602" calcext:value-type="float">
            <text:p>10,550.602</text:p>
          </table:table-cell>
          <table:table-cell office:value-type="float" office:value="25173.0299136691" calcext:value-type="float">
            <text:p>25,173.030</text:p>
          </table:table-cell>
          <table:table-cell office:value-type="float" office:value="36189.621088729" calcext:value-type="float">
            <text:p>36,189.621</text:p>
          </table:table-cell>
          <table:table-cell/>
          <table:table-cell office:value-type="string" calcext:value-type="string">
            <text:p>Vanuchu</text:p>
          </table:table-cell>
          <table:table-cell table:formula="of:=SUM([.B17:.X17])" office:value-type="float" office:value="522317.100954437" calcext:value-type="float">
            <text:p>522,317.10</text:p>
          </table:table-cell>
          <table:table-cell table:formula="of:=[$Basket.J18]/[.AA17]" office:value-type="float" office:value="0.00109284187509264" calcext:value-type="float">
            <text:p>0.00</text:p>
          </table:table-cell>
          <table:table-cell table:formula="of:=[.AB17]/[.AB$28]" office:value-type="float" office:value="0.0696219497743407" calcext:value-type="float">
            <text:p>0.070</text:p>
          </table:table-cell>
        </table:table-row>
        <table:table-row table:style-name="ro1">
          <table:table-cell office:value-type="string" calcext:value-type="string">
            <text:p>Izukini</text:p>
          </table:table-cell>
          <table:table-cell office:value-type="float" office:value="38026.646" calcext:value-type="float">
            <text:p>38,026.646</text:p>
          </table:table-cell>
          <table:table-cell office:value-type="float" office:value="31922.5413669065" calcext:value-type="float">
            <text:p>31,922.541</text:p>
          </table:table-cell>
          <table:table-cell office:value-type="float" office:value="22009.9793333333" calcext:value-type="float">
            <text:p>22,009.979</text:p>
          </table:table-cell>
          <table:table-cell office:value-type="float" office:value="16429.9793333333" calcext:value-type="float">
            <text:p>16,429.979</text:p>
          </table:table-cell>
          <table:table-cell office:value-type="float" office:value="31707.1612709832" calcext:value-type="float">
            <text:p>31,707.161</text:p>
          </table:table-cell>
          <table:table-cell office:value-type="float" office:value="25469.2446043165" calcext:value-type="float">
            <text:p>25,469.245</text:p>
          </table:table-cell>
          <table:table-cell office:value-type="float" office:value="53823.4567482014" calcext:value-type="float">
            <text:p>53,823.457</text:p>
          </table:table-cell>
          <table:table-cell office:value-type="float" office:value="12270.048" calcext:value-type="float">
            <text:p>12,270.048</text:p>
          </table:table-cell>
          <table:table-cell office:value-type="float" office:value="6677.896" calcext:value-type="float">
            <text:p>6,677.896</text:p>
          </table:table-cell>
          <table:table-cell office:value-type="float" office:value="6361.66666666667" calcext:value-type="float">
            <text:p>6,361.667</text:p>
          </table:table-cell>
          <table:table-cell office:value-type="float" office:value="14946.25" calcext:value-type="float">
            <text:p>14,946.250</text:p>
          </table:table-cell>
          <table:table-cell office:value-type="float" office:value="45495.273294964" calcext:value-type="float">
            <text:p>45,495.273</text:p>
          </table:table-cell>
          <table:table-cell office:value-type="float" office:value="53466.9753333333" calcext:value-type="float">
            <text:p>53,466.975</text:p>
          </table:table-cell>
          <table:table-cell office:value-type="float" office:value="9489.162" calcext:value-type="float">
            <text:p>9,489.162</text:p>
          </table:table-cell>
          <table:table-cell office:value-type="float" office:value="32399.892" calcext:value-type="float">
            <text:p>32,399.892</text:p>
          </table:table-cell>
          <table:table-cell office:value-type="float" office:value="8088.086" calcext:value-type="float">
            <text:p>8,088.086</text:p>
          </table:table-cell>
          <table:table-cell office:value-type="float" office:value="1" calcext:value-type="float">
            <text:p>1.000</text:p>
          </table:table-cell>
          <table:table-cell office:value-type="float" office:value="46041.6666666667" calcext:value-type="float">
            <text:p>46,041.667</text:p>
          </table:table-cell>
          <table:table-cell office:value-type="float" office:value="9847.026" calcext:value-type="float">
            <text:p>9,847.026</text:p>
          </table:table-cell>
          <table:table-cell office:value-type="float" office:value="36121.6666666667" calcext:value-type="float">
            <text:p>36,121.667</text:p>
          </table:table-cell>
          <table:table-cell office:value-type="float" office:value="12661.33" calcext:value-type="float">
            <text:p>12,661.330</text:p>
          </table:table-cell>
          <table:table-cell office:value-type="float" office:value="27283.7579136691" calcext:value-type="float">
            <text:p>27,283.758</text:p>
          </table:table-cell>
          <table:table-cell office:value-type="float" office:value="37948.561088729" calcext:value-type="float">
            <text:p>37,948.561</text:p>
          </table:table-cell>
          <table:table-cell/>
          <table:table-cell office:value-type="string" calcext:value-type="string">
            <text:p>Izukini</text:p>
          </table:table-cell>
          <table:table-cell table:formula="of:=SUM([.B18:.X18])" office:value-type="float" office:value="578489.26628777" calcext:value-type="float">
            <text:p>578,489.27</text:p>
          </table:table-cell>
          <table:table-cell table:formula="of:=[$Basket.J19]/[.AA18]" office:value-type="float" office:value="0.00110632994818893" calcext:value-type="float">
            <text:p>0.00</text:p>
          </table:table-cell>
          <table:table-cell table:formula="of:=[.AB18]/[.AB$28]" office:value-type="float" office:value="0.0704812378095678" calcext:value-type="float">
            <text:p>0.070</text:p>
          </table:table-cell>
        </table:table-row>
        <table:table-row table:style-name="ro1">
          <table:table-cell office:value-type="string" calcext:value-type="string">
            <text:p>Budunu</text:p>
          </table:table-cell>
          <table:table-cell office:value-type="float" office:value="84068.3126666667" calcext:value-type="float">
            <text:p>84,068.313</text:p>
          </table:table-cell>
          <table:table-cell office:value-type="float" office:value="65240.8747002398" calcext:value-type="float">
            <text:p>65,240.875</text:p>
          </table:table-cell>
          <table:table-cell office:value-type="float" office:value="68051.646" calcext:value-type="float">
            <text:p>68,051.646</text:p>
          </table:table-cell>
          <table:table-cell office:value-type="float" office:value="62471.646" calcext:value-type="float">
            <text:p>62,471.646</text:p>
          </table:table-cell>
          <table:table-cell office:value-type="float" office:value="65025.4946043166" calcext:value-type="float">
            <text:p>65,025.495</text:p>
          </table:table-cell>
          <table:table-cell office:value-type="float" office:value="58787.5779376499" calcext:value-type="float">
            <text:p>58,787.578</text:p>
          </table:table-cell>
          <table:table-cell office:value-type="float" office:value="76379.8294532374" calcext:value-type="float">
            <text:p>76,379.829</text:p>
          </table:table-cell>
          <table:table-cell office:value-type="float" office:value="40155.602" calcext:value-type="float">
            <text:p>40,155.602</text:p>
          </table:table-cell>
          <table:table-cell office:value-type="float" office:value="52719.5626666667" calcext:value-type="float">
            <text:p>52,719.563</text:p>
          </table:table-cell>
          <table:table-cell office:value-type="float" office:value="39680" calcext:value-type="float">
            <text:p>39,680.000</text:p>
          </table:table-cell>
          <table:table-cell office:value-type="float" office:value="48264.5833333333" calcext:value-type="float">
            <text:p>48,264.583</text:p>
          </table:table-cell>
          <table:table-cell office:value-type="float" office:value="51549.765294964" calcext:value-type="float">
            <text:p>51,549.765</text:p>
          </table:table-cell>
          <table:table-cell office:value-type="float" office:value="59521.4673333333" calcext:value-type="float">
            <text:p>59,521.467</text:p>
          </table:table-cell>
          <table:table-cell office:value-type="float" office:value="33523.276" calcext:value-type="float">
            <text:p>33,523.276</text:p>
          </table:table-cell>
          <table:table-cell office:value-type="float" office:value="38454.384" calcext:value-type="float">
            <text:p>38,454.384</text:p>
          </table:table-cell>
          <table:table-cell office:value-type="float" office:value="30718.086" calcext:value-type="float">
            <text:p>30,718.086</text:p>
          </table:table-cell>
          <table:table-cell office:value-type="float" office:value="46041.6666666667" calcext:value-type="float">
            <text:p>46,041.667</text:p>
          </table:table-cell>
          <table:table-cell office:value-type="float" office:value="1" calcext:value-type="float">
            <text:p>1.000</text:p>
          </table:table-cell>
          <table:table-cell office:value-type="float" office:value="22630" calcext:value-type="float">
            <text:p>22,630.000</text:p>
          </table:table-cell>
          <table:table-cell office:value-type="float" office:value="29760" calcext:value-type="float">
            <text:p>29,760.000</text:p>
          </table:table-cell>
          <table:table-cell office:value-type="float" office:value="27903.782" calcext:value-type="float">
            <text:p>27,903.782</text:p>
          </table:table-cell>
          <table:table-cell office:value-type="float" office:value="42526.2099136691" calcext:value-type="float">
            <text:p>42,526.210</text:p>
          </table:table-cell>
          <table:table-cell office:value-type="float" office:value="50731.535088729" calcext:value-type="float">
            <text:p>50,731.535</text:p>
          </table:table-cell>
          <table:table-cell/>
          <table:table-cell office:value-type="string" calcext:value-type="string">
            <text:p>Budunu</text:p>
          </table:table-cell>
          <table:table-cell table:formula="of:=SUM([.B19:.X19])" office:value-type="float" office:value="1094206.30165947" calcext:value-type="float">
            <text:p>1,094,206.30</text:p>
          </table:table-cell>
          <table:table-cell table:formula="of:=[$Basket.J20]/[.AA19]" office:value-type="float" office:value="0.000329005599267729" calcext:value-type="float">
            <text:p>0.00</text:p>
          </table:table-cell>
          <table:table-cell table:formula="of:=[.AB19]/[.AB$28]" office:value-type="float" office:value="0.0209600417313373" calcext:value-type="float">
            <text:p>0.021</text:p>
          </table:table-cell>
        </table:table-row>
        <table:table-row table:style-name="ro1">
          <table:table-cell office:value-type="string" calcext:value-type="string">
            <text:p>Azucar</text:p>
          </table:table-cell>
          <table:table-cell office:value-type="float" office:value="47506.694" calcext:value-type="float">
            <text:p>47,506.694</text:p>
          </table:table-cell>
          <table:table-cell office:value-type="float" office:value="41339.4987002398" calcext:value-type="float">
            <text:p>41,339.499</text:p>
          </table:table-cell>
          <table:table-cell office:value-type="float" office:value="31490.0273333333" calcext:value-type="float">
            <text:p>31,490.027</text:p>
          </table:table-cell>
          <table:table-cell office:value-type="float" office:value="25910.0273333333" calcext:value-type="float">
            <text:p>25,910.027</text:p>
          </table:table-cell>
          <table:table-cell office:value-type="float" office:value="41124.1186043165" calcext:value-type="float">
            <text:p>41,124.119</text:p>
          </table:table-cell>
          <table:table-cell office:value-type="float" office:value="34886.2019376499" calcext:value-type="float">
            <text:p>34,886.202</text:p>
          </table:table-cell>
          <table:table-cell office:value-type="float" office:value="37247.9487482014" calcext:value-type="float">
            <text:p>37,247.949</text:p>
          </table:table-cell>
          <table:table-cell office:value-type="float" office:value="25968.69" calcext:value-type="float">
            <text:p>25,968.690</text:p>
          </table:table-cell>
          <table:table-cell office:value-type="float" office:value="16157.944" calcext:value-type="float">
            <text:p>16,157.944</text:p>
          </table:table-cell>
          <table:table-cell office:value-type="float" office:value="16208.6926666667" calcext:value-type="float">
            <text:p>16,208.693</text:p>
          </table:table-cell>
          <table:table-cell office:value-type="float" office:value="24363.2073333333" calcext:value-type="float">
            <text:p>24,363.207</text:p>
          </table:table-cell>
          <table:table-cell office:value-type="float" office:value="28919.765294964" calcext:value-type="float">
            <text:p>28,919.765</text:p>
          </table:table-cell>
          <table:table-cell office:value-type="float" office:value="36891.4673333333" calcext:value-type="float">
            <text:p>36,891.467</text:p>
          </table:table-cell>
          <table:table-cell office:value-type="float" office:value="10893.276" calcext:value-type="float">
            <text:p>10,893.276</text:p>
          </table:table-cell>
          <table:table-cell office:value-type="float" office:value="15824.384" calcext:value-type="float">
            <text:p>15,824.384</text:p>
          </table:table-cell>
          <table:table-cell office:value-type="float" office:value="8088.086" calcext:value-type="float">
            <text:p>8,088.086</text:p>
          </table:table-cell>
          <table:table-cell office:value-type="float" office:value="9847.026" calcext:value-type="float">
            <text:p>9,847.026</text:p>
          </table:table-cell>
          <table:table-cell office:value-type="float" office:value="22630" calcext:value-type="float">
            <text:p>22,630.000</text:p>
          </table:table-cell>
          <table:table-cell office:value-type="float" office:value="1" calcext:value-type="float">
            <text:p>1.000</text:p>
          </table:table-cell>
          <table:table-cell office:value-type="float" office:value="15151.25" calcext:value-type="float">
            <text:p>15,151.250</text:p>
          </table:table-cell>
          <table:table-cell office:value-type="float" office:value="5273.782" calcext:value-type="float">
            <text:p>5,273.782</text:p>
          </table:table-cell>
          <table:table-cell office:value-type="float" office:value="19896.2099136691" calcext:value-type="float">
            <text:p>19,896.210</text:p>
          </table:table-cell>
          <table:table-cell office:value-type="float" office:value="28101.535088729" calcext:value-type="float">
            <text:p>28,101.535</text:p>
          </table:table-cell>
          <table:table-cell/>
          <table:table-cell office:value-type="string" calcext:value-type="string">
            <text:p>Azucar</text:p>
          </table:table-cell>
          <table:table-cell table:formula="of:=SUM([.B20:.X20])" office:value-type="float" office:value="543720.83228777" calcext:value-type="float">
            <text:p>543,720.83</text:p>
          </table:table-cell>
          <table:table-cell table:formula="of:=[$Basket.J21]/[.AA20]" office:value-type="float" office:value="0.00117707463461925" calcext:value-type="float">
            <text:p>0.00</text:p>
          </table:table-cell>
          <table:table-cell table:formula="of:=[.AB20]/[.AB$28]" office:value-type="float" office:value="0.0749881871841382" calcext:value-type="float">
            <text:p>0.075</text:p>
          </table:table-cell>
        </table:table-row>
        <table:table-row table:style-name="ro1">
          <table:table-cell office:value-type="string" calcext:value-type="string">
            <text:p>Loncar</text:p>
          </table:table-cell>
          <table:table-cell office:value-type="float" office:value="74148.3126666667" calcext:value-type="float">
            <text:p>74,148.313</text:p>
          </table:table-cell>
          <table:table-cell office:value-type="float" office:value="26188.2487002398" calcext:value-type="float">
            <text:p>26,188.249</text:p>
          </table:table-cell>
          <table:table-cell office:value-type="float" office:value="58131.646" calcext:value-type="float">
            <text:p>58,131.646</text:p>
          </table:table-cell>
          <table:table-cell office:value-type="float" office:value="52551.646" calcext:value-type="float">
            <text:p>52,551.646</text:p>
          </table:table-cell>
          <table:table-cell office:value-type="float" office:value="25972.8686043165" calcext:value-type="float">
            <text:p>25,972.869</text:p>
          </table:table-cell>
          <table:table-cell office:value-type="float" office:value="19734.9519376499" calcext:value-type="float">
            <text:p>19,734.952</text:p>
          </table:table-cell>
          <table:table-cell office:value-type="float" office:value="66459.8294532374" calcext:value-type="float">
            <text:p>66,459.829</text:p>
          </table:table-cell>
          <table:table-cell office:value-type="float" office:value="32676.852" calcext:value-type="float">
            <text:p>32,676.852</text:p>
          </table:table-cell>
          <table:table-cell office:value-type="float" office:value="42799.5626666667" calcext:value-type="float">
            <text:p>42,799.563</text:p>
          </table:table-cell>
          <table:table-cell office:value-type="float" office:value="29760" calcext:value-type="float">
            <text:p>29,760.000</text:p>
          </table:table-cell>
          <table:table-cell office:value-type="float" office:value="9211.95733333333" calcext:value-type="float">
            <text:p>9,211.957</text:p>
          </table:table-cell>
          <table:table-cell office:value-type="float" office:value="44071.015294964" calcext:value-type="float">
            <text:p>44,071.015</text:p>
          </table:table-cell>
          <table:table-cell office:value-type="float" office:value="52042.7173333333" calcext:value-type="float">
            <text:p>52,042.717</text:p>
          </table:table-cell>
          <table:table-cell office:value-type="float" office:value="26044.526" calcext:value-type="float">
            <text:p>26,044.526</text:p>
          </table:table-cell>
          <table:table-cell office:value-type="float" office:value="30975.634" calcext:value-type="float">
            <text:p>30,975.634</text:p>
          </table:table-cell>
          <table:table-cell office:value-type="float" office:value="23239.336" calcext:value-type="float">
            <text:p>23,239.336</text:p>
          </table:table-cell>
          <table:table-cell office:value-type="float" office:value="36121.6666666667" calcext:value-type="float">
            <text:p>36,121.667</text:p>
          </table:table-cell>
          <table:table-cell office:value-type="float" office:value="29760" calcext:value-type="float">
            <text:p>29,760.000</text:p>
          </table:table-cell>
          <table:table-cell office:value-type="float" office:value="15151.25" calcext:value-type="float">
            <text:p>15,151.250</text:p>
          </table:table-cell>
          <table:table-cell office:value-type="float" office:value="1" calcext:value-type="float">
            <text:p>1.000</text:p>
          </table:table-cell>
          <table:table-cell office:value-type="float" office:value="20425.032" calcext:value-type="float">
            <text:p>20,425.032</text:p>
          </table:table-cell>
          <table:table-cell office:value-type="float" office:value="35047.4599136691" calcext:value-type="float">
            <text:p>35,047.460</text:p>
          </table:table-cell>
          <table:table-cell office:value-type="float" office:value="22467.3008585132" calcext:value-type="float">
            <text:p>22,467.301</text:p>
          </table:table-cell>
          <table:table-cell/>
          <table:table-cell office:value-type="string" calcext:value-type="string">
            <text:p>Loncar</text:p>
          </table:table-cell>
          <table:table-cell table:formula="of:=SUM([.B21:.X21])" office:value-type="float" office:value="772982.813429257" calcext:value-type="float">
            <text:p>772,982.81</text:p>
          </table:table-cell>
          <table:table-cell table:formula="of:=[$Basket.J22]/[.AA21]" office:value-type="float" office:value="0.000465728336705053" calcext:value-type="float">
            <text:p>0.00</text:p>
          </table:table-cell>
          <table:table-cell table:formula="of:=[.AB21]/[.AB$28]" office:value-type="float" office:value="0.0296702712492763" calcext:value-type="float">
            <text:p>0.030</text:p>
          </table:table-cell>
        </table:table-row>
        <table:table-row table:style-name="ro1">
          <table:table-cell office:value-type="string" calcext:value-type="string">
            <text:p>Arania</text:p>
          </table:table-cell>
          <table:table-cell office:value-type="float" office:value="49620.46" calcext:value-type="float">
            <text:p>49,620.460</text:p>
          </table:table-cell>
          <table:table-cell office:value-type="float" office:value="79356.932618705" calcext:value-type="float">
            <text:p>79,356.933</text:p>
          </table:table-cell>
          <table:table-cell office:value-type="float" office:value="33603.7933333333" calcext:value-type="float">
            <text:p>33,603.793</text:p>
          </table:table-cell>
          <table:table-cell office:value-type="float" office:value="28023.7933333333" calcext:value-type="float">
            <text:p>28,023.793</text:p>
          </table:table-cell>
          <table:table-cell office:value-type="float" office:value="79141.5525227818" calcext:value-type="float">
            <text:p>79,141.553</text:p>
          </table:table-cell>
          <table:table-cell office:value-type="float" office:value="72903.6358561151" calcext:value-type="float">
            <text:p>72,903.636</text:p>
          </table:table-cell>
          <table:table-cell office:value-type="float" office:value="34081.8567482014" calcext:value-type="float">
            <text:p>34,081.857</text:p>
          </table:table-cell>
          <table:table-cell office:value-type="float" office:value="29446.176" calcext:value-type="float">
            <text:p>29,446.176</text:p>
          </table:table-cell>
          <table:table-cell office:value-type="float" office:value="18271.71" calcext:value-type="float">
            <text:p>18,271.710</text:p>
          </table:table-cell>
          <table:table-cell office:value-type="float" office:value="19022.9966666667" calcext:value-type="float">
            <text:p>19,022.997</text:p>
          </table:table-cell>
          <table:table-cell office:value-type="float" office:value="62380.6412517986" calcext:value-type="float">
            <text:p>62,380.641</text:p>
          </table:table-cell>
          <table:table-cell office:value-type="float" office:value="25753.673294964" calcext:value-type="float">
            <text:p>25,753.673</text:p>
          </table:table-cell>
          <table:table-cell office:value-type="float" office:value="33725.3753333333" calcext:value-type="float">
            <text:p>33,725.375</text:p>
          </table:table-cell>
          <table:table-cell office:value-type="float" office:value="13007.042" calcext:value-type="float">
            <text:p>13,007.042</text:p>
          </table:table-cell>
          <table:table-cell office:value-type="float" office:value="12658.292" calcext:value-type="float">
            <text:p>12,658.292</text:p>
          </table:table-cell>
          <table:table-cell office:value-type="float" office:value="10550.602" calcext:value-type="float">
            <text:p>10,550.602</text:p>
          </table:table-cell>
          <table:table-cell office:value-type="float" office:value="12661.33" calcext:value-type="float">
            <text:p>12,661.330</text:p>
          </table:table-cell>
          <table:table-cell office:value-type="float" office:value="27903.782" calcext:value-type="float">
            <text:p>27,903.782</text:p>
          </table:table-cell>
          <table:table-cell office:value-type="float" office:value="5273.782" calcext:value-type="float">
            <text:p>5,273.782</text:p>
          </table:table-cell>
          <table:table-cell office:value-type="float" office:value="20425.032" calcext:value-type="float">
            <text:p>20,425.032</text:p>
          </table:table-cell>
          <table:table-cell office:value-type="float" office:value="1" calcext:value-type="float">
            <text:p>1.000</text:p>
          </table:table-cell>
          <table:table-cell office:value-type="float" office:value="14622.4279136691" calcext:value-type="float">
            <text:p>14,622.428</text:p>
          </table:table-cell>
          <table:table-cell office:value-type="float" office:value="49125.2977266187" calcext:value-type="float">
            <text:p>49,125.298</text:p>
          </table:table-cell>
          <table:table-cell/>
          <table:table-cell office:value-type="string" calcext:value-type="string">
            <text:p>Arania</text:p>
          </table:table-cell>
          <table:table-cell table:formula="of:=SUM([.B22:.X22])" office:value-type="float" office:value="731561.18459952" calcext:value-type="float">
            <text:p>731,561.18</text:p>
          </table:table-cell>
          <table:table-cell table:formula="of:=[$Basket.J23]/[.AA22]" office:value-type="float" office:value="0.000709332330533738" calcext:value-type="float">
            <text:p>0.00</text:p>
          </table:table-cell>
          <table:table-cell table:formula="of:=[.AB22]/[.AB$28]" office:value-type="float" office:value="0.0451896116128872" calcext:value-type="float">
            <text:p>0.045</text:p>
          </table:table-cell>
        </table:table-row>
        <table:table-row table:style-name="ro1">
          <table:table-cell office:value-type="string" calcext:value-type="string">
            <text:p>Kimundu</text:p>
          </table:table-cell>
          <table:table-cell office:value-type="float" office:value="64242.8879136691" calcext:value-type="float">
            <text:p>64,242.888</text:p>
          </table:table-cell>
          <table:table-cell office:value-type="float" office:value="59206.2992805755" calcext:value-type="float">
            <text:p>59,206.299</text:p>
          </table:table-cell>
          <table:table-cell office:value-type="float" office:value="48226.2212470024" calcext:value-type="float">
            <text:p>48,226.221</text:p>
          </table:table-cell>
          <table:table-cell office:value-type="float" office:value="42646.2212470024" calcext:value-type="float">
            <text:p>42,646.221</text:p>
          </table:table-cell>
          <table:table-cell office:value-type="float" office:value="58990.9191846523" calcext:value-type="float">
            <text:p>58,990.919</text:p>
          </table:table-cell>
          <table:table-cell office:value-type="float" office:value="52753.0025179856" calcext:value-type="float">
            <text:p>52,753.003</text:p>
          </table:table-cell>
          <table:table-cell office:value-type="float" office:value="48704.2846618705" calcext:value-type="float">
            <text:p>48,704.285</text:p>
          </table:table-cell>
          <table:table-cell office:value-type="float" office:value="34261.7959136691" calcext:value-type="float">
            <text:p>34,261.796</text:p>
          </table:table-cell>
          <table:table-cell office:value-type="float" office:value="32894.1379136691" calcext:value-type="float">
            <text:p>32,894.138</text:p>
          </table:table-cell>
          <table:table-cell office:value-type="float" office:value="33645.4245803357" calcext:value-type="float">
            <text:p>33,645.425</text:p>
          </table:table-cell>
          <table:table-cell office:value-type="float" office:value="42230.0079136691" calcext:value-type="float">
            <text:p>42,230.008</text:p>
          </table:table-cell>
          <table:table-cell office:value-type="float" office:value="40376.1012086331" calcext:value-type="float">
            <text:p>40,376.101</text:p>
          </table:table-cell>
          <table:table-cell office:value-type="float" office:value="48347.8032470024" calcext:value-type="float">
            <text:p>48,347.803</text:p>
          </table:table-cell>
          <table:table-cell office:value-type="float" office:value="27629.4699136691" calcext:value-type="float">
            <text:p>27,629.470</text:p>
          </table:table-cell>
          <table:table-cell office:value-type="float" office:value="27280.7199136691" calcext:value-type="float">
            <text:p>27,280.720</text:p>
          </table:table-cell>
          <table:table-cell office:value-type="float" office:value="25173.0299136691" calcext:value-type="float">
            <text:p>25,173.030</text:p>
          </table:table-cell>
          <table:table-cell office:value-type="float" office:value="27283.7579136691" calcext:value-type="float">
            <text:p>27,283.758</text:p>
          </table:table-cell>
          <table:table-cell office:value-type="float" office:value="42526.2099136691" calcext:value-type="float">
            <text:p>42,526.210</text:p>
          </table:table-cell>
          <table:table-cell office:value-type="float" office:value="19896.2099136691" calcext:value-type="float">
            <text:p>19,896.210</text:p>
          </table:table-cell>
          <table:table-cell office:value-type="float" office:value="35047.4599136691" calcext:value-type="float">
            <text:p>35,047.460</text:p>
          </table:table-cell>
          <table:table-cell office:value-type="float" office:value="14622.4279136691" calcext:value-type="float">
            <text:p>14,622.428</text:p>
          </table:table-cell>
          <table:table-cell office:value-type="float" office:value="1" calcext:value-type="float">
            <text:p>1.000</text:p>
          </table:table-cell>
          <table:table-cell office:value-type="float" office:value="63747.7256402878" calcext:value-type="float">
            <text:p>63,747.726</text:p>
          </table:table-cell>
          <table:table-cell/>
          <table:table-cell office:value-type="string" calcext:value-type="string">
            <text:p>Kimundu</text:p>
          </table:table-cell>
          <table:table-cell table:formula="of:=SUM([.B23:.X23])" office:value-type="float" office:value="889733.117779376" calcext:value-type="float">
            <text:p>889,733.12</text:p>
          </table:table-cell>
          <table:table-cell table:formula="of:=[$Basket.J24]/[.AA23]" office:value-type="float" office:value="0.000562573191890691" calcext:value-type="float">
            <text:p>0.00</text:p>
          </table:table-cell>
          <table:table-cell table:formula="of:=[.AB23]/[.AB$28]" office:value-type="float" office:value="0.0358399905813308" calcext:value-type="float">
            <text:p>0.036</text:p>
          </table:table-cell>
        </table:table-row>
        <table:table-row table:style-name="ro1">
          <table:table-cell office:value-type="string" calcext:value-type="string">
            <text:p>Agula</text:p>
          </table:table-cell>
          <table:table-cell office:value-type="float" office:value="75608.229088729" calcext:value-type="float">
            <text:p>75,608.229</text:p>
          </table:table-cell>
          <table:table-cell office:value-type="float" office:value="30231.6348920863" calcext:value-type="float">
            <text:p>30,231.635</text:p>
          </table:table-cell>
          <table:table-cell office:value-type="float" office:value="40972.2428057554" calcext:value-type="float">
            <text:p>40,972.243</text:p>
          </table:table-cell>
          <table:table-cell office:value-type="float" office:value="54011.5624220623" calcext:value-type="float">
            <text:p>54,011.562</text:p>
          </table:table-cell>
          <table:table-cell office:value-type="float" office:value="30016.2547961631" calcext:value-type="float">
            <text:p>30,016.255</text:p>
          </table:table-cell>
          <table:table-cell office:value-type="float" office:value="23778.3381294964" calcext:value-type="float">
            <text:p>23,778.338</text:p>
          </table:table-cell>
          <table:table-cell office:value-type="float" office:value="32644.059352518" calcext:value-type="float">
            <text:p>32,644.059</text:p>
          </table:table-cell>
          <table:table-cell office:value-type="float" office:value="45627.137088729" calcext:value-type="float">
            <text:p>45,627.137</text:p>
          </table:table-cell>
          <table:table-cell office:value-type="float" office:value="44259.479088729" calcext:value-type="float">
            <text:p>44,259.479</text:p>
          </table:table-cell>
          <table:table-cell office:value-type="float" office:value="21839.9268585132" calcext:value-type="float">
            <text:p>21,839.927</text:p>
          </table:table-cell>
          <table:table-cell office:value-type="float" office:value="13255.3435251799" calcext:value-type="float">
            <text:p>13,255.344</text:p>
          </table:table-cell>
          <table:table-cell office:value-type="float" office:value="24315.8758992806" calcext:value-type="float">
            <text:p>24,315.876</text:p>
          </table:table-cell>
          <table:table-cell office:value-type="float" office:value="32287.5779376499" calcext:value-type="float">
            <text:p>32,287.578</text:p>
          </table:table-cell>
          <table:table-cell office:value-type="float" office:value="38994.811088729" calcext:value-type="float">
            <text:p>38,994.811</text:p>
          </table:table-cell>
          <table:table-cell office:value-type="float" office:value="11220.4946043165" calcext:value-type="float">
            <text:p>11,220.495</text:p>
          </table:table-cell>
          <table:table-cell office:value-type="float" office:value="36189.621088729" calcext:value-type="float">
            <text:p>36,189.621</text:p>
          </table:table-cell>
          <table:table-cell office:value-type="float" office:value="37948.561088729" calcext:value-type="float">
            <text:p>37,948.561</text:p>
          </table:table-cell>
          <table:table-cell office:value-type="float" office:value="50731.535088729" calcext:value-type="float">
            <text:p>50,731.535</text:p>
          </table:table-cell>
          <table:table-cell office:value-type="float" office:value="28101.535088729" calcext:value-type="float">
            <text:p>28,101.535</text:p>
          </table:table-cell>
          <table:table-cell office:value-type="float" office:value="22467.3008585132" calcext:value-type="float">
            <text:p>22,467.301</text:p>
          </table:table-cell>
          <table:table-cell office:value-type="float" office:value="49125.2977266187" calcext:value-type="float">
            <text:p>49,125.298</text:p>
          </table:table-cell>
          <table:table-cell office:value-type="float" office:value="63747.7256402878" calcext:value-type="float">
            <text:p>63,747.726</text:p>
          </table:table-cell>
          <table:table-cell office:value-type="float" office:value="1" calcext:value-type="float">
            <text:p>1.000</text:p>
          </table:table-cell>
          <table:table-cell/>
          <table:table-cell office:value-type="string" calcext:value-type="string">
            <text:p>Agula</text:p>
          </table:table-cell>
          <table:table-cell table:formula="of:=SUM([.B24:.X24])" office:value-type="float" office:value="807375.544158273" calcext:value-type="float">
            <text:p>807,375.54</text:p>
          </table:table-cell>
          <table:table-cell table:formula="of:=[$Basket.J25]/[.AA24]" office:value-type="float" office:value="0.000619959328247719" calcext:value-type="float">
            <text:p>0.00</text:p>
          </table:table-cell>
          <table:table-cell table:formula="of:=[.AB24]/[.AB$28]" office:value-type="float" office:value="0.0394959034761893" calcext:value-type="float">
            <text:p>0.039</text:p>
          </table:table-cell>
        </table:table-row>
        <table:table-row table:style-name="ro1">
          <table:table-cell table:style-name="Default" table:number-columns-repeated="24"/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24"/>
          <table:table-cell/>
          <table:table-cell office:value-type="string" calcext:value-type="string">
            <text:p>Min =</text:p>
          </table:table-cell>
          <table:table-cell table:formula="of:=MIN([.AA2:.AA24])" office:value-type="float" office:value="522317.100954437" calcext:value-type="float">
            <text:p>522,317.10</text:p>
          </table:table-cell>
          <table:table-cell table:formula="of:=MIN([.AB2:.AB24])" office:value-type="float" office:value="0.00032451847593013" calcext:value-type="float">
            <text:p>0.0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table:style-name="Default" table:number-columns-repeated="24"/>
          <table:table-cell/>
          <table:table-cell office:value-type="string" calcext:value-type="string">
            <text:p>Max =</text:p>
          </table:table-cell>
          <table:table-cell table:formula="of:=MAX([.AA2:.AA24])" office:value-type="float" office:value="1109335.91367386" calcext:value-type="float">
            <text:p>1,109,335.91</text:p>
          </table:table-cell>
          <table:table-cell table:formula="of:=MAX([.AB2:.AB24])" office:value-type="float" office:value="0.00117707463461925" calcext:value-type="float">
            <text:p>0.00</text:p>
          </table:table-cell>
          <table:table-cell office:value-type="float" office:value="0.07" calcext:value-type="float">
            <text:p>0.070</text:p>
          </table:table-cell>
        </table:table-row>
        <table:table-row table:style-name="ro1">
          <table:table-cell table:style-name="Default" table:number-columns-repeated="24"/>
          <table:table-cell/>
          <table:table-cell office:value-type="string" calcext:value-type="string">
            <text:p>Sum =</text:p>
          </table:table-cell>
          <table:table-cell table:formula="of:=SUM([.AA2:.AA24])" office:value-type="float" office:value="17757388.4911175" calcext:value-type="float">
            <text:p>17,757,388.49</text:p>
          </table:table-cell>
          <table:table-cell table:formula="of:=SUM([.AB2:.AB24])" office:value-type="float" office:value="0.0156968007738188" calcext:value-type="float">
            <text:p>0.02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4" loext:min-decimal-places="4" number:min-integer-digits="1" number:grouping="true"/>
    </number:number-style>
    <number:number-style style:name="N12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6">
      <number:number number:decimal-places="5" loext:min-decimal-places="5" number:min-integer-digits="1" number:grouping="true"/>
    </number:number-style>
    <number:number-style style:name="N127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02:15:13.9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20:26:09.450000000</meta:creation-date>
    <meta:generator>LibreOffice/6.1.1.2$Windows_X86_64 LibreOffice_project/5d19a1bfa650b796764388cd8b33a5af1f5baa1b</meta:generator>
    <dc:date>2018-11-04T04:13:39.670000000</dc:date>
    <meta:editing-duration>P2DT22H23M5S</meta:editing-duration>
    <meta:editing-cycles>102</meta:editing-cycles>
    <meta:document-statistic meta:table-count="4" meta:cell-count="4434" meta:object-count="0"/>
  </office:meta>
</office:document-meta>
</file>